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515cm"/>
    </style:style>
    <style:style style:name="co2" style:family="table-column">
      <style:table-column-properties fo:break-before="auto" style:column-width="10.739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PageStyle_5f_Empresa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Telefone</text:p>
          </table:table-cell>
        </table:table-row>
        <table:table-row table:style-name="ro1">
          <table:table-cell table:style-name="ce1" office:value-type="string">
            <text:p>´OKA: Açaí - Poke - Crepes - Tapiocas</text:p>
          </table:table-cell>
          <table:table-cell table:style-name="ce1" office:value-type="string">
            <text:p>Alameda dos Oceanos 43b, 1990-203 Lisboa, Portugal</text:p>
          </table:table-cell>
          <table:table-cell table:style-name="ce1" office:value-type="string">
            <text:p>912 219 908</text:p>
          </table:table-cell>
        </table:table-row>
        <table:table-row table:style-name="ro1">
          <table:table-cell table:style-name="ce1" office:value-type="string">
            <text:p>100gr_de Amor</text:p>
          </table:table-cell>
          <table:table-cell table:style-name="ce1" office:value-type="string">
            <text:p>R. Pais de Ramos 12A, 2720-222 Amadora, Portugal</text:p>
          </table:table-cell>
          <table:table-cell table:style-name="ce1" office:value-type="string">
            <text:p>966 401 900</text:p>
          </table:table-cell>
        </table:table-row>
        <table:table-row table:style-name="ro1">
          <table:table-cell table:style-name="ce1" office:value-type="string">
            <text:p>5amêndoas</text:p>
          </table:table-cell>
          <table:table-cell table:style-name="ce1" office:value-type="string">
            <text:p>R. Diana de Liz 5, 7005-485 Évora, Portugal</text:p>
          </table:table-cell>
          <table:table-cell table:style-name="ce1" office:value-type="string">
            <text:p>266 700 094</text:p>
          </table:table-cell>
        </table:table-row>
        <table:table-row table:style-name="ro1">
          <table:table-cell table:style-name="ce1" office:value-type="string">
            <text:p>5amêndoas</text:p>
          </table:table-cell>
          <table:table-cell table:style-name="ce1" office:value-type="string">
            <text:p>R. Diana de Liz 5, 7005-485 Évora, Portugal</text:p>
          </table:table-cell>
          <table:table-cell table:style-name="ce1" office:value-type="string">
            <text:p>266 700 094</text:p>
          </table:table-cell>
        </table:table-row>
        <table:table-row table:style-name="ro1">
          <table:table-cell table:style-name="ce1" office:value-type="string">
            <text:p>5amêndoas</text:p>
          </table:table-cell>
          <table:table-cell table:style-name="ce1" office:value-type="string">
            <text:p>R. Diana de Liz 5, 7005-485 Évora, Portugal</text:p>
          </table:table-cell>
          <table:table-cell table:style-name="ce1" office:value-type="string">
            <text:p>266 700 094</text:p>
          </table:table-cell>
        </table:table-row>
        <table:table-row table:style-name="ro1">
          <table:table-cell table:style-name="ce1" office:value-type="string">
            <text:p>A Charola</text:p>
          </table:table-cell>
          <table:table-cell table:style-name="ce1" office:value-type="string">
            <text:p>Mercado dos Lavradores, R. Hospital Velho nº15, 9060-158 Funchal, Portugal</text:p>
          </table:table-cell>
          <table:table-cell table:style-name="ce1" office:value-type="string">
            <text:p>291 241 764</text:p>
          </table:table-cell>
        </table:table-row>
        <table:table-row table:style-name="ro1">
          <table:table-cell table:style-name="ce1" office:value-type="string">
            <text:p>A Confeitaria</text:p>
          </table:table-cell>
          <table:table-cell table:style-name="ce1" office:value-type="string">
            <text:p>R. dos Aranhas 52, São Martinho, 9000-044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</text:p>
          </table:table-cell>
          <table:table-cell table:style-name="ce1" office:value-type="string">
            <text:p>R. dos Aranhas 52, São Martinho, 9000-044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</text:p>
          </table:table-cell>
          <table:table-cell table:style-name="ce1" office:value-type="string">
            <text:p>R. dos Aranhas 52, São Martinho, 9000-044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-Pastry, sandwich and coffee shop</text:p>
          </table:table-cell>
          <table:table-cell table:style-name="ce1" office:value-type="string">
            <text:p>Av. da Madalena 120, 9020-402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-Pastry, sandwich and coffee shop</text:p>
          </table:table-cell>
          <table:table-cell table:style-name="ce1" office:value-type="string">
            <text:p>Av. da Madalena 120, 9020-402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-Pastry, sandwich and coffee shop</text:p>
          </table:table-cell>
          <table:table-cell table:style-name="ce1" office:value-type="string">
            <text:p>Av. da Madalena 120, 9020-402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-Pastry, sandwich and coffee shop</text:p>
          </table:table-cell>
          <table:table-cell table:style-name="ce1" office:value-type="string">
            <text:p>Av. da Madalena 120, 9020-402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[no.mercado]</text:p>
          </table:table-cell>
          <table:table-cell table:style-name="ce1" office:value-type="string">
            <text:p>R. Hospital Velho 4, 9060-129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[no.mercado]</text:p>
          </table:table-cell>
          <table:table-cell table:style-name="ce1" office:value-type="string">
            <text:p>R. Hospital Velho 4, 9060-129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[no.mercado]</text:p>
          </table:table-cell>
          <table:table-cell table:style-name="ce1" office:value-type="string">
            <text:p>R. Hospital Velho 4, 9060-129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Confeitaria [no.mercado]</text:p>
          </table:table-cell>
          <table:table-cell table:style-name="ce1" office:value-type="string">
            <text:p>R. Hospital Velho 4, 9060-129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A Doçaria da Praça</text:p>
          </table:table-cell>
          <table:table-cell table:style-name="ce1" office:value-type="string">
            <text:p>Av. Sá da Bandeira 94, 3000-351 Coimbra, Portugal</text:p>
          </table:table-cell>
          <table:table-cell table:style-name="ce1" office:value-type="string">
            <text:p>239 056 747</text:p>
          </table:table-cell>
        </table:table-row>
        <table:table-row table:style-name="ro1">
          <table:table-cell table:style-name="ce1" office:value-type="string">
            <text:p>A Ervanária</text:p>
          </table:table-cell>
          <table:table-cell table:style-name="ce1" office:value-type="string">
            <text:p>R. do Bom Jesus 8, 9050-028 Funchal, Portugal</text:p>
          </table:table-cell>
          <table:table-cell table:style-name="ce1" office:value-type="string">
            <text:p>291 220 007</text:p>
          </table:table-cell>
        </table:table-row>
        <table:table-row table:style-name="ro1">
          <table:table-cell table:style-name="ce1" office:value-type="string">
            <text:p>A Gruta</text:p>
          </table:table-cell>
          <table:table-cell table:style-name="ce1" office:value-type="string">
            <text:p>Av. Gen. Humberto Delgado 2, 7005-158 Évora, Portugal</text:p>
          </table:table-cell>
          <table:table-cell table:style-name="ce1" office:value-type="string">
            <text:p>266 708 186</text:p>
          </table:table-cell>
        </table:table-row>
        <table:table-row table:style-name="ro1">
          <table:table-cell table:style-name="ce1" office:value-type="string">
            <text:p>A Mercadora</text:p>
          </table:table-cell>
          <table:table-cell table:style-name="ce1" office:value-type="string">
            <text:p>R. Hospital Velho 13, 9060-129 Funchal, Portugal</text:p>
          </table:table-cell>
          <table:table-cell table:style-name="ce1" office:value-type="string">
            <text:p>291 221 708</text:p>
          </table:table-cell>
        </table:table-row>
        <table:table-row table:style-name="ro1">
          <table:table-cell table:style-name="ce1" office:value-type="string">
            <text:p>A Nossa Padaria</text:p>
          </table:table-cell>
          <table:table-cell table:style-name="ce1" office:value-type="string">
            <text:p>Av. Cardoso Lopes 23, 2700-596 Amadora, Portugal</text:p>
          </table:table-cell>
          <table:table-cell table:style-name="ce1" office:value-type="string">
            <text:p>21 136 7993</text:p>
          </table:table-cell>
        </table:table-row>
        <table:table-row table:style-name="ro1">
          <table:table-cell table:style-name="ce1" office:value-type="string">
            <text:p>A Nossa Padaria</text:p>
          </table:table-cell>
          <table:table-cell table:style-name="ce1" office:value-type="string">
            <text:p>Av. Cardoso Lopes 23, 2700-596 Amadora, Portugal</text:p>
          </table:table-cell>
          <table:table-cell table:style-name="ce1" office:value-type="string">
            <text:p>21 136 7993</text:p>
          </table:table-cell>
        </table:table-row>
        <table:table-row table:style-name="ro1">
          <table:table-cell table:style-name="ce1" office:value-type="string">
            <text:p>A Padaria do Livramento</text:p>
          </table:table-cell>
          <table:table-cell table:style-name="ce1" office:value-type="string">
            <text:p>Estr. do Livramento 30, Monte, 9050-231 Funchal, Portugal</text:p>
          </table:table-cell>
          <table:table-cell table:style-name="ce1" office:value-type="string">
            <text:p>291 744 010</text:p>
          </table:table-cell>
        </table:table-row>
        <table:table-row table:style-name="ro1">
          <table:table-cell table:style-name="ce1" office:value-type="string">
            <text:p>A Padaria Portuguesa</text:p>
          </table:table-cell>
          <table:table-cell table:style-name="ce1" office:value-type="string">
            <text:p>Av. Q.ta Grande 28 E, 2610-161 Amadora, Portugal</text:p>
          </table:table-cell>
          <table:table-cell table:style-name="ce1" office:value-type="string">
            <text:p>968 503 156</text:p>
          </table:table-cell>
        </table:table-row>
        <table:table-row table:style-name="ro1">
          <table:table-cell table:style-name="ce1" office:value-type="string">
            <text:p>A Padaria Portuguesa</text:p>
          </table:table-cell>
          <table:table-cell table:style-name="ce1" office:value-type="string">
            <text:p>Av. Q.ta Grande 28 E, 2610-161 Amadora, Portugal</text:p>
          </table:table-cell>
          <table:table-cell table:style-name="ce1" office:value-type="string">
            <text:p>968 503 156</text:p>
          </table:table-cell>
        </table:table-row>
        <table:table-row table:style-name="ro1">
          <table:table-cell table:style-name="ce1" office:value-type="string">
            <text:p>A Padaria Portuguesa</text:p>
          </table:table-cell>
          <table:table-cell table:style-name="ce1" office:value-type="string">
            <text:p>Parque Delfim Guimarães 5 A, 2700-229 Amadora, Portugal</text:p>
          </table:table-cell>
          <table:table-cell table:style-name="ce1" office:value-type="string">
            <text:p>968 521 137</text:p>
          </table:table-cell>
        </table:table-row>
        <table:table-row table:style-name="ro1">
          <table:table-cell table:style-name="ce1" office:value-type="string">
            <text:p>A Padaria Portuguesa</text:p>
          </table:table-cell>
          <table:table-cell table:style-name="ce1" office:value-type="string">
            <text:p>Parque Delfim Guimarães 5 A, 2700-229 Amadora, Portugal</text:p>
          </table:table-cell>
          <table:table-cell table:style-name="ce1" office:value-type="string">
            <text:p>968 521 137</text:p>
          </table:table-cell>
        </table:table-row>
        <table:table-row table:style-name="ro1">
          <table:table-cell table:style-name="ce1" office:value-type="string">
            <text:p>A Panificadora Central Eborense S.A</text:p>
          </table:table-cell>
          <table:table-cell table:style-name="ce1" office:value-type="string">
            <text:p>R. Nossa Sra. do carmo, 7005-206 Évora, Portugal</text:p>
          </table:table-cell>
          <table:table-cell table:style-name="ce1" office:value-type="string">
            <text:p>266 737 710</text:p>
          </table:table-cell>
        </table:table-row>
        <table:table-row table:style-name="ro1">
          <table:table-cell table:style-name="ce1" office:value-type="string">
            <text:p>A Panificadora Central Eborense S.A</text:p>
          </table:table-cell>
          <table:table-cell table:style-name="ce1" office:value-type="string">
            <text:p>R. Nossa Sra. do carmo, 7005-206 Évora, Portugal</text:p>
          </table:table-cell>
          <table:table-cell table:style-name="ce1" office:value-type="string">
            <text:p>266 737 710</text:p>
          </table:table-cell>
        </table:table-row>
        <table:table-row table:style-name="ro1">
          <table:table-cell table:style-name="ce1" office:value-type="string">
            <text:p>Açaí da Tia Lu Coimbra</text:p>
          </table:table-cell>
          <table:table-cell table:style-name="ce1" office:value-type="string">
            <text:p>Alameda Armando Gonçalves, Celas, 3000-059 Coimbra, Portugal</text:p>
          </table:table-cell>
          <table:table-cell table:style-name="ce1" office:value-type="string">
            <text:p>939 228 059</text:p>
          </table:table-cell>
        </table:table-row>
        <table:table-row table:style-name="ro1">
          <table:table-cell table:style-name="ce1" office:value-type="string">
            <text:p>Açaí da Tia Lu Coimbra</text:p>
          </table:table-cell>
          <table:table-cell table:style-name="ce1" office:value-type="string">
            <text:p>Alameda Armando Gonçalves, Celas, 3000-059 Coimbra, Portugal</text:p>
          </table:table-cell>
          <table:table-cell table:style-name="ce1" office:value-type="string">
            <text:p>939 228 059</text:p>
          </table:table-cell>
        </table:table-row>
        <table:table-row table:style-name="ro1">
          <table:table-cell table:style-name="ce1" office:value-type="string">
            <text:p>Adam - Electrical Household Appliances Trade, Lda.</text:p>
          </table:table-cell>
          <table:table-cell table:style-name="ce1" office:value-type="string">
            <text:p>R. 5 de Outubro 37C, 2700-197 Amadora, Portugal</text:p>
          </table:table-cell>
          <table:table-cell table:style-name="ce1" office:value-type="string">
            <text:p>21 493 9350</text:p>
          </table:table-cell>
        </table:table-row>
        <table:table-row table:style-name="ro1">
          <table:table-cell table:style-name="ce1" office:value-type="string">
            <text:p>Adega da Talha Velha</text:p>
          </table:table-cell>
          <table:table-cell table:style-name="ce1" office:value-type="string">
            <text:p>R. Romão Ramalho 56, 7000-652 Évora, Portugal</text:p>
          </table:table-cell>
          <table:table-cell table:style-name="ce1" office:value-type="string">
            <text:p>266 703 816</text:p>
          </table:table-cell>
        </table:table-row>
        <table:table-row table:style-name="ro1">
          <table:table-cell table:style-name="ce1" office:value-type="string">
            <text:p>Adega da Talha Velha</text:p>
          </table:table-cell>
          <table:table-cell table:style-name="ce1" office:value-type="string">
            <text:p>R. Romão Ramalho 56, 7000-652 Évora, Portugal</text:p>
          </table:table-cell>
          <table:table-cell table:style-name="ce1" office:value-type="string">
            <text:p>266 703 816</text:p>
          </table:table-cell>
        </table:table-row>
        <table:table-row table:style-name="ro1">
          <table:table-cell table:style-name="ce1" office:value-type="string">
            <text:p>Adriana Bolos Doces e Salgados</text:p>
          </table:table-cell>
          <table:table-cell table:style-name="ce1" office:value-type="string">
            <text:p>R. José Ricardo 1C, 1900-140 Lisboa, Portugal</text:p>
          </table:table-cell>
          <table:table-cell table:style-name="ce1" office:value-type="string">
            <text:p>915 970 675</text:p>
          </table:table-cell>
        </table:table-row>
        <table:table-row table:style-name="ro1">
          <table:table-cell table:style-name="ce1" office:value-type="string">
            <text:p>Afonso Pastelaria</text:p>
          </table:table-cell>
          <table:table-cell table:style-name="ce1" office:value-type="string">
            <text:p>R. Gen. Humberto Delgado 412 Loja4, 3030-327 Coimbra, Portugal</text:p>
          </table:table-cell>
          <table:table-cell table:style-name="ce1" office:value-type="string">
            <text:p>239 781 057</text:p>
          </table:table-cell>
        </table:table-row>
        <table:table-row table:style-name="ro1">
          <table:table-cell table:style-name="ce1" office:value-type="string">
            <text:p>Afonso Pastelaria</text:p>
          </table:table-cell>
          <table:table-cell table:style-name="ce1" office:value-type="string">
            <text:p>R. Gen. Humberto Delgado 412 Loja4, 3030-327 Coimbra, Portugal</text:p>
          </table:table-cell>
          <table:table-cell table:style-name="ce1" office:value-type="string">
            <text:p>239 781 057</text:p>
          </table:table-cell>
        </table:table-row>
        <table:table-row table:style-name="ro1">
          <table:table-cell table:style-name="ce1" office:value-type="string">
            <text:p>Afonso Pastelaria</text:p>
          </table:table-cell>
          <table:table-cell table:style-name="ce1" office:value-type="string">
            <text:p>R. Gen. Humberto Delgado 412 Loja4, 3030-327 Coimbra, Portugal</text:p>
          </table:table-cell>
          <table:table-cell table:style-name="ce1" office:value-type="string">
            <text:p>239 781 057</text:p>
          </table:table-cell>
        </table:table-row>
        <table:table-row table:style-name="ro1">
          <table:table-cell table:style-name="ce1" office:value-type="string">
            <text:p>Agrijoane - Comércio De Produtos Para A Agricultura, Lda-</text:p>
          </table:table-cell>
          <table:table-cell table:style-name="ce1" office:value-type="string">
            <text:p>Rua Felizarda Edif., Rotunda 1-Loja 3, Braga, 4700-041 Braga, Portugal</text:p>
          </table:table-cell>
          <table:table-cell table:style-name="ce1" office:value-type="string">
            <text:p>252 922 002</text:p>
          </table:table-cell>
        </table:table-row>
        <table:table-row table:style-name="ro1">
          <table:table-cell table:style-name="ce1" office:value-type="string">
            <text:p>Agriloja de Évora</text:p>
          </table:table-cell>
          <table:table-cell table:style-name="ce1" office:value-type="string">
            <text:p>Parque Industrial e Tecnológico de Évora Rua Dionísio de Aires Moleiro 31, 7005-513 Évora, Portugal</text:p>
          </table:table-cell>
          <table:table-cell table:style-name="ce1" office:value-type="string">
            <text:p>266 788 600</text:p>
          </table:table-cell>
        </table:table-row>
        <table:table-row table:style-name="ro1">
          <table:table-cell table:style-name="ce1" office:value-type="string">
            <text:p>Agromontenegro</text:p>
          </table:table-cell>
          <table:table-cell table:style-name="ce1" office:value-type="string">
            <text:p>4500-191 Espinho, Portugal</text:p>
          </table:table-cell>
          <table:table-cell table:style-name="ce1" office:value-type="string">
            <text:p>278 781 848</text:p>
          </table:table-cell>
        </table:table-row>
        <table:table-row table:style-name="ro1">
          <table:table-cell table:style-name="ce1" office:value-type="string">
            <text:p>Aguialar - Artigos Para O Lar</text:p>
          </table:table-cell>
          <table:table-cell table:style-name="ce1" office:value-type="string">
            <text:p>Caminho dos Álamos 51, São Roque, 9020-064 Funchal, Portugal</text:p>
          </table:table-cell>
          <table:table-cell table:style-name="ce1" office:value-type="string">
            <text:p>291 753 908</text:p>
          </table:table-cell>
        </table:table-row>
        <table:table-row table:style-name="ro1">
          <table:table-cell table:style-name="ce1" office:value-type="string">
            <text:p>Aita Mini market</text:p>
          </table:table-cell>
          <table:table-cell table:style-name="ce1" office:value-type="string">
            <text:p>R. Gonçalves Crespo 18B, 1150-185 Lisboa, Portugal</text:p>
          </table:table-cell>
          <table:table-cell table:style-name="ce1" office:value-type="string">
            <text:p>920 541 058</text:p>
          </table:table-cell>
        </table:table-row>
        <table:table-row table:style-name="ro1">
          <table:table-cell table:style-name="ce1" office:value-type="string">
            <text:p>Alberto Caetano &amp; Irmãos Lda</text:p>
          </table:table-cell>
          <table:table-cell table:style-name="ce1" office:value-type="string">
            <text:p>Estr. Ponte Armazém 2, 3040-575 Antanhol, Portugal</text:p>
          </table:table-cell>
          <table:table-cell table:style-name="ce1" office:value-type="string">
            <text:p>239 814 477</text:p>
          </table:table-cell>
        </table:table-row>
        <table:table-row table:style-name="ro1">
          <table:table-cell table:style-name="ce1" office:value-type="string">
            <text:p>Alcino Nunes &amp; Irmão Lda</text:p>
          </table:table-cell>
          <table:table-cell table:style-name="ce1" office:value-type="string">
            <text:p>R. Cel. Teófilo de Morais 103, 5300 Bragança, Portugal</text:p>
          </table:table-cell>
          <table:table-cell table:style-name="ce1" office:value-type="string">
            <text:p>273 328 242</text:p>
          </table:table-cell>
        </table:table-row>
        <table:table-row table:style-name="ro1">
          <table:table-cell table:style-name="ce1" office:value-type="string">
            <text:p>Alcôa</text:p>
          </table:table-cell>
          <table:table-cell table:style-name="ce1" office:value-type="string">
            <text:p>R. Garrett 37, 1200-203 Lisboa, Portugal</text:p>
          </table:table-cell>
          <table:table-cell table:style-name="ce1" office:value-type="string">
            <text:p>21 136 7183</text:p>
          </table:table-cell>
        </table:table-row>
        <table:table-row table:style-name="ro1">
          <table:table-cell table:style-name="ce1" office:value-type="string">
            <text:p>Alcôa</text:p>
          </table:table-cell>
          <table:table-cell table:style-name="ce1" office:value-type="string">
            <text:p>R. Garrett 37, 1200-203 Lisboa, Portugal</text:p>
          </table:table-cell>
          <table:table-cell table:style-name="ce1" office:value-type="string">
            <text:p>21 136 7183</text:p>
          </table:table-cell>
        </table:table-row>
        <table:table-row table:style-name="ro1">
          <table:table-cell table:style-name="ce1" office:value-type="string">
            <text:p>Alentejo De Ouro - Produtos Do Alentejo, Lda.</text:p>
          </table:table-cell>
          <table:table-cell table:style-name="ce1" office:value-type="string">
            <text:p>R. de Vasco da Gama 8, 7000-804 Évora, Portugal</text:p>
          </table:table-cell>
          <table:table-cell table:style-name="ce1" office:value-type="string">
            <text:p>266 741 332</text:p>
          </table:table-cell>
        </table:table-row>
        <table:table-row table:style-name="ro1">
          <table:table-cell table:style-name="ce1" office:value-type="string">
            <text:p>Alentejo Natural</text:p>
          </table:table-cell>
          <table:table-cell table:style-name="ce1" office:value-type="string">
            <text:p>R. do Teatro 10, 7000-510 Évora, Portugal</text:p>
          </table:table-cell>
          <table:table-cell table:style-name="ce1" office:value-type="string">
            <text:p>936 613 003</text:p>
          </table:table-cell>
        </table:table-row>
        <table:table-row table:style-name="ro1">
          <table:table-cell table:style-name="ce1" office:value-type="string">
            <text:p>Alexandre castanhas assadas</text:p>
          </table:table-cell>
          <table:table-cell table:style-name="ce1" office:value-type="string">
            <text:p>Praça do povo, São Martinho, 9000-134 Funchal, Portugal</text:p>
          </table:table-cell>
          <table:table-cell table:style-name="ce1" office:value-type="string">
            <text:p>925 226 325</text:p>
          </table:table-cell>
        </table:table-row>
        <table:table-row table:style-name="ro1">
          <table:table-cell table:style-name="ce1" office:value-type="string">
            <text:p>Alexandre castanhas assadas</text:p>
          </table:table-cell>
          <table:table-cell table:style-name="ce1" office:value-type="string">
            <text:p>Praça do povo, São Martinho, 9000-134 Funchal, Portugal</text:p>
          </table:table-cell>
          <table:table-cell table:style-name="ce1" office:value-type="string">
            <text:p>925 226 325</text:p>
          </table:table-cell>
        </table:table-row>
        <table:table-row table:style-name="ro1">
          <table:table-cell table:style-name="ce1" office:value-type="string">
            <text:p>Alfama Doce</text:p>
          </table:table-cell>
          <table:table-cell table:style-name="ce1" office:value-type="string">
            <text:p>R. da Regueira 39, 1100-435 Lisboa, Portugal</text:p>
          </table:table-cell>
          <table:table-cell table:style-name="ce1" office:value-type="string">
            <text:p>933 143 460</text:p>
          </table:table-cell>
        </table:table-row>
        <table:table-row table:style-name="ro1">
          <table:table-cell table:style-name="ce1" office:value-type="string">
            <text:p>Alfilux Iluminação - Warehouse Madeira</text:p>
          </table:table-cell>
          <table:table-cell table:style-name="ce1" office:value-type="string">
            <text:p>Caminho Santa Quitéria 21, 9020-119 Funchal, Portugal</text:p>
          </table:table-cell>
          <table:table-cell table:style-name="ce1" office:value-type="string">
            <text:p>291 773 368</text:p>
          </table:table-cell>
        </table:table-row>
        <table:table-row table:style-name="ro1">
          <table:table-cell table:style-name="ce1" office:value-type="string">
            <text:p>Alice Gelato</text:p>
          </table:table-cell>
          <table:table-cell table:style-name="ce1" office:value-type="string">
            <text:p>R. da Madalena 69, 1100-226 Lisboa, Portugal</text:p>
          </table:table-cell>
          <table:table-cell table:style-name="ce1" office:value-type="string">
            <text:p>21 151 4721</text:p>
          </table:table-cell>
        </table:table-row>
        <table:table-row table:style-name="ro1">
          <table:table-cell table:style-name="ce1" office:value-type="string">
            <text:p>Alice Gelato</text:p>
          </table:table-cell>
          <table:table-cell table:style-name="ce1" office:value-type="string">
            <text:p>R. da Madalena 69, 1100-226 Lisboa, Portugal</text:p>
          </table:table-cell>
          <table:table-cell table:style-name="ce1" office:value-type="string">
            <text:p>21 151 4721</text:p>
          </table:table-cell>
        </table:table-row>
        <table:table-row table:style-name="ro1">
          <table:table-cell table:style-name="ce1" office:value-type="string">
            <text:p>Alice Gelato</text:p>
          </table:table-cell>
          <table:table-cell table:style-name="ce1" office:value-type="string">
            <text:p>R. da Madalena 69, 1100-226 Lisboa, Portugal</text:p>
          </table:table-cell>
          <table:table-cell table:style-name="ce1" office:value-type="string">
            <text:p>21 151 4721</text:p>
          </table:table-cell>
        </table:table-row>
        <table:table-row table:style-name="ro1">
          <table:table-cell table:style-name="ce1" office:value-type="string">
            <text:p>Alice Gelato</text:p>
          </table:table-cell>
          <table:table-cell table:style-name="ce1" office:value-type="string">
            <text:p>R. da Madalena 69, 1100-226 Lisboa, Portugal</text:p>
          </table:table-cell>
          <table:table-cell table:style-name="ce1" office:value-type="string">
            <text:p>21 151 4721</text:p>
          </table:table-cell>
        </table:table-row>
        <table:table-row table:style-name="ro1">
          <table:table-cell table:style-name="ce1" office:value-type="string">
            <text:p>Alphacash - Cash and Carry, Lda</text:p>
          </table:table-cell>
          <table:table-cell table:style-name="ce1" office:value-type="string">
            <text:p>R. Alfredo da Silva 16 Armazem 2, 2610-016 Amadora, Portugal</text:p>
          </table:table-cell>
          <table:table-cell table:style-name="ce1" office:value-type="string">
            <text:p>21 471 2383</text:p>
          </table:table-cell>
        </table:table-row>
        <table:table-row table:style-name="ro1">
          <table:table-cell table:style-name="ce1" office:value-type="string">
            <text:p>Alvalade Norte Market</text:p>
          </table:table-cell>
          <table:table-cell table:style-name="ce1" office:value-type="string">
            <text:p>Av. Rio de Janeiro, 1700-330 Lisboa, Portugal</text:p>
          </table:table-cell>
          <table:table-cell table:style-name="ce1" office:value-type="string">
            <text:p>21 593 9611</text:p>
          </table:table-cell>
        </table:table-row>
        <table:table-row table:style-name="ro1">
          <table:table-cell table:style-name="ce1" office:value-type="string">
            <text:p>Alves &amp; Vinagre, Lda</text:p>
          </table:table-cell>
          <table:table-cell table:style-name="ce1" office:value-type="string">
            <text:p>Av. Marquês de Pombal 261, 2715-067 Pêro Pinheiro, Portugal</text:p>
          </table:table-cell>
          <table:table-cell table:style-name="ce1" office:value-type="string">
            <text:p>964 441 261</text:p>
          </table:table-cell>
        </table:table-row>
        <table:table-row table:style-name="ro1">
          <table:table-cell table:style-name="ce1" office:value-type="string">
            <text:p>Alves &amp; Vinagre, Lda</text:p>
          </table:table-cell>
          <table:table-cell table:style-name="ce1" office:value-type="string">
            <text:p>Av. Marquês de Pombal 261, 2715-067 Pêro Pinheiro, Portugal</text:p>
          </table:table-cell>
          <table:table-cell table:style-name="ce1" office:value-type="string">
            <text:p>964 441 261</text:p>
          </table:table-cell>
        </table:table-row>
        <table:table-row table:style-name="ro1">
          <table:table-cell table:style-name="ce1" office:value-type="string">
            <text:p>Amanhecer</text:p>
          </table:table-cell>
          <table:table-cell table:style-name="ce1" office:value-type="string">
            <text:p>R. da Palma 41 A 1o andar, 1100-390 Lisboa, Portugal</text:p>
          </table:table-cell>
          <table:table-cell table:style-name="ce1" office:value-type="string">
            <text:p>962 733 482</text:p>
          </table:table-cell>
        </table:table-row>
        <table:table-row table:style-name="ro1">
          <table:table-cell table:style-name="ce1" office:value-type="string">
            <text:p>Amorino Gelato - Lisboa Vasco Da Gama</text:p>
          </table:table-cell>
          <table:table-cell table:style-name="ce1" office:value-type="string">
            <text:p>CENTRO VASCO DA GAMA LOJA/QUIOSQUE, Av. Dom João II 40 Q9, 1990-094 Lisboa, Portugal</text:p>
          </table:table-cell>
          <table:table-cell table:style-name="ce1" office:value-type="string">
            <text:p>938 606 366</text:p>
          </table:table-cell>
        </table:table-row>
        <table:table-row table:style-name="ro1">
          <table:table-cell table:style-name="ce1" office:value-type="string">
            <text:p>Amorino Gelato - Porto Carmelitas</text:p>
          </table:table-cell>
          <table:table-cell table:style-name="ce1" office:value-type="string">
            <text:p>R. das Carmelitas 158 162, 4050-161 Porto, Portugal</text:p>
          </table:table-cell>
          <table:table-cell table:style-name="ce1" office:value-type="string">
            <text:p>22 317 5759</text:p>
          </table:table-cell>
        </table:table-row>
        <table:table-row table:style-name="ro1">
          <table:table-cell table:style-name="ce1" office:value-type="string">
            <text:p>Amorino Gelato - Porto Clérigos</text:p>
          </table:table-cell>
          <table:table-cell table:style-name="ce1" office:value-type="string">
            <text:p>Campo dos Mártires da Pátria 101, 4050-367 Porto, Portugal</text:p>
          </table:table-cell>
          <table:table-cell table:style-name="ce1" office:value-type="string">
            <text:p>22 317 5759</text:p>
          </table:table-cell>
        </table:table-row>
        <table:table-row table:style-name="ro1">
          <table:table-cell table:style-name="ce1" office:value-type="string">
            <text:p>Amorino Gelato - Porto Santa Catarina</text:p>
          </table:table-cell>
          <table:table-cell table:style-name="ce1" office:value-type="string">
            <text:p>R. de Santa Catarina 222, 4000-442 Porto, Portugal</text:p>
          </table:table-cell>
          <table:table-cell table:style-name="ce1" office:value-type="string">
            <text:p>22 201 0219</text:p>
          </table:table-cell>
        </table:table-row>
        <table:table-row table:style-name="ro1">
          <table:table-cell table:style-name="ce1" office:value-type="string">
            <text:p>Amorino Gelato - Porto Santa Catarina</text:p>
          </table:table-cell>
          <table:table-cell table:style-name="ce1" office:value-type="string">
            <text:p>R. de Santa Catarina 222, 4000-442 Porto, Portugal</text:p>
          </table:table-cell>
          <table:table-cell table:style-name="ce1" office:value-type="string">
            <text:p>22 201 0219</text:p>
          </table:table-cell>
        </table:table-row>
        <table:table-row table:style-name="ro1">
          <table:table-cell table:style-name="ce1" office:value-type="string">
            <text:p>Amorino Gelato - Porto Santa Catarina</text:p>
          </table:table-cell>
          <table:table-cell table:style-name="ce1" office:value-type="string">
            <text:p>R. de Santa Catarina 222, 4000-442 Porto, Portugal</text:p>
          </table:table-cell>
          <table:table-cell table:style-name="ce1" office:value-type="string">
            <text:p>22 201 0219</text:p>
          </table:table-cell>
        </table:table-row>
        <table:table-row table:style-name="ro1">
          <table:table-cell table:style-name="ce1" office:value-type="string">
            <text:p>Ana da Fonseca, Saúde e Bem Estar</text:p>
          </table:table-cell>
          <table:table-cell table:style-name="ce1" office:value-type="string">
            <text:p>R. Luís de Camões 7, 2700-535 Amadora, Portugal</text:p>
          </table:table-cell>
          <table:table-cell table:style-name="ce1" office:value-type="string">
            <text:p>914 215 911</text:p>
          </table:table-cell>
        </table:table-row>
        <table:table-row table:style-name="ro1">
          <table:table-cell table:style-name="ce1" office:value-type="string">
            <text:p>Ana Sousa - Terapias Naturais</text:p>
          </table:table-cell>
          <table:table-cell table:style-name="ce1" office:value-type="string">
            <text:p>R. Ordem Militar do Hospital 5, 2700-625 Amadora, Portugal</text:p>
          </table:table-cell>
          <table:table-cell table:style-name="ce1" office:value-type="string">
            <text:p>912 886 949</text:p>
          </table:table-cell>
        </table:table-row>
        <table:table-row table:style-name="ro1">
          <table:table-cell table:style-name="ce1" office:value-type="string">
            <text:p>Apcel Lojas - Posto 14</text:p>
          </table:table-cell>
          <table:table-cell table:style-name="ce1" office:value-type="string">
            <text:p>R. Dr. João Luís Vieira da Silva 4, 7000-737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Apcel Lojas - Posto 14</text:p>
          </table:table-cell>
          <table:table-cell table:style-name="ce1" office:value-type="string">
            <text:p>R. Dr. João Luís Vieira da Silva 4, 7000-737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Aqui Há Pão</text:p>
          </table:table-cell>
          <table:table-cell table:style-name="ce1" office:value-type="string">
            <text:p>R. José Elias Garcia 23A, 7000-567 Évora, Portugal</text:p>
          </table:table-cell>
          <table:table-cell table:style-name="ce1" office:value-type="string">
            <text:p>933 109 040</text:p>
          </table:table-cell>
        </table:table-row>
        <table:table-row table:style-name="ro1">
          <table:table-cell table:style-name="ce1" office:value-type="string">
            <text:p>Aqui Há Pão</text:p>
          </table:table-cell>
          <table:table-cell table:style-name="ce1" office:value-type="string">
            <text:p>R. José Elias Garcia 23A, 7000-567 Évora, Portugal</text:p>
          </table:table-cell>
          <table:table-cell table:style-name="ce1" office:value-type="string">
            <text:p>933 109 040</text:p>
          </table:table-cell>
        </table:table-row>
        <table:table-row table:style-name="ro1">
          <table:table-cell table:style-name="ce1" office:value-type="string">
            <text:p>Aqui Há Pão Álamos</text:p>
          </table:table-cell>
          <table:table-cell table:style-name="ce1" office:value-type="string">
            <text:p>R. Luís José da Costa 13, 7005-543 Évora, Portugal</text:p>
          </table:table-cell>
          <table:table-cell table:style-name="ce1" office:value-type="string">
            <text:p>963 275 006</text:p>
          </table:table-cell>
        </table:table-row>
        <table:table-row table:style-name="ro1">
          <table:table-cell table:style-name="ce1" office:value-type="string">
            <text:p>Aqui Há Pão Álamos</text:p>
          </table:table-cell>
          <table:table-cell table:style-name="ce1" office:value-type="string">
            <text:p>R. Luís José da Costa 13, 7005-543 Évora, Portugal</text:p>
          </table:table-cell>
          <table:table-cell table:style-name="ce1" office:value-type="string">
            <text:p>963 275 006</text:p>
          </table:table-cell>
        </table:table-row>
        <table:table-row table:style-name="ro1">
          <table:table-cell table:style-name="ce1" office:value-type="string">
            <text:p>Aqui Há Pão Álamos</text:p>
          </table:table-cell>
          <table:table-cell table:style-name="ce1" office:value-type="string">
            <text:p>R. Luís José da Costa 13, 7005-543 Évora, Portugal</text:p>
          </table:table-cell>
          <table:table-cell table:style-name="ce1" office:value-type="string">
            <text:p>963 275 006</text:p>
          </table:table-cell>
        </table:table-row>
        <table:table-row table:style-name="ro1">
          <table:table-cell table:style-name="ce1" office:value-type="string">
            <text:p>Aqui Há Pão Álamos</text:p>
          </table:table-cell>
          <table:table-cell table:style-name="ce1" office:value-type="string">
            <text:p>R. Luís José da Costa 13, 7005-543 Évora, Portugal</text:p>
          </table:table-cell>
          <table:table-cell table:style-name="ce1" office:value-type="string">
            <text:p>963 275 006</text:p>
          </table:table-cell>
        </table:table-row>
        <table:table-row table:style-name="ro1">
          <table:table-cell table:style-name="ce1" office:value-type="string">
            <text:p>Arcada Comes e Bebes</text:p>
          </table:table-cell>
          <table:table-cell table:style-name="ce1" office:value-type="string">
            <text:p>R. de Fernandes Tomás 89, 3000-179 Coimbra, Portugal</text:p>
          </table:table-cell>
          <table:table-cell table:style-name="ce1" office:value-type="string">
            <text:p>919 274 191</text:p>
          </table:table-cell>
        </table:table-row>
        <table:table-row table:style-name="ro1">
          <table:table-cell table:style-name="ce1" office:value-type="string">
            <text:p>Arcádia</text:p>
          </table:table-cell>
          <table:table-cell table:style-name="ce1" office:value-type="string">
            <text:p>R. de Santa Catarina 191, 4000-450 Porto, Portugal</text:p>
          </table:table-cell>
          <table:table-cell table:style-name="ce1" office:value-type="string">
            <text:p>22 201 0859</text:p>
          </table:table-cell>
        </table:table-row>
        <table:table-row table:style-name="ro1">
          <table:table-cell table:style-name="ce1" office:value-type="string">
            <text:p>Arcádia</text:p>
          </table:table-cell>
          <table:table-cell table:style-name="ce1" office:value-type="string">
            <text:p>R. de Santa Catarina 191, 4000-450 Porto, Portugal</text:p>
          </table:table-cell>
          <table:table-cell table:style-name="ce1" office:value-type="string">
            <text:p>22 201 0859</text:p>
          </table:table-cell>
        </table:table-row>
        <table:table-row table:style-name="ro1">
          <table:table-cell table:style-name="ce1" office:value-type="string">
            <text:p>Arcádia</text:p>
          </table:table-cell>
          <table:table-cell table:style-name="ce1" office:value-type="string">
            <text:p>Av. da Boavista 1046, 4100-113 Porto, Portugal</text:p>
          </table:table-cell>
          <table:table-cell table:style-name="ce1" office:value-type="string">
            <text:p>22 609 1474</text:p>
          </table:table-cell>
        </table:table-row>
        <table:table-row table:style-name="ro1">
          <table:table-cell table:style-name="ce1" office:value-type="string">
            <text:p>Arcádia - Avenida de Roma</text:p>
          </table:table-cell>
          <table:table-cell table:style-name="ce1" office:value-type="string">
            <text:p>Av. de Roma 14D, 1000-195 Lisboa, Portugal</text:p>
          </table:table-cell>
          <table:table-cell table:style-name="ce1" office:value-type="string">
            <text:p>21 840 8670</text:p>
          </table:table-cell>
        </table:table-row>
        <table:table-row table:style-name="ro1">
          <table:table-cell table:style-name="ce1" office:value-type="string">
            <text:p>Arcádia - Belém</text:p>
          </table:table-cell>
          <table:table-cell table:style-name="ce1" office:value-type="string">
            <text:p>R. de Belém 53, 1300-469 Lisboa, Portugal</text:p>
          </table:table-cell>
          <table:table-cell table:style-name="ce1" office:value-type="string">
            <text:p>21 362 1897</text:p>
          </table:table-cell>
        </table:table-row>
        <table:table-row table:style-name="ro1">
          <table:table-cell table:style-name="ce1" office:value-type="string">
            <text:p>Arcádia - Belém</text:p>
          </table:table-cell>
          <table:table-cell table:style-name="ce1" office:value-type="string">
            <text:p>R. de Belém 53, 1300-469 Lisboa, Portugal</text:p>
          </table:table-cell>
          <table:table-cell table:style-name="ce1" office:value-type="string">
            <text:p>21 362 1897</text:p>
          </table:table-cell>
        </table:table-row>
        <table:table-row table:style-name="ro1">
          <table:table-cell table:style-name="ce1" office:value-type="string">
            <text:p>Arcádia - Braga</text:p>
          </table:table-cell>
          <table:table-cell table:style-name="ce1" office:value-type="string">
            <text:p>Lgo de Santa Cruz 21, 4700-305 Braga, Portugal</text:p>
          </table:table-cell>
          <table:table-cell table:style-name="ce1" office:value-type="string">
            <text:p>253 214 530</text:p>
          </table:table-cell>
        </table:table-row>
        <table:table-row table:style-name="ro1">
          <table:table-cell table:style-name="ce1" office:value-type="string">
            <text:p>Arcádia - Braga</text:p>
          </table:table-cell>
          <table:table-cell table:style-name="ce1" office:value-type="string">
            <text:p>Lgo de Santa Cruz 21, 4700-305 Braga, Portugal</text:p>
          </table:table-cell>
          <table:table-cell table:style-name="ce1" office:value-type="string">
            <text:p>253 214 530</text:p>
          </table:table-cell>
        </table:table-row>
        <table:table-row table:style-name="ro1">
          <table:table-cell table:style-name="ce1" office:value-type="string">
            <text:p>Arcádia - Braga Parque</text:p>
          </table:table-cell>
          <table:table-cell table:style-name="ce1" office:value-type="string">
            <text:p>Bairro da Quinta dos Congregados 1 loja 219 , piso 2, 4710-300 Braga, Portugal</text:p>
          </table:table-cell>
          <table:table-cell table:style-name="ce1" office:value-type="string">
            <text:p>253 610 309</text:p>
          </table:table-cell>
        </table:table-row>
        <table:table-row table:style-name="ro1">
          <table:table-cell table:style-name="ce1" office:value-type="string">
            <text:p>Arcádia - Braga Parque</text:p>
          </table:table-cell>
          <table:table-cell table:style-name="ce1" office:value-type="string">
            <text:p>Bairro da Quinta dos Congregados 1 loja 219 , piso 2, 4710-300 Braga, Portugal</text:p>
          </table:table-cell>
          <table:table-cell table:style-name="ce1" office:value-type="string">
            <text:p>253 610 309</text:p>
          </table:table-cell>
        </table:table-row>
        <table:table-row table:style-name="ro1">
          <table:table-cell table:style-name="ce1" office:value-type="string">
            <text:p>Arcádia - Campo de Ourique</text:p>
          </table:table-cell>
          <table:table-cell table:style-name="ce1" office:value-type="string">
            <text:p>R. Almeida e Sousa 27A, 1350-074 Lisboa, Portugal</text:p>
          </table:table-cell>
          <table:table-cell table:style-name="ce1" office:value-type="string">
            <text:p>21 395 1602</text:p>
          </table:table-cell>
        </table:table-row>
        <table:table-row table:style-name="ro1">
          <table:table-cell table:style-name="ce1" office:value-type="string">
            <text:p>Arcádia - Chiado</text:p>
          </table:table-cell>
          <table:table-cell table:style-name="ce1" office:value-type="string">
            <text:p>R. da Misericórdia 72, 1200-334 Lisboa, Portugal</text:p>
          </table:table-cell>
          <table:table-cell table:style-name="ce1" office:value-type="string">
            <text:p>21 347 1229</text:p>
          </table:table-cell>
        </table:table-row>
        <table:table-row table:style-name="ro1">
          <table:table-cell table:style-name="ce1" office:value-type="string">
            <text:p>Arcádia - Chiado</text:p>
          </table:table-cell>
          <table:table-cell table:style-name="ce1" office:value-type="string">
            <text:p>R. da Misericórdia 72, 1200-334 Lisboa, Portugal</text:p>
          </table:table-cell>
          <table:table-cell table:style-name="ce1" office:value-type="string">
            <text:p>21 347 1229</text:p>
          </table:table-cell>
        </table:table-row>
        <table:table-row table:style-name="ro1">
          <table:table-cell table:style-name="ce1" office:value-type="string">
            <text:p>Arcádia - Coimbra</text:p>
          </table:table-cell>
          <table:table-cell table:style-name="ce1" office:value-type="string">
            <text:p>Av. Calouste Gulbenkian nº 94, Celas, 3000-090 Coimbra, Portugal</text:p>
          </table:table-cell>
          <table:table-cell table:style-name="ce1" office:value-type="string">
            <text:p>239 070 051</text:p>
          </table:table-cell>
        </table:table-row>
        <table:table-row table:style-name="ro1">
          <table:table-cell table:style-name="ce1" office:value-type="string">
            <text:p>Arcádia - Coimbra</text:p>
          </table:table-cell>
          <table:table-cell table:style-name="ce1" office:value-type="string">
            <text:p>Av. Calouste Gulbenkian nº 94, Celas, 3000-090 Coimbra, Portugal</text:p>
          </table:table-cell>
          <table:table-cell table:style-name="ce1" office:value-type="string">
            <text:p>239 070 051</text:p>
          </table:table-cell>
        </table:table-row>
        <table:table-row table:style-name="ro1">
          <table:table-cell table:style-name="ce1" office:value-type="string">
            <text:p>Arcádia - Foz</text:p>
          </table:table-cell>
          <table:table-cell table:style-name="ce1" office:value-type="string">
            <text:p>R. do Passeio Alegre 320 R/C, 4150-038 Porto, Portugal</text:p>
          </table:table-cell>
          <table:table-cell table:style-name="ce1" office:value-type="string">
            <text:p>22 610 3207</text:p>
          </table:table-cell>
        </table:table-row>
        <table:table-row table:style-name="ro1">
          <table:table-cell table:style-name="ce1" office:value-type="string">
            <text:p>Arcádia - Rua do Almada</text:p>
          </table:table-cell>
          <table:table-cell table:style-name="ce1" office:value-type="string">
            <text:p>Rua do Almada 63, 4050-036 Porto, Portugal</text:p>
          </table:table-cell>
          <table:table-cell table:style-name="ce1" office:value-type="string">
            <text:p>22 043 7310</text:p>
          </table:table-cell>
        </table:table-row>
        <table:table-row table:style-name="ro1">
          <table:table-cell table:style-name="ce1" office:value-type="string">
            <text:p>Arcádia - Rua do Almada</text:p>
          </table:table-cell>
          <table:table-cell table:style-name="ce1" office:value-type="string">
            <text:p>Rua do Almada 63, 4050-036 Porto, Portugal</text:p>
          </table:table-cell>
          <table:table-cell table:style-name="ce1" office:value-type="string">
            <text:p>22 043 7310</text:p>
          </table:table-cell>
        </table:table-row>
        <table:table-row table:style-name="ro1">
          <table:table-cell table:style-name="ce1" office:value-type="string">
            <text:p>Arcádia - UBBO</text:p>
          </table:table-cell>
          <table:table-cell table:style-name="ce1" office:value-type="string">
            <text:p>Av. Cruzeiro Seixas 5 e 7 Loja 30 / Piso 0, 2650-504 Amadora, Portugal</text:p>
          </table:table-cell>
          <table:table-cell table:style-name="ce1" office:value-type="string">
            <text:p>21 479 0063</text:p>
          </table:table-cell>
        </table:table-row>
        <table:table-row table:style-name="ro1">
          <table:table-cell table:style-name="ce1" office:value-type="string">
            <text:p>Arco Iris</text:p>
          </table:table-cell>
          <table:table-cell table:style-name="ce1" office:value-type="string">
            <text:p>Av. Fernão de Magalhães 22, 3000-171 Coimbra, Portugal</text:p>
          </table:table-cell>
          <table:table-cell table:style-name="ce1" office:value-type="string">
            <text:p>239 833 304</text:p>
          </table:table-cell>
        </table:table-row>
        <table:table-row table:style-name="ro1">
          <table:table-cell table:style-name="ce1" office:value-type="string">
            <text:p>Arco Iris</text:p>
          </table:table-cell>
          <table:table-cell table:style-name="ce1" office:value-type="string">
            <text:p>Av. Fernão de Magalhães 22, 3000-171 Coimbra, Portugal</text:p>
          </table:table-cell>
          <table:table-cell table:style-name="ce1" office:value-type="string">
            <text:p>239 833 304</text:p>
          </table:table-cell>
        </table:table-row>
        <table:table-row table:style-name="ro1">
          <table:table-cell table:style-name="ce1" office:value-type="string">
            <text:p>Armazém do Mercado</text:p>
          </table:table-cell>
          <table:table-cell table:style-name="ce1" office:value-type="string">
            <text:p>R. Hospital Velho 28, 9060-129 Funchal, Portugal</text:p>
          </table:table-cell>
          <table:table-cell table:style-name="ce1" office:value-type="string">
            <text:p>291 640 640</text:p>
          </table:table-cell>
        </table:table-row>
        <table:table-row table:style-name="ro1">
          <table:table-cell table:style-name="ce1" office:value-type="string">
            <text:p>Armazéns dos Populares</text:p>
          </table:table-cell>
          <table:table-cell table:style-name="ce1" office:value-type="string">
            <text:p>Av. Santos Mattos 13A, 2700-747 Amadora, Portugal</text:p>
          </table:table-cell>
          <table:table-cell table:style-name="ce1" office:value-type="string">
            <text:p>21 493 0507</text:p>
          </table:table-cell>
        </table:table-row>
        <table:table-row table:style-name="ro1">
          <table:table-cell table:style-name="ce1" office:value-type="string">
            <text:p>Arte Antiga Padaria</text:p>
          </table:table-cell>
          <table:table-cell table:style-name="ce1" office:value-type="string">
            <text:p>R. Catarina Eufémia 20, 7005-320 Évora, Portugal</text:p>
          </table:table-cell>
          <table:table-cell table:style-name="ce1" office:value-type="string">
            <text:p>266 041 186</text:p>
          </table:table-cell>
        </table:table-row>
        <table:table-row table:style-name="ro1">
          <table:table-cell table:style-name="ce1" office:value-type="string">
            <text:p>Arte Antiga Padaria</text:p>
          </table:table-cell>
          <table:table-cell table:style-name="ce1" office:value-type="string">
            <text:p>R. Catarina Eufémia 20, 7005-320 Évora, Portugal</text:p>
          </table:table-cell>
          <table:table-cell table:style-name="ce1" office:value-type="string">
            <text:p>266 041 186</text:p>
          </table:table-cell>
        </table:table-row>
        <table:table-row table:style-name="ro1">
          <table:table-cell table:style-name="ce1" office:value-type="string">
            <text:p>Artisani - Artisan Ice Cream</text:p>
          </table:table-cell>
          <table:table-cell table:style-name="ce1" office:value-type="string">
            <text:p>R. Prof. Francisco Gentil 2J, 1600-625 Lisboa, Portugal</text:p>
          </table:table-cell>
          <table:table-cell table:style-name="ce1" office:value-type="string">
            <text:p>21 752 4564</text:p>
          </table:table-cell>
        </table:table-row>
        <table:table-row table:style-name="ro1">
          <table:table-cell table:style-name="ce1" office:value-type="string">
            <text:p>Artisani - Artisan Ice Cream</text:p>
          </table:table-cell>
          <table:table-cell table:style-name="ce1" office:value-type="string">
            <text:p>R. Prof. Francisco Gentil 2J, 1600-625 Lisboa, Portugal</text:p>
          </table:table-cell>
          <table:table-cell table:style-name="ce1" office:value-type="string">
            <text:p>21 752 4564</text:p>
          </table:table-cell>
        </table:table-row>
        <table:table-row table:style-name="ro1">
          <table:table-cell table:style-name="ce1" office:value-type="string">
            <text:p>Atelier Das Delícias</text:p>
          </table:table-cell>
          <table:table-cell table:style-name="ce1" office:value-type="string">
            <text:p>R. Cónego Rafael Álvares da Costa 20, 4715-288 Braga, Portugal</text:p>
          </table:table-cell>
          <table:table-cell table:style-name="ce1" office:value-type="string">
            <text:p>927 060 774</text:p>
          </table:table-cell>
        </table:table-row>
        <table:table-row table:style-name="ro1">
          <table:table-cell table:style-name="ce1" office:value-type="string">
            <text:p>Atelier Das Delícias</text:p>
          </table:table-cell>
          <table:table-cell table:style-name="ce1" office:value-type="string">
            <text:p>R. Cónego Rafael Álvares da Costa 20, 4715-288 Braga, Portugal</text:p>
          </table:table-cell>
          <table:table-cell table:style-name="ce1" office:value-type="string">
            <text:p>927 060 774</text:p>
          </table:table-cell>
        </table:table-row>
        <table:table-row table:style-name="ro1">
          <table:table-cell table:style-name="ce1" office:value-type="string">
            <text:p>Atelier Das Delícias</text:p>
          </table:table-cell>
          <table:table-cell table:style-name="ce1" office:value-type="string">
            <text:p>R. Cónego Rafael Álvares da Costa 20, 4715-288 Braga, Portugal</text:p>
          </table:table-cell>
          <table:table-cell table:style-name="ce1" office:value-type="string">
            <text:p>927 060 774</text:p>
          </table:table-cell>
        </table:table-row>
        <table:table-row table:style-name="ro1">
          <table:table-cell table:style-name="ce1" office:value-type="string">
            <text:p>ATELIER SAURO DINIS - PEDRAS E CRISTAIS</text:p>
          </table:table-cell>
          <table:table-cell table:style-name="ce1" office:value-type="string">
            <text:p>R. Eduardo Coelho n° 24, 3000-148 Coimbra, Portugal</text:p>
          </table:table-cell>
          <table:table-cell table:style-name="ce1" office:value-type="string">
            <text:p>910 975 051</text:p>
          </table:table-cell>
        </table:table-row>
        <table:table-row table:style-name="ro1">
          <table:table-cell table:style-name="ce1" office:value-type="string">
            <text:p>Auchan</text:p>
          </table:table-cell>
          <table:table-cell table:style-name="ce1" office:value-type="string">
            <text:p>Alma Shopping, R. Dom João III, Fonte da Cheira, 3030-329 Coimb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</text:p>
          </table:table-cell>
          <table:table-cell table:style-name="ce1" office:value-type="string">
            <text:p>Alma Shopping, R. Dom João III, Fonte da Cheira, 3030-329 Coimb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 Évora</text:p>
          </table:table-cell>
          <table:table-cell table:style-name="ce1" office:value-type="string">
            <text:p>R. Luís Adelino Fonseca 2 piso 0, 7005-345 Év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 Évora</text:p>
          </table:table-cell>
          <table:table-cell table:style-name="ce1" office:value-type="string">
            <text:p>R. Luís Adelino Fonseca 2 piso 0, 7005-345 Év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 Évora</text:p>
          </table:table-cell>
          <table:table-cell table:style-name="ce1" office:value-type="string">
            <text:p>R. Luís Adelino Fonseca 2 piso 0, 7005-345 Év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 Ubbo</text:p>
          </table:table-cell>
          <table:table-cell table:style-name="ce1" office:value-type="string">
            <text:p>UBBO, Av. José Garcês 2, 2650-505 Amad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 Ubbo</text:p>
          </table:table-cell>
          <table:table-cell table:style-name="ce1" office:value-type="string">
            <text:p>UBBO, Av. José Garcês 2, 2650-505 Amad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Auchan Ubbo</text:p>
          </table:table-cell>
          <table:table-cell table:style-name="ce1" office:value-type="string">
            <text:p>UBBO, Av. José Garcês 2, 2650-505 Amad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Badía Vinagres SL</text:p>
          </table:table-cell>
          <table:table-cell table:style-name="ce1" office:value-type="string">
            <text:p>Carrer del Palau, 9, 25230 Mollerussa, Lleida, Spain</text:p>
          </table:table-cell>
          <table:table-cell table:style-name="ce1" office:value-type="string">
            <text:p>973 71 17 70</text:p>
          </table:table-cell>
        </table:table-row>
        <table:table-row table:style-name="ro1">
          <table:table-cell table:style-name="ce1" office:value-type="string">
            <text:p>Badía Vinagres SL</text:p>
          </table:table-cell>
          <table:table-cell table:style-name="ce1" office:value-type="string">
            <text:p>Carrer del Palau, 9, 25230 Mollerussa, Lleida, Spain</text:p>
          </table:table-cell>
          <table:table-cell table:style-name="ce1" office:value-type="string">
            <text:p>973 71 17 70</text:p>
          </table:table-cell>
        </table:table-row>
        <table:table-row table:style-name="ro1">
          <table:table-cell table:style-name="ce1" office:value-type="string">
            <text:p>Bagas &amp; Sementes / Garrafeira Dom Pedro</text:p>
          </table:table-cell>
          <table:table-cell table:style-name="ce1" office:value-type="string">
            <text:p>R. dos Fanqueiros 200, 1100-232 Lisboa, Portugal</text:p>
          </table:table-cell>
          <table:table-cell table:style-name="ce1" office:value-type="string">
            <text:p>21 346 0360</text:p>
          </table:table-cell>
        </table:table-row>
        <table:table-row table:style-name="ro1">
          <table:table-cell table:style-name="ce1" office:value-type="string">
            <text:p>Bagas &amp; Sementes / Garrafeira Dom Pedro</text:p>
          </table:table-cell>
          <table:table-cell table:style-name="ce1" office:value-type="string">
            <text:p>R. dos Fanqueiros 200, 1100-232 Lisboa, Portugal</text:p>
          </table:table-cell>
          <table:table-cell table:style-name="ce1" office:value-type="string">
            <text:p>21 346 0360</text:p>
          </table:table-cell>
        </table:table-row>
        <table:table-row table:style-name="ro1">
          <table:table-cell table:style-name="ce1" office:value-type="string">
            <text:p>Bagas &amp; Sementes / Garrafeira Dom Pedro</text:p>
          </table:table-cell>
          <table:table-cell table:style-name="ce1" office:value-type="string">
            <text:p>R. dos Fanqueiros 200, 1100-232 Lisboa, Portugal</text:p>
          </table:table-cell>
          <table:table-cell table:style-name="ce1" office:value-type="string">
            <text:p>21 346 0360</text:p>
          </table:table-cell>
        </table:table-row>
        <table:table-row table:style-name="ro1">
          <table:table-cell table:style-name="ce1" office:value-type="string">
            <text:p>Bago Mercearia Biológica</text:p>
          </table:table-cell>
          <table:table-cell table:style-name="ce1" office:value-type="string">
            <text:p>R. Tristão Vaz n 5 B, 1400-350 Lisboa, Portugal</text:p>
          </table:table-cell>
          <table:table-cell table:style-name="ce1" office:value-type="string">
            <text:p>21 301 1736</text:p>
          </table:table-cell>
        </table:table-row>
        <table:table-row table:style-name="ro1">
          <table:table-cell table:style-name="ce1" office:value-type="string">
            <text:p>Baixa Market</text:p>
          </table:table-cell>
          <table:table-cell table:style-name="ce1" office:value-type="string">
            <text:p>Praça da Figueira, 1100-240 Lisboa, Portugal</text:p>
          </table:table-cell>
          <table:table-cell table:style-name="ce1" office:value-type="string">
            <text:p>21 342 1686</text:p>
          </table:table-cell>
        </table:table-row>
        <table:table-row table:style-name="ro1">
          <table:table-cell table:style-name="ce1" office:value-type="string">
            <text:p>Bakery and pastry John IV</text:p>
          </table:table-cell>
          <table:table-cell table:style-name="ce1" office:value-type="string">
            <text:p>R. de Dom João IV 291, 4000-222 Porto, Portugal</text:p>
          </table:table-cell>
          <table:table-cell table:style-name="ce1" office:value-type="string">
            <text:p>22 325 7541</text:p>
          </table:table-cell>
        </table:table-row>
        <table:table-row table:style-name="ro1">
          <table:table-cell table:style-name="ce1" office:value-type="string">
            <text:p>Bakery and pastry John IV</text:p>
          </table:table-cell>
          <table:table-cell table:style-name="ce1" office:value-type="string">
            <text:p>R. de Dom João IV 291, 4000-222 Porto, Portugal</text:p>
          </table:table-cell>
          <table:table-cell table:style-name="ce1" office:value-type="string">
            <text:p>22 325 7541</text:p>
          </table:table-cell>
        </table:table-row>
        <table:table-row table:style-name="ro1">
          <table:table-cell table:style-name="ce1" office:value-type="string">
            <text:p>Bakery Pastry Conchada Flower Lda</text:p>
          </table:table-cell>
          <table:table-cell table:style-name="ce1" office:value-type="string">
            <text:p>Largo Conchada 16, 3000-118 Coimbra, Portugal</text:p>
          </table:table-cell>
          <table:table-cell table:style-name="ce1" office:value-type="string">
            <text:p>239 825 059</text:p>
          </table:table-cell>
        </table:table-row>
        <table:table-row table:style-name="ro1">
          <table:table-cell table:style-name="ce1" office:value-type="string">
            <text:p>Bakery Pastry Monte dos Olivais</text:p>
          </table:table-cell>
          <table:table-cell table:style-name="ce1" office:value-type="string">
            <text:p>R. Flávio Rodrigues 27, Celas, 3030 Coimbra, Portugal</text:p>
          </table:table-cell>
          <table:table-cell table:style-name="ce1" office:value-type="string">
            <text:p>239 722 704</text:p>
          </table:table-cell>
        </table:table-row>
        <table:table-row table:style-name="ro1">
          <table:table-cell table:style-name="ce1" office:value-type="string">
            <text:p>Balcão Cristal</text:p>
          </table:table-cell>
          <table:table-cell table:style-name="ce1" office:value-type="string">
            <text:p>Rua de Santa Maria 206, 9060-291 Funchal, Portugal</text:p>
          </table:table-cell>
          <table:table-cell table:style-name="ce1" office:value-type="string">
            <text:p>933 936 243</text:p>
          </table:table-cell>
        </table:table-row>
        <table:table-row table:style-name="ro1">
          <table:table-cell table:style-name="ce1" office:value-type="string">
            <text:p>Banamadeira</text:p>
          </table:table-cell>
          <table:table-cell table:style-name="ce1" office:value-type="string">
            <text:p>R. da Levada do Cavalo 43, 9000-174 Funchal, Portugal</text:p>
          </table:table-cell>
          <table:table-cell table:style-name="ce1" office:value-type="string">
            <text:p>291 743 978</text:p>
          </table:table-cell>
        </table:table-row>
        <table:table-row table:style-name="ro1">
          <table:table-cell table:style-name="ce1" office:value-type="string">
            <text:p>Bastta &amp; Co Jewelry</text:p>
          </table:table-cell>
          <table:table-cell table:style-name="ce1" office:value-type="string">
            <text:p>R. Dr. Quirino Rosa 25A, 2720-210 Amadora, Portugal</text:p>
          </table:table-cell>
          <table:table-cell table:style-name="ce1" office:value-type="string">
            <text:p>21 499 8373</text:p>
          </table:table-cell>
        </table:table-row>
        <table:table-row table:style-name="ro1">
          <table:table-cell table:style-name="ce1" office:value-type="string">
            <text:p>BD MARKET ALFORNELOS</text:p>
          </table:table-cell>
          <table:table-cell table:style-name="ce1" office:value-type="string">
            <text:p>R. Maria Machado 19B, 2650-187 Amadora, Portugal</text:p>
          </table:table-cell>
          <table:table-cell table:style-name="ce1" office:value-type="string">
            <text:p>936 778 277</text:p>
          </table:table-cell>
        </table:table-row>
        <table:table-row table:style-name="ro1">
          <table:table-cell table:style-name="ce1" office:value-type="string">
            <text:p>Bella Roma - Porto</text:p>
          </table:table-cell>
          <table:table-cell table:style-name="ce1" office:value-type="string">
            <text:p>R. de Sampaio Bruno 19, 4000-440 Porto, Portugal</text:p>
          </table:table-cell>
          <table:table-cell table:style-name="ce1" office:value-type="string">
            <text:p>22 200 9086</text:p>
          </table:table-cell>
        </table:table-row>
        <table:table-row table:style-name="ro1">
          <table:table-cell table:style-name="ce1" office:value-type="string">
            <text:p>Bella Roma - Porto</text:p>
          </table:table-cell>
          <table:table-cell table:style-name="ce1" office:value-type="string">
            <text:p>R. de Sampaio Bruno 19, 4000-440 Porto, Portugal</text:p>
          </table:table-cell>
          <table:table-cell table:style-name="ce1" office:value-type="string">
            <text:p>22 200 9086</text:p>
          </table:table-cell>
        </table:table-row>
        <table:table-row table:style-name="ro1">
          <table:table-cell table:style-name="ce1" office:value-type="string">
            <text:p>Benamor by Ciccoria Caffé</text:p>
          </table:table-cell>
          <table:table-cell table:style-name="ce1" office:value-type="string">
            <text:p>Av. da Liberdade 758, 4710-251 Braga, Portugal</text:p>
          </table:table-cell>
          <table:table-cell table:style-name="ce1" office:value-type="string">
            <text:p>253 261 087</text:p>
          </table:table-cell>
        </table:table-row>
        <table:table-row table:style-name="ro1">
          <table:table-cell table:style-name="ce1" office:value-type="string">
            <text:p>Binómio - Produtos Alimentares, Lda.</text:p>
          </table:table-cell>
          <table:table-cell table:style-name="ce1" office:value-type="string">
            <text:p>Antanhol, 3040-582 Coimbra, Portugal</text:p>
          </table:table-cell>
          <table:table-cell table:style-name="ce1" office:value-type="string">
            <text:p>239 433 171</text:p>
          </table:table-cell>
        </table:table-row>
        <table:table-row table:style-name="ro1">
          <table:table-cell table:style-name="ce1" office:value-type="string">
            <text:p>Bio Balance Soluções</text:p>
          </table:table-cell>
          <table:table-cell table:style-name="ce1" office:value-type="string">
            <text:p>Centro empresarial Caves de Coimbra, R. das Areias 24, 3025-137 Coimbra, Portugal</text:p>
          </table:table-cell>
          <table:table-cell table:style-name="ce1" office:value-type="string">
            <text:p>924 789 093</text:p>
          </table:table-cell>
        </table:table-row>
        <table:table-row table:style-name="ro1">
          <table:table-cell table:style-name="ce1" office:value-type="string">
            <text:p>Bio-logos</text:p>
          </table:table-cell>
          <table:table-cell table:style-name="ce1" office:value-type="string">
            <text:p>R. Nova de São Pedro 34, São Martinho, 9000-048 Funchal, Portugal</text:p>
          </table:table-cell>
          <table:table-cell table:style-name="ce1" office:value-type="string">
            <text:p>291 236 868</text:p>
          </table:table-cell>
        </table:table-row>
        <table:table-row table:style-name="ro1">
          <table:table-cell table:style-name="ce1" office:value-type="string">
            <text:p>Biobrassica Braga | mercado biológico</text:p>
          </table:table-cell>
          <table:table-cell table:style-name="ce1" office:value-type="string">
            <text:p>Av. Dr. António Palha 15 Loja 13, 4715-091 Braga, Portugal</text:p>
          </table:table-cell>
          <table:table-cell table:style-name="ce1" office:value-type="string">
            <text:p>253 271 187</text:p>
          </table:table-cell>
        </table:table-row>
        <table:table-row table:style-name="ro1">
          <table:table-cell table:style-name="ce1" office:value-type="string">
            <text:p>Bioescolha, Alimentação Biológica</text:p>
          </table:table-cell>
          <table:table-cell table:style-name="ce1" office:value-type="string">
            <text:p>R. Bernardo de Albuquerque 15 17, Celas, 3000-072 Coimbra, Portugal</text:p>
          </table:table-cell>
          <table:table-cell table:style-name="ce1" office:value-type="string">
            <text:p>239 406 793</text:p>
          </table:table-cell>
        </table:table-row>
        <table:table-row table:style-name="ro1">
          <table:table-cell table:style-name="ce1" office:value-type="string">
            <text:p>Bioescolha, Alimentação Biológica</text:p>
          </table:table-cell>
          <table:table-cell table:style-name="ce1" office:value-type="string">
            <text:p>R. Bernardo de Albuquerque 15 17, Celas, 3000-072 Coimbra, Portugal</text:p>
          </table:table-cell>
          <table:table-cell table:style-name="ce1" office:value-type="string">
            <text:p>239 406 793</text:p>
          </table:table-cell>
        </table:table-row>
        <table:table-row table:style-name="ro1">
          <table:table-cell table:style-name="ce1" office:value-type="string">
            <text:p>Bioforma</text:p>
          </table:table-cell>
          <table:table-cell table:style-name="ce1" office:value-type="string">
            <text:p>R. Queimada Cima 31, São Martinho, 9000-065 Funchal, Portugal</text:p>
          </table:table-cell>
          <table:table-cell table:style-name="ce1" office:value-type="string">
            <text:p>291 229 262</text:p>
          </table:table-cell>
        </table:table-row>
        <table:table-row table:style-name="ro1">
          <table:table-cell table:style-name="ce1" office:value-type="string">
            <text:p>Bioforma</text:p>
          </table:table-cell>
          <table:table-cell table:style-name="ce1" office:value-type="string">
            <text:p>Est. Monumental Shop 007, São Martinho, 9004-568 Funchal, Portugal</text:p>
          </table:table-cell>
          <table:table-cell table:style-name="ce1" office:value-type="string">
            <text:p>291 762 890</text:p>
          </table:table-cell>
        </table:table-row>
        <table:table-row table:style-name="ro1">
          <table:table-cell table:style-name="ce1" office:value-type="string">
            <text:p>Bioforma Ajuda</text:p>
          </table:table-cell>
          <table:table-cell table:style-name="ce1" office:value-type="string">
            <text:p>Edifício Green PArk, R. João José Moura Caldeira de Freitas 18, São Martinho, 9000-764 Funchal, Portugal</text:p>
          </table:table-cell>
          <table:table-cell table:style-name="ce1" office:value-type="string">
            <text:p>291 625 599</text:p>
          </table:table-cell>
        </table:table-row>
        <table:table-row table:style-name="ro1">
          <table:table-cell table:style-name="ce1" office:value-type="string">
            <text:p>Bioforma Av. Madalenas</text:p>
          </table:table-cell>
          <table:table-cell table:style-name="ce1" office:value-type="string">
            <text:p>Ed. Praça Madalenas II, Av. da Madalena 120 Loja U, 9020-330 Funchal, Portugal</text:p>
          </table:table-cell>
          <table:table-cell table:style-name="ce1" office:value-type="string">
            <text:p>291 147 655</text:p>
          </table:table-cell>
        </table:table-row>
        <table:table-row table:style-name="ro1">
          <table:table-cell table:style-name="ce1" office:value-type="string">
            <text:p>Bioforma Fernão de Ornelas</text:p>
          </table:table-cell>
          <table:table-cell table:style-name="ce1" office:value-type="string">
            <text:p>Rua Dr. Fernão de Ornelas 66, 9050-021 Funchal, Portugal</text:p>
          </table:table-cell>
          <table:table-cell table:style-name="ce1" office:value-type="string">
            <text:p>291 141 868</text:p>
          </table:table-cell>
        </table:table-row>
        <table:table-row table:style-name="ro1">
          <table:table-cell table:style-name="ce1" office:value-type="string">
            <text:p>Bioforma MadeiraShopping</text:p>
          </table:table-cell>
          <table:table-cell table:style-name="ce1" office:value-type="string">
            <text:p>Caminho Santa Quitéria, 9024-521 Funchal, Portugal</text:p>
          </table:table-cell>
          <table:table-cell table:style-name="ce1" office:value-type="string">
            <text:p>291 762 119</text:p>
          </table:table-cell>
        </table:table-row>
        <table:table-row table:style-name="ro1">
          <table:table-cell table:style-name="ce1" office:value-type="string">
            <text:p>Bioforma Plaza Madeira</text:p>
          </table:table-cell>
          <table:table-cell table:style-name="ce1" office:value-type="string">
            <text:p>Plaza Madeira Shopping Centre, Piso 1, Loja 110, São Martinho, 9000-039 Funchal, Portugal</text:p>
          </table:table-cell>
          <table:table-cell table:style-name="ce1" office:value-type="string">
            <text:p>291 142 183</text:p>
          </table:table-cell>
        </table:table-row>
        <table:table-row table:style-name="ro1">
          <table:table-cell table:style-name="ce1" office:value-type="string">
            <text:p>Bioteafood, Lda.</text:p>
          </table:table-cell>
          <table:table-cell table:style-name="ce1" office:value-type="string">
            <text:p>R. Bernardo de Albuquerque 25 1º, Celas, 3000-072 Coimbra, Portugal</text:p>
          </table:table-cell>
          <table:table-cell table:style-name="ce1" office:value-type="string">
            <text:p>913 560 770</text:p>
          </table:table-cell>
        </table:table-row>
        <table:table-row table:style-name="ro1">
          <table:table-cell table:style-name="ce1" office:value-type="string">
            <text:p>Bistro Barão</text:p>
          </table:table-cell>
          <table:table-cell table:style-name="ce1" office:value-type="string">
            <text:p>R. da Zanguela 8, 7000-582 Évora, Portugal</text:p>
          </table:table-cell>
          <table:table-cell table:style-name="ce1" office:value-type="string">
            <text:p>963 007 760</text:p>
          </table:table-cell>
        </table:table-row>
        <table:table-row table:style-name="ro1">
          <table:table-cell table:style-name="ce1" office:value-type="string">
            <text:p>Bolas Máquinas E Ferramentas De Qualidade, S.A.</text:p>
          </table:table-cell>
          <table:table-cell table:style-name="ce1" office:value-type="string">
            <text:p>Zona Industrial de Almeirim Norte, R. Sebastião Mendes Bolas 7, 7005-872 Évora, Portugal</text:p>
          </table:table-cell>
          <table:table-cell table:style-name="ce1" office:value-type="string">
            <text:p>266 749 300</text:p>
          </table:table-cell>
        </table:table-row>
        <table:table-row table:style-name="ro1">
          <table:table-cell table:style-name="ce1" office:value-type="string">
            <text:p>Bomercado</text:p>
          </table:table-cell>
          <table:table-cell table:style-name="ce1" office:value-type="string">
            <text:p>R. de São Bento 235, 1250-221 Lisboa, Portugal</text:p>
          </table:table-cell>
          <table:table-cell table:style-name="ce1" office:value-type="string">
            <text:p>933 028 000</text:p>
          </table:table-cell>
        </table:table-row>
        <table:table-row table:style-name="ro1">
          <table:table-cell table:style-name="ce1" office:value-type="string">
            <text:p>Bomercado</text:p>
          </table:table-cell>
          <table:table-cell table:style-name="ce1" office:value-type="string">
            <text:p>R. dos Cavaleiros 10, 1100-132 Lisboa, Portugal</text:p>
          </table:table-cell>
          <table:table-cell table:style-name="ce1" office:value-type="string">
            <text:p>960 302 224</text:p>
          </table:table-cell>
        </table:table-row>
        <table:table-row table:style-name="ro1">
          <table:table-cell table:style-name="ce1" office:value-type="string">
            <text:p>Bonitos Bombonaria - Porto</text:p>
          </table:table-cell>
          <table:table-cell table:style-name="ce1" office:value-type="string">
            <text:p>R. Afonso Lopes Vieira 150, 4100-225 Porto, Portugal</text:p>
          </table:table-cell>
          <table:table-cell table:style-name="ce1" office:value-type="string">
            <text:p>912 579 736</text:p>
          </table:table-cell>
        </table:table-row>
        <table:table-row table:style-name="ro1">
          <table:table-cell table:style-name="ce1" office:value-type="string">
            <text:p>Bonitos Bombonaria - Porto</text:p>
          </table:table-cell>
          <table:table-cell table:style-name="ce1" office:value-type="string">
            <text:p>R. Afonso Lopes Vieira 150, 4100-225 Porto, Portugal</text:p>
          </table:table-cell>
          <table:table-cell table:style-name="ce1" office:value-type="string">
            <text:p>912 579 736</text:p>
          </table:table-cell>
        </table:table-row>
        <table:table-row table:style-name="ro1">
          <table:table-cell table:style-name="ce1" office:value-type="string">
            <text:p>Bossa Caju</text:p>
          </table:table-cell>
          <table:table-cell table:style-name="ce1" office:value-type="string">
            <text:p>R. Bombeiro Catana Ramos, 1350-044 Lisboa, Portugal</text:p>
          </table:table-cell>
          <table:table-cell table:style-name="ce1" office:value-type="string">
            <text:p>924 376 253</text:p>
          </table:table-cell>
        </table:table-row>
        <table:table-row table:style-name="ro1">
          <table:table-cell table:style-name="ce1" office:value-type="string">
            <text:p>Boteco dona luzia</text:p>
          </table:table-cell>
          <table:table-cell table:style-name="ce1" office:value-type="string">
            <text:p>Avenida 5 de Outubro 36d, 1050-053 Lisboa, Portugal</text:p>
          </table:table-cell>
          <table:table-cell table:style-name="ce1" office:value-type="string">
            <text:p>21 242 4371</text:p>
          </table:table-cell>
        </table:table-row>
        <table:table-row table:style-name="ro1">
          <table:table-cell table:style-name="ce1" office:value-type="string">
            <text:p>Botequim da Mouraria</text:p>
          </table:table-cell>
          <table:table-cell table:style-name="ce1" office:value-type="string">
            <text:p>R. da Mouraria 16A, 7000-585 Évora, Portugal</text:p>
          </table:table-cell>
          <table:table-cell table:style-name="ce1" office:value-type="string">
            <text:p>266 746 775</text:p>
          </table:table-cell>
        </table:table-row>
        <table:table-row table:style-name="ro1">
          <table:table-cell table:style-name="ce1" office:value-type="string">
            <text:p>Botica Homeopática - Coimbra</text:p>
          </table:table-cell>
          <table:table-cell table:style-name="ce1" office:value-type="string">
            <text:p>R. Dr. Manuel Rodrigues nº 11 R/C, 3000-258 Coimbra, Portugal</text:p>
          </table:table-cell>
          <table:table-cell table:style-name="ce1" office:value-type="string">
            <text:p>239 853 930</text:p>
          </table:table-cell>
        </table:table-row>
        <table:table-row table:style-name="ro1">
          <table:table-cell table:style-name="ce1" office:value-type="string">
            <text:p>Boutique do Gelado</text:p>
          </table:table-cell>
          <table:table-cell table:style-name="ce1" office:value-type="string">
            <text:p>Junto à Torre dos Clérigos, Rua da Assunção 26, 4150-546 Porto, Portugal</text:p>
          </table:table-cell>
          <table:table-cell table:style-name="ce1" office:value-type="string">
            <text:p>967 689 865</text:p>
          </table:table-cell>
        </table:table-row>
        <table:table-row table:style-name="ro1">
          <table:table-cell table:style-name="ce1" office:value-type="string">
            <text:p>Boutique Lido</text:p>
          </table:table-cell>
          <table:table-cell table:style-name="ce1" office:value-type="string">
            <text:p>Estrada Monumental 296, São Martinho, 9000-001 Funchal, Portugal</text:p>
          </table:table-cell>
          <table:table-cell table:style-name="ce1" office:value-type="string">
            <text:p>291 712 018</text:p>
          </table:table-cell>
        </table:table-row>
        <table:table-row table:style-name="ro1">
          <table:table-cell table:style-name="ce1" office:value-type="string">
            <text:p>Boutique Lido</text:p>
          </table:table-cell>
          <table:table-cell table:style-name="ce1" office:value-type="string">
            <text:p>Estrada Monumental 296, São Martinho, 9000-001 Funchal, Portugal</text:p>
          </table:table-cell>
          <table:table-cell table:style-name="ce1" office:value-type="string">
            <text:p>291 712 018</text:p>
          </table:table-cell>
        </table:table-row>
        <table:table-row table:style-name="ro1">
          <table:table-cell table:style-name="ce1" office:value-type="string">
            <text:p>Boutique Lido</text:p>
          </table:table-cell>
          <table:table-cell table:style-name="ce1" office:value-type="string">
            <text:p>Estrada Monumental 296, São Martinho, 9000-001 Funchal, Portugal</text:p>
          </table:table-cell>
          <table:table-cell table:style-name="ce1" office:value-type="string">
            <text:p>291 712 018</text:p>
          </table:table-cell>
        </table:table-row>
        <table:table-row table:style-name="ro1">
          <table:table-cell table:style-name="ce1" office:value-type="string">
            <text:p>Brigadeiria D’Évora</text:p>
          </table:table-cell>
          <table:table-cell table:style-name="ce1" office:value-type="string">
            <text:p>R. de Mte. Resende 16, 7000-611 Évora, Portugal</text:p>
          </table:table-cell>
          <table:table-cell table:style-name="ce1" office:value-type="string">
            <text:p>935 248 952</text:p>
          </table:table-cell>
        </table:table-row>
        <table:table-row table:style-name="ro1">
          <table:table-cell table:style-name="ce1" office:value-type="string">
            <text:p>Brigadeiria D’Évora</text:p>
          </table:table-cell>
          <table:table-cell table:style-name="ce1" office:value-type="string">
            <text:p>R. de Mte. Resende 16, 7000-611 Évora, Portugal</text:p>
          </table:table-cell>
          <table:table-cell table:style-name="ce1" office:value-type="string">
            <text:p>935 248 952</text:p>
          </table:table-cell>
        </table:table-row>
        <table:table-row table:style-name="ro1">
          <table:table-cell table:style-name="ce1" office:value-type="string">
            <text:p>Brigadeiria D’Évora</text:p>
          </table:table-cell>
          <table:table-cell table:style-name="ce1" office:value-type="string">
            <text:p>R. de Mte. Resende 16, 7000-611 Évora, Portugal</text:p>
          </table:table-cell>
          <table:table-cell table:style-name="ce1" office:value-type="string">
            <text:p>935 248 952</text:p>
          </table:table-cell>
        </table:table-row>
        <table:table-row table:style-name="ro1">
          <table:table-cell table:style-name="ce1" office:value-type="string">
            <text:p>Brigadeiria D’Évora</text:p>
          </table:table-cell>
          <table:table-cell table:style-name="ce1" office:value-type="string">
            <text:p>R. de Mte. Resende 16, 7000-611 Évora, Portugal</text:p>
          </table:table-cell>
          <table:table-cell table:style-name="ce1" office:value-type="string">
            <text:p>935 248 952</text:p>
          </table:table-cell>
        </table:table-row>
        <table:table-row table:style-name="ro1">
          <table:table-cell table:style-name="ce1" office:value-type="string">
            <text:p>Brigadeiria D’Évora</text:p>
          </table:table-cell>
          <table:table-cell table:style-name="ce1" office:value-type="string">
            <text:p>R. de Mte. Resende 16, 7000-611 Évora, Portugal</text:p>
          </table:table-cell>
          <table:table-cell table:style-name="ce1" office:value-type="string">
            <text:p>935 248 952</text:p>
          </table:table-cell>
        </table:table-row>
        <table:table-row table:style-name="ro1">
          <table:table-cell table:style-name="ce1" office:value-type="string">
            <text:p>Brigadeiria do Porto</text:p>
          </table:table-cell>
          <table:table-cell table:style-name="ce1" office:value-type="string">
            <text:p>Rua da Torrinha 141, 4050-046 Porto, Portugal</text:p>
          </table:table-cell>
          <table:table-cell table:style-name="ce1" office:value-type="string">
            <text:p>916 649 275</text:p>
          </table:table-cell>
        </table:table-row>
        <table:table-row table:style-name="ro1">
          <table:table-cell table:style-name="ce1" office:value-type="string">
            <text:p>Brigadeiria do Porto</text:p>
          </table:table-cell>
          <table:table-cell table:style-name="ce1" office:value-type="string">
            <text:p>Rua da Torrinha 141, 4050-046 Porto, Portugal</text:p>
          </table:table-cell>
          <table:table-cell table:style-name="ce1" office:value-type="string">
            <text:p>916 649 275</text:p>
          </table:table-cell>
        </table:table-row>
        <table:table-row table:style-name="ro1">
          <table:table-cell table:style-name="ce1" office:value-type="string">
            <text:p>Brigadeiria do Porto</text:p>
          </table:table-cell>
          <table:table-cell table:style-name="ce1" office:value-type="string">
            <text:p>Rua da Torrinha 141, 4050-046 Porto, Portugal</text:p>
          </table:table-cell>
          <table:table-cell table:style-name="ce1" office:value-type="string">
            <text:p>916 649 275</text:p>
          </table:table-cell>
        </table:table-row>
        <table:table-row table:style-name="ro1">
          <table:table-cell table:style-name="ce1" office:value-type="string">
            <text:p>Brigadeiros do Brasil - Confeitaria brasileira</text:p>
          </table:table-cell>
          <table:table-cell table:style-name="ce1" office:value-type="string">
            <text:p>Mercado Municipal D. Pedro V, R. Olímpio Nicolau Rui Fernandes 208 18B, 3000-122 Coimbra, Portugal</text:p>
          </table:table-cell>
          <table:table-cell table:style-name="ce1" office:value-type="string">
            <text:p>913 082 520</text:p>
          </table:table-cell>
        </table:table-row>
        <table:table-row table:style-name="ro1">
          <table:table-cell table:style-name="ce1" office:value-type="string">
            <text:p>BrigaDelícia</text:p>
          </table:table-cell>
          <table:table-cell table:style-name="ce1" office:value-type="string">
            <text:p>R. Miguel Torga 196, 3030-165 Coimbra, Portugal</text:p>
          </table:table-cell>
          <table:table-cell table:style-name="ce1" office:value-type="string">
            <text:p>910 687 780</text:p>
          </table:table-cell>
        </table:table-row>
        <table:table-row table:style-name="ro1">
          <table:table-cell table:style-name="ce1" office:value-type="string">
            <text:p>BrigaDelícia</text:p>
          </table:table-cell>
          <table:table-cell table:style-name="ce1" office:value-type="string">
            <text:p>R. Miguel Torga 196, 3030-165 Coimbra, Portugal</text:p>
          </table:table-cell>
          <table:table-cell table:style-name="ce1" office:value-type="string">
            <text:p>910 687 780</text:p>
          </table:table-cell>
        </table:table-row>
        <table:table-row table:style-name="ro1">
          <table:table-cell table:style-name="ce1" office:value-type="string">
            <text:p>Brinca Doce Padaria E Pastelaria, Lda</text:p>
          </table:table-cell>
          <table:table-cell table:style-name="ce1" office:value-type="string">
            <text:p>Rua 1º de Dezembro 60 CV Esq, Rua 1 °Dezembro 60 C V Esq, 3020-115 Coimbra, Portugal</text:p>
          </table:table-cell>
          <table:table-cell table:style-name="ce1" office:value-type="string">
            <text:p>239 495 113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Briosa Coimbra</text:p>
          </table:table-cell>
          <table:table-cell table:style-name="ce1" office:value-type="string">
            <text:p>Largo da Portagem, 3000-201 Coimbra, Portugal</text:p>
          </table:table-cell>
          <table:table-cell table:style-name="ce1" office:value-type="string">
            <text:p>239 821 617</text:p>
          </table:table-cell>
        </table:table-row>
        <table:table-row table:style-name="ro1">
          <table:table-cell table:style-name="ce1" office:value-type="string">
            <text:p>Cacao di Vine Chocolates</text:p>
          </table:table-cell>
          <table:table-cell table:style-name="ce1" office:value-type="string">
            <text:p>do Paraíso, 31 Ponte de Eiras, R. Vale Velho, 3020-501 Coimbra, Portugal</text:p>
          </table:table-cell>
          <table:table-cell table:style-name="ce1" office:value-type="string">
            <text:p>239 164 134</text:p>
          </table:table-cell>
        </table:table-row>
        <table:table-row table:style-name="ro1">
          <table:table-cell table:style-name="ce1" office:value-type="string">
            <text:p>Cacao di Vine Chocolates</text:p>
          </table:table-cell>
          <table:table-cell table:style-name="ce1" office:value-type="string">
            <text:p>do Paraíso, 31 Ponte de Eiras, R. Vale Velho, 3020-501 Coimbra, Portugal</text:p>
          </table:table-cell>
          <table:table-cell table:style-name="ce1" office:value-type="string">
            <text:p>239 164 134</text:p>
          </table:table-cell>
        </table:table-row>
        <table:table-row table:style-name="ro1">
          <table:table-cell table:style-name="ce1" office:value-type="string">
            <text:p>Café Alentejo</text:p>
          </table:table-cell>
          <table:table-cell table:style-name="ce1" office:value-type="string">
            <text:p>R. do Raimundo 5, 7000-508 Évora, Portugal</text:p>
          </table:table-cell>
          <table:table-cell table:style-name="ce1" office:value-type="string">
            <text:p>266 706 296</text:p>
          </table:table-cell>
        </table:table-row>
        <table:table-row table:style-name="ro1">
          <table:table-cell table:style-name="ce1" office:value-type="string">
            <text:p>Café com Leite</text:p>
          </table:table-cell>
          <table:table-cell table:style-name="ce1" office:value-type="string">
            <text:p>R. Hermes da Fonseca Vermelho, 7005-206 Évora, Portugal</text:p>
          </table:table-cell>
          <table:table-cell table:style-name="ce1" office:value-type="string">
            <text:p>266 707 412</text:p>
          </table:table-cell>
        </table:table-row>
        <table:table-row table:style-name="ro1">
          <table:table-cell table:style-name="ce1" office:value-type="string">
            <text:p>Café com Leite</text:p>
          </table:table-cell>
          <table:table-cell table:style-name="ce1" office:value-type="string">
            <text:p>R. Hermes da Fonseca Vermelho, 7005-206 Évora, Portugal</text:p>
          </table:table-cell>
          <table:table-cell table:style-name="ce1" office:value-type="string">
            <text:p>266 707 412</text:p>
          </table:table-cell>
        </table:table-row>
        <table:table-row table:style-name="ro1">
          <table:table-cell table:style-name="ce1" office:value-type="string">
            <text:p>Café com Leite</text:p>
          </table:table-cell>
          <table:table-cell table:style-name="ce1" office:value-type="string">
            <text:p>R. Hermes da Fonseca Vermelho, 7005-206 Évora, Portugal</text:p>
          </table:table-cell>
          <table:table-cell table:style-name="ce1" office:value-type="string">
            <text:p>266 707 412</text:p>
          </table:table-cell>
        </table:table-row>
        <table:table-row table:style-name="ro1">
          <table:table-cell table:style-name="ce1" office:value-type="string">
            <text:p>Café com Leite</text:p>
          </table:table-cell>
          <table:table-cell table:style-name="ce1" office:value-type="string">
            <text:p>R. Hermes da Fonseca Vermelho, 7005-206 Évora, Portugal</text:p>
          </table:table-cell>
          <table:table-cell table:style-name="ce1" office:value-type="string">
            <text:p>266 707 412</text:p>
          </table:table-cell>
        </table:table-row>
        <table:table-row table:style-name="ro1">
          <table:table-cell table:style-name="ce1" office:value-type="string">
            <text:p>Café com Leite</text:p>
          </table:table-cell>
          <table:table-cell table:style-name="ce1" office:value-type="string">
            <text:p>R. Hermes da Fonseca Vermelho, 7005-206 Évora, Portugal</text:p>
          </table:table-cell>
          <table:table-cell table:style-name="ce1" office:value-type="string">
            <text:p>266 707 412</text:p>
          </table:table-cell>
        </table:table-row>
        <table:table-row table:style-name="ro1">
          <table:table-cell table:style-name="ce1" office:value-type="string">
            <text:p>Café Confeitaria Doce Meu</text:p>
          </table:table-cell>
          <table:table-cell table:style-name="ce1" office:value-type="string">
            <text:p>R. Visc. da Luz 2, 3000-414 Coimbra, Portugal</text:p>
          </table:table-cell>
          <table:table-cell table:style-name="ce1" office:value-type="string">
            <text:p>239 133 998</text:p>
          </table:table-cell>
        </table:table-row>
        <table:table-row table:style-name="ro1">
          <table:table-cell table:style-name="ce1" office:value-type="string">
            <text:p>Café Confeitaria Doce Meu</text:p>
          </table:table-cell>
          <table:table-cell table:style-name="ce1" office:value-type="string">
            <text:p>R. Visc. da Luz 2, 3000-414 Coimbra, Portugal</text:p>
          </table:table-cell>
          <table:table-cell table:style-name="ce1" office:value-type="string">
            <text:p>239 133 998</text:p>
          </table:table-cell>
        </table:table-row>
        <table:table-row table:style-name="ro1">
          <table:table-cell table:style-name="ce1" office:value-type="string">
            <text:p>Café Confeitaria Doce Meu</text:p>
          </table:table-cell>
          <table:table-cell table:style-name="ce1" office:value-type="string">
            <text:p>R. Visc. da Luz 2, 3000-414 Coimbra, Portugal</text:p>
          </table:table-cell>
          <table:table-cell table:style-name="ce1" office:value-type="string">
            <text:p>239 133 998</text:p>
          </table:table-cell>
        </table:table-row>
        <table:table-row table:style-name="ro1">
          <table:table-cell table:style-name="ce1" office:value-type="string">
            <text:p>Café Kátia</text:p>
          </table:table-cell>
          <table:table-cell table:style-name="ce1" office:value-type="string">
            <text:p>R. Sebastião da Gama 6A, 2700-770 Amadora, Portugal</text:p>
          </table:table-cell>
          <table:table-cell table:style-name="ce1" office:value-type="string">
            <text:p>21 493 4438</text:p>
          </table:table-cell>
        </table:table-row>
        <table:table-row table:style-name="ro1">
          <table:table-cell table:style-name="ce1" office:value-type="string">
            <text:p>Cafetaria Coimbra Doce</text:p>
          </table:table-cell>
          <table:table-cell table:style-name="ce1" office:value-type="string">
            <text:p>Av. Fernão de Magalhães 246, 3000-172 Coimbra, Portugal</text:p>
          </table:table-cell>
          <table:table-cell table:style-name="ce1" office:value-type="string">
            <text:p>239 836 115</text:p>
          </table:table-cell>
        </table:table-row>
        <table:table-row table:style-name="ro1">
          <table:table-cell table:style-name="ce1" office:value-type="string">
            <text:p>Cafetaria Coimbra Doce</text:p>
          </table:table-cell>
          <table:table-cell table:style-name="ce1" office:value-type="string">
            <text:p>Av. Fernão de Magalhães 246, 3000-172 Coimbra, Portugal</text:p>
          </table:table-cell>
          <table:table-cell table:style-name="ce1" office:value-type="string">
            <text:p>239 836 115</text:p>
          </table:table-cell>
        </table:table-row>
        <table:table-row table:style-name="ro1">
          <table:table-cell table:style-name="ce1" office:value-type="string">
            <text:p>Cafetaria Coimbra Doce</text:p>
          </table:table-cell>
          <table:table-cell table:style-name="ce1" office:value-type="string">
            <text:p>Av. Fernão de Magalhães 246, 3000-172 Coimbra, Portugal</text:p>
          </table:table-cell>
          <table:table-cell table:style-name="ce1" office:value-type="string">
            <text:p>239 836 115</text:p>
          </table:table-cell>
        </table:table-row>
        <table:table-row table:style-name="ro1">
          <table:table-cell table:style-name="ce1" office:value-type="string">
            <text:p>Cafetaria Coimbra Doce</text:p>
          </table:table-cell>
          <table:table-cell table:style-name="ce1" office:value-type="string">
            <text:p>Av. Fernão de Magalhães 246, 3000-172 Coimbra, Portugal</text:p>
          </table:table-cell>
          <table:table-cell table:style-name="ce1" office:value-type="string">
            <text:p>239 836 115</text:p>
          </table:table-cell>
        </table:table-row>
        <table:table-row table:style-name="ro1">
          <table:table-cell table:style-name="ce1" office:value-type="string">
            <text:p>Cafetaria Coimbra Doce</text:p>
          </table:table-cell>
          <table:table-cell table:style-name="ce1" office:value-type="string">
            <text:p>Av. Fernão de Magalhães 246, 3000-172 Coimbra, Portugal</text:p>
          </table:table-cell>
          <table:table-cell table:style-name="ce1" office:value-type="string">
            <text:p>239 836 115</text:p>
          </table:table-cell>
        </table:table-row>
        <table:table-row table:style-name="ro1">
          <table:table-cell table:style-name="ce1" office:value-type="string">
            <text:p>Cafetaria Landeau Chocolate</text:p>
          </table:table-cell>
          <table:table-cell table:style-name="ce1" office:value-type="string">
            <text:p>Rua das Flores 70, 1299-195 Lisboa, Portugal</text:p>
          </table:table-cell>
          <table:table-cell table:style-name="ce1" office:value-type="string">
            <text:p>911 810 801</text:p>
          </table:table-cell>
        </table:table-row>
        <table:table-row table:style-name="ro1">
          <table:table-cell table:style-name="ce1" office:value-type="string">
            <text:p>Cafetaria Landeau Chocolate</text:p>
          </table:table-cell>
          <table:table-cell table:style-name="ce1" office:value-type="string">
            <text:p>Rua das Flores 70, 1299-195 Lisboa, Portugal</text:p>
          </table:table-cell>
          <table:table-cell table:style-name="ce1" office:value-type="string">
            <text:p>911 810 801</text:p>
          </table:table-cell>
        </table:table-row>
        <table:table-row table:style-name="ro1">
          <table:table-cell table:style-name="ce1" office:value-type="string">
            <text:p>Cafetaria Mel &amp; Noz</text:p>
          </table:table-cell>
          <table:table-cell table:style-name="ce1" office:value-type="string">
            <text:p>R. Mal. Costa Gomes, 7005-145 Évora, Portugal</text:p>
          </table:table-cell>
          <table:table-cell table:style-name="ce1" office:value-type="string">
            <text:p>934 250 339</text:p>
          </table:table-cell>
        </table:table-row>
        <table:table-row table:style-name="ro1">
          <table:table-cell table:style-name="ce1" office:value-type="string">
            <text:p>Cafetaria Mel &amp; Noz</text:p>
          </table:table-cell>
          <table:table-cell table:style-name="ce1" office:value-type="string">
            <text:p>R. Mal. Costa Gomes, 7005-145 Évora, Portugal</text:p>
          </table:table-cell>
          <table:table-cell table:style-name="ce1" office:value-type="string">
            <text:p>934 250 339</text:p>
          </table:table-cell>
        </table:table-row>
        <table:table-row table:style-name="ro1">
          <table:table-cell table:style-name="ce1" office:value-type="string">
            <text:p>Caju - Agência de Marketing &amp; Comunicação</text:p>
          </table:table-cell>
          <table:table-cell table:style-name="ce1" office:value-type="string">
            <text:p>R. João de Ruão 12, 3000-229 Coimbra, Portugal</text:p>
          </table:table-cell>
          <table:table-cell table:style-name="ce1" office:value-type="string">
            <text:p>911 988 276</text:p>
          </table:table-cell>
        </table:table-row>
        <table:table-row table:style-name="ro1">
          <table:table-cell table:style-name="ce1" office:value-type="string">
            <text:p>Caju - Agência de Marketing &amp; Comunicação</text:p>
          </table:table-cell>
          <table:table-cell table:style-name="ce1" office:value-type="string">
            <text:p>R. João de Ruão 12, 3000-229 Coimbra, Portugal</text:p>
          </table:table-cell>
          <table:table-cell table:style-name="ce1" office:value-type="string">
            <text:p>911 988 276</text:p>
          </table:table-cell>
        </table:table-row>
        <table:table-row table:style-name="ro1">
          <table:table-cell table:style-name="ce1" office:value-type="string">
            <text:p>Caju Comunicação</text:p>
          </table:table-cell>
          <table:table-cell table:style-name="ce1" office:value-type="string">
            <text:p>R. da Bica de Duarte Belo, 1200-054 Lisboa, Portugal</text:p>
          </table:table-cell>
          <table:table-cell table:style-name="ce1" office:value-type="string">
            <text:p>927 305 709</text:p>
          </table:table-cell>
        </table:table-row>
        <table:table-row table:style-name="ro1">
          <table:table-cell table:style-name="ce1" office:value-type="string">
            <text:p>Cake Lovers</text:p>
          </table:table-cell>
          <table:table-cell table:style-name="ce1" office:value-type="string">
            <text:p>Av. António Portugal 14, 3030-297 Coimbra, Portugal</text:p>
          </table:table-cell>
          <table:table-cell table:style-name="ce1" office:value-type="string">
            <text:p>239 097 902</text:p>
          </table:table-cell>
        </table:table-row>
        <table:table-row table:style-name="ro1">
          <table:table-cell table:style-name="ce1" office:value-type="string">
            <text:p>Camões</text:p>
          </table:table-cell>
          <table:table-cell table:style-name="ce1" office:value-type="string">
            <text:p>Rua do Loreto 63 65, 1200-241 Lisboa, Portugal</text:p>
          </table:table-cell>
          <table:table-cell table:style-name="ce1" office:value-type="string">
            <text:p>21 342 7065</text:p>
          </table:table-cell>
        </table:table-row>
        <table:table-row table:style-name="ro1">
          <table:table-cell table:style-name="ce1" office:value-type="string">
            <text:p>Can the Can Lisboa</text:p>
          </table:table-cell>
          <table:table-cell table:style-name="ce1" office:value-type="string">
            <text:p>Praça do Comércio 82 83, 1100-148 Lisboa, Portugal</text:p>
          </table:table-cell>
          <table:table-cell table:style-name="ce1" office:value-type="string">
            <text:p>914 007 100</text:p>
          </table:table-cell>
        </table:table-row>
        <table:table-row table:style-name="ro1">
          <table:table-cell table:style-name="ce1" office:value-type="string">
            <text:p>Candeeiros Vinagre</text:p>
          </table:table-cell>
          <table:table-cell table:style-name="ce1" office:value-type="string">
            <text:p>Rua Dr. Carlos, R. Dr. Luís Reis Silva 2 R/c Dto, 2530-102 Lourinhã, Portugal</text:p>
          </table:table-cell>
          <table:table-cell table:style-name="ce1" office:value-type="string">
            <text:p>261 422 270</text:p>
          </table:table-cell>
        </table:table-row>
        <table:table-row table:style-name="ro1">
          <table:table-cell table:style-name="ce1" office:value-type="string">
            <text:p>Candeeiros Vinagre</text:p>
          </table:table-cell>
          <table:table-cell table:style-name="ce1" office:value-type="string">
            <text:p>Rua Dr. Carlos, R. Dr. Luís Reis Silva 2 R/c Dto, 2530-102 Lourinhã, Portugal</text:p>
          </table:table-cell>
          <table:table-cell table:style-name="ce1" office:value-type="string">
            <text:p>261 422 270</text:p>
          </table:table-cell>
        </table:table-row>
        <table:table-row table:style-name="ro1">
          <table:table-cell table:style-name="ce1" office:value-type="string">
            <text:p>Cannabis Store Amsterdam Coimbra</text:p>
          </table:table-cell>
          <table:table-cell table:style-name="ce1" office:value-type="string">
            <text:p>R. Ferreira Borges 45, 3000-180 Coimbra, Portugal</text:p>
          </table:table-cell>
          <table:table-cell table:style-name="ce1" office:value-type="string">
            <text:p>926 214 571</text:p>
          </table:table-cell>
        </table:table-row>
        <table:table-row table:style-name="ro1">
          <table:table-cell table:style-name="ce1" office:value-type="string">
            <text:p>Cantinho do Aziz</text:p>
          </table:table-cell>
          <table:table-cell table:style-name="ce1" office:value-type="string">
            <text:p>R. de São Lourenço 5, 1100-530 Lisboa, Portugal</text:p>
          </table:table-cell>
          <table:table-cell table:style-name="ce1" office:value-type="string">
            <text:p>21 887 6472</text:p>
          </table:table-cell>
        </table:table-row>
        <table:table-row table:style-name="ro1">
          <table:table-cell table:style-name="ce1" office:value-type="string">
            <text:p>Cánutt</text:p>
          </table:table-cell>
          <table:table-cell table:style-name="ce1" office:value-type="string">
            <text:p>Largo 1º de Maio 44 4, 2650-143 Amadora, Portugal</text:p>
          </table:table-cell>
          <table:table-cell table:style-name="ce1" office:value-type="string">
            <text:p>965 456 591</text:p>
          </table:table-cell>
        </table:table-row>
        <table:table-row table:style-name="ro1">
          <table:table-cell table:style-name="ce1" office:value-type="string">
            <text:p>Cánutt</text:p>
          </table:table-cell>
          <table:table-cell table:style-name="ce1" office:value-type="string">
            <text:p>Largo 1º de Maio 44 4, 2650-143 Amadora, Portugal</text:p>
          </table:table-cell>
          <table:table-cell table:style-name="ce1" office:value-type="string">
            <text:p>965 456 591</text:p>
          </table:table-cell>
        </table:table-row>
        <table:table-row table:style-name="ro1">
          <table:table-cell table:style-name="ce1" office:value-type="string">
            <text:p>Caracóis e Frutos Secos - José Franco Silvestre | Loja de Sintra</text:p>
          </table:table-cell>
          <table:table-cell table:style-name="ce1" office:value-type="string">
            <text:p>Caminho do Cabeço e da Peça 1 3, 2705-726 São João das Lampas, Portugal</text:p>
          </table:table-cell>
          <table:table-cell table:style-name="ce1" office:value-type="string">
            <text:p>21 961 8195</text:p>
          </table:table-cell>
        </table:table-row>
        <table:table-row table:style-name="ro1">
          <table:table-cell table:style-name="ce1" office:value-type="string">
            <text:p>Carbeta</text:p>
          </table:table-cell>
          <table:table-cell table:style-name="ce1" office:value-type="string">
            <text:p>R. Oliveira Martins 9, 2700-618 Amadora, Portugal</text:p>
          </table:table-cell>
          <table:table-cell table:style-name="ce1" office:value-type="string">
            <text:p>21 492 2659</text:p>
          </table:table-cell>
        </table:table-row>
        <table:table-row table:style-name="ro1">
          <table:table-cell table:style-name="ce1" office:value-type="string">
            <text:p>Carbeta</text:p>
          </table:table-cell>
          <table:table-cell table:style-name="ce1" office:value-type="string">
            <text:p>R. Oliveira Martins 9, 2700-618 Amadora, Portugal</text:p>
          </table:table-cell>
          <table:table-cell table:style-name="ce1" office:value-type="string">
            <text:p>21 492 2659</text:p>
          </table:table-cell>
        </table:table-row>
        <table:table-row table:style-name="ro1">
          <table:table-cell table:style-name="ce1" office:value-type="string">
            <text:p>Carbeta</text:p>
          </table:table-cell>
          <table:table-cell table:style-name="ce1" office:value-type="string">
            <text:p>R. Oliveira Martins 9, 2700-618 Amadora, Portugal</text:p>
          </table:table-cell>
          <table:table-cell table:style-name="ce1" office:value-type="string">
            <text:p>21 492 2659</text:p>
          </table:table-cell>
        </table:table-row>
        <table:table-row table:style-name="ro1">
          <table:table-cell table:style-name="ce1" office:value-type="string">
            <text:p>Carrefour Market - Shopping Nações Unidas</text:p>
          </table:table-cell>
          <table:table-cell table:style-name="ce1" office:value-type="string">
            <text:p>Av. das Nações Unidas, 12901 - Cidade Monções, São Paulo - SP, 04578-910, Brazil</text:p>
          </table:table-cell>
          <table:table-cell table:style-name="ce1" office:value-type="string">
            <text:p>3004-2222</text:p>
          </table:table-cell>
        </table:table-row>
        <table:table-row table:style-name="ro1">
          <table:table-cell table:style-name="ce1" office:value-type="string">
            <text:p>Cartuxa - Quinta de Valbom - Fundação Eugénio de Almeida</text:p>
          </table:table-cell>
          <table:table-cell table:style-name="ce1" office:value-type="string">
            <text:p>Q.ta de Valbom, 7001-901 Évora, Portugal</text:p>
          </table:table-cell>
          <table:table-cell table:style-name="ce1" office:value-type="string">
            <text:p>266 748 383</text:p>
          </table:table-cell>
        </table:table-row>
        <table:table-row table:style-name="ro1">
          <table:table-cell table:style-name="ce1" office:value-type="string">
            <text:p>Caruma, Wine and Snacks</text:p>
          </table:table-cell>
          <table:table-cell table:style-name="ce1" office:value-type="string">
            <text:p>Rua do Sol à Graça 61A, 1170-364 Lisboa, Portugal</text:p>
          </table:table-cell>
          <table:table-cell table:style-name="ce1" office:value-type="string">
            <text:p>21 806 0345</text:p>
          </table:table-cell>
        </table:table-row>
        <table:table-row table:style-name="ro1">
          <table:table-cell table:style-name="ce1" office:value-type="string">
            <text:p>Casa das Frutas e Legumes</text:p>
          </table:table-cell>
          <table:table-cell table:style-name="ce1" office:value-type="string">
            <text:p>R. Conselheiro Lobato 518, 4705 Braga, Portugal</text:p>
          </table:table-cell>
          <table:table-cell table:style-name="ce1" office:value-type="string">
            <text:p>253 271 471</text:p>
          </table:table-cell>
        </table:table-row>
        <table:table-row table:style-name="ro1">
          <table:table-cell table:style-name="ce1" office:value-type="string">
            <text:p>Casa das Natas</text:p>
          </table:table-cell>
          <table:table-cell table:style-name="ce1" office:value-type="string">
            <text:p>R. do Cruzeiro 140, Ferreiros, 4700-134 Braga, Portugal</text:p>
          </table:table-cell>
          <table:table-cell table:style-name="ce1" office:value-type="string">
            <text:p>253 068 726</text:p>
          </table:table-cell>
        </table:table-row>
        <table:table-row table:style-name="ro1">
          <table:table-cell table:style-name="ce1" office:value-type="string">
            <text:p>Casa de Formação Cristã da Rainha Santa</text:p>
          </table:table-cell>
          <table:table-cell table:style-name="ce1" office:value-type="string">
            <text:p>Av. Cónego Urbano Duarte 63, 3000 Coimbra, Portugal</text:p>
          </table:table-cell>
          <table:table-cell table:style-name="ce1" office:value-type="string">
            <text:p>239 701 576</text:p>
          </table:table-cell>
        </table:table-row>
        <table:table-row table:style-name="ro1">
          <table:table-cell table:style-name="ce1" office:value-type="string">
            <text:p>Casa dos Ovos Moles em Lisboa</text:p>
          </table:table-cell>
          <table:table-cell table:style-name="ce1" office:value-type="string">
            <text:p>Calçada do Sacramento 25, 1200-393 Lisboa, Portugal</text:p>
          </table:table-cell>
          <table:table-cell table:style-name="ce1" office:value-type="string">
            <text:p>918 116 513</text:p>
          </table:table-cell>
        </table:table-row>
        <table:table-row table:style-name="ro1">
          <table:table-cell table:style-name="ce1" office:value-type="string">
            <text:p>Casa Graviola - Healthy Food</text:p>
          </table:table-cell>
          <table:table-cell table:style-name="ce1" office:value-type="string">
            <text:p>Rua da Boavista 66, 1200-262 Lisboa, Portugal</text:p>
          </table:table-cell>
          <table:table-cell table:style-name="ce1" office:value-type="string">
            <text:p>963 028 570</text:p>
          </table:table-cell>
        </table:table-row>
        <table:table-row table:style-name="ro1">
          <table:table-cell table:style-name="ce1" office:value-type="string">
            <text:p>Casa Natal</text:p>
          </table:table-cell>
          <table:table-cell table:style-name="ce1" office:value-type="string">
            <text:p>Rua de Fernandes Tomás 833, 4000-219 Porto, Portugal</text:p>
          </table:table-cell>
          <table:table-cell table:style-name="ce1" office:value-type="string">
            <text:p>22 205 2537</text:p>
          </table:table-cell>
        </table:table-row>
        <table:table-row table:style-name="ro1">
          <table:table-cell table:style-name="ce1" office:value-type="string">
            <text:p>Casa Pardal-Porto</text:p>
          </table:table-cell>
          <table:table-cell table:style-name="ce1" office:value-type="string">
            <text:p>R. da Boavista 655, 4050-109 Porto, Portugal</text:p>
          </table:table-cell>
          <table:table-cell table:style-name="ce1" office:value-type="string">
            <text:p>22 208 3166</text:p>
          </table:table-cell>
        </table:table-row>
        <table:table-row table:style-name="ro1">
          <table:table-cell table:style-name="ce1" office:value-type="string">
            <text:p>Casa Pardal-Porto</text:p>
          </table:table-cell>
          <table:table-cell table:style-name="ce1" office:value-type="string">
            <text:p>R. da Boavista 655, 4050-109 Porto, Portugal</text:p>
          </table:table-cell>
          <table:table-cell table:style-name="ce1" office:value-type="string">
            <text:p>22 208 3166</text:p>
          </table:table-cell>
        </table:table-row>
        <table:table-row table:style-name="ro1">
          <table:table-cell table:style-name="ce1" office:value-type="string">
            <text:p>Casas de madeira, uma forma natural de viver</text:p>
          </table:table-cell>
          <table:table-cell table:style-name="ce1" office:value-type="string">
            <text:p>R. Pedro Estaços 5 7, 7005-579 Évora, Portugal</text:p>
          </table:table-cell>
          <table:table-cell table:style-name="ce1" office:value-type="string">
            <text:p>266 181 905</text:p>
          </table:table-cell>
        </table:table-row>
        <table:table-row table:style-name="ro1">
          <table:table-cell table:style-name="ce1" office:value-type="string">
            <text:p>Cavalariça Évora</text:p>
          </table:table-cell>
          <table:table-cell table:style-name="ce1" office:value-type="string">
            <text:p>Palácio dos Duques de Cadaval, R. Augusto Filipe Simões, 7000-845 Évora, Portugal</text:p>
          </table:table-cell>
          <table:table-cell table:style-name="ce1" office:value-type="string">
            <text:p>266 248 775</text:p>
          </table:table-cell>
        </table:table-row>
        <table:table-row table:style-name="ro1">
          <table:table-cell table:style-name="ce1" office:value-type="string">
            <text:p>Celeiro</text:p>
          </table:table-cell>
          <table:table-cell table:style-name="ce1" office:value-type="string">
            <text:p>Estrada Nacional 249 1, 2724-510 Amadora, Portugal</text:p>
          </table:table-cell>
          <table:table-cell table:style-name="ce1" office:value-type="string">
            <text:p>21 010 6862</text:p>
          </table:table-cell>
        </table:table-row>
        <table:table-row table:style-name="ro1">
          <table:table-cell table:style-name="ce1" office:value-type="string">
            <text:p>Celeiro</text:p>
          </table:table-cell>
          <table:table-cell table:style-name="ce1" office:value-type="string">
            <text:p>Estrada Nacional 249 1, 2724-510 Amadora, Portugal</text:p>
          </table:table-cell>
          <table:table-cell table:style-name="ce1" office:value-type="string">
            <text:p>21 010 6862</text:p>
          </table:table-cell>
        </table:table-row>
        <table:table-row table:style-name="ro1">
          <table:table-cell table:style-name="ce1" office:value-type="string">
            <text:p>Celeiro</text:p>
          </table:table-cell>
          <table:table-cell table:style-name="ce1" office:value-type="string">
            <text:p>Av. António Augusto de Aguiar 130A, 1050-020 Lisboa, Portugal</text:p>
          </table:table-cell>
          <table:table-cell table:style-name="ce1" office:value-type="string">
            <text:p>21 355 8164</text:p>
          </table:table-cell>
        </table:table-row>
        <table:table-row table:style-name="ro1">
          <table:table-cell table:style-name="ce1" office:value-type="string">
            <text:p>Celeiro</text:p>
          </table:table-cell>
          <table:table-cell table:style-name="ce1" office:value-type="string">
            <text:p>R. do Aljube 15, São Martinho, 9000-067 Funchal, Portugal</text:p>
          </table:table-cell>
          <table:table-cell table:style-name="ce1" office:value-type="string">
            <text:p>291 148 074</text:p>
          </table:table-cell>
        </table:table-row>
        <table:table-row table:style-name="ro1">
          <table:table-cell table:style-name="ce1" office:value-type="string">
            <text:p>Celeiro</text:p>
          </table:table-cell>
          <table:table-cell table:style-name="ce1" office:value-type="string">
            <text:p>R. do Aljube 15, São Martinho, 9000-067 Funchal, Portugal</text:p>
          </table:table-cell>
          <table:table-cell table:style-name="ce1" office:value-type="string">
            <text:p>291 148 074</text:p>
          </table:table-cell>
        </table:table-row>
        <table:table-row table:style-name="ro1">
          <table:table-cell table:style-name="ce1" office:value-type="string">
            <text:p>Celeiro - Campo de Ourique</text:p>
          </table:table-cell>
          <table:table-cell table:style-name="ce1" office:value-type="string">
            <text:p>R. 4 de Infantaria 34, 1350-273 Lisboa, Portugal</text:p>
          </table:table-cell>
          <table:table-cell table:style-name="ce1" office:value-type="string">
            <text:p>21 397 1648</text:p>
          </table:table-cell>
        </table:table-row>
        <table:table-row table:style-name="ro1">
          <table:table-cell table:style-name="ce1" office:value-type="string">
            <text:p>Celeiro (C.C. Alvalade)</text:p>
          </table:table-cell>
          <table:table-cell table:style-name="ce1" office:value-type="string">
            <text:p>Praça Alvalade 6 14, 1700-036 Lisboa, Portugal</text:p>
          </table:table-cell>
          <table:table-cell table:style-name="ce1" office:value-type="string">
            <text:p>21 010 6735</text:p>
          </table:table-cell>
        </table:table-row>
        <table:table-row table:style-name="ro1">
          <table:table-cell table:style-name="ce1" office:value-type="string">
            <text:p>Celeiro 1º Dezembro</text:p>
          </table:table-cell>
          <table:table-cell table:style-name="ce1" office:value-type="string">
            <text:p>R. 1º de Dezembro 65, 1200-357 Lisboa, Portugal</text:p>
          </table:table-cell>
          <table:table-cell table:style-name="ce1" office:value-type="string">
            <text:p>21 030 6030</text:p>
          </table:table-cell>
        </table:table-row>
        <table:table-row table:style-name="ro1">
          <table:table-cell table:style-name="ce1" office:value-type="string">
            <text:p>Celeiro 1º Dezembro</text:p>
          </table:table-cell>
          <table:table-cell table:style-name="ce1" office:value-type="string">
            <text:p>R. 1º de Dezembro 65, 1200-357 Lisboa, Portugal</text:p>
          </table:table-cell>
          <table:table-cell table:style-name="ce1" office:value-type="string">
            <text:p>21 030 6030</text:p>
          </table:table-cell>
        </table:table-row>
        <table:table-row table:style-name="ro1">
          <table:table-cell table:style-name="ce1" office:value-type="string">
            <text:p>Celeiro Alma Shopping</text:p>
          </table:table-cell>
          <table:table-cell table:style-name="ce1" office:value-type="string">
            <text:p>R. Gen. Humberto Delgado 207 211, Fonte da Cheira, 3030-327 Coimbra, Portugal</text:p>
          </table:table-cell>
          <table:table-cell table:style-name="ce1" office:value-type="string">
            <text:p>239 780 617</text:p>
          </table:table-cell>
        </table:table-row>
        <table:table-row table:style-name="ro1">
          <table:table-cell table:style-name="ce1" office:value-type="string">
            <text:p>Celeiro Alma Shopping</text:p>
          </table:table-cell>
          <table:table-cell table:style-name="ce1" office:value-type="string">
            <text:p>R. Gen. Humberto Delgado 207 211, Fonte da Cheira, 3030-327 Coimbra, Portugal</text:p>
          </table:table-cell>
          <table:table-cell table:style-name="ce1" office:value-type="string">
            <text:p>239 780 617</text:p>
          </table:table-cell>
        </table:table-row>
        <table:table-row table:style-name="ro1">
          <table:table-cell table:style-name="ce1" office:value-type="string">
            <text:p>Celeiro Amoreiras</text:p>
          </table:table-cell>
          <table:table-cell table:style-name="ce1" office:value-type="string">
            <text:p>Av. Eng. Duarte Pacheco 1131, 1070-103 Lisboa, Portugal</text:p>
          </table:table-cell>
          <table:table-cell table:style-name="ce1" office:value-type="string">
            <text:p>21 017 7800</text:p>
          </table:table-cell>
        </table:table-row>
        <table:table-row table:style-name="ro1">
          <table:table-cell table:style-name="ce1" office:value-type="string">
            <text:p>Celeiro Av. Roma lisboa</text:p>
          </table:table-cell>
          <table:table-cell table:style-name="ce1" office:value-type="string">
            <text:p>Av. de Roma 12, 1000-298 Lisboa, Portugal</text:p>
          </table:table-cell>
          <table:table-cell table:style-name="ce1" office:value-type="string">
            <text:p>21 848 6908</text:p>
          </table:table-cell>
        </table:table-row>
        <table:table-row table:style-name="ro1">
          <table:table-cell table:style-name="ce1" office:value-type="string">
            <text:p>Celeiro Av. Roma lisboa</text:p>
          </table:table-cell>
          <table:table-cell table:style-name="ce1" office:value-type="string">
            <text:p>Av. de Roma 12, 1000-298 Lisboa, Portugal</text:p>
          </table:table-cell>
          <table:table-cell table:style-name="ce1" office:value-type="string">
            <text:p>21 848 6908</text:p>
          </table:table-cell>
        </table:table-row>
        <table:table-row table:style-name="ro1">
          <table:table-cell table:style-name="ce1" office:value-type="string">
            <text:p>Celeiro da Saúde Coimbra</text:p>
          </table:table-cell>
          <table:table-cell table:style-name="ce1" office:value-type="string">
            <text:p>Av. Mendes Silva 211, Alto de São João, 3030-193 Coimbra, Portugal</text:p>
          </table:table-cell>
          <table:table-cell table:style-name="ce1" office:value-type="string">
            <text:p>239 724 222</text:p>
          </table:table-cell>
        </table:table-row>
        <table:table-row table:style-name="ro1">
          <table:table-cell table:style-name="ce1" office:value-type="string">
            <text:p>Celeiro Duque de Ávila</text:p>
          </table:table-cell>
          <table:table-cell table:style-name="ce1" office:value-type="string">
            <text:p>Av. Duque de Ávila 141B, 1050-053 Lisboa, Portugal</text:p>
          </table:table-cell>
          <table:table-cell table:style-name="ce1" office:value-type="string">
            <text:p>967 858 091</text:p>
          </table:table-cell>
        </table:table-row>
        <table:table-row table:style-name="ro1">
          <table:table-cell table:style-name="ce1" office:value-type="string">
            <text:p>Celeiro Fórum Coimbra</text:p>
          </table:table-cell>
          <table:table-cell table:style-name="ce1" office:value-type="string">
            <text:p>Av. José Bonifácio de Andrade e Silva Nº1, Piso 0, Av. José Bonifácio de Andrade e Silva 1 loja 013, 3040-389 Coimbra, Portugal</text:p>
          </table:table-cell>
          <table:table-cell table:style-name="ce1" office:value-type="string">
            <text:p>239 070 121</text:p>
          </table:table-cell>
        </table:table-row>
        <table:table-row table:style-name="ro1">
          <table:table-cell table:style-name="ce1" office:value-type="string">
            <text:p>Celeiro Morais Soares</text:p>
          </table:table-cell>
          <table:table-cell table:style-name="ce1" office:value-type="string">
            <text:p>R. Morais Soares 83 A, 1900-342 Lisboa, Portugal</text:p>
          </table:table-cell>
          <table:table-cell table:style-name="ce1" office:value-type="string">
            <text:p>21 814 1913</text:p>
          </table:table-cell>
        </table:table-row>
        <table:table-row table:style-name="ro1">
          <table:table-cell table:style-name="ce1" office:value-type="string">
            <text:p>Celeiro Republica</text:p>
          </table:table-cell>
          <table:table-cell table:style-name="ce1" office:value-type="string">
            <text:p>Av. da República 83C, 1050-190 Lisboa, Portugal</text:p>
          </table:table-cell>
          <table:table-cell table:style-name="ce1" office:value-type="string">
            <text:p>21 795 2823</text:p>
          </table:table-cell>
        </table:table-row>
        <table:table-row table:style-name="ro1">
          <table:table-cell table:style-name="ce1" office:value-type="string">
            <text:p>Celeiro Republica</text:p>
          </table:table-cell>
          <table:table-cell table:style-name="ce1" office:value-type="string">
            <text:p>Av. da República 83C, 1050-190 Lisboa, Portugal</text:p>
          </table:table-cell>
          <table:table-cell table:style-name="ce1" office:value-type="string">
            <text:p>21 795 2823</text:p>
          </table:table-cell>
        </table:table-row>
        <table:table-row table:style-name="ro1">
          <table:table-cell table:style-name="ce1" office:value-type="string">
            <text:p>Celeiro Saldanha Residence</text:p>
          </table:table-cell>
          <table:table-cell table:style-name="ce1" office:value-type="string">
            <text:p>Av. Fontes Pereira de Melo 42 E, 1050-250 Lisboa, Portugal</text:p>
          </table:table-cell>
          <table:table-cell table:style-name="ce1" office:value-type="string">
            <text:p>21 269 6483</text:p>
          </table:table-cell>
        </table:table-row>
        <table:table-row table:style-name="ro1">
          <table:table-cell table:style-name="ce1" office:value-type="string">
            <text:p>Celeiro UBBO</text:p>
          </table:table-cell>
          <table:table-cell table:style-name="ce1" office:value-type="string">
            <text:p>Centro Comercial Ubbo, Av. Cruzeiro Seixas 5 e 7 2650, 2650-435 Amadora, Portugal</text:p>
          </table:table-cell>
          <table:table-cell table:style-name="ce1" office:value-type="string">
            <text:p>21 478 2565</text:p>
          </table:table-cell>
        </table:table-row>
        <table:table-row table:style-name="ro1">
          <table:table-cell table:style-name="ce1" office:value-type="string">
            <text:p>Cervejaria Praxis</text:p>
          </table:table-cell>
          <table:table-cell table:style-name="ce1" office:value-type="string">
            <text:p>Rua António Gonçalves 28/29 Santa Clara, 3040-320 Coimbra, Portugal</text:p>
          </table:table-cell>
          <table:table-cell table:style-name="ce1" office:value-type="string">
            <text:p>239 440 207</text:p>
          </table:table-cell>
        </table:table-row>
        <table:table-row table:style-name="ro1">
          <table:table-cell table:style-name="ce1" office:value-type="string">
            <text:p>Céu Chocolatier</text:p>
          </table:table-cell>
          <table:table-cell table:style-name="ce1" office:value-type="string">
            <text:p>Águas-Livres, Av. Alves Redol 19F 19G, Damaia, 2720-034 Amadora, Portugal</text:p>
          </table:table-cell>
          <table:table-cell table:style-name="ce1" office:value-type="string">
            <text:p>914 518 244</text:p>
          </table:table-cell>
        </table:table-row>
        <table:table-row table:style-name="ro1">
          <table:table-cell table:style-name="ce1" office:value-type="string">
            <text:p>Chafariz gelato &amp; café ( Ottavia factory )</text:p>
          </table:table-cell>
          <table:table-cell table:style-name="ce1" office:value-type="string">
            <text:p>Largo do Chafariz 16, São Martinho, 9000-080 Funchal, Portugal</text:p>
          </table:table-cell>
          <table:table-cell table:style-name="ce1" office:value-type="string">
            <text:p>918 343 016</text:p>
          </table:table-cell>
        </table:table-row>
        <table:table-row table:style-name="ro1">
          <table:table-cell table:style-name="ce1" office:value-type="string">
            <text:p>Chafariz gelato &amp; café ( Ottavia factory )</text:p>
          </table:table-cell>
          <table:table-cell table:style-name="ce1" office:value-type="string">
            <text:p>Largo do Chafariz 16, São Martinho, 9000-080 Funchal, Portugal</text:p>
          </table:table-cell>
          <table:table-cell table:style-name="ce1" office:value-type="string">
            <text:p>918 343 016</text:p>
          </table:table-cell>
        </table:table-row>
        <table:table-row table:style-name="ro1">
          <table:table-cell table:style-name="ce1" office:value-type="string">
            <text:p>Chafariz gelato &amp; café ( Ottavia factory )</text:p>
          </table:table-cell>
          <table:table-cell table:style-name="ce1" office:value-type="string">
            <text:p>Largo do Chafariz 16, São Martinho, 9000-080 Funchal, Portugal</text:p>
          </table:table-cell>
          <table:table-cell table:style-name="ce1" office:value-type="string">
            <text:p>918 343 016</text:p>
          </table:table-cell>
        </table:table-row>
        <table:table-row table:style-name="ro1">
          <table:table-cell table:style-name="ce1" office:value-type="string">
            <text:p>Chafariz gelato &amp; café ( Ottavia factory )</text:p>
          </table:table-cell>
          <table:table-cell table:style-name="ce1" office:value-type="string">
            <text:p>Largo do Chafariz 16, São Martinho, 9000-080 Funchal, Portugal</text:p>
          </table:table-cell>
          <table:table-cell table:style-name="ce1" office:value-type="string">
            <text:p>918 343 016</text:p>
          </table:table-cell>
        </table:table-row>
        <table:table-row table:style-name="ro1">
          <table:table-cell table:style-name="ce1" office:value-type="string">
            <text:p>Chás e Cafés Babalú</text:p>
          </table:table-cell>
          <table:table-cell table:style-name="ce1" office:value-type="string">
            <text:p>Largo Alexandre Gusmão 2A, Damaia, 2720-122 Amadora, Portugal</text:p>
          </table:table-cell>
          <table:table-cell table:style-name="ce1" office:value-type="string">
            <text:p>21 497 0833</text:p>
          </table:table-cell>
        </table:table-row>
        <table:table-row table:style-name="ro1">
          <table:table-cell table:style-name="ce1" office:value-type="string">
            <text:p>Chás e Cafés Babalú</text:p>
          </table:table-cell>
          <table:table-cell table:style-name="ce1" office:value-type="string">
            <text:p>Largo Alexandre Gusmão 2A, Damaia, 2720-122 Amadora, Portugal</text:p>
          </table:table-cell>
          <table:table-cell table:style-name="ce1" office:value-type="string">
            <text:p>21 497 0833</text:p>
          </table:table-cell>
        </table:table-row>
        <table:table-row table:style-name="ro1">
          <table:table-cell table:style-name="ce1" office:value-type="string">
            <text:p>Choco &amp; Nut</text:p>
          </table:table-cell>
          <table:table-cell table:style-name="ce1" office:value-type="string">
            <text:p>Lote 4, Evora Plaza- loja 1.09,7005-345, R. Luís Adelino Fonseca, 7005-345 Évora, Portugal</text:p>
          </table:table-cell>
          <table:table-cell table:style-name="ce1" office:value-type="string">
            <text:p>963 716 227</text:p>
          </table:table-cell>
        </table:table-row>
        <table:table-row table:style-name="ro1">
          <table:table-cell table:style-name="ce1" office:value-type="string">
            <text:p>Chocolat'In by Uaucacau</text:p>
          </table:table-cell>
          <table:table-cell table:style-name="ce1" office:value-type="string">
            <text:p>La Vie, Rua Dr. Brito Câmara n.º9, São Martinho, 9000-039 Funchal, Portugal</text:p>
          </table:table-cell>
          <table:table-cell table:style-name="ce1" office:value-type="string">
            <text:p>291 223 633</text:p>
          </table:table-cell>
        </table:table-row>
        <table:table-row table:style-name="ro1">
          <table:table-cell table:style-name="ce1" office:value-type="string">
            <text:p>Chocolat'In by Uaucacau</text:p>
          </table:table-cell>
          <table:table-cell table:style-name="ce1" office:value-type="string">
            <text:p>La Vie, Rua Dr. Brito Câmara n.º9, São Martinho, 9000-039 Funchal, Portugal</text:p>
          </table:table-cell>
          <table:table-cell table:style-name="ce1" office:value-type="string">
            <text:p>291 223 633</text:p>
          </table:table-cell>
        </table:table-row>
        <table:table-row table:style-name="ro1">
          <table:table-cell table:style-name="ce1" office:value-type="string">
            <text:p>Chocolataria das Flores</text:p>
          </table:table-cell>
          <table:table-cell table:style-name="ce1" office:value-type="string">
            <text:p>Portugal, R. da Ponte Nova 64, 4050-485 Porto, Portugal</text:p>
          </table:table-cell>
          <table:table-cell table:style-name="ce1" office:value-type="string">
            <text:p>22 018 5892</text:p>
          </table:table-cell>
        </table:table-row>
        <table:table-row table:style-name="ro1">
          <table:table-cell table:style-name="ce1" office:value-type="string">
            <text:p>Chocolataria das Flores</text:p>
          </table:table-cell>
          <table:table-cell table:style-name="ce1" office:value-type="string">
            <text:p>Portugal, R. da Ponte Nova 64, 4050-485 Porto, Portugal</text:p>
          </table:table-cell>
          <table:table-cell table:style-name="ce1" office:value-type="string">
            <text:p>22 018 5892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as Flores 298, 4000-069 Porto, Portugal</text:p>
          </table:table-cell>
          <table:table-cell table:style-name="ce1" office:value-type="string">
            <text:p>22 096 6032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as Flores 298, 4000-069 Porto, Portugal</text:p>
          </table:table-cell>
          <table:table-cell table:style-name="ce1" office:value-type="string">
            <text:p>22 096 6032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e Sá da Bandeira 637, 4000-453 Porto, Portugal</text:p>
          </table:table-cell>
          <table:table-cell table:style-name="ce1" office:value-type="string">
            <text:p>22 201 0455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e Sá da Bandeira 637, 4000-453 Porto, Portugal</text:p>
          </table:table-cell>
          <table:table-cell table:style-name="ce1" office:value-type="string">
            <text:p>22 201 0455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e Fernandes Tomás 3, 3000-180 Coimbra, Portugal</text:p>
          </table:table-cell>
          <table:table-cell table:style-name="ce1" office:value-type="string">
            <text:p>22 201 8167</text:p>
          </table:table-cell>
        </table:table-row>
        <table:table-row table:style-name="ro1">
          <table:table-cell table:style-name="ce1" office:value-type="string">
            <text:p>Chocolataria Equador</text:p>
          </table:table-cell>
          <table:table-cell table:style-name="ce1" office:value-type="string">
            <text:p>R. de Fernandes Tomás 3, 3000-180 Coimbra, Portugal</text:p>
          </table:table-cell>
          <table:table-cell table:style-name="ce1" office:value-type="string">
            <text:p>22 201 8167</text:p>
          </table:table-cell>
        </table:table-row>
        <table:table-row table:style-name="ro1">
          <table:table-cell table:style-name="ce1" office:value-type="string">
            <text:p>Chocolataria Equador Braga</text:p>
          </table:table-cell>
          <table:table-cell table:style-name="ce1" office:value-type="string">
            <text:p>R. do Souto 22, 4700-317 Braga, Portugal</text:p>
          </table:table-cell>
          <table:table-cell table:style-name="ce1" office:value-type="string">
            <text:p>253 171 071</text:p>
          </table:table-cell>
        </table:table-row>
        <table:table-row table:style-name="ro1">
          <table:table-cell table:style-name="ce1" office:value-type="string">
            <text:p>Chocolataria Equador Braga</text:p>
          </table:table-cell>
          <table:table-cell table:style-name="ce1" office:value-type="string">
            <text:p>R. do Souto 22, 4700-317 Braga, Portugal</text:p>
          </table:table-cell>
          <table:table-cell table:style-name="ce1" office:value-type="string">
            <text:p>253 171 071</text:p>
          </table:table-cell>
        </table:table-row>
        <table:table-row table:style-name="ro1">
          <table:table-cell table:style-name="ce1" office:value-type="string">
            <text:p>Chocolataria Equador Lisboa</text:p>
          </table:table-cell>
          <table:table-cell table:style-name="ce1" office:value-type="string">
            <text:p>Rua da Prata 97, 1100-414 Lisboa, Portugal</text:p>
          </table:table-cell>
          <table:table-cell table:style-name="ce1" office:value-type="string">
            <text:p>21 342 0472</text:p>
          </table:table-cell>
        </table:table-row>
        <table:table-row table:style-name="ro1">
          <table:table-cell table:style-name="ce1" office:value-type="string">
            <text:p>Chocolataria Equador Lisboa</text:p>
          </table:table-cell>
          <table:table-cell table:style-name="ce1" office:value-type="string">
            <text:p>Rua da Prata 97, 1100-414 Lisboa, Portugal</text:p>
          </table:table-cell>
          <table:table-cell table:style-name="ce1" office:value-type="string">
            <text:p>21 342 0472</text:p>
          </table:table-cell>
        </table:table-row>
        <table:table-row table:style-name="ro1">
          <table:table-cell table:style-name="ce1" office:value-type="string">
            <text:p>Chocolataria Equador Viterbo</text:p>
          </table:table-cell>
          <table:table-cell table:style-name="ce1" office:value-type="string">
            <text:p>R. de Sousa Viterbo 103, 4050-593 Porto, Portugal</text:p>
          </table:table-cell>
          <table:table-cell table:style-name="ce1" office:value-type="string">
            <text:p>22 005 8001</text:p>
          </table:table-cell>
        </table:table-row>
        <table:table-row table:style-name="ro1">
          <table:table-cell table:style-name="ce1" office:value-type="string">
            <text:p>Chocolataria Equador Viterbo</text:p>
          </table:table-cell>
          <table:table-cell table:style-name="ce1" office:value-type="string">
            <text:p>R. de Sousa Viterbo 103, 4050-593 Porto, Portugal</text:p>
          </table:table-cell>
          <table:table-cell table:style-name="ce1" office:value-type="string">
            <text:p>22 005 8001</text:p>
          </table:table-cell>
        </table:table-row>
        <table:table-row table:style-name="ro1">
          <table:table-cell table:style-name="ce1" office:value-type="string">
            <text:p>Chocolate Boutique - Maria Chocolate Gaia</text:p>
          </table:table-cell>
          <table:table-cell table:style-name="ce1" office:value-type="string">
            <text:p>R. Castalhão 621, 4410-269 Vila Nova de Gaia, Portugal</text:p>
          </table:table-cell>
          <table:table-cell table:style-name="ce1" office:value-type="string">
            <text:p>22 784 9324</text:p>
          </table:table-cell>
        </table:table-row>
        <table:table-row table:style-name="ro1">
          <table:table-cell table:style-name="ce1" office:value-type="string">
            <text:p>Chocolate d'El Rei</text:p>
          </table:table-cell>
          <table:table-cell table:style-name="ce1" office:value-type="string">
            <text:p>R. do Chafariz Del Rei 14A, 7005-451 Évora, Portugal</text:p>
          </table:table-cell>
          <table:table-cell table:style-name="ce1" office:value-type="string">
            <text:p>266 706 979</text:p>
          </table:table-cell>
        </table:table-row>
        <table:table-row table:style-name="ro1">
          <table:table-cell table:style-name="ce1" office:value-type="string">
            <text:p>Chocolate d'El Rei</text:p>
          </table:table-cell>
          <table:table-cell table:style-name="ce1" office:value-type="string">
            <text:p>R. do Chafariz Del Rei 14A, 7005-451 Évora, Portugal</text:p>
          </table:table-cell>
          <table:table-cell table:style-name="ce1" office:value-type="string">
            <text:p>266 706 979</text:p>
          </table:table-cell>
        </table:table-row>
        <table:table-row table:style-name="ro1">
          <table:table-cell table:style-name="ce1" office:value-type="string">
            <text:p>Chocolate Leonidas - Braga</text:p>
          </table:table-cell>
          <table:table-cell table:style-name="ce1" office:value-type="string">
            <text:p>R. do Raio 320, 4710-924 Braga, Portugal</text:p>
          </table:table-cell>
          <table:table-cell table:style-name="ce1" office:value-type="string">
            <text:p>910 388 698</text:p>
          </table:table-cell>
        </table:table-row>
        <table:table-row table:style-name="ro1">
          <table:table-cell table:style-name="ce1" office:value-type="string">
            <text:p>Chocolate Leonidas - Braga</text:p>
          </table:table-cell>
          <table:table-cell table:style-name="ce1" office:value-type="string">
            <text:p>R. do Raio 320, 4710-924 Braga, Portugal</text:p>
          </table:table-cell>
          <table:table-cell table:style-name="ce1" office:value-type="string">
            <text:p>910 388 698</text:p>
          </table:table-cell>
        </table:table-row>
        <table:table-row table:style-name="ro1">
          <table:table-cell table:style-name="ce1" office:value-type="string">
            <text:p>Chocolate Rosa</text:p>
          </table:table-cell>
          <table:table-cell table:style-name="ce1" office:value-type="string">
            <text:p>Praça do Bom Sucesso, 4150-144 Porto, Portugal</text:p>
          </table:table-cell>
          <table:table-cell table:style-name="ce1" office:value-type="string">
            <text:p>919 148 319</text:p>
          </table:table-cell>
        </table:table-row>
        <table:table-row table:style-name="ro1">
          <table:table-cell table:style-name="ce1" office:value-type="string">
            <text:p>Chocolate Rosa</text:p>
          </table:table-cell>
          <table:table-cell table:style-name="ce1" office:value-type="string">
            <text:p>Praça do Bom Sucesso, 4150-144 Porto, Portugal</text:p>
          </table:table-cell>
          <table:table-cell table:style-name="ce1" office:value-type="string">
            <text:p>919 148 319</text:p>
          </table:table-cell>
        </table:table-row>
        <table:table-row table:style-name="ro1">
          <table:table-cell table:style-name="ce1" office:value-type="string">
            <text:p>Chocolatier</text:p>
          </table:table-cell>
          <table:table-cell table:style-name="ce1" office:value-type="string">
            <text:p>Lote 52 Loja, R. Fernão Lopes 9, 2700-015 Amadora, Portugal</text:p>
          </table:table-cell>
          <table:table-cell table:style-name="ce1" office:value-type="string">
            <text:p>934 413 387</text:p>
          </table:table-cell>
        </table:table-row>
        <table:table-row table:style-name="ro1">
          <table:table-cell table:style-name="ce1" office:value-type="string">
            <text:p>Choux Pâtisserie</text:p>
          </table:table-cell>
          <table:table-cell table:style-name="ce1" office:value-type="string">
            <text:p>Av. Arriaga 43, São Martinho, 9000-027 Funchal, Portugal</text:p>
          </table:table-cell>
          <table:table-cell table:style-name="ce1" office:value-type="string">
            <text:p>962 330 489</text:p>
          </table:table-cell>
        </table:table-row>
        <table:table-row table:style-name="ro1">
          <table:table-cell table:style-name="ce1" office:value-type="string">
            <text:p>Choux Pâtisserie</text:p>
          </table:table-cell>
          <table:table-cell table:style-name="ce1" office:value-type="string">
            <text:p>Av. Arriaga 43, São Martinho, 9000-027 Funchal, Portugal</text:p>
          </table:table-cell>
          <table:table-cell table:style-name="ce1" office:value-type="string">
            <text:p>962 330 489</text:p>
          </table:table-cell>
        </table:table-row>
        <table:table-row table:style-name="ro1">
          <table:table-cell table:style-name="ce1" office:value-type="string">
            <text:p>Choux Pâtisserie</text:p>
          </table:table-cell>
          <table:table-cell table:style-name="ce1" office:value-type="string">
            <text:p>Av. Arriaga 43, São Martinho, 9000-027 Funchal, Portugal</text:p>
          </table:table-cell>
          <table:table-cell table:style-name="ce1" office:value-type="string">
            <text:p>962 330 489</text:p>
          </table:table-cell>
        </table:table-row>
        <table:table-row table:style-name="ro1">
          <table:table-cell table:style-name="ce1" office:value-type="string">
            <text:p>Choux Pâtisserie</text:p>
          </table:table-cell>
          <table:table-cell table:style-name="ce1" office:value-type="string">
            <text:p>Av. Arriaga 43, São Martinho, 9000-027 Funchal, Portugal</text:p>
          </table:table-cell>
          <table:table-cell table:style-name="ce1" office:value-type="string">
            <text:p>962 330 489</text:p>
          </table:table-cell>
        </table:table-row>
        <table:table-row table:style-name="ro1">
          <table:table-cell table:style-name="ce1" office:value-type="string">
            <text:p>Ciccoria Caffè</text:p>
          </table:table-cell>
          <table:table-cell table:style-name="ce1" office:value-type="string">
            <text:p>R. 25 de Abril 15, 4700-154 Braga, Portugal</text:p>
          </table:table-cell>
          <table:table-cell table:style-name="ce1" office:value-type="string">
            <text:p>253 287 401</text:p>
          </table:table-cell>
        </table:table-row>
        <table:table-row table:style-name="ro1">
          <table:table-cell table:style-name="ce1" office:value-type="string">
            <text:p>Cida Cantalino Dolceria</text:p>
          </table:table-cell>
          <table:table-cell table:style-name="ce1" office:value-type="string">
            <text:p>R. Cónego Rafael Álvares da Costa 30, 4715-292 Braga, Portugal</text:p>
          </table:table-cell>
          <table:table-cell table:style-name="ce1" office:value-type="string">
            <text:p>927 060 774</text:p>
          </table:table-cell>
        </table:table-row>
        <table:table-row table:style-name="ro1">
          <table:table-cell table:style-name="ce1" office:value-type="string">
            <text:p>Cincinato Casa de Pães</text:p>
          </table:table-cell>
          <table:table-cell table:style-name="ce1" office:value-type="string">
            <text:p>R. Cincinato Braga, 291 - Bela Vista, São Paulo - SP, 01333-021, Brazil</text:p>
          </table:table-cell>
          <table:table-cell table:style-name="ce1" office:value-type="string">
            <text:p>3284-9129</text:p>
          </table:table-cell>
        </table:table-row>
        <table:table-row table:style-name="ro1">
          <table:table-cell table:style-name="ce1" office:value-type="string">
            <text:p>Clínica de Biofeedback Fredy Vinagre</text:p>
          </table:table-cell>
          <table:table-cell table:style-name="ce1" office:value-type="string">
            <text:p>Av. da República 32 1º Esquerdo, 1050-193 Lisboa, Portugal</text:p>
          </table:table-cell>
          <table:table-cell table:style-name="ce1" office:value-type="string">
            <text:p>936 644 943</text:p>
          </table:table-cell>
        </table:table-row>
        <table:table-row table:style-name="ro1">
          <table:table-cell table:style-name="ce1" office:value-type="string">
            <text:p>Clínica de Biofeedback Fredy Vinagre</text:p>
          </table:table-cell>
          <table:table-cell table:style-name="ce1" office:value-type="string">
            <text:p>Av. da República 32 1º Esquerdo, 1050-193 Lisboa, Portugal</text:p>
          </table:table-cell>
          <table:table-cell table:style-name="ce1" office:value-type="string">
            <text:p>936 644 943</text:p>
          </table:table-cell>
        </table:table-row>
        <table:table-row table:style-name="ro1">
          <table:table-cell table:style-name="ce1" office:value-type="string">
            <text:p>Clínica Delille - Medicina Dentária</text:p>
          </table:table-cell>
          <table:table-cell table:style-name="ce1" office:value-type="string">
            <text:p>R. Monsenhor Augusto Nunes Pereira 3030, 3030-779 Coimbra, Portugal</text:p>
          </table:table-cell>
          <table:table-cell table:style-name="ce1" office:value-type="string">
            <text:p>239 488 010</text:p>
          </table:table-cell>
        </table:table-row>
        <table:table-row table:style-name="ro1">
          <table:table-cell table:style-name="ce1" office:value-type="string">
            <text:p>Clínica Dr. Gustavo Vinagre - Cirurgia do Joelho e Medicina Desportiva</text:p>
          </table:table-cell>
          <table:table-cell table:style-name="ce1" office:value-type="string">
            <text:p>Av. da França 352 3º-s 3.13, 4050-276 Porto, Portugal</text:p>
          </table:table-cell>
          <table:table-cell table:style-name="ce1" office:value-type="string">
            <text:p>911 003 344</text:p>
          </table:table-cell>
        </table:table-row>
        <table:table-row table:style-name="ro1">
          <table:table-cell table:style-name="ce1" office:value-type="string">
            <text:p>Clínica Dr. Gustavo Vinagre - Cirurgia do Joelho e Medicina Desportiva</text:p>
          </table:table-cell>
          <table:table-cell table:style-name="ce1" office:value-type="string">
            <text:p>Av. da França 352 3º-s 3.13, 4050-276 Porto, Portugal</text:p>
          </table:table-cell>
          <table:table-cell table:style-name="ce1" office:value-type="string">
            <text:p>911 003 344</text:p>
          </table:table-cell>
        </table:table-row>
        <table:table-row table:style-name="ro1">
          <table:table-cell table:style-name="ce1" office:value-type="string">
            <text:p>Coâque - Artisan Chocolate</text:p>
          </table:table-cell>
          <table:table-cell table:style-name="ce1" office:value-type="string">
            <text:p>R. de Mouzinho da Silveira 64, 4050-553 Porto, Portugal</text:p>
          </table:table-cell>
          <table:table-cell table:style-name="ce1" office:value-type="string">
            <text:p>936 511 423</text:p>
          </table:table-cell>
        </table:table-row>
        <table:table-row table:style-name="ro1">
          <table:table-cell table:style-name="ce1" office:value-type="string">
            <text:p>Coâque - Artisan Chocolate</text:p>
          </table:table-cell>
          <table:table-cell table:style-name="ce1" office:value-type="string">
            <text:p>R. de Mouzinho da Silveira 64, 4050-553 Porto, Portugal</text:p>
          </table:table-cell>
          <table:table-cell table:style-name="ce1" office:value-type="string">
            <text:p>936 511 423</text:p>
          </table:table-cell>
        </table:table-row>
        <table:table-row table:style-name="ro1">
          <table:table-cell table:style-name="ce1" office:value-type="string">
            <text:p>Cofaco Açores, Industria Conservas, S.A.</text:p>
          </table:table-cell>
          <table:table-cell table:style-name="ce1" office:value-type="string">
            <text:p>Edifício Amoreiras Plaza |, R. Carlos Alberto da Mota Pinto n.º 9 4.º C, 1070-374 Lisboa, Portugal</text:p>
          </table:table-cell>
          <table:table-cell table:style-name="ce1" office:value-type="string">
            <text:p>21 799 7200</text:p>
          </table:table-cell>
        </table:table-row>
        <table:table-row table:style-name="ro1">
          <table:table-cell table:style-name="ce1" office:value-type="string">
            <text:p>Cofaco Açores, Industria Conservas, S.A.</text:p>
          </table:table-cell>
          <table:table-cell table:style-name="ce1" office:value-type="string">
            <text:p>Edifício Amoreiras Plaza |, R. Carlos Alberto da Mota Pinto n.º 9 4.º C, 1070-374 Lisboa, Portugal</text:p>
          </table:table-cell>
          <table:table-cell table:style-name="ce1" office:value-type="string">
            <text:p>21 799 7200</text:p>
          </table:table-cell>
        </table:table-row>
        <table:table-row table:style-name="ro1">
          <table:table-cell table:style-name="ce1" office:value-type="string">
            <text:p>Cognoscitiva Coimbra growshop</text:p>
          </table:table-cell>
          <table:table-cell table:style-name="ce1" office:value-type="string">
            <text:p>R. Antero de Quental 263, 3000-033 Coimbra, Portugal</text:p>
          </table:table-cell>
          <table:table-cell table:style-name="ce1" office:value-type="string">
            <text:p>239 834 067</text:p>
          </table:table-cell>
        </table:table-row>
        <table:table-row table:style-name="ro1">
          <table:table-cell table:style-name="ce1" office:value-type="string">
            <text:p>Cognoscitiva Coimbra growshop</text:p>
          </table:table-cell>
          <table:table-cell table:style-name="ce1" office:value-type="string">
            <text:p>R. Antero de Quental 263, 3000-033 Coimbra, Portugal</text:p>
          </table:table-cell>
          <table:table-cell table:style-name="ce1" office:value-type="string">
            <text:p>239 834 067</text:p>
          </table:table-cell>
        </table:table-row>
        <table:table-row table:style-name="ro1">
          <table:table-cell table:style-name="ce1" office:value-type="string">
            <text:p>Coimbra Meats Ltd</text:p>
          </table:table-cell>
          <table:table-cell table:style-name="ce1" office:value-type="string">
            <text:p>R. Formigal, 3025-436 Coimbra, Portugal</text:p>
          </table:table-cell>
          <table:table-cell table:style-name="ce1" office:value-type="string">
            <text:p>239 964 400</text:p>
          </table:table-cell>
        </table:table-row>
        <table:table-row table:style-name="ro1">
          <table:table-cell table:style-name="ce1" office:value-type="string">
            <text:p>Coliseu dos Recreios</text:p>
          </table:table-cell>
          <table:table-cell table:style-name="ce1" office:value-type="string">
            <text:p>R. das Portas de Santo Antão 96, 1150-269 Lisboa, Portugal</text:p>
          </table:table-cell>
          <table:table-cell table:style-name="ce1" office:value-type="string">
            <text:p>21 324 0580</text:p>
          </table:table-cell>
        </table:table-row>
        <table:table-row table:style-name="ro1">
          <table:table-cell table:style-name="ce1" office:value-type="string">
            <text:p>Companhia Portugueza do Chá</text:p>
          </table:table-cell>
          <table:table-cell table:style-name="ce1" office:value-type="string">
            <text:p>R. do Poço dos Negros 105, 1200-337 Lisboa, Portugal</text:p>
          </table:table-cell>
          <table:table-cell table:style-name="ce1" office:value-type="string">
            <text:p>21 395 1614</text:p>
          </table:table-cell>
        </table:table-row>
        <table:table-row table:style-name="ro1">
          <table:table-cell table:style-name="ce1" office:value-type="string">
            <text:p>Conde Chinês</text:p>
          </table:table-cell>
          <table:table-cell table:style-name="ce1" office:value-type="string">
            <text:p>Av. Q.ta Grande 33, 2610-161 Amadora, Portugal</text:p>
          </table:table-cell>
          <table:table-cell table:style-name="ce1" office:value-type="string">
            <text:p>21 471 1244</text:p>
          </table:table-cell>
        </table:table-row>
        <table:table-row table:style-name="ro1">
          <table:table-cell table:style-name="ce1" office:value-type="string">
            <text:p>Confeitaria [na.avenida]</text:p>
          </table:table-cell>
          <table:table-cell table:style-name="ce1" office:value-type="string">
            <text:p>Av. do Infante 28, São Martinho, 9000-01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[na.avenida]</text:p>
          </table:table-cell>
          <table:table-cell table:style-name="ce1" office:value-type="string">
            <text:p>Av. do Infante 28, São Martinho, 9000-01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[na.avenida]</text:p>
          </table:table-cell>
          <table:table-cell table:style-name="ce1" office:value-type="string">
            <text:p>Av. do Infante 28, São Martinho, 9000-01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[nos.barreiros]</text:p>
          </table:table-cell>
          <table:table-cell table:style-name="ce1" office:value-type="string">
            <text:p>Rua Dr. Pita, São Martinho, 9000-64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[nos.barreiros]</text:p>
          </table:table-cell>
          <table:table-cell table:style-name="ce1" office:value-type="string">
            <text:p>Rua Dr. Pita, São Martinho, 9000-64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[nos.barreiros]</text:p>
          </table:table-cell>
          <table:table-cell table:style-name="ce1" office:value-type="string">
            <text:p>Rua Dr. Pita, São Martinho, 9000-645 Funchal, Portugal</text:p>
          </table:table-cell>
          <table:table-cell table:style-name="ce1" office:value-type="string">
            <text:p>291 621 325</text:p>
          </table:table-cell>
        </table:table-row>
        <table:table-row table:style-name="ro1">
          <table:table-cell table:style-name="ce1" office:value-type="string">
            <text:p>Confeitaria Aliança</text:p>
          </table:table-cell>
          <table:table-cell table:style-name="ce1" office:value-type="string">
            <text:p>R. de Cedofeita 87, 4050-178 Porto, Portugal</text:p>
          </table:table-cell>
          <table:table-cell table:style-name="ce1" office:value-type="string">
            <text:p>22 200 2292</text:p>
          </table:table-cell>
        </table:table-row>
        <table:table-row table:style-name="ro1">
          <table:table-cell table:style-name="ce1" office:value-type="string">
            <text:p>Confeitaria Aliança</text:p>
          </table:table-cell>
          <table:table-cell table:style-name="ce1" office:value-type="string">
            <text:p>R. de Cedofeita 87, 4050-178 Porto, Portugal</text:p>
          </table:table-cell>
          <table:table-cell table:style-name="ce1" office:value-type="string">
            <text:p>22 200 2292</text:p>
          </table:table-cell>
        </table:table-row>
        <table:table-row table:style-name="ro1">
          <table:table-cell table:style-name="ce1" office:value-type="string">
            <text:p>Confeitaria Batiló</text:p>
          </table:table-cell>
          <table:table-cell table:style-name="ce1" office:value-type="string">
            <text:p>R. Carlos Amaro de Matos 81, 2700-258 Amadora, Portugal</text:p>
          </table:table-cell>
          <table:table-cell table:style-name="ce1" office:value-type="string">
            <text:p>21 474 0628</text:p>
          </table:table-cell>
        </table:table-row>
        <table:table-row table:style-name="ro1">
          <table:table-cell table:style-name="ce1" office:value-type="string">
            <text:p>Confeitaria Chicana</text:p>
          </table:table-cell>
          <table:table-cell table:style-name="ce1" office:value-type="string">
            <text:p>Av. de Rodrigues de Freitas 36, 4300-096 Porto, Portugal</text:p>
          </table:table-cell>
          <table:table-cell table:style-name="ce1" office:value-type="string">
            <text:p>912 793 536</text:p>
          </table:table-cell>
        </table:table-row>
        <table:table-row table:style-name="ro1">
          <table:table-cell table:style-name="ce1" office:value-type="string">
            <text:p>Confeitaria Chicana</text:p>
          </table:table-cell>
          <table:table-cell table:style-name="ce1" office:value-type="string">
            <text:p>Av. de Rodrigues de Freitas 36, 4300-096 Porto, Portugal</text:p>
          </table:table-cell>
          <table:table-cell table:style-name="ce1" office:value-type="string">
            <text:p>912 793 536</text:p>
          </table:table-cell>
        </table:table-row>
        <table:table-row table:style-name="ro1">
          <table:table-cell table:style-name="ce1" office:value-type="string">
            <text:p>Confeitaria Cistér</text:p>
          </table:table-cell>
          <table:table-cell table:style-name="ce1" office:value-type="string">
            <text:p>R. da Escola Politécnica 107, 1200-244 Lisboa, Portugal</text:p>
          </table:table-cell>
          <table:table-cell table:style-name="ce1" office:value-type="string">
            <text:p>21 396 2413</text:p>
          </table:table-cell>
        </table:table-row>
        <table:table-row table:style-name="ro1">
          <table:table-cell table:style-name="ce1" office:value-type="string">
            <text:p>Confeitaria Conventus</text:p>
          </table:table-cell>
          <table:table-cell table:style-name="ce1" office:value-type="string">
            <text:p>R. Sá da Bandeira 15 R/c, 7005-599 Évora, Portugal</text:p>
          </table:table-cell>
          <table:table-cell table:style-name="ce1" office:value-type="string">
            <text:p>965 777 543</text:p>
          </table:table-cell>
        </table:table-row>
        <table:table-row table:style-name="ro1">
          <table:table-cell table:style-name="ce1" office:value-type="string">
            <text:p>Confeitaria Conventus</text:p>
          </table:table-cell>
          <table:table-cell table:style-name="ce1" office:value-type="string">
            <text:p>R. Sá da Bandeira 15 R/c, 7005-599 Évora, Portugal</text:p>
          </table:table-cell>
          <table:table-cell table:style-name="ce1" office:value-type="string">
            <text:p>965 777 543</text:p>
          </table:table-cell>
        </table:table-row>
        <table:table-row table:style-name="ro1">
          <table:table-cell table:style-name="ce1" office:value-type="string">
            <text:p>Confeitaria Conventus</text:p>
          </table:table-cell>
          <table:table-cell table:style-name="ce1" office:value-type="string">
            <text:p>R. Sá da Bandeira 15 R/c, 7005-599 Évora, Portugal</text:p>
          </table:table-cell>
          <table:table-cell table:style-name="ce1" office:value-type="string">
            <text:p>965 777 543</text:p>
          </table:table-cell>
        </table:table-row>
        <table:table-row table:style-name="ro1">
          <table:table-cell table:style-name="ce1" office:value-type="string">
            <text:p>Confeitaria Conventus</text:p>
          </table:table-cell>
          <table:table-cell table:style-name="ce1" office:value-type="string">
            <text:p>R. Sá da Bandeira 15 R/c, 7005-599 Évora, Portugal</text:p>
          </table:table-cell>
          <table:table-cell table:style-name="ce1" office:value-type="string">
            <text:p>965 777 543</text:p>
          </table:table-cell>
        </table:table-row>
        <table:table-row table:style-name="ro1">
          <table:table-cell table:style-name="ce1" office:value-type="string">
            <text:p>Confeitaria da Lapa</text:p>
          </table:table-cell>
          <table:table-cell table:style-name="ce1" office:value-type="string">
            <text:p>R. da Boavista 377, 4050-102 Porto, Portugal</text:p>
          </table:table-cell>
          <table:table-cell table:style-name="ce1" office:value-type="string">
            <text:p>22 319 4155</text:p>
          </table:table-cell>
        </table:table-row>
        <table:table-row table:style-name="ro1">
          <table:table-cell table:style-name="ce1" office:value-type="string">
            <text:p>Confeitaria da Lapa</text:p>
          </table:table-cell>
          <table:table-cell table:style-name="ce1" office:value-type="string">
            <text:p>R. da Boavista 377, 4050-102 Porto, Portugal</text:p>
          </table:table-cell>
          <table:table-cell table:style-name="ce1" office:value-type="string">
            <text:p>22 319 4155</text:p>
          </table:table-cell>
        </table:table-row>
        <table:table-row table:style-name="ro1">
          <table:table-cell table:style-name="ce1" office:value-type="string">
            <text:p>Confeitaria do Bolhão</text:p>
          </table:table-cell>
          <table:table-cell table:style-name="ce1" office:value-type="string">
            <text:p>R. Formosa 339, 4000-252 Porto, Portugal</text:p>
          </table:table-cell>
          <table:table-cell table:style-name="ce1" office:value-type="string">
            <text:p>22 339 5220</text:p>
          </table:table-cell>
        </table:table-row>
        <table:table-row table:style-name="ro1">
          <table:table-cell table:style-name="ce1" office:value-type="string">
            <text:p>Confeitaria do Bolhão</text:p>
          </table:table-cell>
          <table:table-cell table:style-name="ce1" office:value-type="string">
            <text:p>R. Formosa 339, 4000-252 Porto, Portugal</text:p>
          </table:table-cell>
          <table:table-cell table:style-name="ce1" office:value-type="string">
            <text:p>22 339 5220</text:p>
          </table:table-cell>
        </table:table-row>
        <table:table-row table:style-name="ro1">
          <table:table-cell table:style-name="ce1" office:value-type="string">
            <text:p>Confeitaria Elvina</text:p>
          </table:table-cell>
          <table:table-cell table:style-name="ce1" office:value-type="string">
            <text:p>R. Alexandre Herculano 27, 2700-031 Amadora, Portugal</text:p>
          </table:table-cell>
          <table:table-cell table:style-name="ce1" office:value-type="string">
            <text:p>21 493 0144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onfeitaria Glória</text:p>
          </table:table-cell>
          <table:table-cell table:style-name="ce1" office:value-type="string">
            <text:p>Av. dos Combatentes da Grande Guerra 2A, 2700-596 Amadora, Portugal</text:p>
          </table:table-cell>
          <table:table-cell table:style-name="ce1" office:value-type="string">
            <text:p>21 493 4412</text:p>
          </table:table-cell>
        </table:table-row>
        <table:table-row table:style-name="ro1">
          <table:table-cell table:style-name="ce1" office:value-type="string">
            <text:p>Confeitaria Imperial Lda</text:p>
          </table:table-cell>
          <table:table-cell table:style-name="ce1" office:value-type="string">
            <text:p>Av. António Augusto de Aguiar 27, 1050-012 Lisboa, Portugal</text:p>
          </table:table-cell>
          <table:table-cell table:style-name="ce1" office:value-type="string">
            <text:p>21 354 7108</text:p>
          </table:table-cell>
        </table:table-row>
        <table:table-row table:style-name="ro1">
          <table:table-cell table:style-name="ce1" office:value-type="string">
            <text:p>Confeitaria Marquês de Pombal</text:p>
          </table:table-cell>
          <table:table-cell table:style-name="ce1" office:value-type="string">
            <text:p>Av. da Liberdade 244 B, 1250-149 Lisboa, Portugal</text:p>
          </table:table-cell>
          <table:table-cell table:style-name="ce1" office:value-type="string">
            <text:p>21 356 2362</text:p>
          </table:table-cell>
        </table:table-row>
        <table:table-row table:style-name="ro1">
          <table:table-cell table:style-name="ce1" office:value-type="string">
            <text:p>Confeitaria Marquês de Pombal</text:p>
          </table:table-cell>
          <table:table-cell table:style-name="ce1" office:value-type="string">
            <text:p>Av. da Liberdade 244 B, 1250-149 Lisboa, Portugal</text:p>
          </table:table-cell>
          <table:table-cell table:style-name="ce1" office:value-type="string">
            <text:p>21 356 2362</text:p>
          </table:table-cell>
        </table:table-row>
        <table:table-row table:style-name="ro1">
          <table:table-cell table:style-name="ce1" office:value-type="string">
            <text:p>Confeitaria Nacional</text:p>
          </table:table-cell>
          <table:table-cell table:style-name="ce1" office:value-type="string">
            <text:p>Praça da Figueira 18B, 1100-241 Lisboa, Portugal</text:p>
          </table:table-cell>
          <table:table-cell table:style-name="ce1" office:value-type="string">
            <text:p>21 342 4470</text:p>
          </table:table-cell>
        </table:table-row>
        <table:table-row table:style-name="ro1">
          <table:table-cell table:style-name="ce1" office:value-type="string">
            <text:p>Confeitaria Nacional</text:p>
          </table:table-cell>
          <table:table-cell table:style-name="ce1" office:value-type="string">
            <text:p>Praça da Figueira 18B, 1100-241 Lisboa, Portugal</text:p>
          </table:table-cell>
          <table:table-cell table:style-name="ce1" office:value-type="string">
            <text:p>21 342 4470</text:p>
          </table:table-cell>
        </table:table-row>
        <table:table-row table:style-name="ro1">
          <table:table-cell table:style-name="ce1" office:value-type="string">
            <text:p>Confeitaria Nacional</text:p>
          </table:table-cell>
          <table:table-cell table:style-name="ce1" office:value-type="string">
            <text:p>Praça da Figueira 18B, 1100-241 Lisboa, Portugal</text:p>
          </table:table-cell>
          <table:table-cell table:style-name="ce1" office:value-type="string">
            <text:p>21 342 4470</text:p>
          </table:table-cell>
        </table:table-row>
        <table:table-row table:style-name="ro1">
          <table:table-cell table:style-name="ce1" office:value-type="string">
            <text:p>Confeitaria Nacional</text:p>
          </table:table-cell>
          <table:table-cell table:style-name="ce1" office:value-type="string">
            <text:p>Praça da Figueira 18B, 1100-241 Lisboa, Portugal</text:p>
          </table:table-cell>
          <table:table-cell table:style-name="ce1" office:value-type="string">
            <text:p>21 342 4470</text:p>
          </table:table-cell>
        </table:table-row>
        <table:table-row table:style-name="ro1">
          <table:table-cell table:style-name="ce1" office:value-type="string">
            <text:p>Confeitaria Nacional Belém</text:p>
          </table:table-cell>
          <table:table-cell table:style-name="ce1" office:value-type="string">
            <text:p>Av. Brasília, 1400-038 Lisboa, Portugal</text:p>
          </table:table-cell>
          <table:table-cell table:style-name="ce1" office:value-type="string">
            <text:p>21 342 4470</text:p>
          </table:table-cell>
        </table:table-row>
        <table:table-row table:style-name="ro1">
          <table:table-cell table:style-name="ce1" office:value-type="string">
            <text:p>Confeitaria Nandinha</text:p>
          </table:table-cell>
          <table:table-cell table:style-name="ce1" office:value-type="string">
            <text:p>R. de Serpa Pinto 74, 4050-582 Porto, Portugal</text:p>
          </table:table-cell>
          <table:table-cell table:style-name="ce1" office:value-type="string">
            <text:p>22 831 9402</text:p>
          </table:table-cell>
        </table:table-row>
        <table:table-row table:style-name="ro1">
          <table:table-cell table:style-name="ce1" office:value-type="string">
            <text:p>Confeitaria Nandinha</text:p>
          </table:table-cell>
          <table:table-cell table:style-name="ce1" office:value-type="string">
            <text:p>R. de Serpa Pinto 74, 4050-582 Porto, Portugal</text:p>
          </table:table-cell>
          <table:table-cell table:style-name="ce1" office:value-type="string">
            <text:p>22 831 9402</text:p>
          </table:table-cell>
        </table:table-row>
        <table:table-row table:style-name="ro1">
          <table:table-cell table:style-name="ce1" office:value-type="string">
            <text:p>Confeitaria Pastelaria Moeda De Coimbra Lda</text:p>
          </table:table-cell>
          <table:table-cell table:style-name="ce1" office:value-type="string">
            <text:p>R. da Moeda 80, 3000-282 Coimbra, Portugal</text:p>
          </table:table-cell>
          <table:table-cell table:style-name="ce1" office:value-type="string">
            <text:p>239 835 206</text:p>
          </table:table-cell>
        </table:table-row>
        <table:table-row table:style-name="ro1">
          <table:table-cell table:style-name="ce1" office:value-type="string">
            <text:p>Confeitaria Petúlia</text:p>
          </table:table-cell>
          <table:table-cell table:style-name="ce1" office:value-type="string">
            <text:p>Rua de Júlio Dinis 775, 4050-326 Porto, Portugal</text:p>
          </table:table-cell>
          <table:table-cell table:style-name="ce1" office:value-type="string">
            <text:p>22 606 6181</text:p>
          </table:table-cell>
        </table:table-row>
        <table:table-row table:style-name="ro1">
          <table:table-cell table:style-name="ce1" office:value-type="string">
            <text:p>Confeitaria Petúlia</text:p>
          </table:table-cell>
          <table:table-cell table:style-name="ce1" office:value-type="string">
            <text:p>Rua de Júlio Dinis 775, 4050-326 Porto, Portugal</text:p>
          </table:table-cell>
          <table:table-cell table:style-name="ce1" office:value-type="string">
            <text:p>22 606 6181</text:p>
          </table:table-cell>
        </table:table-row>
        <table:table-row table:style-name="ro1">
          <table:table-cell table:style-name="ce1" office:value-type="string">
            <text:p>Confeitaria Petúlia</text:p>
          </table:table-cell>
          <table:table-cell table:style-name="ce1" office:value-type="string">
            <text:p>Rua de Júlio Dinis 775, 4050-326 Porto, Portugal</text:p>
          </table:table-cell>
          <table:table-cell table:style-name="ce1" office:value-type="string">
            <text:p>22 606 6181</text:p>
          </table:table-cell>
        </table:table-row>
        <table:table-row table:style-name="ro1">
          <table:table-cell table:style-name="ce1" office:value-type="string">
            <text:p>Confeitaria Portilho</text:p>
          </table:table-cell>
          <table:table-cell table:style-name="ce1" office:value-type="string">
            <text:p>Alameda de Basílio Teles 11A, 4050-015 Porto, Portugal</text:p>
          </table:table-cell>
          <table:table-cell table:style-name="ce1" office:value-type="string">
            <text:p>919 396 458</text:p>
          </table:table-cell>
        </table:table-row>
        <table:table-row table:style-name="ro1">
          <table:table-cell table:style-name="ce1" office:value-type="string">
            <text:p>Confeitaria Porto Rico</text:p>
          </table:table-cell>
          <table:table-cell table:style-name="ce1" office:value-type="string">
            <text:p>Rua de Oliveira Monteiro 497, 4050-426 Porto, Portugal</text:p>
          </table:table-cell>
          <table:table-cell table:style-name="ce1" office:value-type="string">
            <text:p>22 600 2221</text:p>
          </table:table-cell>
        </table:table-row>
        <table:table-row table:style-name="ro1">
          <table:table-cell table:style-name="ce1" office:value-type="string">
            <text:p>Confeitaria Porto Rico</text:p>
          </table:table-cell>
          <table:table-cell table:style-name="ce1" office:value-type="string">
            <text:p>Rua de Oliveira Monteiro 497, 4050-426 Porto, Portugal</text:p>
          </table:table-cell>
          <table:table-cell table:style-name="ce1" office:value-type="string">
            <text:p>22 600 2221</text:p>
          </table:table-cell>
        </table:table-row>
        <table:table-row table:style-name="ro1">
          <table:table-cell table:style-name="ce1" office:value-type="string">
            <text:p>Confeitaria Rainha da Foz Lda</text:p>
          </table:table-cell>
          <table:table-cell table:style-name="ce1" office:value-type="string">
            <text:p>Rua de Diu 299, 4150-230 Porto, Portugal</text:p>
          </table:table-cell>
          <table:table-cell table:style-name="ce1" office:value-type="string">
            <text:p>22 617 9483</text:p>
          </table:table-cell>
        </table:table-row>
        <table:table-row table:style-name="ro1">
          <table:table-cell table:style-name="ce1" office:value-type="string">
            <text:p>Confeitaria Santo António</text:p>
          </table:table-cell>
          <table:table-cell table:style-name="ce1" office:value-type="string">
            <text:p>Confeitaria St António "Luxa, Praça Conde de Agrolongo 85, 4700-312 Braga, Portugal</text:p>
          </table:table-cell>
          <table:table-cell table:style-name="ce1" office:value-type="string">
            <text:p>253 275 132</text:p>
          </table:table-cell>
        </table:table-row>
        <table:table-row table:style-name="ro1">
          <table:table-cell table:style-name="ce1" office:value-type="string">
            <text:p>Confeitaria São Domingos</text:p>
          </table:table-cell>
          <table:table-cell table:style-name="ce1" office:value-type="string">
            <text:p>Largo São Domingos 37, 4050-545 Porto, Portugal</text:p>
          </table:table-cell>
          <table:table-cell table:style-name="ce1" office:value-type="string">
            <text:p>22 200 5447</text:p>
          </table:table-cell>
        </table:table-row>
        <table:table-row table:style-name="ro1">
          <table:table-cell table:style-name="ce1" office:value-type="string">
            <text:p>Confeitaria Sta. Catarina</text:p>
          </table:table-cell>
          <table:table-cell table:style-name="ce1" office:value-type="string">
            <text:p>R. de Santa Catarina 303, 4000-433 Porto, Portugal</text:p>
          </table:table-cell>
          <table:table-cell table:style-name="ce1" office:value-type="string">
            <text:p>22 093 4808</text:p>
          </table:table-cell>
        </table:table-row>
        <table:table-row table:style-name="ro1">
          <table:table-cell table:style-name="ce1" office:value-type="string">
            <text:p>Confeitaria Sta. Catarina</text:p>
          </table:table-cell>
          <table:table-cell table:style-name="ce1" office:value-type="string">
            <text:p>R. de Santa Catarina 303, 4000-433 Porto, Portugal</text:p>
          </table:table-cell>
          <table:table-cell table:style-name="ce1" office:value-type="string">
            <text:p>22 093 4808</text:p>
          </table:table-cell>
        </table:table-row>
        <table:table-row table:style-name="ro1">
          <table:table-cell table:style-name="ce1" office:value-type="string">
            <text:p>Confeitaria Tamisa</text:p>
          </table:table-cell>
          <table:table-cell table:style-name="ce1" office:value-type="string">
            <text:p>Praça D. Filipa de Lencastre 165, 4050-260 Porto, Portugal</text:p>
          </table:table-cell>
          <table:table-cell table:style-name="ce1" office:value-type="string">
            <text:p>913 408 744</text:p>
          </table:table-cell>
        </table:table-row>
        <table:table-row table:style-name="ro1">
          <table:table-cell table:style-name="ce1" office:value-type="string">
            <text:p>Confort Electrodomésticos MConfort</text:p>
          </table:table-cell>
          <table:table-cell table:style-name="ce1" office:value-type="string">
            <text:p>R. Brg. Correia Cardoso, 3030 Coimbra, Portugal</text:p>
          </table:table-cell>
          <table:table-cell table:style-name="ce1" office:value-type="string">
            <text:p>239 705 217</text:p>
          </table:table-cell>
        </table:table-row>
        <table:table-row table:style-name="ro1">
          <table:table-cell table:style-name="ce1" office:value-type="string">
            <text:p>Congregação Cristã em Portugal - Alto do Pina</text:p>
          </table:table-cell>
          <table:table-cell table:style-name="ce1" office:value-type="string">
            <text:p>R. António Luís Inácio 27, 1900-397 Lisboa, Portugal</text:p>
          </table:table-cell>
          <table:table-cell table:style-name="ce1" office:value-type="string">
            <text:p>21 814 1858</text:p>
          </table:table-cell>
        </table:table-row>
        <table:table-row table:style-name="ro1">
          <table:table-cell table:style-name="ce1" office:value-type="string">
            <text:p>Consi.go</text:p>
          </table:table-cell>
          <table:table-cell table:style-name="ce1" office:value-type="string">
            <text:p>Calçada da Estrela 79, 1200-661 Lisboa, Portugal</text:p>
          </table:table-cell>
          <table:table-cell table:style-name="ce1" office:value-type="string">
            <text:p>927 557 362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Estrada Cabos d'Ávila, Estrada Nacional 249/1, 2724-510 Amadora, Portugal</text:p>
          </table:table-cell>
          <table:table-cell table:style-name="ce1" office:value-type="string">
            <text:p>21 010 2000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Estrada Cabos d'Ávila, Estrada Nacional 249/1, 2724-510 Amadora, Portugal</text:p>
          </table:table-cell>
          <table:table-cell table:style-name="ce1" office:value-type="string">
            <text:p>21 010 2000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Estrada Cabos d'Ávila, Estrada Nacional 249/1, 2724-510 Amadora, Portugal</text:p>
          </table:table-cell>
          <table:table-cell table:style-name="ce1" office:value-type="string">
            <text:p>21 010 2000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Estrada Cabos d'Ávila, Estrada Nacional 249/1, 2724-510 Amadora, Portugal</text:p>
          </table:table-cell>
          <table:table-cell table:style-name="ce1" office:value-type="string">
            <text:p>21 010 2000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Colombo Shopping Centre, Av. Lusíada, 1500-392 Lisboa, Portugal</text:p>
          </table:table-cell>
          <table:table-cell table:style-name="ce1" office:value-type="string">
            <text:p>21 711 3800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Av. das Nações Unidas, 1600-528 Lisboa, Portugal</text:p>
          </table:table-cell>
          <table:table-cell table:style-name="ce1" office:value-type="string">
            <text:p>21 711 4400</text:p>
          </table:table-cell>
        </table:table-row>
        <table:table-row table:style-name="ro1">
          <table:table-cell table:style-name="ce1" office:value-type="string">
            <text:p>Continente</text:p>
          </table:table-cell>
          <table:table-cell table:style-name="ce1" office:value-type="string">
            <text:p>Av. Robert Smith, 4710-249 Braga, Portugal</text:p>
          </table:table-cell>
          <table:table-cell table:style-name="ce1" office:value-type="string">
            <text:p>253 240 300</text:p>
          </table:table-cell>
        </table:table-row>
        <table:table-row table:style-name="ro1">
          <table:table-cell table:style-name="ce1" office:value-type="string">
            <text:p>Continente Bom Dia</text:p>
          </table:table-cell>
          <table:table-cell table:style-name="ce1" office:value-type="string">
            <text:p>R. Acácio de Paiva 22, 1700-007 Lisboa, Portugal</text:p>
          </table:table-cell>
          <table:table-cell table:style-name="ce1" office:value-type="string">
            <text:p>21 073 3030</text:p>
          </table:table-cell>
        </table:table-row>
        <table:table-row table:style-name="ro1">
          <table:table-cell table:style-name="ce1" office:value-type="string">
            <text:p>Continente Bom Dia</text:p>
          </table:table-cell>
          <table:table-cell table:style-name="ce1" office:value-type="string">
            <text:p>Av. Defensores Chaves 9A, Av. Praia da Vitória 7 a, 1000-245 Lisboa, Portugal</text:p>
          </table:table-cell>
          <table:table-cell table:style-name="ce1" office:value-type="string">
            <text:p>21 159 0860</text:p>
          </table:table-cell>
        </table:table-row>
        <table:table-row table:style-name="ro1">
          <table:table-cell table:style-name="ce1" office:value-type="string">
            <text:p>Continente Bom Dia</text:p>
          </table:table-cell>
          <table:table-cell table:style-name="ce1" office:value-type="string">
            <text:p>Campo Grande 1-A, 1700-086 Lisboa, Portugal</text:p>
          </table:table-cell>
          <table:table-cell table:style-name="ce1" office:value-type="string">
            <text:p>21 795 2701</text:p>
          </table:table-cell>
        </table:table-row>
        <table:table-row table:style-name="ro1">
          <table:table-cell table:style-name="ce1" office:value-type="string">
            <text:p>Continente Bom Dia</text:p>
          </table:table-cell>
          <table:table-cell table:style-name="ce1" office:value-type="string">
            <text:p>Av. Fernão de Magalhães 333, 3000-176 Coimbra, Portugal</text:p>
          </table:table-cell>
          <table:table-cell table:style-name="ce1" office:value-type="string">
            <text:p>239 100 080</text:p>
          </table:table-cell>
        </table:table-row>
        <table:table-row table:style-name="ro1">
          <table:table-cell table:style-name="ce1" office:value-type="string">
            <text:p>Continente Bom Dia Alfornelos</text:p>
          </table:table-cell>
          <table:table-cell table:style-name="ce1" office:value-type="string">
            <text:p>Av. Ruy Luís Gomes, 2650-130 Amadora, Portugal</text:p>
          </table:table-cell>
          <table:table-cell table:style-name="ce1" office:value-type="string">
            <text:p>21 013 7950</text:p>
          </table:table-cell>
        </table:table-row>
        <table:table-row table:style-name="ro1">
          <table:table-cell table:style-name="ce1" office:value-type="string">
            <text:p>Continente Bom Dia Amadora</text:p>
          </table:table-cell>
          <table:table-cell table:style-name="ce1" office:value-type="string">
            <text:p>Largo Dr. Dário Gandra Nunes 3 3A, 2700-279 Lisboa, Portugal</text:p>
          </table:table-cell>
          <table:table-cell table:style-name="ce1" office:value-type="string">
            <text:p>21 498 5640</text:p>
          </table:table-cell>
        </table:table-row>
        <table:table-row table:style-name="ro1">
          <table:table-cell table:style-name="ce1" office:value-type="string">
            <text:p>Continente Bom Dia Barbosa Du Bocage</text:p>
          </table:table-cell>
          <table:table-cell table:style-name="ce1" office:value-type="string">
            <text:p>Av. Barbosa du Bocage 117, 1050-031 Lisboa, Portugal</text:p>
          </table:table-cell>
          <table:table-cell table:style-name="ce1" office:value-type="string">
            <text:p>21 157 3120</text:p>
          </table:table-cell>
        </table:table-row>
        <table:table-row table:style-name="ro1">
          <table:table-cell table:style-name="ce1" office:value-type="string">
            <text:p>Continente Bom Dia Carlos Mardel (Lisboa)</text:p>
          </table:table-cell>
          <table:table-cell table:style-name="ce1" office:value-type="string">
            <text:p>R. Carlos Mardel 4 nº, 1900-122 Lisboa, Portugal</text:p>
          </table:table-cell>
          <table:table-cell table:style-name="ce1" office:value-type="string">
            <text:p>21 019 1670</text:p>
          </table:table-cell>
        </table:table-row>
        <table:table-row table:style-name="ro1">
          <table:table-cell table:style-name="ce1" office:value-type="string">
            <text:p>Continente Bom Dia São Bento</text:p>
          </table:table-cell>
          <table:table-cell table:style-name="ce1" office:value-type="string">
            <text:p>R. de São Bento 159 165, 1200-817 Lisboa, Portugal</text:p>
          </table:table-cell>
          <table:table-cell table:style-name="ce1" office:value-type="string">
            <text:p>21 016 1616</text:p>
          </table:table-cell>
        </table:table-row>
        <table:table-row table:style-name="ro1">
          <table:table-cell table:style-name="ce1" office:value-type="string">
            <text:p>Continente Braga Nova Arcada</text:p>
          </table:table-cell>
          <table:table-cell table:style-name="ce1" office:value-type="string">
            <text:p>Nova Arcada, Av. do Cávado 134, 4700-084 Braga, Portugal</text:p>
          </table:table-cell>
          <table:table-cell table:style-name="ce1" office:value-type="string">
            <text:p>253 077 300</text:p>
          </table:table-cell>
        </table:table-row>
        <table:table-row table:style-name="ro1">
          <table:table-cell table:style-name="ce1" office:value-type="string">
            <text:p>Continente Coimbrashopping</text:p>
          </table:table-cell>
          <table:table-cell table:style-name="ce1" office:value-type="string">
            <text:p>Av. Mendes Silva, Alto de São João, 3030-193 Coimbra, Portugal</text:p>
          </table:table-cell>
          <table:table-cell table:style-name="ce1" office:value-type="string">
            <text:p>239 700 100</text:p>
          </table:table-cell>
        </table:table-row>
        <table:table-row table:style-name="ro1">
          <table:table-cell table:style-name="ce1" office:value-type="string">
            <text:p>Continente Coimbrashopping</text:p>
          </table:table-cell>
          <table:table-cell table:style-name="ce1" office:value-type="string">
            <text:p>Av. Mendes Silva, Alto de São João, 3030-193 Coimbra, Portugal</text:p>
          </table:table-cell>
          <table:table-cell table:style-name="ce1" office:value-type="string">
            <text:p>239 700 100</text:p>
          </table:table-cell>
        </table:table-row>
        <table:table-row table:style-name="ro1">
          <table:table-cell table:style-name="ce1" office:value-type="string">
            <text:p>Continente Coimbrashopping</text:p>
          </table:table-cell>
          <table:table-cell table:style-name="ce1" office:value-type="string">
            <text:p>Av. Mendes Silva, Alto de São João, 3030-193 Coimbra, Portugal</text:p>
          </table:table-cell>
          <table:table-cell table:style-name="ce1" office:value-type="string">
            <text:p>239 700 100</text:p>
          </table:table-cell>
        </table:table-row>
        <table:table-row table:style-name="ro1">
          <table:table-cell table:style-name="ce1" office:value-type="string">
            <text:p>Continente Évora</text:p>
          </table:table-cell>
          <table:table-cell table:style-name="ce1" office:value-type="string">
            <text:p>Quinta do Moniz, 7000-172 Évora, Portugal</text:p>
          </table:table-cell>
          <table:table-cell table:style-name="ce1" office:value-type="string">
            <text:p>266 703 411</text:p>
          </table:table-cell>
        </table:table-row>
        <table:table-row table:style-name="ro1">
          <table:table-cell table:style-name="ce1" office:value-type="string">
            <text:p>Continente Évora</text:p>
          </table:table-cell>
          <table:table-cell table:style-name="ce1" office:value-type="string">
            <text:p>Quinta do Moniz, 7000-172 Évora, Portugal</text:p>
          </table:table-cell>
          <table:table-cell table:style-name="ce1" office:value-type="string">
            <text:p>266 703 411</text:p>
          </table:table-cell>
        </table:table-row>
        <table:table-row table:style-name="ro1">
          <table:table-cell table:style-name="ce1" office:value-type="string">
            <text:p>Continente Évora</text:p>
          </table:table-cell>
          <table:table-cell table:style-name="ce1" office:value-type="string">
            <text:p>Quinta do Moniz, 7000-172 Évora, Portugal</text:p>
          </table:table-cell>
          <table:table-cell table:style-name="ce1" office:value-type="string">
            <text:p>266 703 411</text:p>
          </table:table-cell>
        </table:table-row>
        <table:table-row table:style-name="ro1">
          <table:table-cell table:style-name="ce1" office:value-type="string">
            <text:p>Continente Fórum Coimbra</text:p>
          </table:table-cell>
          <table:table-cell table:style-name="ce1" office:value-type="string">
            <text:p>Av. José Bonifácio de Andrade e Silva 1, 3040-389 Coimbra, Portugal</text:p>
          </table:table-cell>
          <table:table-cell table:style-name="ce1" office:value-type="string">
            <text:p>239 001 300</text:p>
          </table:table-cell>
        </table:table-row>
        <table:table-row table:style-name="ro1">
          <table:table-cell table:style-name="ce1" office:value-type="string">
            <text:p>Continente Fórum Coimbra</text:p>
          </table:table-cell>
          <table:table-cell table:style-name="ce1" office:value-type="string">
            <text:p>Av. José Bonifácio de Andrade e Silva 1, 3040-389 Coimbra, Portugal</text:p>
          </table:table-cell>
          <table:table-cell table:style-name="ce1" office:value-type="string">
            <text:p>239 001 300</text:p>
          </table:table-cell>
        </table:table-row>
        <table:table-row table:style-name="ro1">
          <table:table-cell table:style-name="ce1" office:value-type="string">
            <text:p>Continente Modelo</text:p>
          </table:table-cell>
          <table:table-cell table:style-name="ce1" office:value-type="string">
            <text:p>Rua dos Alecrins Centro Comercial Madeira Shopping, Caminho Santa Quitéria, 9020-119 Funchal, Portugal</text:p>
          </table:table-cell>
          <table:table-cell table:style-name="ce1" office:value-type="string">
            <text:p>291 100 700</text:p>
          </table:table-cell>
        </table:table-row>
        <table:table-row table:style-name="ro1">
          <table:table-cell table:style-name="ce1" office:value-type="string">
            <text:p>Continente Modelo</text:p>
          </table:table-cell>
          <table:table-cell table:style-name="ce1" office:value-type="string">
            <text:p>Rua dos Alecrins Centro Comercial Madeira Shopping, Caminho Santa Quitéria, 9020-119 Funchal, Portugal</text:p>
          </table:table-cell>
          <table:table-cell table:style-name="ce1" office:value-type="string">
            <text:p>291 100 700</text:p>
          </table:table-cell>
        </table:table-row>
        <table:table-row table:style-name="ro1">
          <table:table-cell table:style-name="ce1" office:value-type="string">
            <text:p>Continente Modelo Alta de Lisboa</text:p>
          </table:table-cell>
          <table:table-cell table:style-name="ce1" office:value-type="string">
            <text:p>R. Hermínio da Palma Inácio Lote 28.2 Loja A, 1750-480 Lisboa, Portugal</text:p>
          </table:table-cell>
          <table:table-cell table:style-name="ce1" office:value-type="string">
            <text:p>21 015 9500</text:p>
          </table:table-cell>
        </table:table-row>
        <table:table-row table:style-name="ro1">
          <table:table-cell table:style-name="ce1" office:value-type="string">
            <text:p>Continente Modelo Monumental</text:p>
          </table:table-cell>
          <table:table-cell table:style-name="ce1" office:value-type="string">
            <text:p>Ed. São Lucas, Estrada Monumental, São Martinho, 9000-679 Funchal, Portugal</text:p>
          </table:table-cell>
          <table:table-cell table:style-name="ce1" office:value-type="string">
            <text:p>291 106 030</text:p>
          </table:table-cell>
        </table:table-row>
        <table:table-row table:style-name="ro1">
          <table:table-cell table:style-name="ce1" office:value-type="string">
            <text:p>Continente Modelo Santo António</text:p>
          </table:table-cell>
          <table:table-cell table:style-name="ce1" office:value-type="string">
            <text:p>R. Dr. França Jardim 2, 9020-401 Funchal, Portugal</text:p>
          </table:table-cell>
          <table:table-cell table:style-name="ce1" office:value-type="string">
            <text:p>291 101 300</text:p>
          </table:table-cell>
        </table:table-row>
        <table:table-row table:style-name="ro1">
          <table:table-cell table:style-name="ce1" office:value-type="string">
            <text:p>Continente Modelo São Martinho</text:p>
          </table:table-cell>
          <table:table-cell table:style-name="ce1" office:value-type="string">
            <text:p>Caminho de S. Martinho 14, São Martinho, 9000-070 Funchal, Portugal</text:p>
          </table:table-cell>
          <table:table-cell table:style-name="ce1" office:value-type="string">
            <text:p>291 101 400</text:p>
          </table:table-cell>
        </table:table-row>
        <table:table-row table:style-name="ro1">
          <table:table-cell table:style-name="ce1" office:value-type="string">
            <text:p>Continente Modelo São Martinho</text:p>
          </table:table-cell>
          <table:table-cell table:style-name="ce1" office:value-type="string">
            <text:p>Caminho de S. Martinho 14, São Martinho, 9000-070 Funchal, Portugal</text:p>
          </table:table-cell>
          <table:table-cell table:style-name="ce1" office:value-type="string">
            <text:p>291 101 400</text:p>
          </table:table-cell>
        </table:table-row>
        <table:table-row table:style-name="ro1">
          <table:table-cell table:style-name="ce1" office:value-type="string">
            <text:p>Continente Modelo Seminário</text:p>
          </table:table-cell>
          <table:table-cell table:style-name="ce1" office:value-type="string">
            <text:p>R. do Seminário 9, 9050-022 Funchal, Portugal</text:p>
          </table:table-cell>
          <table:table-cell table:style-name="ce1" office:value-type="string">
            <text:p>291 104 200</text:p>
          </table:table-cell>
        </table:table-row>
        <table:table-row table:style-name="ro1">
          <table:table-cell table:style-name="ce1" office:value-type="string">
            <text:p>Continente Modelo Viveiros</text:p>
          </table:table-cell>
          <table:table-cell table:style-name="ce1" office:value-type="string">
            <text:p>Estrada Dr. João Abel de Freitas, Beco dos Viveiros, 9000-310 Funchal, Portugal</text:p>
          </table:table-cell>
          <table:table-cell table:style-name="ce1" office:value-type="string">
            <text:p>291 740 990</text:p>
          </table:table-cell>
        </table:table-row>
        <table:table-row table:style-name="ro1">
          <table:table-cell table:style-name="ce1" office:value-type="string">
            <text:p>Cordel Maneirista</text:p>
          </table:table-cell>
          <table:table-cell table:style-name="ce1" office:value-type="string">
            <text:p>R. Carlos Alberto Pinto de Abreu 4, 3040-252 Coimbra, Portugal</text:p>
          </table:table-cell>
          <table:table-cell table:style-name="ce1" office:value-type="string">
            <text:p>239 164 261</text:p>
          </table:table-cell>
        </table:table-row>
        <table:table-row table:style-name="ro1">
          <table:table-cell table:style-name="ce1" office:value-type="string">
            <text:p>Cordel Maneirista</text:p>
          </table:table-cell>
          <table:table-cell table:style-name="ce1" office:value-type="string">
            <text:p>R. Carlos Alberto Pinto de Abreu 4, 3040-252 Coimbra, Portugal</text:p>
          </table:table-cell>
          <table:table-cell table:style-name="ce1" office:value-type="string">
            <text:p>239 164 261</text:p>
          </table:table-cell>
        </table:table-row>
        <table:table-row table:style-name="ro1">
          <table:table-cell table:style-name="ce1" office:value-type="string">
            <text:p>Corposflex</text:p>
          </table:table-cell>
          <table:table-cell table:style-name="ce1" office:value-type="string">
            <text:p>PCT do Lagar 2650, 2650 Amadora, Portugal</text:p>
          </table:table-cell>
          <table:table-cell table:style-name="ce1" office:value-type="string">
            <text:p>926 009 366</text:p>
          </table:table-cell>
        </table:table-row>
        <table:table-row table:style-name="ro1">
          <table:table-cell table:style-name="ce1" office:value-type="string">
            <text:p>Cosmoprovider, Unipessoal Lda.</text:p>
          </table:table-cell>
          <table:table-cell table:style-name="ce1" office:value-type="string">
            <text:p>R. do Moinho da Galega 3B, 2700-591 Amadora, Portugal</text:p>
          </table:table-cell>
          <table:table-cell table:style-name="ce1" office:value-type="string">
            <text:p>21 803 3210</text:p>
          </table:table-cell>
        </table:table-row>
        <table:table-row table:style-name="ro1">
          <table:table-cell table:style-name="ce1" office:value-type="string">
            <text:p>Courellas Tower - Gormet</text:p>
          </table:table-cell>
          <table:table-cell table:style-name="ce1" office:value-type="string">
            <text:p>Alcarcova de Baixo 5, 7000-841 Évora, Portugal</text:p>
          </table:table-cell>
          <table:table-cell table:style-name="ce1" office:value-type="string">
            <text:p>931 787 125</text:p>
          </table:table-cell>
        </table:table-row>
        <table:table-row table:style-name="ro1">
          <table:table-cell table:style-name="ce1" office:value-type="string">
            <text:p>Coviran Amadora</text:p>
          </table:table-cell>
          <table:table-cell table:style-name="ce1" office:value-type="string">
            <text:p>Av. Marquês de Pombal 40 Loja - A, 2700-571 Amadora, Portugal</text:p>
          </table:table-cell>
          <table:table-cell table:style-name="ce1" office:value-type="string">
            <text:p>21 013 9814</text:p>
          </table:table-cell>
        </table:table-row>
        <table:table-row table:style-name="ro1">
          <table:table-cell table:style-name="ce1" office:value-type="string">
            <text:p>Cozinha Consciente</text:p>
          </table:table-cell>
          <table:table-cell table:style-name="ce1" office:value-type="string">
            <text:p>Galerias Topázio, R. Olivença nº 9 2º andar loja 35, 3000-306 Coimbra, Portugal</text:p>
          </table:table-cell>
          <table:table-cell table:style-name="ce1" office:value-type="string">
            <text:p>910 700 634</text:p>
          </table:table-cell>
        </table:table-row>
        <table:table-row table:style-name="ro1">
          <table:table-cell table:style-name="ce1" office:value-type="string">
            <text:p>Crema di Latte by Artisani</text:p>
          </table:table-cell>
          <table:table-cell table:style-name="ce1" office:value-type="string">
            <text:p>R. de Serpa Pinto 87, 7000-537 Évora, Portugal</text:p>
          </table:table-cell>
          <table:table-cell table:style-name="ce1" office:value-type="string">
            <text:p>912 795 383</text:p>
          </table:table-cell>
        </table:table-row>
        <table:table-row table:style-name="ro1">
          <table:table-cell table:style-name="ce1" office:value-type="string">
            <text:p>Crema di Latte by Artisani</text:p>
          </table:table-cell>
          <table:table-cell table:style-name="ce1" office:value-type="string">
            <text:p>R. de Serpa Pinto 87, 7000-537 Évora, Portugal</text:p>
          </table:table-cell>
          <table:table-cell table:style-name="ce1" office:value-type="string">
            <text:p>912 795 383</text:p>
          </table:table-cell>
        </table:table-row>
        <table:table-row table:style-name="ro1">
          <table:table-cell table:style-name="ce1" office:value-type="string">
            <text:p>Crema di Latte by Artisani</text:p>
          </table:table-cell>
          <table:table-cell table:style-name="ce1" office:value-type="string">
            <text:p>R. de Serpa Pinto 87, 7000-537 Évora, Portugal</text:p>
          </table:table-cell>
          <table:table-cell table:style-name="ce1" office:value-type="string">
            <text:p>912 795 383</text:p>
          </table:table-cell>
        </table:table-row>
        <table:table-row table:style-name="ro1">
          <table:table-cell table:style-name="ce1" office:value-type="string">
            <text:p>Crema di Latte by Artisani</text:p>
          </table:table-cell>
          <table:table-cell table:style-name="ce1" office:value-type="string">
            <text:p>R. de Serpa Pinto 87, 7000-537 Évora, Portugal</text:p>
          </table:table-cell>
          <table:table-cell table:style-name="ce1" office:value-type="string">
            <text:p>912 795 383</text:p>
          </table:table-cell>
        </table:table-row>
        <table:table-row table:style-name="ro1">
          <table:table-cell table:style-name="ce1" office:value-type="string">
            <text:p>Cremosi - Foz</text:p>
          </table:table-cell>
          <table:table-cell table:style-name="ce1" office:value-type="string">
            <text:p>R. do Passeio Alegre 372, 4150-572 Porto, Portugal</text:p>
          </table:table-cell>
          <table:table-cell table:style-name="ce1" office:value-type="string">
            <text:p>22 320 5911</text:p>
          </table:table-cell>
        </table:table-row>
        <table:table-row table:style-name="ro1">
          <table:table-cell table:style-name="ce1" office:value-type="string">
            <text:p>Cremosi - Mouzinho</text:p>
          </table:table-cell>
          <table:table-cell table:style-name="ce1" office:value-type="string">
            <text:p>344, R. de Mouzinho da Silveira 342, 4000-069 Porto, Portugal</text:p>
          </table:table-cell>
          <table:table-cell table:style-name="ce1" office:value-type="string">
            <text:p>22 098 6104</text:p>
          </table:table-cell>
        </table:table-row>
        <table:table-row table:style-name="ro2">
          <table:table-cell table:style-name="ce1" office:value-type="string">
            <text:p>Crisdietética</text:p>
          </table:table-cell>
          <table:table-cell table:style-name="ce1" office:value-type="string">
            <text:p>Portugal, Coimbra, Alto de São João, 葡萄牙科英布拉 Av. Mendes Silva, Avenida Mendes Silva, Coimbra Shopping - Loja 230/31邮政编码: 3030-193</text:p>
          </table:table-cell>
          <table:table-cell table:style-name="ce1" office:value-type="string">
            <text:p>239 724 222</text:p>
          </table:table-cell>
        </table:table-row>
        <table:table-row table:style-name="ro1">
          <table:table-cell table:style-name="ce1" office:value-type="string">
            <text:p>Cristal</text:p>
          </table:table-cell>
          <table:table-cell table:style-name="ce1" office:value-type="string">
            <text:p>R. de Buenos Aires 30, 1200-798 Lisboa, Portugal</text:p>
          </table:table-cell>
          <table:table-cell table:style-name="ce1" office:value-type="string">
            <text:p>21 396 1557</text:p>
          </table:table-cell>
        </table:table-row>
        <table:table-row table:style-name="ro1">
          <table:table-cell table:style-name="ce1" office:value-type="string">
            <text:p>Cristal Hair Brazil</text:p>
          </table:table-cell>
          <table:table-cell table:style-name="ce1" office:value-type="string">
            <text:p>R. dos Capelistas 59, 4700-317 Braga, Portugal</text:p>
          </table:table-cell>
          <table:table-cell table:style-name="ce1" office:value-type="string">
            <text:p>961 836 231</text:p>
          </table:table-cell>
        </table:table-row>
        <table:table-row table:style-name="ro1">
          <table:table-cell table:style-name="ce1" office:value-type="string">
            <text:p>Cristal Lapidadora</text:p>
          </table:table-cell>
          <table:table-cell table:style-name="ce1" office:value-type="string">
            <text:p>Largo da Sé Velha 10, 3000-383 Coimbra, Portugal</text:p>
          </table:table-cell>
          <table:table-cell table:style-name="ce1" office:value-type="string">
            <text:p>239 837 640</text:p>
          </table:table-cell>
        </table:table-row>
        <table:table-row table:style-name="ro1">
          <table:table-cell table:style-name="ce1" office:value-type="string">
            <text:p>Cristal Magico Artigos de Festa</text:p>
          </table:table-cell>
          <table:table-cell table:style-name="ce1" office:value-type="string">
            <text:p>R. Dr. Mariano Roque Laia 11 A B, 2650-428 Amadora, Portugal</text:p>
          </table:table-cell>
          <table:table-cell table:style-name="ce1" office:value-type="string">
            <text:p>21 150 3059</text:p>
          </table:table-cell>
        </table:table-row>
        <table:table-row table:style-name="ro1">
          <table:table-cell table:style-name="ce1" office:value-type="string">
            <text:p>Cristal Magico Artigos de Festa</text:p>
          </table:table-cell>
          <table:table-cell table:style-name="ce1" office:value-type="string">
            <text:p>R. Dr. Mariano Roque Laia 11 A B, 2650-428 Amadora, Portugal</text:p>
          </table:table-cell>
          <table:table-cell table:style-name="ce1" office:value-type="string">
            <text:p>21 150 3059</text:p>
          </table:table-cell>
        </table:table-row>
        <table:table-row table:style-name="ro1">
          <table:table-cell table:style-name="ce1" office:value-type="string">
            <text:p>Cristal Sea Madeira | Private Boat Tours</text:p>
          </table:table-cell>
          <table:table-cell table:style-name="ce1" office:value-type="string">
            <text:p>Praça do Povo, São Martinho, 9000-900 Funchal, Portugal</text:p>
          </table:table-cell>
          <table:table-cell table:style-name="ce1" office:value-type="string">
            <text:p>911 115 005</text:p>
          </table:table-cell>
        </table:table-row>
        <table:table-row table:style-name="ro1">
          <table:table-cell table:style-name="ce1" office:value-type="string">
            <text:p>Croissanteria dÉvora</text:p>
          </table:table-cell>
          <table:table-cell table:style-name="ce1" office:value-type="string">
            <text:p>Praça do Sertório 14, 7000-534 Évora, Portugal</text:p>
          </table:table-cell>
          <table:table-cell table:style-name="ce1" office:value-type="string">
            <text:p>266 098 336</text:p>
          </table:table-cell>
        </table:table-row>
        <table:table-row table:style-name="ro1">
          <table:table-cell table:style-name="ce1" office:value-type="string">
            <text:p>Croissants do Passarinho</text:p>
          </table:table-cell>
          <table:table-cell table:style-name="ce1" office:value-type="string">
            <text:p>Av. Dom José I 7, 2720-045 Amadora, Portugal</text:p>
          </table:table-cell>
          <table:table-cell table:style-name="ce1" office:value-type="string">
            <text:p>911 815 623</text:p>
          </table:table-cell>
        </table:table-row>
        <table:table-row table:style-name="ro1">
          <table:table-cell table:style-name="ce1" office:value-type="string">
            <text:p>D'Alma Mater</text:p>
          </table:table-cell>
          <table:table-cell table:style-name="ce1" office:value-type="string">
            <text:p>Parque Industrial do Tortosendo, R. C 52 Fração A - Armazem 1, 6200-823 Tortosendo, Portugal</text:p>
          </table:table-cell>
          <table:table-cell table:style-name="ce1" office:value-type="string">
            <text:p>275 097 500</text:p>
          </table:table-cell>
        </table:table-row>
        <table:table-row table:style-name="ro1">
          <table:table-cell table:style-name="ce1" office:value-type="string">
            <text:p>Da Luísa Restaurante</text:p>
          </table:table-cell>
          <table:table-cell table:style-name="ce1" office:value-type="string">
            <text:p>Urbanização Loreto Lt1, 3025-037 Coimbra, Portugal</text:p>
          </table:table-cell>
          <table:table-cell table:style-name="ce1" office:value-type="string">
            <text:p>239 062 684</text:p>
          </table:table-cell>
        </table:table-row>
        <table:table-row table:style-name="ro1">
          <table:table-cell table:style-name="ce1" office:value-type="string">
            <text:p>Damas</text:p>
          </table:table-cell>
          <table:table-cell table:style-name="ce1" office:value-type="string">
            <text:p>R. da Voz do Operário 60, 1170-039 Lisboa, Portugal</text:p>
          </table:table-cell>
          <table:table-cell table:style-name="ce1" office:value-type="string">
            <text:p>964 964 416</text:p>
          </table:table-cell>
        </table:table-row>
        <table:table-row table:style-name="ro1">
          <table:table-cell table:style-name="ce1" office:value-type="string">
            <text:p>DAN CAKE - Coimbra Factory</text:p>
          </table:table-cell>
          <table:table-cell table:style-name="ce1" office:value-type="string">
            <text:p>Unnamed Road, 3020 Coimbra, Portugal</text:p>
          </table:table-cell>
          <table:table-cell table:style-name="ce1" office:value-type="string">
            <text:p>239 499 800</text:p>
          </table:table-cell>
        </table:table-row>
        <table:table-row table:style-name="ro1">
          <table:table-cell table:style-name="ce1" office:value-type="string">
            <text:p>DAREMA Waffle Bubble - Lisboa (Centro Comercial UBBO)</text:p>
          </table:table-cell>
          <table:table-cell table:style-name="ce1" office:value-type="string">
            <text:p>Centro Comercial UBBO, Av. Cruzeiro Seixas 5 7 Loja 0101, 2650-000 Amadora, Portugal</text:p>
          </table:table-cell>
          <table:table-cell table:style-name="ce1" office:value-type="string">
            <text:p>910 322 239</text:p>
          </table:table-cell>
        </table:table-row>
        <table:table-row table:style-name="ro1">
          <table:table-cell table:style-name="ce1" office:value-type="string">
            <text:p>Delta Cafés Coimbra</text:p>
          </table:table-cell>
          <table:table-cell table:style-name="ce1" office:value-type="string">
            <text:p>R. Manuel Madeira, 3025-047 Coimbra, Portugal</text:p>
          </table:table-cell>
          <table:table-cell table:style-name="ce1" office:value-type="string">
            <text:p>239 497 180</text:p>
          </table:table-cell>
        </table:table-row>
        <table:table-row table:style-name="ro1">
          <table:table-cell table:style-name="ce1" office:value-type="string">
            <text:p>Desejos</text:p>
          </table:table-cell>
          <table:table-cell table:style-name="ce1" office:value-type="string">
            <text:p>R. Jaime Sotto Mayor 18, 4715-213 Braga, Portugal</text:p>
          </table:table-cell>
          <table:table-cell table:style-name="ce1" office:value-type="string">
            <text:p>253 683 156</text:p>
          </table:table-cell>
        </table:table-row>
        <table:table-row table:style-name="ro1">
          <table:table-cell table:style-name="ce1" office:value-type="string">
            <text:p>Dianagás - Sociedade Distribuidora De Gás Natural De Évora, S.A.</text:p>
          </table:table-cell>
          <table:table-cell table:style-name="ce1" office:value-type="string">
            <text:p>Rua Teatro Edif.Cerca São Domingos, 10, Frac B/F, Évora, 7000-528 Évora, Portugal</text:p>
          </table:table-cell>
          <table:table-cell table:style-name="ce1" office:value-type="string">
            <text:p>808 200 341</text:p>
          </table:table-cell>
        </table:table-row>
        <table:table-row table:style-name="ro1">
          <table:table-cell table:style-name="ce1" office:value-type="string">
            <text:p>Dim Sum Park</text:p>
          </table:table-cell>
          <table:table-cell table:style-name="ce1" office:value-type="string">
            <text:p>Alameda Roentgen 7E, 1600-757 Lisboa, Portugal</text:p>
          </table:table-cell>
          <table:table-cell table:style-name="ce1" office:value-type="string">
            <text:p>21 716 1450</text:p>
          </table:table-cell>
        </table:table-row>
        <table:table-row table:style-name="ro1">
          <table:table-cell table:style-name="ce1" office:value-type="string">
            <text:p>Do Largo</text:p>
          </table:table-cell>
          <table:table-cell table:style-name="ce1" office:value-type="string">
            <text:p>Largo de, Largo d'Alvaro Velho 5, 7000-799 Évora, Portugal</text:p>
          </table:table-cell>
          <table:table-cell table:style-name="ce1" office:value-type="string">
            <text:p>266 095 250</text:p>
          </table:table-cell>
        </table:table-row>
        <table:table-row table:style-name="ro1">
          <table:table-cell table:style-name="ce1" office:value-type="string">
            <text:p>Do Largo</text:p>
          </table:table-cell>
          <table:table-cell table:style-name="ce1" office:value-type="string">
            <text:p>Largo de, Largo d'Alvaro Velho 5, 7000-799 Évora, Portugal</text:p>
          </table:table-cell>
          <table:table-cell table:style-name="ce1" office:value-type="string">
            <text:p>266 095 250</text:p>
          </table:table-cell>
        </table:table-row>
        <table:table-row table:style-name="ro1">
          <table:table-cell table:style-name="ce1" office:value-type="string">
            <text:p>Doçaria Cruz de Pedra | Sàbiá</text:p>
          </table:table-cell>
          <table:table-cell table:style-name="ce1" office:value-type="string">
            <text:p>R. Beato Miguel de Carvalho 156, 4710-356 Braga, Portugal</text:p>
          </table:table-cell>
          <table:table-cell table:style-name="ce1" office:value-type="string">
            <text:p>253 262 616</text:p>
          </table:table-cell>
        </table:table-row>
        <table:table-row table:style-name="ro1">
          <table:table-cell table:style-name="ce1" office:value-type="string">
            <text:p>Doçaria de S. Vicente</text:p>
          </table:table-cell>
          <table:table-cell table:style-name="ce1" office:value-type="string">
            <text:p>R. Conselheiro Januário 151, 4700-373 Braga, Portugal</text:p>
          </table:table-cell>
          <table:table-cell table:style-name="ce1" office:value-type="string">
            <text:p>253 068 387</text:p>
          </table:table-cell>
        </table:table-row>
        <table:table-row table:style-name="ro1">
          <table:table-cell table:style-name="ce1" office:value-type="string">
            <text:p>Doçaria de S. Vicente</text:p>
          </table:table-cell>
          <table:table-cell table:style-name="ce1" office:value-type="string">
            <text:p>R. Conselheiro Januário 151, 4700-373 Braga, Portugal</text:p>
          </table:table-cell>
          <table:table-cell table:style-name="ce1" office:value-type="string">
            <text:p>253 068 387</text:p>
          </table:table-cell>
        </table:table-row>
        <table:table-row table:style-name="ro1">
          <table:table-cell table:style-name="ce1" office:value-type="string">
            <text:p>Doce &amp; Light</text:p>
          </table:table-cell>
          <table:table-cell table:style-name="ce1" office:value-type="string">
            <text:p>Av. Miguel Bombarda, 2700-582 Amadora, Portugal</text:p>
          </table:table-cell>
          <table:table-cell table:style-name="ce1" office:value-type="string">
            <text:p>21 823 4803</text:p>
          </table:table-cell>
        </table:table-row>
        <table:table-row table:style-name="ro1">
          <table:table-cell table:style-name="ce1" office:value-type="string">
            <text:p>Doce Alto (Marquês)</text:p>
          </table:table-cell>
          <table:table-cell table:style-name="ce1" office:value-type="string">
            <text:p>Praça do Marquês de Pombal 250, 4000-799 Porto, Portugal</text:p>
          </table:table-cell>
          <table:table-cell table:style-name="ce1" office:value-type="string">
            <text:p>22 502 2121</text:p>
          </table:table-cell>
        </table:table-row>
        <table:table-row table:style-name="ro1">
          <table:table-cell table:style-name="ce1" office:value-type="string">
            <text:p>Doce Alto (Marquês)</text:p>
          </table:table-cell>
          <table:table-cell table:style-name="ce1" office:value-type="string">
            <text:p>Praça do Marquês de Pombal 250, 4000-799 Porto, Portugal</text:p>
          </table:table-cell>
          <table:table-cell table:style-name="ce1" office:value-type="string">
            <text:p>22 502 2121</text:p>
          </table:table-cell>
        </table:table-row>
        <table:table-row table:style-name="ro1">
          <table:table-cell table:style-name="ce1" office:value-type="string">
            <text:p>Doce Alto Costa Cabral (Casa Mãe)</text:p>
          </table:table-cell>
          <table:table-cell table:style-name="ce1" office:value-type="string">
            <text:p>Rua de Costa Cabral 2190, 4200-218 Porto, Portugal</text:p>
          </table:table-cell>
          <table:table-cell table:style-name="ce1" office:value-type="string">
            <text:p>22 540 2153</text:p>
          </table:table-cell>
        </table:table-row>
        <table:table-row table:style-name="ro1">
          <table:table-cell table:style-name="ce1" office:value-type="string">
            <text:p>Doce Alto Costa Cabral (Casa Mãe)</text:p>
          </table:table-cell>
          <table:table-cell table:style-name="ce1" office:value-type="string">
            <text:p>Rua de Costa Cabral 2190, 4200-218 Porto, Portugal</text:p>
          </table:table-cell>
          <table:table-cell table:style-name="ce1" office:value-type="string">
            <text:p>22 540 2153</text:p>
          </table:table-cell>
        </table:table-row>
        <table:table-row table:style-name="ro1">
          <table:table-cell table:style-name="ce1" office:value-type="string">
            <text:p>Doce Alto Costa Cabral (Casa Mãe)</text:p>
          </table:table-cell>
          <table:table-cell table:style-name="ce1" office:value-type="string">
            <text:p>Rua de Costa Cabral 2190, 4200-218 Porto, Portugal</text:p>
          </table:table-cell>
          <table:table-cell table:style-name="ce1" office:value-type="string">
            <text:p>22 540 2153</text:p>
          </table:table-cell>
        </table:table-row>
        <table:table-row table:style-name="ro1">
          <table:table-cell table:style-name="ce1" office:value-type="string">
            <text:p>Doce Café</text:p>
          </table:table-cell>
          <table:table-cell table:style-name="ce1" office:value-type="string">
            <text:p>R. de Santo António 13, 7005-119 Évora, Portugal</text:p>
          </table:table-cell>
          <table:table-cell table:style-name="ce1" office:value-type="string">
            <text:p>266 094 944</text:p>
          </table:table-cell>
        </table:table-row>
        <table:table-row table:style-name="ro1">
          <table:table-cell table:style-name="ce1" office:value-type="string">
            <text:p>Doce Paraíso</text:p>
          </table:table-cell>
          <table:table-cell table:style-name="ce1" office:value-type="string">
            <text:p>R. Dr. Manuel Carvalho Moniz 3C, 7005-796 Évora, Portugal</text:p>
          </table:table-cell>
          <table:table-cell table:style-name="ce1" office:value-type="string">
            <text:p>266 707 210</text:p>
          </table:table-cell>
        </table:table-row>
        <table:table-row table:style-name="ro1">
          <table:table-cell table:style-name="ce1" office:value-type="string">
            <text:p>Doce Paraíso</text:p>
          </table:table-cell>
          <table:table-cell table:style-name="ce1" office:value-type="string">
            <text:p>R. Dr. Manuel Carvalho Moniz 3C, 7005-796 Évora, Portugal</text:p>
          </table:table-cell>
          <table:table-cell table:style-name="ce1" office:value-type="string">
            <text:p>266 707 210</text:p>
          </table:table-cell>
        </table:table-row>
        <table:table-row table:style-name="ro1">
          <table:table-cell table:style-name="ce1" office:value-type="string">
            <text:p>Doce Paraíso</text:p>
          </table:table-cell>
          <table:table-cell table:style-name="ce1" office:value-type="string">
            <text:p>R. Dr. Manuel Carvalho Moniz 3C, 7005-796 Évora, Portugal</text:p>
          </table:table-cell>
          <table:table-cell table:style-name="ce1" office:value-type="string">
            <text:p>266 707 210</text:p>
          </table:table-cell>
        </table:table-row>
        <table:table-row table:style-name="ro1">
          <table:table-cell table:style-name="ce1" office:value-type="string">
            <text:p>Doce Tentação Funchal</text:p>
          </table:table-cell>
          <table:table-cell table:style-name="ce1" office:value-type="string">
            <text:p>R. Ivens 24, São Martinho, 9000-046 Funchal, Portugal</text:p>
          </table:table-cell>
          <table:table-cell table:style-name="ce1" office:value-type="string">
            <text:p>291 200 310</text:p>
          </table:table-cell>
        </table:table-row>
        <table:table-row table:style-name="ro1">
          <table:table-cell table:style-name="ce1" office:value-type="string">
            <text:p>Doce Tentação Funchal</text:p>
          </table:table-cell>
          <table:table-cell table:style-name="ce1" office:value-type="string">
            <text:p>R. Ivens 24, São Martinho, 9000-046 Funchal, Portugal</text:p>
          </table:table-cell>
          <table:table-cell table:style-name="ce1" office:value-type="string">
            <text:p>291 200 310</text:p>
          </table:table-cell>
        </table:table-row>
        <table:table-row table:style-name="ro1">
          <table:table-cell table:style-name="ce1" office:value-type="string">
            <text:p>Doce Violeta - Fabrico E Comércio De Pastelaria, Lda.</text:p>
          </table:table-cell>
          <table:table-cell table:style-name="ce1" office:value-type="string">
            <text:p>Zona Industrial Zona Industrial, Lt. 87, Zona Industrial, Évora, 7000-532 Évora, Portugal</text:p>
          </table:table-cell>
          <table:table-cell table:style-name="ce1" office:value-type="string">
            <text:p>268 324 739</text:p>
          </table:table-cell>
        </table:table-row>
        <table:table-row table:style-name="ro1">
          <table:table-cell table:style-name="ce1" office:value-type="string">
            <text:p>Docedecor - Maria Helena Silva Ribeiro Pinto</text:p>
          </table:table-cell>
          <table:table-cell table:style-name="ce1" office:value-type="string">
            <text:p>R. Conselheiro Lobato 501, 4705, 4705-089 Braga, Portugal</text:p>
          </table:table-cell>
          <table:table-cell table:style-name="ce1" office:value-type="string">
            <text:p>253 273 764</text:p>
          </table:table-cell>
        </table:table-row>
        <table:table-row table:style-name="ro1">
          <table:table-cell table:style-name="ce1" office:value-type="string">
            <text:p>Doces d'Villa</text:p>
          </table:table-cell>
          <table:table-cell table:style-name="ce1" office:value-type="string">
            <text:p>Av. Amália Rodrigues 31, 2650-437 Amadora, Portugal</text:p>
          </table:table-cell>
          <table:table-cell table:style-name="ce1" office:value-type="string">
            <text:p>936 888 510</text:p>
          </table:table-cell>
        </table:table-row>
        <table:table-row table:style-name="ro1">
          <table:table-cell table:style-name="ce1" office:value-type="string">
            <text:p>Doces d'Villa</text:p>
          </table:table-cell>
          <table:table-cell table:style-name="ce1" office:value-type="string">
            <text:p>Av. Amália Rodrigues 31, 2650-437 Amadora, Portugal</text:p>
          </table:table-cell>
          <table:table-cell table:style-name="ce1" office:value-type="string">
            <text:p>936 888 510</text:p>
          </table:table-cell>
        </table:table-row>
        <table:table-row table:style-name="ro1">
          <table:table-cell table:style-name="ce1" office:value-type="string">
            <text:p>Doces Encontros</text:p>
          </table:table-cell>
          <table:table-cell table:style-name="ce1" office:value-type="string">
            <text:p>R. das Forças Armadas 126, 4715-213 Braga, Portugal</text:p>
          </table:table-cell>
          <table:table-cell table:style-name="ce1" office:value-type="string">
            <text:p>253 274 759</text:p>
          </table:table-cell>
        </table:table-row>
        <table:table-row table:style-name="ro1">
          <table:table-cell table:style-name="ce1" office:value-type="string">
            <text:p>Doces Teresa Pyrrait</text:p>
          </table:table-cell>
          <table:table-cell table:style-name="ce1" office:value-type="string">
            <text:p>R. Almeida e Sousa 14C, 1250-096 Lisboa, Portugal</text:p>
          </table:table-cell>
          <table:table-cell table:style-name="ce1" office:value-type="string">
            <text:p>910 105 536</text:p>
          </table:table-cell>
        </table:table-row>
        <table:table-row table:style-name="ro1">
          <table:table-cell table:style-name="ce1" office:value-type="string">
            <text:p>Dona Graça</text:p>
          </table:table-cell>
          <table:table-cell table:style-name="ce1" office:value-type="string">
            <text:p>Rua da Bela Vista à Graça 124, 1170-054 Lisboa, Portugal</text:p>
          </table:table-cell>
          <table:table-cell table:style-name="ce1" office:value-type="string">
            <text:p>939 957 818</text:p>
          </table:table-cell>
        </table:table-row>
        <table:table-row table:style-name="ro1">
          <table:table-cell table:style-name="ce1" office:value-type="string">
            <text:p>Dona Graça</text:p>
          </table:table-cell>
          <table:table-cell table:style-name="ce1" office:value-type="string">
            <text:p>Rua da Bela Vista à Graça 124, 1170-054 Lisboa, Portugal</text:p>
          </table:table-cell>
          <table:table-cell table:style-name="ce1" office:value-type="string">
            <text:p>939 957 818</text:p>
          </table:table-cell>
        </table:table-row>
        <table:table-row table:style-name="ro1">
          <table:table-cell table:style-name="ce1" office:value-type="string">
            <text:p>DONNA CÔ</text:p>
          </table:table-cell>
          <table:table-cell table:style-name="ce1" office:value-type="string">
            <text:p>R. Padre António Vieira 84 Loja. CP, 4710-412 Braga, Portugal</text:p>
          </table:table-cell>
          <table:table-cell table:style-name="ce1" office:value-type="string">
            <text:p>937 160 816</text:p>
          </table:table-cell>
        </table:table-row>
        <table:table-row table:style-name="ro1">
          <table:table-cell table:style-name="ce1" office:value-type="string">
            <text:p>DOPPO Gelataria</text:p>
          </table:table-cell>
          <table:table-cell table:style-name="ce1" office:value-type="string">
            <text:p>Praça do Comércio 9, 3000-116 Coimbra, Portugal</text:p>
          </table:table-cell>
          <table:table-cell table:style-name="ce1" office:value-type="string">
            <text:p>239 131 115</text:p>
          </table:table-cell>
        </table:table-row>
        <table:table-row table:style-name="ro1">
          <table:table-cell table:style-name="ce1" office:value-type="string">
            <text:p>DOPPO Gelataria</text:p>
          </table:table-cell>
          <table:table-cell table:style-name="ce1" office:value-type="string">
            <text:p>Praça do Comércio 9, 3000-116 Coimbra, Portugal</text:p>
          </table:table-cell>
          <table:table-cell table:style-name="ce1" office:value-type="string">
            <text:p>239 131 115</text:p>
          </table:table-cell>
        </table:table-row>
        <table:table-row table:style-name="ro1">
          <table:table-cell table:style-name="ce1" office:value-type="string">
            <text:p>DOPPO Gelataria</text:p>
          </table:table-cell>
          <table:table-cell table:style-name="ce1" office:value-type="string">
            <text:p>Praça do Comércio 9, 3000-116 Coimbra, Portugal</text:p>
          </table:table-cell>
          <table:table-cell table:style-name="ce1" office:value-type="string">
            <text:p>239 131 115</text:p>
          </table:table-cell>
        </table:table-row>
        <table:table-row table:style-name="ro1">
          <table:table-cell table:style-name="ce1" office:value-type="string">
            <text:p>DOPPO Gelataria</text:p>
          </table:table-cell>
          <table:table-cell table:style-name="ce1" office:value-type="string">
            <text:p>Praça do Comércio 9, 3000-116 Coimbra, Portugal</text:p>
          </table:table-cell>
          <table:table-cell table:style-name="ce1" office:value-type="string">
            <text:p>239 131 115</text:p>
          </table:table-cell>
        </table:table-row>
        <table:table-row table:style-name="ro1">
          <table:table-cell table:style-name="ce1" office:value-type="string">
            <text:p>Dr. António M Maia Lima</text:p>
          </table:table-cell>
          <table:table-cell table:style-name="ce1" office:value-type="string">
            <text:p>5 - 1ºD, 1050-085, Av. Duque de Loulé, 1050-085 Lisboa, Portugal</text:p>
          </table:table-cell>
          <table:table-cell table:style-name="ce1" office:value-type="string">
            <text:p>21 346 1618</text:p>
          </table:table-cell>
        </table:table-row>
        <table:table-row table:style-name="ro1">
          <table:table-cell table:style-name="ce1" office:value-type="string">
            <text:p>Dr. António M Maia Lima</text:p>
          </table:table-cell>
          <table:table-cell table:style-name="ce1" office:value-type="string">
            <text:p>5 - 1ºD, 1050-085, Av. Duque de Loulé, 1050-085 Lisboa, Portugal</text:p>
          </table:table-cell>
          <table:table-cell table:style-name="ce1" office:value-type="string">
            <text:p>21 346 1618</text:p>
          </table:table-cell>
        </table:table-row>
        <table:table-row table:style-name="ro1">
          <table:table-cell table:style-name="ce1" office:value-type="string">
            <text:p>Dubon Chocolate Bar</text:p>
          </table:table-cell>
          <table:table-cell table:style-name="ce1" office:value-type="string">
            <text:p>Rua dos Mártires da Liberdade 100, 4050-359 Porto, Portugal</text:p>
          </table:table-cell>
          <table:table-cell table:style-name="ce1" office:value-type="string">
            <text:p>910 986 381</text:p>
          </table:table-cell>
        </table:table-row>
        <table:table-row table:style-name="ro1">
          <table:table-cell table:style-name="ce1" office:value-type="string">
            <text:p>Dubon Chocolate Bar</text:p>
          </table:table-cell>
          <table:table-cell table:style-name="ce1" office:value-type="string">
            <text:p>Rua dos Mártires da Liberdade 100, 4050-359 Porto, Portugal</text:p>
          </table:table-cell>
          <table:table-cell table:style-name="ce1" office:value-type="string">
            <text:p>910 986 381</text:p>
          </table:table-cell>
        </table:table-row>
        <table:table-row table:style-name="ro1">
          <table:table-cell table:style-name="ce1" office:value-type="string">
            <text:p>Dux Petiscos e Vinhos</text:p>
          </table:table-cell>
          <table:table-cell table:style-name="ce1" office:value-type="string">
            <text:p>R. Gen. Humberto Delgado nº 448, 3030-327 Coimbra, Portugal</text:p>
          </table:table-cell>
          <table:table-cell table:style-name="ce1" office:value-type="string">
            <text:p>239 402 818</text:p>
          </table:table-cell>
        </table:table-row>
        <table:table-row table:style-name="ro1">
          <table:table-cell table:style-name="ce1" office:value-type="string">
            <text:p>Dux Petiscos e Vinhos</text:p>
          </table:table-cell>
          <table:table-cell table:style-name="ce1" office:value-type="string">
            <text:p>R. Gen. Humberto Delgado nº 448, 3030-327 Coimbra, Portugal</text:p>
          </table:table-cell>
          <table:table-cell table:style-name="ce1" office:value-type="string">
            <text:p>239 402 818</text:p>
          </table:table-cell>
        </table:table-row>
        <table:table-row table:style-name="ro1">
          <table:table-cell table:style-name="ce1" office:value-type="string">
            <text:p>E.Leclerc</text:p>
          </table:table-cell>
          <table:table-cell table:style-name="ce1" office:value-type="string">
            <text:p>R. Frei José Vilaça 297, Ferreiros, 4705-265 Braga, Portugal</text:p>
          </table:table-cell>
          <table:table-cell table:style-name="ce1" office:value-type="string">
            <text:p>253 304 350</text:p>
          </table:table-cell>
        </table:table-row>
        <table:table-row table:style-name="ro1">
          <table:table-cell table:style-name="ce1" office:value-type="string">
            <text:p>Economax</text:p>
          </table:table-cell>
          <table:table-cell table:style-name="ce1" office:value-type="string">
            <text:p>Praceta Raul Proença, 7atelier Esqº Amadora Damaia, Damaia, 2720-004 Amadora, Portugal</text:p>
          </table:table-cell>
          <table:table-cell table:style-name="ce1" office:value-type="string">
            <text:p>21 242 4358</text:p>
          </table:table-cell>
        </table:table-row>
        <table:table-row table:style-name="ro1">
          <table:table-cell table:style-name="ce1" office:value-type="string">
            <text:p>Efeito Verde, Lda</text:p>
          </table:table-cell>
          <table:table-cell table:style-name="ce1" office:value-type="string">
            <text:p>Rua Brigadeiro Correia Cardoso 326 r/c centro, 3000-084 Coimbra, Portugal</text:p>
          </table:table-cell>
          <table:table-cell table:style-name="ce1" office:value-type="string">
            <text:p>964 671 561</text:p>
          </table:table-cell>
        </table:table-row>
        <table:table-row table:style-name="ro1">
          <table:table-cell table:style-name="ce1" office:value-type="string">
            <text:p>El Corte Inglés Lisboa</text:p>
          </table:table-cell>
          <table:table-cell table:style-name="ce1" office:value-type="string">
            <text:p>Av. António Augusto de Aguiar 31, 1069-413 Lisboa, Portugal</text:p>
          </table:table-cell>
          <table:table-cell table:style-name="ce1" office:value-type="string">
            <text:p>21 371 1700</text:p>
          </table:table-cell>
        </table:table-row>
        <table:table-row table:style-name="ro1">
          <table:table-cell table:style-name="ce1" office:value-type="string">
            <text:p>Empório do Tuca</text:p>
          </table:table-cell>
          <table:table-cell table:style-name="ce1" office:value-type="string">
            <text:p>Rua Visconde da Luz nº 75, R/C E e D, 3000-414 Coimbra, Portugal</text:p>
          </table:table-cell>
          <table:table-cell table:style-name="ce1" office:value-type="string">
            <text:p>912 259 696</text:p>
          </table:table-cell>
        </table:table-row>
        <table:table-row table:style-name="ro1">
          <table:table-cell table:style-name="ce1" office:value-type="string">
            <text:p>Enjoy Joy - Coimbra</text:p>
          </table:table-cell>
          <table:table-cell table:style-name="ce1" office:value-type="string">
            <text:p>R. da Louça 81, 3000-175 Coimbra, Portugal</text:p>
          </table:table-cell>
          <table:table-cell table:style-name="ce1" office:value-type="string">
            <text:p>969 081 861</text:p>
          </table:table-cell>
        </table:table-row>
        <table:table-row table:style-name="ro1">
          <table:table-cell table:style-name="ce1" office:value-type="string">
            <text:p>Enjoy Joy - Coimbra</text:p>
          </table:table-cell>
          <table:table-cell table:style-name="ce1" office:value-type="string">
            <text:p>R. da Louça 81, 3000-175 Coimbra, Portugal</text:p>
          </table:table-cell>
          <table:table-cell table:style-name="ce1" office:value-type="string">
            <text:p>969 081 861</text:p>
          </table:table-cell>
        </table:table-row>
        <table:table-row table:style-name="ro1">
          <table:table-cell table:style-name="ce1" office:value-type="string">
            <text:p>Enoteca Cartuxa</text:p>
          </table:table-cell>
          <table:table-cell table:style-name="ce1" office:value-type="string">
            <text:p>R. de Vasco da Gama nº15, 7001-901 Évora, Portugal</text:p>
          </table:table-cell>
          <table:table-cell table:style-name="ce1" office:value-type="string">
            <text:p>266 748 348</text:p>
          </table:table-cell>
        </table:table-row>
        <table:table-row table:style-name="ro1">
          <table:table-cell table:style-name="ce1" office:value-type="string">
            <text:p>Enoteca Cartuxa</text:p>
          </table:table-cell>
          <table:table-cell table:style-name="ce1" office:value-type="string">
            <text:p>R. de Vasco da Gama nº15, 7001-901 Évora, Portugal</text:p>
          </table:table-cell>
          <table:table-cell table:style-name="ce1" office:value-type="string">
            <text:p>266 748 348</text:p>
          </table:table-cell>
        </table:table-row>
        <table:table-row table:style-name="ro1">
          <table:table-cell table:style-name="ce1" office:value-type="string">
            <text:p>Enoteca Cartuxa</text:p>
          </table:table-cell>
          <table:table-cell table:style-name="ce1" office:value-type="string">
            <text:p>R. de Vasco da Gama nº15, 7001-901 Évora, Portugal</text:p>
          </table:table-cell>
          <table:table-cell table:style-name="ce1" office:value-type="string">
            <text:p>266 748 348</text:p>
          </table:table-cell>
        </table:table-row>
        <table:table-row table:style-name="ro1">
          <table:table-cell table:style-name="ce1" office:value-type="string">
            <text:p>Ervanária Homeopática Flor Do Oriente, Lda.</text:p>
          </table:table-cell>
          <table:table-cell table:style-name="ce1" office:value-type="string">
            <text:p>R. Dr. Manuel Rodrigues 21, 3000-258 Coimbra, Portugal</text:p>
          </table:table-cell>
          <table:table-cell table:style-name="ce1" office:value-type="string">
            <text:p>239 841 623</text:p>
          </table:table-cell>
        </table:table-row>
        <table:table-row table:style-name="ro1">
          <table:table-cell table:style-name="ce1" office:value-type="string">
            <text:p>Espaço Oriente</text:p>
          </table:table-cell>
          <table:table-cell table:style-name="ce1" office:value-type="string">
            <text:p>R. Simões de Castro nº161A 167, 3000-388 Coimbra, Portugal</text:p>
          </table:table-cell>
          <table:table-cell table:style-name="ce1" office:value-type="string">
            <text:p>239 821 142</text:p>
          </table:table-cell>
        </table:table-row>
        <table:table-row table:style-name="ro1">
          <table:table-cell table:style-name="ce1" office:value-type="string">
            <text:p>Estrela da Buraca</text:p>
          </table:table-cell>
          <table:table-cell table:style-name="ce1" office:value-type="string">
            <text:p>Largo Borges Carneiro 3, 2610 Amadora, Portugal</text:p>
          </table:table-cell>
          <table:table-cell table:style-name="ce1" office:value-type="string">
            <text:p>21 471 4554</text:p>
          </table:table-cell>
        </table:table-row>
        <table:table-row table:style-name="ro1">
          <table:table-cell table:style-name="ce1" office:value-type="string">
            <text:p>Évora Night Runners - Spot</text:p>
          </table:table-cell>
          <table:table-cell table:style-name="ce1" office:value-type="string">
            <text:p>7000-932 Evora, Portugal</text:p>
          </table:table-cell>
          <table:table-cell table:style-name="ce1" office:value-type="string">
            <text:p>961 302 130</text:p>
          </table:table-cell>
        </table:table-row>
        <table:table-row table:style-name="ro1">
          <table:table-cell table:style-name="ce1" office:value-type="string">
            <text:p>Évora Night Runners - Spot</text:p>
          </table:table-cell>
          <table:table-cell table:style-name="ce1" office:value-type="string">
            <text:p>7000-932 Evora, Portugal</text:p>
          </table:table-cell>
          <table:table-cell table:style-name="ce1" office:value-type="string">
            <text:p>961 302 130</text:p>
          </table:table-cell>
        </table:table-row>
        <table:table-row table:style-name="ro1">
          <table:table-cell table:style-name="ce1" office:value-type="string">
            <text:p>Évornatura- Produtos Da Natureza, Lda.</text:p>
          </table:table-cell>
          <table:table-cell table:style-name="ce1" office:value-type="string">
            <text:p>Praceta de Angola 2, 7005-543 Évora, Portugal</text:p>
          </table:table-cell>
          <table:table-cell table:style-name="ce1" office:value-type="string">
            <text:p>266 702 416</text:p>
          </table:table-cell>
        </table:table-row>
        <table:table-row table:style-name="ro1">
          <table:table-cell table:style-name="ce1" office:value-type="string">
            <text:p>Évornatura- Produtos Da Natureza, Lda.</text:p>
          </table:table-cell>
          <table:table-cell table:style-name="ce1" office:value-type="string">
            <text:p>Praceta de Angola 2, 7005-543 Évora, Portugal</text:p>
          </table:table-cell>
          <table:table-cell table:style-name="ce1" office:value-type="string">
            <text:p>266 702 416</text:p>
          </table:table-cell>
        </table:table-row>
        <table:table-row table:style-name="ro1">
          <table:table-cell table:style-name="ce1" office:value-type="string">
            <text:p>Fábrica da Nata - Pastéis de Nata</text:p>
          </table:table-cell>
          <table:table-cell table:style-name="ce1" office:value-type="string">
            <text:p>Praça dos Restauradores 62 -68, 1250-110 Lisboa, Portugal</text:p>
          </table:table-cell>
          <table:table-cell table:style-name="ce1" office:value-type="string">
            <text:p>21 132 5435</text:p>
          </table:table-cell>
        </table:table-row>
        <table:table-row table:style-name="ro1">
          <table:table-cell table:style-name="ce1" office:value-type="string">
            <text:p>Fábrica da Nata - Pastéis de Nata</text:p>
          </table:table-cell>
          <table:table-cell table:style-name="ce1" office:value-type="string">
            <text:p>Praça dos Restauradores 62 -68, 1250-110 Lisboa, Portugal</text:p>
          </table:table-cell>
          <table:table-cell table:style-name="ce1" office:value-type="string">
            <text:p>21 132 5435</text:p>
          </table:table-cell>
        </table:table-row>
        <table:table-row table:style-name="ro1">
          <table:table-cell table:style-name="ce1" office:value-type="string">
            <text:p>Fábrica dos Gelados</text:p>
          </table:table-cell>
          <table:table-cell table:style-name="ce1" office:value-type="string">
            <text:p>Alcarcova de Baixo 25, 7000-841 Évora, Portugal</text:p>
          </table:table-cell>
          <table:table-cell table:style-name="ce1" office:value-type="string">
            <text:p>266 705 681</text:p>
          </table:table-cell>
        </table:table-row>
        <table:table-row table:style-name="ro1">
          <table:table-cell table:style-name="ce1" office:value-type="string">
            <text:p>Fábrica dos Gelados</text:p>
          </table:table-cell>
          <table:table-cell table:style-name="ce1" office:value-type="string">
            <text:p>Alcarcova de Baixo 25, 7000-841 Évora, Portugal</text:p>
          </table:table-cell>
          <table:table-cell table:style-name="ce1" office:value-type="string">
            <text:p>266 705 681</text:p>
          </table:table-cell>
        </table:table-row>
        <table:table-row table:style-name="ro1">
          <table:table-cell table:style-name="ce1" office:value-type="string">
            <text:p>Fábrica dos Gelados</text:p>
          </table:table-cell>
          <table:table-cell table:style-name="ce1" office:value-type="string">
            <text:p>Alcarcova de Baixo 25, 7000-841 Évora, Portugal</text:p>
          </table:table-cell>
          <table:table-cell table:style-name="ce1" office:value-type="string">
            <text:p>266 705 681</text:p>
          </table:table-cell>
        </table:table-row>
        <table:table-row table:style-name="ro1">
          <table:table-cell table:style-name="ce1" office:value-type="string">
            <text:p>Fábrica dos Gelados</text:p>
          </table:table-cell>
          <table:table-cell table:style-name="ce1" office:value-type="string">
            <text:p>Alcarcova de Baixo 25, 7000-841 Évora, Portugal</text:p>
          </table:table-cell>
          <table:table-cell table:style-name="ce1" office:value-type="string">
            <text:p>266 705 681</text:p>
          </table:table-cell>
        </table:table-row>
        <table:table-row table:style-name="ro1">
          <table:table-cell table:style-name="ce1" office:value-type="string">
            <text:p>Farggi Coimbra Gelataria</text:p>
          </table:table-cell>
          <table:table-cell table:style-name="ce1" office:value-type="string">
            <text:p>Praça Infante Dom Henrique B, 3030-055 Coimbra, Portugal</text:p>
          </table:table-cell>
          <table:table-cell table:style-name="ce1" office:value-type="string">
            <text:p>239 049 181</text:p>
          </table:table-cell>
        </table:table-row>
        <table:table-row table:style-name="ro1">
          <table:table-cell table:style-name="ce1" office:value-type="string">
            <text:p>Farggi Coimbra Gelataria</text:p>
          </table:table-cell>
          <table:table-cell table:style-name="ce1" office:value-type="string">
            <text:p>Praça Infante Dom Henrique B, 3030-055 Coimbra, Portugal</text:p>
          </table:table-cell>
          <table:table-cell table:style-name="ce1" office:value-type="string">
            <text:p>239 049 181</text:p>
          </table:table-cell>
        </table:table-row>
        <table:table-row table:style-name="ro1">
          <table:table-cell table:style-name="ce1" office:value-type="string">
            <text:p>Farggi Coimbra Gelataria</text:p>
          </table:table-cell>
          <table:table-cell table:style-name="ce1" office:value-type="string">
            <text:p>Praça Infante Dom Henrique B, 3030-055 Coimbra, Portugal</text:p>
          </table:table-cell>
          <table:table-cell table:style-name="ce1" office:value-type="string">
            <text:p>239 049 181</text:p>
          </table:table-cell>
        </table:table-row>
        <table:table-row table:style-name="ro1">
          <table:table-cell table:style-name="ce1" office:value-type="string">
            <text:p>Farggi Coimbra Gelataria</text:p>
          </table:table-cell>
          <table:table-cell table:style-name="ce1" office:value-type="string">
            <text:p>Praça Infante Dom Henrique B, 3030-055 Coimbra, Portugal</text:p>
          </table:table-cell>
          <table:table-cell table:style-name="ce1" office:value-type="string">
            <text:p>239 049 181</text:p>
          </table:table-cell>
        </table:table-row>
        <table:table-row table:style-name="ro1">
          <table:table-cell table:style-name="ce1" office:value-type="string">
            <text:p>Farmácia Cristal</text:p>
          </table:table-cell>
          <table:table-cell table:style-name="ce1" office:value-type="string">
            <text:p>Av. da Liberdade 571, 4700-921 Braga, Portugal</text:p>
          </table:table-cell>
          <table:table-cell table:style-name="ce1" office:value-type="string">
            <text:p>253 262 321</text:p>
          </table:table-cell>
        </table:table-row>
        <table:table-row table:style-name="ro1">
          <table:table-cell table:style-name="ce1" office:value-type="string">
            <text:p>Fashion Vintage</text:p>
          </table:table-cell>
          <table:table-cell table:style-name="ce1" office:value-type="string">
            <text:p>Praceta Manuela Porto, 2650-191 Amadora, Portugal</text:p>
          </table:table-cell>
          <table:table-cell table:style-name="ce1" office:value-type="string">
            <text:p>969 479 900</text:p>
          </table:table-cell>
        </table:table-row>
        <table:table-row table:style-name="ro1">
          <table:table-cell table:style-name="ce1" office:value-type="string">
            <text:p>Fatias de Cristal, Productos de Venezuela</text:p>
          </table:table-cell>
          <table:table-cell table:style-name="ce1" office:value-type="string">
            <text:p>R. Cidade da Beira 68H, 1800-065 Lisboa, Portugal</text:p>
          </table:table-cell>
          <table:table-cell table:style-name="ce1" office:value-type="string">
            <text:p>21 851 4945</text:p>
          </table:table-cell>
        </table:table-row>
        <table:table-row table:style-name="ro1">
          <table:table-cell table:style-name="ce1" office:value-type="string">
            <text:p>Fernando Manuel Sarmento Rodrigues Vinagre</text:p>
          </table:table-cell>
          <table:table-cell table:style-name="ce1" office:value-type="string">
            <text:p>Rua Vieira Da Silva, Lt45, Bairro Carreira De Baixo-arraiolos, Évora, 7040-065 Arraiolos, Portugal</text:p>
          </table:table-cell>
          <table:table-cell table:style-name="ce1" office:value-type="string">
            <text:p>935 300 517</text:p>
          </table:table-cell>
        </table:table-row>
        <table:table-row table:style-name="ro1">
          <table:table-cell table:style-name="ce1" office:value-type="string">
            <text:p>Fernando Manuel Sarmento Rodrigues Vinagre</text:p>
          </table:table-cell>
          <table:table-cell table:style-name="ce1" office:value-type="string">
            <text:p>Rua Vieira Da Silva, Lt45, Bairro Carreira De Baixo-arraiolos, Évora, 7040-065 Arraiolos, Portugal</text:p>
          </table:table-cell>
          <table:table-cell table:style-name="ce1" office:value-type="string">
            <text:p>935 300 517</text:p>
          </table:table-cell>
        </table:table-row>
        <table:table-row table:style-name="ro1">
          <table:table-cell table:style-name="ce1" office:value-type="string">
            <text:p>Feu Vert</text:p>
          </table:table-cell>
          <table:table-cell table:style-name="ce1" office:value-type="string">
            <text:p>C. C. Dolce Vita Coimbra, R. Gen. Humberto Delgado 207, Fonte da Cheira, 3030-327 Coimbra, Portugal</text:p>
          </table:table-cell>
          <table:table-cell table:style-name="ce1" office:value-type="string">
            <text:p>239 701 215</text:p>
          </table:table-cell>
        </table:table-row>
        <table:table-row table:style-name="ro1">
          <table:table-cell table:style-name="ce1" office:value-type="string">
            <text:p>Fialho</text:p>
          </table:table-cell>
          <table:table-cell table:style-name="ce1" office:value-type="string">
            <text:p>Tv. das Mascarenhas 16, 7000-557 Évora, Portugal</text:p>
          </table:table-cell>
          <table:table-cell table:style-name="ce1" office:value-type="string">
            <text:p>266 703 079</text:p>
          </table:table-cell>
        </table:table-row>
        <table:table-row table:style-name="ro1">
          <table:table-cell table:style-name="ce1" office:value-type="string">
            <text:p>FIB - Il Vero Gelato Italiano</text:p>
          </table:table-cell>
          <table:table-cell table:style-name="ce1" office:value-type="string">
            <text:p>Av. Padre Manuel da Nóbrega 13E, 1000-223 Lisboa, Portugal</text:p>
          </table:table-cell>
          <table:table-cell table:style-name="ce1" office:value-type="string">
            <text:p>21 132 4311</text:p>
          </table:table-cell>
        </table:table-row>
        <table:table-row table:style-name="ro1">
          <table:table-cell table:style-name="ce1" office:value-type="string">
            <text:p>FIB - Il Vero Gelato Italiano</text:p>
          </table:table-cell>
          <table:table-cell table:style-name="ce1" office:value-type="string">
            <text:p>Av. Padre Manuel da Nóbrega 13E, 1000-223 Lisboa, Portugal</text:p>
          </table:table-cell>
          <table:table-cell table:style-name="ce1" office:value-type="string">
            <text:p>21 132 4311</text:p>
          </table:table-cell>
        </table:table-row>
        <table:table-row table:style-name="ro1">
          <table:table-cell table:style-name="ce1" office:value-type="string">
            <text:p>Filling Cash &amp; Carry, SA</text:p>
          </table:table-cell>
          <table:table-cell table:style-name="ce1" office:value-type="string">
            <text:p>R. Monte de São Miguel 1, 3020-265 Coimbra, Portugal</text:p>
          </table:table-cell>
          <table:table-cell table:style-name="ce1" office:value-type="string">
            <text:p>239 499 130</text:p>
          </table:table-cell>
        </table:table-row>
        <table:table-row table:style-name="ro1">
          <table:table-cell table:style-name="ce1" office:value-type="string">
            <text:p>Flor de São Brás</text:p>
          </table:table-cell>
          <table:table-cell table:style-name="ce1" office:value-type="string">
            <text:p>R. Dr. Joaquim Namorado n° 8A, 2700-292 Amadora, Portugal</text:p>
          </table:table-cell>
          <table:table-cell table:style-name="ce1" office:value-type="string">
            <text:p>21 494 0000</text:p>
          </table:table-cell>
        </table:table-row>
        <table:table-row table:style-name="ro1">
          <table:table-cell table:style-name="ce1" office:value-type="string">
            <text:p>Flor de São Brás</text:p>
          </table:table-cell>
          <table:table-cell table:style-name="ce1" office:value-type="string">
            <text:p>R. Dr. Joaquim Namorado n° 8A, 2700-292 Amadora, Portugal</text:p>
          </table:table-cell>
          <table:table-cell table:style-name="ce1" office:value-type="string">
            <text:p>21 494 0000</text:p>
          </table:table-cell>
        </table:table-row>
        <table:table-row table:style-name="ro1">
          <table:table-cell table:style-name="ce1" office:value-type="string">
            <text:p>Flor de São Brás</text:p>
          </table:table-cell>
          <table:table-cell table:style-name="ce1" office:value-type="string">
            <text:p>R. Dr. Joaquim Namorado n° 8A, 2700-292 Amadora, Portugal</text:p>
          </table:table-cell>
          <table:table-cell table:style-name="ce1" office:value-type="string">
            <text:p>21 494 0000</text:p>
          </table:table-cell>
        </table:table-row>
        <table:table-row table:style-name="ro1">
          <table:table-cell table:style-name="ce1" office:value-type="string">
            <text:p>Flor do Vale</text:p>
          </table:table-cell>
          <table:table-cell table:style-name="ce1" office:value-type="string">
            <text:p>Lgo da Igreja 2, Damaia, 2720-295 Amadora, Portugal</text:p>
          </table:table-cell>
          <table:table-cell table:style-name="ce1" office:value-type="string">
            <text:p>21 808 6932</text:p>
          </table:table-cell>
        </table:table-row>
        <table:table-row table:style-name="ro1">
          <table:table-cell table:style-name="ce1" office:value-type="string">
            <text:p>Florbela Pâtisserie</text:p>
          </table:table-cell>
          <table:table-cell table:style-name="ce1" office:value-type="string">
            <text:p>Torel Palace Porto, Rua de Entreparedes 42, 4000-198 Porto, Portugal</text:p>
          </table:table-cell>
          <table:table-cell table:style-name="ce1" office:value-type="string">
            <text:p>22 976 2920</text:p>
          </table:table-cell>
        </table:table-row>
        <table:table-row table:style-name="ro1">
          <table:table-cell table:style-name="ce1" office:value-type="string">
            <text:p>Flour Grain, Lda.</text:p>
          </table:table-cell>
          <table:table-cell table:style-name="ce1" office:value-type="string">
            <text:p>Rua Cidade Do Cabo, Lt. 4/R /C, Fracção Ao, Funchal, Ilha Da Madeira, 9050-049 Funchal, Portugal</text:p>
          </table:table-cell>
          <table:table-cell table:style-name="ce1" office:value-type="string">
            <text:p>291 282 062</text:p>
          </table:table-cell>
        </table:table-row>
        <table:table-row table:style-name="ro1">
          <table:table-cell table:style-name="ce1" office:value-type="string">
            <text:p>Flour Grain, Lda.</text:p>
          </table:table-cell>
          <table:table-cell table:style-name="ce1" office:value-type="string">
            <text:p>Rua Cidade Do Cabo, Lt. 4/R /C, Fracção Ao, Funchal, Ilha Da Madeira, 9050-049 Funchal, Portugal</text:p>
          </table:table-cell>
          <table:table-cell table:style-name="ce1" office:value-type="string">
            <text:p>291 282 062</text:p>
          </table:table-cell>
        </table:table-row>
        <table:table-row table:style-name="ro1">
          <table:table-cell table:style-name="ce1" office:value-type="string">
            <text:p>Flow Açaí House</text:p>
          </table:table-cell>
          <table:table-cell table:style-name="ce1" office:value-type="string">
            <text:p>R. 1º de Maio 10, 2700-030 Amadora, Portugal</text:p>
          </table:table-cell>
          <table:table-cell table:style-name="ce1" office:value-type="string">
            <text:p>964 772 720</text:p>
          </table:table-cell>
        </table:table-row>
        <table:table-row table:style-name="ro1">
          <table:table-cell table:style-name="ce1" office:value-type="string">
            <text:p>Folha Verde</text:p>
          </table:table-cell>
          <table:table-cell table:style-name="ce1" office:value-type="string">
            <text:p>R. Emília das Neves 21B, 1500-851 Lisboa, Portugal</text:p>
          </table:table-cell>
          <table:table-cell table:style-name="ce1" office:value-type="string">
            <text:p>21 601 0506</text:p>
          </table:table-cell>
        </table:table-row>
        <table:table-row table:style-name="ro1">
          <table:table-cell table:style-name="ce1" office:value-type="string">
            <text:p>FOOD Healthy. Organic. Sustainable. Santos</text:p>
          </table:table-cell>
          <table:table-cell table:style-name="ce1" office:value-type="string">
            <text:p>Largo Conde-Barão 15, 1200-118 Lisboa, Portugal</text:p>
          </table:table-cell>
          <table:table-cell table:style-name="ce1" office:value-type="string">
            <text:p>21 586 5869</text:p>
          </table:table-cell>
        </table:table-row>
        <table:table-row table:style-name="ro1">
          <table:table-cell table:style-name="ce1" office:value-type="string">
            <text:p>Forno-Pan, Padaria E Pastelaria</text:p>
          </table:table-cell>
          <table:table-cell table:style-name="ce1" office:value-type="string">
            <text:p>Estrada Da Madalena, Edif Magdalenas Ii - Bloco B, Funchal, Ilha Da Madeira, Av. da Madalena, 9020-001 Funchal, Portugal</text:p>
          </table:table-cell>
          <table:table-cell table:style-name="ce1" office:value-type="string">
            <text:p>291 754 454</text:p>
          </table:table-cell>
        </table:table-row>
        <table:table-row table:style-name="ro1">
          <table:table-cell table:style-name="ce1" office:value-type="string">
            <text:p>Forno-Pan, Padaria E Pastelaria</text:p>
          </table:table-cell>
          <table:table-cell table:style-name="ce1" office:value-type="string">
            <text:p>Estrada Da Madalena, Edif Magdalenas Ii - Bloco B, Funchal, Ilha Da Madeira, Av. da Madalena, 9020-001 Funchal, Portugal</text:p>
          </table:table-cell>
          <table:table-cell table:style-name="ce1" office:value-type="string">
            <text:p>291 754 454</text:p>
          </table:table-cell>
        </table:table-row>
        <table:table-row table:style-name="ro1">
          <table:table-cell table:style-name="ce1" office:value-type="string">
            <text:p>Fotocristal 3D, Lda</text:p>
          </table:table-cell>
          <table:table-cell table:style-name="ce1" office:value-type="string">
            <text:p>R. de S Jerónimo 54, 4700-292 Braga, Portugal</text:p>
          </table:table-cell>
          <table:table-cell table:style-name="ce1" office:value-type="string">
            <text:p>968 030 912</text:p>
          </table:table-cell>
        </table:table-row>
        <table:table-row table:style-name="ro1">
          <table:table-cell table:style-name="ce1" office:value-type="string">
            <text:p>Fra Doces Regionais</text:p>
          </table:table-cell>
          <table:table-cell table:style-name="ce1" office:value-type="string">
            <text:p>R. do Serralheiro 8 Parque Industrial, 7005-513 Évora, Portugal</text:p>
          </table:table-cell>
          <table:table-cell table:style-name="ce1" office:value-type="string">
            <text:p>266 735 243</text:p>
          </table:table-cell>
        </table:table-row>
        <table:table-row table:style-name="ro1">
          <table:table-cell table:style-name="ce1" office:value-type="string">
            <text:p>Fra Doces Regionais</text:p>
          </table:table-cell>
          <table:table-cell table:style-name="ce1" office:value-type="string">
            <text:p>R. do Serralheiro 8 Parque Industrial, 7005-513 Évora, Portugal</text:p>
          </table:table-cell>
          <table:table-cell table:style-name="ce1" office:value-type="string">
            <text:p>266 735 243</text:p>
          </table:table-cell>
        </table:table-row>
        <table:table-row table:style-name="ro1">
          <table:table-cell table:style-name="ce1" office:value-type="string">
            <text:p>Fra Doces Regionais</text:p>
          </table:table-cell>
          <table:table-cell table:style-name="ce1" office:value-type="string">
            <text:p>R. do Serralheiro 8 Parque Industrial, 7005-513 Évora, Portugal</text:p>
          </table:table-cell>
          <table:table-cell table:style-name="ce1" office:value-type="string">
            <text:p>266 735 243</text:p>
          </table:table-cell>
        </table:table-row>
        <table:table-row table:style-name="ro1">
          <table:table-cell table:style-name="ce1" office:value-type="string">
            <text:p>Fragoleto Ice Cream</text:p>
          </table:table-cell>
          <table:table-cell table:style-name="ce1" office:value-type="string">
            <text:p>R. do Comércio 15, 1100-321 Lisboa, Portugal</text:p>
          </table:table-cell>
          <table:table-cell table:style-name="ce1" office:value-type="string">
            <text:p>936 152 487</text:p>
          </table:table-cell>
        </table:table-row>
        <table:table-row table:style-name="ro1">
          <table:table-cell table:style-name="ce1" office:value-type="string">
            <text:p>Fragoleto Ice Cream</text:p>
          </table:table-cell>
          <table:table-cell table:style-name="ce1" office:value-type="string">
            <text:p>R. do Comércio 15, 1100-321 Lisboa, Portugal</text:p>
          </table:table-cell>
          <table:table-cell table:style-name="ce1" office:value-type="string">
            <text:p>936 152 487</text:p>
          </table:table-cell>
        </table:table-row>
        <table:table-row table:style-name="ro1">
          <table:table-cell table:style-name="ce1" office:value-type="string">
            <text:p>Fragoleto Ice Cream</text:p>
          </table:table-cell>
          <table:table-cell table:style-name="ce1" office:value-type="string">
            <text:p>R. do Comércio 15, 1100-321 Lisboa, Portugal</text:p>
          </table:table-cell>
          <table:table-cell table:style-name="ce1" office:value-type="string">
            <text:p>936 152 487</text:p>
          </table:table-cell>
        </table:table-row>
        <table:table-row table:style-name="ro1">
          <table:table-cell table:style-name="ce1" office:value-type="string">
            <text:p>Fragoleto Ice Cream</text:p>
          </table:table-cell>
          <table:table-cell table:style-name="ce1" office:value-type="string">
            <text:p>R. do Comércio 15, 1100-321 Lisboa, Portugal</text:p>
          </table:table-cell>
          <table:table-cell table:style-name="ce1" office:value-type="string">
            <text:p>936 152 487</text:p>
          </table:table-cell>
        </table:table-row>
        <table:table-row table:style-name="ro1">
          <table:table-cell table:style-name="ce1" office:value-type="string">
            <text:p>Freshbio</text:p>
          </table:table-cell>
          <table:table-cell table:style-name="ce1" office:value-type="string">
            <text:p>Rua de São Martinho nº 1, Mercado Abastecedor de São Martinho, Loja 16, 9000-644 Funchal, Portugal</text:p>
          </table:table-cell>
          <table:table-cell table:style-name="ce1" office:value-type="string">
            <text:p>291 763 011</text:p>
          </table:table-cell>
        </table:table-row>
        <table:table-row table:style-name="ro1">
          <table:table-cell table:style-name="ce1" office:value-type="string">
            <text:p>Freshbio</text:p>
          </table:table-cell>
          <table:table-cell table:style-name="ce1" office:value-type="string">
            <text:p>Rua de São Martinho nº 1, Mercado Abastecedor de São Martinho, Loja 16, 9000-644 Funchal, Portugal</text:p>
          </table:table-cell>
          <table:table-cell table:style-name="ce1" office:value-type="string">
            <text:p>291 763 011</text:p>
          </table:table-cell>
        </table:table-row>
        <table:table-row table:style-name="ro1">
          <table:table-cell table:style-name="ce1" office:value-type="string">
            <text:p>FRIIC | Gelados de Fruta da Madeira @ Fórum Madeira Piso 0</text:p>
          </table:table-cell>
          <table:table-cell table:style-name="ce1" office:value-type="string">
            <text:p>Forum Madeira, Estrada Monumental 390 PISO 0, São Martinho, 9004-568 Funchal, Portugal</text:p>
          </table:table-cell>
          <table:table-cell table:style-name="ce1" office:value-type="string">
            <text:p>938 044 904</text:p>
          </table:table-cell>
        </table:table-row>
        <table:table-row table:style-name="ro1">
          <table:table-cell table:style-name="ce1" office:value-type="string">
            <text:p>FRIIC | Gelados de Fruta da Madeira @ Fórum Madeira Piso 0</text:p>
          </table:table-cell>
          <table:table-cell table:style-name="ce1" office:value-type="string">
            <text:p>Forum Madeira, Estrada Monumental 390 PISO 0, São Martinho, 9004-568 Funchal, Portugal</text:p>
          </table:table-cell>
          <table:table-cell table:style-name="ce1" office:value-type="string">
            <text:p>938 044 904</text:p>
          </table:table-cell>
        </table:table-row>
        <table:table-row table:style-name="ro1">
          <table:table-cell table:style-name="ce1" office:value-type="string">
            <text:p>Frutorra</text:p>
          </table:table-cell>
          <table:table-cell table:style-name="ce1" office:value-type="string">
            <text:p>Rua principal de São Jorge, Casais de São Jorge, 3130 Degracias, Portugal</text:p>
          </table:table-cell>
          <table:table-cell table:style-name="ce1" office:value-type="string">
            <text:p>236 910 520</text:p>
          </table:table-cell>
        </table:table-row>
        <table:table-row table:style-name="ro1">
          <table:table-cell table:style-name="ce1" office:value-type="string">
            <text:p>Frutos secos da lisa</text:p>
          </table:table-cell>
          <table:table-cell table:style-name="ce1" office:value-type="string">
            <text:p>Rua das cavadas n1, 2405-001 Leiria, Portugal</text:p>
          </table:table-cell>
          <table:table-cell table:style-name="ce1" office:value-type="string">
            <text:p>926 337 254</text:p>
          </table:table-cell>
        </table:table-row>
        <table:table-row table:style-name="ro1">
          <table:table-cell table:style-name="ce1" office:value-type="string">
            <text:p>Funky Chunky Cookies</text:p>
          </table:table-cell>
          <table:table-cell table:style-name="ce1" office:value-type="string">
            <text:p>R. Luciano Cordeiro 25B, 1150-212 Lisboa, Portugal</text:p>
          </table:table-cell>
          <table:table-cell table:style-name="ce1" office:value-type="string">
            <text:p>21 357 1492</text:p>
          </table:table-cell>
        </table:table-row>
        <table:table-row table:style-name="ro1">
          <table:table-cell table:style-name="ce1" office:value-type="string">
            <text:p>Gabriel e Silva frutas e transportes</text:p>
          </table:table-cell>
          <table:table-cell table:style-name="ce1" office:value-type="string">
            <text:p>R. do Maré 13, 7005 Évora, Portugal</text:p>
          </table:table-cell>
          <table:table-cell table:style-name="ce1" office:value-type="string">
            <text:p>914 976 219</text:p>
          </table:table-cell>
        </table:table-row>
        <table:table-row table:style-name="ro1">
          <table:table-cell table:style-name="ce1" office:value-type="string">
            <text:p>Garden Hair Cosmeticos Portugal Oficial</text:p>
          </table:table-cell>
          <table:table-cell table:style-name="ce1" office:value-type="string">
            <text:p>R. do Moinho da Galega 8A, 2700-591 Amadora, Portugal</text:p>
          </table:table-cell>
          <table:table-cell table:style-name="ce1" office:value-type="string">
            <text:p>962 161 170</text:p>
          </table:table-cell>
        </table:table-row>
        <table:table-row table:style-name="ro1">
          <table:table-cell table:style-name="ce1" office:value-type="string">
            <text:p>Garrafeira Dom Pedro</text:p>
          </table:table-cell>
          <table:table-cell table:style-name="ce1" office:value-type="string">
            <text:p>R. dos Fanqueiros 200, 1100-232 Lisboa, Portugal</text:p>
          </table:table-cell>
          <table:table-cell table:style-name="ce1" office:value-type="string">
            <text:p>21 346 0360</text:p>
          </table:table-cell>
        </table:table-row>
        <table:table-row table:style-name="ro1">
          <table:table-cell table:style-name="ce1" office:value-type="string">
            <text:p>Gateleven</text:p>
          </table:table-cell>
          <table:table-cell table:style-name="ce1" office:value-type="string">
            <text:p>Praceta Actor Francisco Lopes Ribeiro 4, 2700-007 Amadora, Portugal</text:p>
          </table:table-cell>
          <table:table-cell table:style-name="ce1" office:value-type="string">
            <text:p>21 474 4202</text:p>
          </table:table-cell>
        </table:table-row>
        <table:table-row table:style-name="ro1">
          <table:table-cell table:style-name="ce1" office:value-type="string">
            <text:p>Gatô Cake design</text:p>
          </table:table-cell>
          <table:table-cell table:style-name="ce1" office:value-type="string">
            <text:p>R. de Santo André 61A, 4710-309 Braga, Portugal</text:p>
          </table:table-cell>
          <table:table-cell table:style-name="ce1" office:value-type="string">
            <text:p>916 265 206</text:p>
          </table:table-cell>
        </table:table-row>
        <table:table-row table:style-name="ro1">
          <table:table-cell table:style-name="ce1" office:value-type="string">
            <text:p>Geladaria Chantilly</text:p>
          </table:table-cell>
          <table:table-cell table:style-name="ce1" office:value-type="string">
            <text:p>R. Dr. António Cândido 3b, 1050-075 Lisboa, Portugal</text:p>
          </table:table-cell>
          <table:table-cell table:style-name="ce1" office:value-type="string">
            <text:p>910 743 043</text:p>
          </table:table-cell>
        </table:table-row>
        <table:table-row table:style-name="ro1">
          <table:table-cell table:style-name="ce1" office:value-type="string">
            <text:p>Gelados Conchanata</text:p>
          </table:table-cell>
          <table:table-cell table:style-name="ce1" office:value-type="string">
            <text:p>Av. da Igreja 28 A, 1700-237 Lisboa, Portugal</text:p>
          </table:table-cell>
          <table:table-cell table:style-name="ce1" office:value-type="string">
            <text:p>21 849 1741</text:p>
          </table:table-cell>
        </table:table-row>
        <table:table-row table:style-name="ro1">
          <table:table-cell table:style-name="ce1" office:value-type="string">
            <text:p>Gelados Conchanata</text:p>
          </table:table-cell>
          <table:table-cell table:style-name="ce1" office:value-type="string">
            <text:p>Av. da Igreja 28 A, 1700-237 Lisboa, Portugal</text:p>
          </table:table-cell>
          <table:table-cell table:style-name="ce1" office:value-type="string">
            <text:p>21 849 1741</text:p>
          </table:table-cell>
        </table:table-row>
        <table:table-row table:style-name="ro1">
          <table:table-cell table:style-name="ce1" office:value-type="string">
            <text:p>Gelados Conchanata</text:p>
          </table:table-cell>
          <table:table-cell table:style-name="ce1" office:value-type="string">
            <text:p>Av. da Igreja 28 A, 1700-237 Lisboa, Portugal</text:p>
          </table:table-cell>
          <table:table-cell table:style-name="ce1" office:value-type="string">
            <text:p>21 849 1741</text:p>
          </table:table-cell>
        </table:table-row>
        <table:table-row table:style-name="ro1">
          <table:table-cell table:style-name="ce1" office:value-type="string">
            <text:p>Gelados Conchanata</text:p>
          </table:table-cell>
          <table:table-cell table:style-name="ce1" office:value-type="string">
            <text:p>Av. da Igreja 28 A, 1700-237 Lisboa, Portugal</text:p>
          </table:table-cell>
          <table:table-cell table:style-name="ce1" office:value-type="string">
            <text:p>21 849 1741</text:p>
          </table:table-cell>
        </table:table-row>
        <table:table-row table:style-name="ro1">
          <table:table-cell table:style-name="ce1" office:value-type="string">
            <text:p>Gelataria 31, Lda.</text:p>
          </table:table-cell>
          <table:table-cell table:style-name="ce1" office:value-type="string">
            <text:p>Tv. do Sertório 10, 7000-534 Évora, Portugal</text:p>
          </table:table-cell>
          <table:table-cell table:style-name="ce1" office:value-type="string">
            <text:p>266 743 048</text:p>
          </table:table-cell>
        </table:table-row>
        <table:table-row table:style-name="ro1">
          <table:table-cell table:style-name="ce1" office:value-type="string">
            <text:p>Gelataria A.Braga.Dabra</text:p>
          </table:table-cell>
          <table:table-cell table:style-name="ce1" office:value-type="string">
            <text:p>Praça Conde de Agrolongo 56 R/C, 4700-312 Braga, Portugal</text:p>
          </table:table-cell>
          <table:table-cell table:style-name="ce1" office:value-type="string">
            <text:p>253 065 772</text:p>
          </table:table-cell>
        </table:table-row>
        <table:table-row table:style-name="ro1">
          <table:table-cell table:style-name="ce1" office:value-type="string">
            <text:p>Gelataria Bellini</text:p>
          </table:table-cell>
          <table:table-cell table:style-name="ce1" office:value-type="string">
            <text:p>Largo da Portagem 35, 3000-337 Coimbra, Portugal</text:p>
          </table:table-cell>
          <table:table-cell table:style-name="ce1" office:value-type="string">
            <text:p>915 471 313</text:p>
          </table:table-cell>
        </table:table-row>
        <table:table-row table:style-name="ro1">
          <table:table-cell table:style-name="ce1" office:value-type="string">
            <text:p>Gelataria Bellini</text:p>
          </table:table-cell>
          <table:table-cell table:style-name="ce1" office:value-type="string">
            <text:p>Largo da Portagem 35, 3000-337 Coimbra, Portugal</text:p>
          </table:table-cell>
          <table:table-cell table:style-name="ce1" office:value-type="string">
            <text:p>915 471 313</text:p>
          </table:table-cell>
        </table:table-row>
        <table:table-row table:style-name="ro1">
          <table:table-cell table:style-name="ce1" office:value-type="string">
            <text:p>Gelataria COSÌ</text:p>
          </table:table-cell>
          <table:table-cell table:style-name="ce1" office:value-type="string">
            <text:p>Rua do Quebra Costas, nº1, R/C, 3000-340 Coimbra, Portugal</text:p>
          </table:table-cell>
          <table:table-cell table:style-name="ce1" office:value-type="string">
            <text:p>239 150 023</text:p>
          </table:table-cell>
        </table:table-row>
        <table:table-row table:style-name="ro1">
          <table:table-cell table:style-name="ce1" office:value-type="string">
            <text:p>Gelataria COSÌ</text:p>
          </table:table-cell>
          <table:table-cell table:style-name="ce1" office:value-type="string">
            <text:p>Rua do Quebra Costas, nº1, R/C, 3000-340 Coimbra, Portugal</text:p>
          </table:table-cell>
          <table:table-cell table:style-name="ce1" office:value-type="string">
            <text:p>239 150 023</text:p>
          </table:table-cell>
        </table:table-row>
        <table:table-row table:style-name="ro1">
          <table:table-cell table:style-name="ce1" office:value-type="string">
            <text:p>Gelataria COSÌ</text:p>
          </table:table-cell>
          <table:table-cell table:style-name="ce1" office:value-type="string">
            <text:p>Rua do Quebra Costas, nº1, R/C, 3000-340 Coimbra, Portugal</text:p>
          </table:table-cell>
          <table:table-cell table:style-name="ce1" office:value-type="string">
            <text:p>239 150 023</text:p>
          </table:table-cell>
        </table:table-row>
        <table:table-row table:style-name="ro1">
          <table:table-cell table:style-name="ce1" office:value-type="string">
            <text:p>Gelataria COSÌ</text:p>
          </table:table-cell>
          <table:table-cell table:style-name="ce1" office:value-type="string">
            <text:p>Rua do Quebra Costas, nº1, R/C, 3000-340 Coimbra, Portugal</text:p>
          </table:table-cell>
          <table:table-cell table:style-name="ce1" office:value-type="string">
            <text:p>239 150 023</text:p>
          </table:table-cell>
        </table:table-row>
        <table:table-row table:style-name="ro1">
          <table:table-cell table:style-name="ce1" office:value-type="string">
            <text:p>Gelataria COSÌ</text:p>
          </table:table-cell>
          <table:table-cell table:style-name="ce1" office:value-type="string">
            <text:p>Rua do Quebra Costas, nº1, R/C, 3000-340 Coimbra, Portugal</text:p>
          </table:table-cell>
          <table:table-cell table:style-name="ce1" office:value-type="string">
            <text:p>239 150 023</text:p>
          </table:table-cell>
        </table:table-row>
        <table:table-row table:style-name="ro1">
          <table:table-cell table:style-name="ce1" office:value-type="string">
            <text:p>Gelataria Italiana Da Lorenzo</text:p>
          </table:table-cell>
          <table:table-cell table:style-name="ce1" office:value-type="string">
            <text:p>Largo do Phelps 5 9000, 9050-449 Funchal, Portugal</text:p>
          </table:table-cell>
          <table:table-cell table:style-name="ce1" office:value-type="string">
            <text:p>965 766 727</text:p>
          </table:table-cell>
        </table:table-row>
        <table:table-row table:style-name="ro1">
          <table:table-cell table:style-name="ce1" office:value-type="string">
            <text:p>Gelataria Italiana Da Lorenzo</text:p>
          </table:table-cell>
          <table:table-cell table:style-name="ce1" office:value-type="string">
            <text:p>Largo do Phelps 5 9000, 9050-449 Funchal, Portugal</text:p>
          </table:table-cell>
          <table:table-cell table:style-name="ce1" office:value-type="string">
            <text:p>965 766 727</text:p>
          </table:table-cell>
        </table:table-row>
        <table:table-row table:style-name="ro1">
          <table:table-cell table:style-name="ce1" office:value-type="string">
            <text:p>Gelataria Italiana Da Lorenzo</text:p>
          </table:table-cell>
          <table:table-cell table:style-name="ce1" office:value-type="string">
            <text:p>Largo do Phelps 5 9000, 9050-449 Funchal, Portugal</text:p>
          </table:table-cell>
          <table:table-cell table:style-name="ce1" office:value-type="string">
            <text:p>965 766 727</text:p>
          </table:table-cell>
        </table:table-row>
        <table:table-row table:style-name="ro1">
          <table:table-cell table:style-name="ce1" office:value-type="string">
            <text:p>Gelataria Italiana Da Lorenzo</text:p>
          </table:table-cell>
          <table:table-cell table:style-name="ce1" office:value-type="string">
            <text:p>Largo do Phelps 5 9000, 9050-449 Funchal, Portugal</text:p>
          </table:table-cell>
          <table:table-cell table:style-name="ce1" office:value-type="string">
            <text:p>965 766 727</text:p>
          </table:table-cell>
        </table:table-row>
        <table:table-row table:style-name="ro1">
          <table:table-cell table:style-name="ce1" office:value-type="string">
            <text:p>Gelataria La Copa</text:p>
          </table:table-cell>
          <table:table-cell table:style-name="ce1" office:value-type="string">
            <text:p>Av. de Rodrigues de Freitas 366, 4000-419 Porto, Portugal</text:p>
          </table:table-cell>
          <table:table-cell table:style-name="ce1" office:value-type="string">
            <text:p>22 203 2501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Gelataria Mil Sabores</text:p>
          </table:table-cell>
          <table:table-cell table:style-name="ce1" office:value-type="string">
            <text:p>Rua Dr. Fernão de Ornelas 10, 9000-900 Funchal, Portugal</text:p>
          </table:table-cell>
          <table:table-cell table:style-name="ce1" office:value-type="string">
            <text:p>966 039 377</text:p>
          </table:table-cell>
        </table:table-row>
        <table:table-row table:style-name="ro1">
          <table:table-cell table:style-name="ce1" office:value-type="string">
            <text:p>Gelataria Neveiros</text:p>
          </table:table-cell>
          <table:table-cell table:style-name="ce1" office:value-type="string">
            <text:p>R. Formosa 285, 4000-248 Porto, Portugal</text:p>
          </table:table-cell>
          <table:table-cell table:style-name="ce1" office:value-type="string">
            <text:p>22 537 0005</text:p>
          </table:table-cell>
        </table:table-row>
        <table:table-row table:style-name="ro1">
          <table:table-cell table:style-name="ce1" office:value-type="string">
            <text:p>Gelataria Novalis</text:p>
          </table:table-cell>
          <table:table-cell table:style-name="ce1" office:value-type="string">
            <text:p>Av. João das Regras 76, 3040-256 Coimbra, Portugal</text:p>
          </table:table-cell>
          <table:table-cell table:style-name="ce1" office:value-type="string">
            <text:p>239 496 140</text:p>
          </table:table-cell>
        </table:table-row>
        <table:table-row table:style-name="ro1">
          <table:table-cell table:style-name="ce1" office:value-type="string">
            <text:p>Gelataria Novalis</text:p>
          </table:table-cell>
          <table:table-cell table:style-name="ce1" office:value-type="string">
            <text:p>Av. João das Regras 76, 3040-256 Coimbra, Portugal</text:p>
          </table:table-cell>
          <table:table-cell table:style-name="ce1" office:value-type="string">
            <text:p>239 496 140</text:p>
          </table:table-cell>
        </table:table-row>
        <table:table-row table:style-name="ro1">
          <table:table-cell table:style-name="ce1" office:value-type="string">
            <text:p>Gelataria Novalis</text:p>
          </table:table-cell>
          <table:table-cell table:style-name="ce1" office:value-type="string">
            <text:p>Av. João das Regras 76, 3040-256 Coimbra, Portugal</text:p>
          </table:table-cell>
          <table:table-cell table:style-name="ce1" office:value-type="string">
            <text:p>239 496 140</text:p>
          </table:table-cell>
        </table:table-row>
        <table:table-row table:style-name="ro1">
          <table:table-cell table:style-name="ce1" office:value-type="string">
            <text:p>Gelataria Novalis</text:p>
          </table:table-cell>
          <table:table-cell table:style-name="ce1" office:value-type="string">
            <text:p>Av. João das Regras 76, 3040-256 Coimbra, Portugal</text:p>
          </table:table-cell>
          <table:table-cell table:style-name="ce1" office:value-type="string">
            <text:p>239 496 140</text:p>
          </table:table-cell>
        </table:table-row>
        <table:table-row table:style-name="ro1">
          <table:table-cell table:style-name="ce1" office:value-type="string">
            <text:p>Gelataria Pappa’Lab</text:p>
          </table:table-cell>
          <table:table-cell table:style-name="ce1" office:value-type="string">
            <text:p>R. de São João 28, 4700-325 Braga, Portugal</text:p>
          </table:table-cell>
          <table:table-cell table:style-name="ce1" office:value-type="string">
            <text:p>253 264 200</text:p>
          </table:table-cell>
        </table:table-row>
        <table:table-row table:style-name="ro1">
          <table:table-cell table:style-name="ce1" office:value-type="string">
            <text:p>Gelataria Pappa’Lab</text:p>
          </table:table-cell>
          <table:table-cell table:style-name="ce1" office:value-type="string">
            <text:p>R. de São João 28, 4700-325 Braga, Portugal</text:p>
          </table:table-cell>
          <table:table-cell table:style-name="ce1" office:value-type="string">
            <text:p>253 264 200</text:p>
          </table:table-cell>
        </table:table-row>
        <table:table-row table:style-name="ro1">
          <table:table-cell table:style-name="ce1" office:value-type="string">
            <text:p>Gelataria Pappa’Lab</text:p>
          </table:table-cell>
          <table:table-cell table:style-name="ce1" office:value-type="string">
            <text:p>R. de São João 28, 4700-325 Braga, Portugal</text:p>
          </table:table-cell>
          <table:table-cell table:style-name="ce1" office:value-type="string">
            <text:p>253 264 200</text:p>
          </table:table-cell>
        </table:table-row>
        <table:table-row table:style-name="ro1">
          <table:table-cell table:style-name="ce1" office:value-type="string">
            <text:p>Gelataria Pappa’Lab</text:p>
          </table:table-cell>
          <table:table-cell table:style-name="ce1" office:value-type="string">
            <text:p>R. de São João 28, 4700-325 Braga, Portugal</text:p>
          </table:table-cell>
          <table:table-cell table:style-name="ce1" office:value-type="string">
            <text:p>253 264 200</text:p>
          </table:table-cell>
        </table:table-row>
        <table:table-row table:style-name="ro1">
          <table:table-cell table:style-name="ce1" office:value-type="string">
            <text:p>Gelataria Pezagno</text:p>
          </table:table-cell>
          <table:table-cell table:style-name="ce1" office:value-type="string">
            <text:p>R. do Lagar dos Dízimos 11, 7000-669 Évora, Portugal</text:p>
          </table:table-cell>
          <table:table-cell table:style-name="ce1" office:value-type="string">
            <text:p>934 108 707</text:p>
          </table:table-cell>
        </table:table-row>
        <table:table-row table:style-name="ro1">
          <table:table-cell table:style-name="ce1" office:value-type="string">
            <text:p>Gelataria Pezagno</text:p>
          </table:table-cell>
          <table:table-cell table:style-name="ce1" office:value-type="string">
            <text:p>R. do Lagar dos Dízimos 11, 7000-669 Évora, Portugal</text:p>
          </table:table-cell>
          <table:table-cell table:style-name="ce1" office:value-type="string">
            <text:p>934 108 707</text:p>
          </table:table-cell>
        </table:table-row>
        <table:table-row table:style-name="ro1">
          <table:table-cell table:style-name="ce1" office:value-type="string">
            <text:p>Gelataria Pinguim</text:p>
          </table:table-cell>
          <table:table-cell table:style-name="ce1" office:value-type="string">
            <text:p>Av. João das Regras 134, 3040-266 Coimbra, Portugal</text:p>
          </table:table-cell>
          <table:table-cell table:style-name="ce1" office:value-type="string">
            <text:p>239 441 572</text:p>
          </table:table-cell>
        </table:table-row>
        <table:table-row table:style-name="ro1">
          <table:table-cell table:style-name="ce1" office:value-type="string">
            <text:p>Gelataria Pinguim</text:p>
          </table:table-cell>
          <table:table-cell table:style-name="ce1" office:value-type="string">
            <text:p>Av. João das Regras 134, 3040-266 Coimbra, Portugal</text:p>
          </table:table-cell>
          <table:table-cell table:style-name="ce1" office:value-type="string">
            <text:p>239 441 572</text:p>
          </table:table-cell>
        </table:table-row>
        <table:table-row table:style-name="ro1">
          <table:table-cell table:style-name="ce1" office:value-type="string">
            <text:p>Gelataria Pinguim</text:p>
          </table:table-cell>
          <table:table-cell table:style-name="ce1" office:value-type="string">
            <text:p>Av. João das Regras 134, 3040-266 Coimbra, Portugal</text:p>
          </table:table-cell>
          <table:table-cell table:style-name="ce1" office:value-type="string">
            <text:p>239 441 572</text:p>
          </table:table-cell>
        </table:table-row>
        <table:table-row table:style-name="ro1">
          <table:table-cell table:style-name="ce1" office:value-type="string">
            <text:p>Gelataria Portuense</text:p>
          </table:table-cell>
          <table:table-cell table:style-name="ce1" office:value-type="string">
            <text:p>R. do Bonjardim 136, 4000-114 Porto, Portugal</text:p>
          </table:table-cell>
          <table:table-cell table:style-name="ce1" office:value-type="string">
            <text:p>22 242 3223</text:p>
          </table:table-cell>
        </table:table-row>
        <table:table-row table:style-name="ro1">
          <table:table-cell table:style-name="ce1" office:value-type="string">
            <text:p>Gelataria Portuense</text:p>
          </table:table-cell>
          <table:table-cell table:style-name="ce1" office:value-type="string">
            <text:p>R. do Bonjardim 136, 4000-114 Porto, Portugal</text:p>
          </table:table-cell>
          <table:table-cell table:style-name="ce1" office:value-type="string">
            <text:p>22 242 3223</text:p>
          </table:table-cell>
        </table:table-row>
        <table:table-row table:style-name="ro1">
          <table:table-cell table:style-name="ce1" office:value-type="string">
            <text:p>Gelataria Portuense</text:p>
          </table:table-cell>
          <table:table-cell table:style-name="ce1" office:value-type="string">
            <text:p>R. do Bonjardim 136, 4000-114 Porto, Portugal</text:p>
          </table:table-cell>
          <table:table-cell table:style-name="ce1" office:value-type="string">
            <text:p>22 242 3223</text:p>
          </table:table-cell>
        </table:table-row>
        <table:table-row table:style-name="ro1">
          <table:table-cell table:style-name="ce1" office:value-type="string">
            <text:p>Gelataria Sincelo</text:p>
          </table:table-cell>
          <table:table-cell table:style-name="ce1" office:value-type="string">
            <text:p>R. de Ceuta 54, 4050-189 Porto, Portugal</text:p>
          </table:table-cell>
          <table:table-cell table:style-name="ce1" office:value-type="string">
            <text:p>22 200 4725</text:p>
          </table:table-cell>
        </table:table-row>
        <table:table-row table:style-name="ro1">
          <table:table-cell table:style-name="ce1" office:value-type="string">
            <text:p>Gelataria Sincelo</text:p>
          </table:table-cell>
          <table:table-cell table:style-name="ce1" office:value-type="string">
            <text:p>R. de Ceuta 54, 4050-189 Porto, Portugal</text:p>
          </table:table-cell>
          <table:table-cell table:style-name="ce1" office:value-type="string">
            <text:p>22 200 4725</text:p>
          </table:table-cell>
        </table:table-row>
        <table:table-row table:style-name="ro1">
          <table:table-cell table:style-name="ce1" office:value-type="string">
            <text:p>Gelataria Sincelo</text:p>
          </table:table-cell>
          <table:table-cell table:style-name="ce1" office:value-type="string">
            <text:p>R. de Ceuta 54, 4050-189 Porto, Portugal</text:p>
          </table:table-cell>
          <table:table-cell table:style-name="ce1" office:value-type="string">
            <text:p>22 200 4725</text:p>
          </table:table-cell>
        </table:table-row>
        <table:table-row table:style-name="ro1">
          <table:table-cell table:style-name="ce1" office:value-type="string">
            <text:p>Gelataria Zoka</text:p>
          </table:table-cell>
          <table:table-cell table:style-name="ce1" office:value-type="string">
            <text:p>R. Miguel Bombarda 14, 7000-841 Évora, Portugal</text:p>
          </table:table-cell>
          <table:table-cell table:style-name="ce1" office:value-type="string">
            <text:p>266 703 133</text:p>
          </table:table-cell>
        </table:table-row>
        <table:table-row table:style-name="ro1">
          <table:table-cell table:style-name="ce1" office:value-type="string">
            <text:p>Gelataria Zoka</text:p>
          </table:table-cell>
          <table:table-cell table:style-name="ce1" office:value-type="string">
            <text:p>R. Miguel Bombarda 14, 7000-841 Évora, Portugal</text:p>
          </table:table-cell>
          <table:table-cell table:style-name="ce1" office:value-type="string">
            <text:p>266 703 133</text:p>
          </table:table-cell>
        </table:table-row>
        <table:table-row table:style-name="ro1">
          <table:table-cell table:style-name="ce1" office:value-type="string">
            <text:p>Gelataria Zoka</text:p>
          </table:table-cell>
          <table:table-cell table:style-name="ce1" office:value-type="string">
            <text:p>R. Miguel Bombarda 14, 7000-841 Évora, Portugal</text:p>
          </table:table-cell>
          <table:table-cell table:style-name="ce1" office:value-type="string">
            <text:p>266 703 133</text:p>
          </table:table-cell>
        </table:table-row>
        <table:table-row table:style-name="ro1">
          <table:table-cell table:style-name="ce1" office:value-type="string">
            <text:p>Gelataria Zoka</text:p>
          </table:table-cell>
          <table:table-cell table:style-name="ce1" office:value-type="string">
            <text:p>R. Miguel Bombarda 14, 7000-841 Évora, Portugal</text:p>
          </table:table-cell>
          <table:table-cell table:style-name="ce1" office:value-type="string">
            <text:p>266 703 133</text:p>
          </table:table-cell>
        </table:table-row>
        <table:table-row table:style-name="ro1">
          <table:table-cell table:style-name="ce1" office:value-type="string">
            <text:p>Gelateria Italiana Monalisa</text:p>
          </table:table-cell>
          <table:table-cell table:style-name="ce1" office:value-type="string">
            <text:p>R. de Santa Catarina 505, 4000-212 Porto, Portugal</text:p>
          </table:table-cell>
          <table:table-cell table:style-name="ce1" office:value-type="string">
            <text:p>960 464 940</text:p>
          </table:table-cell>
        </table:table-row>
        <table:table-row table:style-name="ro1">
          <table:table-cell table:style-name="ce1" office:value-type="string">
            <text:p>Gelateria La Romana dal 1947</text:p>
          </table:table-cell>
          <table:table-cell table:style-name="ce1" office:value-type="string">
            <text:p>R. de São Nicolau 44, 1100-549 Lisboa, Portugal</text:p>
          </table:table-cell>
          <table:table-cell table:style-name="ce1" office:value-type="string">
            <text:p>21 593 0975</text:p>
          </table:table-cell>
        </table:table-row>
        <table:table-row table:style-name="ro1">
          <table:table-cell table:style-name="ce1" office:value-type="string">
            <text:p>Gelateria La Romana dal 1947</text:p>
          </table:table-cell>
          <table:table-cell table:style-name="ce1" office:value-type="string">
            <text:p>R. de São Nicolau 44, 1100-549 Lisboa, Portugal</text:p>
          </table:table-cell>
          <table:table-cell table:style-name="ce1" office:value-type="string">
            <text:p>21 593 0975</text:p>
          </table:table-cell>
        </table:table-row>
        <table:table-row table:style-name="ro1">
          <table:table-cell table:style-name="ce1" office:value-type="string">
            <text:p>Gelateria La Romana dal 1947</text:p>
          </table:table-cell>
          <table:table-cell table:style-name="ce1" office:value-type="string">
            <text:p>R. de São Nicolau 44, 1100-549 Lisboa, Portugal</text:p>
          </table:table-cell>
          <table:table-cell table:style-name="ce1" office:value-type="string">
            <text:p>21 593 0975</text:p>
          </table:table-cell>
        </table:table-row>
        <table:table-row table:style-name="ro1">
          <table:table-cell table:style-name="ce1" office:value-type="string">
            <text:p>Gelateria La Romana dal 1947</text:p>
          </table:table-cell>
          <table:table-cell table:style-name="ce1" office:value-type="string">
            <text:p>R. de São Nicolau 44, 1100-549 Lisboa, Portugal</text:p>
          </table:table-cell>
          <table:table-cell table:style-name="ce1" office:value-type="string">
            <text:p>21 593 0975</text:p>
          </table:table-cell>
        </table:table-row>
        <table:table-row table:style-name="ro1">
          <table:table-cell table:style-name="ce1" office:value-type="string">
            <text:p>Gelateria Mamma Maria Funchal</text:p>
          </table:table-cell>
          <table:table-cell table:style-name="ce1" office:value-type="string">
            <text:p>Ed. Quinta Vitória, Av. do Infante 28 R/C Loja J, São Martinho, 9000-015 Funchal, Portugal</text:p>
          </table:table-cell>
          <table:table-cell table:style-name="ce1" office:value-type="string">
            <text:p>291 640 909</text:p>
          </table:table-cell>
        </table:table-row>
        <table:table-row table:style-name="ro1">
          <table:table-cell table:style-name="ce1" office:value-type="string">
            <text:p>Gelateria Mamma Maria Funchal</text:p>
          </table:table-cell>
          <table:table-cell table:style-name="ce1" office:value-type="string">
            <text:p>Ed. Quinta Vitória, Av. do Infante 28 R/C Loja J, São Martinho, 9000-015 Funchal, Portugal</text:p>
          </table:table-cell>
          <table:table-cell table:style-name="ce1" office:value-type="string">
            <text:p>291 640 909</text:p>
          </table:table-cell>
        </table:table-row>
        <table:table-row table:style-name="ro1">
          <table:table-cell table:style-name="ce1" office:value-type="string">
            <text:p>Gelato Davvero</text:p>
          </table:table-cell>
          <table:table-cell table:style-name="ce1" office:value-type="string">
            <text:p>Av. Dom Carlos I 39, 1200-646 Lisboa, Portugal</text:p>
          </table:table-cell>
          <table:table-cell table:style-name="ce1" office:value-type="string">
            <text:p>21 605 3054</text:p>
          </table:table-cell>
        </table:table-row>
        <table:table-row table:style-name="ro1">
          <table:table-cell table:style-name="ce1" office:value-type="string">
            <text:p>Gelato Davvero</text:p>
          </table:table-cell>
          <table:table-cell table:style-name="ce1" office:value-type="string">
            <text:p>Av. Dom Carlos I 39, 1200-646 Lisboa, Portugal</text:p>
          </table:table-cell>
          <table:table-cell table:style-name="ce1" office:value-type="string">
            <text:p>21 605 3054</text:p>
          </table:table-cell>
        </table:table-row>
        <table:table-row table:style-name="ro1">
          <table:table-cell table:style-name="ce1" office:value-type="string">
            <text:p>Gelato Davvero</text:p>
          </table:table-cell>
          <table:table-cell table:style-name="ce1" office:value-type="string">
            <text:p>Av. Dom Carlos I 39, 1200-646 Lisboa, Portugal</text:p>
          </table:table-cell>
          <table:table-cell table:style-name="ce1" office:value-type="string">
            <text:p>21 605 3054</text:p>
          </table:table-cell>
        </table:table-row>
        <table:table-row table:style-name="ro1">
          <table:table-cell table:style-name="ce1" office:value-type="string">
            <text:p>Gelato Davvero</text:p>
          </table:table-cell>
          <table:table-cell table:style-name="ce1" office:value-type="string">
            <text:p>Av. Dom Carlos I 39, 1200-646 Lisboa, Portugal</text:p>
          </table:table-cell>
          <table:table-cell table:style-name="ce1" office:value-type="string">
            <text:p>21 605 3054</text:p>
          </table:table-cell>
        </table:table-row>
        <table:table-row table:style-name="ro1">
          <table:table-cell table:style-name="ce1" office:value-type="string">
            <text:p>Gelato Davvero</text:p>
          </table:table-cell>
          <table:table-cell table:style-name="ce1" office:value-type="string">
            <text:p>Av. Dom Carlos I 39, 1200-646 Lisboa, Portugal</text:p>
          </table:table-cell>
          <table:table-cell table:style-name="ce1" office:value-type="string">
            <text:p>21 605 3054</text:p>
          </table:table-cell>
        </table:table-row>
        <table:table-row table:style-name="ro1">
          <table:table-cell table:style-name="ce1" office:value-type="string">
            <text:p>Gelato Davvero Rio Tejo</text:p>
          </table:table-cell>
          <table:table-cell table:style-name="ce1" office:value-type="string">
            <text:p>R. Cais de Santarém 36, 1100-104 Lisboa, Portugal</text:p>
          </table:table-cell>
          <table:table-cell table:style-name="ce1" office:value-type="string">
            <text:p>934 968 800</text:p>
          </table:table-cell>
        </table:table-row>
        <table:table-row table:style-name="ro1">
          <table:table-cell table:style-name="ce1" office:value-type="string">
            <text:p>Gelato Davvero Rio Tejo</text:p>
          </table:table-cell>
          <table:table-cell table:style-name="ce1" office:value-type="string">
            <text:p>R. Cais de Santarém 36, 1100-104 Lisboa, Portugal</text:p>
          </table:table-cell>
          <table:table-cell table:style-name="ce1" office:value-type="string">
            <text:p>934 968 800</text:p>
          </table:table-cell>
        </table:table-row>
        <table:table-row table:style-name="ro1">
          <table:table-cell table:style-name="ce1" office:value-type="string">
            <text:p>GELATOPIA - Gelados de Sonho (Porto)</text:p>
          </table:table-cell>
          <table:table-cell table:style-name="ce1" office:value-type="string">
            <text:p>R. de Ferreira Borges 68, 4050-252 Porto, Portugal</text:p>
          </table:table-cell>
          <table:table-cell table:style-name="ce1" office:value-type="string">
            <text:p>926 062 584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Gema d'Évora</text:p>
          </table:table-cell>
          <table:table-cell table:style-name="ce1" office:value-type="string">
            <text:p>Praça do Giraldo 16, 7000-508 Évora, Portugal</text:p>
          </table:table-cell>
          <table:table-cell table:style-name="ce1" office:value-type="string">
            <text:p>266 708 062</text:p>
          </table:table-cell>
        </table:table-row>
        <table:table-row table:style-name="ro1">
          <table:table-cell table:style-name="ce1" office:value-type="string">
            <text:p>Génesis Delicatesse</text:p>
          </table:table-cell>
          <table:table-cell table:style-name="ce1" office:value-type="string">
            <text:p>R. Conselheiro Januário 197, 4700-373 Braga, Portugal</text:p>
          </table:table-cell>
          <table:table-cell table:style-name="ce1" office:value-type="string">
            <text:p>926 589 851</text:p>
          </table:table-cell>
        </table:table-row>
        <table:table-row table:style-name="ro1">
          <table:table-cell table:style-name="ce1" office:value-type="string">
            <text:p>Giola Gelato - New Summer 2024 opening!</text:p>
          </table:table-cell>
          <table:table-cell table:style-name="ce1" office:value-type="string">
            <text:p>Praça das Flores 5, 1200-192 Lisboa, Portugal</text:p>
          </table:table-cell>
          <table:table-cell table:style-name="ce1" office:value-type="string">
            <text:p>917 226 869</text:p>
          </table:table-cell>
        </table:table-row>
        <table:table-row table:style-name="ro1">
          <table:table-cell table:style-name="ce1" office:value-type="string">
            <text:p>Giola Gelato - New Summer 2024 opening!</text:p>
          </table:table-cell>
          <table:table-cell table:style-name="ce1" office:value-type="string">
            <text:p>Praça das Flores 5, 1200-192 Lisboa, Portugal</text:p>
          </table:table-cell>
          <table:table-cell table:style-name="ce1" office:value-type="string">
            <text:p>917 226 869</text:p>
          </table:table-cell>
        </table:table-row>
        <table:table-row table:style-name="ro1">
          <table:table-cell table:style-name="ce1" office:value-type="string">
            <text:p>Glanni - Portuguese Ice Cream</text:p>
          </table:table-cell>
          <table:table-cell table:style-name="ce1" office:value-type="string">
            <text:p>R. das Flores 265, 4050-267 Porto, Portugal</text:p>
          </table:table-cell>
          <table:table-cell table:style-name="ce1" office:value-type="string">
            <text:p>932 244 602</text:p>
          </table:table-cell>
        </table:table-row>
        <table:table-row table:style-name="ro1">
          <table:table-cell table:style-name="ce1" office:value-type="string">
            <text:p>Godiva Chocolatier Porto</text:p>
          </table:table-cell>
          <table:table-cell table:style-name="ce1" office:value-type="string">
            <text:p>R. José Gomes Ferreira 203, 4150-598 Porto, Portugal</text:p>
          </table:table-cell>
          <table:table-cell table:style-name="ce1" office:value-type="string">
            <text:p>22 606 4439</text:p>
          </table:table-cell>
        </table:table-row>
        <table:table-row table:style-name="ro1">
          <table:table-cell table:style-name="ce1" office:value-type="string">
            <text:p>Godiva Chocolatier Porto</text:p>
          </table:table-cell>
          <table:table-cell table:style-name="ce1" office:value-type="string">
            <text:p>R. José Gomes Ferreira 203, 4150-598 Porto, Portugal</text:p>
          </table:table-cell>
          <table:table-cell table:style-name="ce1" office:value-type="string">
            <text:p>22 606 4439</text:p>
          </table:table-cell>
        </table:table-row>
        <table:table-row table:style-name="ro1">
          <table:table-cell table:style-name="ce1" office:value-type="string">
            <text:p>Gostinho de Infancia</text:p>
          </table:table-cell>
          <table:table-cell table:style-name="ce1" office:value-type="string">
            <text:p>Av Antonio Correia Oliveira N4 RC DRT Amadora, 2700-918 Lisboa, Portugal</text:p>
          </table:table-cell>
          <table:table-cell table:style-name="ce1" office:value-type="string">
            <text:p>932 463 922</text:p>
          </table:table-cell>
        </table:table-row>
        <table:table-row table:style-name="ro1">
          <table:table-cell table:style-name="ce1" office:value-type="string">
            <text:p>Gostinho de Infancia</text:p>
          </table:table-cell>
          <table:table-cell table:style-name="ce1" office:value-type="string">
            <text:p>Av Antonio Correia Oliveira N4 RC DRT Amadora, 2700-918 Lisboa, Portugal</text:p>
          </table:table-cell>
          <table:table-cell table:style-name="ce1" office:value-type="string">
            <text:p>932 463 922</text:p>
          </table:table-cell>
        </table:table-row>
        <table:table-row table:style-name="ro1">
          <table:table-cell table:style-name="ce1" office:value-type="string">
            <text:p>Gourmet da Maria</text:p>
          </table:table-cell>
          <table:table-cell table:style-name="ce1" office:value-type="string">
            <text:p>Alameda Armando Gonçalves 28, Celas, 3000-059 Coimbra, Portugal</text:p>
          </table:table-cell>
          <table:table-cell table:style-name="ce1" office:value-type="string">
            <text:p>239 099 465</text:p>
          </table:table-cell>
        </table:table-row>
        <table:table-row table:style-name="ro1">
          <table:table-cell table:style-name="ce1" office:value-type="string">
            <text:p>Grão de Farinha</text:p>
          </table:table-cell>
          <table:table-cell table:style-name="ce1" office:value-type="string">
            <text:p>R. dos Netos 58, São Martinho, 9000-084 Funchal, Portugal</text:p>
          </table:table-cell>
          <table:table-cell table:style-name="ce1" office:value-type="string">
            <text:p>291 222 280</text:p>
          </table:table-cell>
        </table:table-row>
        <table:table-row table:style-name="ro1">
          <table:table-cell table:style-name="ce1" office:value-type="string">
            <text:p>GROM</text:p>
          </table:table-cell>
          <table:table-cell table:style-name="ce1" office:value-type="string">
            <text:p>R. Garrett 42, 1200-204 Lisboa, Portugal</text:p>
          </table:table-cell>
          <table:table-cell table:style-name="ce1" office:value-type="string">
            <text:p>939 990 567</text:p>
          </table:table-cell>
        </table:table-row>
        <table:table-row table:style-name="ro1">
          <table:table-cell table:style-name="ce1" office:value-type="string">
            <text:p>GROM</text:p>
          </table:table-cell>
          <table:table-cell table:style-name="ce1" office:value-type="string">
            <text:p>R. Garrett 42, 1200-204 Lisboa, Portugal</text:p>
          </table:table-cell>
          <table:table-cell table:style-name="ce1" office:value-type="string">
            <text:p>939 990 567</text:p>
          </table:table-cell>
        </table:table-row>
        <table:table-row table:style-name="ro1">
          <table:table-cell table:style-name="ce1" office:value-type="string">
            <text:p>Guto Brunch Experience</text:p>
          </table:table-cell>
          <table:table-cell table:style-name="ce1" office:value-type="string">
            <text:p>Campo da Barca 10, 9060-207 Funchal, Portugal</text:p>
          </table:table-cell>
          <table:table-cell table:style-name="ce1" office:value-type="string">
            <text:p>291 108 135</text:p>
          </table:table-cell>
        </table:table-row>
        <table:table-row table:style-name="ro1">
          <table:table-cell table:style-name="ce1" office:value-type="string">
            <text:p>Guto Brunch Experience</text:p>
          </table:table-cell>
          <table:table-cell table:style-name="ce1" office:value-type="string">
            <text:p>Campo da Barca 10, 9060-207 Funchal, Portugal</text:p>
          </table:table-cell>
          <table:table-cell table:style-name="ce1" office:value-type="string">
            <text:p>291 108 135</text:p>
          </table:table-cell>
        </table:table-row>
        <table:table-row table:style-name="ro1">
          <table:table-cell table:style-name="ce1" office:value-type="string">
            <text:p>H R Super Mercado</text:p>
          </table:table-cell>
          <table:table-cell table:style-name="ce1" office:value-type="string">
            <text:p>Praceta Almada Negreiros, 2720-030 Amadora, Portugal</text:p>
          </table:table-cell>
          <table:table-cell table:style-name="ce1" office:value-type="string">
            <text:p>920 071 587</text:p>
          </table:table-cell>
        </table:table-row>
        <table:table-row table:style-name="ro1">
          <table:table-cell table:style-name="ce1" office:value-type="string">
            <text:p>H&amp;M</text:p>
          </table:table-cell>
          <table:table-cell table:style-name="ce1" office:value-type="string">
            <text:p>Forum Coimbra Quinta do Almegue, Vale Gemil, Planalto de, 3000-000 Coimbra, Portugal</text:p>
          </table:table-cell>
          <table:table-cell table:style-name="ce1" office:value-type="string">
            <text:p>800 780 330</text:p>
          </table:table-cell>
        </table:table-row>
        <table:table-row table:style-name="ro1">
          <table:table-cell table:style-name="ce1" office:value-type="string">
            <text:p>H&amp;M</text:p>
          </table:table-cell>
          <table:table-cell table:style-name="ce1" office:value-type="string">
            <text:p>Forum Coimbra Quinta do Almegue, Vale Gemil, Planalto de, 3000-000 Coimbra, Portugal</text:p>
          </table:table-cell>
          <table:table-cell table:style-name="ce1" office:value-type="string">
            <text:p>800 780 330</text:p>
          </table:table-cell>
        </table:table-row>
        <table:table-row table:style-name="ro1">
          <table:table-cell table:style-name="ce1" office:value-type="string">
            <text:p>Häagen-Dazs</text:p>
          </table:table-cell>
          <table:table-cell table:style-name="ce1" office:value-type="string">
            <text:p>Largo do Carmo 7, 1200-092 Lisboa, Portugal</text:p>
          </table:table-cell>
          <table:table-cell table:style-name="ce1" office:value-type="string">
            <text:p>21 346 1826</text:p>
          </table:table-cell>
        </table:table-row>
        <table:table-row table:style-name="ro1">
          <table:table-cell table:style-name="ce1" office:value-type="string">
            <text:p>Häagen-Dazs</text:p>
          </table:table-cell>
          <table:table-cell table:style-name="ce1" office:value-type="string">
            <text:p>Largo do Carmo 7, 1200-092 Lisboa, Portugal</text:p>
          </table:table-cell>
          <table:table-cell table:style-name="ce1" office:value-type="string">
            <text:p>21 346 1826</text:p>
          </table:table-cell>
        </table:table-row>
        <table:table-row table:style-name="ro1">
          <table:table-cell table:style-name="ce1" office:value-type="string">
            <text:p>Häagen-Dazs</text:p>
          </table:table-cell>
          <table:table-cell table:style-name="ce1" office:value-type="string">
            <text:p>Centro Comercial Colombo, Letras CC, Av. Lusíada Loja 2077, 1500-392 Lisboa, Portugal</text:p>
          </table:table-cell>
          <table:table-cell table:style-name="ce1" office:value-type="string">
            <text:p>21 716 4265</text:p>
          </table:table-cell>
        </table:table-row>
        <table:table-row table:style-name="ro1">
          <table:table-cell table:style-name="ce1" office:value-type="string">
            <text:p>Hamburgueria do Mercado</text:p>
          </table:table-cell>
          <table:table-cell table:style-name="ce1" office:value-type="string">
            <text:p>Rua da Carreira 75A, São Martinho, 9000-042 Funchal, Portugal</text:p>
          </table:table-cell>
          <table:table-cell table:style-name="ce1" office:value-type="string">
            <text:p>925 059 715</text:p>
          </table:table-cell>
        </table:table-row>
        <table:table-row table:style-name="ro1">
          <table:table-cell table:style-name="ce1" office:value-type="string">
            <text:p>Herdade do gavião</text:p>
          </table:table-cell>
          <table:table-cell table:style-name="ce1" office:value-type="string">
            <text:p>R. do Raimundo, 7000-537 Évora, Portugal</text:p>
          </table:table-cell>
          <table:table-cell table:style-name="ce1" office:value-type="string">
            <text:p>963 196 717</text:p>
          </table:table-cell>
        </table:table-row>
        <table:table-row table:style-name="ro1">
          <table:table-cell table:style-name="ce1" office:value-type="string">
            <text:p>Herdade Dos Arrochais-Sociedade Agrícola, Lda.</text:p>
          </table:table-cell>
          <table:table-cell table:style-name="ce1" office:value-type="string">
            <text:p>R. Elias Garcia 231, 2700-336 Amadora, Portugal</text:p>
          </table:table-cell>
          <table:table-cell table:style-name="ce1" office:value-type="string">
            <text:p>21 498 5560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Heritage</text:p>
          </table:table-cell>
          <table:table-cell table:style-name="ce1" office:value-type="string">
            <text:p>Mercado dos Lavradores, Loja 2, 9060-157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Hey Hermes</text:p>
          </table:table-cell>
          <table:table-cell table:style-name="ce1" office:value-type="string">
            <text:p>R. do Iroma, 7005-485 Évora, Portugal</text:p>
          </table:table-cell>
          <table:table-cell table:style-name="ce1" office:value-type="string">
            <text:p>969 248 179</text:p>
          </table:table-cell>
        </table:table-row>
        <table:table-row table:style-name="ro1">
          <table:table-cell table:style-name="ce1" office:value-type="string">
            <text:p>HEY MATE Gelado de Rolinho &amp; Bubble Waffle - Alvalade</text:p>
          </table:table-cell>
          <table:table-cell table:style-name="ce1" office:value-type="string">
            <text:p>R. Acácio de Paiva 4A, 1700-003 Lisboa, Portugal</text:p>
          </table:table-cell>
          <table:table-cell table:style-name="ce1" office:value-type="string">
            <text:p>964 152 273</text:p>
          </table:table-cell>
        </table:table-row>
        <table:table-row table:style-name="ro1">
          <table:table-cell table:style-name="ce1" office:value-type="string">
            <text:p>HEY MATE Gelado de Rolinho &amp; Bubble Waffle - Alvalade</text:p>
          </table:table-cell>
          <table:table-cell table:style-name="ce1" office:value-type="string">
            <text:p>R. Acácio de Paiva 4A, 1700-003 Lisboa, Portugal</text:p>
          </table:table-cell>
          <table:table-cell table:style-name="ce1" office:value-type="string">
            <text:p>964 152 273</text:p>
          </table:table-cell>
        </table:table-row>
        <table:table-row table:style-name="ro1">
          <table:table-cell table:style-name="ce1" office:value-type="string">
            <text:p>Hidrocentro-óleo P/ Hidráulica E Metalomecânica Do Centro Lda</text:p>
          </table:table-cell>
          <table:table-cell table:style-name="ce1" office:value-type="string">
            <text:p>Rua Adriano Lucas Edif. Tubo Hidráulica, Lt. 3, 3020-430 Coimbra, Portugal</text:p>
          </table:table-cell>
          <table:table-cell table:style-name="ce1" office:value-type="string">
            <text:p>239 493 695</text:p>
          </table:table-cell>
        </table:table-row>
        <table:table-row table:style-name="ro1">
          <table:table-cell table:style-name="ce1" office:value-type="string">
            <text:p>Hipermercado Zaffari Morumbi Town</text:p>
          </table:table-cell>
          <table:table-cell table:style-name="ce1" office:value-type="string">
            <text:p>Av. Giovanni Gronchi, 5930 - Vila Andrade, São Paulo - SP, 05724-002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Hipermercado Zaffari São Paulo</text:p>
          </table:table-cell>
          <table:table-cell table:style-name="ce1" office:value-type="string">
            <text:p>R. Palestra Itália, 500 - Perdizes, São Paulo - SP, 05005-030, Brazil</text:p>
          </table:table-cell>
          <table:table-cell table:style-name="ce1" office:value-type="string">
            <text:p>4004-1112</text:p>
          </table:table-cell>
        </table:table-row>
        <table:table-row table:style-name="ro1">
          <table:table-cell table:style-name="ce1" office:value-type="string">
            <text:p>Hotel Caju</text:p>
          </table:table-cell>
          <table:table-cell table:style-name="ce1" office:value-type="string">
            <text:p>Rua da Carreira 112, São Martinho, 9000-042 Funchal, Portugal</text:p>
          </table:table-cell>
          <table:table-cell table:style-name="ce1" office:value-type="string">
            <text:p>291 009 400</text:p>
          </table:table-cell>
        </table:table-row>
        <table:table-row table:style-name="ro1">
          <table:table-cell table:style-name="ce1" office:value-type="string">
            <text:p>House of Natas</text:p>
          </table:table-cell>
          <table:table-cell table:style-name="ce1" office:value-type="string">
            <text:p>R. Artur Garibaldi 37, 4715-213 Braga, Portugal</text:p>
          </table:table-cell>
          <table:table-cell table:style-name="ce1" office:value-type="string">
            <text:p>253 610 429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R. de Santa Catarina 312, 4000-433 Porto, Portugal</text:p>
          </table:table-cell>
          <table:table-cell table:style-name="ce1" office:value-type="string">
            <text:p>22 200 3727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R. de Santa Catarina 312, 4000-433 Porto, Portugal</text:p>
          </table:table-cell>
          <table:table-cell table:style-name="ce1" office:value-type="string">
            <text:p>22 200 3727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Av. José Bonifácio de Andrade e Silva 1, 3040 Coimbra, Portugal</text:p>
          </table:table-cell>
          <table:table-cell table:style-name="ce1" office:value-type="string">
            <text:p>239 813 263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Av. José Bonifácio de Andrade e Silva 1, 3040 Coimbra, Portugal</text:p>
          </table:table-cell>
          <table:table-cell table:style-name="ce1" office:value-type="string">
            <text:p>239 813 263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Quinta dos Congregados 1080, 4710-427 Braga, Portugal</text:p>
          </table:table-cell>
          <table:table-cell table:style-name="ce1" office:value-type="string">
            <text:p>253 107 219</text:p>
          </table:table-cell>
        </table:table-row>
        <table:table-row table:style-name="ro1">
          <table:table-cell table:style-name="ce1" office:value-type="string">
            <text:p>Hussel</text:p>
          </table:table-cell>
          <table:table-cell table:style-name="ce1" office:value-type="string">
            <text:p>Quinta dos Congregados 1080, 4710-427 Braga, Portugal</text:p>
          </table:table-cell>
          <table:table-cell table:style-name="ce1" office:value-type="string">
            <text:p>253 107 219</text:p>
          </table:table-cell>
        </table:table-row>
        <table:table-row table:style-name="ro1">
          <table:table-cell table:style-name="ce1" office:value-type="string">
            <text:p>Hussel – Armazéns do Chiado - Loja de Chocolates, Doces e Gomas</text:p>
          </table:table-cell>
          <table:table-cell table:style-name="ce1" office:value-type="string">
            <text:p>Largo do Carmo 2, 1100-044 Lisboa, Portugal</text:p>
          </table:table-cell>
          <table:table-cell table:style-name="ce1" office:value-type="string">
            <text:p>938 049 469</text:p>
          </table:table-cell>
        </table:table-row>
        <table:table-row table:style-name="ro1">
          <table:table-cell table:style-name="ce1" office:value-type="string">
            <text:p>Hussel – Armazéns do Chiado - Loja de Chocolates, Doces e Gomas</text:p>
          </table:table-cell>
          <table:table-cell table:style-name="ce1" office:value-type="string">
            <text:p>Largo do Carmo 2, 1100-044 Lisboa, Portugal</text:p>
          </table:table-cell>
          <table:table-cell table:style-name="ce1" office:value-type="string">
            <text:p>938 049 469</text:p>
          </table:table-cell>
        </table:table-row>
        <table:table-row table:style-name="ro1">
          <table:table-cell table:style-name="ce1" office:value-type="string">
            <text:p>Hussel – Armazéns do Chiado - Loja de Chocolates, Doces e Gomas</text:p>
          </table:table-cell>
          <table:table-cell table:style-name="ce1" office:value-type="string">
            <text:p>Largo do Carmo 2, 1100-044 Lisboa, Portugal</text:p>
          </table:table-cell>
          <table:table-cell table:style-name="ce1" office:value-type="string">
            <text:p>938 049 469</text:p>
          </table:table-cell>
        </table:table-row>
        <table:table-row table:style-name="ro1">
          <table:table-cell table:style-name="ce1" office:value-type="string">
            <text:p>ICE Pleasures</text:p>
          </table:table-cell>
          <table:table-cell table:style-name="ce1" office:value-type="string">
            <text:p>Alameda Padre Álvaro Proença 10A, 1500-475 Lisboa, Portugal</text:p>
          </table:table-cell>
          <table:table-cell table:style-name="ce1" office:value-type="string">
            <text:p>21 804 5679</text:p>
          </table:table-cell>
        </table:table-row>
        <table:table-row table:style-name="ro1">
          <table:table-cell table:style-name="ce1" office:value-type="string">
            <text:p>ICE Pleasures</text:p>
          </table:table-cell>
          <table:table-cell table:style-name="ce1" office:value-type="string">
            <text:p>Alameda Padre Álvaro Proença 10A, 1500-475 Lisboa, Portugal</text:p>
          </table:table-cell>
          <table:table-cell table:style-name="ce1" office:value-type="string">
            <text:p>21 804 5679</text:p>
          </table:table-cell>
        </table:table-row>
        <table:table-row table:style-name="ro1">
          <table:table-cell table:style-name="ce1" office:value-type="string">
            <text:p>Icelovers</text:p>
          </table:table-cell>
          <table:table-cell table:style-name="ce1" office:value-type="string">
            <text:p>Rua dos Clérigos 61, 4050-205 Porto, Portugal</text:p>
          </table:table-cell>
          <table:table-cell table:style-name="ce1" office:value-type="string">
            <text:p>22 205 2712</text:p>
          </table:table-cell>
        </table:table-row>
        <table:table-row table:style-name="ro1">
          <table:table-cell table:style-name="ce1" office:value-type="string">
            <text:p>IKEA Alfragide</text:p>
          </table:table-cell>
          <table:table-cell table:style-name="ce1" office:value-type="string">
            <text:p>Rua Oscar Niemeyer, Industrial Area Alfragide, EN 117 Amadora, 2614-520 Lisboa, Portugal</text:p>
          </table:table-cell>
          <table:table-cell table:style-name="ce1" office:value-type="string">
            <text:p>21 989 9945</text:p>
          </table:table-cell>
        </table:table-row>
        <table:table-row table:style-name="ro1">
          <table:table-cell table:style-name="ce1" office:value-type="string">
            <text:p>INDO STAR ( CHACHA ) Vende De Cabelo Indiano Natural</text:p>
          </table:table-cell>
          <table:table-cell table:style-name="ce1" office:value-type="string">
            <text:p>Centro Comercial Babilonia Loja 7C Amadora PRACETA PADRE EDUARDO FERREIRA DO AMARAL NO.6 LOJA 7C PORTUGAL, 2700-633 Amadora, Portugal</text:p>
          </table:table-cell>
          <table:table-cell table:style-name="ce1" office:value-type="string">
            <text:p>920 271 825</text:p>
          </table:table-cell>
        </table:table-row>
        <table:table-row table:style-name="ro1">
          <table:table-cell table:style-name="ce1" office:value-type="string">
            <text:p>INDO STAR ( CHACHA ) Vende De Cabelo Indiano Natural</text:p>
          </table:table-cell>
          <table:table-cell table:style-name="ce1" office:value-type="string">
            <text:p>Centro Comercial Babilonia Loja 7C Amadora PRACETA PADRE EDUARDO FERREIRA DO AMARAL NO.6 LOJA 7C PORTUGAL, 2700-633 Amadora, Portugal</text:p>
          </table:table-cell>
          <table:table-cell table:style-name="ce1" office:value-type="string">
            <text:p>920 271 825</text:p>
          </table:table-cell>
        </table:table-row>
        <table:table-row table:style-name="ro1">
          <table:table-cell table:style-name="ce1" office:value-type="string">
            <text:p>Intermarche</text:p>
          </table:table-cell>
          <table:table-cell table:style-name="ce1" office:value-type="string">
            <text:p>R. Central da Mesura 35, 3040-197 Coimbra, Portugal</text:p>
          </table:table-cell>
          <table:table-cell table:style-name="ce1" office:value-type="string">
            <text:p>239 448 180</text:p>
          </table:table-cell>
        </table:table-row>
        <table:table-row table:style-name="ro1">
          <table:table-cell table:style-name="ce1" office:value-type="string">
            <text:p>Isabel Maria Cerqueira Vinagre</text:p>
          </table:table-cell>
          <table:table-cell table:style-name="ce1" office:value-type="string">
            <text:p>Praceta De Diu, 1, R/C Esq., Algueirão, Lisboa, 2725-332 Algueirão-Mem Martins, Portugal</text:p>
          </table:table-cell>
          <table:table-cell table:style-name="ce1" office:value-type="string">
            <text:p>21 921 4687</text:p>
          </table:table-cell>
        </table:table-row>
        <table:table-row table:style-name="ro1">
          <table:table-cell table:style-name="ce1" office:value-type="string">
            <text:p>Isabel Maria Cerqueira Vinagre</text:p>
          </table:table-cell>
          <table:table-cell table:style-name="ce1" office:value-type="string">
            <text:p>Praceta De Diu, 1, R/C Esq., Algueirão, Lisboa, 2725-332 Algueirão-Mem Martins, Portugal</text:p>
          </table:table-cell>
          <table:table-cell table:style-name="ce1" office:value-type="string">
            <text:p>21 921 4687</text:p>
          </table:table-cell>
        </table:table-row>
        <table:table-row table:style-name="ro1">
          <table:table-cell table:style-name="ce1" office:value-type="string">
            <text:p>Isabelinha</text:p>
          </table:table-cell>
          <table:table-cell table:style-name="ce1" office:value-type="string">
            <text:p>Estrada da Falagueira 16b, 2700-358 Amadora, Portugal</text:p>
          </table:table-cell>
          <table:table-cell table:style-name="ce1" office:value-type="string">
            <text:p>21 494 1693</text:p>
          </table:table-cell>
        </table:table-row>
        <table:table-row table:style-name="ro1">
          <table:table-cell table:style-name="ce1" office:value-type="string">
            <text:p>Italianino</text:p>
          </table:table-cell>
          <table:table-cell table:style-name="ce1" office:value-type="string">
            <text:p>R. Borges Carneiro 2, 3000-079 Coimbra, Portugal</text:p>
          </table:table-cell>
          <table:table-cell table:style-name="ce1" office:value-type="string">
            <text:p>939 651 086</text:p>
          </table:table-cell>
        </table:table-row>
        <table:table-row table:style-name="ro1">
          <table:table-cell table:style-name="ce1" office:value-type="string">
            <text:p>Jardim Verde - produtos Naturais Lda</text:p>
          </table:table-cell>
          <table:table-cell table:style-name="ce1" office:value-type="string">
            <text:p>Centro comercial UBBO, No corredor da bertrand, Av. Cruzeiro Seixas 5 e 7 Piso 1, 2650-557 Amadora, Portugal</text:p>
          </table:table-cell>
          <table:table-cell table:style-name="ce1" office:value-type="string">
            <text:p>917 864 255</text:p>
          </table:table-cell>
        </table:table-row>
        <table:table-row table:style-name="ro1">
          <table:table-cell table:style-name="ce1" office:value-type="string">
            <text:p>João Da Costa Vinagre &amp; Filhos, Lda</text:p>
          </table:table-cell>
          <table:table-cell table:style-name="ce1" office:value-type="string">
            <text:p>R. 1º de Maio 89 Lt.F, 2660 São Julião do Tojal, Portugal</text:p>
          </table:table-cell>
          <table:table-cell table:style-name="ce1" office:value-type="string">
            <text:p>21 974 9118</text:p>
          </table:table-cell>
        </table:table-row>
        <table:table-row table:style-name="ro1">
          <table:table-cell table:style-name="ce1" office:value-type="string">
            <text:p>João Da Costa Vinagre &amp; Filhos, Lda</text:p>
          </table:table-cell>
          <table:table-cell table:style-name="ce1" office:value-type="string">
            <text:p>R. 1º de Maio 89 Lt.F, 2660 São Julião do Tojal, Portugal</text:p>
          </table:table-cell>
          <table:table-cell table:style-name="ce1" office:value-type="string">
            <text:p>21 974 9118</text:p>
          </table:table-cell>
        </table:table-row>
        <table:table-row table:style-name="ro1">
          <table:table-cell table:style-name="ce1" office:value-type="string">
            <text:p>José Augusto G M Santos</text:p>
          </table:table-cell>
          <table:table-cell table:style-name="ce1" office:value-type="string">
            <text:p>Beco do Obsertório 26, 3040-003 Coimbra, Portugal</text:p>
          </table:table-cell>
          <table:table-cell table:style-name="ce1" office:value-type="string">
            <text:p>239 444 153</text:p>
          </table:table-cell>
        </table:table-row>
        <table:table-row table:style-name="ro1">
          <table:table-cell table:style-name="ce1" office:value-type="string">
            <text:p>Kaju - Brunch Restaurant</text:p>
          </table:table-cell>
          <table:table-cell table:style-name="ce1" office:value-type="string">
            <text:p>R. Visc. da Luz, 3000-179 Coimbra, Portugal</text:p>
          </table:table-cell>
          <table:table-cell table:style-name="ce1" office:value-type="string">
            <text:p>239 151 288</text:p>
          </table:table-cell>
        </table:table-row>
        <table:table-row table:style-name="ro1">
          <table:table-cell table:style-name="ce1" office:value-type="string">
            <text:p>Kaméra Cosméticos</text:p>
          </table:table-cell>
          <table:table-cell table:style-name="ce1" office:value-type="string">
            <text:p>Edifício Horizonte, Rampa dos Piornais Bloco 4 Loja 7, São Martinho, 9000-682 Funchal, Portugal</text:p>
          </table:table-cell>
          <table:table-cell table:style-name="ce1" office:value-type="string">
            <text:p>291 745 265</text:p>
          </table:table-cell>
        </table:table-row>
        <table:table-row table:style-name="ro1">
          <table:table-cell table:style-name="ce1" office:value-type="string">
            <text:p>Krystal Grand Club Lisbon</text:p>
          </table:table-cell>
          <table:table-cell table:style-name="ce1" office:value-type="string">
            <text:p>R. da Cintura do Porto de Lisboa 40, 1950-326 Lisboa, Portugal</text:p>
          </table:table-cell>
          <table:table-cell table:style-name="ce1" office:value-type="string">
            <text:p>21 397 0466</text:p>
          </table:table-cell>
        </table:table-row>
        <table:table-row table:style-name="ro1">
          <table:table-cell table:style-name="ce1" office:value-type="string">
            <text:p>L'Açaí (Alfragide)</text:p>
          </table:table-cell>
          <table:table-cell table:style-name="ce1" office:value-type="string">
            <text:p>Av. dos Moinhos 20A, 2610-120 Alfragide, Portugal</text:p>
          </table:table-cell>
          <table:table-cell table:style-name="ce1" office:value-type="string">
            <text:p>21 801 2071</text:p>
          </table:table-cell>
        </table:table-row>
        <table:table-row table:style-name="ro1">
          <table:table-cell table:style-name="ce1" office:value-type="string">
            <text:p>L'Açaí (Alfragide)</text:p>
          </table:table-cell>
          <table:table-cell table:style-name="ce1" office:value-type="string">
            <text:p>Av. dos Moinhos 20A, 2610-120 Alfragide, Portugal</text:p>
          </table:table-cell>
          <table:table-cell table:style-name="ce1" office:value-type="string">
            <text:p>21 801 2071</text:p>
          </table:table-cell>
        </table:table-row>
        <table:table-row table:style-name="ro1">
          <table:table-cell table:style-name="ce1" office:value-type="string">
            <text:p>Landeau</text:p>
          </table:table-cell>
          <table:table-cell table:style-name="ce1" office:value-type="string">
            <text:p>Av. António Augusto de Aguiar 31, 1068-413 Lisboa, Portugal</text:p>
          </table:table-cell>
          <table:table-cell table:style-name="ce1" office:value-type="string">
            <text:p>917 806 617</text:p>
          </table:table-cell>
        </table:table-row>
        <table:table-row table:style-name="ro1">
          <table:table-cell table:style-name="ce1" office:value-type="string">
            <text:p>Landeau</text:p>
          </table:table-cell>
          <table:table-cell table:style-name="ce1" office:value-type="string">
            <text:p>Av. António Augusto de Aguiar 31, 1068-413 Lisboa, Portugal</text:p>
          </table:table-cell>
          <table:table-cell table:style-name="ce1" office:value-type="string">
            <text:p>917 806 617</text:p>
          </table:table-cell>
        </table:table-row>
        <table:table-row table:style-name="ro1">
          <table:table-cell table:style-name="ce1" office:value-type="string">
            <text:p>Landeau Chocolate</text:p>
          </table:table-cell>
          <table:table-cell table:style-name="ce1" office:value-type="string">
            <text:p>R. Francisco Metrass 6A, 1350-073 Lisboa, Portugal</text:p>
          </table:table-cell>
          <table:table-cell table:style-name="ce1" office:value-type="string">
            <text:p>911 780 490</text:p>
          </table:table-cell>
        </table:table-row>
        <table:table-row table:style-name="ro1">
          <table:table-cell table:style-name="ce1" office:value-type="string">
            <text:p>Landeau Chocolate</text:p>
          </table:table-cell>
          <table:table-cell table:style-name="ce1" office:value-type="string">
            <text:p>R. Francisco Metrass 6A, 1350-073 Lisboa, Portugal</text:p>
          </table:table-cell>
          <table:table-cell table:style-name="ce1" office:value-type="string">
            <text:p>911 780 490</text:p>
          </table:table-cell>
        </table:table-row>
        <table:table-row table:style-name="ro1">
          <table:table-cell table:style-name="ce1" office:value-type="string">
            <text:p>Landeau Chocolate</text:p>
          </table:table-cell>
          <table:table-cell table:style-name="ce1" office:value-type="string">
            <text:p>R. Rodrigues de Faria 103, 1300-501 Lisboa, Portugal</text:p>
          </table:table-cell>
          <table:table-cell table:style-name="ce1" office:value-type="string">
            <text:p>917 278 939</text:p>
          </table:table-cell>
        </table:table-row>
        <table:table-row table:style-name="ro1">
          <table:table-cell table:style-name="ce1" office:value-type="string">
            <text:p>Landeau Chocolate</text:p>
          </table:table-cell>
          <table:table-cell table:style-name="ce1" office:value-type="string">
            <text:p>R. Rodrigues de Faria 103, 1300-501 Lisboa, Portugal</text:p>
          </table:table-cell>
          <table:table-cell table:style-name="ce1" office:value-type="string">
            <text:p>917 278 939</text:p>
          </table:table-cell>
        </table:table-row>
        <table:table-row table:style-name="ro1">
          <table:table-cell table:style-name="ce1" office:value-type="string">
            <text:p>Lavandaria Orvalho Cristal 1</text:p>
          </table:table-cell>
          <table:table-cell table:style-name="ce1" office:value-type="string">
            <text:p>Rua de Xabregas 2, 1900-440 Lisboa, Portugal</text:p>
          </table:table-cell>
          <table:table-cell table:style-name="ce1" office:value-type="string">
            <text:p>967 732 389</text:p>
          </table:table-cell>
        </table:table-row>
        <table:table-row table:style-name="ro1">
          <table:table-cell table:style-name="ce1" office:value-type="string">
            <text:p>Le Dolci Pastelaria</text:p>
          </table:table-cell>
          <table:table-cell table:style-name="ce1" office:value-type="string">
            <text:p>R. Imperatriz Dona Amelia, São Martinho, 9000-000 Funchal, Portugal</text:p>
          </table:table-cell>
          <table:table-cell table:style-name="ce1" office:value-type="string">
            <text:p>291 645 658</text:p>
          </table:table-cell>
        </table:table-row>
        <table:table-row table:style-name="ro1">
          <table:table-cell table:style-name="ce1" office:value-type="string">
            <text:p>Le Dolci Pastelaria</text:p>
          </table:table-cell>
          <table:table-cell table:style-name="ce1" office:value-type="string">
            <text:p>R. Imperatriz Dona Amelia, São Martinho, 9000-000 Funchal, Portugal</text:p>
          </table:table-cell>
          <table:table-cell table:style-name="ce1" office:value-type="string">
            <text:p>291 645 658</text:p>
          </table:table-cell>
        </table:table-row>
        <table:table-row table:style-name="ro1">
          <table:table-cell table:style-name="ce1" office:value-type="string">
            <text:p>Le Dolci Pastelaria</text:p>
          </table:table-cell>
          <table:table-cell table:style-name="ce1" office:value-type="string">
            <text:p>R. Imperatriz Dona Amelia, São Martinho, 9000-000 Funchal, Portugal</text:p>
          </table:table-cell>
          <table:table-cell table:style-name="ce1" office:value-type="string">
            <text:p>291 645 658</text:p>
          </table:table-cell>
        </table:table-row>
        <table:table-row table:style-name="ro1">
          <table:table-cell table:style-name="ce1" office:value-type="string">
            <text:p>Legumes &amp; outros Vícios</text:p>
          </table:table-cell>
          <table:table-cell table:style-name="ce1" office:value-type="string">
            <text:p>Rua de Angola, R. Fonte do Bpo. 1, 3030-243 Coimbra, Portugal</text:p>
          </table:table-cell>
          <table:table-cell table:style-name="ce1" office:value-type="string">
            <text:p>910 479 582</text:p>
          </table:table-cell>
        </table:table-row>
        <table:table-row table:style-name="ro1">
          <table:table-cell table:style-name="ce1" office:value-type="string">
            <text:p>Legumes &amp; outros Vícios</text:p>
          </table:table-cell>
          <table:table-cell table:style-name="ce1" office:value-type="string">
            <text:p>Rua de Angola, R. Fonte do Bpo. 1, 3030-243 Coimbra, Portugal</text:p>
          </table:table-cell>
          <table:table-cell table:style-name="ce1" office:value-type="string">
            <text:p>910 479 582</text:p>
          </table:table-cell>
        </table:table-row>
        <table:table-row table:style-name="ro1">
          <table:table-cell table:style-name="ce1" office:value-type="string">
            <text:p>Leitaria da Quinta do Paço</text:p>
          </table:table-cell>
          <table:table-cell table:style-name="ce1" office:value-type="string">
            <text:p>P. de Guilherme Gomes Fernandes 47, 4050-293 Porto, Portugal</text:p>
          </table:table-cell>
          <table:table-cell table:style-name="ce1" office:value-type="string">
            <text:p>22 208 4696</text:p>
          </table:table-cell>
        </table:table-row>
        <table:table-row table:style-name="ro1">
          <table:table-cell table:style-name="ce1" office:value-type="string">
            <text:p>Leitaria da Quinta do Paço</text:p>
          </table:table-cell>
          <table:table-cell table:style-name="ce1" office:value-type="string">
            <text:p>P. de Guilherme Gomes Fernandes 47, 4050-293 Porto, Portugal</text:p>
          </table:table-cell>
          <table:table-cell table:style-name="ce1" office:value-type="string">
            <text:p>22 208 4696</text:p>
          </table:table-cell>
        </table:table-row>
        <table:table-row table:style-name="ro1">
          <table:table-cell table:style-name="ce1" office:value-type="string">
            <text:p>Leitaria da Quinta do Paço - Braga</text:p>
          </table:table-cell>
          <table:table-cell table:style-name="ce1" office:value-type="string">
            <text:p>Largo de São Francisco 37, 4700-228 Braga, Portugal</text:p>
          </table:table-cell>
          <table:table-cell table:style-name="ce1" office:value-type="string">
            <text:p>253 727 092</text:p>
          </table:table-cell>
        </table:table-row>
        <table:table-row table:style-name="ro1">
          <table:table-cell table:style-name="ce1" office:value-type="string">
            <text:p>Leitaria Pajo</text:p>
          </table:table-cell>
          <table:table-cell table:style-name="ce1" office:value-type="string">
            <text:p>PCT do Lagar 8, 2650 Amadora, Portugal</text:p>
          </table:table-cell>
          <table:table-cell table:style-name="ce1" office:value-type="string">
            <text:p>21 492 0567</text:p>
          </table:table-cell>
        </table:table-row>
        <table:table-row table:style-name="ro1">
          <table:table-cell table:style-name="ce1" office:value-type="string">
            <text:p>Leitaria Pajo</text:p>
          </table:table-cell>
          <table:table-cell table:style-name="ce1" office:value-type="string">
            <text:p>PCT do Lagar 8, 2650 Amadora, Portugal</text:p>
          </table:table-cell>
          <table:table-cell table:style-name="ce1" office:value-type="string">
            <text:p>21 492 0567</text:p>
          </table:table-cell>
        </table:table-row>
        <table:table-row table:style-name="ro1">
          <table:table-cell table:style-name="ce1" office:value-type="string">
            <text:p>Leitaria Pajo</text:p>
          </table:table-cell>
          <table:table-cell table:style-name="ce1" office:value-type="string">
            <text:p>PCT do Lagar 8, 2650 Amadora, Portugal</text:p>
          </table:table-cell>
          <table:table-cell table:style-name="ce1" office:value-type="string">
            <text:p>21 492 0567</text:p>
          </table:table-cell>
        </table:table-row>
        <table:table-row table:style-name="ro1">
          <table:table-cell table:style-name="ce1" office:value-type="string">
            <text:p>Leonidas</text:p>
          </table:table-cell>
          <table:table-cell table:style-name="ce1" office:value-type="string">
            <text:p>Avenida Das Lamas 100, 4700-068 Braga, Portugal</text:p>
          </table:table-cell>
          <table:table-cell table:style-name="ce1" office:value-type="string">
            <text:p>912 575 087</text:p>
          </table:table-cell>
        </table:table-row>
        <table:table-row table:style-name="ro1">
          <table:table-cell table:style-name="ce1" office:value-type="string">
            <text:p>Leonidas</text:p>
          </table:table-cell>
          <table:table-cell table:style-name="ce1" office:value-type="string">
            <text:p>Avenida Das Lamas 100, 4700-068 Braga, Portugal</text:p>
          </table:table-cell>
          <table:table-cell table:style-name="ce1" office:value-type="string">
            <text:p>912 575 087</text:p>
          </table:table-cell>
        </table:table-row>
        <table:table-row table:style-name="ro1">
          <table:table-cell table:style-name="ce1" office:value-type="string">
            <text:p>Leonidas Alvalade</text:p>
          </table:table-cell>
          <table:table-cell table:style-name="ce1" office:value-type="string">
            <text:p>Praça Alvalade 6B, 1700-036 Lisboa, Portugal</text:p>
          </table:table-cell>
          <table:table-cell table:style-name="ce1" office:value-type="string">
            <text:p>21 840 0771</text:p>
          </table:table-cell>
        </table:table-row>
        <table:table-row table:style-name="ro1">
          <table:table-cell table:style-name="ce1" office:value-type="string">
            <text:p>Leonidas Campo de Ourique</text:p>
          </table:table-cell>
          <table:table-cell table:style-name="ce1" office:value-type="string">
            <text:p>R. Infantaria 16 64A, 1350-169 Lisboa, Portugal</text:p>
          </table:table-cell>
          <table:table-cell table:style-name="ce1" office:value-type="string">
            <text:p>21 407 4023</text:p>
          </table:table-cell>
        </table:table-row>
        <table:table-row table:style-name="ro1">
          <table:table-cell table:style-name="ce1" office:value-type="string">
            <text:p>Leonidas Campo de Ourique</text:p>
          </table:table-cell>
          <table:table-cell table:style-name="ce1" office:value-type="string">
            <text:p>R. Infantaria 16 64A, 1350-169 Lisboa, Portugal</text:p>
          </table:table-cell>
          <table:table-cell table:style-name="ce1" office:value-type="string">
            <text:p>21 407 4023</text:p>
          </table:table-cell>
        </table:table-row>
        <table:table-row table:style-name="ro1">
          <table:table-cell table:style-name="ce1" office:value-type="string">
            <text:p>Leonidas Campo Pequeno</text:p>
          </table:table-cell>
          <table:table-cell table:style-name="ce1" office:value-type="string">
            <text:p>Campo Pequeno 9A, 1000-078 Lisboa, Portugal</text:p>
          </table:table-cell>
          <table:table-cell table:style-name="ce1" office:value-type="string">
            <text:p>21 606 2771</text:p>
          </table:table-cell>
        </table:table-row>
        <table:table-row table:style-name="ro1">
          <table:table-cell table:style-name="ce1" office:value-type="string">
            <text:p>Leonidas Campo Pequeno</text:p>
          </table:table-cell>
          <table:table-cell table:style-name="ce1" office:value-type="string">
            <text:p>Campo Pequeno 9A, 1000-078 Lisboa, Portugal</text:p>
          </table:table-cell>
          <table:table-cell table:style-name="ce1" office:value-type="string">
            <text:p>21 606 2771</text:p>
          </table:table-cell>
        </table:table-row>
        <table:table-row table:style-name="ro1">
          <table:table-cell table:style-name="ce1" office:value-type="string">
            <text:p>Leonidas Chocolates Coimbra</text:p>
          </table:table-cell>
          <table:table-cell table:style-name="ce1" office:value-type="string">
            <text:p>R. Gen. Humberto Delgado 414 loja 3 bloco A, 3030-327 Coimbra, Portugal</text:p>
          </table:table-cell>
          <table:table-cell table:style-name="ce1" office:value-type="string">
            <text:p>914 110 522</text:p>
          </table:table-cell>
        </table:table-row>
        <table:table-row table:style-name="ro1">
          <table:table-cell table:style-name="ce1" office:value-type="string">
            <text:p>Leonidas Chocolates Coimbra</text:p>
          </table:table-cell>
          <table:table-cell table:style-name="ce1" office:value-type="string">
            <text:p>R. Gen. Humberto Delgado 414 loja 3 bloco A, 3030-327 Coimbra, Portugal</text:p>
          </table:table-cell>
          <table:table-cell table:style-name="ce1" office:value-type="string">
            <text:p>914 110 522</text:p>
          </table:table-cell>
        </table:table-row>
        <table:table-row table:style-name="ro1">
          <table:table-cell table:style-name="ce1" office:value-type="string">
            <text:p>Leonidas Guerra Junqueiro</text:p>
          </table:table-cell>
          <table:table-cell table:style-name="ce1" office:value-type="string">
            <text:p>Av. Guerra Junqueiro 22D, 1000-166 Lisboa, Portugal</text:p>
          </table:table-cell>
          <table:table-cell table:style-name="ce1" office:value-type="string">
            <text:p>967 877 911</text:p>
          </table:table-cell>
        </table:table-row>
        <table:table-row table:style-name="ro1">
          <table:table-cell table:style-name="ce1" office:value-type="string">
            <text:p>Leonidas Guerra Junqueiro</text:p>
          </table:table-cell>
          <table:table-cell table:style-name="ce1" office:value-type="string">
            <text:p>Av. Guerra Junqueiro 22D, 1000-166 Lisboa, Portugal</text:p>
          </table:table-cell>
          <table:table-cell table:style-name="ce1" office:value-type="string">
            <text:p>967 877 911</text:p>
          </table:table-cell>
        </table:table-row>
        <table:table-row table:style-name="ro1">
          <table:table-cell table:style-name="ce1" office:value-type="string">
            <text:p>Leonidas Liberdade</text:p>
          </table:table-cell>
          <table:table-cell table:style-name="ce1" office:value-type="string">
            <text:p>Rua de Santa Marta 3 Rua de, R. Rodrigues Sampaio 6, 1150-295 Lisboa, Portugal</text:p>
          </table:table-cell>
          <table:table-cell table:style-name="ce1" office:value-type="string">
            <text:p>21 352 0936</text:p>
          </table:table-cell>
        </table:table-row>
        <table:table-row table:style-name="ro1">
          <table:table-cell table:style-name="ce1" office:value-type="string">
            <text:p>Leonidas Liberdade</text:p>
          </table:table-cell>
          <table:table-cell table:style-name="ce1" office:value-type="string">
            <text:p>Rua de Santa Marta 3 Rua de, R. Rodrigues Sampaio 6, 1150-295 Lisboa, Portugal</text:p>
          </table:table-cell>
          <table:table-cell table:style-name="ce1" office:value-type="string">
            <text:p>21 352 0936</text:p>
          </table:table-cell>
        </table:table-row>
        <table:table-row table:style-name="ro1">
          <table:table-cell table:style-name="ce1" office:value-type="string">
            <text:p>Leonidas Porto Boavista</text:p>
          </table:table-cell>
          <table:table-cell table:style-name="ce1" office:value-type="string">
            <text:p>Rua de Júlio Dinis 926, 4050-322 Porto, Portugal</text:p>
          </table:table-cell>
          <table:table-cell table:style-name="ce1" office:value-type="string">
            <text:p>961 763 435</text:p>
          </table:table-cell>
        </table:table-row>
        <table:table-row table:style-name="ro1">
          <table:table-cell table:style-name="ce1" office:value-type="string">
            <text:p>Leonidas Porto Boavista</text:p>
          </table:table-cell>
          <table:table-cell table:style-name="ce1" office:value-type="string">
            <text:p>Rua de Júlio Dinis 926, 4050-322 Porto, Portugal</text:p>
          </table:table-cell>
          <table:table-cell table:style-name="ce1" office:value-type="string">
            <text:p>961 763 435</text:p>
          </table:table-cell>
        </table:table-row>
        <table:table-row table:style-name="ro1">
          <table:table-cell table:style-name="ce1" office:value-type="string">
            <text:p>Leonidas, Lisbon</text:p>
          </table:table-cell>
          <table:table-cell table:style-name="ce1" office:value-type="string">
            <text:p>Av. António Augusto de Aguiar 181, 1050-099 Lisboa, Portugal</text:p>
          </table:table-cell>
          <table:table-cell table:style-name="ce1" office:value-type="string">
            <text:p>21 242 9234</text:p>
          </table:table-cell>
        </table:table-row>
        <table:table-row table:style-name="ro1">
          <table:table-cell table:style-name="ce1" office:value-type="string">
            <text:p>Leonidas, Lisbon</text:p>
          </table:table-cell>
          <table:table-cell table:style-name="ce1" office:value-type="string">
            <text:p>Av. António Augusto de Aguiar 181, 1050-099 Lisboa, Portugal</text:p>
          </table:table-cell>
          <table:table-cell table:style-name="ce1" office:value-type="string">
            <text:p>21 242 9234</text:p>
          </table:table-cell>
        </table:table-row>
        <table:table-row table:style-name="ro1">
          <table:table-cell table:style-name="ce1" office:value-type="string">
            <text:p>Leroy Merlin Coimbra</text:p>
          </table:table-cell>
          <table:table-cell table:style-name="ce1" office:value-type="string">
            <text:p>Rua Luís A. Duarte Santos 2, 3030-403 Coimbra, Portugal</text:p>
          </table:table-cell>
          <table:table-cell table:style-name="ce1" office:value-type="string">
            <text:p>21 194 4944</text:p>
          </table:table-cell>
        </table:table-row>
        <table:table-row table:style-name="ro1">
          <table:table-cell table:style-name="ce1" office:value-type="string">
            <text:p>Lidl</text:p>
          </table:table-cell>
          <table:table-cell table:style-name="ce1" office:value-type="string">
            <text:p>Nº, Av. do Lagar 1, 3040-001 Coimb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 Alfragide</text:p>
          </table:table-cell>
          <table:table-cell table:style-name="ce1" office:value-type="string">
            <text:p>Estr. da Ponte 4, Damaia, 2610-140 Amado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 Alfragide</text:p>
          </table:table-cell>
          <table:table-cell table:style-name="ce1" office:value-type="string">
            <text:p>Estr. da Ponte 4, Damaia, 2610-140 Amado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 Amadora - Venteira</text:p>
          </table:table-cell>
          <table:table-cell table:style-name="ce1" office:value-type="string">
            <text:p>R. de Angola 13, 2700-058 Amado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 Coimbra Eiras</text:p>
          </table:table-cell>
          <table:table-cell table:style-name="ce1" office:value-type="string">
            <text:p>R. Manuel de Almeida e Sousa, 3020-258 Coimb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 Évora</text:p>
          </table:table-cell>
          <table:table-cell table:style-name="ce1" office:value-type="string">
            <text:p>R. António Francisco Melro 2, 7005-212 Évor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dl Lisboa Mercado de Alcântara</text:p>
          </table:table-cell>
          <table:table-cell table:style-name="ce1" office:value-type="string">
            <text:p>R. Leão de Oliveira 19, 1300-350 Lisboa, Portugal</text:p>
          </table:table-cell>
          <table:table-cell table:style-name="ce1" office:value-type="string">
            <text:p>21 020 7000</text:p>
          </table:table-cell>
        </table:table-row>
        <table:table-row table:style-name="ro1">
          <table:table-cell table:style-name="ce1" office:value-type="string">
            <text:p>Little Monkey Organic Nut Butter</text:p>
          </table:table-cell>
          <table:table-cell table:style-name="ce1" office:value-type="string">
            <text:p>FR AC, R. do Teatro 10, 7000-510 Évora, Portugal</text:p>
          </table:table-cell>
          <table:table-cell table:style-name="ce1" office:value-type="string">
            <text:p>967 976 793</text:p>
          </table:table-cell>
        </table:table-row>
        <table:table-row table:style-name="ro1">
          <table:table-cell table:style-name="ce1" office:value-type="string">
            <text:p>Llaollao Coimbra</text:p>
          </table:table-cell>
          <table:table-cell table:style-name="ce1" office:value-type="string">
            <text:p>Dolce Vita Coimbra, Rua General Humberto Delgado, 207, Fonte da Cheira, 3030-327 Coimbra, Portugal</text:p>
          </table:table-cell>
          <table:table-cell table:style-name="ce1" office:value-type="string">
            <text:p>21 361 1201</text:p>
          </table:table-cell>
        </table:table-row>
        <table:table-row table:style-name="ro1">
          <table:table-cell table:style-name="ce1" office:value-type="string">
            <text:p>Llaollao Coimbra</text:p>
          </table:table-cell>
          <table:table-cell table:style-name="ce1" office:value-type="string">
            <text:p>Dolce Vita Coimbra, Rua General Humberto Delgado, 207, Fonte da Cheira, 3030-327 Coimbra, Portugal</text:p>
          </table:table-cell>
          <table:table-cell table:style-name="ce1" office:value-type="string">
            <text:p>21 361 1201</text:p>
          </table:table-cell>
        </table:table-row>
        <table:table-row table:style-name="ro1">
          <table:table-cell table:style-name="ce1" office:value-type="string">
            <text:p>Llaollao Coimbra</text:p>
          </table:table-cell>
          <table:table-cell table:style-name="ce1" office:value-type="string">
            <text:p>Dolce Vita Coimbra, Rua General Humberto Delgado, 207, Fonte da Cheira, 3030-327 Coimbra, Portugal</text:p>
          </table:table-cell>
          <table:table-cell table:style-name="ce1" office:value-type="string">
            <text:p>21 361 1201</text:p>
          </table:table-cell>
        </table:table-row>
        <table:table-row table:style-name="ro1">
          <table:table-cell table:style-name="ce1" office:value-type="string">
            <text:p>Llaollao Coimbra</text:p>
          </table:table-cell>
          <table:table-cell table:style-name="ce1" office:value-type="string">
            <text:p>Dolce Vita Coimbra, Rua General Humberto Delgado, 207, Fonte da Cheira, 3030-327 Coimbra, Portugal</text:p>
          </table:table-cell>
          <table:table-cell table:style-name="ce1" office:value-type="string">
            <text:p>21 361 1201</text:p>
          </table:table-cell>
        </table:table-row>
        <table:table-row table:style-name="ro1">
          <table:table-cell table:style-name="ce1" office:value-type="string">
            <text:p>Llaollao Coimbra</text:p>
          </table:table-cell>
          <table:table-cell table:style-name="ce1" office:value-type="string">
            <text:p>Dolce Vita Coimbra, Rua General Humberto Delgado, 207, Fonte da Cheira, 3030-327 Coimbra, Portugal</text:p>
          </table:table-cell>
          <table:table-cell table:style-name="ce1" office:value-type="string">
            <text:p>21 361 1201</text:p>
          </table:table-cell>
        </table:table-row>
        <table:table-row table:style-name="ro1">
          <table:table-cell table:style-name="ce1" office:value-type="string">
            <text:p>Loja Coral</text:p>
          </table:table-cell>
          <table:table-cell table:style-name="ce1" office:value-type="string">
            <text:p>R. Alferes Veiga Pestana 22, 9050-079 Funchal, Portugal</text:p>
          </table:table-cell>
          <table:table-cell table:style-name="ce1" office:value-type="string">
            <text:p>291 222 345</text:p>
          </table:table-cell>
        </table:table-row>
        <table:table-row table:style-name="ro1">
          <table:table-cell table:style-name="ce1" office:value-type="string">
            <text:p>Loja da Herdade dos Coteis</text:p>
          </table:table-cell>
          <table:table-cell table:style-name="ce1" office:value-type="string">
            <text:p>Av. Óscar Monteiro Torres 49, 1000-220 Lisboa, Portugal</text:p>
          </table:table-cell>
          <table:table-cell table:style-name="ce1" office:value-type="string">
            <text:p>962 025 201</text:p>
          </table:table-cell>
        </table:table-row>
        <table:table-row table:style-name="ro1">
          <table:table-cell table:style-name="ce1" office:value-type="string">
            <text:p>Loja da Herdade dos Coteis</text:p>
          </table:table-cell>
          <table:table-cell table:style-name="ce1" office:value-type="string">
            <text:p>Av. Óscar Monteiro Torres 49, 1000-220 Lisboa, Portugal</text:p>
          </table:table-cell>
          <table:table-cell table:style-name="ce1" office:value-type="string">
            <text:p>962 025 201</text:p>
          </table:table-cell>
        </table:table-row>
        <table:table-row table:style-name="ro1">
          <table:table-cell table:style-name="ce1" office:value-type="string">
            <text:p>Loja Dos Cristais</text:p>
          </table:table-cell>
          <table:table-cell table:style-name="ce1" office:value-type="string">
            <text:p>Rua de Fanares 10, 2725-307 Algueirão-Mem Martins, Portugal</text:p>
          </table:table-cell>
          <table:table-cell table:style-name="ce1" office:value-type="string">
            <text:p>21 921 9637</text:p>
          </table:table-cell>
        </table:table-row>
        <table:table-row table:style-name="ro1">
          <table:table-cell table:style-name="ce1" office:value-type="string">
            <text:p>Loja dos Frutos Secos</text:p>
          </table:table-cell>
          <table:table-cell table:style-name="ce1" office:value-type="string">
            <text:p>Caminho da Fé 13, São Martinho, 9000-623 Funchal, Portugal</text:p>
          </table:table-cell>
          <table:table-cell table:style-name="ce1" office:value-type="string">
            <text:p>291 764 899</text:p>
          </table:table-cell>
        </table:table-row>
        <table:table-row table:style-name="ro1">
          <table:table-cell table:style-name="ce1" office:value-type="string">
            <text:p>Loja dos Frutos Secos</text:p>
          </table:table-cell>
          <table:table-cell table:style-name="ce1" office:value-type="string">
            <text:p>Caminho da Fé 13, São Martinho, 9000-623 Funchal, Portugal</text:p>
          </table:table-cell>
          <table:table-cell table:style-name="ce1" office:value-type="string">
            <text:p>291 764 899</text:p>
          </table:table-cell>
        </table:table-row>
        <table:table-row table:style-name="ro1">
          <table:table-cell table:style-name="ce1" office:value-type="string">
            <text:p>Loja dos Frutos Secos</text:p>
          </table:table-cell>
          <table:table-cell table:style-name="ce1" office:value-type="string">
            <text:p>Caminho da Fé 13, São Martinho, 9000-623 Funchal, Portugal</text:p>
          </table:table-cell>
          <table:table-cell table:style-name="ce1" office:value-type="string">
            <text:p>291 764 899</text:p>
          </table:table-cell>
        </table:table-row>
        <table:table-row table:style-name="ro1">
          <table:table-cell table:style-name="ce1" office:value-type="string">
            <text:p>Loja Nutrilis</text:p>
          </table:table-cell>
          <table:table-cell table:style-name="ce1" office:value-type="string">
            <text:p>Av. da Aviação Portuguesa 18C, 2720-059 Amadora, Portugal</text:p>
          </table:table-cell>
          <table:table-cell table:style-name="ce1" office:value-type="string">
            <text:p>912 181 111</text:p>
          </table:table-cell>
        </table:table-row>
        <table:table-row table:style-name="ro1">
          <table:table-cell table:style-name="ce1" office:value-type="string">
            <text:p>Loja são</text:p>
          </table:table-cell>
          <table:table-cell table:style-name="ce1" office:value-type="string">
            <text:p>R. de São Bento 106 B, 1200-820 Lisboa, Portugal</text:p>
          </table:table-cell>
          <table:table-cell table:style-name="ce1" office:value-type="string">
            <text:p>932 240 550</text:p>
          </table:table-cell>
        </table:table-row>
        <table:table-row table:style-name="ro1">
          <table:table-cell table:style-name="ce1" office:value-type="string">
            <text:p>Louro Wines</text:p>
          </table:table-cell>
          <table:table-cell table:style-name="ce1" office:value-type="string">
            <text:p>R. José Elias Garcia 32, 7000-609 Évora, Portugal</text:p>
          </table:table-cell>
          <table:table-cell table:style-name="ce1" office:value-type="string">
            <text:p>266 744 325</text:p>
          </table:table-cell>
        </table:table-row>
        <table:table-row table:style-name="ro1">
          <table:table-cell table:style-name="ce1" office:value-type="string">
            <text:p>LucDuc Italian Ice-cream</text:p>
          </table:table-cell>
          <table:table-cell table:style-name="ce1" office:value-type="string">
            <text:p>R. de Campolide 57 A, 1070-027 Lisboa, Portugal</text:p>
          </table:table-cell>
          <table:table-cell table:style-name="ce1" office:value-type="string">
            <text:p>21 585 1881</text:p>
          </table:table-cell>
        </table:table-row>
        <table:table-row table:style-name="ro1">
          <table:table-cell table:style-name="ce1" office:value-type="string">
            <text:p>LucDuc Italian Ice-cream</text:p>
          </table:table-cell>
          <table:table-cell table:style-name="ce1" office:value-type="string">
            <text:p>R. de Campolide 57 A, 1070-027 Lisboa, Portugal</text:p>
          </table:table-cell>
          <table:table-cell table:style-name="ce1" office:value-type="string">
            <text:p>21 585 1881</text:p>
          </table:table-cell>
        </table:table-row>
        <table:table-row table:style-name="ro1">
          <table:table-cell table:style-name="ce1" office:value-type="string">
            <text:p>Lusocristal - Consulting, Lda</text:p>
          </table:table-cell>
          <table:table-cell table:style-name="ce1" office:value-type="string">
            <text:p>Av. Duque de Loulé 5, 1050-085 Lisboa, Portugal</text:p>
          </table:table-cell>
          <table:table-cell table:style-name="ce1" office:value-type="string">
            <text:p>21 466 4387</text:p>
          </table:table-cell>
        </table:table-row>
        <table:table-row table:style-name="ro1">
          <table:table-cell table:style-name="ce1" office:value-type="string">
            <text:p>M. Luís &amp; Martins, Lda.</text:p>
          </table:table-cell>
          <table:table-cell table:style-name="ce1" office:value-type="string">
            <text:p>R. dos Esteireiros 22, 3000-159 Coimbra, Portugal</text:p>
          </table:table-cell>
          <table:table-cell table:style-name="ce1" office:value-type="string">
            <text:p>239 822 256</text:p>
          </table:table-cell>
        </table:table-row>
        <table:table-row table:style-name="ro1">
          <table:table-cell table:style-name="ce1" office:value-type="string">
            <text:p>M. Luís &amp; Martins, Lda.</text:p>
          </table:table-cell>
          <table:table-cell table:style-name="ce1" office:value-type="string">
            <text:p>R. dos Esteireiros 22, 3000-159 Coimbra, Portugal</text:p>
          </table:table-cell>
          <table:table-cell table:style-name="ce1" office:value-type="string">
            <text:p>239 822 256</text:p>
          </table:table-cell>
        </table:table-row>
        <table:table-row table:style-name="ro1">
          <table:table-cell table:style-name="ce1" office:value-type="string">
            <text:p>Madeira Cash - Funchal</text:p>
          </table:table-cell>
          <table:table-cell table:style-name="ce1" office:value-type="string">
            <text:p>Estr. de São João, 9000-123 Funchal, Portugal</text:p>
          </table:table-cell>
          <table:table-cell table:style-name="ce1" office:value-type="string">
            <text:p>291 100 330</text:p>
          </table:table-cell>
        </table:table-row>
        <table:table-row table:style-name="ro1">
          <table:table-cell table:style-name="ce1" office:value-type="string">
            <text:p>Madeira Cash - Tendeira</text:p>
          </table:table-cell>
          <table:table-cell table:style-name="ce1" office:value-type="string">
            <text:p>Caminho Velho dos Reis Magos 12, 9125-116 Caniço, Portugal</text:p>
          </table:table-cell>
          <table:table-cell table:style-name="ce1" office:value-type="string">
            <text:p>291 526 839</text:p>
          </table:table-cell>
        </table:table-row>
        <table:table-row table:style-name="ro1">
          <table:table-cell table:style-name="ce1" office:value-type="string">
            <text:p>Madeira Supremo</text:p>
          </table:table-cell>
          <table:table-cell table:style-name="ce1" office:value-type="string">
            <text:p>Caminho da Fé 13, São Martinho, 9000-159 Funchal, Portugal</text:p>
          </table:table-cell>
          <table:table-cell table:style-name="ce1" office:value-type="string">
            <text:p>291 773 944</text:p>
          </table:table-cell>
        </table:table-row>
        <table:table-row table:style-name="ro1">
          <table:table-cell table:style-name="ce1" office:value-type="string">
            <text:p>Madeira Supremo</text:p>
          </table:table-cell>
          <table:table-cell table:style-name="ce1" office:value-type="string">
            <text:p>Caminho da Fé 13, São Martinho, 9000-159 Funchal, Portugal</text:p>
          </table:table-cell>
          <table:table-cell table:style-name="ce1" office:value-type="string">
            <text:p>291 773 944</text:p>
          </table:table-cell>
        </table:table-row>
        <table:table-row table:style-name="ro1">
          <table:table-cell table:style-name="ce1" office:value-type="string">
            <text:p>Madeixa - Produtos Cabeleireiro e Estética</text:p>
          </table:table-cell>
          <table:table-cell table:style-name="ce1" office:value-type="string">
            <text:p>Centro Comercial Tropical, Av. Calouste Gulbenkian 40, Celas, 3040-092 Coimbra, Portugal</text:p>
          </table:table-cell>
          <table:table-cell table:style-name="ce1" office:value-type="string">
            <text:p>239 483 312</text:p>
          </table:table-cell>
        </table:table-row>
        <table:table-row table:style-name="ro1">
          <table:table-cell table:style-name="ce1" office:value-type="string">
            <text:p>Maggio</text:p>
          </table:table-cell>
          <table:table-cell table:style-name="ce1" office:value-type="string">
            <text:p>Parque de Coimbra 3000, 3030-243 Coimbra, Portugal</text:p>
          </table:table-cell>
          <table:table-cell table:style-name="ce1" office:value-type="string">
            <text:p>239 820 211</text:p>
          </table:table-cell>
        </table:table-row>
        <table:table-row table:style-name="ro1">
          <table:table-cell table:style-name="ce1" office:value-type="string">
            <text:p>Maggio</text:p>
          </table:table-cell>
          <table:table-cell table:style-name="ce1" office:value-type="string">
            <text:p>Parque de Coimbra 3000, 3030-243 Coimbra, Portugal</text:p>
          </table:table-cell>
          <table:table-cell table:style-name="ce1" office:value-type="string">
            <text:p>239 820 211</text:p>
          </table:table-cell>
        </table:table-row>
        <table:table-row table:style-name="ro1">
          <table:table-cell table:style-name="ce1" office:value-type="string">
            <text:p>Magui’s Padaria e Pastelaria</text:p>
          </table:table-cell>
          <table:table-cell table:style-name="ce1" office:value-type="string">
            <text:p>Av. da Madalena 41A, 9020-001 Funchal, Portugal</text:p>
          </table:table-cell>
          <table:table-cell table:style-name="ce1" office:value-type="string">
            <text:p>291 776 242</text:p>
          </table:table-cell>
        </table:table-row>
        <table:table-row table:style-name="ro1">
          <table:table-cell table:style-name="ce1" office:value-type="string">
            <text:p>Magui’s Padaria e Pastelaria</text:p>
          </table:table-cell>
          <table:table-cell table:style-name="ce1" office:value-type="string">
            <text:p>Av. da Madalena 41A, 9020-001 Funchal, Portugal</text:p>
          </table:table-cell>
          <table:table-cell table:style-name="ce1" office:value-type="string">
            <text:p>291 776 242</text:p>
          </table:table-cell>
        </table:table-row>
        <table:table-row table:style-name="ro1">
          <table:table-cell table:style-name="ce1" office:value-type="string">
            <text:p>Magui’s Padaria e Pastelaria</text:p>
          </table:table-cell>
          <table:table-cell table:style-name="ce1" office:value-type="string">
            <text:p>Av. da Madalena 41A, 9020-001 Funchal, Portugal</text:p>
          </table:table-cell>
          <table:table-cell table:style-name="ce1" office:value-type="string">
            <text:p>291 776 242</text:p>
          </table:table-cell>
        </table:table-row>
        <table:table-row table:style-name="ro1">
          <table:table-cell table:style-name="ce1" office:value-type="string">
            <text:p>Magui’s Padaria e Pastelaria</text:p>
          </table:table-cell>
          <table:table-cell table:style-name="ce1" office:value-type="string">
            <text:p>Av. da Madalena 41A, 9020-001 Funchal, Portugal</text:p>
          </table:table-cell>
          <table:table-cell table:style-name="ce1" office:value-type="string">
            <text:p>291 776 242</text:p>
          </table:table-cell>
        </table:table-row>
        <table:table-row table:style-name="ro1">
          <table:table-cell table:style-name="ce1" office:value-type="string">
            <text:p>Makro Cash &amp; Carry Portugal, S.A.</text:p>
          </table:table-cell>
          <table:table-cell table:style-name="ce1" office:value-type="string">
            <text:p>R. Q.ta do Paizinho 1, 2790-236 Carnaxide, Portugal</text:p>
          </table:table-cell>
          <table:table-cell table:style-name="ce1" office:value-type="string">
            <text:p>21 424 4600</text:p>
          </table:table-cell>
        </table:table-row>
        <table:table-row table:style-name="ro1">
          <table:table-cell table:style-name="ce1" office:value-type="string">
            <text:p>Makro Coimbra</text:p>
          </table:table-cell>
          <table:table-cell table:style-name="ce1" office:value-type="string">
            <text:p>Lugar de Valadouro, Urbanização Portas De São Miguel 205, Eiras, 3020-430 Coimbra, Portugal</text:p>
          </table:table-cell>
          <table:table-cell table:style-name="ce1" office:value-type="string">
            <text:p>239 490 600</text:p>
          </table:table-cell>
        </table:table-row>
        <table:table-row table:style-name="ro1">
          <table:table-cell table:style-name="ce1" office:value-type="string">
            <text:p>Makro Coimbra</text:p>
          </table:table-cell>
          <table:table-cell table:style-name="ce1" office:value-type="string">
            <text:p>Lugar de Valadouro, Urbanização Portas De São Miguel 205, Eiras, 3020-430 Coimbra, Portugal</text:p>
          </table:table-cell>
          <table:table-cell table:style-name="ce1" office:value-type="string">
            <text:p>239 490 600</text:p>
          </table:table-cell>
        </table:table-row>
        <table:table-row table:style-name="ro1">
          <table:table-cell table:style-name="ce1" office:value-type="string">
            <text:p>Mammamia - Gelato Italiano</text:p>
          </table:table-cell>
          <table:table-cell table:style-name="ce1" office:value-type="string">
            <text:p>Quinta dos Congregados 321 1º piso, 4710-427 Braga, Portugal</text:p>
          </table:table-cell>
          <table:table-cell table:style-name="ce1" office:value-type="string">
            <text:p>253 615 015</text:p>
          </table:table-cell>
        </table:table-row>
        <table:table-row table:style-name="ro1">
          <table:table-cell table:style-name="ce1" office:value-type="string">
            <text:p>Mango Outlet</text:p>
          </table:table-cell>
          <table:table-cell table:style-name="ce1" office:value-type="string">
            <text:p>Estr. da Paiã, 2675-626 Odivelas, Portugal</text:p>
          </table:table-cell>
          <table:table-cell table:style-name="ce1" office:value-type="string">
            <text:p>21 933 6205</text:p>
          </table:table-cell>
        </table:table-row>
        <table:table-row table:style-name="ro1">
          <table:table-cell table:style-name="ce1" office:value-type="string">
            <text:p>Manteigaria</text:p>
          </table:table-cell>
          <table:table-cell table:style-name="ce1" office:value-type="string">
            <text:p>Rua do Loreto 2, 1200-108 Lisboa, Portugal</text:p>
          </table:table-cell>
          <table:table-cell table:style-name="ce1" office:value-type="string">
            <text:p>21 347 1492</text:p>
          </table:table-cell>
        </table:table-row>
        <table:table-row table:style-name="ro1">
          <table:table-cell table:style-name="ce1" office:value-type="string">
            <text:p>Manuel Tavares</text:p>
          </table:table-cell>
          <table:table-cell table:style-name="ce1" office:value-type="string">
            <text:p>Rua da Betesga 1AB, 1100-090 Lisboa, Portugal</text:p>
          </table:table-cell>
          <table:table-cell table:style-name="ce1" office:value-type="string">
            <text:p>21 342 4209</text:p>
          </table:table-cell>
        </table:table-row>
        <table:table-row table:style-name="ro1">
          <table:table-cell table:style-name="ce1" office:value-type="string">
            <text:p>Maria Alves Gama</text:p>
          </table:table-cell>
          <table:table-cell table:style-name="ce1" office:value-type="string">
            <text:p>R. da Rosa 234, 1200-385 Lisboa, Portugal</text:p>
          </table:table-cell>
          <table:table-cell table:style-name="ce1" office:value-type="string">
            <text:p>21 346 8936</text:p>
          </table:table-cell>
        </table:table-row>
        <table:table-row table:style-name="ro1">
          <table:table-cell table:style-name="ce1" office:value-type="string">
            <text:p>Maria Granel</text:p>
          </table:table-cell>
          <table:table-cell table:style-name="ce1" office:value-type="string">
            <text:p>R. José Duro 22 C, 1700-261 Lisboa, Portugal</text:p>
          </table:table-cell>
          <table:table-cell table:style-name="ce1" office:value-type="string">
            <text:p>21 135 1896</text:p>
          </table:table-cell>
        </table:table-row>
        <table:table-row table:style-name="ro1">
          <table:table-cell table:style-name="ce1" office:value-type="string">
            <text:p>Maria Granel</text:p>
          </table:table-cell>
          <table:table-cell table:style-name="ce1" office:value-type="string">
            <text:p>R. José Duro 22 C, 1700-261 Lisboa, Portugal</text:p>
          </table:table-cell>
          <table:table-cell table:style-name="ce1" office:value-type="string">
            <text:p>21 135 1896</text:p>
          </table:table-cell>
        </table:table-row>
        <table:table-row table:style-name="ro1">
          <table:table-cell table:style-name="ce1" office:value-type="string">
            <text:p>Maria Granel</text:p>
          </table:table-cell>
          <table:table-cell table:style-name="ce1" office:value-type="string">
            <text:p>R. José Duro 22 C, 1700-261 Lisboa, Portugal</text:p>
          </table:table-cell>
          <table:table-cell table:style-name="ce1" office:value-type="string">
            <text:p>21 135 1896</text:p>
          </table:table-cell>
        </table:table-row>
        <table:table-row table:style-name="ro1">
          <table:table-cell table:style-name="ce1" office:value-type="string">
            <text:p>Maria Granel</text:p>
          </table:table-cell>
          <table:table-cell table:style-name="ce1" office:value-type="string">
            <text:p>R. José Duro 22 C, 1700-261 Lisboa, Portugal</text:p>
          </table:table-cell>
          <table:table-cell table:style-name="ce1" office:value-type="string">
            <text:p>21 135 1896</text:p>
          </table:table-cell>
        </table:table-row>
        <table:table-row table:style-name="ro1">
          <table:table-cell table:style-name="ce1" office:value-type="string">
            <text:p>Matoli Gelato</text:p>
          </table:table-cell>
          <table:table-cell table:style-name="ce1" office:value-type="string">
            <text:p>R. de Entrecampos 56c, 1700-159 Lisboa, Portugal</text:p>
          </table:table-cell>
          <table:table-cell table:style-name="ce1" office:value-type="string">
            <text:p>919 365 019</text:p>
          </table:table-cell>
        </table:table-row>
        <table:table-row table:style-name="ro1">
          <table:table-cell table:style-name="ce1" office:value-type="string">
            <text:p>Matoli Gelato</text:p>
          </table:table-cell>
          <table:table-cell table:style-name="ce1" office:value-type="string">
            <text:p>R. de Entrecampos 56c, 1700-159 Lisboa, Portugal</text:p>
          </table:table-cell>
          <table:table-cell table:style-name="ce1" office:value-type="string">
            <text:p>919 365 019</text:p>
          </table:table-cell>
        </table:table-row>
        <table:table-row table:style-name="ro1">
          <table:table-cell table:style-name="ce1" office:value-type="string">
            <text:p>Matoli Gelato</text:p>
          </table:table-cell>
          <table:table-cell table:style-name="ce1" office:value-type="string">
            <text:p>R. de Entrecampos 56c, 1700-159 Lisboa, Portugal</text:p>
          </table:table-cell>
          <table:table-cell table:style-name="ce1" office:value-type="string">
            <text:p>919 365 019</text:p>
          </table:table-cell>
        </table:table-row>
        <table:table-row table:style-name="ro1">
          <table:table-cell table:style-name="ce1" office:value-type="string">
            <text:p>Matoli Gelato</text:p>
          </table:table-cell>
          <table:table-cell table:style-name="ce1" office:value-type="string">
            <text:p>R. de Entrecampos 56c, 1700-159 Lisboa, Portugal</text:p>
          </table:table-cell>
          <table:table-cell table:style-name="ce1" office:value-type="string">
            <text:p>919 365 019</text:p>
          </table:table-cell>
        </table:table-row>
        <table:table-row table:style-name="ro1">
          <table:table-cell table:style-name="ce1" office:value-type="string">
            <text:p>Matoli Gelato</text:p>
          </table:table-cell>
          <table:table-cell table:style-name="ce1" office:value-type="string">
            <text:p>R. de Entrecampos 56c, 1700-159 Lisboa, Portugal</text:p>
          </table:table-cell>
          <table:table-cell table:style-name="ce1" office:value-type="string">
            <text:p>919 365 019</text:p>
          </table:table-cell>
        </table:table-row>
        <table:table-row table:style-name="ro1">
          <table:table-cell table:style-name="ce1" office:value-type="string">
            <text:p>Meat Marketing</text:p>
          </table:table-cell>
          <table:table-cell table:style-name="ce1" office:value-type="string">
            <text:p>R. Sebastião e Silva 135, Massamá, 2745-838 Queluz, Portugal</text:p>
          </table:table-cell>
          <table:table-cell table:style-name="ce1" office:value-type="string">
            <text:p>935 235 799</text:p>
          </table:table-cell>
        </table:table-row>
        <table:table-row table:style-name="ro1">
          <table:table-cell table:style-name="ce1" office:value-type="string">
            <text:p>Mel e Canela</text:p>
          </table:table-cell>
          <table:table-cell table:style-name="ce1" office:value-type="string">
            <text:p>R. do Seminário 37, 9050-022 Funchal, Portugal</text:p>
          </table:table-cell>
          <table:table-cell table:style-name="ce1" office:value-type="string">
            <text:p>291 634 573</text:p>
          </table:table-cell>
        </table:table-row>
        <table:table-row table:style-name="ro1">
          <table:table-cell table:style-name="ce1" office:value-type="string">
            <text:p>Mercado 31 de Janeiro</text:p>
          </table:table-cell>
          <table:table-cell table:style-name="ce1" office:value-type="string">
            <text:p>Rua Engenheiro Vieira da Silva, Praça Duque de Saldanha, 1050-094 Lisboa, Portugal</text:p>
          </table:table-cell>
          <table:table-cell table:style-name="ce1" office:value-type="string">
            <text:p>21 351 1616</text:p>
          </table:table-cell>
        </table:table-row>
        <table:table-row table:style-name="ro1">
          <table:table-cell table:style-name="ce1" office:value-type="string">
            <text:p>Mercado Biológico Agrobio - Amadora</text:p>
          </table:table-cell>
          <table:table-cell table:style-name="ce1" office:value-type="string">
            <text:p>Av. da República 10, 2700-159 Amadora, Portugal</text:p>
          </table:table-cell>
          <table:table-cell table:style-name="ce1" office:value-type="string">
            <text:p>21 364 1354</text:p>
          </table:table-cell>
        </table:table-row>
        <table:table-row table:style-name="ro1">
          <table:table-cell table:style-name="ce1" office:value-type="string">
            <text:p>Mercado Biológico Agrobio - Amadora</text:p>
          </table:table-cell>
          <table:table-cell table:style-name="ce1" office:value-type="string">
            <text:p>Av. da República 10, 2700-159 Amadora, Portugal</text:p>
          </table:table-cell>
          <table:table-cell table:style-name="ce1" office:value-type="string">
            <text:p>21 364 1354</text:p>
          </table:table-cell>
        </table:table-row>
        <table:table-row table:style-name="ro1">
          <table:table-cell table:style-name="ce1" office:value-type="string">
            <text:p>Mercado de Arroios</text:p>
          </table:table-cell>
          <table:table-cell table:style-name="ce1" office:value-type="string">
            <text:p>R. Ângela Pinto 40D, 1900-221 Lisboa, Portugal</text:p>
          </table:table-cell>
          <table:table-cell table:style-name="ce1" office:value-type="string">
            <text:p>21 847 5819</text:p>
          </table:table-cell>
        </table:table-row>
        <table:table-row table:style-name="ro1">
          <table:table-cell table:style-name="ce1" office:value-type="string">
            <text:p>Mercado de Santa Clara</text:p>
          </table:table-cell>
          <table:table-cell table:style-name="ce1" office:value-type="string">
            <text:p>Campo de Santa Clara, 1100-472 Lisboa, Portugal</text:p>
          </table:table-cell>
          <table:table-cell table:style-name="ce1" office:value-type="string">
            <text:p>21 886 3191</text:p>
          </table:table-cell>
        </table:table-row>
        <table:table-row table:style-name="ro1">
          <table:table-cell table:style-name="ce1" office:value-type="string">
            <text:p>Mercado de Sapadores</text:p>
          </table:table-cell>
          <table:table-cell table:style-name="ce1" office:value-type="string">
            <text:p>Av. Gen. Roçadas 3, 1170-340 Lisboa, Portugal</text:p>
          </table:table-cell>
          <table:table-cell table:style-name="ce1" office:value-type="string">
            <text:p>21 812 7543</text:p>
          </table:table-cell>
        </table:table-row>
        <table:table-row table:style-name="ro1">
          <table:table-cell table:style-name="ce1" office:value-type="string">
            <text:p>Mercado do Bolhão</text:p>
          </table:table-cell>
          <table:table-cell table:style-name="ce1" office:value-type="string">
            <text:p>R. Formosa 322, 4000-248 Porto, Portugal</text:p>
          </table:table-cell>
          <table:table-cell table:style-name="ce1" office:value-type="string">
            <text:p>22 332 6024</text:p>
          </table:table-cell>
        </table:table-row>
        <table:table-row table:style-name="ro1">
          <table:table-cell table:style-name="ce1" office:value-type="string">
            <text:p>Mercado dos Lavradores</text:p>
          </table:table-cell>
          <table:table-cell table:style-name="ce1" office:value-type="string">
            <text:p>Largo dos Lavradores, 9060-158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Mercado dos Lavradores</text:p>
          </table:table-cell>
          <table:table-cell table:style-name="ce1" office:value-type="string">
            <text:p>Largo dos Lavradores, 9060-158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Mercado dos Lavradores</text:p>
          </table:table-cell>
          <table:table-cell table:style-name="ce1" office:value-type="string">
            <text:p>Largo dos Lavradores, 9060-158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Mercado dos Lavradores</text:p>
          </table:table-cell>
          <table:table-cell table:style-name="ce1" office:value-type="string">
            <text:p>Largo dos Lavradores, 9060-158 Funchal, Portugal</text:p>
          </table:table-cell>
          <table:table-cell table:style-name="ce1" office:value-type="string">
            <text:p>291 091 439</text:p>
          </table:table-cell>
        </table:table-row>
        <table:table-row table:style-name="ro1">
          <table:table-cell table:style-name="ce1" office:value-type="string">
            <text:p>Mercado Municipal D. Pedro V</text:p>
          </table:table-cell>
          <table:table-cell table:style-name="ce1" office:value-type="string">
            <text:p>R. Olímpio Nicolau Rui Fernandes 208, 3000-122 Coimbra, Portugal</text:p>
          </table:table-cell>
          <table:table-cell table:style-name="ce1" office:value-type="string">
            <text:p>239 833 385</text:p>
          </table:table-cell>
        </table:table-row>
        <table:table-row table:style-name="ro1">
          <table:table-cell table:style-name="ce1" office:value-type="string">
            <text:p>Mercado Municipal da Falagueira</text:p>
          </table:table-cell>
          <table:table-cell table:style-name="ce1" office:value-type="string">
            <text:p>Pct da Regueira, 2700-709 Amadora, Portugal</text:p>
          </table:table-cell>
          <table:table-cell table:style-name="ce1" office:value-type="string">
            <text:p>21 498 5390</text:p>
          </table:table-cell>
        </table:table-row>
        <table:table-row table:style-name="ro1">
          <table:table-cell table:style-name="ce1" office:value-type="string">
            <text:p>Mercado Municipal da Mina de Água</text:p>
          </table:table-cell>
          <table:table-cell table:style-name="ce1" office:value-type="string">
            <text:p>Av. Gen. Humberto Delgado, 2700-850 Amadora, Portugal</text:p>
          </table:table-cell>
          <table:table-cell table:style-name="ce1" office:value-type="string">
            <text:p>21 493 2035</text:p>
          </table:table-cell>
        </table:table-row>
        <table:table-row table:style-name="ro1">
          <table:table-cell table:style-name="ce1" office:value-type="string">
            <text:p>Mercado Municipal de Benfica</text:p>
          </table:table-cell>
          <table:table-cell table:style-name="ce1" office:value-type="string">
            <text:p>R. João Frederico Ludovice 354, 1500-356 Lisboa, Portugal</text:p>
          </table:table-cell>
          <table:table-cell table:style-name="ce1" office:value-type="string">
            <text:p>21 045 5139</text:p>
          </table:table-cell>
        </table:table-row>
        <table:table-row table:style-name="ro1">
          <table:table-cell table:style-name="ce1" office:value-type="string">
            <text:p>Mercado Orgânico</text:p>
          </table:table-cell>
          <table:table-cell table:style-name="ce1" office:value-type="string">
            <text:p>Rua de Diu 231, 4150-275 Porto, Portugal</text:p>
          </table:table-cell>
          <table:table-cell table:style-name="ce1" office:value-type="string">
            <text:p>938 043 343</text:p>
          </table:table-cell>
        </table:table-row>
        <table:table-row table:style-name="ro1">
          <table:table-cell table:style-name="ce1" office:value-type="string">
            <text:p>Mercado Sabor Brasil</text:p>
          </table:table-cell>
          <table:table-cell table:style-name="ce1" office:value-type="string">
            <text:p>R. Elias Garcia 382A, 2700-339 Amadora, Portugal</text:p>
          </table:table-cell>
          <table:table-cell table:style-name="ce1" office:value-type="string">
            <text:p>934 124 026</text:p>
          </table:table-cell>
        </table:table-row>
        <table:table-row table:style-name="ro1">
          <table:table-cell table:style-name="ce1" office:value-type="string">
            <text:p>Mercado Território Brasil</text:p>
          </table:table-cell>
          <table:table-cell table:style-name="ce1" office:value-type="string">
            <text:p>R. Direita 69, 3000-153 Coimbra, Portugal</text:p>
          </table:table-cell>
          <table:table-cell table:style-name="ce1" office:value-type="string">
            <text:p>933 690 430</text:p>
          </table:table-cell>
        </table:table-row>
        <table:table-row table:style-name="ro1">
          <table:table-cell table:style-name="ce1" office:value-type="string">
            <text:p>Mercadona</text:p>
          </table:table-cell>
          <table:table-cell table:style-name="ce1" office:value-type="string">
            <text:p>Av. Elísio de Moura 85, Fonte da Cheira, 3030-183 Coimbra, Portugal</text:p>
          </table:table-cell>
          <table:table-cell table:style-name="ce1" office:value-type="string">
            <text:p>239 127 941</text:p>
          </table:table-cell>
        </table:table-row>
        <table:table-row table:style-name="ro1">
          <table:table-cell table:style-name="ce1" office:value-type="string">
            <text:p>Mercadona</text:p>
          </table:table-cell>
          <table:table-cell table:style-name="ce1" office:value-type="string">
            <text:p>Av. Elísio de Moura 85, Fonte da Cheira, 3030-183 Coimbra, Portugal</text:p>
          </table:table-cell>
          <table:table-cell table:style-name="ce1" office:value-type="string">
            <text:p>239 127 941</text:p>
          </table:table-cell>
        </table:table-row>
        <table:table-row table:style-name="ro1">
          <table:table-cell table:style-name="ce1" office:value-type="string">
            <text:p>Mercadona</text:p>
          </table:table-cell>
          <table:table-cell table:style-name="ce1" office:value-type="string">
            <text:p>QUINTA DO ALCAIDE, N18 S/N, 7005-410 Évora, Portugal</text:p>
          </table:table-cell>
          <table:table-cell table:style-name="ce1" office:value-type="string">
            <text:p>266 127 951</text:p>
          </table:table-cell>
        </table:table-row>
        <table:table-row table:style-name="ro1">
          <table:table-cell table:style-name="ce1" office:value-type="string">
            <text:p>Mercadona Tapada das Mercês</text:p>
          </table:table-cell>
          <table:table-cell table:style-name="ce1" office:value-type="string">
            <text:p>Tapada das Mercês, Av. Miguel Torga 10, 2725-563 Algueirão-Mem Martins, Portugal</text:p>
          </table:table-cell>
          <table:table-cell table:style-name="ce1" office:value-type="string">
            <text:p>21 120 2942</text:p>
          </table:table-cell>
        </table:table-row>
        <table:table-row table:style-name="ro1">
          <table:table-cell table:style-name="ce1" office:value-type="string">
            <text:p>Mercearia Green2You</text:p>
          </table:table-cell>
          <table:table-cell table:style-name="ce1" office:value-type="string">
            <text:p>R. Combatentes da Grande Guerra n67 Loja 2, 3030-181 Coimbra, Portugal</text:p>
          </table:table-cell>
          <table:table-cell table:style-name="ce1" office:value-type="string">
            <text:p>912 486 762</text:p>
          </table:table-cell>
        </table:table-row>
        <table:table-row table:style-name="ro1">
          <table:table-cell table:style-name="ce1" office:value-type="string">
            <text:p>Mercearia Green2You</text:p>
          </table:table-cell>
          <table:table-cell table:style-name="ce1" office:value-type="string">
            <text:p>R. Combatentes da Grande Guerra n67 Loja 2, 3030-181 Coimbra, Portugal</text:p>
          </table:table-cell>
          <table:table-cell table:style-name="ce1" office:value-type="string">
            <text:p>912 486 762</text:p>
          </table:table-cell>
        </table:table-row>
        <table:table-row table:style-name="ro1">
          <table:table-cell table:style-name="ce1" office:value-type="string">
            <text:p>Mercer (Portugal) - Recursos Humanos, Lda</text:p>
          </table:table-cell>
          <table:table-cell table:style-name="ce1" office:value-type="string">
            <text:p>R. António Pedro 111, 1150-045 Lisboa, Portugal</text:p>
          </table:table-cell>
          <table:table-cell table:style-name="ce1" office:value-type="string">
            <text:p>21 311 3775</text:p>
          </table:table-cell>
        </table:table-row>
        <table:table-row table:style-name="ro1">
          <table:table-cell table:style-name="ce1" office:value-type="string">
            <text:p>Mercer (Portugal) - Recursos Humanos, Lda</text:p>
          </table:table-cell>
          <table:table-cell table:style-name="ce1" office:value-type="string">
            <text:p>R. António Pedro 111, 1150-045 Lisboa, Portugal</text:p>
          </table:table-cell>
          <table:table-cell table:style-name="ce1" office:value-type="string">
            <text:p>21 311 3775</text:p>
          </table:table-cell>
        </table:table-row>
        <table:table-row table:style-name="ro1">
          <table:table-cell table:style-name="ce1" office:value-type="string">
            <text:p>Meu Super P. 25 Abril (Amadora)</text:p>
          </table:table-cell>
          <table:table-cell table:style-name="ce1" office:value-type="string">
            <text:p>Praça 25 de Abril Nº 2, 2700-850 Amadora, Portugal</text:p>
          </table:table-cell>
          <table:table-cell table:style-name="ce1" office:value-type="string">
            <text:p>21 493 3289</text:p>
          </table:table-cell>
        </table:table-row>
        <table:table-row table:style-name="ro1">
          <table:table-cell table:style-name="ce1" office:value-type="string">
            <text:p>Milho's Bakery</text:p>
          </table:table-cell>
          <table:table-cell table:style-name="ce1" office:value-type="string">
            <text:p>R. do Vale da Ajuda 34, São Martinho, 9000-250 Funchal, Portugal</text:p>
          </table:table-cell>
          <table:table-cell table:style-name="ce1" office:value-type="string">
            <text:p>291 741 311</text:p>
          </table:table-cell>
        </table:table-row>
        <table:table-row table:style-name="ro1">
          <table:table-cell table:style-name="ce1" office:value-type="string">
            <text:p>Milho's Bakery</text:p>
          </table:table-cell>
          <table:table-cell table:style-name="ce1" office:value-type="string">
            <text:p>R. do Vale da Ajuda 34, São Martinho, 9000-250 Funchal, Portugal</text:p>
          </table:table-cell>
          <table:table-cell table:style-name="ce1" office:value-type="string">
            <text:p>291 741 311</text:p>
          </table:table-cell>
        </table:table-row>
        <table:table-row table:style-name="ro1">
          <table:table-cell table:style-name="ce1" office:value-type="string">
            <text:p>Milkshake Madeira</text:p>
          </table:table-cell>
          <table:table-cell table:style-name="ce1" office:value-type="string">
            <text:p>J3WV+PC Praça do Povo, Av. Do Mar, São Martinho, 9000-900 Funchal, Portugal</text:p>
          </table:table-cell>
          <table:table-cell table:style-name="ce1" office:value-type="string">
            <text:p>914 098 614</text:p>
          </table:table-cell>
        </table:table-row>
        <table:table-row table:style-name="ro1">
          <table:table-cell table:style-name="ce1" office:value-type="string">
            <text:p>Milkshake Madeira</text:p>
          </table:table-cell>
          <table:table-cell table:style-name="ce1" office:value-type="string">
            <text:p>J3WV+PC Praça do Povo, Av. Do Mar, São Martinho, 9000-900 Funchal, Portugal</text:p>
          </table:table-cell>
          <table:table-cell table:style-name="ce1" office:value-type="string">
            <text:p>914 098 614</text:p>
          </table:table-cell>
        </table:table-row>
        <table:table-row table:style-name="ro1">
          <table:table-cell table:style-name="ce1" office:value-type="string">
            <text:p>Milouriana - Confectionery and Pastry</text:p>
          </table:table-cell>
          <table:table-cell table:style-name="ce1" office:value-type="string">
            <text:p>Largo Monte de Arcos 93, 4710-300 Braga, Portugal</text:p>
          </table:table-cell>
          <table:table-cell table:style-name="ce1" office:value-type="string">
            <text:p>253 269 280</text:p>
          </table:table-cell>
        </table:table-row>
        <table:table-row table:style-name="ro1">
          <table:table-cell table:style-name="ce1" office:value-type="string">
            <text:p>Mina Doce</text:p>
          </table:table-cell>
          <table:table-cell table:style-name="ce1" office:value-type="string">
            <text:p>Av. Marquês de Pombal 3A, 2700-120 Amadora, Portugal</text:p>
          </table:table-cell>
          <table:table-cell table:style-name="ce1" office:value-type="string">
            <text:p>21 493 9285</text:p>
          </table:table-cell>
        </table:table-row>
        <table:table-row table:style-name="ro1">
          <table:table-cell table:style-name="ce1" office:value-type="string">
            <text:p>Mini Mercado El Chico</text:p>
          </table:table-cell>
          <table:table-cell table:style-name="ce1" office:value-type="string">
            <text:p>R. da Casa Branca 33S Nº 65, São Martinho, 9000-113 Funchal, Portugal</text:p>
          </table:table-cell>
          <table:table-cell table:style-name="ce1" office:value-type="string">
            <text:p>939 758 866</text:p>
          </table:table-cell>
        </table:table-row>
        <table:table-row table:style-name="ro1">
          <table:table-cell table:style-name="ce1" office:value-type="string">
            <text:p>Mini Mercado Triunfo Paraiso</text:p>
          </table:table-cell>
          <table:table-cell table:style-name="ce1" office:value-type="string">
            <text:p>Tv. Henrique Franco Pintor B, 9000-767, São Martinho, 2457-153 Funchal, Portugal</text:p>
          </table:table-cell>
          <table:table-cell table:style-name="ce1" office:value-type="string">
            <text:p>291 636 446</text:p>
          </table:table-cell>
        </table:table-row>
        <table:table-row table:style-name="ro1">
          <table:table-cell table:style-name="ce1" office:value-type="string">
            <text:p>Minipreço</text:p>
          </table:table-cell>
          <table:table-cell table:style-name="ce1" office:value-type="string">
            <text:p>R. do Baluarte s/n, 7005-863 Évora, Portugal</text:p>
          </table:table-cell>
          <table:table-cell table:style-name="ce1" office:value-type="string">
            <text:p>808 200 795</text:p>
          </table:table-cell>
        </table:table-row>
        <table:table-row table:style-name="ro1">
          <table:table-cell table:style-name="ce1" office:value-type="string">
            <text:p>Miosótis</text:p>
          </table:table-cell>
          <table:table-cell table:style-name="ce1" office:value-type="string">
            <text:p>R. Latino Coelho 89A, 1050-134 Lisboa, Portugal</text:p>
          </table:table-cell>
          <table:table-cell table:style-name="ce1" office:value-type="string">
            <text:p>21 136 9849</text:p>
          </table:table-cell>
        </table:table-row>
        <table:table-row table:style-name="ro1">
          <table:table-cell table:style-name="ce1" office:value-type="string">
            <text:p>Miss Brownie</text:p>
          </table:table-cell>
          <table:table-cell table:style-name="ce1" office:value-type="string">
            <text:p>R. Rodrigo Reinel 5A, 1400-325 Lisboa, Portugal</text:p>
          </table:table-cell>
          <table:table-cell table:style-name="ce1" office:value-type="string">
            <text:p>21 580 6018</text:p>
          </table:table-cell>
        </table:table-row>
        <table:table-row table:style-name="ro1">
          <table:table-cell table:style-name="ce1" office:value-type="string">
            <text:p>Modelo Continente Coimbra - Eiras</text:p>
          </table:table-cell>
          <table:table-cell table:style-name="ce1" office:value-type="string">
            <text:p>Retail Park, R. Barca Ribeira de Eiras, 3020-497 Coimbra, Portugal</text:p>
          </table:table-cell>
          <table:table-cell table:style-name="ce1" office:value-type="string">
            <text:p>239 074 004</text:p>
          </table:table-cell>
        </table:table-row>
        <table:table-row table:style-name="ro1">
          <table:table-cell table:style-name="ce1" office:value-type="string">
            <text:p>Modì - Gelateria Italiana</text:p>
          </table:table-cell>
          <table:table-cell table:style-name="ce1" office:value-type="string">
            <text:p>Praça da Cidade do Salvador 296, 4450-096 Matosinhos, Portugal</text:p>
          </table:table-cell>
          <table:table-cell table:style-name="ce1" office:value-type="string">
            <text:p>22 318 6690</text:p>
          </table:table-cell>
        </table:table-row>
        <table:table-row table:style-name="ro1">
          <table:table-cell table:style-name="ce1" office:value-type="string">
            <text:p>Moinho Velho</text:p>
          </table:table-cell>
          <table:table-cell table:style-name="ce1" office:value-type="string">
            <text:p>R. Eng. Jorge Anjinho 7 8, Fonte da Cheira, 3030-482 Coimbra, Portugal</text:p>
          </table:table-cell>
          <table:table-cell table:style-name="ce1" office:value-type="string">
            <text:p>964 793 645</text:p>
          </table:table-cell>
        </table:table-row>
        <table:table-row table:style-name="ro1">
          <table:table-cell table:style-name="ce1" office:value-type="string">
            <text:p>Moinho Velho</text:p>
          </table:table-cell>
          <table:table-cell table:style-name="ce1" office:value-type="string">
            <text:p>R. Eng. Jorge Anjinho 7 8, Fonte da Cheira, 3030-482 Coimbra, Portugal</text:p>
          </table:table-cell>
          <table:table-cell table:style-name="ce1" office:value-type="string">
            <text:p>964 793 645</text:p>
          </table:table-cell>
        </table:table-row>
        <table:table-row table:style-name="ro1">
          <table:table-cell table:style-name="ce1" office:value-type="string">
            <text:p>Moinho Velho Arnado</text:p>
          </table:table-cell>
          <table:table-cell table:style-name="ce1" office:value-type="string">
            <text:p>R. João de Ruão 25, 3000-388 Coimbra, Portugal</text:p>
          </table:table-cell>
          <table:table-cell table:style-name="ce1" office:value-type="string">
            <text:p>239 828 614</text:p>
          </table:table-cell>
        </table:table-row>
        <table:table-row table:style-name="ro1">
          <table:table-cell table:style-name="ce1" office:value-type="string">
            <text:p>Monte Açafrão</text:p>
          </table:table-cell>
          <table:table-cell table:style-name="ce1" office:value-type="string">
            <text:p>Monte Açafrão, 7005-874 Évora, Portugal</text:p>
          </table:table-cell>
          <table:table-cell table:style-name="ce1" office:value-type="string">
            <text:p>936 506 320</text:p>
          </table:table-cell>
        </table:table-row>
        <table:table-row table:style-name="ro1">
          <table:table-cell table:style-name="ce1" office:value-type="string">
            <text:p>MoPI - Modern Portuguese Ideas</text:p>
          </table:table-cell>
          <table:table-cell table:style-name="ce1" office:value-type="string">
            <text:p>Armazém do Mercado, R. Hospital Velho 28 loja C 10, 9060-129 Funchal, Portugal</text:p>
          </table:table-cell>
          <table:table-cell table:style-name="ce1" office:value-type="string">
            <text:p>291 640 650</text:p>
          </table:table-cell>
        </table:table-row>
        <table:table-row table:style-name="ro1">
          <table:table-cell table:style-name="ce1" office:value-type="string">
            <text:p>Mostarda &amp; Chocolate - Cervejaria - Grill</text:p>
          </table:table-cell>
          <table:table-cell table:style-name="ce1" office:value-type="string">
            <text:p>Praça Conde de Agrolongo, 4700-312 Braga, Portugal</text:p>
          </table:table-cell>
          <table:table-cell table:style-name="ce1" office:value-type="string">
            <text:p>253 270 035</text:p>
          </table:table-cell>
        </table:table-row>
        <table:table-row table:style-name="ro1">
          <table:table-cell table:style-name="ce1" office:value-type="string">
            <text:p>Mostarda &amp; Chocolate - Cervejaria - Grill</text:p>
          </table:table-cell>
          <table:table-cell table:style-name="ce1" office:value-type="string">
            <text:p>Praça Conde de Agrolongo, 4700-312 Braga, Portugal</text:p>
          </table:table-cell>
          <table:table-cell table:style-name="ce1" office:value-type="string">
            <text:p>253 270 035</text:p>
          </table:table-cell>
        </table:table-row>
        <table:table-row table:style-name="ro1">
          <table:table-cell table:style-name="ce1" office:value-type="string">
            <text:p>Moza Nuts</text:p>
          </table:table-cell>
          <table:table-cell table:style-name="ce1" office:value-type="string">
            <text:p>7005 Evora, Portugal</text:p>
          </table:table-cell>
          <table:table-cell table:style-name="ce1" office:value-type="string">
            <text:p>266 788 040</text:p>
          </table:table-cell>
        </table:table-row>
        <table:table-row table:style-name="ro1">
          <table:table-cell table:style-name="ce1" office:value-type="string">
            <text:p>Moza Nuts</text:p>
          </table:table-cell>
          <table:table-cell table:style-name="ce1" office:value-type="string">
            <text:p>7005 Evora, Portugal</text:p>
          </table:table-cell>
          <table:table-cell table:style-name="ce1" office:value-type="string">
            <text:p>266 788 040</text:p>
          </table:table-cell>
        </table:table-row>
        <table:table-row table:style-name="ro1">
          <table:table-cell table:style-name="ce1" office:value-type="string">
            <text:p>Mr. Gula</text:p>
          </table:table-cell>
          <table:table-cell table:style-name="ce1" office:value-type="string">
            <text:p>Lufapo Hub, R. Cel. Júlio Veiga Simão S/N 2° andar, 3025-307 Coimbra, Portugal</text:p>
          </table:table-cell>
          <table:table-cell table:style-name="ce1" office:value-type="string">
            <text:p>938 760 959</text:p>
          </table:table-cell>
        </table:table-row>
        <table:table-row table:style-name="ro1">
          <table:table-cell table:style-name="ce1" office:value-type="string">
            <text:p>Mr. Gula</text:p>
          </table:table-cell>
          <table:table-cell table:style-name="ce1" office:value-type="string">
            <text:p>Lufapo Hub, R. Cel. Júlio Veiga Simão S/N 2° andar, 3025-307 Coimbra, Portugal</text:p>
          </table:table-cell>
          <table:table-cell table:style-name="ce1" office:value-type="string">
            <text:p>938 760 959</text:p>
          </table:table-cell>
        </table:table-row>
        <table:table-row table:style-name="ro1">
          <table:table-cell table:style-name="ce1" office:value-type="string">
            <text:p>Mú - Gelato &amp; Caffè</text:p>
          </table:table-cell>
          <table:table-cell table:style-name="ce1" office:value-type="string">
            <text:p>Campo dos Mártires da Pátria 50, 1150-225 Lisboa, Portugal</text:p>
          </table:table-cell>
          <table:table-cell table:style-name="ce1" office:value-type="string">
            <text:p>21 886 1041</text:p>
          </table:table-cell>
        </table:table-row>
        <table:table-row table:style-name="ro1">
          <table:table-cell table:style-name="ce1" office:value-type="string">
            <text:p>Mú - Gelato &amp; Caffè</text:p>
          </table:table-cell>
          <table:table-cell table:style-name="ce1" office:value-type="string">
            <text:p>Campo dos Mártires da Pátria 50, 1150-225 Lisboa, Portugal</text:p>
          </table:table-cell>
          <table:table-cell table:style-name="ce1" office:value-type="string">
            <text:p>21 886 1041</text:p>
          </table:table-cell>
        </table:table-row>
        <table:table-row table:style-name="ro1">
          <table:table-cell table:style-name="ce1" office:value-type="string">
            <text:p>Mú - Gelato &amp; Caffè</text:p>
          </table:table-cell>
          <table:table-cell table:style-name="ce1" office:value-type="string">
            <text:p>Campo dos Mártires da Pátria 50, 1150-225 Lisboa, Portugal</text:p>
          </table:table-cell>
          <table:table-cell table:style-name="ce1" office:value-type="string">
            <text:p>21 886 1041</text:p>
          </table:table-cell>
        </table:table-row>
        <table:table-row table:style-name="ro1">
          <table:table-cell table:style-name="ce1" office:value-type="string">
            <text:p>Mú - Gelato &amp; Caffè</text:p>
          </table:table-cell>
          <table:table-cell table:style-name="ce1" office:value-type="string">
            <text:p>Campo dos Mártires da Pátria 50, 1150-225 Lisboa, Portugal</text:p>
          </table:table-cell>
          <table:table-cell table:style-name="ce1" office:value-type="string">
            <text:p>21 886 1041</text:p>
          </table:table-cell>
        </table:table-row>
        <table:table-row table:style-name="ro1">
          <table:table-cell table:style-name="ce1" office:value-type="string">
            <text:p>Mundo das Tíbias</text:p>
          </table:table-cell>
          <table:table-cell table:style-name="ce1" office:value-type="string">
            <text:p>R. Fernando Castiço n.4, 4700-379 Braga, Portugal</text:p>
          </table:table-cell>
          <table:table-cell table:style-name="ce1" office:value-type="string">
            <text:p>253 187 407</text:p>
          </table:table-cell>
        </table:table-row>
        <table:table-row table:style-name="ro1">
          <table:table-cell table:style-name="ce1" office:value-type="string">
            <text:p>Mundo Verde Jardins</text:p>
          </table:table-cell>
          <table:table-cell table:style-name="ce1" office:value-type="string">
            <text:p>R. Herculano de Carvalho 1, 2720-270 Amadora, Portugal</text:p>
          </table:table-cell>
          <table:table-cell table:style-name="ce1" office:value-type="string">
            <text:p>920 655 135</text:p>
          </table:table-cell>
        </table:table-row>
        <table:table-row table:style-name="ro1">
          <table:table-cell table:style-name="ce1" office:value-type="string">
            <text:p>Municipal market Damaia</text:p>
          </table:table-cell>
          <table:table-cell table:style-name="ce1" office:value-type="string">
            <text:p>Largo Alexandre Gusmão 15B, Damaia, 2720-122 Amadora, Portugal</text:p>
          </table:table-cell>
          <table:table-cell table:style-name="ce1" office:value-type="string">
            <text:p>21 497 0688</text:p>
          </table:table-cell>
        </table:table-row>
        <table:table-row table:style-name="ro1">
          <table:table-cell table:style-name="ce1" office:value-type="string">
            <text:p>My Auchan Elias Garcia</text:p>
          </table:table-cell>
          <table:table-cell table:style-name="ce1" office:value-type="string">
            <text:p>R. Elias Garcia 197, 2700-234 Amad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My Auchan Elias Garcia</text:p>
          </table:table-cell>
          <table:table-cell table:style-name="ce1" office:value-type="string">
            <text:p>R. Elias Garcia 197, 2700-234 Amadora, Portugal</text:p>
          </table:table-cell>
          <table:table-cell table:style-name="ce1" office:value-type="string">
            <text:p>21 040 3270</text:p>
          </table:table-cell>
        </table:table-row>
        <table:table-row table:style-name="ro1">
          <table:table-cell table:style-name="ce1" office:value-type="string">
            <text:p>MyForce Coimbra</text:p>
          </table:table-cell>
          <table:table-cell table:style-name="ce1" office:value-type="string">
            <text:p>Posto Galp. Rotunda de Fucoli, Ribeira de Coselhas, Circular Externa de Coimbra, 3000-125 Coimbra, Portugal</text:p>
          </table:table-cell>
          <table:table-cell table:style-name="ce1" office:value-type="string">
            <text:p>239 496 541</text:p>
          </table:table-cell>
        </table:table-row>
        <table:table-row table:style-name="ro1">
          <table:table-cell table:style-name="ce1" office:value-type="string">
            <text:p>MyForce Eiras - Coimbra</text:p>
          </table:table-cell>
          <table:table-cell table:style-name="ce1" office:value-type="string">
            <text:p>Lugar das Barcas, Ribeira de Eiras, 3020-438 Coimbra, Portugal</text:p>
          </table:table-cell>
          <table:table-cell table:style-name="ce1" office:value-type="string">
            <text:p>239 430 576</text:p>
          </table:table-cell>
        </table:table-row>
        <table:table-row table:style-name="ro1">
          <table:table-cell table:style-name="ce1" office:value-type="string">
            <text:p>MyForce Vale das Flores - Coimbra</text:p>
          </table:table-cell>
          <table:table-cell table:style-name="ce1" office:value-type="string">
            <text:p>POSTO GALP, 3030-216 Coimbra, Portugal</text:p>
          </table:table-cell>
          <table:table-cell table:style-name="ce1" office:value-type="string">
            <text:p>239 095 475</text:p>
          </table:table-cell>
        </table:table-row>
        <table:table-row table:style-name="ro1">
          <table:table-cell table:style-name="ce1" office:value-type="string">
            <text:p>MYiCED Braga</text:p>
          </table:table-cell>
          <table:table-cell table:style-name="ce1" office:value-type="string">
            <text:p>Pça Santa Barbara 3, 4700-314 Braga, Portugal</text:p>
          </table:table-cell>
          <table:table-cell table:style-name="ce1" office:value-type="string">
            <text:p>253 267 130</text:p>
          </table:table-cell>
        </table:table-row>
        <table:table-row table:style-name="ro1">
          <table:table-cell table:style-name="ce1" office:value-type="string">
            <text:p>myMiniMIX Amadora</text:p>
          </table:table-cell>
          <table:table-cell table:style-name="ce1" office:value-type="string">
            <text:p>R. António Correia 7A, 2700-535 Amadora, Portugal</text:p>
          </table:table-cell>
          <table:table-cell table:style-name="ce1" office:value-type="string">
            <text:p>21 594 6286</text:p>
          </table:table-cell>
        </table:table-row>
        <table:table-row table:style-name="ro1">
          <table:table-cell table:style-name="ce1" office:value-type="string">
            <text:p>myMiniMIX Arroios</text:p>
          </table:table-cell>
          <table:table-cell table:style-name="ce1" office:value-type="string">
            <text:p>Travessa das Freiras a Arroios Nº 2 2A, 1100-161 Lisboa, Portugal</text:p>
          </table:table-cell>
          <table:table-cell table:style-name="ce1" office:value-type="string">
            <text:p>21 157 0998</text:p>
          </table:table-cell>
        </table:table-row>
        <table:table-row table:style-name="ro1">
          <table:table-cell table:style-name="ce1" office:value-type="string">
            <text:p>myMiniMIX Lisboa</text:p>
          </table:table-cell>
          <table:table-cell table:style-name="ce1" office:value-type="string">
            <text:p>Av. do Brasil, n.º 90 C, 1700-073 Lisboa, Portugal</text:p>
          </table:table-cell>
          <table:table-cell table:style-name="ce1" office:value-type="string">
            <text:p>21 795 1184</text:p>
          </table:table-cell>
        </table:table-row>
        <table:table-row table:style-name="ro1">
          <table:table-cell table:style-name="ce1" office:value-type="string">
            <text:p>Myriad Cristal Center</text:p>
          </table:table-cell>
          <table:table-cell table:style-name="ce1" office:value-type="string">
            <text:p>Av. Boa Esperança 40101A, 1990-305 Lisboa, Portugal</text:p>
          </table:table-cell>
          <table:table-cell table:style-name="ce1" office:value-type="string">
            <text:p>21 110 7600</text:p>
          </table:table-cell>
        </table:table-row>
        <table:table-row table:style-name="ro1">
          <table:table-cell table:style-name="ce1" office:value-type="string">
            <text:p>Nah Cakes</text:p>
          </table:table-cell>
          <table:table-cell table:style-name="ce1" office:value-type="string">
            <text:p>Rua dos Oleiros 28, 3000-302 Coimbra, Portugal</text:p>
          </table:table-cell>
          <table:table-cell table:style-name="ce1" office:value-type="string">
            <text:p>936 492 721</text:p>
          </table:table-cell>
        </table:table-row>
        <table:table-row table:style-name="ro1">
          <table:table-cell table:style-name="ce1" office:value-type="string">
            <text:p>Nah Cakes</text:p>
          </table:table-cell>
          <table:table-cell table:style-name="ce1" office:value-type="string">
            <text:p>Rua dos Oleiros 28, 3000-302 Coimbra, Portugal</text:p>
          </table:table-cell>
          <table:table-cell table:style-name="ce1" office:value-type="string">
            <text:p>936 492 721</text:p>
          </table:table-cell>
        </table:table-row>
        <table:table-row table:style-name="ro1">
          <table:table-cell table:style-name="ce1" office:value-type="string">
            <text:p>Nannarella</text:p>
          </table:table-cell>
          <table:table-cell table:style-name="ce1" office:value-type="string">
            <text:p>R. Nova da Piedade 64A, 1200-299 Lisboa, Portugal</text:p>
          </table:table-cell>
          <table:table-cell table:style-name="ce1" office:value-type="string">
            <text:p>926 878 553</text:p>
          </table:table-cell>
        </table:table-row>
        <table:table-row table:style-name="ro1">
          <table:table-cell table:style-name="ce1" office:value-type="string">
            <text:p>Nannarella</text:p>
          </table:table-cell>
          <table:table-cell table:style-name="ce1" office:value-type="string">
            <text:p>R. Nova da Piedade 64A, 1200-299 Lisboa, Portugal</text:p>
          </table:table-cell>
          <table:table-cell table:style-name="ce1" office:value-type="string">
            <text:p>926 878 553</text:p>
          </table:table-cell>
        </table:table-row>
        <table:table-row table:style-name="ro1">
          <table:table-cell table:style-name="ce1" office:value-type="string">
            <text:p>Nannarella</text:p>
          </table:table-cell>
          <table:table-cell table:style-name="ce1" office:value-type="string">
            <text:p>R. Nova da Piedade 64A, 1200-299 Lisboa, Portugal</text:p>
          </table:table-cell>
          <table:table-cell table:style-name="ce1" office:value-type="string">
            <text:p>926 878 553</text:p>
          </table:table-cell>
        </table:table-row>
        <table:table-row table:style-name="ro1">
          <table:table-cell table:style-name="ce1" office:value-type="string">
            <text:p>Nannarella</text:p>
          </table:table-cell>
          <table:table-cell table:style-name="ce1" office:value-type="string">
            <text:p>R. Nova da Piedade 64A, 1200-299 Lisboa, Portugal</text:p>
          </table:table-cell>
          <table:table-cell table:style-name="ce1" office:value-type="string">
            <text:p>926 878 553</text:p>
          </table:table-cell>
        </table:table-row>
        <table:table-row table:style-name="ro1">
          <table:table-cell table:style-name="ce1" office:value-type="string">
            <text:p>Nata 7 - Fernão</text:p>
          </table:table-cell>
          <table:table-cell table:style-name="ce1" office:value-type="string">
            <text:p>Rua Dr. Fernão de Ornelas 60, 9000-057 Funchal, Portugal</text:p>
          </table:table-cell>
          <table:table-cell table:style-name="ce1" office:value-type="string">
            <text:p>926 775 772</text:p>
          </table:table-cell>
        </table:table-row>
        <table:table-row table:style-name="ro1">
          <table:table-cell table:style-name="ce1" office:value-type="string">
            <text:p>NATA Lisboa - Évora Giraldo - Pastel de Nata</text:p>
          </table:table-cell>
          <table:table-cell table:style-name="ce1" office:value-type="string">
            <text:p>R. da República 15, 7000-656 Évora, Portugal</text:p>
          </table:table-cell>
          <table:table-cell table:style-name="ce1" office:value-type="string">
            <text:p>926 140 600</text:p>
          </table:table-cell>
        </table:table-row>
        <table:table-row table:style-name="ro1">
          <table:table-cell table:style-name="ce1" office:value-type="string">
            <text:p>NATA Lisboa - Évora Giraldo - Pastel de Nata</text:p>
          </table:table-cell>
          <table:table-cell table:style-name="ce1" office:value-type="string">
            <text:p>R. da República 15, 7000-656 Évora, Portugal</text:p>
          </table:table-cell>
          <table:table-cell table:style-name="ce1" office:value-type="string">
            <text:p>926 140 600</text:p>
          </table:table-cell>
        </table:table-row>
        <table:table-row table:style-name="ro1">
          <table:table-cell table:style-name="ce1" office:value-type="string">
            <text:p>NATA Lisboa - Évora Giraldo - Pastel de Nata</text:p>
          </table:table-cell>
          <table:table-cell table:style-name="ce1" office:value-type="string">
            <text:p>R. da República 15, 7000-656 Évora, Portugal</text:p>
          </table:table-cell>
          <table:table-cell table:style-name="ce1" office:value-type="string">
            <text:p>926 140 600</text:p>
          </table:table-cell>
        </table:table-row>
        <table:table-row table:style-name="ro1">
          <table:table-cell table:style-name="ce1" office:value-type="string">
            <text:p>NATA Lisboa - Évora Giraldo - Pastel de Nata</text:p>
          </table:table-cell>
          <table:table-cell table:style-name="ce1" office:value-type="string">
            <text:p>R. da República 15, 7000-656 Évora, Portugal</text:p>
          </table:table-cell>
          <table:table-cell table:style-name="ce1" office:value-type="string">
            <text:p>926 140 600</text:p>
          </table:table-cell>
        </table:table-row>
        <table:table-row table:style-name="ro1">
          <table:table-cell table:style-name="ce1" office:value-type="string">
            <text:p>NATA Lisboa - Évora Giraldo - Pastel de Nata</text:p>
          </table:table-cell>
          <table:table-cell table:style-name="ce1" office:value-type="string">
            <text:p>R. da República 15, 7000-656 Évora, Portugal</text:p>
          </table:table-cell>
          <table:table-cell table:style-name="ce1" office:value-type="string">
            <text:p>926 140 600</text:p>
          </table:table-cell>
        </table:table-row>
        <table:table-row table:style-name="ro1">
          <table:table-cell table:style-name="ce1" office:value-type="string">
            <text:p>Natsu Evora</text:p>
          </table:table-cell>
          <table:table-cell table:style-name="ce1" office:value-type="string">
            <text:p>PT, R. Romão Ramalho 15, 7000-669 Évora, Portugal</text:p>
          </table:table-cell>
          <table:table-cell table:style-name="ce1" office:value-type="string">
            <text:p>266 708 757</text:p>
          </table:table-cell>
        </table:table-row>
        <table:table-row table:style-name="ro1">
          <table:table-cell table:style-name="ce1" office:value-type="string">
            <text:p>Natur House</text:p>
          </table:table-cell>
          <table:table-cell table:style-name="ce1" office:value-type="string">
            <text:p>R. do Bom Jesus 6, 9050-028 Funchal, Portugal</text:p>
          </table:table-cell>
          <table:table-cell table:style-name="ce1" office:value-type="string">
            <text:p>291 221 371</text:p>
          </table:table-cell>
        </table:table-row>
        <table:table-row table:style-name="ro1">
          <table:table-cell table:style-name="ce1" office:value-type="string">
            <text:p>NaturÉvora</text:p>
          </table:table-cell>
          <table:table-cell table:style-name="ce1" office:value-type="string">
            <text:p>R. da República 97, 7000-656 Évora, Portugal</text:p>
          </table:table-cell>
          <table:table-cell table:style-name="ce1" office:value-type="string">
            <text:p>965 437 206</text:p>
          </table:table-cell>
        </table:table-row>
        <table:table-row table:style-name="ro1">
          <table:table-cell table:style-name="ce1" office:value-type="string">
            <text:p>Naturhigia, Lda</text:p>
          </table:table-cell>
          <table:table-cell table:style-name="ce1" office:value-type="string">
            <text:p>Estrada da Brandoa, Mercado Municipal da Brandoa, Loja 4, 2650-197 Brandoa, Portugal</text:p>
          </table:table-cell>
          <table:table-cell table:style-name="ce1" office:value-type="string">
            <text:p>21 130 0170</text:p>
          </table:table-cell>
        </table:table-row>
        <table:table-row table:style-name="ro1">
          <table:table-cell table:style-name="ce1" office:value-type="string">
            <text:p>Naturhigia, Lda</text:p>
          </table:table-cell>
          <table:table-cell table:style-name="ce1" office:value-type="string">
            <text:p>Estrada da Brandoa, Mercado Municipal da Brandoa, Loja 4, 2650-197 Brandoa, Portugal</text:p>
          </table:table-cell>
          <table:table-cell table:style-name="ce1" office:value-type="string">
            <text:p>21 130 0170</text:p>
          </table:table-cell>
        </table:table-row>
        <table:table-row table:style-name="ro1">
          <table:table-cell table:style-name="ce1" office:value-type="string">
            <text:p>Nivà Cremeria Gelateria Italiana</text:p>
          </table:table-cell>
          <table:table-cell table:style-name="ce1" office:value-type="string">
            <text:p>R. da Escola Politécnica 41, 1250-099 Lisboa, Portugal</text:p>
          </table:table-cell>
          <table:table-cell table:style-name="ce1" office:value-type="string">
            <text:p>21 151 5128</text:p>
          </table:table-cell>
        </table:table-row>
        <table:table-row table:style-name="ro1">
          <table:table-cell table:style-name="ce1" office:value-type="string">
            <text:p>Nivà Cremeria Gelateria Italiana</text:p>
          </table:table-cell>
          <table:table-cell table:style-name="ce1" office:value-type="string">
            <text:p>R. da Escola Politécnica 41, 1250-099 Lisboa, Portugal</text:p>
          </table:table-cell>
          <table:table-cell table:style-name="ce1" office:value-type="string">
            <text:p>21 151 5128</text:p>
          </table:table-cell>
        </table:table-row>
        <table:table-row table:style-name="ro1">
          <table:table-cell table:style-name="ce1" office:value-type="string">
            <text:p>Nivà Cremeria Gelateria Italiana</text:p>
          </table:table-cell>
          <table:table-cell table:style-name="ce1" office:value-type="string">
            <text:p>R. da Escola Politécnica 41, 1250-099 Lisboa, Portugal</text:p>
          </table:table-cell>
          <table:table-cell table:style-name="ce1" office:value-type="string">
            <text:p>21 151 5128</text:p>
          </table:table-cell>
        </table:table-row>
        <table:table-row table:style-name="ro1">
          <table:table-cell table:style-name="ce1" office:value-type="string">
            <text:p>Nivà Cremeria Gelateria Italiana</text:p>
          </table:table-cell>
          <table:table-cell table:style-name="ce1" office:value-type="string">
            <text:p>R. da Escola Politécnica 41, 1250-099 Lisboa, Portugal</text:p>
          </table:table-cell>
          <table:table-cell table:style-name="ce1" office:value-type="string">
            <text:p>21 151 5128</text:p>
          </table:table-cell>
        </table:table-row>
        <table:table-row table:style-name="ro1">
          <table:table-cell table:style-name="ce1" office:value-type="string">
            <text:p>Nivà Cremeria Gelateria Italiana</text:p>
          </table:table-cell>
          <table:table-cell table:style-name="ce1" office:value-type="string">
            <text:p>R. da Escola Politécnica 41, 1250-099 Lisboa, Portugal</text:p>
          </table:table-cell>
          <table:table-cell table:style-name="ce1" office:value-type="string">
            <text:p>21 151 5128</text:p>
          </table:table-cell>
        </table:table-row>
        <table:table-row table:style-name="ro1">
          <table:table-cell table:style-name="ce1" office:value-type="string">
            <text:p>Noobai - Rooftop Bar e Restaurante</text:p>
          </table:table-cell>
          <table:table-cell table:style-name="ce1" office:value-type="string">
            <text:p>Coordenadas 38.70958301476143, -9.147937875251364, Miradouro de Santa Catarina S/N (Adamastor, 1200-401 Lisboa, Portugal</text:p>
          </table:table-cell>
          <table:table-cell table:style-name="ce1" office:value-type="string">
            <text:p>932 535 434</text:p>
          </table:table-cell>
        </table:table-row>
        <table:table-row table:style-name="ro1">
          <table:table-cell table:style-name="ce1" office:value-type="string">
            <text:p>Norauto Forum Coimbra</text:p>
          </table:table-cell>
          <table:table-cell table:style-name="ce1" office:value-type="string">
            <text:p>Av. José Bonifácio de Andrade e Silva 3, 3040-389 Coimbra, Portugal</text:p>
          </table:table-cell>
          <table:table-cell table:style-name="ce1" office:value-type="string">
            <text:p>239 102 001</text:p>
          </table:table-cell>
        </table:table-row>
        <table:table-row table:style-name="ro1">
          <table:table-cell table:style-name="ce1" office:value-type="string">
            <text:p>Nortécnica Coimbra</text:p>
          </table:table-cell>
          <table:table-cell table:style-name="ce1" office:value-type="string">
            <text:p>R. Pragueira 33, 3020-185 Coimbra, Portugal</text:p>
          </table:table-cell>
          <table:table-cell table:style-name="ce1" office:value-type="string">
            <text:p>239 433 110</text:p>
          </table:table-cell>
        </table:table-row>
        <table:table-row table:style-name="ro1">
          <table:table-cell table:style-name="ce1" office:value-type="string">
            <text:p>Nós é mais bolos</text:p>
          </table:table-cell>
          <table:table-cell table:style-name="ce1" office:value-type="string">
            <text:p>Av. 24 de Julho 50, 1200-109 Lisboa, Portugal</text:p>
          </table:table-cell>
          <table:table-cell table:style-name="ce1" office:value-type="string">
            <text:p>934 825 753</text:p>
          </table:table-cell>
        </table:table-row>
        <table:table-row table:style-name="ro1">
          <table:table-cell table:style-name="ce1" office:value-type="string">
            <text:p>Nós é mais bolos</text:p>
          </table:table-cell>
          <table:table-cell table:style-name="ce1" office:value-type="string">
            <text:p>Av. 24 de Julho 50, 1200-109 Lisboa, Portugal</text:p>
          </table:table-cell>
          <table:table-cell table:style-name="ce1" office:value-type="string">
            <text:p>934 825 753</text:p>
          </table:table-cell>
        </table:table-row>
        <table:table-row table:style-name="ro1">
          <table:table-cell table:style-name="ce1" office:value-type="string">
            <text:p>Nós e Tranças</text:p>
          </table:table-cell>
          <table:table-cell table:style-name="ce1" office:value-type="string">
            <text:p>R. 4 de Infantaria 83A, 1350-270 Lisboa, Portugal</text:p>
          </table:table-cell>
          <table:table-cell table:style-name="ce1" office:value-type="string">
            <text:p>934 452 969</text:p>
          </table:table-cell>
        </table:table-row>
        <table:table-row table:style-name="ro1">
          <table:table-cell table:style-name="ce1" office:value-type="string">
            <text:p>Nostra Confeitaria</text:p>
          </table:table-cell>
          <table:table-cell table:style-name="ce1" office:value-type="string">
            <text:p>Av. Dr. Dias da Silva 186 Loja 1, Celas, 3000-135 Coimbra, Portugal</text:p>
          </table:table-cell>
          <table:table-cell table:style-name="ce1" office:value-type="string">
            <text:p>239 197 706</text:p>
          </table:table-cell>
        </table:table-row>
        <table:table-row table:style-name="ro1">
          <table:table-cell table:style-name="ce1" office:value-type="string">
            <text:p>Nostra Confeitaria</text:p>
          </table:table-cell>
          <table:table-cell table:style-name="ce1" office:value-type="string">
            <text:p>Av. Dr. Dias da Silva 186 Loja 1, Celas, 3000-135 Coimbra, Portugal</text:p>
          </table:table-cell>
          <table:table-cell table:style-name="ce1" office:value-type="string">
            <text:p>239 197 706</text:p>
          </table:table-cell>
        </table:table-row>
        <table:table-row table:style-name="ro1">
          <table:table-cell table:style-name="ce1" office:value-type="string">
            <text:p>Nostra Confeitaria</text:p>
          </table:table-cell>
          <table:table-cell table:style-name="ce1" office:value-type="string">
            <text:p>Av. Dr. Dias da Silva 186 Loja 1, Celas, 3000-135 Coimbra, Portugal</text:p>
          </table:table-cell>
          <table:table-cell table:style-name="ce1" office:value-type="string">
            <text:p>239 197 706</text:p>
          </table:table-cell>
        </table:table-row>
        <table:table-row table:style-name="ro1">
          <table:table-cell table:style-name="ce1" office:value-type="string">
            <text:p>Nostra Confeitaria</text:p>
          </table:table-cell>
          <table:table-cell table:style-name="ce1" office:value-type="string">
            <text:p>Av. Dr. Dias da Silva 186 Loja 1, Celas, 3000-135 Coimbra, Portugal</text:p>
          </table:table-cell>
          <table:table-cell table:style-name="ce1" office:value-type="string">
            <text:p>239 197 706</text:p>
          </table:table-cell>
        </table:table-row>
        <table:table-row table:style-name="ro1">
          <table:table-cell table:style-name="ce1" office:value-type="string">
            <text:p>Nova Agricola de Braga, Lda</text:p>
          </table:table-cell>
          <table:table-cell table:style-name="ce1" office:value-type="string">
            <text:p>Av. da Liberdade 503, 4710-251 Braga, Portugal</text:p>
          </table:table-cell>
          <table:table-cell table:style-name="ce1" office:value-type="string">
            <text:p>253 217 551</text:p>
          </table:table-cell>
        </table:table-row>
        <table:table-row table:style-name="ro1">
          <table:table-cell table:style-name="ce1" office:value-type="string">
            <text:p>Nova Pequim</text:p>
          </table:table-cell>
          <table:table-cell table:style-name="ce1" office:value-type="string">
            <text:p>Av. República 64, 1050-197 Lisboa, Portugal</text:p>
          </table:table-cell>
          <table:table-cell table:style-name="ce1" office:value-type="string">
            <text:p>926 722 722</text:p>
          </table:table-cell>
        </table:table-row>
        <table:table-row table:style-name="ro1">
          <table:table-cell table:style-name="ce1" office:value-type="string">
            <text:p>Nova Real Pastry Shop</text:p>
          </table:table-cell>
          <table:table-cell table:style-name="ce1" office:value-type="string">
            <text:p>R. da Prelada 132, 4250-375 Porto, Portugal</text:p>
          </table:table-cell>
          <table:table-cell table:style-name="ce1" office:value-type="string">
            <text:p>22 830 3935</text:p>
          </table:table-cell>
        </table:table-row>
        <table:table-row table:style-name="ro1">
          <table:table-cell table:style-name="ce1" office:value-type="string">
            <text:p>Nova Real Pastry Shop</text:p>
          </table:table-cell>
          <table:table-cell table:style-name="ce1" office:value-type="string">
            <text:p>R. da Prelada 132, 4250-375 Porto, Portugal</text:p>
          </table:table-cell>
          <table:table-cell table:style-name="ce1" office:value-type="string">
            <text:p>22 830 3935</text:p>
          </table:table-cell>
        </table:table-row>
        <table:table-row table:style-name="ro1">
          <table:table-cell table:style-name="ce1" office:value-type="string">
            <text:p>Novo Pomar</text:p>
          </table:table-cell>
          <table:table-cell table:style-name="ce1" office:value-type="string">
            <text:p>R. Paulo Quintela 4, 3030-193 Coimbra, Portugal</text:p>
          </table:table-cell>
          <table:table-cell table:style-name="ce1" office:value-type="string">
            <text:p>239 705 531</text:p>
          </table:table-cell>
        </table:table-row>
        <table:table-row table:style-name="ro1">
          <table:table-cell table:style-name="ce1" office:value-type="string">
            <text:p>Noz - Consultoria Lda.</text:p>
          </table:table-cell>
          <table:table-cell table:style-name="ce1" office:value-type="string">
            <text:p>R. Santa Isabel 152 3 Esq, 1250-243 Lisboa, Portugal</text:p>
          </table:table-cell>
          <table:table-cell table:style-name="ce1" office:value-type="string">
            <text:p>21 245 8610</text:p>
          </table:table-cell>
        </table:table-row>
        <table:table-row table:style-name="ro1">
          <table:table-cell table:style-name="ce1" office:value-type="string">
            <text:p>NOZ Arquitectura</text:p>
          </table:table-cell>
          <table:table-cell table:style-name="ce1" office:value-type="string">
            <text:p>Tv. Recolhidas 14A, 1150-276 Lisboa, Portugal</text:p>
          </table:table-cell>
          <table:table-cell table:style-name="ce1" office:value-type="string">
            <text:p>21 601 5522</text:p>
          </table:table-cell>
        </table:table-row>
        <table:table-row table:style-name="ro1">
          <table:table-cell table:style-name="ce1" office:value-type="string">
            <text:p>Nut Braga</text:p>
          </table:table-cell>
          <table:table-cell table:style-name="ce1" office:value-type="string">
            <text:p>R. do Souto 135, 4705-329 Braga, Portugal</text:p>
          </table:table-cell>
          <table:table-cell table:style-name="ce1" office:value-type="string">
            <text:p>253 263 085</text:p>
          </table:table-cell>
        </table:table-row>
        <table:table-row table:style-name="ro1">
          <table:table-cell table:style-name="ce1" office:value-type="string">
            <text:p>Nut Braga</text:p>
          </table:table-cell>
          <table:table-cell table:style-name="ce1" office:value-type="string">
            <text:p>R. do Souto 135, 4705-329 Braga, Portugal</text:p>
          </table:table-cell>
          <table:table-cell table:style-name="ce1" office:value-type="string">
            <text:p>253 263 085</text:p>
          </table:table-cell>
        </table:table-row>
        <table:table-row table:style-name="ro1">
          <table:table-cell table:style-name="ce1" office:value-type="string">
            <text:p>Nut Braga</text:p>
          </table:table-cell>
          <table:table-cell table:style-name="ce1" office:value-type="string">
            <text:p>R. do Souto 135, 4705-329 Braga, Portugal</text:p>
          </table:table-cell>
          <table:table-cell table:style-name="ce1" office:value-type="string">
            <text:p>253 263 085</text:p>
          </table:table-cell>
        </table:table-row>
        <table:table-row table:style-name="ro1">
          <table:table-cell table:style-name="ce1" office:value-type="string">
            <text:p>Nutriboty Europa</text:p>
          </table:table-cell>
          <table:table-cell table:style-name="ce1" office:value-type="string">
            <text:p>Estrada da Ponte, Av. Q.ta Grande 2, 2610-141 Amadora, Portugal</text:p>
          </table:table-cell>
          <table:table-cell table:style-name="ce1" office:value-type="string">
            <text:p>961 616 871</text:p>
          </table:table-cell>
        </table:table-row>
        <table:table-row table:style-name="ro1">
          <table:table-cell table:style-name="ce1" office:value-type="string">
            <text:p>Nutrição a Granel - Loja a Granel em Coimbra</text:p>
          </table:table-cell>
          <table:table-cell table:style-name="ce1" office:value-type="string">
            <text:p>R. Armando de Sousa 16, 3030-403 Coimbra, Portugal</text:p>
          </table:table-cell>
          <table:table-cell table:style-name="ce1" office:value-type="string">
            <text:p>928 026 386</text:p>
          </table:table-cell>
        </table:table-row>
        <table:table-row table:style-name="ro1">
          <table:table-cell table:style-name="ce1" office:value-type="string">
            <text:p>Nutriva - Sede</text:p>
          </table:table-cell>
          <table:table-cell table:style-name="ce1" office:value-type="string">
            <text:p>Parque Empresarial de, Estr. Eiras Lote 6, 3020-265 Coimbra, Portugal</text:p>
          </table:table-cell>
          <table:table-cell table:style-name="ce1" office:value-type="string">
            <text:p>239 497 170</text:p>
          </table:table-cell>
        </table:table-row>
        <table:table-row table:style-name="ro1">
          <table:table-cell table:style-name="ce1" office:value-type="string">
            <text:p>O Caseiro da Terra</text:p>
          </table:table-cell>
          <table:table-cell table:style-name="ce1" office:value-type="string">
            <text:p>Caminho do Engenho Velho 17, São Martinho, 9000-260 Funchal, Portugal</text:p>
          </table:table-cell>
          <table:table-cell table:style-name="ce1" office:value-type="string">
            <text:p>291 102 102</text:p>
          </table:table-cell>
        </table:table-row>
        <table:table-row table:style-name="ro1">
          <table:table-cell table:style-name="ce1" office:value-type="string">
            <text:p>O Combinado</text:p>
          </table:table-cell>
          <table:table-cell table:style-name="ce1" office:value-type="string">
            <text:p>A, R. de Machede 95 A, 7000-864 Évora, Portugal</text:p>
          </table:table-cell>
          <table:table-cell table:style-name="ce1" office:value-type="string">
            <text:p>266 700 627</text:p>
          </table:table-cell>
        </table:table-row>
        <table:table-row table:style-name="ro1">
          <table:table-cell table:style-name="ce1" office:value-type="string">
            <text:p>O Forno - Pastelaria</text:p>
          </table:table-cell>
          <table:table-cell table:style-name="ce1" office:value-type="string">
            <text:p>Av. Santos Mattos 17, 2700-747 Amadora, Portugal</text:p>
          </table:table-cell>
          <table:table-cell table:style-name="ce1" office:value-type="string">
            <text:p>21 494 3420</text:p>
          </table:table-cell>
        </table:table-row>
        <table:table-row table:style-name="ro1">
          <table:table-cell table:style-name="ce1" office:value-type="string">
            <text:p>O Forno - Pastelaria</text:p>
          </table:table-cell>
          <table:table-cell table:style-name="ce1" office:value-type="string">
            <text:p>Av. Santos Mattos 17, 2700-747 Amadora, Portugal</text:p>
          </table:table-cell>
          <table:table-cell table:style-name="ce1" office:value-type="string">
            <text:p>21 494 3420</text:p>
          </table:table-cell>
        </table:table-row>
        <table:table-row table:style-name="ro1">
          <table:table-cell table:style-name="ce1" office:value-type="string">
            <text:p>O Javali</text:p>
          </table:table-cell>
          <table:table-cell table:style-name="ce1" office:value-type="string">
            <text:p>Avenida 5 de Outubro 337, 1600-036 Lisboa, Portugal</text:p>
          </table:table-cell>
          <table:table-cell table:style-name="ce1" office:value-type="string">
            <text:p>21 796 5144</text:p>
          </table:table-cell>
        </table:table-row>
        <table:table-row table:style-name="ro1">
          <table:table-cell table:style-name="ce1" office:value-type="string">
            <text:p>O Lisboeta</text:p>
          </table:table-cell>
          <table:table-cell table:style-name="ce1" office:value-type="string">
            <text:p>EmbaiXada, Praça do Príncipe Real 26, 1250-184 Lisboa, Portugal</text:p>
          </table:table-cell>
          <table:table-cell table:style-name="ce1" office:value-type="string">
            <text:p>930 411 309</text:p>
          </table:table-cell>
        </table:table-row>
        <table:table-row table:style-name="ro1">
          <table:table-cell table:style-name="ce1" office:value-type="string">
            <text:p>O Melhor Bolo de Chocolate do Mundo</text:p>
          </table:table-cell>
          <table:table-cell table:style-name="ce1" office:value-type="string">
            <text:p>Avenida da Liberdade, Quiosques Liberdade - Posto 4, Rua das Pretas, 1250-145 Lisboa, Portugal</text:p>
          </table:table-cell>
          <table:table-cell table:style-name="ce1" office:value-type="string">
            <text:p>919 299 242</text:p>
          </table:table-cell>
        </table:table-row>
        <table:table-row table:style-name="ro1">
          <table:table-cell table:style-name="ce1" office:value-type="string">
            <text:p>O Melhor Bolo de Chocolate do Mundo - In Botella Food and Wine</text:p>
          </table:table-cell>
          <table:table-cell table:style-name="ce1" office:value-type="string">
            <text:p>Rua do Padrão 8, 4150-557 Porto, Portugal</text:p>
          </table:table-cell>
          <table:table-cell table:style-name="ce1" office:value-type="string">
            <text:p>910 539 999</text:p>
          </table:table-cell>
        </table:table-row>
        <table:table-row table:style-name="ro1">
          <table:table-cell table:style-name="ce1" office:value-type="string">
            <text:p>O Melhor Bolo de Chocolate do Mundo - In Botella Food and Wine</text:p>
          </table:table-cell>
          <table:table-cell table:style-name="ce1" office:value-type="string">
            <text:p>Rua do Padrão 8, 4150-557 Porto, Portugal</text:p>
          </table:table-cell>
          <table:table-cell table:style-name="ce1" office:value-type="string">
            <text:p>910 539 999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O Melhor Croissant da Minha Rua</text:p>
          </table:table-cell>
          <table:table-cell table:style-name="ce1" office:value-type="string">
            <text:p>Praça 1º de Maio 9, 7000-650 Évora, Portugal</text:p>
          </table:table-cell>
          <table:table-cell table:style-name="ce1" office:value-type="string">
            <text:p>266 708 128</text:p>
          </table:table-cell>
        </table:table-row>
        <table:table-row table:style-name="ro1">
          <table:table-cell table:style-name="ce1" office:value-type="string">
            <text:p>O Templo</text:p>
          </table:table-cell>
          <table:table-cell table:style-name="ce1" office:value-type="string">
            <text:p>R. do Escrivão da Câmara 2B, 7005-524 Évora, Portugal</text:p>
          </table:table-cell>
          <table:table-cell table:style-name="ce1" office:value-type="string">
            <text:p>914 226 808</text:p>
          </table:table-cell>
        </table:table-row>
        <table:table-row table:style-name="ro1">
          <table:table-cell table:style-name="ce1" office:value-type="string">
            <text:p>O Zuca Mercado Brasileiro</text:p>
          </table:table-cell>
          <table:table-cell table:style-name="ce1" office:value-type="string">
            <text:p>Rua da Sofia 90, 3000-389 Coimbra, Portugal</text:p>
          </table:table-cell>
          <table:table-cell table:style-name="ce1" office:value-type="string">
            <text:p>932 684 505</text:p>
          </table:table-cell>
        </table:table-row>
        <table:table-row table:style-name="ro1">
          <table:table-cell table:style-name="ce1" office:value-type="string">
            <text:p>O.Giro Churros &amp; Paninis</text:p>
          </table:table-cell>
          <table:table-cell table:style-name="ce1" office:value-type="string">
            <text:p>Rua da Carreira 77, São Martinho, 9000-042 Funchal, Portugal</text:p>
          </table:table-cell>
          <table:table-cell table:style-name="ce1" office:value-type="string">
            <text:p>291 223 622</text:p>
          </table:table-cell>
        </table:table-row>
        <table:table-row table:style-name="ro1">
          <table:table-cell table:style-name="ce1" office:value-type="string">
            <text:p>O.Giro Churros &amp; Paninis</text:p>
          </table:table-cell>
          <table:table-cell table:style-name="ce1" office:value-type="string">
            <text:p>Rua da Carreira 77, São Martinho, 9000-042 Funchal, Portugal</text:p>
          </table:table-cell>
          <table:table-cell table:style-name="ce1" office:value-type="string">
            <text:p>291 223 622</text:p>
          </table:table-cell>
        </table:table-row>
        <table:table-row table:style-name="ro1">
          <table:table-cell table:style-name="ce1" office:value-type="string">
            <text:p>OAK Food, Beer &amp; Wine</text:p>
          </table:table-cell>
          <table:table-cell table:style-name="ce1" office:value-type="string">
            <text:p>R. de Fernandes Tomás 16, 3000-167 Coimbra, Portugal</text:p>
          </table:table-cell>
          <table:table-cell table:style-name="ce1" office:value-type="string">
            <text:p>912 420 635</text:p>
          </table:table-cell>
        </table:table-row>
        <table:table-row table:style-name="ro1">
          <table:table-cell table:style-name="ce1" office:value-type="string">
            <text:p>OAK Food, Beer &amp; Wine</text:p>
          </table:table-cell>
          <table:table-cell table:style-name="ce1" office:value-type="string">
            <text:p>R. de Fernandes Tomás 16, 3000-167 Coimbra, Portugal</text:p>
          </table:table-cell>
          <table:table-cell table:style-name="ce1" office:value-type="string">
            <text:p>912 420 635</text:p>
          </table:table-cell>
        </table:table-row>
        <table:table-row table:style-name="ro1">
          <table:table-cell table:style-name="ce1" office:value-type="string">
            <text:p>Oculista Cristal de Ouro</text:p>
          </table:table-cell>
          <table:table-cell table:style-name="ce1" office:value-type="string">
            <text:p>Av. República 10 1º-E, 1050-191 Lisboa, Portugal</text:p>
          </table:table-cell>
          <table:table-cell table:style-name="ce1" office:value-type="string">
            <text:p>21 319 0690</text:p>
          </table:table-cell>
        </table:table-row>
        <table:table-row table:style-name="ro1">
          <table:table-cell table:style-name="ce1" office:value-type="string">
            <text:p>Oculista Cristal de Ouro</text:p>
          </table:table-cell>
          <table:table-cell table:style-name="ce1" office:value-type="string">
            <text:p>Rua do Grilo 34, 1950-145 Lisboa, Portugal</text:p>
          </table:table-cell>
          <table:table-cell table:style-name="ce1" office:value-type="string">
            <text:p>21 868 4433</text:p>
          </table:table-cell>
        </table:table-row>
        <table:table-row table:style-name="ro1">
          <table:table-cell table:style-name="ce1" office:value-type="string">
            <text:p>Oh My Dough</text:p>
          </table:table-cell>
          <table:table-cell table:style-name="ce1" office:value-type="string">
            <text:p>R. Queimada Cima 18, São Martinho, 9000-065 Funchal, Portugal</text:p>
          </table:table-cell>
          <table:table-cell table:style-name="ce1" office:value-type="string">
            <text:p>935 830 607</text:p>
          </table:table-cell>
        </table:table-row>
        <table:table-row table:style-name="ro1">
          <table:table-cell table:style-name="ce1" office:value-type="string">
            <text:p>Oh My Dough</text:p>
          </table:table-cell>
          <table:table-cell table:style-name="ce1" office:value-type="string">
            <text:p>R. Queimada Cima 18, São Martinho, 9000-065 Funchal, Portugal</text:p>
          </table:table-cell>
          <table:table-cell table:style-name="ce1" office:value-type="string">
            <text:p>935 830 607</text:p>
          </table:table-cell>
        </table:table-row>
        <table:table-row table:style-name="ro1">
          <table:table-cell table:style-name="ce1" office:value-type="string">
            <text:p>Olá</text:p>
          </table:table-cell>
          <table:table-cell table:style-name="ce1" office:value-type="string">
            <text:p>R. Gen. Humberto Delgado 207-211, Fonte da Cheira, 3030-327 Coimbra, Portugal</text:p>
          </table:table-cell>
          <table:table-cell table:style-name="ce1" office:value-type="string">
            <text:p>938 049 115</text:p>
          </table:table-cell>
        </table:table-row>
        <table:table-row table:style-name="ro1">
          <table:table-cell table:style-name="ce1" office:value-type="string">
            <text:p>Olá</text:p>
          </table:table-cell>
          <table:table-cell table:style-name="ce1" office:value-type="string">
            <text:p>R. Gen. Humberto Delgado 207-211, Fonte da Cheira, 3030-327 Coimbra, Portugal</text:p>
          </table:table-cell>
          <table:table-cell table:style-name="ce1" office:value-type="string">
            <text:p>938 049 115</text:p>
          </table:table-cell>
        </table:table-row>
        <table:table-row table:style-name="ro1">
          <table:table-cell table:style-name="ce1" office:value-type="string">
            <text:p>Opan</text:p>
          </table:table-cell>
          <table:table-cell table:style-name="ce1" office:value-type="string">
            <text:p>R. Maj. Reis Gomes 11, São Martinho, 9000-042 Funchal, Portugal</text:p>
          </table:table-cell>
          <table:table-cell table:style-name="ce1" office:value-type="string">
            <text:p>291 241 503</text:p>
          </table:table-cell>
        </table:table-row>
        <table:table-row table:style-name="ro1">
          <table:table-cell table:style-name="ce1" office:value-type="string">
            <text:p>Opan Forum</text:p>
          </table:table-cell>
          <table:table-cell table:style-name="ce1" office:value-type="string">
            <text:p>Sâo Martinho, São Martinho, 9000-250 Funchal, Portugal</text:p>
          </table:table-cell>
          <table:table-cell table:style-name="ce1" office:value-type="string">
            <text:p>291 761 217</text:p>
          </table:table-cell>
        </table:table-row>
        <table:table-row table:style-name="ro1">
          <table:table-cell table:style-name="ce1" office:value-type="string">
            <text:p>Opan Forum</text:p>
          </table:table-cell>
          <table:table-cell table:style-name="ce1" office:value-type="string">
            <text:p>Sâo Martinho, São Martinho, 9000-250 Funchal, Portugal</text:p>
          </table:table-cell>
          <table:table-cell table:style-name="ce1" office:value-type="string">
            <text:p>291 761 217</text:p>
          </table:table-cell>
        </table:table-row>
        <table:table-row table:style-name="ro1">
          <table:table-cell table:style-name="ce1" office:value-type="string">
            <text:p>Opan Forum</text:p>
          </table:table-cell>
          <table:table-cell table:style-name="ce1" office:value-type="string">
            <text:p>Sâo Martinho, São Martinho, 9000-250 Funchal, Portugal</text:p>
          </table:table-cell>
          <table:table-cell table:style-name="ce1" office:value-type="string">
            <text:p>291 761 217</text:p>
          </table:table-cell>
        </table:table-row>
        <table:table-row table:style-name="ro1">
          <table:table-cell table:style-name="ce1" office:value-type="string">
            <text:p>Oporto Confeitaria</text:p>
          </table:table-cell>
          <table:table-cell table:style-name="ce1" office:value-type="string">
            <text:p>Rua da Alegria 2112, 4200-211 Porto, Portugal</text:p>
          </table:table-cell>
          <table:table-cell table:style-name="ce1" office:value-type="string">
            <text:p>22 502 0666</text:p>
          </table:table-cell>
        </table:table-row>
        <table:table-row table:style-name="ro1">
          <table:table-cell table:style-name="ce1" office:value-type="string">
            <text:p>Oporto Confeitaria</text:p>
          </table:table-cell>
          <table:table-cell table:style-name="ce1" office:value-type="string">
            <text:p>Rua da Alegria 2112, 4200-211 Porto, Portugal</text:p>
          </table:table-cell>
          <table:table-cell table:style-name="ce1" office:value-type="string">
            <text:p>22 502 0666</text:p>
          </table:table-cell>
        </table:table-row>
        <table:table-row table:style-name="ro1">
          <table:table-cell table:style-name="ce1" office:value-type="string">
            <text:p>Organi Chiado</text:p>
          </table:table-cell>
          <table:table-cell table:style-name="ce1" office:value-type="string">
            <text:p>Calçada Nova de São Francisco 2, 1200-300 Lisboa, Portugal</text:p>
          </table:table-cell>
          <table:table-cell table:style-name="ce1" office:value-type="string">
            <text:p>21 606 5121</text:p>
          </table:table-cell>
        </table:table-row>
        <table:table-row table:style-name="ro1">
          <table:table-cell table:style-name="ce1" office:value-type="string">
            <text:p>Organii</text:p>
          </table:table-cell>
          <table:table-cell table:style-name="ce1" office:value-type="string">
            <text:p>Praça do Príncipe Real 26, 1250-096 Lisboa, Portugal</text:p>
          </table:table-cell>
          <table:table-cell table:style-name="ce1" office:value-type="string">
            <text:p>21 012 6207</text:p>
          </table:table-cell>
        </table:table-row>
        <table:table-row table:style-name="ro1">
          <table:table-cell table:style-name="ce1" office:value-type="string">
            <text:p>Organii</text:p>
          </table:table-cell>
          <table:table-cell table:style-name="ce1" office:value-type="string">
            <text:p>Lx Factory, R. Rodrigues de Faria 103, 1300-472 Lisboa, Portugal</text:p>
          </table:table-cell>
          <table:table-cell table:style-name="ce1" office:value-type="string">
            <text:p>21 821 8519</text:p>
          </table:table-cell>
        </table:table-row>
        <table:table-row table:style-name="ro1">
          <table:table-cell table:style-name="ce1" office:value-type="string">
            <text:p>Ottavia Ice cream Factory</text:p>
          </table:table-cell>
          <table:table-cell table:style-name="ce1" office:value-type="string">
            <text:p>Largo do Chafariz, São Martinho, 9000-080 Funchal, Portugal</text:p>
          </table:table-cell>
          <table:table-cell table:style-name="ce1" office:value-type="string">
            <text:p>962 840 666</text:p>
          </table:table-cell>
        </table:table-row>
        <table:table-row table:style-name="ro1">
          <table:table-cell table:style-name="ce1" office:value-type="string">
            <text:p>Ottavia Ice cream Factory</text:p>
          </table:table-cell>
          <table:table-cell table:style-name="ce1" office:value-type="string">
            <text:p>Largo do Chafariz, São Martinho, 9000-080 Funchal, Portugal</text:p>
          </table:table-cell>
          <table:table-cell table:style-name="ce1" office:value-type="string">
            <text:p>962 840 666</text:p>
          </table:table-cell>
        </table:table-row>
        <table:table-row table:style-name="ro1">
          <table:table-cell table:style-name="ce1" office:value-type="string">
            <text:p>Ottavia Ice cream Factory</text:p>
          </table:table-cell>
          <table:table-cell table:style-name="ce1" office:value-type="string">
            <text:p>Largo do Chafariz, São Martinho, 9000-080 Funchal, Portugal</text:p>
          </table:table-cell>
          <table:table-cell table:style-name="ce1" office:value-type="string">
            <text:p>962 840 666</text:p>
          </table:table-cell>
        </table:table-row>
        <table:table-row table:style-name="ro1">
          <table:table-cell table:style-name="ce1" office:value-type="string">
            <text:p>Ottavia Ice cream Factory</text:p>
          </table:table-cell>
          <table:table-cell table:style-name="ce1" office:value-type="string">
            <text:p>Largo do Chafariz, São Martinho, 9000-080 Funchal, Portugal</text:p>
          </table:table-cell>
          <table:table-cell table:style-name="ce1" office:value-type="string">
            <text:p>962 840 666</text:p>
          </table:table-cell>
        </table:table-row>
        <table:table-row table:style-name="ro1">
          <table:table-cell table:style-name="ce1" office:value-type="string">
            <text:p>Padaria Amarelo</text:p>
          </table:table-cell>
          <table:table-cell table:style-name="ce1" office:value-type="string">
            <text:p>R. de Aviz 150, 7000-574 Évora, Portugal</text:p>
          </table:table-cell>
          <table:table-cell table:style-name="ce1" office:value-type="string">
            <text:p>266 771 570</text:p>
          </table:table-cell>
        </table:table-row>
        <table:table-row table:style-name="ro1">
          <table:table-cell table:style-name="ce1" office:value-type="string">
            <text:p>Padaria Amarelo</text:p>
          </table:table-cell>
          <table:table-cell table:style-name="ce1" office:value-type="string">
            <text:p>R. de Aviz 150, 7000-574 Évora, Portugal</text:p>
          </table:table-cell>
          <table:table-cell table:style-name="ce1" office:value-type="string">
            <text:p>266 771 570</text:p>
          </table:table-cell>
        </table:table-row>
        <table:table-row table:style-name="ro1">
          <table:table-cell table:style-name="ce1" office:value-type="string">
            <text:p>Padaria Amarelo</text:p>
          </table:table-cell>
          <table:table-cell table:style-name="ce1" office:value-type="string">
            <text:p>R. de Aviz 150, 7000-574 Évora, Portugal</text:p>
          </table:table-cell>
          <table:table-cell table:style-name="ce1" office:value-type="string">
            <text:p>266 771 570</text:p>
          </table:table-cell>
        </table:table-row>
        <table:table-row table:style-name="ro1">
          <table:table-cell table:style-name="ce1" office:value-type="string">
            <text:p>Padaria Amarelo</text:p>
          </table:table-cell>
          <table:table-cell table:style-name="ce1" office:value-type="string">
            <text:p>R. de Aviz 150, 7000-574 Évora, Portugal</text:p>
          </table:table-cell>
          <table:table-cell table:style-name="ce1" office:value-type="string">
            <text:p>266 771 570</text:p>
          </table:table-cell>
        </table:table-row>
        <table:table-row table:style-name="ro1">
          <table:table-cell table:style-name="ce1" office:value-type="string">
            <text:p>Padaria Arte Antiga</text:p>
          </table:table-cell>
          <table:table-cell table:style-name="ce1" office:value-type="string">
            <text:p>Loja 1: Praça Joaquim António de Aguiar, 33-34 Loja 2:, R. Catarina Eufémia 22, 7000-510 Évora, Portugal</text:p>
          </table:table-cell>
          <table:table-cell table:style-name="ce1" office:value-type="string">
            <text:p>967 351 150</text:p>
          </table:table-cell>
        </table:table-row>
        <table:table-row table:style-name="ro1">
          <table:table-cell table:style-name="ce1" office:value-type="string">
            <text:p>Padaria Arte Antiga</text:p>
          </table:table-cell>
          <table:table-cell table:style-name="ce1" office:value-type="string">
            <text:p>Loja 1: Praça Joaquim António de Aguiar, 33-34 Loja 2:, R. Catarina Eufémia 22, 7000-510 Évora, Portugal</text:p>
          </table:table-cell>
          <table:table-cell table:style-name="ce1" office:value-type="string">
            <text:p>967 351 150</text:p>
          </table:table-cell>
        </table:table-row>
        <table:table-row table:style-name="ro1">
          <table:table-cell table:style-name="ce1" office:value-type="string">
            <text:p>Padaria Arte Antiga</text:p>
          </table:table-cell>
          <table:table-cell table:style-name="ce1" office:value-type="string">
            <text:p>Loja 1: Praça Joaquim António de Aguiar, 33-34 Loja 2:, R. Catarina Eufémia 22, 7000-510 Évora, Portugal</text:p>
          </table:table-cell>
          <table:table-cell table:style-name="ce1" office:value-type="string">
            <text:p>967 351 150</text:p>
          </table:table-cell>
        </table:table-row>
        <table:table-row table:style-name="ro1">
          <table:table-cell table:style-name="ce1" office:value-type="string">
            <text:p>Padaria Arte Antiga</text:p>
          </table:table-cell>
          <table:table-cell table:style-name="ce1" office:value-type="string">
            <text:p>Loja 1: Praça Joaquim António de Aguiar, 33-34 Loja 2:, R. Catarina Eufémia 22, 7000-510 Évora, Portugal</text:p>
          </table:table-cell>
          <table:table-cell table:style-name="ce1" office:value-type="string">
            <text:p>967 351 150</text:p>
          </table:table-cell>
        </table:table-row>
        <table:table-row table:style-name="ro1">
          <table:table-cell table:style-name="ce1" office:value-type="string">
            <text:p>Padaria Arte Antiga</text:p>
          </table:table-cell>
          <table:table-cell table:style-name="ce1" office:value-type="string">
            <text:p>Loja 1: Praça Joaquim António de Aguiar, 33-34 Loja 2:, R. Catarina Eufémia 22, 7000-510 Évora, Portugal</text:p>
          </table:table-cell>
          <table:table-cell table:style-name="ce1" office:value-type="string">
            <text:p>967 351 150</text:p>
          </table:table-cell>
        </table:table-row>
        <table:table-row table:style-name="ro1">
          <table:table-cell table:style-name="ce1" office:value-type="string">
            <text:p>Padaria da Né</text:p>
          </table:table-cell>
          <table:table-cell table:style-name="ce1" office:value-type="string">
            <text:p>R. Carvalho Araújo 7A, Damaia, 2720-081 Amadora, Portugal</text:p>
          </table:table-cell>
          <table:table-cell table:style-name="ce1" office:value-type="string">
            <text:p>933 198 451</text:p>
          </table:table-cell>
        </table:table-row>
        <table:table-row table:style-name="ro1">
          <table:table-cell table:style-name="ce1" office:value-type="string">
            <text:p>Padaria da Né</text:p>
          </table:table-cell>
          <table:table-cell table:style-name="ce1" office:value-type="string">
            <text:p>R. Carvalho Araújo 7A, Damaia, 2720-081 Amadora, Portugal</text:p>
          </table:table-cell>
          <table:table-cell table:style-name="ce1" office:value-type="string">
            <text:p>933 198 451</text:p>
          </table:table-cell>
        </table:table-row>
        <table:table-row table:style-name="ro1">
          <table:table-cell table:style-name="ce1" office:value-type="string">
            <text:p>Padaria da Né - Reboleira</text:p>
          </table:table-cell>
          <table:table-cell table:style-name="ce1" office:value-type="string">
            <text:p>R. do Moinho Velho 1C, 2720-164 Amadora, Portugal</text:p>
          </table:table-cell>
          <table:table-cell table:style-name="ce1" office:value-type="string">
            <text:p>21 801 5652</text:p>
          </table:table-cell>
        </table:table-row>
        <table:table-row table:style-name="ro1">
          <table:table-cell table:style-name="ce1" office:value-type="string">
            <text:p>Padaria da Né - Reboleira</text:p>
          </table:table-cell>
          <table:table-cell table:style-name="ce1" office:value-type="string">
            <text:p>R. do Moinho Velho 1C, 2720-164 Amadora, Portugal</text:p>
          </table:table-cell>
          <table:table-cell table:style-name="ce1" office:value-type="string">
            <text:p>21 801 5652</text:p>
          </table:table-cell>
        </table:table-row>
        <table:table-row table:style-name="ro1">
          <table:table-cell table:style-name="ce1" office:value-type="string">
            <text:p>Padaria da Praceta</text:p>
          </table:table-cell>
          <table:table-cell table:style-name="ce1" office:value-type="string">
            <text:p>Praceta Maria Luísa Caneças 12b lote A, Damaia, 2720-367 Amadora, Portugal</text:p>
          </table:table-cell>
          <table:table-cell table:style-name="ce1" office:value-type="string">
            <text:p>938 186 896</text:p>
          </table:table-cell>
        </table:table-row>
        <table:table-row table:style-name="ro1">
          <table:table-cell table:style-name="ce1" office:value-type="string">
            <text:p>Padaria do Bruno</text:p>
          </table:table-cell>
          <table:table-cell table:style-name="ce1" office:value-type="string">
            <text:p>São Martinho, 9000-250 Funchal, Portugal</text:p>
          </table:table-cell>
          <table:table-cell table:style-name="ce1" office:value-type="string">
            <text:p>291 602 381</text:p>
          </table:table-cell>
        </table:table-row>
        <table:table-row table:style-name="ro1">
          <table:table-cell table:style-name="ce1" office:value-type="string">
            <text:p>Padaria do Bruno</text:p>
          </table:table-cell>
          <table:table-cell table:style-name="ce1" office:value-type="string">
            <text:p>São Martinho, 9000-250 Funchal, Portugal</text:p>
          </table:table-cell>
          <table:table-cell table:style-name="ce1" office:value-type="string">
            <text:p>291 602 381</text:p>
          </table:table-cell>
        </table:table-row>
        <table:table-row table:style-name="ro1">
          <table:table-cell table:style-name="ce1" office:value-type="string">
            <text:p>Padaria do Monte</text:p>
          </table:table-cell>
          <table:table-cell table:style-name="ce1" office:value-type="string">
            <text:p>Estr. dos Marmeleiros 236, Monte, 9050-406 Funchal, Portugal</text:p>
          </table:table-cell>
          <table:table-cell table:style-name="ce1" office:value-type="string">
            <text:p>291 782 859</text:p>
          </table:table-cell>
        </table:table-row>
        <table:table-row table:style-name="ro1">
          <table:table-cell table:style-name="ce1" office:value-type="string">
            <text:p>Padaria do Monte</text:p>
          </table:table-cell>
          <table:table-cell table:style-name="ce1" office:value-type="string">
            <text:p>Estr. dos Marmeleiros 236, Monte, 9050-406 Funchal, Portugal</text:p>
          </table:table-cell>
          <table:table-cell table:style-name="ce1" office:value-type="string">
            <text:p>291 782 859</text:p>
          </table:table-cell>
        </table:table-row>
        <table:table-row table:style-name="ro1">
          <table:table-cell table:style-name="ce1" office:value-type="string">
            <text:p>Padaria e Pastelaria Madalenas</text:p>
          </table:table-cell>
          <table:table-cell table:style-name="ce1" office:value-type="string">
            <text:p>Av. da Madalena nº130 A, 9020-330 Funchal, Portugal</text:p>
          </table:table-cell>
          <table:table-cell table:style-name="ce1" office:value-type="string">
            <text:p>291 742 345</text:p>
          </table:table-cell>
        </table:table-row>
        <table:table-row table:style-name="ro1">
          <table:table-cell table:style-name="ce1" office:value-type="string">
            <text:p>Padaria Mariazinha do Transval</text:p>
          </table:table-cell>
          <table:table-cell table:style-name="ce1" office:value-type="string">
            <text:p>Estr. da Boa Nova 121, 9060-005 Funchal, Portugal</text:p>
          </table:table-cell>
          <table:table-cell table:style-name="ce1" office:value-type="string">
            <text:p>291 106 310</text:p>
          </table:table-cell>
        </table:table-row>
        <table:table-row table:style-name="ro1">
          <table:table-cell table:style-name="ce1" office:value-type="string">
            <text:p>Padaria Mariazinha do Transval</text:p>
          </table:table-cell>
          <table:table-cell table:style-name="ce1" office:value-type="string">
            <text:p>Estr. da Boa Nova 121, 9060-005 Funchal, Portugal</text:p>
          </table:table-cell>
          <table:table-cell table:style-name="ce1" office:value-type="string">
            <text:p>291 106 310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. Conde Carvalhal 125b, 9060-399 Funchal, Portugal</text:p>
          </table:table-cell>
          <table:table-cell table:style-name="ce1" office:value-type="string">
            <text:p>291 220 816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. Conde Carvalhal 125b, 9060-399 Funchal, Portugal</text:p>
          </table:table-cell>
          <table:table-cell table:style-name="ce1" office:value-type="string">
            <text:p>291 220 816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. Conde Carvalhal 125b, 9060-399 Funchal, Portugal</text:p>
          </table:table-cell>
          <table:table-cell table:style-name="ce1" office:value-type="string">
            <text:p>291 220 816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. Conde Carvalhal 125b, 9060-399 Funchal, Portugal</text:p>
          </table:table-cell>
          <table:table-cell table:style-name="ce1" office:value-type="string">
            <text:p>291 220 816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ua de Santa Maria 153, 9060-291 Funchal, Portugal</text:p>
          </table:table-cell>
          <table:table-cell table:style-name="ce1" office:value-type="string">
            <text:p>291 223 973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ua de Santa Maria 153, 9060-291 Funchal, Portugal</text:p>
          </table:table-cell>
          <table:table-cell table:style-name="ce1" office:value-type="string">
            <text:p>291 223 973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ua de Santa Maria 153, 9060-291 Funchal, Portugal</text:p>
          </table:table-cell>
          <table:table-cell table:style-name="ce1" office:value-type="string">
            <text:p>291 223 973</text:p>
          </table:table-cell>
        </table:table-row>
        <table:table-row table:style-name="ro1">
          <table:table-cell table:style-name="ce1" office:value-type="string">
            <text:p>Padaria Pastelaria Mariazinha</text:p>
          </table:table-cell>
          <table:table-cell table:style-name="ce1" office:value-type="string">
            <text:p>Rua de Santa Maria 153, 9060-291 Funchal, Portugal</text:p>
          </table:table-cell>
          <table:table-cell table:style-name="ce1" office:value-type="string">
            <text:p>291 223 973</text:p>
          </table:table-cell>
        </table:table-row>
        <table:table-row table:style-name="ro1">
          <table:table-cell table:style-name="ce1" office:value-type="string">
            <text:p>Padaria Pastelaria Pau de Canela</text:p>
          </table:table-cell>
          <table:table-cell table:style-name="ce1" office:value-type="string">
            <text:p>R. Latino Coelho 10, 9060-155 Funchal, Portugal</text:p>
          </table:table-cell>
          <table:table-cell table:style-name="ce1" office:value-type="string">
            <text:p>291 220 795</text:p>
          </table:table-cell>
        </table:table-row>
        <table:table-row table:style-name="ro1">
          <table:table-cell table:style-name="ce1" office:value-type="string">
            <text:p>Padaria Pastelaria Pau de Canela</text:p>
          </table:table-cell>
          <table:table-cell table:style-name="ce1" office:value-type="string">
            <text:p>R. Latino Coelho 10, 9060-155 Funchal, Portugal</text:p>
          </table:table-cell>
          <table:table-cell table:style-name="ce1" office:value-type="string">
            <text:p>291 220 795</text:p>
          </table:table-cell>
        </table:table-row>
        <table:table-row table:style-name="ro1">
          <table:table-cell table:style-name="ce1" office:value-type="string">
            <text:p>Padaria Pastelaria Sabor E Arte</text:p>
          </table:table-cell>
          <table:table-cell table:style-name="ce1" office:value-type="string">
            <text:p>R. 5 de Outubro 20, 3045-043 Coimbra, Portugal</text:p>
          </table:table-cell>
          <table:table-cell table:style-name="ce1" office:value-type="string">
            <text:p>239 046 398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Estr. da Boa Nova 10, 9060-036 Funchal, Portugal</text:p>
          </table:table-cell>
          <table:table-cell table:style-name="ce1" office:value-type="string">
            <text:p>291 235 679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Estr. da Boa Nova 10, 9060-036 Funchal, Portugal</text:p>
          </table:table-cell>
          <table:table-cell table:style-name="ce1" office:value-type="string">
            <text:p>291 235 679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Tv. do Forno 14, São Martinho, 9000-080 Funchal, Portugal</text:p>
          </table:table-cell>
          <table:table-cell table:style-name="ce1" office:value-type="string">
            <text:p>291 281 099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R. das Virtudes 42, São Martinho, 9000-129 Funchal, Portugal</text:p>
          </table:table-cell>
          <table:table-cell table:style-name="ce1" office:value-type="string">
            <text:p>291 771 518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R. das Virtudes 42, São Martinho, 9000-129 Funchal, Portugal</text:p>
          </table:table-cell>
          <table:table-cell table:style-name="ce1" office:value-type="string">
            <text:p>291 771 518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R. das Virtudes 42, São Martinho, 9000-129 Funchal, Portugal</text:p>
          </table:table-cell>
          <table:table-cell table:style-name="ce1" office:value-type="string">
            <text:p>291 771 518</text:p>
          </table:table-cell>
        </table:table-row>
        <table:table-row table:style-name="ro1">
          <table:table-cell table:style-name="ce1" office:value-type="string">
            <text:p>Padaria Sésamo</text:p>
          </table:table-cell>
          <table:table-cell table:style-name="ce1" office:value-type="string">
            <text:p>R. das Virtudes 42, São Martinho, 9000-129 Funchal, Portugal</text:p>
          </table:table-cell>
          <table:table-cell table:style-name="ce1" office:value-type="string">
            <text:p>291 771 518</text:p>
          </table:table-cell>
        </table:table-row>
        <table:table-row table:style-name="ro1">
          <table:table-cell table:style-name="ce1" office:value-type="string">
            <text:p>Padeirinha da Serra</text:p>
          </table:table-cell>
          <table:table-cell table:style-name="ce1" office:value-type="string">
            <text:p>Estr. Serra da Mira 177 2650, 2650-089 Amadora, Portugal</text:p>
          </table:table-cell>
          <table:table-cell table:style-name="ce1" office:value-type="string">
            <text:p>21 017 7967</text:p>
          </table:table-cell>
        </table:table-row>
        <table:table-row table:style-name="ro1">
          <table:table-cell table:style-name="ce1" office:value-type="string">
            <text:p>Padeirinha da Serra</text:p>
          </table:table-cell>
          <table:table-cell table:style-name="ce1" office:value-type="string">
            <text:p>Estr. Serra da Mira 177 2650, 2650-089 Amadora, Portugal</text:p>
          </table:table-cell>
          <table:table-cell table:style-name="ce1" office:value-type="string">
            <text:p>21 017 7967</text:p>
          </table:table-cell>
        </table:table-row>
        <table:table-row table:style-name="ro1">
          <table:table-cell table:style-name="ce1" office:value-type="string">
            <text:p>Padeirinha da Serra</text:p>
          </table:table-cell>
          <table:table-cell table:style-name="ce1" office:value-type="string">
            <text:p>Estr. Serra da Mira 177 2650, 2650-089 Amadora, Portugal</text:p>
          </table:table-cell>
          <table:table-cell table:style-name="ce1" office:value-type="string">
            <text:p>21 017 7967</text:p>
          </table:table-cell>
        </table:table-row>
        <table:table-row table:style-name="ro1">
          <table:table-cell table:style-name="ce1" office:value-type="string">
            <text:p>Pandeco | Fraldas reutilizáveis e cosméticos naturais.</text:p>
          </table:table-cell>
          <table:table-cell table:style-name="ce1" office:value-type="string">
            <text:p>Tv. da Quinta do Pau, 2700-971 Amadora, Portugal</text:p>
          </table:table-cell>
          <table:table-cell table:style-name="ce1" office:value-type="string">
            <text:p>912 746 422</text:p>
          </table:table-cell>
        </table:table-row>
        <table:table-row table:style-name="ro1">
          <table:table-cell table:style-name="ce1" office:value-type="string">
            <text:p>Pão do Torrão (Évora)</text:p>
          </table:table-cell>
          <table:table-cell table:style-name="ce1" office:value-type="string">
            <text:p>R. do Chafariz Del Rei 9A, 7005-343 Évora, Portugal</text:p>
          </table:table-cell>
          <table:table-cell table:style-name="ce1" office:value-type="string">
            <text:p>266 704 454</text:p>
          </table:table-cell>
        </table:table-row>
        <table:table-row table:style-name="ro1">
          <table:table-cell table:style-name="ce1" office:value-type="string">
            <text:p>Pão e Açúcar</text:p>
          </table:table-cell>
          <table:table-cell table:style-name="ce1" office:value-type="string">
            <text:p>Urbanização Portas De São Miguel 6, 3020-430 Coimbra, Portugal</text:p>
          </table:table-cell>
          <table:table-cell table:style-name="ce1" office:value-type="string">
            <text:p>239 491 205</text:p>
          </table:table-cell>
        </table:table-row>
        <table:table-row table:style-name="ro1">
          <table:table-cell table:style-name="ce1" office:value-type="string">
            <text:p>Pão e Companhia</text:p>
          </table:table-cell>
          <table:table-cell table:style-name="ce1" office:value-type="string">
            <text:p>R. da Ponte Nova 53, 9050-440 Funchal, Portugal</text:p>
          </table:table-cell>
          <table:table-cell table:style-name="ce1" office:value-type="string">
            <text:p>291 227 415</text:p>
          </table:table-cell>
        </table:table-row>
        <table:table-row table:style-name="ro1">
          <table:table-cell table:style-name="ce1" office:value-type="string">
            <text:p>Papelaria Cristal - Alexandrino Rajado &amp; Santos, Lda.</text:p>
          </table:table-cell>
          <table:table-cell table:style-name="ce1" office:value-type="string">
            <text:p>R. Ferreira Borges 41, 3000-180 Coimbra, Portugal</text:p>
          </table:table-cell>
          <table:table-cell table:style-name="ce1" office:value-type="string">
            <text:p>239 823 499</text:p>
          </table:table-cell>
        </table:table-row>
        <table:table-row table:style-name="ro1">
          <table:table-cell table:style-name="ce1" office:value-type="string">
            <text:p>Pasgelpan - Cake Design</text:p>
          </table:table-cell>
          <table:table-cell table:style-name="ce1" office:value-type="string">
            <text:p>Rua da Alegria 148, 4000-043 Porto, Portugal</text:p>
          </table:table-cell>
          <table:table-cell table:style-name="ce1" office:value-type="string">
            <text:p>22 208 4233</text:p>
          </table:table-cell>
        </table:table-row>
        <table:table-row table:style-name="ro1">
          <table:table-cell table:style-name="ce1" office:value-type="string">
            <text:p>Pastelaria Académica</text:p>
          </table:table-cell>
          <table:table-cell table:style-name="ce1" office:value-type="string">
            <text:p>R. da Misericórdia 18, 7000-875 Évora, Portugal</text:p>
          </table:table-cell>
          <table:table-cell table:style-name="ce1" office:value-type="string">
            <text:p>266 702 880</text:p>
          </table:table-cell>
        </table:table-row>
        <table:table-row table:style-name="ro1">
          <table:table-cell table:style-name="ce1" office:value-type="string">
            <text:p>Pastelaria Académica</text:p>
          </table:table-cell>
          <table:table-cell table:style-name="ce1" office:value-type="string">
            <text:p>R. da Misericórdia 18, 7000-875 Évora, Portugal</text:p>
          </table:table-cell>
          <table:table-cell table:style-name="ce1" office:value-type="string">
            <text:p>266 702 880</text:p>
          </table:table-cell>
        </table:table-row>
        <table:table-row table:style-name="ro1">
          <table:table-cell table:style-name="ce1" office:value-type="string">
            <text:p>Pastelaria Académica</text:p>
          </table:table-cell>
          <table:table-cell table:style-name="ce1" office:value-type="string">
            <text:p>R. da Misericórdia 18, 7000-875 Évora, Portugal</text:p>
          </table:table-cell>
          <table:table-cell table:style-name="ce1" office:value-type="string">
            <text:p>266 702 880</text:p>
          </table:table-cell>
        </table:table-row>
        <table:table-row table:style-name="ro1">
          <table:table-cell table:style-name="ce1" office:value-type="string">
            <text:p>Pastelaria Académica</text:p>
          </table:table-cell>
          <table:table-cell table:style-name="ce1" office:value-type="string">
            <text:p>R. da Misericórdia 18, 7000-875 Évora, Portugal</text:p>
          </table:table-cell>
          <table:table-cell table:style-name="ce1" office:value-type="string">
            <text:p>266 702 880</text:p>
          </table:table-cell>
        </table:table-row>
        <table:table-row table:style-name="ro1">
          <table:table-cell table:style-name="ce1" office:value-type="string">
            <text:p>Pastelaria Académica</text:p>
          </table:table-cell>
          <table:table-cell table:style-name="ce1" office:value-type="string">
            <text:p>R. da Misericórdia 18, 7000-875 Évora, Portugal</text:p>
          </table:table-cell>
          <table:table-cell table:style-name="ce1" office:value-type="string">
            <text:p>266 702 880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astelaria Avidoce</text:p>
          </table:table-cell>
          <table:table-cell table:style-name="ce1" office:value-type="string">
            <text:p>R. de Aviz 94, 7000-591 Évora, Portugal</text:p>
          </table:table-cell>
          <table:table-cell table:style-name="ce1" office:value-type="string">
            <text:p>266 709 453</text:p>
          </table:table-cell>
        </table:table-row>
        <table:table-row table:style-name="ro1">
          <table:table-cell table:style-name="ce1" office:value-type="string">
            <text:p>Pastelaria Benard</text:p>
          </table:table-cell>
          <table:table-cell table:style-name="ce1" office:value-type="string">
            <text:p>R. Garrett 104, 1200-205 Lisboa, Portugal</text:p>
          </table:table-cell>
          <table:table-cell table:style-name="ce1" office:value-type="string">
            <text:p>21 347 3133</text:p>
          </table:table-cell>
        </table:table-row>
        <table:table-row table:style-name="ro1">
          <table:table-cell table:style-name="ce1" office:value-type="string">
            <text:p>Pastelaria Caravela</text:p>
          </table:table-cell>
          <table:table-cell table:style-name="ce1" office:value-type="string">
            <text:p>R. Dom Pedro V 133, 4705-348 Braga, Portugal</text:p>
          </table:table-cell>
          <table:table-cell table:style-name="ce1" office:value-type="string">
            <text:p>253 617 858</text:p>
          </table:table-cell>
        </table:table-row>
        <table:table-row table:style-name="ro1">
          <table:table-cell table:style-name="ce1" office:value-type="string">
            <text:p>Pastelaria Careca</text:p>
          </table:table-cell>
          <table:table-cell table:style-name="ce1" office:value-type="string">
            <text:p>R. Duarte Pacheco Pereira 11D, 1440-139 Lisboa, Portugal</text:p>
          </table:table-cell>
          <table:table-cell table:style-name="ce1" office:value-type="string">
            <text:p>21 301 0987</text:p>
          </table:table-cell>
        </table:table-row>
        <table:table-row table:style-name="ro1">
          <table:table-cell table:style-name="ce1" office:value-type="string">
            <text:p>Pastelaria Carina</text:p>
          </table:table-cell>
          <table:table-cell table:style-name="ce1" office:value-type="string">
            <text:p>R. 17 de Setembro 10, 2650 Amadora, Portugal</text:p>
          </table:table-cell>
          <table:table-cell table:style-name="ce1" office:value-type="string">
            <text:p>21 492 2303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Conventual Pão de Rala</text:p>
          </table:table-cell>
          <table:table-cell table:style-name="ce1" office:value-type="string">
            <text:p>R. de Cicioso 47, 7000-658 Évora, Portugal</text:p>
          </table:table-cell>
          <table:table-cell table:style-name="ce1" office:value-type="string">
            <text:p>266 707 778</text:p>
          </table:table-cell>
        </table:table-row>
        <table:table-row table:style-name="ro1">
          <table:table-cell table:style-name="ce1" office:value-type="string">
            <text:p>Pastelaria Doce Mila</text:p>
          </table:table-cell>
          <table:table-cell table:style-name="ce1" office:value-type="string">
            <text:p>B. dos Cavaleiros 15, 1100-131 Lisboa, Portugal</text:p>
          </table:table-cell>
          <table:table-cell table:style-name="ce1" office:value-type="string">
            <text:p>21 885 3183</text:p>
          </table:table-cell>
        </table:table-row>
        <table:table-row table:style-name="ro1">
          <table:table-cell table:style-name="ce1" office:value-type="string">
            <text:p>Pastelaria Doce Pecado</text:p>
          </table:table-cell>
          <table:table-cell table:style-name="ce1" office:value-type="string">
            <text:p>Tv. de Chartres 6, 7000-930 Évora, Portugal</text:p>
          </table:table-cell>
          <table:table-cell table:style-name="ce1" office:value-type="string">
            <text:p>266 731 347</text:p>
          </table:table-cell>
        </table:table-row>
        <table:table-row table:style-name="ro1">
          <table:table-cell table:style-name="ce1" office:value-type="string">
            <text:p>Pastelaria e Confeitaria Moura</text:p>
          </table:table-cell>
          <table:table-cell table:style-name="ce1" office:value-type="string">
            <text:p>R. de Rodrigues Sampaio 115, 4000-114 Porto, Portugal</text:p>
          </table:table-cell>
          <table:table-cell table:style-name="ce1" office:value-type="string">
            <text:p>22 316 3207</text:p>
          </table:table-cell>
        </table:table-row>
        <table:table-row table:style-name="ro1">
          <table:table-cell table:style-name="ce1" office:value-type="string">
            <text:p>Pastelaria e Confeitaria Moura</text:p>
          </table:table-cell>
          <table:table-cell table:style-name="ce1" office:value-type="string">
            <text:p>R. de Rodrigues Sampaio 115, 4000-114 Porto, Portugal</text:p>
          </table:table-cell>
          <table:table-cell table:style-name="ce1" office:value-type="string">
            <text:p>22 316 3207</text:p>
          </table:table-cell>
        </table:table-row>
        <table:table-row table:style-name="ro1">
          <table:table-cell table:style-name="ce1" office:value-type="string">
            <text:p>Pastelaria Esperança</text:p>
          </table:table-cell>
          <table:table-cell table:style-name="ce1" office:value-type="string">
            <text:p>Av. Dona Leonor de Oliveira Fernandes 145 A, 7005 Évora, Portugal</text:p>
          </table:table-cell>
          <table:table-cell table:style-name="ce1" office:value-type="string">
            <text:p>266 705 677</text:p>
          </table:table-cell>
        </table:table-row>
        <table:table-row table:style-name="ro1">
          <table:table-cell table:style-name="ce1" office:value-type="string">
            <text:p>Pastelaria Esperança</text:p>
          </table:table-cell>
          <table:table-cell table:style-name="ce1" office:value-type="string">
            <text:p>Av. Dona Leonor de Oliveira Fernandes 145 A, 7005 Évora, Portugal</text:p>
          </table:table-cell>
          <table:table-cell table:style-name="ce1" office:value-type="string">
            <text:p>266 705 677</text:p>
          </table:table-cell>
        </table:table-row>
        <table:table-row table:style-name="ro1">
          <table:table-cell table:style-name="ce1" office:value-type="string">
            <text:p>Pastelaria Esperança</text:p>
          </table:table-cell>
          <table:table-cell table:style-name="ce1" office:value-type="string">
            <text:p>Av. Dona Leonor de Oliveira Fernandes 145 A, 7005 Évora, Portugal</text:p>
          </table:table-cell>
          <table:table-cell table:style-name="ce1" office:value-type="string">
            <text:p>266 705 677</text:p>
          </table:table-cell>
        </table:table-row>
        <table:table-row table:style-name="ro1">
          <table:table-cell table:style-name="ce1" office:value-type="string">
            <text:p>Pastelaria Esperança</text:p>
          </table:table-cell>
          <table:table-cell table:style-name="ce1" office:value-type="string">
            <text:p>Av. Dona Leonor de Oliveira Fernandes 145 A, 7005 Évora, Portugal</text:p>
          </table:table-cell>
          <table:table-cell table:style-name="ce1" office:value-type="string">
            <text:p>266 705 677</text:p>
          </table:table-cell>
        </table:table-row>
        <table:table-row table:style-name="ro1">
          <table:table-cell table:style-name="ce1" office:value-type="string">
            <text:p>Pastelaria Florença</text:p>
          </table:table-cell>
          <table:table-cell table:style-name="ce1" office:value-type="string">
            <text:p>Av. da Aviação Portuguesa 16A, 2720-059 Amadora, Portugal</text:p>
          </table:table-cell>
          <table:table-cell table:style-name="ce1" office:value-type="string">
            <text:p>21 404 5852</text:p>
          </table:table-cell>
        </table:table-row>
        <table:table-row table:style-name="ro1">
          <table:table-cell table:style-name="ce1" office:value-type="string">
            <text:p>Pastelaria Joaninha</text:p>
          </table:table-cell>
          <table:table-cell table:style-name="ce1" office:value-type="string">
            <text:p>Av. Eduardo Jorge 45 B, 2700-306 Amadora, Portugal</text:p>
          </table:table-cell>
          <table:table-cell table:style-name="ce1" office:value-type="string">
            <text:p>21 493 7334</text:p>
          </table:table-cell>
        </table:table-row>
        <table:table-row table:style-name="ro1">
          <table:table-cell table:style-name="ce1" office:value-type="string">
            <text:p>Pastelaria Joaninha</text:p>
          </table:table-cell>
          <table:table-cell table:style-name="ce1" office:value-type="string">
            <text:p>Av. Eduardo Jorge 45 B, 2700-306 Amadora, Portugal</text:p>
          </table:table-cell>
          <table:table-cell table:style-name="ce1" office:value-type="string">
            <text:p>21 493 7334</text:p>
          </table:table-cell>
        </table:table-row>
        <table:table-row table:style-name="ro1">
          <table:table-cell table:style-name="ce1" office:value-type="string">
            <text:p>Pastelaria Joaninha</text:p>
          </table:table-cell>
          <table:table-cell table:style-name="ce1" office:value-type="string">
            <text:p>Av. Eduardo Jorge 45 B, 2700-306 Amadora, Portugal</text:p>
          </table:table-cell>
          <table:table-cell table:style-name="ce1" office:value-type="string">
            <text:p>21 493 7334</text:p>
          </table:table-cell>
        </table:table-row>
        <table:table-row table:style-name="ro1">
          <table:table-cell table:style-name="ce1" office:value-type="string">
            <text:p>Pastelaria Lisboa</text:p>
          </table:table-cell>
          <table:table-cell table:style-name="ce1" office:value-type="string">
            <text:p>Av. Alm. Reis 42, 1150-019 Lisboa, Portugal</text:p>
          </table:table-cell>
          <table:table-cell table:style-name="ce1" office:value-type="string">
            <text:p>21 812 3339</text:p>
          </table:table-cell>
        </table:table-row>
        <table:table-row table:style-name="ro1">
          <table:table-cell table:style-name="ce1" office:value-type="string">
            <text:p>Pastelaria Orion</text:p>
          </table:table-cell>
          <table:table-cell table:style-name="ce1" office:value-type="string">
            <text:p>Calçada do combro. Um, 1200-110 Lisboa, Portugal</text:p>
          </table:table-cell>
          <table:table-cell table:style-name="ce1" office:value-type="string">
            <text:p>21 342 0485</text:p>
          </table:table-cell>
        </table:table-row>
        <table:table-row table:style-name="ro1">
          <table:table-cell table:style-name="ce1" office:value-type="string">
            <text:p>Pastelaria Pão de Mel</text:p>
          </table:table-cell>
          <table:table-cell table:style-name="ce1" office:value-type="string">
            <text:p>Av. Canto e Castro N.10, 2700-782 Amadora, Portugal</text:p>
          </table:table-cell>
          <table:table-cell table:style-name="ce1" office:value-type="string">
            <text:p>21 491 8239</text:p>
          </table:table-cell>
        </table:table-row>
        <table:table-row table:style-name="ro1">
          <table:table-cell table:style-name="ce1" office:value-type="string">
            <text:p>Pastelaria Pão de Mel</text:p>
          </table:table-cell>
          <table:table-cell table:style-name="ce1" office:value-type="string">
            <text:p>Av. Canto e Castro N.10, 2700-782 Amadora, Portugal</text:p>
          </table:table-cell>
          <table:table-cell table:style-name="ce1" office:value-type="string">
            <text:p>21 491 8239</text:p>
          </table:table-cell>
        </table:table-row>
        <table:table-row table:style-name="ro1">
          <table:table-cell table:style-name="ce1" office:value-type="string">
            <text:p>Pastelaria Pão de Mel</text:p>
          </table:table-cell>
          <table:table-cell table:style-name="ce1" office:value-type="string">
            <text:p>Av. Canto e Castro N.10, 2700-782 Amadora, Portugal</text:p>
          </table:table-cell>
          <table:table-cell table:style-name="ce1" office:value-type="string">
            <text:p>21 491 8239</text:p>
          </table:table-cell>
        </table:table-row>
        <table:table-row table:style-name="ro1">
          <table:table-cell table:style-name="ce1" office:value-type="string">
            <text:p>Pastelaria Pão de Mel</text:p>
          </table:table-cell>
          <table:table-cell table:style-name="ce1" office:value-type="string">
            <text:p>Av. Canto e Castro N.10, 2700-782 Amadora, Portugal</text:p>
          </table:table-cell>
          <table:table-cell table:style-name="ce1" office:value-type="string">
            <text:p>21 491 8239</text:p>
          </table:table-cell>
        </table:table-row>
        <table:table-row table:style-name="ro1">
          <table:table-cell table:style-name="ce1" office:value-type="string">
            <text:p>Pastelaria Pão de Mel</text:p>
          </table:table-cell>
          <table:table-cell table:style-name="ce1" office:value-type="string">
            <text:p>Av. Canto e Castro N.10, 2700-782 Amadora, Portugal</text:p>
          </table:table-cell>
          <table:table-cell table:style-name="ce1" office:value-type="string">
            <text:p>21 491 8239</text:p>
          </table:table-cell>
        </table:table-row>
        <table:table-row table:style-name="ro1">
          <table:table-cell table:style-name="ce1" office:value-type="string">
            <text:p>Pastelaria Penta</text:p>
          </table:table-cell>
          <table:table-cell table:style-name="ce1" office:value-type="string">
            <text:p>Rua da Sofia 65, 3000-390 Coimbra, Portugal</text:p>
          </table:table-cell>
          <table:table-cell table:style-name="ce1" office:value-type="string">
            <text:p>239 823 571</text:p>
          </table:table-cell>
        </table:table-row>
        <table:table-row table:style-name="ro1">
          <table:table-cell table:style-name="ce1" office:value-type="string">
            <text:p>Pastelaria Penta</text:p>
          </table:table-cell>
          <table:table-cell table:style-name="ce1" office:value-type="string">
            <text:p>Rua da Sofia 65, 3000-390 Coimbra, Portugal</text:p>
          </table:table-cell>
          <table:table-cell table:style-name="ce1" office:value-type="string">
            <text:p>239 823 571</text:p>
          </table:table-cell>
        </table:table-row>
        <table:table-row table:style-name="ro1">
          <table:table-cell table:style-name="ce1" office:value-type="string">
            <text:p>Pastelaria Penta</text:p>
          </table:table-cell>
          <table:table-cell table:style-name="ce1" office:value-type="string">
            <text:p>Rua da Sofia 65, 3000-390 Coimbra, Portugal</text:p>
          </table:table-cell>
          <table:table-cell table:style-name="ce1" office:value-type="string">
            <text:p>239 823 571</text:p>
          </table:table-cell>
        </table:table-row>
        <table:table-row table:style-name="ro1">
          <table:table-cell table:style-name="ce1" office:value-type="string">
            <text:p>Pastelaria Seara</text:p>
          </table:table-cell>
          <table:table-cell table:style-name="ce1" office:value-type="string">
            <text:p>R. da Liberdade 93, 2650-425 Amadora, Portugal</text:p>
          </table:table-cell>
          <table:table-cell table:style-name="ce1" office:value-type="string">
            <text:p>21 476 6606</text:p>
          </table:table-cell>
        </table:table-row>
        <table:table-row table:style-name="ro1">
          <table:table-cell table:style-name="ce1" office:value-type="string">
            <text:p>Pastelaria Seara</text:p>
          </table:table-cell>
          <table:table-cell table:style-name="ce1" office:value-type="string">
            <text:p>R. da Liberdade 93, 2650-425 Amadora, Portugal</text:p>
          </table:table-cell>
          <table:table-cell table:style-name="ce1" office:value-type="string">
            <text:p>21 476 6606</text:p>
          </table:table-cell>
        </table:table-row>
        <table:table-row table:style-name="ro1">
          <table:table-cell table:style-name="ce1" office:value-type="string">
            <text:p>Pastelaria Seara</text:p>
          </table:table-cell>
          <table:table-cell table:style-name="ce1" office:value-type="string">
            <text:p>Estr. Serra da Mira 48A Casal São Brás, 2700-788 Amadora, Portugal</text:p>
          </table:table-cell>
          <table:table-cell table:style-name="ce1" office:value-type="string">
            <text:p>21 492 7436</text:p>
          </table:table-cell>
        </table:table-row>
        <table:table-row table:style-name="ro1">
          <table:table-cell table:style-name="ce1" office:value-type="string">
            <text:p>Pastelaria Seara</text:p>
          </table:table-cell>
          <table:table-cell table:style-name="ce1" office:value-type="string">
            <text:p>Estr. Serra da Mira 48A Casal São Brás, 2700-788 Amadora, Portugal</text:p>
          </table:table-cell>
          <table:table-cell table:style-name="ce1" office:value-type="string">
            <text:p>21 492 7436</text:p>
          </table:table-cell>
        </table:table-row>
        <table:table-row table:style-name="ro1">
          <table:table-cell table:style-name="ce1" office:value-type="string">
            <text:p>Pastelaria Serenata</text:p>
          </table:table-cell>
          <table:table-cell table:style-name="ce1" office:value-type="string">
            <text:p>3000, Rua do Brasil 164, 3000 Coimbra, Portugal</text:p>
          </table:table-cell>
          <table:table-cell table:style-name="ce1" office:value-type="string">
            <text:p>239 152 715</text:p>
          </table:table-cell>
        </table:table-row>
        <table:table-row table:style-name="ro1">
          <table:table-cell table:style-name="ce1" office:value-type="string">
            <text:p>Pastelaria Serenata</text:p>
          </table:table-cell>
          <table:table-cell table:style-name="ce1" office:value-type="string">
            <text:p>3000, Rua do Brasil 164, 3000 Coimbra, Portugal</text:p>
          </table:table-cell>
          <table:table-cell table:style-name="ce1" office:value-type="string">
            <text:p>239 152 715</text:p>
          </table:table-cell>
        </table:table-row>
        <table:table-row table:style-name="ro1">
          <table:table-cell table:style-name="ce1" office:value-type="string">
            <text:p>Pastelaria Universidade</text:p>
          </table:table-cell>
          <table:table-cell table:style-name="ce1" office:value-type="string">
            <text:p>R. Castro Matoso 49, 3000-393 Coimbra, Portugal</text:p>
          </table:table-cell>
          <table:table-cell table:style-name="ce1" office:value-type="string">
            <text:p>239 070 126</text:p>
          </table:table-cell>
        </table:table-row>
        <table:table-row table:style-name="ro1">
          <table:table-cell table:style-name="ce1" office:value-type="string">
            <text:p>Pastelaria Universidade</text:p>
          </table:table-cell>
          <table:table-cell table:style-name="ce1" office:value-type="string">
            <text:p>R. Castro Matoso 49, 3000-393 Coimbra, Portugal</text:p>
          </table:table-cell>
          <table:table-cell table:style-name="ce1" office:value-type="string">
            <text:p>239 070 126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Pastelaria Vénus</text:p>
          </table:table-cell>
          <table:table-cell table:style-name="ce1" office:value-type="string">
            <text:p>Av. Calouste Gulbenkian 131, Celas, 3000-092 Coimbra, Portugal</text:p>
          </table:table-cell>
          <table:table-cell table:style-name="ce1" office:value-type="string">
            <text:p>239 483 697</text:p>
          </table:table-cell>
        </table:table-row>
        <table:table-row table:style-name="ro1">
          <table:table-cell table:style-name="ce1" office:value-type="string">
            <text:p>Pastelaria Violeta</text:p>
          </table:table-cell>
          <table:table-cell table:style-name="ce1" office:value-type="string">
            <text:p>R. José Elias Garcia 47, 7000-609 Évora, Portugal</text:p>
          </table:table-cell>
          <table:table-cell table:style-name="ce1" office:value-type="string">
            <text:p>931 898 886</text:p>
          </table:table-cell>
        </table:table-row>
        <table:table-row table:style-name="ro1">
          <table:table-cell table:style-name="ce1" office:value-type="string">
            <text:p>Pastelaria Violeta</text:p>
          </table:table-cell>
          <table:table-cell table:style-name="ce1" office:value-type="string">
            <text:p>R. José Elias Garcia 47, 7000-609 Évora, Portugal</text:p>
          </table:table-cell>
          <table:table-cell table:style-name="ce1" office:value-type="string">
            <text:p>931 898 886</text:p>
          </table:table-cell>
        </table:table-row>
        <table:table-row table:style-name="ro1">
          <table:table-cell table:style-name="ce1" office:value-type="string">
            <text:p>Pastelaria Violeta</text:p>
          </table:table-cell>
          <table:table-cell table:style-name="ce1" office:value-type="string">
            <text:p>R. José Elias Garcia 47, 7000-609 Évora, Portugal</text:p>
          </table:table-cell>
          <table:table-cell table:style-name="ce1" office:value-type="string">
            <text:p>931 898 886</text:p>
          </table:table-cell>
        </table:table-row>
        <table:table-row table:style-name="ro1">
          <table:table-cell table:style-name="ce1" office:value-type="string">
            <text:p>Pastelaria Violeta</text:p>
          </table:table-cell>
          <table:table-cell table:style-name="ce1" office:value-type="string">
            <text:p>R. José Elias Garcia 47, 7000-609 Évora, Portugal</text:p>
          </table:table-cell>
          <table:table-cell table:style-name="ce1" office:value-type="string">
            <text:p>931 898 886</text:p>
          </table:table-cell>
        </table:table-row>
        <table:table-row table:style-name="ro1">
          <table:table-cell table:style-name="ce1" office:value-type="string">
            <text:p>Pastelaria Violeta</text:p>
          </table:table-cell>
          <table:table-cell table:style-name="ce1" office:value-type="string">
            <text:p>R. José Elias Garcia 47, 7000-609 Évora, Portugal</text:p>
          </table:table-cell>
          <table:table-cell table:style-name="ce1" office:value-type="string">
            <text:p>931 898 886</text:p>
          </table:table-cell>
        </table:table-row>
        <table:table-row table:style-name="ro1">
          <table:table-cell table:style-name="ce1" office:value-type="string">
            <text:p>Pastry Sunset, Lda</text:p>
          </table:table-cell>
          <table:table-cell table:style-name="ce1" office:value-type="string">
            <text:p>226, Av. Dr. Fernando Piteira Santos 20 Loja B, 2650-291 Amadora, Portugal</text:p>
          </table:table-cell>
          <table:table-cell table:style-name="ce1" office:value-type="string">
            <text:p>21 492 4854</text:p>
          </table:table-cell>
        </table:table-row>
        <table:table-row table:style-name="ro1">
          <table:table-cell table:style-name="ce1" office:value-type="string">
            <text:p>Patisserie Novos Sabores</text:p>
          </table:table-cell>
          <table:table-cell table:style-name="ce1" office:value-type="string">
            <text:p>Tv. dos Piornais 16, São Martinho, 9000-736 Funchal, Portugal</text:p>
          </table:table-cell>
          <table:table-cell table:style-name="ce1" office:value-type="string">
            <text:p>291 601 212</text:p>
          </table:table-cell>
        </table:table-row>
        <table:table-row table:style-name="ro1">
          <table:table-cell table:style-name="ce1" office:value-type="string">
            <text:p>Patisserie Novos Sabores</text:p>
          </table:table-cell>
          <table:table-cell table:style-name="ce1" office:value-type="string">
            <text:p>Tv. dos Piornais 16, São Martinho, 9000-736 Funchal, Portugal</text:p>
          </table:table-cell>
          <table:table-cell table:style-name="ce1" office:value-type="string">
            <text:p>291 601 212</text:p>
          </table:table-cell>
        </table:table-row>
        <table:table-row table:style-name="ro1">
          <table:table-cell table:style-name="ce1" office:value-type="string">
            <text:p>Patisserie Novos Sabores</text:p>
          </table:table-cell>
          <table:table-cell table:style-name="ce1" office:value-type="string">
            <text:p>Tv. dos Piornais 16, São Martinho, 9000-736 Funchal, Portugal</text:p>
          </table:table-cell>
          <table:table-cell table:style-name="ce1" office:value-type="string">
            <text:p>291 601 212</text:p>
          </table:table-cell>
        </table:table-row>
        <table:table-row table:style-name="ro1">
          <table:table-cell table:style-name="ce1" office:value-type="string">
            <text:p>Pau de Canela</text:p>
          </table:table-cell>
          <table:table-cell table:style-name="ce1" office:value-type="string">
            <text:p>Tv. de Lopo Serrão 7A, 7000-629 Évora, Portugal</text:p>
          </table:table-cell>
          <table:table-cell table:style-name="ce1" office:value-type="string">
            <text:p>266 700 756</text:p>
          </table:table-cell>
        </table:table-row>
        <table:table-row table:style-name="ro1">
          <table:table-cell table:style-name="ce1" office:value-type="string">
            <text:p>Pau de Canela</text:p>
          </table:table-cell>
          <table:table-cell table:style-name="ce1" office:value-type="string">
            <text:p>Tv. de Lopo Serrão 7A, 7000-629 Évora, Portugal</text:p>
          </table:table-cell>
          <table:table-cell table:style-name="ce1" office:value-type="string">
            <text:p>266 700 756</text:p>
          </table:table-cell>
        </table:table-row>
        <table:table-row table:style-name="ro1">
          <table:table-cell table:style-name="ce1" office:value-type="string">
            <text:p>Pau de Canela</text:p>
          </table:table-cell>
          <table:table-cell table:style-name="ce1" office:value-type="string">
            <text:p>Tv. de Lopo Serrão 7A, 7000-629 Évora, Portugal</text:p>
          </table:table-cell>
          <table:table-cell table:style-name="ce1" office:value-type="string">
            <text:p>266 700 756</text:p>
          </table:table-cell>
        </table:table-row>
        <table:table-row table:style-name="ro1">
          <table:table-cell table:style-name="ce1" office:value-type="string">
            <text:p>Pau de Canela</text:p>
          </table:table-cell>
          <table:table-cell table:style-name="ce1" office:value-type="string">
            <text:p>Tv. de Lopo Serrão 7A, 7000-629 Évora, Portugal</text:p>
          </table:table-cell>
          <table:table-cell table:style-name="ce1" office:value-type="string">
            <text:p>266 700 756</text:p>
          </table:table-cell>
        </table:table-row>
        <table:table-row table:style-name="ro1">
          <table:table-cell table:style-name="ce1" office:value-type="string">
            <text:p>Pau de Canela</text:p>
          </table:table-cell>
          <table:table-cell table:style-name="ce1" office:value-type="string">
            <text:p>Tv. de Lopo Serrão 7A, 7000-629 Évora, Portugal</text:p>
          </table:table-cell>
          <table:table-cell table:style-name="ce1" office:value-type="string">
            <text:p>266 700 756</text:p>
          </table:table-cell>
        </table:table-row>
        <table:table-row table:style-name="ro1">
          <table:table-cell table:style-name="ce1" office:value-type="string">
            <text:p>Pecatto Atelier de Doces</text:p>
          </table:table-cell>
          <table:table-cell table:style-name="ce1" office:value-type="string">
            <text:p>R. Prof. Eduardo Araújo Coelho 3, 1600-235 Lisboa, Portugal</text:p>
          </table:table-cell>
          <table:table-cell table:style-name="ce1" office:value-type="string">
            <text:p>968 929 801</text:p>
          </table:table-cell>
        </table:table-row>
        <table:table-row table:style-name="ro1">
          <table:table-cell table:style-name="ce1" office:value-type="string">
            <text:p>Peculiar</text:p>
          </table:table-cell>
          <table:table-cell table:style-name="ce1" office:value-type="string">
            <text:p>R. Dom Ernesto Sena de Oliveira, 3030-378 Coimbra, Portugal</text:p>
          </table:table-cell>
          <table:table-cell table:style-name="ce1" office:value-type="string">
            <text:p>912 525 551</text:p>
          </table:table-cell>
        </table:table-row>
        <table:table-row table:style-name="ro1">
          <table:table-cell table:style-name="ce1" office:value-type="string">
            <text:p>Peixaria no Mercado</text:p>
          </table:table-cell>
          <table:table-cell table:style-name="ce1" office:value-type="string">
            <text:p>Rua Brigadeiro Oudinot 24, 9060-209 Funchal, Portugal</text:p>
          </table:table-cell>
          <table:table-cell table:style-name="ce1" office:value-type="string">
            <text:p>291 222 249</text:p>
          </table:table-cell>
        </table:table-row>
        <table:table-row table:style-name="ro1">
          <table:table-cell table:style-name="ce1" office:value-type="string">
            <text:p>Penha d'Águia</text:p>
          </table:table-cell>
          <table:table-cell table:style-name="ce1" office:value-type="string">
            <text:p>R. do Vale da Ajuda 120, São Martinho, 9000-250 Funchal, Portugal</text:p>
          </table:table-cell>
          <table:table-cell table:style-name="ce1" office:value-type="string">
            <text:p>291 633 084</text:p>
          </table:table-cell>
        </table:table-row>
        <table:table-row table:style-name="ro1">
          <table:table-cell table:style-name="ce1" office:value-type="string">
            <text:p>Penha d'Águia</text:p>
          </table:table-cell>
          <table:table-cell table:style-name="ce1" office:value-type="string">
            <text:p>R. do Vale da Ajuda 120, São Martinho, 9000-250 Funchal, Portugal</text:p>
          </table:table-cell>
          <table:table-cell table:style-name="ce1" office:value-type="string">
            <text:p>291 633 084</text:p>
          </table:table-cell>
        </table:table-row>
        <table:table-row table:style-name="ro1">
          <table:table-cell table:style-name="ce1" office:value-type="string">
            <text:p>Penha d'Águia</text:p>
          </table:table-cell>
          <table:table-cell table:style-name="ce1" office:value-type="string">
            <text:p>R. do Vale da Ajuda 120, São Martinho, 9000-250 Funchal, Portugal</text:p>
          </table:table-cell>
          <table:table-cell table:style-name="ce1" office:value-type="string">
            <text:p>291 633 084</text:p>
          </table:table-cell>
        </table:table-row>
        <table:table-row table:style-name="ro1">
          <table:table-cell table:style-name="ce1" office:value-type="string">
            <text:p>Penha d'Águia</text:p>
          </table:table-cell>
          <table:table-cell table:style-name="ce1" office:value-type="string">
            <text:p>R. do Vale da Ajuda 120, São Martinho, 9000-250 Funchal, Portugal</text:p>
          </table:table-cell>
          <table:table-cell table:style-name="ce1" office:value-type="string">
            <text:p>291 633 084</text:p>
          </table:table-cell>
        </table:table-row>
        <table:table-row table:style-name="ro1">
          <table:table-cell table:style-name="ce1" office:value-type="string">
            <text:p>Penha d'Águia</text:p>
          </table:table-cell>
          <table:table-cell table:style-name="ce1" office:value-type="string">
            <text:p>R. do Vale da Ajuda 120, São Martinho, 9000-250 Funchal, Portugal</text:p>
          </table:table-cell>
          <table:table-cell table:style-name="ce1" office:value-type="string">
            <text:p>291 633 084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etit Fours Patisserie</text:p>
          </table:table-cell>
          <table:table-cell table:style-name="ce1" office:value-type="string">
            <text:p>Estrada Monumental 188A, São Martinho, 9000-098 Funchal, Portugal</text:p>
          </table:table-cell>
          <table:table-cell table:style-name="ce1" office:value-type="string">
            <text:p>291 765 789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Rua Dr. Brito Câmara 9, São Martinho, 9000-039 Funchal, Portugal</text:p>
          </table:table-cell>
          <table:table-cell table:style-name="ce1" office:value-type="string">
            <text:p>291 239 110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Rua Dr. Brito Câmara 9, São Martinho, 9000-039 Funchal, Portugal</text:p>
          </table:table-cell>
          <table:table-cell table:style-name="ce1" office:value-type="string">
            <text:p>291 239 110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Forum Madeira, Rua José António de Freitas Gonçalves C. C, São Martinho, 9000-693 Funchal, Portugal</text:p>
          </table:table-cell>
          <table:table-cell table:style-name="ce1" office:value-type="string">
            <text:p>291 708 950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Urbanização Da Penteada, Rua do Mercado da Penteada LOJA 15, São Roque, 9000-000 Funchal, Portugal</text:p>
          </table:table-cell>
          <table:table-cell table:style-name="ce1" office:value-type="string">
            <text:p>291 752 920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R. João de Ruão 171, 3000-229 Coimbra, Portugal</text:p>
          </table:table-cell>
          <table:table-cell table:style-name="ce1" office:value-type="string">
            <text:p>938 875 352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R. 1º de Dezembro 67 83, 1200-358 Lisboa, Portugal</text:p>
          </table:table-cell>
          <table:table-cell table:style-name="ce1" office:value-type="string">
            <text:p>938 875 501</text:p>
          </table:table-cell>
        </table:table-row>
        <table:table-row table:style-name="ro1">
          <table:table-cell table:style-name="ce1" office:value-type="string">
            <text:p>Pingo Doce</text:p>
          </table:table-cell>
          <table:table-cell table:style-name="ce1" office:value-type="string">
            <text:p>Rua da Horta das Figueiras, Estrada de Viana 2, 7005-212 Évora, Portugal</text:p>
          </table:table-cell>
          <table:table-cell table:style-name="ce1" office:value-type="string">
            <text:p>938 875 551</text:p>
          </table:table-cell>
        </table:table-row>
        <table:table-row table:style-name="ro1">
          <table:table-cell table:style-name="ce1" office:value-type="string">
            <text:p>Pingo Doce - Chão do Loureiro</text:p>
          </table:table-cell>
          <table:table-cell table:style-name="ce1" office:value-type="string">
            <text:p>Largo Chão do Loureiro, 1100-145 Lisboa, Portugal</text:p>
          </table:table-cell>
          <table:table-cell table:style-name="ce1" office:value-type="string">
            <text:p>938 875 486</text:p>
          </table:table-cell>
        </table:table-row>
        <table:table-row table:style-name="ro1">
          <table:table-cell table:style-name="ce1" office:value-type="string">
            <text:p>Pingo Doce Amadora</text:p>
          </table:table-cell>
          <table:table-cell table:style-name="ce1" office:value-type="string">
            <text:p>R. Elias Garcia 59 C.C. Babilónia, 2700-312 Amadora, Portugal</text:p>
          </table:table-cell>
          <table:table-cell table:style-name="ce1" office:value-type="string">
            <text:p>938 875 824</text:p>
          </table:table-cell>
        </table:table-row>
        <table:table-row table:style-name="ro1">
          <table:table-cell table:style-name="ce1" office:value-type="string">
            <text:p>Pingo Doce Amadora</text:p>
          </table:table-cell>
          <table:table-cell table:style-name="ce1" office:value-type="string">
            <text:p>R. Elias Garcia 59 C.C. Babilónia, 2700-312 Amadora, Portugal</text:p>
          </table:table-cell>
          <table:table-cell table:style-name="ce1" office:value-type="string">
            <text:p>938 875 824</text:p>
          </table:table-cell>
        </table:table-row>
        <table:table-row table:style-name="ro1">
          <table:table-cell table:style-name="ce1" office:value-type="string">
            <text:p>Pingo Doce Coimbra - Celas</text:p>
          </table:table-cell>
          <table:table-cell table:style-name="ce1" office:value-type="string">
            <text:p>Rua Brito E Cunha, Av. Calouste Gulbenkian 810, Celas, 3004-503 Coimbra, Portugal</text:p>
          </table:table-cell>
          <table:table-cell table:style-name="ce1" office:value-type="string">
            <text:p>938 875 312</text:p>
          </table:table-cell>
        </table:table-row>
        <table:table-row table:style-name="ro1">
          <table:table-cell table:style-name="ce1" office:value-type="string">
            <text:p>Pingo Doce Coimbra - Combatentes</text:p>
          </table:table-cell>
          <table:table-cell table:style-name="ce1" office:value-type="string">
            <text:p>Travessa Combatentes da Grande Guerra, Rua Eng.º Ezequiel De Campos 23, 3030-160 Coimbra, Portugal</text:p>
          </table:table-cell>
          <table:table-cell table:style-name="ce1" office:value-type="string">
            <text:p>938 875 323</text:p>
          </table:table-cell>
        </table:table-row>
        <table:table-row table:style-name="ro1">
          <table:table-cell table:style-name="ce1" office:value-type="string">
            <text:p>Pingo Doce Coimbra - Combatentes</text:p>
          </table:table-cell>
          <table:table-cell table:style-name="ce1" office:value-type="string">
            <text:p>Travessa Combatentes da Grande Guerra, Rua Eng.º Ezequiel De Campos 23, 3030-160 Coimbra, Portugal</text:p>
          </table:table-cell>
          <table:table-cell table:style-name="ce1" office:value-type="string">
            <text:p>938 875 323</text:p>
          </table:table-cell>
        </table:table-row>
        <table:table-row table:style-name="ro1">
          <table:table-cell table:style-name="ce1" office:value-type="string">
            <text:p>Pingo Doce Coimbra - Eiras</text:p>
          </table:table-cell>
          <table:table-cell table:style-name="ce1" office:value-type="string">
            <text:p>R. Entre Vinhas, Eiras, 3020-497 Coimbra, Portugal</text:p>
          </table:table-cell>
          <table:table-cell table:style-name="ce1" office:value-type="string">
            <text:p>938 040 239</text:p>
          </table:table-cell>
        </table:table-row>
        <table:table-row table:style-name="ro1">
          <table:table-cell table:style-name="ce1" office:value-type="string">
            <text:p>Pingo Doce Coimbra - Portela</text:p>
          </table:table-cell>
          <table:table-cell table:style-name="ce1" office:value-type="string">
            <text:p>R. Q.ta da Portela 6 9, 3000-000 Coimbra, Portugal</text:p>
          </table:table-cell>
          <table:table-cell table:style-name="ce1" office:value-type="string">
            <text:p>938 878 396</text:p>
          </table:table-cell>
        </table:table-row>
        <table:table-row table:style-name="ro1">
          <table:table-cell table:style-name="ce1" office:value-type="string">
            <text:p>Pingo Doce Évora - Álamos</text:p>
          </table:table-cell>
          <table:table-cell table:style-name="ce1" office:value-type="string">
            <text:p>R. Bento de Jesus Caraça 1, 7000-334 Évora, Portugal</text:p>
          </table:table-cell>
          <table:table-cell table:style-name="ce1" office:value-type="string">
            <text:p>938 875 406</text:p>
          </table:table-cell>
        </table:table-row>
        <table:table-row table:style-name="ro1">
          <table:table-cell table:style-name="ce1" office:value-type="string">
            <text:p>Pingo Doce Évora - EN 114</text:p>
          </table:table-cell>
          <table:table-cell table:style-name="ce1" office:value-type="string">
            <text:p>N114 Km 4,5, 7000-172 Évora, Portugal</text:p>
          </table:table-cell>
          <table:table-cell table:style-name="ce1" office:value-type="string">
            <text:p>938 875 267</text:p>
          </table:table-cell>
        </table:table-row>
        <table:table-row table:style-name="ro1">
          <table:table-cell table:style-name="ce1" office:value-type="string">
            <text:p>Pingo Doce Super Anadia</text:p>
          </table:table-cell>
          <table:table-cell table:style-name="ce1" office:value-type="string">
            <text:p>Rua do Ribeirinho de Baixo C. C, Entrada Principal Do C.C, 9050-020 Funchal, Portugal</text:p>
          </table:table-cell>
          <table:table-cell table:style-name="ce1" office:value-type="string">
            <text:p>291 209 380</text:p>
          </table:table-cell>
        </table:table-row>
        <table:table-row table:style-name="ro1">
          <table:table-cell table:style-name="ce1" office:value-type="string">
            <text:p>Pingo Doce Super Monumental</text:p>
          </table:table-cell>
          <table:table-cell table:style-name="ce1" office:value-type="string">
            <text:p>Estrada Monumental 318, São Martinho, 9000-100 Funchal, Portugal</text:p>
          </table:table-cell>
          <table:table-cell table:style-name="ce1" office:value-type="string">
            <text:p>291 762 210</text:p>
          </table:table-cell>
        </table:table-row>
        <table:table-row table:style-name="ro1">
          <table:table-cell table:style-name="ce1" office:value-type="string">
            <text:p>Pingo Doce supermarket</text:p>
          </table:table-cell>
          <table:table-cell table:style-name="ce1" office:value-type="string">
            <text:p>R. do Gorgulho, São Martinho, 9000-107 Funchal, Portugal</text:p>
          </table:table-cell>
          <table:table-cell table:style-name="ce1" office:value-type="string">
            <text:p>291 722 080</text:p>
          </table:table-cell>
        </table:table-row>
        <table:table-row table:style-name="ro1">
          <table:table-cell table:style-name="ce1" office:value-type="string">
            <text:p>Piparoza boutique bar</text:p>
          </table:table-cell>
          <table:table-cell table:style-name="ce1" office:value-type="string">
            <text:p>Alcarcova de Baixo 19, 7000-841 Évora, Portugal</text:p>
          </table:table-cell>
          <table:table-cell table:style-name="ce1" office:value-type="string">
            <text:p>266 709 517</text:p>
          </table:table-cell>
        </table:table-row>
        <table:table-row table:style-name="ro1">
          <table:table-cell table:style-name="ce1" office:value-type="string">
            <text:p>Plailha - Comércio de produtos alimentares, Lda</text:p>
          </table:table-cell>
          <table:table-cell table:style-name="ce1" office:value-type="string">
            <text:p>Caminho Velho da Chamorra 29 31, 9020-128 Funchal, Portugal</text:p>
          </table:table-cell>
          <table:table-cell table:style-name="ce1" office:value-type="string">
            <text:p>291 700 540</text:p>
          </table:table-cell>
        </table:table-row>
        <table:table-row table:style-name="ro1">
          <table:table-cell table:style-name="ce1" office:value-type="string">
            <text:p>Planti Braga,Lda</text:p>
          </table:table-cell>
          <table:table-cell table:style-name="ce1" office:value-type="string">
            <text:p>R. Andrade Corvo 17, 4700-438 Braga, Portugal</text:p>
          </table:table-cell>
          <table:table-cell table:style-name="ce1" office:value-type="string">
            <text:p>253 619 896</text:p>
          </table:table-cell>
        </table:table-row>
        <table:table-row table:style-name="ro1">
          <table:table-cell table:style-name="ce1" office:value-type="string">
            <text:p>Plena Natura, Lda</text:p>
          </table:table-cell>
          <table:table-cell table:style-name="ce1" office:value-type="string">
            <text:p>Alameda dos Moinhos 2A, 2610-277 Amadora, Portugal</text:p>
          </table:table-cell>
          <table:table-cell table:style-name="ce1" office:value-type="string">
            <text:p>21 598 2195</text:p>
          </table:table-cell>
        </table:table-row>
        <table:table-row table:style-name="ro1">
          <table:table-cell table:style-name="ce1" office:value-type="string">
            <text:p>Plena Natura, Lda</text:p>
          </table:table-cell>
          <table:table-cell table:style-name="ce1" office:value-type="string">
            <text:p>Alameda dos Moinhos 2A, 2610-277 Amadora, Portugal</text:p>
          </table:table-cell>
          <table:table-cell table:style-name="ce1" office:value-type="string">
            <text:p>21 598 2195</text:p>
          </table:table-cell>
        </table:table-row>
        <table:table-row table:style-name="ro1">
          <table:table-cell table:style-name="ce1" office:value-type="string">
            <text:p>Plena Natura, Lda</text:p>
          </table:table-cell>
          <table:table-cell table:style-name="ce1" office:value-type="string">
            <text:p>Alameda dos Moinhos 2A, 2610-277 Amadora, Portugal</text:p>
          </table:table-cell>
          <table:table-cell table:style-name="ce1" office:value-type="string">
            <text:p>21 598 2195</text:p>
          </table:table-cell>
        </table:table-row>
        <table:table-row table:style-name="ro1">
          <table:table-cell table:style-name="ce1" office:value-type="string">
            <text:p>Pluricosmética - Lisboa - C.C. Colombo</text:p>
          </table:table-cell>
          <table:table-cell table:style-name="ce1" office:value-type="string">
            <text:p>C. C. Colombo, loja G16, Av. Lusíada, 1500-392 Lisboa, Portugal</text:p>
          </table:table-cell>
          <table:table-cell table:style-name="ce1" office:value-type="string">
            <text:p>21 195 6465</text:p>
          </table:table-cell>
        </table:table-row>
        <table:table-row table:style-name="ro1">
          <table:table-cell table:style-name="ce1" office:value-type="string">
            <text:p>POUPAQUI | Cash &amp; Carry Familiar</text:p>
          </table:table-cell>
          <table:table-cell table:style-name="ce1" office:value-type="string">
            <text:p>R. António Francisco Melro 6, 7005-212 Évora, Portugal</text:p>
          </table:table-cell>
          <table:table-cell table:style-name="ce1" office:value-type="string">
            <text:p>925 573 099</text:p>
          </table:table-cell>
        </table:table-row>
        <table:table-row table:style-name="ro1">
          <table:table-cell table:style-name="ce1" office:value-type="string">
            <text:p>Praça - City Market</text:p>
          </table:table-cell>
          <table:table-cell table:style-name="ce1" office:value-type="string">
            <text:p>Praça do Comércio, 4700-370 Braga, Portugal</text:p>
          </table:table-cell>
          <table:table-cell table:style-name="ce1" office:value-type="string">
            <text:p>253 214 671</text:p>
          </table:table-cell>
        </table:table-row>
        <table:table-row table:style-name="ro1">
          <table:table-cell table:style-name="ce1" office:value-type="string">
            <text:p>Prima Caju</text:p>
          </table:table-cell>
          <table:table-cell table:style-name="ce1" office:value-type="string">
            <text:p>Rua da Carreira 108, São Martinho, 9000-042 Funchal, Portugal</text:p>
          </table:table-cell>
          <table:table-cell table:style-name="ce1" office:value-type="string">
            <text:p>291 106 600</text:p>
          </table:table-cell>
        </table:table-row>
        <table:table-row table:style-name="ro1">
          <table:table-cell table:style-name="ce1" office:value-type="string">
            <text:p>PrimeSeeds - Frutos Secos do Mercado</text:p>
          </table:table-cell>
          <table:table-cell table:style-name="ce1" office:value-type="string">
            <text:p>Mercado Municipal de Campo de Ourique Rua Coelho da Rocha, S. VIII, L.9, 1350-075 Lisboa, Portugal</text:p>
          </table:table-cell>
          <table:table-cell table:style-name="ce1" office:value-type="string">
            <text:p>21 607 1966</text:p>
          </table:table-cell>
        </table:table-row>
        <table:table-row table:style-name="ro1">
          <table:table-cell table:style-name="ce1" office:value-type="string">
            <text:p>PrimeSeeds - Frutos Secos do Mercado</text:p>
          </table:table-cell>
          <table:table-cell table:style-name="ce1" office:value-type="string">
            <text:p>Mercado Municipal de Campo de Ourique Rua Coelho da Rocha, S. VIII, L.9, 1350-075 Lisboa, Portugal</text:p>
          </table:table-cell>
          <table:table-cell table:style-name="ce1" office:value-type="string">
            <text:p>21 607 1966</text:p>
          </table:table-cell>
        </table:table-row>
        <table:table-row table:style-name="ro1">
          <table:table-cell table:style-name="ce1" office:value-type="string">
            <text:p>Princesa da Beira</text:p>
          </table:table-cell>
          <table:table-cell table:style-name="ce1" office:value-type="string">
            <text:p>R. António Sardinha 37B, 2700-085 Amadora, Portugal</text:p>
          </table:table-cell>
          <table:table-cell table:style-name="ce1" office:value-type="string">
            <text:p>961 359 619</text:p>
          </table:table-cell>
        </table:table-row>
        <table:table-row table:style-name="ro1">
          <table:table-cell table:style-name="ce1" office:value-type="string">
            <text:p>PRIO</text:p>
          </table:table-cell>
          <table:table-cell table:style-name="ce1" office:value-type="string">
            <text:p>Av. Ruy Luís Gomes, 2650-125 Amadora, Portugal</text:p>
          </table:table-cell>
          <table:table-cell table:style-name="ce1" office:value-type="string">
            <text:p>21 870 9075</text:p>
          </table:table-cell>
        </table:table-row>
        <table:table-row table:style-name="ro1">
          <table:table-cell table:style-name="ce1" office:value-type="string">
            <text:p>PROESTUDIO - Fotografia &amp; Video</text:p>
          </table:table-cell>
          <table:table-cell table:style-name="ce1" office:value-type="string">
            <text:p>R. Queimada Cima 44 2º Andar, São Martinho, 9000-065 Funchal, Portugal</text:p>
          </table:table-cell>
          <table:table-cell table:style-name="ce1" office:value-type="string">
            <text:p>291 244 107</text:p>
          </table:table-cell>
        </table:table-row>
        <table:table-row table:style-name="ro1">
          <table:table-cell table:style-name="ce1" office:value-type="string">
            <text:p>Provipec - Rodrigo Da Costa Gomes, Lda.</text:p>
          </table:table-cell>
          <table:table-cell table:style-name="ce1" office:value-type="string">
            <text:p>Rua Quinta do Feital 27 29, 4700-110 Braga, Portugal</text:p>
          </table:table-cell>
          <table:table-cell table:style-name="ce1" office:value-type="string">
            <text:p>253 695 330</text:p>
          </table:table-cell>
        </table:table-row>
        <table:table-row table:style-name="ro1">
          <table:table-cell table:style-name="ce1" office:value-type="string">
            <text:p>PURE FOOD Mini Super Market</text:p>
          </table:table-cell>
          <table:table-cell table:style-name="ce1" office:value-type="string">
            <text:p>R. Elias Garcia 165c, 2700-317 Amadora, Portugal</text:p>
          </table:table-cell>
          <table:table-cell table:style-name="ce1" office:value-type="string">
            <text:p>920 544 992</text:p>
          </table:table-cell>
        </table:table-row>
        <table:table-row table:style-name="ro1">
          <table:table-cell table:style-name="ce1" office:value-type="string">
            <text:p>Puro Sabor Cakeshop</text:p>
          </table:table-cell>
          <table:table-cell table:style-name="ce1" office:value-type="string">
            <text:p>R. 1º de Dezembro 38A, 2700-672 Amadora, Portugal</text:p>
          </table:table-cell>
          <table:table-cell table:style-name="ce1" office:value-type="string">
            <text:p>934 929 967</text:p>
          </table:table-cell>
        </table:table-row>
        <table:table-row table:style-name="ro1">
          <table:table-cell table:style-name="ce1" office:value-type="string">
            <text:p>Quebra Nozes</text:p>
          </table:table-cell>
          <table:table-cell table:style-name="ce1" office:value-type="string">
            <text:p>Galerias Perola, Rua Luís A. Duarte Santos 8, 3030-218 Coimbra, Portugal</text:p>
          </table:table-cell>
          <table:table-cell table:style-name="ce1" office:value-type="string">
            <text:p>917 921 423</text:p>
          </table:table-cell>
        </table:table-row>
        <table:table-row table:style-name="ro1">
          <table:table-cell table:style-name="ce1" office:value-type="string">
            <text:p>Queijaria Central</text:p>
          </table:table-cell>
          <table:table-cell table:style-name="ce1" office:value-type="string">
            <text:p>Av. Central 38, 4710-229 Braga, Portugal</text:p>
          </table:table-cell>
          <table:table-cell table:style-name="ce1" office:value-type="string">
            <text:p>253 263 558</text:p>
          </table:table-cell>
        </table:table-row>
        <table:table-row table:style-name="ro1">
          <table:table-cell table:style-name="ce1" office:value-type="string">
            <text:p>Quentinho Padaria E Pastelaria, Lda.</text:p>
          </table:table-cell>
          <table:table-cell table:style-name="ce1" office:value-type="string">
            <text:p>R. Direita 19, 9050-450 Funchal, Portugal</text:p>
          </table:table-cell>
          <table:table-cell table:style-name="ce1" office:value-type="string">
            <text:p>291 232 912</text:p>
          </table:table-cell>
        </table:table-row>
        <table:table-row table:style-name="ro1">
          <table:table-cell table:style-name="ce1" office:value-type="string">
            <text:p>QUIMIVITA FERTILIZANTES - SP</text:p>
          </table:table-cell>
          <table:table-cell table:style-name="ce1" office:value-type="string">
            <text:p>R. Sérgio Pôrto, 55 - Remédios, Osasco - SP, 06296-240, Brazil</text:p>
          </table:table-cell>
          <table:table-cell table:style-name="ce1" office:value-type="string">
            <text:p>4000-2728</text:p>
          </table:table-cell>
        </table:table-row>
        <table:table-row table:style-name="ro1">
          <table:table-cell table:style-name="ce1" office:value-type="string">
            <text:p>QUIMIVITA FERTILIZANTES - SP</text:p>
          </table:table-cell>
          <table:table-cell table:style-name="ce1" office:value-type="string">
            <text:p>R. Sérgio Pôrto, 55 - Remédios, Osasco - SP, 06296-240, Brazil</text:p>
          </table:table-cell>
          <table:table-cell table:style-name="ce1" office:value-type="string">
            <text:p>4000-2728</text:p>
          </table:table-cell>
        </table:table-row>
        <table:table-row table:style-name="ro1">
          <table:table-cell table:style-name="ce1" office:value-type="string">
            <text:p>Quintal Bioshop</text:p>
          </table:table-cell>
          <table:table-cell table:style-name="ce1" office:value-type="string">
            <text:p>Rua do Rosário 177, 4050-381 Porto, Portugal</text:p>
          </table:table-cell>
          <table:table-cell table:style-name="ce1" office:value-type="string">
            <text:p>22 201 0008</text:p>
          </table:table-cell>
        </table:table-row>
        <table:table-row table:style-name="ro1">
          <table:table-cell table:style-name="ce1" office:value-type="string">
            <text:p>Quintinha de Évora</text:p>
          </table:table-cell>
          <table:table-cell table:style-name="ce1" office:value-type="string">
            <text:p>R. Cinco de Outubro, 7000-854 Évora, Portugal</text:p>
          </table:table-cell>
          <table:table-cell table:style-name="ce1" office:value-type="string">
            <text:p>967 316 083</text:p>
          </table:table-cell>
        </table:table-row>
        <table:table-row table:style-name="ro1">
          <table:table-cell table:style-name="ce1" office:value-type="string">
            <text:p>Quintinha de Évora</text:p>
          </table:table-cell>
          <table:table-cell table:style-name="ce1" office:value-type="string">
            <text:p>R. Cinco de Outubro, 7000-854 Évora, Portugal</text:p>
          </table:table-cell>
          <table:table-cell table:style-name="ce1" office:value-type="string">
            <text:p>967 316 083</text:p>
          </table:table-cell>
        </table:table-row>
        <table:table-row table:style-name="ro1">
          <table:table-cell table:style-name="ce1" office:value-type="string">
            <text:p>Quintinha de Évora</text:p>
          </table:table-cell>
          <table:table-cell table:style-name="ce1" office:value-type="string">
            <text:p>R. Cinco de Outubro, 7000-854 Évora, Portugal</text:p>
          </table:table-cell>
          <table:table-cell table:style-name="ce1" office:value-type="string">
            <text:p>967 316 083</text:p>
          </table:table-cell>
        </table:table-row>
        <table:table-row table:style-name="ro1">
          <table:table-cell table:style-name="ce1" office:value-type="string">
            <text:p>Radio Popular</text:p>
          </table:table-cell>
          <table:table-cell table:style-name="ce1" office:value-type="string">
            <text:p>Apartado 188 Parque Mondego, Loja T, 3001-903 Coimbra, Portugal</text:p>
          </table:table-cell>
          <table:table-cell table:style-name="ce1" office:value-type="string">
            <text:p>22 040 3040</text:p>
          </table:table-cell>
        </table:table-row>
        <table:table-row table:style-name="ro1">
          <table:table-cell table:style-name="ce1" office:value-type="string">
            <text:p>Radio Popular</text:p>
          </table:table-cell>
          <table:table-cell table:style-name="ce1" office:value-type="string">
            <text:p>Apartado 188 Parque Mondego, Loja T, 3001-903 Coimbra, Portugal</text:p>
          </table:table-cell>
          <table:table-cell table:style-name="ce1" office:value-type="string">
            <text:p>22 040 3040</text:p>
          </table:table-cell>
        </table:table-row>
        <table:table-row table:style-name="ro1">
          <table:table-cell table:style-name="ce1" office:value-type="string">
            <text:p>RCBotanicos</text:p>
          </table:table-cell>
          <table:table-cell table:style-name="ce1" office:value-type="string">
            <text:p>Mercado dos Lavradores, Loja 46, 9060-158 Funchal, Portugal</text:p>
          </table:table-cell>
          <table:table-cell table:style-name="ce1" office:value-type="string">
            <text:p>291 610 663</text:p>
          </table:table-cell>
        </table:table-row>
        <table:table-row table:style-name="ro1">
          <table:table-cell table:style-name="ce1" office:value-type="string">
            <text:p>Reboleira Supermarket</text:p>
          </table:table-cell>
          <table:table-cell table:style-name="ce1" office:value-type="string">
            <text:p>Av. Dom José I 7A, 2720-175 Amadora, Portugal</text:p>
          </table:table-cell>
          <table:table-cell table:style-name="ce1" office:value-type="string">
            <text:p>920 237 974</text:p>
          </table:table-cell>
        </table:table-row>
        <table:table-row table:style-name="ro1">
          <table:table-cell table:style-name="ce1" office:value-type="string">
            <text:p>Recheio Cash &amp; Carry, S.A.</text:p>
          </table:table-cell>
          <table:table-cell table:style-name="ce1" office:value-type="string">
            <text:p>R. da Palma 300 a 306, 1100-395 Lisboa, Portugal</text:p>
          </table:table-cell>
          <table:table-cell table:style-name="ce1" office:value-type="string">
            <text:p>21 880 6180</text:p>
          </table:table-cell>
        </table:table-row>
        <table:table-row table:style-name="ro1">
          <table:table-cell table:style-name="ce1" office:value-type="string">
            <text:p>Recheio Cash &amp; Carry, S.A.</text:p>
          </table:table-cell>
          <table:table-cell table:style-name="ce1" office:value-type="string">
            <text:p>Mare - Mercado Abastecedor da Região de Évora Quinta do Alcaide - EE 06, 7000-500 Évora, Portugal</text:p>
          </table:table-cell>
          <table:table-cell table:style-name="ce1" office:value-type="string">
            <text:p>266 780 030</text:p>
          </table:table-cell>
        </table:table-row>
        <table:table-row table:style-name="ro1">
          <table:table-cell table:style-name="ce1" office:value-type="string">
            <text:p>Recheio Cash &amp; Carry, S.A.</text:p>
          </table:table-cell>
          <table:table-cell table:style-name="ce1" office:value-type="string">
            <text:p>Rua do Poço Barral Nºs. 6 e 8, São Martinho, 9000-154 Funchal, Portugal</text:p>
          </table:table-cell>
          <table:table-cell table:style-name="ce1" office:value-type="string">
            <text:p>291 700 720</text:p>
          </table:table-cell>
        </table:table-row>
        <table:table-row table:style-name="ro1">
          <table:table-cell table:style-name="ce1" office:value-type="string">
            <text:p>Regibama - Favourite stands from locals.</text:p>
          </table:table-cell>
          <table:table-cell table:style-name="ce1" office:value-type="string">
            <text:p>Mercado dos Lavradores, stands 30 - 34, 9060-158 Funchal, Portugal</text:p>
          </table:table-cell>
          <table:table-cell table:style-name="ce1" office:value-type="string">
            <text:p>966 307 232</text:p>
          </table:table-cell>
        </table:table-row>
        <table:table-row table:style-name="ro1">
          <table:table-cell table:style-name="ce1" office:value-type="string">
            <text:p>Restaurante A Bruxa D'Évora</text:p>
          </table:table-cell>
          <table:table-cell table:style-name="ce1" office:value-type="string">
            <text:p>R. Cinco de Outubro 86, 7000-854 Évora, Portugal</text:p>
          </table:table-cell>
          <table:table-cell table:style-name="ce1" office:value-type="string">
            <text:p>962 671 602</text:p>
          </table:table-cell>
        </table:table-row>
        <table:table-row table:style-name="ro1">
          <table:table-cell table:style-name="ce1" office:value-type="string">
            <text:p>Restaurante Compostu Tavern</text:p>
          </table:table-cell>
          <table:table-cell table:style-name="ce1" office:value-type="string">
            <text:p>R. Cap. Luís Gonzaga 27, Celas, 3000-095 Coimbra, Portugal</text:p>
          </table:table-cell>
          <table:table-cell table:style-name="ce1" office:value-type="string">
            <text:p>239 703 892</text:p>
          </table:table-cell>
        </table:table-row>
        <table:table-row table:style-name="ro1">
          <table:table-cell table:style-name="ce1" office:value-type="string">
            <text:p>Restaurante Gôndola</text:p>
          </table:table-cell>
          <table:table-cell table:style-name="ce1" office:value-type="string">
            <text:p>R. Infante Dom Henrique 418, 3045-081 Coimbra, Portugal</text:p>
          </table:table-cell>
          <table:table-cell table:style-name="ce1" office:value-type="string">
            <text:p>239 040 415</text:p>
          </table:table-cell>
        </table:table-row>
        <table:table-row table:style-name="ro1">
          <table:table-cell table:style-name="ce1" office:value-type="string">
            <text:p>Restaurante Manjar do Lambuças</text:p>
          </table:table-cell>
          <table:table-cell table:style-name="ce1" office:value-type="string">
            <text:p>Rua do Brasil 352, 3030-175 Coimbra, Portugal</text:p>
          </table:table-cell>
          <table:table-cell table:style-name="ce1" office:value-type="string">
            <text:p>925 923 967</text:p>
          </table:table-cell>
        </table:table-row>
        <table:table-row table:style-name="ro1">
          <table:table-cell table:style-name="ce1" office:value-type="string">
            <text:p>Restaurante Manjar do Lambuças</text:p>
          </table:table-cell>
          <table:table-cell table:style-name="ce1" office:value-type="string">
            <text:p>Rua do Brasil 352, 3030-175 Coimbra, Portugal</text:p>
          </table:table-cell>
          <table:table-cell table:style-name="ce1" office:value-type="string">
            <text:p>925 923 967</text:p>
          </table:table-cell>
        </table:table-row>
        <table:table-row table:style-name="ro1">
          <table:table-cell table:style-name="ce1" office:value-type="string">
            <text:p>Restaurante Retiro do Estudante</text:p>
          </table:table-cell>
          <table:table-cell table:style-name="ce1" office:value-type="string">
            <text:p>R. Larga 3-1, Celas, 3000-239 Coimbra, Portugal</text:p>
          </table:table-cell>
          <table:table-cell table:style-name="ce1" office:value-type="string">
            <text:p>934 621 776</text:p>
          </table:table-cell>
        </table:table-row>
        <table:table-row table:style-name="ro1">
          <table:table-cell table:style-name="ce1" office:value-type="string">
            <text:p>Restaurante Tasquinha da Saudade</text:p>
          </table:table-cell>
          <table:table-cell table:style-name="ce1" office:value-type="string">
            <text:p>Rua da Sota 44 48, 3000-392 Coimbra, Portugal</text:p>
          </table:table-cell>
          <table:table-cell table:style-name="ce1" office:value-type="string">
            <text:p>939 566 077</text:p>
          </table:table-cell>
        </table:table-row>
        <table:table-row table:style-name="ro1">
          <table:table-cell table:style-name="ce1" office:value-type="string">
            <text:p>Restaurante Tasquinha da Saudade</text:p>
          </table:table-cell>
          <table:table-cell table:style-name="ce1" office:value-type="string">
            <text:p>Rua da Sota 44 48, 3000-392 Coimbra, Portugal</text:p>
          </table:table-cell>
          <table:table-cell table:style-name="ce1" office:value-type="string">
            <text:p>939 566 077</text:p>
          </table:table-cell>
        </table:table-row>
        <table:table-row table:style-name="ro1">
          <table:table-cell table:style-name="ce1" office:value-type="string">
            <text:p>Restaurante Tempero &amp; Prosa</text:p>
          </table:table-cell>
          <table:table-cell table:style-name="ce1" office:value-type="string">
            <text:p>R. Miguel Bombarda 74, 7000-919 Évora, Portugal</text:p>
          </table:table-cell>
          <table:table-cell table:style-name="ce1" office:value-type="string">
            <text:p>928 157 714</text:p>
          </table:table-cell>
        </table:table-row>
        <table:table-row table:style-name="ro1">
          <table:table-cell table:style-name="ce1" office:value-type="string">
            <text:p>Restaurante Vhita Fit Healthy Food, Coffee Lounge</text:p>
          </table:table-cell>
          <table:table-cell table:style-name="ce1" office:value-type="string">
            <text:p>R. Dom João III 5, Fonte da Cheira, 3030-329 Coimbra, Portugal</text:p>
          </table:table-cell>
          <table:table-cell table:style-name="ce1" office:value-type="string">
            <text:p>916 151 320</text:p>
          </table:table-cell>
        </table:table-row>
        <table:table-row table:style-name="ro1">
          <table:table-cell table:style-name="ce1" office:value-type="string">
            <text:p>Restaurante Vinho e Noz</text:p>
          </table:table-cell>
          <table:table-cell table:style-name="ce1" office:value-type="string">
            <text:p>R. Ramalho Ortigão 12, 7005-592 Évora, Portugal</text:p>
          </table:table-cell>
          <table:table-cell table:style-name="ce1" office:value-type="string">
            <text:p>266 747 310</text:p>
          </table:table-cell>
        </table:table-row>
        <table:table-row table:style-name="ro1">
          <table:table-cell table:style-name="ce1" office:value-type="string">
            <text:p>Restaurante Vinho e Noz</text:p>
          </table:table-cell>
          <table:table-cell table:style-name="ce1" office:value-type="string">
            <text:p>R. Ramalho Ortigão 12, 7005-592 Évora, Portugal</text:p>
          </table:table-cell>
          <table:table-cell table:style-name="ce1" office:value-type="string">
            <text:p>266 747 310</text:p>
          </table:table-cell>
        </table:table-row>
        <table:table-row table:style-name="ro1">
          <table:table-cell table:style-name="ce1" office:value-type="string">
            <text:p>Restaurante Vinho e Noz</text:p>
          </table:table-cell>
          <table:table-cell table:style-name="ce1" office:value-type="string">
            <text:p>R. Ramalho Ortigão 12, 7005-592 Évora, Portugal</text:p>
          </table:table-cell>
          <table:table-cell table:style-name="ce1" office:value-type="string">
            <text:p>266 747 310</text:p>
          </table:table-cell>
        </table:table-row>
        <table:table-row table:style-name="ro1">
          <table:table-cell table:style-name="ce1" office:value-type="string">
            <text:p>Right Place Café</text:p>
          </table:table-cell>
          <table:table-cell table:style-name="ce1" office:value-type="string">
            <text:p>R. Padre António Vieira 10, 7000-907 Évora, Portugal</text:p>
          </table:table-cell>
          <table:table-cell table:style-name="ce1" office:value-type="string">
            <text:p>266 086 288</text:p>
          </table:table-cell>
        </table:table-row>
        <table:table-row table:style-name="ro1">
          <table:table-cell table:style-name="ce1" office:value-type="string">
            <text:p>Right Place Café</text:p>
          </table:table-cell>
          <table:table-cell table:style-name="ce1" office:value-type="string">
            <text:p>R. Padre António Vieira 10, 7000-907 Évora, Portugal</text:p>
          </table:table-cell>
          <table:table-cell table:style-name="ce1" office:value-type="string">
            <text:p>266 086 288</text:p>
          </table:table-cell>
        </table:table-row>
        <table:table-row table:style-name="ro1">
          <table:table-cell table:style-name="ce1" office:value-type="string">
            <text:p>Right Place Café</text:p>
          </table:table-cell>
          <table:table-cell table:style-name="ce1" office:value-type="string">
            <text:p>R. Padre António Vieira 10, 7000-907 Évora, Portugal</text:p>
          </table:table-cell>
          <table:table-cell table:style-name="ce1" office:value-type="string">
            <text:p>266 086 288</text:p>
          </table:table-cell>
        </table:table-row>
        <table:table-row table:style-name="ro1">
          <table:table-cell table:style-name="ce1" office:value-type="string">
            <text:p>Ritual Verde</text:p>
          </table:table-cell>
          <table:table-cell table:style-name="ce1" office:value-type="string">
            <text:p>R. dos Tanoeiros 55, São Martinho, 9000-057 Funchal, Portugal</text:p>
          </table:table-cell>
          <table:table-cell table:style-name="ce1" office:value-type="string">
            <text:p>962 222 021</text:p>
          </table:table-cell>
        </table:table-row>
        <table:table-row table:style-name="ro1">
          <table:table-cell table:style-name="ce1" office:value-type="string">
            <text:p>Ritualglamour</text:p>
          </table:table-cell>
          <table:table-cell table:style-name="ce1" office:value-type="string">
            <text:p>Rua Padre Cruz 26 Cv. B Traseiras, 2610-133 Amadora, Portugal</text:p>
          </table:table-cell>
          <table:table-cell table:style-name="ce1" office:value-type="string">
            <text:p>21 470 9000</text:p>
          </table:table-cell>
        </table:table-row>
        <table:table-row table:style-name="ro1">
          <table:table-cell table:style-name="ce1" office:value-type="string">
            <text:p>Roca de Vénus</text:p>
          </table:table-cell>
          <table:table-cell table:style-name="ce1" office:value-type="string">
            <text:p>R. dos Tanoeiros 63 65, São Martinho, 9000-057 Funchal, Portugal</text:p>
          </table:table-cell>
          <table:table-cell table:style-name="ce1" office:value-type="string">
            <text:p>291 226 228</text:p>
          </table:table-cell>
        </table:table-row>
        <table:table-row table:style-name="ro1">
          <table:table-cell table:style-name="ce1" office:value-type="string">
            <text:p>Roseiro &amp; Roseiro</text:p>
          </table:table-cell>
          <table:table-cell table:style-name="ce1" office:value-type="string">
            <text:p>Praceta do Casal de São José 2, 2700-169 Amadora, Portugal</text:p>
          </table:table-cell>
          <table:table-cell table:style-name="ce1" office:value-type="string">
            <text:p>21 494 5496</text:p>
          </table:table-cell>
        </table:table-row>
        <table:table-row table:style-name="ro1">
          <table:table-cell table:style-name="ce1" office:value-type="string">
            <text:p>Rota das Indias</text:p>
          </table:table-cell>
          <table:table-cell table:style-name="ce1" office:value-type="string">
            <text:p>Mercado 31 Janeiro, R. Eng. Vieira da Silva Loja 24, 1050-094 Lisboa, Portugal</text:p>
          </table:table-cell>
          <table:table-cell table:style-name="ce1" office:value-type="string">
            <text:p>21 093 9951</text:p>
          </table:table-cell>
        </table:table-row>
        <table:table-row table:style-name="ro1">
          <table:table-cell table:style-name="ce1" office:value-type="string">
            <text:p>Rota das Indias</text:p>
          </table:table-cell>
          <table:table-cell table:style-name="ce1" office:value-type="string">
            <text:p>Mercado 31 Janeiro, R. Eng. Vieira da Silva Loja 24, 1050-094 Lisboa, Portugal</text:p>
          </table:table-cell>
          <table:table-cell table:style-name="ce1" office:value-type="string">
            <text:p>21 093 9951</text:p>
          </table:table-cell>
        </table:table-row>
        <table:table-row table:style-name="ro1">
          <table:table-cell table:style-name="ce1" office:value-type="string">
            <text:p>Rota das Indias</text:p>
          </table:table-cell>
          <table:table-cell table:style-name="ce1" office:value-type="string">
            <text:p>Mercado 31 Janeiro, R. Eng. Vieira da Silva Loja 24, 1050-094 Lisboa, Portugal</text:p>
          </table:table-cell>
          <table:table-cell table:style-name="ce1" office:value-type="string">
            <text:p>21 093 9951</text:p>
          </table:table-cell>
        </table:table-row>
        <table:table-row table:style-name="ro1">
          <table:table-cell table:style-name="ce1" office:value-type="string">
            <text:p>Sabores Gelados</text:p>
          </table:table-cell>
          <table:table-cell table:style-name="ce1" office:value-type="string">
            <text:p>Rua Do Souto Nº141/ E Largo Barão S.Martinho, 4700-306 Braga, Portugal</text:p>
          </table:table-cell>
          <table:table-cell table:style-name="ce1" office:value-type="string">
            <text:p>253 067 144</text:p>
          </table:table-cell>
        </table:table-row>
        <table:table-row table:style-name="ro1">
          <table:table-cell table:style-name="ce1" office:value-type="string">
            <text:p>Sacolinha</text:p>
          </table:table-cell>
          <table:table-cell table:style-name="ce1" office:value-type="string">
            <text:p>Rua Ernesto Melo Antunes 4, 2700-002 Amadora, Portugal</text:p>
          </table:table-cell>
          <table:table-cell table:style-name="ce1" office:value-type="string">
            <text:p>21 494 1471</text:p>
          </table:table-cell>
        </table:table-row>
        <table:table-row table:style-name="ro1">
          <table:table-cell table:style-name="ce1" office:value-type="string">
            <text:p>Sacolinha</text:p>
          </table:table-cell>
          <table:table-cell table:style-name="ce1" office:value-type="string">
            <text:p>Rua Ernesto Melo Antunes 4, 2700-002 Amadora, Portugal</text:p>
          </table:table-cell>
          <table:table-cell table:style-name="ce1" office:value-type="string">
            <text:p>21 494 1471</text:p>
          </table:table-cell>
        </table:table-row>
        <table:table-row table:style-name="ro1">
          <table:table-cell table:style-name="ce1" office:value-type="string">
            <text:p>Sacolinha</text:p>
          </table:table-cell>
          <table:table-cell table:style-name="ce1" office:value-type="string">
            <text:p>Rua Ernesto Melo Antunes 4, 2700-002 Amadora, Portugal</text:p>
          </table:table-cell>
          <table:table-cell table:style-name="ce1" office:value-type="string">
            <text:p>21 494 1471</text:p>
          </table:table-cell>
        </table:table-row>
        <table:table-row table:style-name="ro1">
          <table:table-cell table:style-name="ce1" office:value-type="string">
            <text:p>Sacolinha</text:p>
          </table:table-cell>
          <table:table-cell table:style-name="ce1" office:value-type="string">
            <text:p>Rua Ernesto Melo Antunes 4, 2700-002 Amadora, Portugal</text:p>
          </table:table-cell>
          <table:table-cell table:style-name="ce1" office:value-type="string">
            <text:p>21 494 1471</text:p>
          </table:table-cell>
        </table:table-row>
        <table:table-row table:style-name="ro1">
          <table:table-cell table:style-name="ce1" office:value-type="string">
            <text:p>Sacolinha</text:p>
          </table:table-cell>
          <table:table-cell table:style-name="ce1" office:value-type="string">
            <text:p>Rua Ernesto Melo Antunes 4, 2700-002 Amadora, Portugal</text:p>
          </table:table-cell>
          <table:table-cell table:style-name="ce1" office:value-type="string">
            <text:p>21 494 1471</text:p>
          </table:table-cell>
        </table:table-row>
        <table:table-row table:style-name="ro1">
          <table:table-cell table:style-name="ce1" office:value-type="string">
            <text:p>Sacolinha de Oeiras</text:p>
          </table:table-cell>
          <table:table-cell table:style-name="ce1" office:value-type="string">
            <text:p>R. Dr. José da Cunha 26A, 2780-187 Oeiras, Portugal</text:p>
          </table:table-cell>
          <table:table-cell table:style-name="ce1" office:value-type="string">
            <text:p>21 402 6159</text:p>
          </table:table-cell>
        </table:table-row>
        <table:table-row table:style-name="ro1">
          <table:table-cell table:style-name="ce1" office:value-type="string">
            <text:p>Sanorte</text:p>
          </table:table-cell>
          <table:table-cell table:style-name="ce1" office:value-type="string">
            <text:p>4700 Braga, Portugal</text:p>
          </table:table-cell>
          <table:table-cell table:style-name="ce1" office:value-type="string">
            <text:p>253 693 443</text:p>
          </table:table-cell>
        </table:table-row>
        <table:table-row table:style-name="ro1">
          <table:table-cell table:style-name="ce1" office:value-type="string">
            <text:p>Santini</text:p>
          </table:table-cell>
          <table:table-cell table:style-name="ce1" office:value-type="string">
            <text:p>R. do Carmo 88, 1100-581 Lisboa, Portugal</text:p>
          </table:table-cell>
          <table:table-cell table:style-name="ce1" office:value-type="string">
            <text:p>21 346 8431</text:p>
          </table:table-cell>
        </table:table-row>
        <table:table-row table:style-name="ro1">
          <table:table-cell table:style-name="ce1" office:value-type="string">
            <text:p>Santini</text:p>
          </table:table-cell>
          <table:table-cell table:style-name="ce1" office:value-type="string">
            <text:p>R. do Carmo 88, 1100-581 Lisboa, Portugal</text:p>
          </table:table-cell>
          <table:table-cell table:style-name="ce1" office:value-type="string">
            <text:p>21 346 8431</text:p>
          </table:table-cell>
        </table:table-row>
        <table:table-row table:style-name="ro1">
          <table:table-cell table:style-name="ce1" office:value-type="string">
            <text:p>Santini</text:p>
          </table:table-cell>
          <table:table-cell table:style-name="ce1" office:value-type="string">
            <text:p>R. do Carmo 88, 1100-581 Lisboa, Portugal</text:p>
          </table:table-cell>
          <table:table-cell table:style-name="ce1" office:value-type="string">
            <text:p>21 346 8431</text:p>
          </table:table-cell>
        </table:table-row>
        <table:table-row table:style-name="ro1">
          <table:table-cell table:style-name="ce1" office:value-type="string">
            <text:p>Santini</text:p>
          </table:table-cell>
          <table:table-cell table:style-name="ce1" office:value-type="string">
            <text:p>R. do Carmo 88, 1100-581 Lisboa, Portugal</text:p>
          </table:table-cell>
          <table:table-cell table:style-name="ce1" office:value-type="string">
            <text:p>21 346 8431</text:p>
          </table:table-cell>
        </table:table-row>
        <table:table-row table:style-name="ro1">
          <table:table-cell table:style-name="ce1" office:value-type="string">
            <text:p>Santini</text:p>
          </table:table-cell>
          <table:table-cell table:style-name="ce1" office:value-type="string">
            <text:p>R. das Flores 87, 4050-266 Porto, Portugal</text:p>
          </table:table-cell>
          <table:table-cell table:style-name="ce1" office:value-type="string">
            <text:p>22 115 6392</text:p>
          </table:table-cell>
        </table:table-row>
        <table:table-row table:style-name="ro1">
          <table:table-cell table:style-name="ce1" office:value-type="string">
            <text:p>Santo António</text:p>
          </table:table-cell>
          <table:table-cell table:style-name="ce1" office:value-type="string">
            <text:p>R. do Milagre de Santo António 10, 1100-351 Lisboa, Portugal</text:p>
          </table:table-cell>
          <table:table-cell table:style-name="ce1" office:value-type="string">
            <text:p>21 887 1717</text:p>
          </table:table-cell>
        </table:table-row>
        <table:table-row table:style-name="ro1">
          <table:table-cell table:style-name="ce1" office:value-type="string">
            <text:p>Santo António</text:p>
          </table:table-cell>
          <table:table-cell table:style-name="ce1" office:value-type="string">
            <text:p>R. do Milagre de Santo António 10, 1100-351 Lisboa, Portugal</text:p>
          </table:table-cell>
          <table:table-cell table:style-name="ce1" office:value-type="string">
            <text:p>21 887 1717</text:p>
          </table:table-cell>
        </table:table-row>
        <table:table-row table:style-name="ro1">
          <table:table-cell table:style-name="ce1" office:value-type="string">
            <text:p>Sapataria Crispal</text:p>
          </table:table-cell>
          <table:table-cell table:style-name="ce1" office:value-type="string">
            <text:p>Pátio das Pirogas, Alameda dos Oceanos 3F, 1990-616 Lisboa, Portugal</text:p>
          </table:table-cell>
          <table:table-cell table:style-name="ce1" office:value-type="string">
            <text:p>21 895 0043</text:p>
          </table:table-cell>
        </table:table-row>
        <table:table-row table:style-name="ro1">
          <table:table-cell table:style-name="ce1" office:value-type="string">
            <text:p>Sara Melissa Boutique da Boleira</text:p>
          </table:table-cell>
          <table:table-cell table:style-name="ce1" office:value-type="string">
            <text:p>Praça da Justiça 191 loja 3, 4715-017 Braga, Portugal</text:p>
          </table:table-cell>
          <table:table-cell table:style-name="ce1" office:value-type="string">
            <text:p>938 075 785</text:p>
          </table:table-cell>
        </table:table-row>
        <table:table-row table:style-name="ro1">
          <table:table-cell table:style-name="ce1" office:value-type="string">
            <text:p>Saudades de Ti Funchal</text:p>
          </table:table-cell>
          <table:table-cell table:style-name="ce1" office:value-type="string">
            <text:p>Rua da Carreira 55, São Martinho, 9000-042 Funchal, Portugal</text:p>
          </table:table-cell>
          <table:table-cell table:style-name="ce1" office:value-type="string">
            <text:p>968 847 472</text:p>
          </table:table-cell>
        </table:table-row>
        <table:table-row table:style-name="ro1">
          <table:table-cell table:style-name="ce1" office:value-type="string">
            <text:p>Scala</text:p>
          </table:table-cell>
          <table:table-cell table:style-name="ce1" office:value-type="string">
            <text:p>R. Elias Garcia 7, 2700-309 Amadora, Portugal</text:p>
          </table:table-cell>
          <table:table-cell table:style-name="ce1" office:value-type="string">
            <text:p>21 474 9749</text:p>
          </table:table-cell>
        </table:table-row>
        <table:table-row table:style-name="ro1">
          <table:table-cell table:style-name="ce1" office:value-type="string">
            <text:p>Sede Topfarma, Lda.</text:p>
          </table:table-cell>
          <table:table-cell table:style-name="ce1" office:value-type="string">
            <text:p>Rua Dr. Brito Câmara nº7A, Andar E, Fração AJ, Edifício Funchal Centrum, São Martinho, 9000-039 Funchal, Portugal</text:p>
          </table:table-cell>
          <table:table-cell table:style-name="ce1" office:value-type="string">
            <text:p>291 000 190</text:p>
          </table:table-cell>
        </table:table-row>
        <table:table-row table:style-name="ro1">
          <table:table-cell table:style-name="ce1" office:value-type="string">
            <text:p>Sementes do Bairro</text:p>
          </table:table-cell>
          <table:table-cell table:style-name="ce1" office:value-type="string">
            <text:p>Rua do Forno do Tijolo 29 A, 1170-183 Lisboa, Portugal</text:p>
          </table:table-cell>
          <table:table-cell table:style-name="ce1" office:value-type="string">
            <text:p>21 608 5059</text:p>
          </table:table-cell>
        </table:table-row>
        <table:table-row table:style-name="ro1">
          <table:table-cell table:style-name="ce1" office:value-type="string">
            <text:p>SemRegras</text:p>
          </table:table-cell>
          <table:table-cell table:style-name="ce1" office:value-type="string">
            <text:p>Av. João das Regras 139, 3040-256 Coimbra, Portugal</text:p>
          </table:table-cell>
          <table:table-cell table:style-name="ce1" office:value-type="string">
            <text:p>239 440 382</text:p>
          </table:table-cell>
        </table:table-row>
        <table:table-row table:style-name="ro1">
          <table:table-cell table:style-name="ce1" office:value-type="string">
            <text:p>SemRegras</text:p>
          </table:table-cell>
          <table:table-cell table:style-name="ce1" office:value-type="string">
            <text:p>Av. João das Regras 139, 3040-256 Coimbra, Portugal</text:p>
          </table:table-cell>
          <table:table-cell table:style-name="ce1" office:value-type="string">
            <text:p>239 440 382</text:p>
          </table:table-cell>
        </table:table-row>
        <table:table-row table:style-name="ro1">
          <table:table-cell table:style-name="ce1" office:value-type="string">
            <text:p>Sim Chocolate</text:p>
          </table:table-cell>
          <table:table-cell table:style-name="ce1" office:value-type="string">
            <text:p>R. Clube Fluvial Portuense 11, 4050-206 Porto, Portugal</text:p>
          </table:table-cell>
          <table:table-cell table:style-name="ce1" office:value-type="string">
            <text:p>912 206 334</text:p>
          </table:table-cell>
        </table:table-row>
        <table:table-row table:style-name="ro1">
          <table:table-cell table:style-name="ce1" office:value-type="string">
            <text:p>Socipamo - Sociedade de Padarias do Monte, SA</text:p>
          </table:table-cell>
          <table:table-cell table:style-name="ce1" office:value-type="string">
            <text:p>Estr. Cmte. Camacho de Freitas 875, Monte, 9050-222 Funchal, Portugal</text:p>
          </table:table-cell>
          <table:table-cell table:style-name="ce1" office:value-type="string">
            <text:p>291 700 550</text:p>
          </table:table-cell>
        </table:table-row>
        <table:table-row table:style-name="ro1">
          <table:table-cell table:style-name="ce1" office:value-type="string">
            <text:p>Solar da Vila</text:p>
          </table:table-cell>
          <table:table-cell table:style-name="ce1" office:value-type="string">
            <text:p>Av. Pedro Álvares Cabral 58 B 2700-608, 2700-401 Amadora, Portugal</text:p>
          </table:table-cell>
          <table:table-cell table:style-name="ce1" office:value-type="string">
            <text:p>21 494 7300</text:p>
          </table:table-cell>
        </table:table-row>
        <table:table-row table:style-name="ro1">
          <table:table-cell table:style-name="ce1" office:value-type="string">
            <text:p>Solar da Vila</text:p>
          </table:table-cell>
          <table:table-cell table:style-name="ce1" office:value-type="string">
            <text:p>Av. Pedro Álvares Cabral 58 B 2700-608, 2700-401 Amadora, Portugal</text:p>
          </table:table-cell>
          <table:table-cell table:style-name="ce1" office:value-type="string">
            <text:p>21 494 7300</text:p>
          </table:table-cell>
        </table:table-row>
        <table:table-row table:style-name="ro1">
          <table:table-cell table:style-name="ce1" office:value-type="string">
            <text:p>Solar dos Doces</text:p>
          </table:table-cell>
          <table:table-cell table:style-name="ce1" office:value-type="string">
            <text:p>R. Prof. Rómulo de Carvalho 4, 2650 Casal de São Brás, Portugal</text:p>
          </table:table-cell>
          <table:table-cell table:style-name="ce1" office:value-type="string">
            <text:p>934 943 166</text:p>
          </table:table-cell>
        </table:table-row>
        <table:table-row table:style-name="ro1">
          <table:table-cell table:style-name="ce1" office:value-type="string">
            <text:p>Sonepar Amadora</text:p>
          </table:table-cell>
          <table:table-cell table:style-name="ce1" office:value-type="string">
            <text:p>Rua Entreposto Industrial, Av. Q.ta Grande 3, 2610-135 Amadora, Portugal</text:p>
          </table:table-cell>
          <table:table-cell table:style-name="ce1" office:value-type="string">
            <text:p>300 527 100</text:p>
          </table:table-cell>
        </table:table-row>
        <table:table-row table:style-name="ro1">
          <table:table-cell table:style-name="ce1" office:value-type="string">
            <text:p>Sonepar Évora</text:p>
          </table:table-cell>
          <table:table-cell table:style-name="ce1" office:value-type="string">
            <text:p>Praceta das Empresas, N.º 10, Parque Industrial Almeirim, Horta das Figueiras, 7005-249 Évora, Portugal</text:p>
          </table:table-cell>
          <table:table-cell table:style-name="ce1" office:value-type="string">
            <text:p>300 527 100</text:p>
          </table:table-cell>
        </table:table-row>
        <table:table-row table:style-name="ro1">
          <table:table-cell table:style-name="ce1" office:value-type="string">
            <text:p>Sorbettino</text:p>
          </table:table-cell>
          <table:table-cell table:style-name="ce1" office:value-type="string">
            <text:p>R. da Misericórdia 23, 1200-108 Lisboa, Portugal</text:p>
          </table:table-cell>
          <table:table-cell table:style-name="ce1" office:value-type="string">
            <text:p>21 197 5349</text:p>
          </table:table-cell>
        </table:table-row>
        <table:table-row table:style-name="ro1">
          <table:table-cell table:style-name="ce1" office:value-type="string">
            <text:p>Sorbettino</text:p>
          </table:table-cell>
          <table:table-cell table:style-name="ce1" office:value-type="string">
            <text:p>R. da Misericórdia 23, 1200-108 Lisboa, Portugal</text:p>
          </table:table-cell>
          <table:table-cell table:style-name="ce1" office:value-type="string">
            <text:p>21 197 5349</text:p>
          </table:table-cell>
        </table:table-row>
        <table:table-row table:style-name="ro1">
          <table:table-cell table:style-name="ce1" office:value-type="string">
            <text:p>Sorbettino</text:p>
          </table:table-cell>
          <table:table-cell table:style-name="ce1" office:value-type="string">
            <text:p>R. da Misericórdia 23, 1200-108 Lisboa, Portugal</text:p>
          </table:table-cell>
          <table:table-cell table:style-name="ce1" office:value-type="string">
            <text:p>21 197 5349</text:p>
          </table:table-cell>
        </table:table-row>
        <table:table-row table:style-name="ro1">
          <table:table-cell table:style-name="ce1" office:value-type="string">
            <text:p>Sorbettino</text:p>
          </table:table-cell>
          <table:table-cell table:style-name="ce1" office:value-type="string">
            <text:p>R. da Misericórdia 23, 1200-108 Lisboa, Portugal</text:p>
          </table:table-cell>
          <table:table-cell table:style-name="ce1" office:value-type="string">
            <text:p>21 197 5349</text:p>
          </table:table-cell>
        </table:table-row>
        <table:table-row table:style-name="ro1">
          <table:table-cell table:style-name="ce1" office:value-type="string">
            <text:p>Sorriso Alentejano - Comércio De Produtos Alimentares Regionais, Lda.</text:p>
          </table:table-cell>
          <table:table-cell table:style-name="ce1" office:value-type="string">
            <text:p>Largo Alexandre Gusmão 13, Damaia, 2720-122 Amadora, Portugal</text:p>
          </table:table-cell>
          <table:table-cell table:style-name="ce1" office:value-type="string">
            <text:p>21 037 2736</text:p>
          </table:table-cell>
        </table:table-row>
        <table:table-row table:style-name="ro1">
          <table:table-cell table:style-name="ce1" office:value-type="string">
            <text:p>Sorriso Alentejano Produtos Alentejanos</text:p>
          </table:table-cell>
          <table:table-cell table:style-name="ce1" office:value-type="string">
            <text:p>R. Pedro Franco 2, 2700-708 Amadora, Portugal</text:p>
          </table:table-cell>
          <table:table-cell table:style-name="ce1" office:value-type="string">
            <text:p>21 491 8036</text:p>
          </table:table-cell>
        </table:table-row>
        <table:table-row table:style-name="ro1">
          <table:table-cell table:style-name="ce1" office:value-type="string">
            <text:p>Souk - Mercearia Biológica</text:p>
          </table:table-cell>
          <table:table-cell table:style-name="ce1" office:value-type="string">
            <text:p>R. de Viana 11B, 7005-410 Évora, Portugal</text:p>
          </table:table-cell>
          <table:table-cell table:style-name="ce1" office:value-type="string">
            <text:p>965 085 741</text:p>
          </table:table-cell>
        </table:table-row>
        <table:table-row table:style-name="ro1">
          <table:table-cell table:style-name="ce1" office:value-type="string">
            <text:p>Sugar Daddy - Ice Cream &amp; Co</text:p>
          </table:table-cell>
          <table:table-cell table:style-name="ce1" office:value-type="string">
            <text:p>R. Dom Manuel I 123, Fonte da Cheira, 3030-320 Coimbra, Portugal</text:p>
          </table:table-cell>
          <table:table-cell table:style-name="ce1" office:value-type="string">
            <text:p>239 780 071</text:p>
          </table:table-cell>
        </table:table-row>
        <table:table-row table:style-name="ro1">
          <table:table-cell table:style-name="ce1" office:value-type="string">
            <text:p>Sugar Daddy - Ice Cream &amp; Co</text:p>
          </table:table-cell>
          <table:table-cell table:style-name="ce1" office:value-type="string">
            <text:p>R. Dom Manuel I 123, Fonte da Cheira, 3030-320 Coimbra, Portugal</text:p>
          </table:table-cell>
          <table:table-cell table:style-name="ce1" office:value-type="string">
            <text:p>239 780 071</text:p>
          </table:table-cell>
        </table:table-row>
        <table:table-row table:style-name="ro1">
          <table:table-cell table:style-name="ce1" office:value-type="string">
            <text:p>Sugar Daddy - Ice Cream &amp; Co</text:p>
          </table:table-cell>
          <table:table-cell table:style-name="ce1" office:value-type="string">
            <text:p>R. Dom Manuel I 123, Fonte da Cheira, 3030-320 Coimbra, Portugal</text:p>
          </table:table-cell>
          <table:table-cell table:style-name="ce1" office:value-type="string">
            <text:p>239 780 071</text:p>
          </table:table-cell>
        </table:table-row>
        <table:table-row table:style-name="ro1">
          <table:table-cell table:style-name="ce1" office:value-type="string">
            <text:p>Sugar Daddy - Ice Cream &amp; Co</text:p>
          </table:table-cell>
          <table:table-cell table:style-name="ce1" office:value-type="string">
            <text:p>R. Dom Manuel I 123, Fonte da Cheira, 3030-320 Coimbra, Portugal</text:p>
          </table:table-cell>
          <table:table-cell table:style-name="ce1" office:value-type="string">
            <text:p>239 780 071</text:p>
          </table:table-cell>
        </table:table-row>
        <table:table-row table:style-name="ro1">
          <table:table-cell table:style-name="ce1" office:value-type="string">
            <text:p>Supercor - Coimbra</text:p>
          </table:table-cell>
          <table:table-cell table:style-name="ce1" office:value-type="string">
            <text:p>R. Monsenhor Augusto Nunes Pereira 3, 3030-186 Coimbra, Portugal</text:p>
          </table:table-cell>
          <table:table-cell table:style-name="ce1" office:value-type="string">
            <text:p>707 200 051</text:p>
          </table:table-cell>
        </table:table-row>
        <table:table-row table:style-name="ro1">
          <table:table-cell table:style-name="ce1" office:value-type="string">
            <text:p>Supercor - Coimbra</text:p>
          </table:table-cell>
          <table:table-cell table:style-name="ce1" office:value-type="string">
            <text:p>R. Monsenhor Augusto Nunes Pereira 3, 3030-186 Coimbra, Portugal</text:p>
          </table:table-cell>
          <table:table-cell table:style-name="ce1" office:value-type="string">
            <text:p>707 200 051</text:p>
          </table:table-cell>
        </table:table-row>
        <table:table-row table:style-name="ro1">
          <table:table-cell table:style-name="ce1" office:value-type="string">
            <text:p>Supercor - Coimbra</text:p>
          </table:table-cell>
          <table:table-cell table:style-name="ce1" office:value-type="string">
            <text:p>R. Monsenhor Augusto Nunes Pereira 3, 3030-186 Coimbra, Portugal</text:p>
          </table:table-cell>
          <table:table-cell table:style-name="ce1" office:value-type="string">
            <text:p>707 200 051</text:p>
          </table:table-cell>
        </table:table-row>
        <table:table-row table:style-name="ro1">
          <table:table-cell table:style-name="ce1" office:value-type="string">
            <text:p>SuperFrutas - Nobre Ferreira Unip. Lda</text:p>
          </table:table-cell>
          <table:table-cell table:style-name="ce1" office:value-type="string">
            <text:p>R. Augusto Marques Bom 29, 3030-218 Coimbra, Portugal</text:p>
          </table:table-cell>
          <table:table-cell table:style-name="ce1" office:value-type="string">
            <text:p>910 134 095</text:p>
          </table:table-cell>
        </table:table-row>
        <table:table-row table:style-name="ro1">
          <table:table-cell table:style-name="ce1" office:value-type="string">
            <text:p>Supermercado Avô António</text:p>
          </table:table-cell>
          <table:table-cell table:style-name="ce1" office:value-type="string">
            <text:p>Estrada Monumental 248, São Martinho, 9000-100 Funchal, Portugal</text:p>
          </table:table-cell>
          <table:table-cell table:style-name="ce1" office:value-type="string">
            <text:p>291 783 076</text:p>
          </table:table-cell>
        </table:table-row>
        <table:table-row table:style-name="ro1">
          <table:table-cell table:style-name="ce1" office:value-type="string">
            <text:p>Supermercado Mendonça | Ilha da Madeira</text:p>
          </table:table-cell>
          <table:table-cell table:style-name="ce1" office:value-type="string">
            <text:p>R. Dom Carlos I, 9060-051 Funchal, Portugal</text:p>
          </table:table-cell>
          <table:table-cell table:style-name="ce1" office:value-type="string">
            <text:p>936 185 586</text:p>
          </table:table-cell>
        </table:table-row>
        <table:table-row table:style-name="ro1">
          <table:table-cell table:style-name="ce1" office:value-type="string">
            <text:p>Supermercado Regional</text:p>
          </table:table-cell>
          <table:table-cell table:style-name="ce1" office:value-type="string">
            <text:p>R. Cidade do Cabo 10, 9050-047 Funchal, Portugal</text:p>
          </table:table-cell>
          <table:table-cell table:style-name="ce1" office:value-type="string">
            <text:p>291 228 009</text:p>
          </table:table-cell>
        </table:table-row>
        <table:table-row table:style-name="ro1">
          <table:table-cell table:style-name="ce1" office:value-type="string">
            <text:p>Supermercados Europa</text:p>
          </table:table-cell>
          <table:table-cell table:style-name="ce1" office:value-type="string">
            <text:p>Praça 25 de Abril 2, 2700-121 Amadora, Portugal</text:p>
          </table:table-cell>
          <table:table-cell table:style-name="ce1" office:value-type="string">
            <text:p>21 493 3289</text:p>
          </table:table-cell>
        </table:table-row>
        <table:table-row table:style-name="ro1">
          <table:table-cell table:style-name="ce1" office:value-type="string">
            <text:p>Swarovski</text:p>
          </table:table-cell>
          <table:table-cell table:style-name="ce1" office:value-type="string">
            <text:p>Estrada Monumental 390, São Martinho, 9004-568 Funchal, Portugal</text:p>
          </table:table-cell>
          <table:table-cell table:style-name="ce1" office:value-type="string">
            <text:p>291 009 230</text:p>
          </table:table-cell>
        </table:table-row>
        <table:table-row table:style-name="ro1">
          <table:table-cell table:style-name="ce1" office:value-type="string">
            <text:p>Sweets cake &amp; coffee</text:p>
          </table:table-cell>
          <table:table-cell table:style-name="ce1" office:value-type="string">
            <text:p>R. da Devesa, 4715-213 Braga, Portugal</text:p>
          </table:table-cell>
          <table:table-cell table:style-name="ce1" office:value-type="string">
            <text:p>961 670 099</text:p>
          </table:table-cell>
        </table:table-row>
        <table:table-row table:style-name="ro1">
          <table:table-cell table:style-name="ce1" office:value-type="string">
            <text:p>Sweets cake &amp; coffee</text:p>
          </table:table-cell>
          <table:table-cell table:style-name="ce1" office:value-type="string">
            <text:p>R. da Devesa, 4715-213 Braga, Portugal</text:p>
          </table:table-cell>
          <table:table-cell table:style-name="ce1" office:value-type="string">
            <text:p>961 670 099</text:p>
          </table:table-cell>
        </table:table-row>
        <table:table-row table:style-name="ro1">
          <table:table-cell table:style-name="ce1" office:value-type="string">
            <text:p>Taberna Típica Quarta-feira</text:p>
          </table:table-cell>
          <table:table-cell table:style-name="ce1" office:value-type="string">
            <text:p>R. do Inverno 16, 7000-599 Évora, Portugal</text:p>
          </table:table-cell>
          <table:table-cell table:style-name="ce1" office:value-type="string">
            <text:p>266 707 530</text:p>
          </table:table-cell>
        </table:table-row>
        <table:table-row table:style-name="ro1">
          <table:table-cell table:style-name="ce1" office:value-type="string">
            <text:p>Tábua do Naldo</text:p>
          </table:table-cell>
          <table:table-cell table:style-name="ce1" office:value-type="string">
            <text:p>Praça 1º de Maio 20, 7000-650 Évora, Portugal</text:p>
          </table:table-cell>
          <table:table-cell table:style-name="ce1" office:value-type="string">
            <text:p>967 776 461</text:p>
          </table:table-cell>
        </table:table-row>
        <table:table-row table:style-name="ro1">
          <table:table-cell table:style-name="ce1" office:value-type="string">
            <text:p>Tábua do Naldo</text:p>
          </table:table-cell>
          <table:table-cell table:style-name="ce1" office:value-type="string">
            <text:p>Praça 1º de Maio 20, 7000-650 Évora, Portugal</text:p>
          </table:table-cell>
          <table:table-cell table:style-name="ce1" office:value-type="string">
            <text:p>967 776 461</text:p>
          </table:table-cell>
        </table:table-row>
        <table:table-row table:style-name="ro1">
          <table:table-cell table:style-name="ce1" office:value-type="string">
            <text:p>Talho Nacional</text:p>
          </table:table-cell>
          <table:table-cell table:style-name="ce1" office:value-type="string">
            <text:p>de 2 LT 212 Rua da Quinta da Alcântara, Nº2 R/C Parque Industrial e Tecnologico, 7005-345 Évora, Portugal</text:p>
          </table:table-cell>
          <table:table-cell table:style-name="ce1" office:value-type="string">
            <text:p>266 044 417</text:p>
          </table:table-cell>
        </table:table-row>
        <table:table-row table:style-name="ro1">
          <table:table-cell table:style-name="ce1" office:value-type="string">
            <text:p>Talho Nacional</text:p>
          </table:table-cell>
          <table:table-cell table:style-name="ce1" office:value-type="string">
            <text:p>de 2 LT 212 Rua da Quinta da Alcântara, Nº2 R/C Parque Industrial e Tecnologico, 7005-345 Évora, Portugal</text:p>
          </table:table-cell>
          <table:table-cell table:style-name="ce1" office:value-type="string">
            <text:p>266 044 417</text:p>
          </table:table-cell>
        </table:table-row>
        <table:table-row table:style-name="ro1">
          <table:table-cell table:style-name="ce1" office:value-type="string">
            <text:p>Tasquinha do Oliveira</text:p>
          </table:table-cell>
          <table:table-cell table:style-name="ce1" office:value-type="string">
            <text:p>R. Cândido dos Reis 45, 7000-528 Évora, Portugal</text:p>
          </table:table-cell>
          <table:table-cell table:style-name="ce1" office:value-type="string">
            <text:p>266 744 841</text:p>
          </table:table-cell>
        </table:table-row>
        <table:table-row table:style-name="ro1">
          <table:table-cell table:style-name="ce1" office:value-type="string">
            <text:p>TECNICABELO</text:p>
          </table:table-cell>
          <table:table-cell table:style-name="ce1" office:value-type="string">
            <text:p>R. São Teotónio 17 r/c Dto, Celas, 3000-377 Coimbra, Portugal</text:p>
          </table:table-cell>
          <table:table-cell table:style-name="ce1" office:value-type="string">
            <text:p>239 482 413</text:p>
          </table:table-cell>
        </table:table-row>
        <table:table-row table:style-name="ro1">
          <table:table-cell table:style-name="ce1" office:value-type="string">
            <text:p>The Bakery Lounge</text:p>
          </table:table-cell>
          <table:table-cell table:style-name="ce1" office:value-type="string">
            <text:p>R. de Burgos 6, 7000-841 Évora, Portugal</text:p>
          </table:table-cell>
          <table:table-cell table:style-name="ce1" office:value-type="string">
            <text:p>266 707 085</text:p>
          </table:table-cell>
        </table:table-row>
        <table:table-row table:style-name="ro1">
          <table:table-cell table:style-name="ce1" office:value-type="string">
            <text:p>The Bakery Lounge</text:p>
          </table:table-cell>
          <table:table-cell table:style-name="ce1" office:value-type="string">
            <text:p>R. de Burgos 6, 7000-841 Évora, Portugal</text:p>
          </table:table-cell>
          <table:table-cell table:style-name="ce1" office:value-type="string">
            <text:p>266 707 085</text:p>
          </table:table-cell>
        </table:table-row>
        <table:table-row table:style-name="ro1">
          <table:table-cell table:style-name="ce1" office:value-type="string">
            <text:p>The Bakery Lounge</text:p>
          </table:table-cell>
          <table:table-cell table:style-name="ce1" office:value-type="string">
            <text:p>R. de Burgos 6, 7000-841 Évora, Portugal</text:p>
          </table:table-cell>
          <table:table-cell table:style-name="ce1" office:value-type="string">
            <text:p>266 707 085</text:p>
          </table:table-cell>
        </table:table-row>
        <table:table-row table:style-name="ro1">
          <table:table-cell table:style-name="ce1" office:value-type="string">
            <text:p>The Chocolate Story Museum</text:p>
          </table:table-cell>
          <table:table-cell table:style-name="ce1" office:value-type="string">
            <text:p>R. de Guilherme Braga 21, 4400-174 Vila Nova de Gaia, Portugal</text:p>
          </table:table-cell>
          <table:table-cell table:style-name="ce1" office:value-type="string">
            <text:p>22 012 1200</text:p>
          </table:table-cell>
        </table:table-row>
        <table:table-row table:style-name="ro1">
          <table:table-cell table:style-name="ce1" office:value-type="string">
            <text:p>The pastry Bread Of God</text:p>
          </table:table-cell>
          <table:table-cell table:style-name="ce1" office:value-type="string">
            <text:p>Largo António Feliciano de Castilho 7, 2700-258 Amadora, Portugal</text:p>
          </table:table-cell>
          <table:table-cell table:style-name="ce1" office:value-type="string">
            <text:p>21 474 4576</text:p>
          </table:table-cell>
        </table:table-row>
        <table:table-row table:style-name="ro1">
          <table:table-cell table:style-name="ce1" office:value-type="string">
            <text:p>Tíbias de Braga</text:p>
          </table:table-cell>
          <table:table-cell table:style-name="ce1" office:value-type="string">
            <text:p>Av. São Miguel O Anjo 5, 4700-210 Braga, Portugal</text:p>
          </table:table-cell>
          <table:table-cell table:style-name="ce1" office:value-type="string">
            <text:p>253 035 625</text:p>
          </table:table-cell>
        </table:table-row>
        <table:table-row table:style-name="ro1">
          <table:table-cell table:style-name="ce1" office:value-type="string">
            <text:p>Tíbias de Braga</text:p>
          </table:table-cell>
          <table:table-cell table:style-name="ce1" office:value-type="string">
            <text:p>Av. São Miguel O Anjo 5, 4700-210 Braga, Portugal</text:p>
          </table:table-cell>
          <table:table-cell table:style-name="ce1" office:value-type="string">
            <text:p>253 035 625</text:p>
          </table:table-cell>
        </table:table-row>
        <table:table-row table:style-name="ro1">
          <table:table-cell table:style-name="ce1" office:value-type="string">
            <text:p>Time Out Market</text:p>
          </table:table-cell>
          <table:table-cell table:style-name="ce1" office:value-type="string">
            <text:p>Mercado da Ribeira, Av. 24 de Julho, 1200-479 Lisboa, Portugal</text:p>
          </table:table-cell>
          <table:table-cell table:style-name="ce1" office:value-type="string">
            <text:p>21 060 7403</text:p>
          </table:table-cell>
        </table:table-row>
        <table:table-row table:style-name="ro1">
          <table:table-cell table:style-name="ce1" office:value-type="string">
            <text:p>TOPCAR - Total Turbo</text:p>
          </table:table-cell>
          <table:table-cell table:style-name="ce1" office:value-type="string">
            <text:p>Pq. Industrial de Taveiro 13, 3045-508 Taveiro, Portugal</text:p>
          </table:table-cell>
          <table:table-cell table:style-name="ce1" office:value-type="string">
            <text:p>239 496 164</text:p>
          </table:table-cell>
        </table:table-row>
        <table:table-row table:style-name="ro1">
          <table:table-cell table:style-name="ce1" office:value-type="string">
            <text:p>TopTex Portugal</text:p>
          </table:table-cell>
          <table:table-cell table:style-name="ce1" office:value-type="string">
            <text:p>R. da Cerâmica Ceres 15, 3020-927 Coimbra, Portugal</text:p>
          </table:table-cell>
          <table:table-cell table:style-name="ce1" office:value-type="string">
            <text:p>239 433 131</text:p>
          </table:table-cell>
        </table:table-row>
        <table:table-row table:style-name="ro1">
          <table:table-cell table:style-name="ce1" office:value-type="string">
            <text:p>Torta de Noz</text:p>
          </table:table-cell>
          <table:table-cell table:style-name="ce1" office:value-type="string">
            <text:p>R. de Damião de Góis 46, 4050-221 Porto, Portugal</text:p>
          </table:table-cell>
          <table:table-cell table:style-name="ce1" office:value-type="string">
            <text:p>22 502 4254</text:p>
          </table:table-cell>
        </table:table-row>
        <table:table-row table:style-name="ro1">
          <table:table-cell table:style-name="ce1" office:value-type="string">
            <text:p>Tradição - Loja Agrícola</text:p>
          </table:table-cell>
          <table:table-cell table:style-name="ce1" office:value-type="string">
            <text:p>Estr. Coselhas 265 RC Dir, 3000-125 Coimbra, Portugal</text:p>
          </table:table-cell>
          <table:table-cell table:style-name="ce1" office:value-type="string">
            <text:p>239 496 190</text:p>
          </table:table-cell>
        </table:table-row>
        <table:table-row table:style-name="ro1">
          <table:table-cell table:style-name="ce1" office:value-type="string">
            <text:p>Triboaráus I - Produtos Naturais, Lda.</text:p>
          </table:table-cell>
          <table:table-cell table:style-name="ce1" office:value-type="string">
            <text:p>Rua Brigadeiro Oudinot 2, 9060-209 Funchal, Portugal</text:p>
          </table:table-cell>
          <table:table-cell table:style-name="ce1" office:value-type="string">
            <text:p>291 238 364</text:p>
          </table:table-cell>
        </table:table-row>
        <table:table-row table:style-name="ro1">
          <table:table-cell table:style-name="ce1" office:value-type="string">
            <text:p>Uafas</text:p>
          </table:table-cell>
          <table:table-cell table:style-name="ce1" office:value-type="string">
            <text:p>4 Largo de, Largo d'Alvaro Velho, 7000-799 Évora, Portugal</text:p>
          </table:table-cell>
          <table:table-cell table:style-name="ce1" office:value-type="string">
            <text:p>266 703 629</text:p>
          </table:table-cell>
        </table:table-row>
        <table:table-row table:style-name="ro1">
          <table:table-cell table:style-name="ce1" office:value-type="string">
            <text:p>Uafas</text:p>
          </table:table-cell>
          <table:table-cell table:style-name="ce1" office:value-type="string">
            <text:p>4 Largo de, Largo d'Alvaro Velho, 7000-799 Évora, Portugal</text:p>
          </table:table-cell>
          <table:table-cell table:style-name="ce1" office:value-type="string">
            <text:p>266 703 629</text:p>
          </table:table-cell>
        </table:table-row>
        <table:table-row table:style-name="ro1">
          <table:table-cell table:style-name="ce1" office:value-type="string">
            <text:p>Uafas</text:p>
          </table:table-cell>
          <table:table-cell table:style-name="ce1" office:value-type="string">
            <text:p>4 Largo de, Largo d'Alvaro Velho, 7000-799 Évora, Portugal</text:p>
          </table:table-cell>
          <table:table-cell table:style-name="ce1" office:value-type="string">
            <text:p>266 703 629</text:p>
          </table:table-cell>
        </table:table-row>
        <table:table-row table:style-name="ro1">
          <table:table-cell table:style-name="ce1" office:value-type="string">
            <text:p>Uafas</text:p>
          </table:table-cell>
          <table:table-cell table:style-name="ce1" office:value-type="string">
            <text:p>4 Largo de, Largo d'Alvaro Velho, 7000-799 Évora, Portugal</text:p>
          </table:table-cell>
          <table:table-cell table:style-name="ce1" office:value-type="string">
            <text:p>266 703 629</text:p>
          </table:table-cell>
        </table:table-row>
        <table:table-row table:style-name="ro1">
          <table:table-cell table:style-name="ce1" office:value-type="string">
            <text:p>UAO - Vegan &amp; Sugar-Free Italian Gelato</text:p>
          </table:table-cell>
          <table:table-cell table:style-name="ce1" office:value-type="string">
            <text:p>R. Dom Pedro V 145, 1250-094 Lisboa, Portugal</text:p>
          </table:table-cell>
          <table:table-cell table:style-name="ce1" office:value-type="string">
            <text:p>21 138 3477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Latino Coelho 38, 9060-155 Funchal, Portugal</text:p>
          </table:table-cell>
          <table:table-cell table:style-name="ce1" office:value-type="string">
            <text:p>291 613 977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Latino Coelho 38, 9060-155 Funchal, Portugal</text:p>
          </table:table-cell>
          <table:table-cell table:style-name="ce1" office:value-type="string">
            <text:p>291 613 977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Forum Madeira, Estrada Monumental 390, São Martinho, 9004-068 Funchal, Portugal</text:p>
          </table:table-cell>
          <table:table-cell table:style-name="ce1" office:value-type="string">
            <text:p>291 616 189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Forum Madeira, Estrada Monumental 390, São Martinho, 9004-068 Funchal, Portugal</text:p>
          </table:table-cell>
          <table:table-cell table:style-name="ce1" office:value-type="string">
            <text:p>291 616 189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Q.Baixo 11, São Martinho, 9000-068 Funchal, Portugal</text:p>
          </table:table-cell>
          <table:table-cell table:style-name="ce1" office:value-type="string">
            <text:p>291 644 620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Q.Baixo 11, São Martinho, 9000-068 Funchal, Portugal</text:p>
          </table:table-cell>
          <table:table-cell table:style-name="ce1" office:value-type="string">
            <text:p>291 644 620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Q.Baixo 11, São Martinho, 9000-068 Funchal, Portugal</text:p>
          </table:table-cell>
          <table:table-cell table:style-name="ce1" office:value-type="string">
            <text:p>291 644 620</text:p>
          </table:table-cell>
        </table:table-row>
        <table:table-row table:style-name="ro1">
          <table:table-cell table:style-name="ce1" office:value-type="string">
            <text:p>UauCacau</text:p>
          </table:table-cell>
          <table:table-cell table:style-name="ce1" office:value-type="string">
            <text:p>R. Q.Baixo 11, São Martinho, 9000-068 Funchal, Portugal</text:p>
          </table:table-cell>
          <table:table-cell table:style-name="ce1" office:value-type="string">
            <text:p>291 644 620</text:p>
          </table:table-cell>
        </table:table-row>
        <table:table-row table:style-name="ro1">
          <table:table-cell table:style-name="ce1" office:value-type="string">
            <text:p>União Panificadora da Amadora (UPAL)</text:p>
          </table:table-cell>
          <table:table-cell table:style-name="ce1" office:value-type="string">
            <text:p>R. Prof. Dr. Egas Moniz 9, 2610-022 Amadora, Portugal</text:p>
          </table:table-cell>
          <table:table-cell table:style-name="ce1" office:value-type="string">
            <text:p>21 493 7061</text:p>
          </table:table-cell>
        </table:table-row>
        <table:table-row table:style-name="ro1">
          <table:table-cell table:style-name="ce1" office:value-type="string">
            <text:p>União Panificadora da Amadora (UPAL)</text:p>
          </table:table-cell>
          <table:table-cell table:style-name="ce1" office:value-type="string">
            <text:p>R. Prof. Dr. Egas Moniz 9, 2610-022 Amadora, Portugal</text:p>
          </table:table-cell>
          <table:table-cell table:style-name="ce1" office:value-type="string">
            <text:p>21 493 7061</text:p>
          </table:table-cell>
        </table:table-row>
        <table:table-row table:style-name="ro1">
          <table:table-cell table:style-name="ce1" office:value-type="string">
            <text:p>Unico Gelato Lisbon</text:p>
          </table:table-cell>
          <table:table-cell table:style-name="ce1" office:value-type="string">
            <text:p>Av. Dom Carlos I 92, 1200-815 Lisboa, Portugal</text:p>
          </table:table-cell>
          <table:table-cell table:style-name="ce1" office:value-type="string">
            <text:p>21 246 1414</text:p>
          </table:table-cell>
        </table:table-row>
        <table:table-row table:style-name="ro1">
          <table:table-cell table:style-name="ce1" office:value-type="string">
            <text:p>Upal</text:p>
          </table:table-cell>
          <table:table-cell table:style-name="ce1" office:value-type="string">
            <text:p>R. do Entreposto Industrial 11, 2610-135 Amadora, Portugal</text:p>
          </table:table-cell>
          <table:table-cell table:style-name="ce1" office:value-type="string">
            <text:p>21 493 7061</text:p>
          </table:table-cell>
        </table:table-row>
        <table:table-row table:style-name="ro1">
          <table:table-cell table:style-name="ce1" office:value-type="string">
            <text:p>Upal</text:p>
          </table:table-cell>
          <table:table-cell table:style-name="ce1" office:value-type="string">
            <text:p>R. do Entreposto Industrial 11, 2610-135 Amadora, Portugal</text:p>
          </table:table-cell>
          <table:table-cell table:style-name="ce1" office:value-type="string">
            <text:p>21 493 7061</text:p>
          </table:table-cell>
        </table:table-row>
        <table:table-row table:style-name="ro1">
          <table:table-cell table:style-name="ce1" office:value-type="string">
            <text:p>UPAL - Var. Monsanto</text:p>
          </table:table-cell>
          <table:table-cell table:style-name="ce1" office:value-type="string">
            <text:p>R. Nuno Ferrari 5, 2610-287 Amadora, Portugal</text:p>
          </table:table-cell>
          <table:table-cell table:style-name="ce1" office:value-type="string">
            <text:p>21 138 4840</text:p>
          </table:table-cell>
        </table:table-row>
        <table:table-row table:style-name="ro1">
          <table:table-cell table:style-name="ce1" office:value-type="string">
            <text:p>Upal Padaria Pastelaria</text:p>
          </table:table-cell>
          <table:table-cell table:style-name="ce1" office:value-type="string">
            <text:p>R. Alfredo Keil 23, 2700-628 Amadora, Portugal</text:p>
          </table:table-cell>
          <table:table-cell table:style-name="ce1" office:value-type="string">
            <text:p>21 583 2358</text:p>
          </table:table-cell>
        </table:table-row>
        <table:table-row table:style-name="ro1">
          <table:table-cell table:style-name="ce1" office:value-type="string">
            <text:p>Urbicult Growshop</text:p>
          </table:table-cell>
          <table:table-cell table:style-name="ce1" office:value-type="string">
            <text:p>R. Manuel Madeira, 3025-047 Coimbra, Portugal</text:p>
          </table:table-cell>
          <table:table-cell table:style-name="ce1" office:value-type="string">
            <text:p>239 715 465</text:p>
          </table:table-cell>
        </table:table-row>
        <table:table-row table:style-name="ro1">
          <table:table-cell table:style-name="ce1" office:value-type="string">
            <text:p>Utilplastic</text:p>
          </table:table-cell>
          <table:table-cell table:style-name="ce1" office:value-type="string">
            <text:p>R. Santo António, 2650-116 Amadora, Portugal</text:p>
          </table:table-cell>
          <table:table-cell table:style-name="ce1" office:value-type="string">
            <text:p>961 223 833</text:p>
          </table:table-cell>
        </table:table-row>
        <table:table-row table:style-name="ro1">
          <table:table-cell table:style-name="ce1" office:value-type="string">
            <text:p>Uva Restaurant at The Vine</text:p>
          </table:table-cell>
          <table:table-cell table:style-name="ce1" office:value-type="string">
            <text:p>R. dos Aranhas 27, São Martinho, 9000-044 Funchal, Madeira, Portugal</text:p>
          </table:table-cell>
          <table:table-cell table:style-name="ce1" office:value-type="string">
            <text:p>291 009 000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Venezia Ice Cream Shop - Avenida do Mar</text:p>
          </table:table-cell>
          <table:table-cell table:style-name="ce1" office:value-type="string">
            <text:p>Av. Do Mar 14, São Martinho, 9000-900 Funchal, Portugal</text:p>
          </table:table-cell>
          <table:table-cell table:style-name="ce1" office:value-type="string">
            <text:p>291 629 532</text:p>
          </table:table-cell>
        </table:table-row>
        <table:table-row table:style-name="ro1">
          <table:table-cell table:style-name="ce1" office:value-type="string">
            <text:p>Venezia Ice Cream Shop - Dr. Fernão de Ornelas</text:p>
          </table:table-cell>
          <table:table-cell table:style-name="ce1" office:value-type="string">
            <text:p>Rua Dr. Fernão de Ornelas 17, 9050-021 Funchal, Portugal</text:p>
          </table:table-cell>
          <table:table-cell table:style-name="ce1" office:value-type="string">
            <text:p>967 587 951</text:p>
          </table:table-cell>
        </table:table-row>
        <table:table-row table:style-name="ro1">
          <table:table-cell table:style-name="ce1" office:value-type="string">
            <text:p>Venezia Ice Cream Shop - Dr. Fernão de Ornelas</text:p>
          </table:table-cell>
          <table:table-cell table:style-name="ce1" office:value-type="string">
            <text:p>Rua Dr. Fernão de Ornelas 17, 9050-021 Funchal, Portugal</text:p>
          </table:table-cell>
          <table:table-cell table:style-name="ce1" office:value-type="string">
            <text:p>967 587 951</text:p>
          </table:table-cell>
        </table:table-row>
        <table:table-row table:style-name="ro1">
          <table:table-cell table:style-name="ce1" office:value-type="string">
            <text:p>Venezia Ice Cream Shop - Dr. Fernão de Ornelas</text:p>
          </table:table-cell>
          <table:table-cell table:style-name="ce1" office:value-type="string">
            <text:p>Rua Dr. Fernão de Ornelas 17, 9050-021 Funchal, Portugal</text:p>
          </table:table-cell>
          <table:table-cell table:style-name="ce1" office:value-type="string">
            <text:p>967 587 951</text:p>
          </table:table-cell>
        </table:table-row>
        <table:table-row table:style-name="ro1">
          <table:table-cell table:style-name="ce1" office:value-type="string">
            <text:p>Venezia Ice Cream Shop - Dr. Fernão de Ornelas</text:p>
          </table:table-cell>
          <table:table-cell table:style-name="ce1" office:value-type="string">
            <text:p>Rua Dr. Fernão de Ornelas 17, 9050-021 Funchal, Portugal</text:p>
          </table:table-cell>
          <table:table-cell table:style-name="ce1" office:value-type="string">
            <text:p>967 587 951</text:p>
          </table:table-cell>
        </table:table-row>
        <table:table-row table:style-name="ro1">
          <table:table-cell table:style-name="ce1" office:value-type="string">
            <text:p>Venezia Ice Cream Shop - Rua do Gorgulho</text:p>
          </table:table-cell>
          <table:table-cell table:style-name="ce1" office:value-type="string">
            <text:p>R. do Gorgulho 11, 9000-107, São Martinho, 9000-107 Funchal, Portugal</text:p>
          </table:table-cell>
          <table:table-cell table:style-name="ce1" office:value-type="string">
            <text:p>291 605 146</text:p>
          </table:table-cell>
        </table:table-row>
        <table:table-row table:style-name="ro1">
          <table:table-cell table:style-name="ce1" office:value-type="string">
            <text:p>Venezia Ice Cream Shop - Rua do Gorgulho</text:p>
          </table:table-cell>
          <table:table-cell table:style-name="ce1" office:value-type="string">
            <text:p>R. do Gorgulho 11, 9000-107, São Martinho, 9000-107 Funchal, Portugal</text:p>
          </table:table-cell>
          <table:table-cell table:style-name="ce1" office:value-type="string">
            <text:p>291 605 146</text:p>
          </table:table-cell>
        </table:table-row>
        <table:table-row table:style-name="ro1">
          <table:table-cell table:style-name="ce1" office:value-type="string">
            <text:p>Venezia Ice Cream Shop - Rua do Gorgulho</text:p>
          </table:table-cell>
          <table:table-cell table:style-name="ce1" office:value-type="string">
            <text:p>R. do Gorgulho 11, 9000-107, São Martinho, 9000-107 Funchal, Portugal</text:p>
          </table:table-cell>
          <table:table-cell table:style-name="ce1" office:value-type="string">
            <text:p>291 605 146</text:p>
          </table:table-cell>
        </table:table-row>
        <table:table-row table:style-name="ro1">
          <table:table-cell table:style-name="ce1" office:value-type="string">
            <text:p>Venezia Ice Cream Shop - Rua do Gorgulho</text:p>
          </table:table-cell>
          <table:table-cell table:style-name="ce1" office:value-type="string">
            <text:p>R. do Gorgulho 11, 9000-107, São Martinho, 9000-107 Funchal, Portugal</text:p>
          </table:table-cell>
          <table:table-cell table:style-name="ce1" office:value-type="string">
            <text:p>291 605 146</text:p>
          </table:table-cell>
        </table:table-row>
        <table:table-row table:style-name="ro1">
          <table:table-cell table:style-name="ce1" office:value-type="string">
            <text:p>Versailles</text:p>
          </table:table-cell>
          <table:table-cell table:style-name="ce1" office:value-type="string">
            <text:p>Av. da República 15 A, 1050-185 Lisboa, Portugal</text:p>
          </table:table-cell>
          <table:table-cell table:style-name="ce1" office:value-type="string">
            <text:p>21 354 6340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Viana</text:p>
          </table:table-cell>
          <table:table-cell table:style-name="ce1" office:value-type="string">
            <text:p>Q Edifício Monumental Palace I, Estrada Monumental 456, São Martinho, 9000-250 Funchal, Portugal</text:p>
          </table:table-cell>
          <table:table-cell table:style-name="ce1" office:value-type="string">
            <text:p>291 741 053</text:p>
          </table:table-cell>
        </table:table-row>
        <table:table-row table:style-name="ro1">
          <table:table-cell table:style-name="ce1" office:value-type="string">
            <text:p>Vida Nova</text:p>
          </table:table-cell>
          <table:table-cell table:style-name="ce1" office:value-type="string">
            <text:p>R. António Apolinário da Silva 14, 2700-091 Amadora, Portugal</text:p>
          </table:table-cell>
          <table:table-cell table:style-name="ce1" office:value-type="string">
            <text:p>21 494 1668</text:p>
          </table:table-cell>
        </table:table-row>
        <table:table-row table:style-name="ro1">
          <table:table-cell table:style-name="ce1" office:value-type="string">
            <text:p>Vinagre &amp; Vinagre, Lda</text:p>
          </table:table-cell>
          <table:table-cell table:style-name="ce1" office:value-type="string">
            <text:p>R. José Carvalho 18, 2715-311 Pêro Pinheiro, Portugal</text:p>
          </table:table-cell>
          <table:table-cell table:style-name="ce1" office:value-type="string">
            <text:p>21 927 1251</text:p>
          </table:table-cell>
        </table:table-row>
        <table:table-row table:style-name="ro1">
          <table:table-cell table:style-name="ce1" office:value-type="string">
            <text:p>Vinagre &amp; Vinagre, Lda</text:p>
          </table:table-cell>
          <table:table-cell table:style-name="ce1" office:value-type="string">
            <text:p>R. José Carvalho 18, 2715-311 Pêro Pinheiro, Portugal</text:p>
          </table:table-cell>
          <table:table-cell table:style-name="ce1" office:value-type="string">
            <text:p>21 927 1251</text:p>
          </table:table-cell>
        </table:table-row>
        <table:table-row table:style-name="ro1">
          <table:table-cell table:style-name="ce1" office:value-type="string">
            <text:p>Viveiros Coimbra, Lda.</text:p>
          </table:table-cell>
          <table:table-cell table:style-name="ce1" office:value-type="string">
            <text:p>R. 15 de Agosto, 3045 Ribeira de Frades, Portugal</text:p>
          </table:table-cell>
          <table:table-cell table:style-name="ce1" office:value-type="string">
            <text:p>239 982 579</text:p>
          </table:table-cell>
        </table:table-row>
        <table:table-row table:style-name="ro1">
          <table:table-cell table:style-name="ce1" office:value-type="string">
            <text:p>Weeel Frozen Yogurt Universidade de Coimbra</text:p>
          </table:table-cell>
          <table:table-cell table:style-name="ce1" office:value-type="string">
            <text:p>Largo Porta Férrea, 3000-515 Coimbra, Portugal</text:p>
          </table:table-cell>
          <table:table-cell table:style-name="ce1" office:value-type="string">
            <text:p>966 110 503</text:p>
          </table:table-cell>
        </table:table-row>
        <table:table-row table:style-name="ro1">
          <table:table-cell table:style-name="ce1" office:value-type="string">
            <text:p>Weeel Frozen Yogurt Universidade de Coimbra</text:p>
          </table:table-cell>
          <table:table-cell table:style-name="ce1" office:value-type="string">
            <text:p>Largo Porta Férrea, 3000-515 Coimbra, Portugal</text:p>
          </table:table-cell>
          <table:table-cell table:style-name="ce1" office:value-type="string">
            <text:p>966 110 503</text:p>
          </table:table-cell>
        </table:table-row>
        <table:table-row table:style-name="ro1">
          <table:table-cell table:style-name="ce1" office:value-type="string">
            <text:p>World's best chocolate cake</text:p>
          </table:table-cell>
          <table:table-cell table:style-name="ce1" office:value-type="string">
            <text:p>R. Ten. Ferreira Durão 62A, 1350-076 Lisboa, Portugal</text:p>
          </table:table-cell>
          <table:table-cell table:style-name="ce1" office:value-type="string">
            <text:p>21 396 5372</text:p>
          </table:table-cell>
        </table:table-row>
        <table:table-row table:style-name="ro1">
          <table:table-cell table:style-name="ce1" office:value-type="string">
            <text:p>World's best chocolate cake</text:p>
          </table:table-cell>
          <table:table-cell table:style-name="ce1" office:value-type="string">
            <text:p>R. Ten. Ferreira Durão 62A, 1350-076 Lisboa, Portugal</text:p>
          </table:table-cell>
          <table:table-cell table:style-name="ce1" office:value-type="string">
            <text:p>21 396 5372</text:p>
          </table:table-cell>
        </table:table-row>
        <table:table-row table:style-name="ro1">
          <table:table-cell table:style-name="ce1" office:value-type="string">
            <text:p>Worten</text:p>
          </table:table-cell>
          <table:table-cell table:style-name="ce1" office:value-type="string">
            <text:p>Forum Coimbra, Av. José Bonifácio de Andrade e Silva 1 Piso 0, 3040-193 Coimbra, Portugal</text:p>
          </table:table-cell>
          <table:table-cell table:style-name="ce1" office:value-type="string">
            <text:p>21 015 5222</text:p>
          </table:table-cell>
        </table:table-row>
        <table:table-row table:style-name="ro1">
          <table:table-cell table:style-name="ce1" office:value-type="string">
            <text:p>Worten</text:p>
          </table:table-cell>
          <table:table-cell table:style-name="ce1" office:value-type="string">
            <text:p>Forum Coimbra, Av. José Bonifácio de Andrade e Silva 1 Piso 0, 3040-193 Coimbra, Portugal</text:p>
          </table:table-cell>
          <table:table-cell table:style-name="ce1" office:value-type="string">
            <text:p>21 015 5222</text:p>
          </table:table-cell>
        </table:table-row>
        <table:table-row table:style-name="ro1">
          <table:table-cell table:style-name="ce1" office:value-type="string">
            <text:p>Worten (Coimbra)</text:p>
          </table:table-cell>
          <table:table-cell table:style-name="ce1" office:value-type="string">
            <text:p>Avenida Mendes Silva 211-251 CoimbraShopping Loja 103/10 Piso 0, Alto de São João, 3030-153 Coimbra, Portugal</text:p>
          </table:table-cell>
          <table:table-cell table:style-name="ce1" office:value-type="string">
            <text:p>21 015 5222</text:p>
          </table:table-cell>
        </table:table-row>
        <table:table-row table:style-name="ro1">
          <table:table-cell table:style-name="ce1" office:value-type="string">
            <text:p>Worten (Coimbra)</text:p>
          </table:table-cell>
          <table:table-cell table:style-name="ce1" office:value-type="string">
            <text:p>Avenida Mendes Silva 211-251 CoimbraShopping Loja 103/10 Piso 0, Alto de São João, 3030-153 Coimbra, Portugal</text:p>
          </table:table-cell>
          <table:table-cell table:style-name="ce1" office:value-type="string">
            <text:p>21 015 5222</text:p>
          </table:table-cell>
        </table:table-row>
        <table:table-row table:style-name="ro1">
          <table:table-cell table:style-name="ce1" office:value-type="string">
            <text:p>XYZ Books</text:p>
          </table:table-cell>
          <table:table-cell table:style-name="ce1" office:value-type="string">
            <text:p>R. Ilha do Príncipe 3A porta E, 1170-182 Lisboa, Portugal</text:p>
          </table:table-cell>
          <table:table-cell table:style-name="ce1" office:value-type="string">
            <text:p>916 438 000</text:p>
          </table:table-cell>
        </table:table-row>
        <table:table-row table:style-name="ro1">
          <table:table-cell table:style-name="ce1" office:value-type="string">
            <text:p>XYZ Books</text:p>
          </table:table-cell>
          <table:table-cell table:style-name="ce1" office:value-type="string">
            <text:p>R. Ilha do Príncipe 3A porta E, 1170-182 Lisboa, Portugal</text:p>
          </table:table-cell>
          <table:table-cell table:style-name="ce1" office:value-type="string">
            <text:p>916 438 000</text:p>
          </table:table-cell>
        </table:table-row>
        <table:table-row table:style-name="ro1">
          <table:table-cell table:style-name="ce1" office:value-type="string">
            <text:p>Zahir Kebab</text:p>
          </table:table-cell>
          <table:table-cell table:style-name="ce1" office:value-type="string">
            <text:p>Estr. Cabos d'Ávila, 2724-510 Amadora, Portugal</text:p>
          </table:table-cell>
          <table:table-cell table:style-name="ce1" office:value-type="string">
            <text:p>938 211 744</text:p>
          </table:table-cell>
        </table:table-row>
        <table:table-row table:style-name="ro1" table:number-rows-repeated="238">
          <table:table-cell table:style-name="Default" table:number-columns-repeated="3"/>
        </table:table-row>
        <table:table-row table:style-name="ro1" table:number-rows-repeated="10470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Brasil" table:style-name="ta2" table:print="false">
        <office:forms form:automatic-focus="false" form:apply-design-mode="false"/>
        <table:table-column table:style-name="co4" table:number-columns-repeated="3" table:default-cell-style-name="ce1"/>
        <table:table-row table:style-name="ro1">
          <table:table-cell office:value-type="string">
            <text:p>O Boticário</text:p>
          </table:table-cell>
          <table:table-cell office:value-type="string">
            <text:p>Av. Amador Bueno da Veiga, 2521 - Penha de França, São Paulo - SP, 03653-000, Brazil</text:p>
          </table:table-cell>
          <table:table-cell office:value-type="string">
            <text:p>(11) 2023-0207</text:p>
          </table:table-cell>
        </table:table-row>
        <table:table-row table:style-name="ro1">
          <table:table-cell office:value-type="string">
            <text:p>Oba Hortifruti - Mercado, Frutas, Verduras, Legumes, Açougue e Adega</text:p>
          </table:table-cell>
          <table:table-cell office:value-type="string">
            <text:p>Av. Amador Bueno da Veiga, 2703 - Penha de França, São Paulo - SP, 03653-000, Brazil</text:p>
          </table:table-cell>
          <table:table-cell office:value-type="string">
            <text:p>(11) 2023-6240</text:p>
          </table:table-cell>
        </table:table-row>
        <table:table-row table:style-name="ro1">
          <table:table-cell office:value-type="string">
            <text:p>Oba Hortifruti - Mercado, Frutas, Verduras, Legumes, Açougue e Adega</text:p>
          </table:table-cell>
          <table:table-cell office:value-type="string">
            <text:p>Av. Amador Bueno da Veiga, 2703 - Penha de França, São Paulo - SP, 03653-000, Brazil</text:p>
          </table:table-cell>
          <table:table-cell office:value-type="string">
            <text:p>(11) 2023-6240</text:p>
          </table:table-cell>
        </table:table-row>
        <table:table-row table:style-name="ro1">
          <table:table-cell office:value-type="string">
            <text:p>Bomboniere Tia Elza</text:p>
          </table:table-cell>
          <table:table-cell office:value-type="string">
            <text:p>Av. Frederick Hoffmann, 353 - Jardim Coimbra, São Paulo - SP, 03693-040, Brazil</text:p>
          </table:table-cell>
          <table:table-cell office:value-type="string">
            <text:p>(11) 2041-1381</text:p>
          </table:table-cell>
        </table:table-row>
        <table:table-row table:style-name="ro1">
          <table:table-cell office:value-type="string">
            <text:p>Garagem 64</text:p>
          </table:table-cell>
          <table:table-cell office:value-type="string">
            <text:p>Rua Max Planck, 601 - Jardim Coimbra, São Paulo - SP, 03693-030, Brazil</text:p>
          </table:table-cell>
          <table:table-cell office:value-type="string">
            <text:p>(11) 2043-5607</text:p>
          </table:table-cell>
        </table:table-row>
        <table:table-row table:style-name="ro1">
          <table:table-cell office:value-type="string">
            <text:p>Almanara</text:p>
          </table:table-cell>
          <table:table-cell office:value-type="string">
            <text:p>Shopping Anália Franco - Av. Reg. Feijó, 1739 - Vila Reg. Feijó, São Paulo - SP, 03342-000, Brazil</text:p>
          </table:table-cell>
          <table:table-cell office:value-type="string">
            <text:p>(11) 2076-0939</text:p>
          </table:table-cell>
        </table:table-row>
        <table:table-row table:style-name="ro1">
          <table:table-cell office:value-type="string">
            <text:p>Sonda Supermercados - Vila Barros</text:p>
          </table:table-cell>
          <table:table-cell office:value-type="string">
            <text:p>Av. Otávio Braga de Mesquita, 1450 - Vila Barros, Guarulhos - SP, 07192-040, Brazil</text:p>
          </table:table-cell>
          <table:table-cell office:value-type="string">
            <text:p>(11) 2086-5700</text:p>
          </table:table-cell>
        </table:table-row>
        <table:table-row table:style-name="ro1">
          <table:table-cell office:value-type="string">
            <text:p>Shop supermarket Barbosa 06</text:p>
          </table:table-cell>
          <table:table-cell office:value-type="string">
            <text:p>Av. Otávio Braga de Mesquita, 1960 - Vila Barros, Guarulhos - SP, 07191-000, Brazil</text:p>
          </table:table-cell>
          <table:table-cell office:value-type="string">
            <text:p>(11) 2088-4200</text:p>
          </table:table-cell>
        </table:table-row>
        <table:table-row table:style-name="ro1">
          <table:table-cell office:value-type="string">
            <text:p>Funchal Pescados - Distribuidora de Pescados e Frutos do Mar</text:p>
          </table:table-cell>
          <table:table-cell office:value-type="string">
            <text:p>R. Cândido Vale, 319 - Tatuapé, São Paulo - SP, 03068-010, Brazil</text:p>
          </table:table-cell>
          <table:table-cell office:value-type="string">
            <text:p>(11) 2090-6100</text:p>
          </table:table-cell>
        </table:table-row>
        <table:table-row table:style-name="ro1">
          <table:table-cell office:value-type="string">
            <text:p>Jequitibá Espetaria</text:p>
          </table:table-cell>
          <table:table-cell office:value-type="string">
            <text:p>R. Coelho Lisboa, 500 - Tatuapé, São Paulo - SP, 03323-040, Brazil</text:p>
          </table:table-cell>
          <table:table-cell office:value-type="string">
            <text:p>(11) 2091-0902</text:p>
          </table:table-cell>
        </table:table-row>
        <table:table-row table:style-name="ro1">
          <table:table-cell office:value-type="string">
            <text:p>Bartô Gelateria</text:p>
          </table:table-cell>
          <table:table-cell office:value-type="string">
            <text:p>R. Itapura, 1522 - Vila Gomes Cardim, São Paulo - SP, 03310-000, Brazil</text:p>
          </table:table-cell>
          <table:table-cell office:value-type="string">
            <text:p>(11) 2091-1994</text:p>
          </table:table-cell>
        </table:table-row>
        <table:table-row table:style-name="ro1">
          <table:table-cell office:value-type="string">
            <text:p>Centro Automotivo Porto - Tatuapé Tijuco Preto</text:p>
          </table:table-cell>
          <table:table-cell office:value-type="string">
            <text:p>R. Tijuco Preto, 434 - Vila Gomes Cardim, São Paulo - SP, 03316-000, Brazil</text:p>
          </table:table-cell>
          <table:table-cell office:value-type="string">
            <text:p>(11) 2091-5074</text:p>
          </table:table-cell>
        </table:table-row>
        <table:table-row table:style-name="ro1">
          <table:table-cell office:value-type="string">
            <text:p>Centro Automotivo Porto - Tatuapé Tuiuti - GP2</text:p>
          </table:table-cell>
          <table:table-cell office:value-type="string">
            <text:p>R. Tuiuti, 398 - Tatuapé, São Paulo - SP, 03081-004, Brazil</text:p>
          </table:table-cell>
          <table:table-cell office:value-type="string">
            <text:p>(11) 2092-4903</text:p>
          </table:table-cell>
        </table:table-row>
        <table:table-row table:style-name="ro1">
          <table:table-cell office:value-type="string">
            <text:p>Casa Lisboa</text:p>
          </table:table-cell>
          <table:table-cell office:value-type="string">
            <text:p>Praça Sílvio Romero, 126 - Tatuapé, São Paulo - SP, 03323-000, Brazil</text:p>
          </table:table-cell>
          <table:table-cell office:value-type="string">
            <text:p>(11) 2097-4888</text:p>
          </table:table-cell>
        </table:table-row>
        <table:table-row table:style-name="ro1">
          <table:table-cell office:value-type="string">
            <text:p>Casa Lisboa</text:p>
          </table:table-cell>
          <table:table-cell office:value-type="string">
            <text:p>Praça Sílvio Romero, 126 - Tatuapé, São Paulo - SP, 03323-000, Brazil</text:p>
          </table:table-cell>
          <table:table-cell office:value-type="string">
            <text:p>(11) 2097-4888</text:p>
          </table:table-cell>
        </table:table-row>
        <table:table-row table:style-name="ro1">
          <table:table-cell office:value-type="string">
            <text:p>Centro Automotivo Porto - Cidade Líder</text:p>
          </table:table-cell>
          <table:table-cell office:value-type="string">
            <text:p>Av. Maria Luiza Americano, 2656 - Cidade Líder, São Paulo - SP, 08280-190, Brazil</text:p>
          </table:table-cell>
          <table:table-cell office:value-type="string">
            <text:p>(11) 2129-6453</text:p>
          </table:table-cell>
        </table:table-row>
        <table:table-row table:style-name="ro1">
          <table:table-cell office:value-type="string">
            <text:p>Sam’s Club</text:p>
          </table:table-cell>
          <table:table-cell office:value-type="string">
            <text:p>R. Padre Adelino, 685 - Quarta Parada, São Paulo - SP, 03303-000, Brazil</text:p>
          </table:table-cell>
          <table:table-cell office:value-type="string">
            <text:p>(11) 2168-6200</text:p>
          </table:table-cell>
        </table:table-row>
        <table:table-row table:style-name="ro1">
          <table:table-cell office:value-type="string">
            <text:p>Petz Ricardo Jafet</text:p>
          </table:table-cell>
          <table:table-cell office:value-type="string">
            <text:p>Av. Dr. Ricardo Jafet, 1750 - Vila Mariana, São Paulo - SP, 04260-000, Brazil</text:p>
          </table:table-cell>
          <table:table-cell office:value-type="string">
            <text:p>(11) 2181-7495</text:p>
          </table:table-cell>
        </table:table-row>
        <table:table-row table:style-name="ro1">
          <table:table-cell office:value-type="string">
            <text:p>Funchal Tucuruvi</text:p>
          </table:table-cell>
          <table:table-cell office:value-type="string">
            <text:p>Av. Tucuruvi, 574 - Tucuruvi, São Paulo - SP, 02304-001, Brazil</text:p>
          </table:table-cell>
          <table:table-cell office:value-type="string">
            <text:p>(11) 2204-4130</text:p>
          </table:table-cell>
        </table:table-row>
        <table:table-row table:style-name="ro1">
          <table:table-cell office:value-type="string">
            <text:p>Funchal Tucuruvi</text:p>
          </table:table-cell>
          <table:table-cell office:value-type="string">
            <text:p>Av. Tucuruvi, 574 - Tucuruvi, São Paulo - SP, 02304-001, Brazil</text:p>
          </table:table-cell>
          <table:table-cell office:value-type="string">
            <text:p>(11) 2204-4130</text:p>
          </table:table-cell>
        </table:table-row>
        <table:table-row table:style-name="ro1">
          <table:table-cell office:value-type="string">
            <text:p>Mercado Braga</text:p>
          </table:table-cell>
          <table:table-cell office:value-type="string">
            <text:p>Estr. Itaquera Guaianazes, 647 - Parada XV de Novembro, São Paulo - SP, 08246, Brazil</text:p>
          </table:table-cell>
          <table:table-cell office:value-type="string">
            <text:p>(11) 2205-4169</text:p>
          </table:table-cell>
        </table:table-row>
        <table:table-row table:style-name="ro1">
          <table:table-cell office:value-type="string">
            <text:p>Mercado Braga</text:p>
          </table:table-cell>
          <table:table-cell office:value-type="string">
            <text:p>Estr. Itaquera Guaianazes, 647 - Parada XV de Novembro, São Paulo - SP, 08246, Brazil</text:p>
          </table:table-cell>
          <table:table-cell office:value-type="string">
            <text:p>(11) 2205-4169</text:p>
          </table:table-cell>
        </table:table-row>
        <table:table-row table:style-name="ro1">
          <table:table-cell office:value-type="string">
            <text:p>LISBOA PANIFICADORA</text:p>
          </table:table-cell>
          <table:table-cell office:value-type="string">
            <text:p>R. Bpo. e Martins - Jardim Keralux, São Paulo - SP, 03828-080, Brazil</text:p>
          </table:table-cell>
          <table:table-cell office:value-type="string">
            <text:p>(11) 2214-1914</text:p>
          </table:table-cell>
        </table:table-row>
        <table:table-row table:style-name="ro1">
          <table:table-cell office:value-type="string">
            <text:p>LISBOA PANIFICADORA</text:p>
          </table:table-cell>
          <table:table-cell office:value-type="string">
            <text:p>R. Bpo. e Martins - Jardim Keralux, São Paulo - SP, 03828-080, Brazil</text:p>
          </table:table-cell>
          <table:table-cell office:value-type="string">
            <text:p>(11) 2214-1914</text:p>
          </table:table-cell>
        </table:table-row>
        <table:table-row table:style-name="ro1">
          <table:table-cell office:value-type="string">
            <text:p>Braga Braga Embalagens</text:p>
          </table:table-cell>
          <table:table-cell office:value-type="string">
            <text:p>Av. Olavo Egídio de Souza Aranha, 1391 - Vila Cisper, São Paulo - SP, 03822-000, Brazil</text:p>
          </table:table-cell>
          <table:table-cell office:value-type="string">
            <text:p>(11) 2214-5483</text:p>
          </table:table-cell>
        </table:table-row>
        <table:table-row table:style-name="ro1">
          <table:table-cell office:value-type="string">
            <text:p>DC Logistics Brasil</text:p>
          </table:table-cell>
          <table:table-cell office:value-type="string">
            <text:p>R. Cincinato Braga, 340 - sala 162 - Bela Vista, São Paulo - SP, 01333-010, Brazil</text:p>
          </table:table-cell>
          <table:table-cell office:value-type="string">
            <text:p>(11) 2227-2752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Funchal Vila Maria</text:p>
          </table:table-cell>
          <table:table-cell office:value-type="string">
            <text:p>Av. Alberto Byington, 2054/2060 - Vila Maria, São Paulo - SP, 02127-002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Funchal Vila Maria</text:p>
          </table:table-cell>
          <table:table-cell office:value-type="string">
            <text:p>Av. Alberto Byington, 2054/2060 - Vila Maria, São Paulo - SP, 02127-002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Funchal Medeiros</text:p>
          </table:table-cell>
          <table:table-cell office:value-type="string">
            <text:p>Av. Nossa Sra. do Loreto, 835 - Vila Medeiros, São Paulo - SP, 02219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Funchal Medeiros</text:p>
          </table:table-cell>
          <table:table-cell office:value-type="string">
            <text:p>Av. Nossa Sra. do Loreto, 835 - Vila Medeiros, São Paulo - SP, 02219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Lojas Funchal Atacado e Varejo - Artigos para festas, doces, embalagens, balões.</text:p>
          </table:table-cell>
          <table:table-cell office:value-type="string">
            <text:p>Av. Edu Chaves, 767 - Parque Edu Chaves, São Paulo - SP, 02228-000, Brazil</text:p>
          </table:table-cell>
          <table:table-cell office:value-type="string">
            <text:p>(11) 2242-5308</text:p>
          </table:table-cell>
        </table:table-row>
        <table:table-row table:style-name="ro1">
          <table:table-cell office:value-type="string">
            <text:p>Mahogany</text:p>
          </table:table-cell>
          <table:table-cell office:value-type="string">
            <text:p>Tv. Casalbuono, 120 - Vila Guilherme, São Paulo - SP, 02049-000, Brazil</text:p>
          </table:table-cell>
          <table:table-cell office:value-type="string">
            <text:p>(11) 2251-0976</text:p>
          </table:table-cell>
        </table:table-row>
        <table:table-row table:style-name="ro1">
          <table:table-cell office:value-type="string">
            <text:p>Mercado Nippo - Coimbra</text:p>
          </table:table-cell>
          <table:table-cell office:value-type="string">
            <text:p>R. Pitágoras, 307 - Jardim Coimbra, São Paulo - SP, 03693-010, Brazil</text:p>
          </table:table-cell>
          <table:table-cell office:value-type="string">
            <text:p>(11) 2280-2383</text:p>
          </table:table-cell>
        </table:table-row>
        <table:table-row table:style-name="ro1">
          <table:table-cell office:value-type="string">
            <text:p>Mercado Nippo</text:p>
          </table:table-cell>
          <table:table-cell office:value-type="string">
            <text:p>Praça das Professoras, 689 - Cidade Antônio Estêvão de Carvalho, São Paulo - SP, 08225-320, Brazil</text:p>
          </table:table-cell>
          <table:table-cell office:value-type="string">
            <text:p>(11) 2280-3953</text:p>
          </table:table-cell>
        </table:table-row>
        <table:table-row table:style-name="ro1">
          <table:table-cell office:value-type="string">
            <text:p>OGGI SORVETES PENHA DE FRANÇA</text:p>
          </table:table-cell>
          <table:table-cell office:value-type="string">
            <text:p>Av. Amador Bueno da Veiga, 107 - Penha de França, São Paulo - SP, 03653-000, Brazil</text:p>
          </table:table-cell>
          <table:table-cell office:value-type="string">
            <text:p>(11) 2289-0041</text:p>
          </table:table-cell>
        </table:table-row>
        <table:table-row table:style-name="ro1">
          <table:table-cell office:value-type="string">
            <text:p>OGGI SORVETES PENHA DE FRANÇA</text:p>
          </table:table-cell>
          <table:table-cell office:value-type="string">
            <text:p>Av. Amador Bueno da Veiga, 107 - Penha de França, São Paulo - SP, 03653-000, Brazil</text:p>
          </table:table-cell>
          <table:table-cell office:value-type="string">
            <text:p>(11) 2289-0041</text:p>
          </table:table-cell>
        </table:table-row>
        <table:table-row table:style-name="ro1">
          <table:table-cell office:value-type="string">
            <text:p>Indústria e Comércio de Alimentos Pereciveis Braga Braga L</text:p>
          </table:table-cell>
          <table:table-cell office:value-type="string">
            <text:p>R. Vicente de Souza Barros, 230 - Cangaiba, São Paulo - SP, 03732-070, Brazil</text:p>
          </table:table-cell>
          <table:table-cell office:value-type="string">
            <text:p>(11) 2289-1012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Praça Sílvio Romero, 112 - Vila Gomes Cardim, São Paulo - SP, 03318-000, Brazil</text:p>
          </table:table-cell>
          <table:table-cell office:value-type="string">
            <text:p>(11) 2295-9444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Praça Sílvio Romero, 112 - Vila Gomes Cardim, São Paulo - SP, 03318-000, Brazil</text:p>
          </table:table-cell>
          <table:table-cell office:value-type="string">
            <text:p>(11) 2295-9444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Praça Sílvio Romero, 112 - Vila Gomes Cardim, São Paulo - SP, 03318-000, Brazil</text:p>
          </table:table-cell>
          <table:table-cell office:value-type="string">
            <text:p>(11) 2295-9444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Praça Sílvio Romero, 112 - Vila Gomes Cardim, São Paulo - SP, 03318-000, Brazil</text:p>
          </table:table-cell>
          <table:table-cell office:value-type="string">
            <text:p>(11) 2295-9444</text:p>
          </table:table-cell>
        </table:table-row>
        <table:table-row table:style-name="ro1">
          <table:table-cell office:value-type="string">
            <text:p>Maria Lisboa Padaria</text:p>
          </table:table-cell>
          <table:table-cell office:value-type="string">
            <text:p>Av. Vila Ema, 3940 - Vila Ema, São Paulo - SP, 03282-000, Brazil</text:p>
          </table:table-cell>
          <table:table-cell office:value-type="string">
            <text:p>(11) 2302-4783</text:p>
          </table:table-cell>
        </table:table-row>
        <table:table-row table:style-name="ro1">
          <table:table-cell office:value-type="string">
            <text:p>Maria Lisboa Padaria</text:p>
          </table:table-cell>
          <table:table-cell office:value-type="string">
            <text:p>Av. Vila Ema, 3940 - Vila Ema, São Paulo - SP, 03282-000, Brazil</text:p>
          </table:table-cell>
          <table:table-cell office:value-type="string">
            <text:p>(11) 2302-4783</text:p>
          </table:table-cell>
        </table:table-row>
        <table:table-row table:style-name="ro1">
          <table:table-cell office:value-type="string">
            <text:p>Padaria Rosa Do Porto</text:p>
          </table:table-cell>
          <table:table-cell office:value-type="string">
            <text:p>R. Porto das Flores, 66 - Vila Costa Melo, São Paulo - SP, 03625-140, Brazil</text:p>
          </table:table-cell>
          <table:table-cell office:value-type="string">
            <text:p>(11) 2308-7232</text:p>
          </table:table-cell>
        </table:table-row>
        <table:table-row table:style-name="ro1">
          <table:table-cell office:value-type="string">
            <text:p>Padaria Rosa Do Porto</text:p>
          </table:table-cell>
          <table:table-cell office:value-type="string">
            <text:p>R. Porto das Flores, 66 - Vila Costa Melo, São Paulo - SP, 03625-140, Brazil</text:p>
          </table:table-cell>
          <table:table-cell office:value-type="string">
            <text:p>(11) 2308-7232</text:p>
          </table:table-cell>
        </table:table-row>
        <table:table-row table:style-name="ro1">
          <table:table-cell office:value-type="string">
            <text:p>Centro Automotivo Porto - Santo André</text:p>
          </table:table-cell>
          <table:table-cell office:value-type="string">
            <text:p>Av. Higienópolis, 380 - Vila Gilda, Santo André - SP, 09190-360, Brazil</text:p>
          </table:table-cell>
          <table:table-cell office:value-type="string">
            <text:p>(11) 2325-9117</text:p>
          </table:table-cell>
        </table:table-row>
        <table:table-row table:style-name="ro1">
          <table:table-cell office:value-type="string">
            <text:p>Fabrique Pão e Café</text:p>
          </table:table-cell>
          <table:table-cell office:value-type="string">
            <text:p>R. Conselheiro Brotero, 860 - Santa Cecilia, São Paulo - SP, 01232-010, Brazil</text:p>
          </table:table-cell>
          <table:table-cell office:value-type="string">
            <text:p>(11) 2339-4374</text:p>
          </table:table-cell>
        </table:table-row>
        <table:table-row table:style-name="ro1">
          <table:table-cell office:value-type="string">
            <text:p>Padaria Porto Villares</text:p>
          </table:table-cell>
          <table:table-cell office:value-type="string">
            <text:p>Av. Prof. Francisco Morato, 4910 - Vila Sonia, São Paulo - SP, 05634-001, Brazil</text:p>
          </table:table-cell>
          <table:table-cell office:value-type="string">
            <text:p>(11) 2384-8528</text:p>
          </table:table-cell>
        </table:table-row>
        <table:table-row table:style-name="ro1">
          <table:table-cell office:value-type="string">
            <text:p>Padaria Porto Villares</text:p>
          </table:table-cell>
          <table:table-cell office:value-type="string">
            <text:p>Av. Prof. Francisco Morato, 4910 - Vila Sonia, São Paulo - SP, 05634-001, Brazil</text:p>
          </table:table-cell>
          <table:table-cell office:value-type="string">
            <text:p>(11) 2384-8528</text:p>
          </table:table-cell>
        </table:table-row>
        <table:table-row table:style-name="ro1">
          <table:table-cell office:value-type="string">
            <text:p>Centro Automotivo Porto - Santana Leone Auto Center</text:p>
          </table:table-cell>
          <table:table-cell office:value-type="string">
            <text:p>Av. Nova Cantareira, 764 - Santana, São Paulo - SP, 02330-001, Brazil</text:p>
          </table:table-cell>
          <table:table-cell office:value-type="string">
            <text:p>(11) 2385-9668</text:p>
          </table:table-cell>
        </table:table-row>
        <table:table-row table:style-name="ro1">
          <table:table-cell office:value-type="string">
            <text:p>Cerealista Miura</text:p>
          </table:table-cell>
          <table:table-cell office:value-type="string">
            <text:p>Av. Otávio Braga de Mesquita, 1810 - Vila Barros, Guarulhos - SP, 07191-000, Brazil</text:p>
          </table:table-cell>
          <table:table-cell office:value-type="string">
            <text:p>(11) 2402-9372</text:p>
          </table:table-cell>
        </table:table-row>
        <table:table-row table:style-name="ro1">
          <table:table-cell office:value-type="string">
            <text:p>Atacadão - Guarulhos Aeroporto</text:p>
          </table:table-cell>
          <table:table-cell office:value-type="string">
            <text:p>Av. Otávio Braga de Mesquita, 3116 - Jardim Sao Geraldo, Guarulhos - SP, 07140-230, Brazil</text:p>
          </table:table-cell>
          <table:table-cell office:value-type="string">
            <text:p>(11) 2404-7424</text:p>
          </table:table-cell>
        </table:table-row>
        <table:table-row table:style-name="ro1">
          <table:table-cell office:value-type="string">
            <text:p>Oggi Sorvetes - Vila Barros</text:p>
          </table:table-cell>
          <table:table-cell office:value-type="string">
            <text:p>Av. Otávio Braga de Mesquita, 1976 - Vila Barros, Guarulhos - SP, 07191-000, Brazil</text:p>
          </table:table-cell>
          <table:table-cell office:value-type="string">
            <text:p>(11) 2407-8527</text:p>
          </table:table-cell>
        </table:table-row>
        <table:table-row table:style-name="ro1">
          <table:table-cell office:value-type="string">
            <text:p>Oggi Sorvetes - Vila Barros</text:p>
          </table:table-cell>
          <table:table-cell office:value-type="string">
            <text:p>Av. Otávio Braga de Mesquita, 1976 - Vila Barros, Guarulhos - SP, 07191-000, Brazil</text:p>
          </table:table-cell>
          <table:table-cell office:value-type="string">
            <text:p>(11) 2407-8527</text:p>
          </table:table-cell>
        </table:table-row>
        <table:table-row table:style-name="ro1">
          <table:table-cell office:value-type="string">
            <text:p>Oggi Sorvetes - Vila Barros</text:p>
          </table:table-cell>
          <table:table-cell office:value-type="string">
            <text:p>Av. Otávio Braga de Mesquita, 1976 - Vila Barros, Guarulhos - SP, 07191-000, Brazil</text:p>
          </table:table-cell>
          <table:table-cell office:value-type="string">
            <text:p>(11) 2407-8527</text:p>
          </table:table-cell>
        </table:table-row>
        <table:table-row table:style-name="ro1">
          <table:table-cell office:value-type="string">
            <text:p>L'OCCITANE</text:p>
          </table:table-cell>
          <table:table-cell office:value-type="string">
            <text:p>Av. Rotary, 624 - Ferrazópolis, São Bernardo do Campo - SP, 09721-000, Brazil</text:p>
          </table:table-cell>
          <table:table-cell office:value-type="string">
            <text:p>(11) 2424-0791</text:p>
          </table:table-cell>
        </table:table-row>
        <table:table-row table:style-name="ro1">
          <table:table-cell office:value-type="string">
            <text:p>Atacadão - Guarulhos Dutra</text:p>
          </table:table-cell>
          <table:table-cell office:value-type="string">
            <text:p>Rod. Pres. Dutra, 213 - quadra l3 - s, Guarulhos - SP, 07178-580, Brazil</text:p>
          </table:table-cell>
          <table:table-cell office:value-type="string">
            <text:p>(11) 2432-8724</text:p>
          </table:table-cell>
        </table:table-row>
        <table:table-row table:style-name="ro1">
          <table:table-cell office:value-type="string">
            <text:p>Sam's Club</text:p>
          </table:table-cell>
          <table:table-cell office:value-type="string">
            <text:p>R. Padre Celestino, 400 - Centro, Guarulhos - SP, 07013-100, Brazil</text:p>
          </table:table-cell>
          <table:table-cell office:value-type="string">
            <text:p>(11) 2442-6200</text:p>
          </table:table-cell>
        </table:table-row>
        <table:table-row table:style-name="ro1">
          <table:table-cell office:value-type="string">
            <text:p>Porto Maria Padaria</text:p>
          </table:table-cell>
          <table:table-cell office:value-type="string">
            <text:p>Av. Bosque da Saúde, 1028 - Vila da Saúde, São Paulo - SP, 04142-081, Brazil</text:p>
          </table:table-cell>
          <table:table-cell office:value-type="string">
            <text:p>(11) 2495-8752</text:p>
          </table:table-cell>
        </table:table-row>
        <table:table-row table:style-name="ro1">
          <table:table-cell office:value-type="string">
            <text:p>Porto Maria Padaria</text:p>
          </table:table-cell>
          <table:table-cell office:value-type="string">
            <text:p>Av. Bosque da Saúde, 1028 - Vila da Saúde, São Paulo - SP, 04142-081, Brazil</text:p>
          </table:table-cell>
          <table:table-cell office:value-type="string">
            <text:p>(11) 2495-8752</text:p>
          </table:table-cell>
        </table:table-row>
        <table:table-row table:style-name="ro1">
          <table:table-cell office:value-type="string">
            <text:p>New Penha Bread</text:p>
          </table:table-cell>
          <table:table-cell office:value-type="string">
            <text:p>Av. Amador Bueno da Veiga, 1972 - Penha de França, São Paulo - SP, 03636-100, Brazil</text:p>
          </table:table-cell>
          <table:table-cell office:value-type="string">
            <text:p>(11) 2533-2371</text:p>
          </table:table-cell>
        </table:table-row>
        <table:table-row table:style-name="ro1">
          <table:table-cell office:value-type="string">
            <text:p>New Penha Bread</text:p>
          </table:table-cell>
          <table:table-cell office:value-type="string">
            <text:p>Av. Amador Bueno da Veiga, 1972 - Penha de França, São Paulo - SP, 03636-100, Brazil</text:p>
          </table:table-cell>
          <table:table-cell office:value-type="string">
            <text:p>(11) 2533-2371</text:p>
          </table:table-cell>
        </table:table-row>
        <table:table-row table:style-name="ro1">
          <table:table-cell office:value-type="string">
            <text:p>Atacadão - Itaquera</text:p>
          </table:table-cell>
          <table:table-cell office:value-type="string">
            <text:p>Estr. do Pêssego, 100 - Itaquera, São Paulo - SP, 08260-000, Brazil</text:p>
          </table:table-cell>
          <table:table-cell office:value-type="string">
            <text:p>(11) 2535-9450</text:p>
          </table:table-cell>
        </table:table-row>
        <table:table-row table:style-name="ro1">
          <table:table-cell office:value-type="string">
            <text:p>Atacadão - Itaim Paulista (São Miguel)</text:p>
          </table:table-cell>
          <table:table-cell office:value-type="string">
            <text:p>Avenida Marechal Tito, 2501 - São Miguel Paulista, São Paulo - SP, 08022-010, Brazil</text:p>
          </table:table-cell>
          <table:table-cell office:value-type="string">
            <text:p>(11) 2582-8044</text:p>
          </table:table-cell>
        </table:table-row>
        <table:table-row table:style-name="ro1">
          <table:table-cell office:value-type="string">
            <text:p>Porto Seguro Market</text:p>
          </table:table-cell>
          <table:table-cell office:value-type="string">
            <text:p>Av. Prof. Alípio de Barros, 528 - Jardim Maia, São Paulo - SP, 08180-000, Brazil</text:p>
          </table:table-cell>
          <table:table-cell office:value-type="string">
            <text:p>(11) 2586-2030</text:p>
          </table:table-cell>
        </table:table-row>
        <table:table-row table:style-name="ro1">
          <table:table-cell office:value-type="string">
            <text:p>Sonda Supermercados - Vila Galvão</text:p>
          </table:table-cell>
          <table:table-cell office:value-type="string">
            <text:p>Av. Dr. Timóteo Penteado, 4255 - Vila Galvão, Guarulhos - SP, 07061-003, Brazil</text:p>
          </table:table-cell>
          <table:table-cell office:value-type="string">
            <text:p>(11) 2588-0500</text:p>
          </table:table-cell>
        </table:table-row>
        <table:table-row table:style-name="ro1">
          <table:table-cell office:value-type="string">
            <text:p>Cobal Supermercados - Penha</text:p>
          </table:table-cell>
          <table:table-cell office:value-type="string">
            <text:p>Av. Amador Bueno da Veiga, 119 - Penha de França, São Paulo - SP, 03607-010, Brazil</text:p>
          </table:table-cell>
          <table:table-cell office:value-type="string">
            <text:p>(11) 2588-1050</text:p>
          </table:table-cell>
        </table:table-row>
        <table:table-row table:style-name="ro1">
          <table:table-cell office:value-type="string">
            <text:p>Vrum Centro Automotivo</text:p>
          </table:table-cell>
          <table:table-cell office:value-type="string">
            <text:p>Av. Amador Bueno da Veiga, 4086 - Penha de França, São Paulo - SP, 03652-000, Brazil</text:p>
          </table:table-cell>
          <table:table-cell office:value-type="string">
            <text:p>(11) 2592-0100</text:p>
          </table:table-cell>
        </table:table-row>
        <table:table-row table:style-name="ro1">
          <table:table-cell office:value-type="string">
            <text:p>OFICINA MECANICA</text:p>
          </table:table-cell>
          <table:table-cell office:value-type="string">
            <text:p>Av. Amador Bueno da Veiga, 1671 - Penha de França, São Paulo - SP, 03635-001, Brazil</text:p>
          </table:table-cell>
          <table:table-cell office:value-type="string">
            <text:p>(11) 2609-2311</text:p>
          </table:table-cell>
        </table:table-row>
        <table:table-row table:style-name="ro1">
          <table:table-cell office:value-type="string">
            <text:p>Planet Lub - Super Troca de Oleo</text:p>
          </table:table-cell>
          <table:table-cell office:value-type="string">
            <text:p>Av. Dr. Assis Ribeiro, 3800 - Eng. Goulart, São Paulo - SP, 03717-004, Brazil</text:p>
          </table:table-cell>
          <table:table-cell office:value-type="string">
            <text:p>(11) 2623-3880</text:p>
          </table:table-cell>
        </table:table-row>
        <table:table-row table:style-name="ro1">
          <table:table-cell office:value-type="string">
            <text:p>Fer Centro Automotivo Ltda</text:p>
          </table:table-cell>
          <table:table-cell office:value-type="string">
            <text:p>Av. Amador Bueno da Veiga, 2799 - Penha de França, São Paulo - SP, 03635-001, Brazil</text:p>
          </table:table-cell>
          <table:table-cell office:value-type="string">
            <text:p>(11) 2641-0200</text:p>
          </table:table-cell>
        </table:table-row>
        <table:table-row table:style-name="ro1">
          <table:table-cell office:value-type="string">
            <text:p>Hortifruti Bom Preço</text:p>
          </table:table-cell>
          <table:table-cell office:value-type="string">
            <text:p>R. Francisco Coimbra, 738 - Penha de França, São Paulo - SP, 03639-000, Brazil</text:p>
          </table:table-cell>
          <table:table-cell office:value-type="string">
            <text:p>(11) 2641-9898</text:p>
          </table:table-cell>
        </table:table-row>
        <table:table-row table:style-name="ro1">
          <table:table-cell office:value-type="string">
            <text:p>Sales Costa Centro Automotivo Porto Seguro</text:p>
          </table:table-cell>
          <table:table-cell office:value-type="string">
            <text:p>Av. Amador Bueno da Veiga, 112 - Penha de França, São Paulo - SP, 03636-000, Brazil</text:p>
          </table:table-cell>
          <table:table-cell office:value-type="string">
            <text:p>(11) 2642-2756</text:p>
          </table:table-cell>
        </table:table-row>
        <table:table-row table:style-name="ro1">
          <table:table-cell office:value-type="string">
            <text:p>Tiago Braga Panificadora</text:p>
          </table:table-cell>
          <table:table-cell office:value-type="string">
            <text:p>R. Vicente de Souza Barros, 215 - Chácara Cruzeiro do Sul, São Paulo - SP, 03732-070, Brazil</text:p>
          </table:table-cell>
          <table:table-cell office:value-type="string">
            <text:p>(11) 2642-6744</text:p>
          </table:table-cell>
        </table:table-row>
        <table:table-row table:style-name="ro1">
          <table:table-cell office:value-type="string">
            <text:p>Tiago Braga Panificadora</text:p>
          </table:table-cell>
          <table:table-cell office:value-type="string">
            <text:p>R. Vicente de Souza Barros, 215 - Chácara Cruzeiro do Sul, São Paulo - SP, 03732-070, Brazil</text:p>
          </table:table-cell>
          <table:table-cell office:value-type="string">
            <text:p>(11) 2642-6744</text:p>
          </table:table-cell>
        </table:table-row>
        <table:table-row table:style-name="ro1">
          <table:table-cell office:value-type="string">
            <text:p>Posto de escapamento silencar lubrificantes e serviços.</text:p>
          </table:table-cell>
          <table:table-cell office:value-type="string">
            <text:p>Av. Amador Bueno da Veiga, 921 - Penha de França, São Paulo - SP, 03635-000, Brazil</text:p>
          </table:table-cell>
          <table:table-cell office:value-type="string">
            <text:p>(11) 2647-0325</text:p>
          </table:table-cell>
        </table:table-row>
        <table:table-row table:style-name="ro1">
          <table:table-cell office:value-type="string">
            <text:p>Rei do Óleo Guarulhos Tiradentes</text:p>
          </table:table-cell>
          <table:table-cell office:value-type="string">
            <text:p>Av. Tiradentes, 2.644 - Macedo, Guarulhos - SP, 07113-001, Brazil</text:p>
          </table:table-cell>
          <table:table-cell office:value-type="string">
            <text:p>(11) 2656-6914</text:p>
          </table:table-cell>
        </table:table-row>
        <table:table-row table:style-name="ro1">
          <table:table-cell office:value-type="string">
            <text:p>Confeitaria La Bassani</text:p>
          </table:table-cell>
          <table:table-cell office:value-type="string">
            <text:p>R. Mossâmedes, 81 - Tatuapé, São Paulo - SP, 03325-060, Brazil</text:p>
          </table:table-cell>
          <table:table-cell office:value-type="string">
            <text:p>(11) 2671-6118</text:p>
          </table:table-cell>
        </table:table-row>
        <table:table-row table:style-name="ro1">
          <table:table-cell office:value-type="string">
            <text:p>Confeitaria La Bassani</text:p>
          </table:table-cell>
          <table:table-cell office:value-type="string">
            <text:p>R. Mossâmedes, 81 - Tatuapé, São Paulo - SP, 03325-060, Brazil</text:p>
          </table:table-cell>
          <table:table-cell office:value-type="string">
            <text:p>(11) 2671-6118</text:p>
          </table:table-cell>
        </table:table-row>
        <table:table-row table:style-name="ro1">
          <table:table-cell office:value-type="string">
            <text:p>BAIP Produtos Populares Distribuidora Atacadista</text:p>
          </table:table-cell>
          <table:table-cell office:value-type="string">
            <text:p>Rua: Afonso Arinos, 218 - Canindé, São Paulo - SP, 03033-030, Brazil</text:p>
          </table:table-cell>
          <table:table-cell office:value-type="string">
            <text:p>(11) 2679-7581</text:p>
          </table:table-cell>
        </table:table-row>
        <table:table-row table:style-name="ro1">
          <table:table-cell office:value-type="string">
            <text:p>Careca Auto Parts - Penha</text:p>
          </table:table-cell>
          <table:table-cell office:value-type="string">
            <text:p>Av. Amador Bueno da Veiga, 3043 - Penha de França, São Paulo - SP, 03653-000, Brazil</text:p>
          </table:table-cell>
          <table:table-cell office:value-type="string">
            <text:p>(11) 2682-0000</text:p>
          </table:table-cell>
        </table:table-row>
        <table:table-row table:style-name="ro1">
          <table:table-cell office:value-type="string">
            <text:p>Luizbat baterias e óleo</text:p>
          </table:table-cell>
          <table:table-cell office:value-type="string">
            <text:p>Av. Amador Bueno da Veiga, 4215 - Penha de França, São Paulo - SP, 03653-000, Brazil</text:p>
          </table:table-cell>
          <table:table-cell office:value-type="string">
            <text:p>(11) 2682-7715</text:p>
          </table:table-cell>
        </table:table-row>
        <table:table-row table:style-name="ro1">
          <table:table-cell office:value-type="string">
            <text:p>Audi Baterias loja na Penha-SP</text:p>
          </table:table-cell>
          <table:table-cell office:value-type="string">
            <text:p>Av. Amador Bueno da Veiga, 1519 - Penha de França, São Paulo - SP, 03635-001, Brazil</text:p>
          </table:table-cell>
          <table:table-cell office:value-type="string">
            <text:p>(11) 2684-0419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Amador Bueno da Veiga, 2237 - Tiquatira, São Paulo - SP, 03635-001, Brazil</text:p>
          </table:table-cell>
          <table:table-cell office:value-type="string">
            <text:p>(11) 2687-3433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Amador Bueno da Veiga, 2237 - Tiquatira, São Paulo - SP, 03635-001, Brazil</text:p>
          </table:table-cell>
          <table:table-cell office:value-type="string">
            <text:p>(11) 2687-3433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Amador Bueno da Veiga, 2237 - Tiquatira, São Paulo - SP, 03635-001, Brazil</text:p>
          </table:table-cell>
          <table:table-cell office:value-type="string">
            <text:p>(11) 2687-3433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Amador Bueno da Veiga, 2237 - Tiquatira, São Paulo - SP, 03635-001, Brazil</text:p>
          </table:table-cell>
          <table:table-cell office:value-type="string">
            <text:p>(11) 2687-3433</text:p>
          </table:table-cell>
        </table:table-row>
        <table:table-row table:style-name="ro1">
          <table:table-cell office:value-type="string">
            <text:p>Calvo Atacadista</text:p>
          </table:table-cell>
          <table:table-cell office:value-type="string">
            <text:p>Av. Rio das Pedras, 2118 - Jardim Aricanduva, São Paulo - SP, 03452-100, Brazil</text:p>
          </table:table-cell>
          <table:table-cell office:value-type="string">
            <text:p>(11) 2723-6000</text:p>
          </table:table-cell>
        </table:table-row>
        <table:table-row table:style-name="ro1">
          <table:table-cell office:value-type="string">
            <text:p>Pneus Coimbra - Aricanduva</text:p>
          </table:table-cell>
          <table:table-cell office:value-type="string">
            <text:p>Av. Rio das Pedras, n° 498 - Jardim Aricanduva, São Paulo - SP, 03452-000, Brazil</text:p>
          </table:table-cell>
          <table:table-cell office:value-type="string">
            <text:p>(11) 2784-5081</text:p>
          </table:table-cell>
        </table:table-row>
        <table:table-row table:style-name="ro1">
          <table:table-cell office:value-type="string">
            <text:p>Tamura Amortecedores</text:p>
          </table:table-cell>
          <table:table-cell office:value-type="string">
            <text:p>Av. Amador Bueno da Veiga, 2445 - Penha de França, São Paulo - SP, 03635-001, Brazil</text:p>
          </table:table-cell>
          <table:table-cell office:value-type="string">
            <text:p>(11) 2791-1433</text:p>
          </table:table-cell>
        </table:table-row>
        <table:table-row table:style-name="ro1">
          <table:table-cell office:value-type="string">
            <text:p>Roldão Atacadista</text:p>
          </table:table-cell>
          <table:table-cell office:value-type="string">
            <text:p>Av. Alcântara Machado, 2078 - Mooca, São Paulo - SP, 03102-004, Brazil</text:p>
          </table:table-cell>
          <table:table-cell office:value-type="string">
            <text:p>(11) 2797-0010</text:p>
          </table:table-cell>
        </table:table-row>
        <table:table-row table:style-name="ro1">
          <table:table-cell office:value-type="string">
            <text:p>Loja Natura Centro São Bernardo</text:p>
          </table:table-cell>
          <table:table-cell office:value-type="string">
            <text:p>R. Mal. Deodoro, 1613 - Centro, São Bernardo do Campo - SP, 09710-010, Brazil</text:p>
          </table:table-cell>
          <table:table-cell office:value-type="string">
            <text:p>(11) 2833-2898</text:p>
          </table:table-cell>
        </table:table-row>
        <table:table-row table:style-name="ro1">
          <table:table-cell office:value-type="string">
            <text:p>oggi sorvetes amador bueno 4352</text:p>
          </table:table-cell>
          <table:table-cell office:value-type="string">
            <text:p>Av. Amador Bueno da Veiga, 4352 - Jardim Popular, São Paulo - SP, 03652-000, Brazil</text:p>
          </table:table-cell>
          <table:table-cell office:value-type="string">
            <text:p>(11) 2892-9680</text:p>
          </table:table-cell>
        </table:table-row>
        <table:table-row table:style-name="ro1">
          <table:table-cell office:value-type="string">
            <text:p>oggi sorvetes amador bueno 4352</text:p>
          </table:table-cell>
          <table:table-cell office:value-type="string">
            <text:p>Av. Amador Bueno da Veiga, 4352 - Jardim Popular, São Paulo - SP, 03652-000, Brazil</text:p>
          </table:table-cell>
          <table:table-cell office:value-type="string">
            <text:p>(11) 2892-9680</text:p>
          </table:table-cell>
        </table:table-row>
        <table:table-row table:style-name="ro1">
          <table:table-cell office:value-type="string">
            <text:p>oggi sorvetes amador bueno 4352</text:p>
          </table:table-cell>
          <table:table-cell office:value-type="string">
            <text:p>Av. Amador Bueno da Veiga, 4352 - Jardim Popular, São Paulo - SP, 03652-000, Brazil</text:p>
          </table:table-cell>
          <table:table-cell office:value-type="string">
            <text:p>(11) 2892-9680</text:p>
          </table:table-cell>
        </table:table-row>
        <table:table-row table:style-name="ro1">
          <table:table-cell office:value-type="string">
            <text:p>Sodiê Doces (Penha)</text:p>
          </table:table-cell>
          <table:table-cell office:value-type="string">
            <text:p>Av. Amador Bueno da Veiga, 3174 - Penha, São Paulo - SP, 03652-000, Brazil</text:p>
          </table:table-cell>
          <table:table-cell office:value-type="string">
            <text:p>(11) 2893-2066</text:p>
          </table:table-cell>
        </table:table-row>
        <table:table-row table:style-name="ro1">
          <table:table-cell office:value-type="string">
            <text:p>Sodiê Doces (Penha)</text:p>
          </table:table-cell>
          <table:table-cell office:value-type="string">
            <text:p>Av. Amador Bueno da Veiga, 3174 - Penha, São Paulo - SP, 03652-000, Brazil</text:p>
          </table:table-cell>
          <table:table-cell office:value-type="string">
            <text:p>(11) 2893-2066</text:p>
          </table:table-cell>
        </table:table-row>
        <table:table-row table:style-name="ro1">
          <table:table-cell office:value-type="string">
            <text:p>Shining Bakery</text:p>
          </table:table-cell>
          <table:table-cell office:value-type="string">
            <text:p>Av. Amador Bueno da Veiga, 2430 - Penha de França, São Paulo - SP, 03635-001, Brazil</text:p>
          </table:table-cell>
          <table:table-cell office:value-type="string">
            <text:p>(11) 2957-0009</text:p>
          </table:table-cell>
        </table:table-row>
        <table:table-row table:style-name="ro1">
          <table:table-cell office:value-type="string">
            <text:p>Shining Bakery</text:p>
          </table:table-cell>
          <table:table-cell office:value-type="string">
            <text:p>Av. Amador Bueno da Veiga, 2430 - Penha de França, São Paulo - SP, 03635-001, Brazil</text:p>
          </table:table-cell>
          <table:table-cell office:value-type="string">
            <text:p>(11) 2957-0009</text:p>
          </table:table-cell>
        </table:table-row>
        <table:table-row table:style-name="ro1">
          <table:table-cell office:value-type="string">
            <text:p>Carburama Mecânica Automotiva</text:p>
          </table:table-cell>
          <table:table-cell office:value-type="string">
            <text:p>Av. Amador Bueno da Veiga, 4001 - Penha de França, São Paulo - SP, 03653-000, Brazil</text:p>
          </table:table-cell>
          <table:table-cell office:value-type="string">
            <text:p>(11) 2957-3830</text:p>
          </table:table-cell>
        </table:table-row>
        <table:table-row table:style-name="ro1">
          <table:table-cell office:value-type="string">
            <text:p>Tintas Amador</text:p>
          </table:table-cell>
          <table:table-cell office:value-type="string">
            <text:p>Av. Amador Bueno da Veiga, 1356 - Penha de França, São Paulo - SP, 03636-100, Brazil</text:p>
          </table:table-cell>
          <table:table-cell office:value-type="string">
            <text:p>(11) 2957-4458</text:p>
          </table:table-cell>
        </table:table-row>
        <table:table-row table:style-name="ro1">
          <table:table-cell office:value-type="string">
            <text:p>Du-Báu Comércio de Doces Ltda</text:p>
          </table:table-cell>
          <table:table-cell office:value-type="string">
            <text:p>Av. Amador Bueno da Veiga, 3015 - Penha de França, São Paulo - SP, 03653-000, Brazil</text:p>
          </table:table-cell>
          <table:table-cell office:value-type="string">
            <text:p>(11) 2957-9705</text:p>
          </table:table-cell>
        </table:table-row>
        <table:table-row table:style-name="ro1">
          <table:table-cell office:value-type="string">
            <text:p>Du-Báu Comércio de Doces Ltda</text:p>
          </table:table-cell>
          <table:table-cell office:value-type="string">
            <text:p>Av. Amador Bueno da Veiga, 3015 - Penha de França, São Paulo - SP, 03653-000, Brazil</text:p>
          </table:table-cell>
          <table:table-cell office:value-type="string">
            <text:p>(11) 2957-9705</text:p>
          </table:table-cell>
        </table:table-row>
        <table:table-row table:style-name="ro1">
          <table:table-cell office:value-type="string">
            <text:p>Tateno Tateno &amp; Co.</text:p>
          </table:table-cell>
          <table:table-cell office:value-type="string">
            <text:p>Av. Amador Bueno da Veiga, 2152 - Vila Esperança, São Paulo - SP, 03636-100, Brazil</text:p>
          </table:table-cell>
          <table:table-cell office:value-type="string">
            <text:p>(11) 2958-3611</text:p>
          </table:table-cell>
        </table:table-row>
        <table:table-row table:style-name="ro1">
          <table:table-cell office:value-type="string">
            <text:p>Requinte Pães e Doces</text:p>
          </table:table-cell>
          <table:table-cell office:value-type="string">
            <text:p>Av. Amador Bueno da Veiga, 1312 - Vila Centenario, São Paulo - SP, 03635-000, Brazil</text:p>
          </table:table-cell>
          <table:table-cell office:value-type="string">
            <text:p>(11) 2958-6965</text:p>
          </table:table-cell>
        </table:table-row>
        <table:table-row table:style-name="ro1">
          <table:table-cell office:value-type="string">
            <text:p>Requinte Pães e Doces</text:p>
          </table:table-cell>
          <table:table-cell office:value-type="string">
            <text:p>Av. Amador Bueno da Veiga, 1312 - Vila Centenario, São Paulo - SP, 03635-000, Brazil</text:p>
          </table:table-cell>
          <table:table-cell office:value-type="string">
            <text:p>(11) 2958-6965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Reg. Feijó, 1759 - Vila Reg. Feijó, São Paulo - SP, 03550-1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 Cambuci</text:p>
          </table:table-cell>
          <table:table-cell office:value-type="string">
            <text:p>Praça Alberto Lion, 100 - Cambuci, São Paulo - SP, 01515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Estr. do Pêssego, 1200 - Colônia (Zona Leste), São Paulo - SP, 08260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Carrefour Hipermercado</text:p>
          </table:table-cell>
          <table:table-cell office:value-type="string">
            <text:p>Av. Rio das Pedras, 555 - Jardim Aricanduva, São Paulo - SP, 03453-000, Brazil</text:p>
          </table:table-cell>
          <table:table-cell office:value-type="string">
            <text:p>(11) 3004-2222</text:p>
          </table:table-cell>
        </table:table-row>
        <table:table-row table:style-name="ro1">
          <table:table-cell office:value-type="string">
            <text:p>Olam Brasil</text:p>
          </table:table-cell>
          <table:table-cell office:value-type="string">
            <text:p>R. Funchal, 418 - 9º andar - Vila Olímpia, São Paulo - SP, 04551-060, Brazil</text:p>
          </table:table-cell>
          <table:table-cell office:value-type="string">
            <text:p>(11) 3040-9060</text:p>
          </table:table-cell>
        </table:table-row>
        <table:table-row table:style-name="ro1">
          <table:table-cell office:value-type="string">
            <text:p>Mercearia do Francês</text:p>
          </table:table-cell>
          <table:table-cell office:value-type="string">
            <text:p>R. Afonso Braz, 200 - Vila Nova Conceição, São Paulo - SP, 04511-000, Brazil</text:p>
          </table:table-cell>
          <table:table-cell office:value-type="string">
            <text:p>(11) 3045-8332</text:p>
          </table:table-cell>
        </table:table-row>
        <table:table-row table:style-name="ro1">
          <table:table-cell office:value-type="string">
            <text:p>Centro Automotivo Porto - Jardins</text:p>
          </table:table-cell>
          <table:table-cell office:value-type="string">
            <text:p>Av. Brigadeiro Luís Antônio, 3383 - Jardim Paulista, São Paulo - SP, 01401-001, Brazil</text:p>
          </table:table-cell>
          <table:table-cell office:value-type="string">
            <text:p>(11) 3051-8468</text:p>
          </table:table-cell>
        </table:table-row>
        <table:table-row table:style-name="ro1">
          <table:table-cell office:value-type="string">
            <text:p>Café do Farol - Mag Café</text:p>
          </table:table-cell>
          <table:table-cell office:value-type="string">
            <text:p>R. João Brícola, 24 - 26º andar - Centro Histórico de São Paulo, São Paulo - SP, 01014-010, Brazil</text:p>
          </table:table-cell>
          <table:table-cell office:value-type="string">
            <text:p>(11) 3061-0195</text:p>
          </table:table-cell>
        </table:table-row>
        <table:table-row table:style-name="ro1">
          <table:table-cell office:value-type="string">
            <text:p>Restaurante Maracujá</text:p>
          </table:table-cell>
          <table:table-cell office:value-type="string">
            <text:p>Alameda Lorena, 884 - Jardim Paulista, São Paulo - SP, 01424-004, Brazil</text:p>
          </table:table-cell>
          <table:table-cell office:value-type="string">
            <text:p>(11) 3061-0699</text:p>
          </table:table-cell>
        </table:table-row>
        <table:table-row table:style-name="ro1">
          <table:table-cell office:value-type="string">
            <text:p>Santo Grão - Oscar Freire</text:p>
          </table:table-cell>
          <table:table-cell office:value-type="string">
            <text:p>R. Oscar Freire, 413 - Cerqueira César, São Paulo - SP, 01426-001, Brazil</text:p>
          </table:table-cell>
          <table:table-cell office:value-type="string">
            <text:p>(11) 3062-9294</text:p>
          </table:table-cell>
        </table:table-row>
        <table:table-row table:style-name="ro1">
          <table:table-cell office:value-type="string">
            <text:p>Santo Grão - Oscar Freire</text:p>
          </table:table-cell>
          <table:table-cell office:value-type="string">
            <text:p>R. Oscar Freire, 413 - Cerqueira César, São Paulo - SP, 01426-001, Brazil</text:p>
          </table:table-cell>
          <table:table-cell office:value-type="string">
            <text:p>(11) 3062-9294</text:p>
          </table:table-cell>
        </table:table-row>
        <table:table-row table:style-name="ro1">
          <table:table-cell office:value-type="string">
            <text:p>Nou Restaurante</text:p>
          </table:table-cell>
          <table:table-cell office:value-type="string">
            <text:p>R. Ferreira de Araújo, 419 - Pinheiros, São Paulo - SP, 05428-001, Brazil</text:p>
          </table:table-cell>
          <table:table-cell office:value-type="string">
            <text:p>(11) 3064-0033</text:p>
          </table:table-cell>
        </table:table-row>
        <table:table-row table:style-name="ro1">
          <table:table-cell office:value-type="string">
            <text:p>Casarìa SP</text:p>
          </table:table-cell>
          <table:table-cell office:value-type="string">
            <text:p>Alameda Franca, 1243 - Rua Haddock Lobo, 1077 - Jardim Paulista, São Paulo - SP, 01422-001, Brazil</text:p>
          </table:table-cell>
          <table:table-cell office:value-type="string">
            <text:p>(11) 3068-0778</text:p>
          </table:table-cell>
        </table:table-row>
        <table:table-row table:style-name="ro1">
          <table:table-cell office:value-type="string">
            <text:p>Spot JK</text:p>
          </table:table-cell>
          <table:table-cell office:value-type="string">
            <text:p>Av. Pres. Juscelino Kubitschek, 2041 - Vila Olímpia, São Paulo - SP, 04543-011, Brazil</text:p>
          </table:table-cell>
          <table:table-cell office:value-type="string">
            <text:p>(11) 3079-3448</text:p>
          </table:table-cell>
        </table:table-row>
        <table:table-row table:style-name="ro1">
          <table:table-cell office:value-type="string">
            <text:p>Instituto de Química - USP</text:p>
          </table:table-cell>
          <table:table-cell office:value-type="string">
            <text:p>Av. Prof. Lineu Prestes, 748 - Butantã, São Paulo - SP, 05508-900, Brazil</text:p>
          </table:table-cell>
          <table:table-cell office:value-type="string">
            <text:p>(11) 3091-3839</text:p>
          </table:table-cell>
        </table:table-row>
        <table:table-row table:style-name="ro1">
          <table:table-cell office:value-type="string">
            <text:p>Instituto de Química - USP</text:p>
          </table:table-cell>
          <table:table-cell office:value-type="string">
            <text:p>Av. Prof. Lineu Prestes, 748 - Butantã, São Paulo - SP, 05508-900, Brazil</text:p>
          </table:table-cell>
          <table:table-cell office:value-type="string">
            <text:p>(11) 3091-3839</text:p>
          </table:table-cell>
        </table:table-row>
        <table:table-row table:style-name="ro1">
          <table:table-cell office:value-type="string">
            <text:p>Yara Brasil SP</text:p>
          </table:table-cell>
          <table:table-cell office:value-type="string">
            <text:p>R. Diogo Moreira, 184 - Pinheiros, São Paulo - SP, 05423-010, Brazil</text:p>
          </table:table-cell>
          <table:table-cell office:value-type="string">
            <text:p>(11) 3096-2500</text:p>
          </table:table-cell>
        </table:table-row>
        <table:table-row table:style-name="ro1">
          <table:table-cell office:value-type="string">
            <text:p>Yara Brasil SP</text:p>
          </table:table-cell>
          <table:table-cell office:value-type="string">
            <text:p>R. Diogo Moreira, 184 - Pinheiros, São Paulo - SP, 05423-010, Brazil</text:p>
          </table:table-cell>
          <table:table-cell office:value-type="string">
            <text:p>(11) 3096-2500</text:p>
          </table:table-cell>
        </table:table-row>
        <table:table-row table:style-name="ro1">
          <table:table-cell office:value-type="string">
            <text:p>Barbacoa</text:p>
          </table:table-cell>
          <table:table-cell office:value-type="string">
            <text:p>R. Dr. Renato Paes de Barros, 65 - Itaim Bibi, São Paulo - SP, 04530-000, Brazil</text:p>
          </table:table-cell>
          <table:table-cell office:value-type="string">
            <text:p>(11) 3168-5522</text:p>
          </table:table-cell>
        </table:table-row>
        <table:table-row table:style-name="ro1">
          <table:table-cell office:value-type="string">
            <text:p>Oba Hortifruti Farm - Mercado, Frutas, Verduras, Legumes, Açougue e Adega</text:p>
          </table:table-cell>
          <table:table-cell office:value-type="string">
            <text:p>R. Teodoro Sampaio, 1424 - Pinheiros, São Paulo - SP, 05406-100, Brazil</text:p>
          </table:table-cell>
          <table:table-cell office:value-type="string">
            <text:p>(11) 3198-8924</text:p>
          </table:table-cell>
        </table:table-row>
        <table:table-row table:style-name="ro1">
          <table:table-cell office:value-type="string">
            <text:p>Ama Brasil Associação Misturadores Adubos Brasil</text:p>
          </table:table-cell>
          <table:table-cell office:value-type="string">
            <text:p>R. Sete de Abril, 252 - República, São Paulo - SP, 01044-000, Brazil</text:p>
          </table:table-cell>
          <table:table-cell office:value-type="string">
            <text:p>(11) 3214-0576</text:p>
          </table:table-cell>
        </table:table-row>
        <table:table-row table:style-name="ro1">
          <table:table-cell office:value-type="string">
            <text:p>Porto Geral Embalagens</text:p>
          </table:table-cell>
          <table:table-cell office:value-type="string">
            <text:p>Ladeira Porto Geral, 52 - Sala 11 e 12 - Centro Histórico de São Paulo, São Paulo - SP, 01022-000, Brazil</text:p>
          </table:table-cell>
          <table:table-cell office:value-type="string">
            <text:p>(11) 3227-0590</text:p>
          </table:table-cell>
        </table:table-row>
        <table:table-row table:style-name="ro1">
          <table:table-cell office:value-type="string">
            <text:p>Comercial Porto Vitória Importação e Exportação S.A.</text:p>
          </table:table-cell>
          <table:table-cell office:value-type="string">
            <text:p>R. Mendes Caldeira, 124 - Brás, São Paulo - SP, 03007-060, Brazil</text:p>
          </table:table-cell>
          <table:table-cell office:value-type="string">
            <text:p>(11) 3228-2228</text:p>
          </table:table-cell>
        </table:table-row>
        <table:table-row table:style-name="ro1">
          <table:table-cell office:value-type="string">
            <text:p>Atacadão - Poá</text:p>
          </table:table-cell>
          <table:table-cell office:value-type="string">
            <text:p>Rod. João Afonso de Souza Castellano, 1500 - Vila Lucia, Suzano - SP, 08557-700, Brazil</text:p>
          </table:table-cell>
          <table:table-cell office:value-type="string">
            <text:p>(11) 3238-6025</text:p>
          </table:table-cell>
        </table:table-row>
        <table:table-row table:style-name="ro1">
          <table:table-cell office:value-type="string">
            <text:p>Coco Bambu Conceito Pátio Paulista: Restaurante, Peixe, Camarão, Carnes, SP</text:p>
          </table:table-cell>
          <table:table-cell office:value-type="string">
            <text:p>R. Treze de Maio, 1933 - Bela Vista, São Paulo - SP, 01327-001, Brazil</text:p>
          </table:table-cell>
          <table:table-cell office:value-type="string">
            <text:p>(11) 3266-7121</text:p>
          </table:table-cell>
        </table:table-row>
        <table:table-row table:style-name="ro1">
          <table:table-cell office:value-type="string">
            <text:p>Évora Sorvetes - Sorveteria</text:p>
          </table:table-cell>
          <table:table-cell office:value-type="string">
            <text:p>R. Clímaco Barbosa, 132 - Cambuci, São Paulo - SP, 01523-000, Brazil</text:p>
          </table:table-cell>
          <table:table-cell office:value-type="string">
            <text:p>(11) 3271-3040</text:p>
          </table:table-cell>
        </table:table-row>
        <table:table-row table:style-name="ro1">
          <table:table-cell office:value-type="string">
            <text:p>Évora Sorvetes - Sorveteria</text:p>
          </table:table-cell>
          <table:table-cell office:value-type="string">
            <text:p>R. Clímaco Barbosa, 132 - Cambuci, São Paulo - SP, 01523-000, Brazil</text:p>
          </table:table-cell>
          <table:table-cell office:value-type="string">
            <text:p>(11) 3271-3040</text:p>
          </table:table-cell>
        </table:table-row>
        <table:table-row table:style-name="ro1">
          <table:table-cell office:value-type="string">
            <text:p>Évora Sorvetes - Sorveteria</text:p>
          </table:table-cell>
          <table:table-cell office:value-type="string">
            <text:p>R. Clímaco Barbosa, 132 - Cambuci, São Paulo - SP, 01523-000, Brazil</text:p>
          </table:table-cell>
          <table:table-cell office:value-type="string">
            <text:p>(11) 3271-3040</text:p>
          </table:table-cell>
        </table:table-row>
        <table:table-row table:style-name="ro1">
          <table:table-cell office:value-type="string">
            <text:p>Empório das Castanhas</text:p>
          </table:table-cell>
          <table:table-cell office:value-type="string">
            <text:p>R. Carlos Sampaio, 331 - Bela Vista, São Paulo - SP, 01333-021, Brazil</text:p>
          </table:table-cell>
          <table:table-cell office:value-type="string">
            <text:p>(11) 3284-9727</text:p>
          </table:table-cell>
        </table:table-row>
        <table:table-row table:style-name="ro1">
          <table:table-cell office:value-type="string">
            <text:p>Empório das Castanhas</text:p>
          </table:table-cell>
          <table:table-cell office:value-type="string">
            <text:p>R. Carlos Sampaio, 331 - Bela Vista, São Paulo - SP, 01333-021, Brazil</text:p>
          </table:table-cell>
          <table:table-cell office:value-type="string">
            <text:p>(11) 3284-9727</text:p>
          </table:table-cell>
        </table:table-row>
        <table:table-row table:style-name="ro1">
          <table:table-cell office:value-type="string">
            <text:p>Empório das Castanhas</text:p>
          </table:table-cell>
          <table:table-cell office:value-type="string">
            <text:p>R. Carlos Sampaio, 331 - Bela Vista, São Paulo - SP, 01333-021, Brazil</text:p>
          </table:table-cell>
          <table:table-cell office:value-type="string">
            <text:p>(11) 3284-9727</text:p>
          </table:table-cell>
        </table:table-row>
        <table:table-row table:style-name="ro1">
          <table:table-cell office:value-type="string">
            <text:p>Loja Lindt</text:p>
          </table:table-cell>
          <table:table-cell office:value-type="string">
            <text:p>Pátio Paulista Mall - R. Treze de Maio, 1947 - Bela Vista, São Paulo - SP, 01327-001, Brazil</text:p>
          </table:table-cell>
          <table:table-cell office:value-type="string">
            <text:p>(11) 3289-5217</text:p>
          </table:table-cell>
        </table:table-row>
        <table:table-row table:style-name="ro1">
          <table:table-cell office:value-type="string">
            <text:p>Nipo Center Atacadista</text:p>
          </table:table-cell>
          <table:table-cell office:value-type="string">
            <text:p>R. Tiers, 533 - Pari, São Paulo - SP, 03031-000, Brazil</text:p>
          </table:table-cell>
          <table:table-cell office:value-type="string">
            <text:p>(11) 3315-0007</text:p>
          </table:table-cell>
        </table:table-row>
        <table:table-row table:style-name="ro1">
          <table:table-cell office:value-type="string">
            <text:p>Atacadista São Paulo Com. Imp. Ltda</text:p>
          </table:table-cell>
          <table:table-cell office:value-type="string">
            <text:p>Rua Benjamim de Oliveira, 214 - Brás, São Paulo - SP, 03006-020, Brazil</text:p>
          </table:table-cell>
          <table:table-cell office:value-type="string">
            <text:p>(11) 3322-9911</text:p>
          </table:table-cell>
        </table:table-row>
        <table:table-row table:style-name="ro1">
          <table:table-cell office:value-type="string">
            <text:p>Doces Porto</text:p>
          </table:table-cell>
          <table:table-cell office:value-type="string">
            <text:p>Alameda Ribeiro da Silva, 276 - Campos Elíseos, São Paulo - SP, 01217-010, Brazil</text:p>
          </table:table-cell>
          <table:table-cell office:value-type="string">
            <text:p>(11) 3333-6156</text:p>
          </table:table-cell>
        </table:table-row>
        <table:table-row table:style-name="ro1">
          <table:table-cell office:value-type="string">
            <text:p>Café Funchal Comércio de Doces e Salgado</text:p>
          </table:table-cell>
          <table:table-cell office:value-type="string">
            <text:p>R. Aurora, 182 - Loja 23 - Santa Ifigênia, São Paulo - SP, 01209-000, Brazil</text:p>
          </table:table-cell>
          <table:table-cell office:value-type="string">
            <text:p>(11) 3338-2361</text:p>
          </table:table-cell>
        </table:table-row>
        <table:table-row table:style-name="ro1">
          <table:table-cell office:value-type="string">
            <text:p>Mercado Cortesia</text:p>
          </table:table-cell>
          <table:table-cell office:value-type="string">
            <text:p>Rua Max Planck, 501 - Jardim Coimbra, São Paulo - SP, 03693-030, Brazil</text:p>
          </table:table-cell>
          <table:table-cell office:value-type="string">
            <text:p>(11) 3564-8565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Av. Paulista, 1230 - Bela Vista, São Paulo - SP, 01310-100, Brazil</text:p>
          </table:table-cell>
          <table:table-cell office:value-type="string">
            <text:p>(11) 3595-2593</text:p>
          </table:table-cell>
        </table:table-row>
        <table:table-row table:style-name="ro1">
          <table:table-cell office:value-type="string">
            <text:p>Padaria Coimbra</text:p>
          </table:table-cell>
          <table:table-cell office:value-type="string">
            <text:p>R. Camilo Castelo Branco, 24 - Jardim Elvira, Osasco - SP, 06243-070, Brazil</text:p>
          </table:table-cell>
          <table:table-cell office:value-type="string">
            <text:p>(11) 3602-4344</text:p>
          </table:table-cell>
        </table:table-row>
        <table:table-row table:style-name="ro1">
          <table:table-cell office:value-type="string">
            <text:p>Padaria Coimbra</text:p>
          </table:table-cell>
          <table:table-cell office:value-type="string">
            <text:p>R. Camilo Castelo Branco, 24 - Jardim Elvira, Osasco - SP, 06243-070, Brazil</text:p>
          </table:table-cell>
          <table:table-cell office:value-type="string">
            <text:p>(11) 3602-4344</text:p>
          </table:table-cell>
        </table:table-row>
        <table:table-row table:style-name="ro1">
          <table:table-cell office:value-type="string">
            <text:p>Supermercado Castanha</text:p>
          </table:table-cell>
          <table:table-cell office:value-type="string">
            <text:p>Praça Santa Edwiges, 29 - Remédios, São Paulo - SP, 05104-005, Brazil</text:p>
          </table:table-cell>
          <table:table-cell office:value-type="string">
            <text:p>(11) 3622-1447</text:p>
          </table:table-cell>
        </table:table-row>
        <table:table-row table:style-name="ro1">
          <table:table-cell office:value-type="string">
            <text:p>CD Agro Comercial Porto Ltda</text:p>
          </table:table-cell>
          <table:table-cell office:value-type="string">
            <text:p>Av. Cardeal Santiago Luís Copello, 299 - Vila Ribeiro de Barros, São Paulo - SP, 05308-000, Brazil</text:p>
          </table:table-cell>
          <table:table-cell office:value-type="string">
            <text:p>(11) 3644-9985</text:p>
          </table:table-cell>
        </table:table-row>
        <table:table-row table:style-name="ro1">
          <table:table-cell office:value-type="string">
            <text:p>Lisboa Supermercados Osasco</text:p>
          </table:table-cell>
          <table:table-cell office:value-type="string">
            <text:p>R. Mario Quintana, 260 jd - Recanto das Rosas, Osasco - SP, 06149-260, Brazil</text:p>
          </table:table-cell>
          <table:table-cell office:value-type="string">
            <text:p>(11) 3655-5435</text:p>
          </table:table-cell>
        </table:table-row>
        <table:table-row table:style-name="ro1">
          <table:table-cell office:value-type="string">
            <text:p>AGRO-SAFRA Ind. e Com. de Adubos Ltda - Escritório</text:p>
          </table:table-cell>
          <table:table-cell office:value-type="string">
            <text:p>R. Lisboa, 113 - Vila dos Remedios, Osasco - SP, 06298-030, Brazil</text:p>
          </table:table-cell>
          <table:table-cell office:value-type="string">
            <text:p>(11) 3687-5766</text:p>
          </table:table-cell>
        </table:table-row>
        <table:table-row table:style-name="ro1">
          <table:table-cell office:value-type="string">
            <text:p>AGRO-SAFRA Ind. e Com. de Adubos Ltda - Escritório</text:p>
          </table:table-cell>
          <table:table-cell office:value-type="string">
            <text:p>R. Lisboa, 113 - Vila dos Remedios, Osasco - SP, 06298-030, Brazil</text:p>
          </table:table-cell>
          <table:table-cell office:value-type="string">
            <text:p>(11) 3687-5766</text:p>
          </table:table-cell>
        </table:table-row>
        <table:table-row table:style-name="ro1">
          <table:table-cell office:value-type="string">
            <text:p>Atlanta Auto peças - Tiquatira</text:p>
          </table:table-cell>
          <table:table-cell office:value-type="string">
            <text:p>Av. Amador Bueno da Veiga, 3682 - Penha de França, São Paulo - SP, 03652-000, Brazil</text:p>
          </table:table-cell>
          <table:table-cell office:value-type="string">
            <text:p>(11) 3756-4000</text:p>
          </table:table-cell>
        </table:table-row>
        <table:table-row table:style-name="ro1">
          <table:table-cell office:value-type="string">
            <text:p>Bassoi Cristais e Presentes Ltda</text:p>
          </table:table-cell>
          <table:table-cell office:value-type="string">
            <text:p>R. Belmiro Braga, 138 - Pinheiros, São Paulo - SP, 05432-020, Brazil</text:p>
          </table:table-cell>
          <table:table-cell office:value-type="string">
            <text:p>(11) 3813-1772</text:p>
          </table:table-cell>
        </table:table-row>
        <table:table-row table:style-name="ro1">
          <table:table-cell office:value-type="string">
            <text:p>Le Jazz Brasserie</text:p>
          </table:table-cell>
          <table:table-cell office:value-type="string">
            <text:p>Av. Higienópolis, 618 - Higienópolis, São Paulo - SP, 01238, Brazil</text:p>
          </table:table-cell>
          <table:table-cell office:value-type="string">
            <text:p>(11) 3823-2684</text:p>
          </table:table-cell>
        </table:table-row>
        <table:table-row table:style-name="ro1">
          <table:table-cell office:value-type="string">
            <text:p>Mecânica Ritter</text:p>
          </table:table-cell>
          <table:table-cell office:value-type="string">
            <text:p>R. Funchal, 7 - Vila Olímpia, São Paulo - SP, 04551-060, Brazil</text:p>
          </table:table-cell>
          <table:table-cell office:value-type="string">
            <text:p>(11) 3845-4467</text:p>
          </table:table-cell>
        </table:table-row>
        <table:table-row table:style-name="ro1">
          <table:table-cell office:value-type="string">
            <text:p>Fabrique Pão e Café</text:p>
          </table:table-cell>
          <table:table-cell office:value-type="string">
            <text:p>R. Faustolo, 553 - Vila Romana, São Paulo - SP, 05041-000, Brazil</text:p>
          </table:table-cell>
          <table:table-cell office:value-type="string">
            <text:p>(11) 3863-9352</text:p>
          </table:table-cell>
        </table:table-row>
        <table:table-row table:style-name="ro1">
          <table:table-cell office:value-type="string">
            <text:p>Petí Gastronomia</text:p>
          </table:table-cell>
          <table:table-cell office:value-type="string">
            <text:p>Rua Cotoxó, 110 Desntro da loja pintar - Pompeia, São Paulo - SP, 05021-000, Brazil</text:p>
          </table:table-cell>
          <table:table-cell office:value-type="string">
            <text:p>(11) 3873-0099</text:p>
          </table:table-cell>
        </table:table-row>
        <table:table-row table:style-name="ro1">
          <table:table-cell office:value-type="string">
            <text:p>Amay Patisserie</text:p>
          </table:table-cell>
          <table:table-cell office:value-type="string">
            <text:p>R. Cubatão, 305 - Paraíso, São Paulo - SP, 04013-041, Brazil</text:p>
          </table:table-cell>
          <table:table-cell office:value-type="string">
            <text:p>(11) 3887-7966</text:p>
          </table:table-cell>
        </table:table-row>
        <table:table-row table:style-name="ro1">
          <table:table-cell office:value-type="string">
            <text:p>Amay Patisserie</text:p>
          </table:table-cell>
          <table:table-cell office:value-type="string">
            <text:p>R. Cubatão, 305 - Paraíso, São Paulo - SP, 04013-041, Brazil</text:p>
          </table:table-cell>
          <table:table-cell office:value-type="string">
            <text:p>(11) 3887-7966</text:p>
          </table:table-cell>
        </table:table-row>
        <table:table-row table:style-name="ro1">
          <table:table-cell office:value-type="string">
            <text:p>Amay Patisserie</text:p>
          </table:table-cell>
          <table:table-cell office:value-type="string">
            <text:p>R. Cubatão, 305 - Paraíso, São Paulo - SP, 04013-041, Brazil</text:p>
          </table:table-cell>
          <table:table-cell office:value-type="string">
            <text:p>(11) 3887-7966</text:p>
          </table:table-cell>
        </table:table-row>
        <table:table-row table:style-name="ro1">
          <table:table-cell office:value-type="string">
            <text:p>Casa Santa Luzia</text:p>
          </table:table-cell>
          <table:table-cell office:value-type="string">
            <text:p>Alameda Lorena, 1471 - R. Augusta, 2663 - Jardim Paulista, São Paulo - SP, 01424-001, Brazil</text:p>
          </table:table-cell>
          <table:table-cell office:value-type="string">
            <text:p>(11) 3897-5000</text:p>
          </table:table-cell>
        </table:table-row>
        <table:table-row table:style-name="ro1">
          <table:table-cell office:value-type="string">
            <text:p>Doceria - Jardim Rincão</text:p>
          </table:table-cell>
          <table:table-cell office:value-type="string">
            <text:p>R. Oduvaldo Viana, 210 - Jardim Rincão, São Paulo - SP, 02991-140, Brazil</text:p>
          </table:table-cell>
          <table:table-cell office:value-type="string">
            <text:p>(11) 3941-2958</text:p>
          </table:table-cell>
        </table:table-row>
        <table:table-row table:style-name="ro1">
          <table:table-cell office:value-type="string">
            <text:p>Doceria - Jardim Rincão</text:p>
          </table:table-cell>
          <table:table-cell office:value-type="string">
            <text:p>R. Oduvaldo Viana, 210 - Jardim Rincão, São Paulo - SP, 02991-140, Brazil</text:p>
          </table:table-cell>
          <table:table-cell office:value-type="string">
            <text:p>(11) 3941-2958</text:p>
          </table:table-cell>
        </table:table-row>
        <table:table-row table:style-name="ro1">
          <table:table-cell office:value-type="string">
            <text:p>Sasahara</text:p>
          </table:table-cell>
          <table:table-cell office:value-type="string">
            <text:p>Av. dos Imigrantes, 2170 - Centro, Bragança Paulista - SP, 12908-590, Brazil</text:p>
          </table:table-cell>
          <table:table-cell office:value-type="string">
            <text:p>(11) 4033-0280</text:p>
          </table:table-cell>
        </table:table-row>
        <table:table-row table:style-name="ro1">
          <table:table-cell office:value-type="string">
            <text:p>Bonigo Indústria e Comércio - Ultraverde/Sempre Verde/Ouro Verde</text:p>
          </table:table-cell>
          <table:table-cell office:value-type="string">
            <text:p>R. Sena Madureira, 355 - Jardim Vista Alegre, Campo Limpo Paulista - SP, 13236-510, Brazil</text:p>
          </table:table-cell>
          <table:table-cell office:value-type="string">
            <text:p>(11) 4039-2990</text:p>
          </table:table-cell>
        </table:table-row>
        <table:table-row table:style-name="ro1">
          <table:table-cell office:value-type="string">
            <text:p>Tenda Atacado - Diadema</text:p>
          </table:table-cell>
          <table:table-cell office:value-type="string">
            <text:p>Av. Fábio Eduardo Ramos Esquivel, 3000 - Canhema, Diadema - SP, 09941-202, Brazil</text:p>
          </table:table-cell>
          <table:table-cell office:value-type="string">
            <text:p>(11) 4070-6310</text:p>
          </table:table-cell>
        </table:table-row>
        <table:table-row table:style-name="ro1">
          <table:table-cell office:value-type="string">
            <text:p>Wickbold Our Bread &amp; Food Industries</text:p>
          </table:table-cell>
          <table:table-cell office:value-type="string">
            <text:p>R. Umuarama, 650 - Piraporinha, Diadema - SP, 09950-110, Brazil</text:p>
          </table:table-cell>
          <table:table-cell office:value-type="string">
            <text:p>(11) 4076-2340</text:p>
          </table:table-cell>
        </table:table-row>
        <table:table-row table:style-name="ro1">
          <table:table-cell office:value-type="string">
            <text:p>Centro Automotivo Porto - São Bernardo do Campo Assunção</text:p>
          </table:table-cell>
          <table:table-cell office:value-type="string">
            <text:p>Av. Robert Kennedy, 3231 - Planalto, São Bernardo do Campo - SP, 09895-003, Brazil</text:p>
          </table:table-cell>
          <table:table-cell office:value-type="string">
            <text:p>(11) 4109-5080</text:p>
          </table:table-cell>
        </table:table-row>
        <table:table-row table:style-name="ro1">
          <table:table-cell office:value-type="string">
            <text:p>Centro Automotivo Porto Seguro - A.M. TECH</text:p>
          </table:table-cell>
          <table:table-cell office:value-type="string">
            <text:p>Av. Senador Vergueiro, 4085 - Rudge Ramos, São Bernardo do Campo - SP, 09603-000, Brazil</text:p>
          </table:table-cell>
          <table:table-cell office:value-type="string">
            <text:p>(11) 4121-2803</text:p>
          </table:table-cell>
        </table:table-row>
        <table:table-row table:style-name="ro1">
          <table:table-cell office:value-type="string">
            <text:p>Anali breads and sweets</text:p>
          </table:table-cell>
          <table:table-cell office:value-type="string">
            <text:p>R. São José do Rio Preto, 141 - Amador, Itapevi - SP, 06680-300, Brazil</text:p>
          </table:table-cell>
          <table:table-cell office:value-type="string">
            <text:p>(11) 4144-1547</text:p>
          </table:table-cell>
        </table:table-row>
        <table:table-row table:style-name="ro1">
          <table:table-cell office:value-type="string">
            <text:p>Pneus Coimbra - São Bernardo do Campo</text:p>
          </table:table-cell>
          <table:table-cell office:value-type="string">
            <text:p>Av. Winston Churchill, n° 890 - Rudge Ramos, São Bernardo do Campo - SP, 09614-000, Brazil</text:p>
          </table:table-cell>
          <table:table-cell office:value-type="string">
            <text:p>(11) 4177-1660</text:p>
          </table:table-cell>
        </table:table-row>
        <table:table-row table:style-name="ro1">
          <table:table-cell office:value-type="string">
            <text:p>Oggi Sorvetes - Poá</text:p>
          </table:table-cell>
          <table:table-cell office:value-type="string">
            <text:p>Av. Nove de Julho, 1491 - Vila Acoreana, Poá - SP, 08550-100, Brazil</text:p>
          </table:table-cell>
          <table:table-cell office:value-type="string">
            <text:p>(11) 4271-9410</text:p>
          </table:table-cell>
        </table:table-row>
        <table:table-row table:style-name="ro1">
          <table:table-cell office:value-type="string">
            <text:p>Oggi Sorvetes - Poá</text:p>
          </table:table-cell>
          <table:table-cell office:value-type="string">
            <text:p>Av. Nove de Julho, 1491 - Vila Acoreana, Poá - SP, 08550-100, Brazil</text:p>
          </table:table-cell>
          <table:table-cell office:value-type="string">
            <text:p>(11) 4271-9410</text:p>
          </table:table-cell>
        </table:table-row>
        <table:table-row table:style-name="ro1">
          <table:table-cell office:value-type="string">
            <text:p>Troca de óleo TotalEnergies – Quartz auto services - TROQUEBEM VL FÁTIMA</text:p>
          </table:table-cell>
          <table:table-cell office:value-type="string">
            <text:p>Av. Otávio Braga de Mesquita, 1 - 189, Guarulhos - SP, 07191-000, Brazil</text:p>
          </table:table-cell>
          <table:table-cell office:value-type="string">
            <text:p>(11) 4307-3472</text:p>
          </table:table-cell>
        </table:table-row>
        <table:table-row table:style-name="ro1">
          <table:table-cell office:value-type="string">
            <text:p>Coco Bambu Santo André: Peixe, Camarão, Carnes, Lagosta, Vinhos, Chopp, Delivery</text:p>
          </table:table-cell>
          <table:table-cell office:value-type="string">
            <text:p>Av. Portugal, 1362 - Jardim Bela Vista, Santo André - SP, 09041-320, Brazil</text:p>
          </table:table-cell>
          <table:table-cell office:value-type="string">
            <text:p>(11) 4316-0800</text:p>
          </table:table-cell>
        </table:table-row>
        <table:table-row table:style-name="ro1">
          <table:table-cell office:value-type="string">
            <text:p>Coco Bambu Santo André: Peixe, Camarão, Carnes, Lagosta, Vinhos, Chopp, Delivery</text:p>
          </table:table-cell>
          <table:table-cell office:value-type="string">
            <text:p>Av. Portugal, 1362 - Jardim Bela Vista, Santo André - SP, 09041-320, Brazil</text:p>
          </table:table-cell>
          <table:table-cell office:value-type="string">
            <text:p>(11) 4316-0800</text:p>
          </table:table-cell>
        </table:table-row>
        <table:table-row table:style-name="ro1">
          <table:table-cell office:value-type="string">
            <text:p>Van Mel Doceria</text:p>
          </table:table-cell>
          <table:table-cell office:value-type="string">
            <text:p>R. dos Vianas, 2643 - Baeta Neves, São Bernardo do Campo - SP, 09761-000, Brazil</text:p>
          </table:table-cell>
          <table:table-cell office:value-type="string">
            <text:p>(11) 4330-0375</text:p>
          </table:table-cell>
        </table:table-row>
        <table:table-row table:style-name="ro1">
          <table:table-cell office:value-type="string">
            <text:p>Centro Automotivo Porto - São Bernardo do Campo Centro</text:p>
          </table:table-cell>
          <table:table-cell office:value-type="string">
            <text:p>Av. Brg. Faria Lima, 1929 - Centro, São Bernardo do Campo - SP, 09720-010, Brazil</text:p>
          </table:table-cell>
          <table:table-cell office:value-type="string">
            <text:p>(11) 4335-2007</text:p>
          </table:table-cell>
        </table:table-row>
        <table:table-row table:style-name="ro1">
          <table:table-cell office:value-type="string">
            <text:p>Lisboa Distribuidora</text:p>
          </table:table-cell>
          <table:table-cell office:value-type="string">
            <text:p>Av. José Odorizzi, 2165 - Assunção, São Bernardo do Campo - SP, 09861-001, Brazil</text:p>
          </table:table-cell>
          <table:table-cell office:value-type="string">
            <text:p>(11) 4352-3700</text:p>
          </table:table-cell>
        </table:table-row>
        <table:table-row table:style-name="ro1">
          <table:table-cell office:value-type="string">
            <text:p>Sam's Club</text:p>
          </table:table-cell>
          <table:table-cell office:value-type="string">
            <text:p>Av. Senador Vergueiro, 2270 - Anchieta, São Bernardo do Campo - SP, 09600-000, Brazil</text:p>
          </table:table-cell>
          <table:table-cell office:value-type="string">
            <text:p>(11) 4362-9410</text:p>
          </table:table-cell>
        </table:table-row>
        <table:table-row table:style-name="ro1">
          <table:table-cell office:value-type="string">
            <text:p>Planet Lub 2</text:p>
          </table:table-cell>
          <table:table-cell office:value-type="string">
            <text:p>Av. Amador Bueno da Veiga, 2281 - Penha de França, São Paulo - SP, 03635-001, Brazil</text:p>
          </table:table-cell>
          <table:table-cell office:value-type="string">
            <text:p>(11) 4371-4364</text:p>
          </table:table-cell>
        </table:table-row>
        <table:table-row table:style-name="ro1">
          <table:table-cell office:value-type="string">
            <text:p>Restaurante Lisboa</text:p>
          </table:table-cell>
          <table:table-cell office:value-type="string">
            <text:p>R. Tupi, 331 - Vila Valparaíso, Santo André - SP, 09060-140, Brazil</text:p>
          </table:table-cell>
          <table:table-cell office:value-type="string">
            <text:p>(11) 4426-6600</text:p>
          </table:table-cell>
        </table:table-row>
        <table:table-row table:style-name="ro1">
          <table:table-cell office:value-type="string">
            <text:p>Restaurante Lisboa</text:p>
          </table:table-cell>
          <table:table-cell office:value-type="string">
            <text:p>R. Tupi, 331 - Vila Valparaíso, Santo André - SP, 09060-140, Brazil</text:p>
          </table:table-cell>
          <table:table-cell office:value-type="string">
            <text:p>(11) 4426-6600</text:p>
          </table:table-cell>
        </table:table-row>
        <table:table-row table:style-name="ro1">
          <table:table-cell office:value-type="string">
            <text:p>Chocolândia - Sto. André</text:p>
          </table:table-cell>
          <table:table-cell office:value-type="string">
            <text:p>Av. Pereira Barreto, 600 - Vila Gilda, Santo André - SP, 09190-210, Brazil</text:p>
          </table:table-cell>
          <table:table-cell office:value-type="string">
            <text:p>(11) 4433-6330</text:p>
          </table:table-cell>
        </table:table-row>
        <table:table-row table:style-name="ro1">
          <table:table-cell office:value-type="string">
            <text:p>Porto Bello Comércio de Doces</text:p>
          </table:table-cell>
          <table:table-cell office:value-type="string">
            <text:p>Av. Industrial, 139 - Jardim, Santo André - SP, 09080-510, Brazil</text:p>
          </table:table-cell>
          <table:table-cell office:value-type="string">
            <text:p>(11) 4436-3531</text:p>
          </table:table-cell>
        </table:table-row>
        <table:table-row table:style-name="ro1">
          <table:table-cell office:value-type="string">
            <text:p>Porto Bello Comércio de Doces</text:p>
          </table:table-cell>
          <table:table-cell office:value-type="string">
            <text:p>Av. Industrial, 139 - Jardim, Santo André - SP, 09080-510, Brazil</text:p>
          </table:table-cell>
          <table:table-cell office:value-type="string">
            <text:p>(11) 4436-3531</text:p>
          </table:table-cell>
        </table:table-row>
        <table:table-row table:style-name="ro1">
          <table:table-cell office:value-type="string">
            <text:p>Mercado Porto</text:p>
          </table:table-cell>
          <table:table-cell office:value-type="string">
            <text:p>R. Carlos Magno, 32 - Jardim dos Reis, Franco da Rocha - SP, 07845-060, Brazil</text:p>
          </table:table-cell>
          <table:table-cell office:value-type="string">
            <text:p>(11) 4449-4037</text:p>
          </table:table-cell>
        </table:table-row>
        <table:table-row table:style-name="ro1">
          <table:table-cell office:value-type="string">
            <text:p>Padaria Flor de Coimbra</text:p>
          </table:table-cell>
          <table:table-cell office:value-type="string">
            <text:p>R. Carijós, 190 - Vila Alzira, Santo André - SP, 09180-000, Brazil</text:p>
          </table:table-cell>
          <table:table-cell office:value-type="string">
            <text:p>(11) 4451-2324</text:p>
          </table:table-cell>
        </table:table-row>
        <table:table-row table:style-name="ro1">
          <table:table-cell office:value-type="string">
            <text:p>Padaria Flor de Coimbra</text:p>
          </table:table-cell>
          <table:table-cell office:value-type="string">
            <text:p>R. Carijós, 190 - Vila Alzira, Santo André - SP, 09180-000, Brazil</text:p>
          </table:table-cell>
          <table:table-cell office:value-type="string">
            <text:p>(11) 4451-2324</text:p>
          </table:table-cell>
        </table:table-row>
        <table:table-row table:style-name="ro1">
          <table:table-cell office:value-type="string">
            <text:p>Centro Automotivo Porto Seguro - Santo André</text:p>
          </table:table-cell>
          <table:table-cell office:value-type="string">
            <text:p>Av. Firestone, 1609 - Silveira, Santo André - SP, 09015-390, Brazil</text:p>
          </table:table-cell>
          <table:table-cell office:value-type="string">
            <text:p>(11) 4451-5153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Av. Martim Francisco, 559 - Vila Lucinda, Santo André - SP, 09230-700, Brazil</text:p>
          </table:table-cell>
          <table:table-cell office:value-type="string">
            <text:p>(11) 4479-1037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Av. Martim Francisco, 559 - Vila Lucinda, Santo André - SP, 09230-700, Brazil</text:p>
          </table:table-cell>
          <table:table-cell office:value-type="string">
            <text:p>(11) 4479-1037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Av. Martim Francisco, 559 - Vila Lucinda, Santo André - SP, 09230-700, Brazil</text:p>
          </table:table-cell>
          <table:table-cell office:value-type="string">
            <text:p>(11) 4479-1037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Av. Martim Francisco, 559 - Vila Lucinda, Santo André - SP, 09230-700, Brazil</text:p>
          </table:table-cell>
          <table:table-cell office:value-type="string">
            <text:p>(11) 4479-1037</text:p>
          </table:table-cell>
        </table:table-row>
        <table:table-row table:style-name="ro1">
          <table:table-cell office:value-type="string">
            <text:p>Padaria Lisboa - Mauá</text:p>
          </table:table-cell>
          <table:table-cell office:value-type="string">
            <text:p>R. Lourival de Almeida - Jardim Itapeva, Mauá - SP, 09330-050, Brazil</text:p>
          </table:table-cell>
          <table:table-cell office:value-type="string">
            <text:p>(11) 4511-3100</text:p>
          </table:table-cell>
        </table:table-row>
        <table:table-row table:style-name="ro1">
          <table:table-cell office:value-type="string">
            <text:p>Padaria Lisboa - Mauá</text:p>
          </table:table-cell>
          <table:table-cell office:value-type="string">
            <text:p>R. Lourival de Almeida - Jardim Itapeva, Mauá - SP, 09330-050, Brazil</text:p>
          </table:table-cell>
          <table:table-cell office:value-type="string">
            <text:p>(11) 4511-3100</text:p>
          </table:table-cell>
        </table:table-row>
        <table:table-row table:style-name="ro1">
          <table:table-cell office:value-type="string">
            <text:p>Malharia Camargos</text:p>
          </table:table-cell>
          <table:table-cell office:value-type="string">
            <text:p>R. Amador Bueno, 428 - Vila Dirce, Mauá - SP, 09310-330, Brazil</text:p>
          </table:table-cell>
          <table:table-cell office:value-type="string">
            <text:p>(11) 4516-3143</text:p>
          </table:table-cell>
        </table:table-row>
        <table:table-row table:style-name="ro1">
          <table:table-cell office:value-type="string">
            <text:p>Auto Center Nós Vankar</text:p>
          </table:table-cell>
          <table:table-cell office:value-type="string">
            <text:p>R. Rádio Amador, 16 - Jardim Luzitano, Mauá - SP, 09330-390, Brazil</text:p>
          </table:table-cell>
          <table:table-cell office:value-type="string">
            <text:p>(11) 4576-3155</text:p>
          </table:table-cell>
        </table:table-row>
        <table:table-row table:style-name="ro1">
          <table:table-cell office:value-type="string">
            <text:p>Panificadora Promeca - Doce Lisboa</text:p>
          </table:table-cell>
          <table:table-cell office:value-type="string">
            <text:p>R. Victorio Spinucci, 78 - Jardim Promeca, Várzea Paulista - SP, 13223-200, Brazil</text:p>
          </table:table-cell>
          <table:table-cell office:value-type="string">
            <text:p>(11) 4606-5252</text:p>
          </table:table-cell>
        </table:table-row>
        <table:table-row table:style-name="ro1">
          <table:table-cell office:value-type="string">
            <text:p>Panificadora Promeca - Doce Lisboa</text:p>
          </table:table-cell>
          <table:table-cell office:value-type="string">
            <text:p>R. Victorio Spinucci, 78 - Jardim Promeca, Várzea Paulista - SP, 13223-200, Brazil</text:p>
          </table:table-cell>
          <table:table-cell office:value-type="string">
            <text:p>(11) 4606-5252</text:p>
          </table:table-cell>
        </table:table-row>
        <table:table-row table:style-name="ro1">
          <table:table-cell office:value-type="string">
            <text:p>Panificadora Promeca - Doce Lisboa</text:p>
          </table:table-cell>
          <table:table-cell office:value-type="string">
            <text:p>R. Victorio Spinucci, 78 - Jardim Promeca, Várzea Paulista - SP, 13223-200, Brazil</text:p>
          </table:table-cell>
          <table:table-cell office:value-type="string">
            <text:p>(11) 4606-5252</text:p>
          </table:table-cell>
        </table:table-row>
        <table:table-row table:style-name="ro1">
          <table:table-cell office:value-type="string">
            <text:p>Rei do óleo Raposo Tavares</text:p>
          </table:table-cell>
          <table:table-cell office:value-type="string">
            <text:p>R. Benedita Barreto Vítor, 61 - Centro, Cotia - SP, 06700-020, Brazil</text:p>
          </table:table-cell>
          <table:table-cell office:value-type="string">
            <text:p>(11) 4616-0569</text:p>
          </table:table-cell>
        </table:table-row>
        <table:table-row table:style-name="ro1">
          <table:table-cell office:value-type="string">
            <text:p>Rubinho troca de óleo</text:p>
          </table:table-cell>
          <table:table-cell office:value-type="string">
            <text:p>R. Des. Eduardo De O Cruz, 98 - Vila Santa Terezinha, Cotia - SP, 06702-160, Brazil</text:p>
          </table:table-cell>
          <table:table-cell office:value-type="string">
            <text:p>(11) 4616-6000</text:p>
          </table:table-cell>
        </table:table-row>
        <table:table-row table:style-name="ro1">
          <table:table-cell office:value-type="string">
            <text:p>Sorveteria Alvorada</text:p>
          </table:table-cell>
          <table:table-cell office:value-type="string">
            <text:p>R. Bambina Amabile Chaluppe, 314 - Amador Bueno, Itapevi - SP, 06685-000, Brazil</text:p>
          </table:table-cell>
          <table:table-cell office:value-type="string">
            <text:p>(11) 4619-3187</text:p>
          </table:table-cell>
        </table:table-row>
        <table:table-row table:style-name="ro1">
          <table:table-cell office:value-type="string">
            <text:p>Évora Distribuidora</text:p>
          </table:table-cell>
          <table:table-cell office:value-type="string">
            <text:p>Av. Leôncio de Magalhães, 1190 - Jardim São Paulo, São Paulo - SP, 02042-001, Brazil</text:p>
          </table:table-cell>
          <table:table-cell office:value-type="string">
            <text:p>(11) 4637-0377</text:p>
          </table:table-cell>
        </table:table-row>
        <table:table-row table:style-name="ro1">
          <table:table-cell office:value-type="string">
            <text:p>Évora Distribuidora</text:p>
          </table:table-cell>
          <table:table-cell office:value-type="string">
            <text:p>Av. Leôncio de Magalhães, 1190 - Jardim São Paulo, São Paulo - SP, 02042-001, Brazil</text:p>
          </table:table-cell>
          <table:table-cell office:value-type="string">
            <text:p>(11) 4637-0377</text:p>
          </table:table-cell>
        </table:table-row>
        <table:table-row table:style-name="ro1">
          <table:table-cell office:value-type="string">
            <text:p>Supermercado Porto Seguro</text:p>
          </table:table-cell>
          <table:table-cell office:value-type="string">
            <text:p>R. Piracicaba, 227 - Vila Monte Belo, Itaquaquecetuba - SP, 08577-290, Brazil</text:p>
          </table:table-cell>
          <table:table-cell office:value-type="string">
            <text:p>(11) 4642-6880</text:p>
          </table:table-cell>
        </table:table-row>
        <table:table-row table:style-name="ro1">
          <table:table-cell office:value-type="string">
            <text:p>Bakery Port Villares</text:p>
          </table:table-cell>
          <table:table-cell office:value-type="string">
            <text:p>Av. José André de Moraes, 382 - Jardim Monte Alegre, Taboão da Serra - SP, 06755-260, Brazil</text:p>
          </table:table-cell>
          <table:table-cell office:value-type="string">
            <text:p>(11) 4701-7700</text:p>
          </table:table-cell>
        </table:table-row>
        <table:table-row table:style-name="ro1">
          <table:table-cell office:value-type="string">
            <text:p>Bakery Port Villares</text:p>
          </table:table-cell>
          <table:table-cell office:value-type="string">
            <text:p>Av. José André de Moraes, 382 - Jardim Monte Alegre, Taboão da Serra - SP, 06755-260, Brazil</text:p>
          </table:table-cell>
          <table:table-cell office:value-type="string">
            <text:p>(11) 4701-7700</text:p>
          </table:table-cell>
        </table:table-row>
        <table:table-row table:style-name="ro1">
          <table:table-cell office:value-type="string">
            <text:p>Braga Lubrificantes - Troca de óleo Suzano</text:p>
          </table:table-cell>
          <table:table-cell office:value-type="string">
            <text:p>R. Kaneji Kodama, 988 - Vila Figueira, Suzano - SP, 08676-010, Brazil</text:p>
          </table:table-cell>
          <table:table-cell office:value-type="string">
            <text:p>(11) 4746-3769</text:p>
          </table:table-cell>
        </table:table-row>
        <table:table-row table:style-name="ro1">
          <table:table-cell office:value-type="string">
            <text:p>Mini Mercado e Padaria Coimbra</text:p>
          </table:table-cell>
          <table:table-cell office:value-type="string">
            <text:p>R. Serra de Parima, 594 - Jardim Bela Vista, Itapevi - SP, 06656-050, Brazil</text:p>
          </table:table-cell>
          <table:table-cell office:value-type="string">
            <text:p>(11) 4774-2569</text:p>
          </table:table-cell>
        </table:table-row>
        <table:table-row table:style-name="ro1">
          <table:table-cell office:value-type="string">
            <text:p>Supermercados Lisboa Embu</text:p>
          </table:table-cell>
          <table:table-cell office:value-type="string">
            <text:p>R. Dezoito de Julho, 40 - Chácaras Bartira, Embu das Artes - SP, 06805-315, Brazil</text:p>
          </table:table-cell>
          <table:table-cell office:value-type="string">
            <text:p>(11) 4778-0739</text:p>
          </table:table-cell>
        </table:table-row>
        <table:table-row table:style-name="ro1">
          <table:table-cell office:value-type="string">
            <text:p>Fabrique Pão e Café</text:p>
          </table:table-cell>
          <table:table-cell office:value-type="string">
            <text:p>R. Itacolomi, 612 - Higienópolis, São Paulo - SP, 05041-000, Brazil</text:p>
          </table:table-cell>
          <table:table-cell office:value-type="string">
            <text:p>(11) 4801-4318</text:p>
          </table:table-cell>
        </table:table-row>
        <table:table-row table:style-name="ro1">
          <table:table-cell office:value-type="string">
            <text:p>Porto Seguro Taboão Supermarket</text:p>
          </table:table-cell>
          <table:table-cell office:value-type="string">
            <text:p>Estr. das Olarias, 985 - Jardim Triangulo, Taboão da Serra - SP, 06775-005, Brazil</text:p>
          </table:table-cell>
          <table:table-cell office:value-type="string">
            <text:p>(11) 4858-3190</text:p>
          </table:table-cell>
        </table:table-row>
        <table:table-row table:style-name="ro1">
          <table:table-cell office:value-type="string">
            <text:p>Supermarket Porto Seguro</text:p>
          </table:table-cell>
          <table:table-cell office:value-type="string">
            <text:p>Estrada do Jacarandá, 1900 - Centro, Carapicuíba - SP, 06361-400, Brazil</text:p>
          </table:table-cell>
          <table:table-cell office:value-type="string">
            <text:p>(11) 4858-3192</text:p>
          </table:table-cell>
        </table:table-row>
        <table:table-row table:style-name="ro1">
          <table:table-cell office:value-type="string">
            <text:p>Supermercado Porto Seguro LJ03</text:p>
          </table:table-cell>
          <table:table-cell office:value-type="string">
            <text:p>Av. Ibirama, 30 - Parque Industrial Daci, Taboão da Serra - SP, 06785-300, Brazil</text:p>
          </table:table-cell>
          <table:table-cell office:value-type="string">
            <text:p>(11) 4858-3193</text:p>
          </table:table-cell>
        </table:table-row>
        <table:table-row table:style-name="ro1">
          <table:table-cell office:value-type="string">
            <text:p>Supermercado Porto Seguro LJ04</text:p>
          </table:table-cell>
          <table:table-cell office:value-type="string">
            <text:p>R. Raphael de Marco, 22 - Parque Industrial das Oliveiras, Taboão da Serra - SP, 06765-350, Brazil</text:p>
          </table:table-cell>
          <table:table-cell office:value-type="string">
            <text:p>(11) 4858-3194</text:p>
          </table:table-cell>
        </table:table-row>
        <table:table-row table:style-name="ro1">
          <table:table-cell office:value-type="string">
            <text:p>Padaria Salete</text:p>
          </table:table-cell>
          <table:table-cell office:value-type="string">
            <text:p>R. Pôrto Seguro, 8 - Santa Terezinha, Santo André - SP, 09210-660, Brazil</text:p>
          </table:table-cell>
          <table:table-cell office:value-type="string">
            <text:p>(11) 4997-5392</text:p>
          </table:table-cell>
        </table:table-row>
        <table:table-row table:style-name="ro1">
          <table:table-cell office:value-type="string">
            <text:p>Padaria Salete</text:p>
          </table:table-cell>
          <table:table-cell office:value-type="string">
            <text:p>R. Pôrto Seguro, 8 - Santa Terezinha, Santo André - SP, 09210-660, Brazil</text:p>
          </table:table-cell>
          <table:table-cell office:value-type="string">
            <text:p>(11) 4997-5392</text:p>
          </table:table-cell>
        </table:table-row>
        <table:table-row table:style-name="ro1">
          <table:table-cell office:value-type="string">
            <text:p>Bakery Gate of the Sun</text:p>
          </table:table-cell>
          <table:table-cell office:value-type="string">
            <text:p>Av. Eng. Armando de Arruda Pereira, 3230 - Vila do Encontro, São Paulo - SP, 04323-050, Brazil</text:p>
          </table:table-cell>
          <table:table-cell office:value-type="string">
            <text:p>(11) 5021-7118</text:p>
          </table:table-cell>
        </table:table-row>
        <table:table-row table:style-name="ro1">
          <table:table-cell office:value-type="string">
            <text:p>Bakery Gate of the Sun</text:p>
          </table:table-cell>
          <table:table-cell office:value-type="string">
            <text:p>Av. Eng. Armando de Arruda Pereira, 3230 - Vila do Encontro, São Paulo - SP, 04323-050, Brazil</text:p>
          </table:table-cell>
          <table:table-cell office:value-type="string">
            <text:p>(11) 5021-7118</text:p>
          </table:table-cell>
        </table:table-row>
        <table:table-row table:style-name="ro1">
          <table:table-cell office:value-type="string">
            <text:p>Firenze Padaria</text:p>
          </table:table-cell>
          <table:table-cell office:value-type="string">
            <text:p>R. Vieira de Morais, 710 - Campo Belo, São Paulo - SP, 04617-000, Brazil</text:p>
          </table:table-cell>
          <table:table-cell office:value-type="string">
            <text:p>(11) 5041-6573</text:p>
          </table:table-cell>
        </table:table-row>
        <table:table-row table:style-name="ro1">
          <table:table-cell office:value-type="string">
            <text:p>Café Girondino</text:p>
          </table:table-cell>
          <table:table-cell office:value-type="string">
            <text:p>R. Boa Vista, 365 - Centro Histórico de São Paulo, São Paulo - SP, 01014-001, Brazil</text:p>
          </table:table-cell>
          <table:table-cell office:value-type="string">
            <text:p>(11) 5043-3822</text:p>
          </table:table-cell>
        </table:table-row>
        <table:table-row table:style-name="ro1">
          <table:table-cell office:value-type="string">
            <text:p>Pé no Parque Restaurante</text:p>
          </table:table-cell>
          <table:table-cell office:value-type="string">
            <text:p>R. Inhambu, 240 - Vila Uberabinha, São Paulo - SP, 04520-010, Brazil</text:p>
          </table:table-cell>
          <table:table-cell office:value-type="string">
            <text:p>(11) 5051-3376</text:p>
          </table:table-cell>
        </table:table-row>
        <table:table-row table:style-name="ro1">
          <table:table-cell office:value-type="string">
            <text:p>Ajinomoto Fertilizantes</text:p>
          </table:table-cell>
          <table:table-cell office:value-type="string">
            <text:p>Rua Vergueiro, 1737 - Vila Mariana, São Paulo - SP, 04101-000, Brazil</text:p>
          </table:table-cell>
          <table:table-cell office:value-type="string">
            <text:p>(11) 5080-6608</text:p>
          </table:table-cell>
        </table:table-row>
        <table:table-row table:style-name="ro1">
          <table:table-cell office:value-type="string">
            <text:p>Évora Gestão de Frotas</text:p>
          </table:table-cell>
          <table:table-cell office:value-type="string">
            <text:p>Torre II - Av. Ibirapuera, 2332 - 8º e 9º andar - Indianópolis, São Paulo - SP, 04028-002, Brazil</text:p>
          </table:table-cell>
          <table:table-cell office:value-type="string">
            <text:p>(11) 5099-1000</text:p>
          </table:table-cell>
        </table:table-row>
        <table:table-row table:style-name="ro1">
          <table:table-cell office:value-type="string">
            <text:p>Restaurante Abbraccio</text:p>
          </table:table-cell>
          <table:table-cell office:value-type="string">
            <text:p>Av. Doutor Chucri Zaidan, 902 - Shopping Market Place, 902 Shopping Market Place - Vila Cordeiro, São Paulo - SP, 04795-100, Brazil</text:p>
          </table:table-cell>
          <table:table-cell office:value-type="string">
            <text:p>(11) 5181-3318</text:p>
          </table:table-cell>
        </table:table-row>
        <table:table-row table:style-name="ro1">
          <table:table-cell office:value-type="string">
            <text:p>Restaurante Abbraccio</text:p>
          </table:table-cell>
          <table:table-cell office:value-type="string">
            <text:p>Av. Doutor Chucri Zaidan, 902 - Shopping Market Place, 902 Shopping Market Place - Vila Cordeiro, São Paulo - SP, 04795-100, Brazil</text:p>
          </table:table-cell>
          <table:table-cell office:value-type="string">
            <text:p>(11) 5181-3318</text:p>
          </table:table-cell>
        </table:table-row>
        <table:table-row table:style-name="ro1">
          <table:table-cell office:value-type="string">
            <text:p>Flor de Coimbra</text:p>
          </table:table-cell>
          <table:table-cell office:value-type="string">
            <text:p>Estr. de Itapecerica, 3947 - Vila Maracana, São Paulo - SP, 05835-005, Brazil</text:p>
          </table:table-cell>
          <table:table-cell office:value-type="string">
            <text:p>(11) 5510-2014</text:p>
          </table:table-cell>
        </table:table-row>
        <table:table-row table:style-name="ro1">
          <table:table-cell office:value-type="string">
            <text:p>Flor de Coimbra</text:p>
          </table:table-cell>
          <table:table-cell office:value-type="string">
            <text:p>Estr. de Itapecerica, 3947 - Vila Maracana, São Paulo - SP, 05835-005, Brazil</text:p>
          </table:table-cell>
          <table:table-cell office:value-type="string">
            <text:p>(11) 5510-2014</text:p>
          </table:table-cell>
        </table:table-row>
        <table:table-row table:style-name="ro1">
          <table:table-cell office:value-type="string">
            <text:p>Flor de Coimbra</text:p>
          </table:table-cell>
          <table:table-cell office:value-type="string">
            <text:p>Estr. de Itapecerica, 3947 - Vila Maracana, São Paulo - SP, 05835-005, Brazil</text:p>
          </table:table-cell>
          <table:table-cell office:value-type="string">
            <text:p>(11) 5510-2014</text:p>
          </table:table-cell>
        </table:table-row>
        <table:table-row table:style-name="ro1">
          <table:table-cell office:value-type="string">
            <text:p>Flor de Coimbra</text:p>
          </table:table-cell>
          <table:table-cell office:value-type="string">
            <text:p>Estr. de Itapecerica, 3947 - Vila Maracana, São Paulo - SP, 05835-005, Brazil</text:p>
          </table:table-cell>
          <table:table-cell office:value-type="string">
            <text:p>(11) 5510-2014</text:p>
          </table:table-cell>
        </table:table-row>
        <table:table-row table:style-name="ro1">
          <table:table-cell office:value-type="string">
            <text:p>Chiquinho Sorvetes - Mais Shopping</text:p>
          </table:table-cell>
          <table:table-cell office:value-type="string">
            <text:p>Mais Shopping - Praça de Alimentação - R. Amador Bueno, 229 - Santo Amaro, São Paulo - SP, 04752-005, Brazil</text:p>
          </table:table-cell>
          <table:table-cell office:value-type="string">
            <text:p>(11) 5546-2568</text:p>
          </table:table-cell>
        </table:table-row>
        <table:table-row table:style-name="ro1">
          <table:table-cell office:value-type="string">
            <text:p>Chiquinho Sorvetes - Mais Shopping</text:p>
          </table:table-cell>
          <table:table-cell office:value-type="string">
            <text:p>Mais Shopping - Praça de Alimentação - R. Amador Bueno, 229 - Santo Amaro, São Paulo - SP, 04752-005, Brazil</text:p>
          </table:table-cell>
          <table:table-cell office:value-type="string">
            <text:p>(11) 5546-2568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2693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2693</text:p>
          </table:table-cell>
        </table:table-row>
        <table:table-row table:style-name="ro1">
          <table:table-cell office:value-type="string">
            <text:p>Ramov</text:p>
          </table:table-cell>
          <table:table-cell office:value-type="string">
            <text:p>Mais Shopping - R. Amador Bueno, 229 - Santo Amaro, São Paulo - SP, 04752-005, Brazil</text:p>
          </table:table-cell>
          <table:table-cell office:value-type="string">
            <text:p>(11) 5546-2830</text:p>
          </table:table-cell>
        </table:table-row>
        <table:table-row table:style-name="ro1">
          <table:table-cell office:value-type="string">
            <text:p>Bob's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2837</text:p>
          </table:table-cell>
        </table:table-row>
        <table:table-row table:style-name="ro1">
          <table:table-cell office:value-type="string">
            <text:p>Sodiê Doces Santo Amar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2900</text:p>
          </table:table-cell>
        </table:table-row>
        <table:table-row table:style-name="ro1">
          <table:table-cell office:value-type="string">
            <text:p>Sodiê Doces Santo Amar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2900</text:p>
          </table:table-cell>
        </table:table-row>
        <table:table-row table:style-name="ro1">
          <table:table-cell office:value-type="string">
            <text:p>Ice Mellow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3062</text:p>
          </table:table-cell>
        </table:table-row>
        <table:table-row table:style-name="ro1">
          <table:table-cell office:value-type="string">
            <text:p>Ice Mellow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5546-3062</text:p>
          </table:table-cell>
        </table:table-row>
        <table:table-row table:style-name="ro1">
          <table:table-cell office:value-type="string">
            <text:p>Palmeiras Store Santo Amaro</text:p>
          </table:table-cell>
          <table:table-cell office:value-type="string">
            <text:p>Mais Shopping - R. Amador Bueno, 229 - Santo Amaro, São Paulo - SP, 04752-005, Brazil</text:p>
          </table:table-cell>
          <table:table-cell office:value-type="string">
            <text:p>(11) 5546-3161</text:p>
          </table:table-cell>
        </table:table-row>
        <table:table-row table:style-name="ro1">
          <table:table-cell office:value-type="string">
            <text:p>ACADEMIA STORE</text:p>
          </table:table-cell>
          <table:table-cell office:value-type="string">
            <text:p>R. Amador Bueno, 229 - Santo Amaro, São Paulo - SP, 04750-005, Brazil</text:p>
          </table:table-cell>
          <table:table-cell office:value-type="string">
            <text:p>(11) 5546-3161</text:p>
          </table:table-cell>
        </table:table-row>
        <table:table-row table:style-name="ro1">
          <table:table-cell office:value-type="string">
            <text:p>Colonial Breads and Pastries</text:p>
          </table:table-cell>
          <table:table-cell office:value-type="string">
            <text:p>Rua Conde de Porto Alegre, 1095 - Campo Belo, São Paulo - SP, 04608-002, Brazil</text:p>
          </table:table-cell>
          <table:table-cell office:value-type="string">
            <text:p>(11) 5561-2166</text:p>
          </table:table-cell>
        </table:table-row>
        <table:table-row table:style-name="ro1">
          <table:table-cell office:value-type="string">
            <text:p>Colonial Breads and Pastries</text:p>
          </table:table-cell>
          <table:table-cell office:value-type="string">
            <text:p>Rua Conde de Porto Alegre, 1095 - Campo Belo, São Paulo - SP, 04608-002, Brazil</text:p>
          </table:table-cell>
          <table:table-cell office:value-type="string">
            <text:p>(11) 5561-2166</text:p>
          </table:table-cell>
        </table:table-row>
        <table:table-row table:style-name="ro1">
          <table:table-cell office:value-type="string">
            <text:p>Centro Automotivo Porto - Santo Amaro</text:p>
          </table:table-cell>
          <table:table-cell office:value-type="string">
            <text:p>Al. Santo Amaro, 664 - Santo Amaro, São Paulo - SP, 04745-001, Brazil</text:p>
          </table:table-cell>
          <table:table-cell office:value-type="string">
            <text:p>(11) 5599-9278</text:p>
          </table:table-cell>
        </table:table-row>
        <table:table-row table:style-name="ro1">
          <table:table-cell office:value-type="string">
            <text:p>FEED Açougue do Produtor</text:p>
          </table:table-cell>
          <table:table-cell office:value-type="string">
            <text:p>R. Dr. Mário Ferraz, 547 - Jardim Paulistano, São Paulo - SP, 01453-011, Brazil</text:p>
          </table:table-cell>
          <table:table-cell office:value-type="string">
            <text:p>(11) 5627-4700</text:p>
          </table:table-cell>
        </table:table-row>
        <table:table-row table:style-name="ro1">
          <table:table-cell office:value-type="string">
            <text:p>Centro Automotivo Porto - Interlagos Ferraresso</text:p>
          </table:table-cell>
          <table:table-cell office:value-type="string">
            <text:p>Av. Nossa Sra. do Sabará, 2671 - Jardim Campo Grande, São Paulo - SP, 04685-006, Brazil</text:p>
          </table:table-cell>
          <table:table-cell office:value-type="string">
            <text:p>(11) 5632-0159</text:p>
          </table:table-cell>
        </table:table-row>
        <table:table-row table:style-name="ro1">
          <table:table-cell office:value-type="string">
            <text:p>Breads and sweets Porto Seguro</text:p>
          </table:table-cell>
          <table:table-cell office:value-type="string">
            <text:p>R. Ada Negri, 285 - Santo Amaro, São Paulo - SP, 04755-000, Brazil</text:p>
          </table:table-cell>
          <table:table-cell office:value-type="string">
            <text:p>(11) 5641-1963</text:p>
          </table:table-cell>
        </table:table-row>
        <table:table-row table:style-name="ro1">
          <table:table-cell office:value-type="string">
            <text:p>Breads and sweets Porto Seguro</text:p>
          </table:table-cell>
          <table:table-cell office:value-type="string">
            <text:p>R. Ada Negri, 285 - Santo Amaro, São Paulo - SP, 04755-000, Brazil</text:p>
          </table:table-cell>
          <table:table-cell office:value-type="string">
            <text:p>(11) 5641-1963</text:p>
          </table:table-cell>
        </table:table-row>
        <table:table-row table:style-name="ro1">
          <table:table-cell office:value-type="string">
            <text:p>Breads and sweets Porto Seguro</text:p>
          </table:table-cell>
          <table:table-cell office:value-type="string">
            <text:p>R. Ada Negri, 285 - Santo Amaro, São Paulo - SP, 04755-000, Brazil</text:p>
          </table:table-cell>
          <table:table-cell office:value-type="string">
            <text:p>(11) 5641-1963</text:p>
          </table:table-cell>
        </table:table-row>
        <table:table-row table:style-name="ro1">
          <table:table-cell office:value-type="string">
            <text:p>Centro Automotivo Porto - Vila Mascote Ferraresso</text:p>
          </table:table-cell>
          <table:table-cell office:value-type="string">
            <text:p>Av. Santa Catarina, 1155 - Vila Mascote, São Paulo - SP, 04378-300, Brazil</text:p>
          </table:table-cell>
          <table:table-cell office:value-type="string">
            <text:p>(11) 5678-8116</text:p>
          </table:table-cell>
        </table:table-row>
        <table:table-row table:style-name="ro1">
          <table:table-cell office:value-type="string">
            <text:p>Chocolândia</text:p>
          </table:table-cell>
          <table:table-cell office:value-type="string">
            <text:p>Av. João Dias, 24 - Santo Amaro, São Paulo - SP, 04724-000, Brazil</text:p>
          </table:table-cell>
          <table:table-cell office:value-type="string">
            <text:p>(11) 5681-4102</text:p>
          </table:table-cell>
        </table:table-row>
        <table:table-row table:style-name="ro1">
          <table:table-cell office:value-type="string">
            <text:p>Jonel Tecidos e Aviamentos</text:p>
          </table:table-cell>
          <table:table-cell office:value-type="string">
            <text:p>R. Amador Bueno, 119 - Santo Amaro, São Paulo - SP, 04752-005, Brazil</text:p>
          </table:table-cell>
          <table:table-cell office:value-type="string">
            <text:p>(11) 5686-7879</text:p>
          </table:table-cell>
        </table:table-row>
        <table:table-row table:style-name="ro1">
          <table:table-cell office:value-type="string">
            <text:p>Empório coimbra</text:p>
          </table:table-cell>
          <table:table-cell office:value-type="string">
            <text:p>Rua Maria Rosa Grecco Rogato, 19 - Jardim Coimbra, São Paulo - SP, 04932-400, Brazil</text:p>
          </table:table-cell>
          <table:table-cell office:value-type="string">
            <text:p>(11) 5892-3350</text:p>
          </table:table-cell>
        </table:table-row>
        <table:table-row table:style-name="ro1">
          <table:table-cell office:value-type="string">
            <text:p>Empório coimbra</text:p>
          </table:table-cell>
          <table:table-cell office:value-type="string">
            <text:p>Rua Maria Rosa Grecco Rogato, 19 - Jardim Coimbra, São Paulo - SP, 04932-400, Brazil</text:p>
          </table:table-cell>
          <table:table-cell office:value-type="string">
            <text:p>(11) 5892-3350</text:p>
          </table:table-cell>
        </table:table-row>
        <table:table-row table:style-name="ro1">
          <table:table-cell office:value-type="string">
            <text:p>Dr. Cicero Galli Coimbra</text:p>
          </table:table-cell>
          <table:table-cell office:value-type="string">
            <text:p>R. Dr. Diogo de Faria, 775 - Vila Clementino, São Paulo - SP, 04038-001, Brazil</text:p>
          </table:table-cell>
          <table:table-cell office:value-type="string">
            <text:p>(11) 5908-5969</text:p>
          </table:table-cell>
        </table:table-row>
        <table:table-row table:style-name="ro1">
          <table:table-cell office:value-type="string">
            <text:p>Dr. Cicero Galli Coimbra</text:p>
          </table:table-cell>
          <table:table-cell office:value-type="string">
            <text:p>R. Dr. Diogo de Faria, 775 - Vila Clementino, São Paulo - SP, 04038-001, Brazil</text:p>
          </table:table-cell>
          <table:table-cell office:value-type="string">
            <text:p>(11) 5908-5969</text:p>
          </table:table-cell>
        </table:table-row>
        <table:table-row table:style-name="ro1">
          <table:table-cell office:value-type="string">
            <text:p>Bakery and Confectionery Flor do Porto</text:p>
          </table:table-cell>
          <table:table-cell office:value-type="string">
            <text:p>R. 27 de Março, 49 - Jardim Lucélia, São Paulo - SP, 04852-230, Brazil</text:p>
          </table:table-cell>
          <table:table-cell office:value-type="string">
            <text:p>(11) 5932-2612</text:p>
          </table:table-cell>
        </table:table-row>
        <table:table-row table:style-name="ro1">
          <table:table-cell office:value-type="string">
            <text:p>Bakery and Confectionery Flor do Porto</text:p>
          </table:table-cell>
          <table:table-cell office:value-type="string">
            <text:p>R. 27 de Março, 49 - Jardim Lucélia, São Paulo - SP, 04852-230, Brazil</text:p>
          </table:table-cell>
          <table:table-cell office:value-type="string">
            <text:p>(11) 5932-2612</text:p>
          </table:table-cell>
        </table:table-row>
        <table:table-row table:style-name="ro1">
          <table:table-cell office:value-type="string">
            <text:p>Loja Natura Shopping Tietê Plaza</text:p>
          </table:table-cell>
          <table:table-cell office:value-type="string">
            <text:p>Av. Raimundo Pereira de Magalhães, 1465 - 2054A - 1o Piso - Jardim Iris, São Paulo - SP, 05145-907, Brazil</text:p>
          </table:table-cell>
          <table:table-cell office:value-type="string">
            <text:p>(11) 91055-5000</text:p>
          </table:table-cell>
        </table:table-row>
        <table:table-row table:style-name="ro1">
          <table:table-cell office:value-type="string">
            <text:p>Instituto Dra Karine Braga - IKB CLINIC</text:p>
          </table:table-cell>
          <table:table-cell office:value-type="string">
            <text:p>Alameda Francisco Alves, 21 - Jardim, Santo André - SP, 09090-790, Brazil</text:p>
          </table:table-cell>
          <table:table-cell office:value-type="string">
            <text:p>(11) 91121-5537</text:p>
          </table:table-cell>
        </table:table-row>
        <table:table-row table:style-name="ro1">
          <table:table-cell office:value-type="string">
            <text:p>O Boom Pneus e Mecânica</text:p>
          </table:table-cell>
          <table:table-cell office:value-type="string">
            <text:p>Av. Amador Bueno da Veiga, 2395 - Penha de França, São Paulo - SP, 03635-001, Brazil</text:p>
          </table:table-cell>
          <table:table-cell office:value-type="string">
            <text:p>(11) 91176-6988</text:p>
          </table:table-cell>
        </table:table-row>
        <table:table-row table:style-name="ro1">
          <table:table-cell office:value-type="string">
            <text:p>Confeitaria Brownie Cake - Penha</text:p>
          </table:table-cell>
          <table:table-cell office:value-type="string">
            <text:p>Av. Amador Bueno da Veiga, 2133 - Penha de França, São Paulo - SP, 03635-001, Brazil</text:p>
          </table:table-cell>
          <table:table-cell office:value-type="string">
            <text:p>(11) 91303-8996</text:p>
          </table:table-cell>
        </table:table-row>
        <table:table-row table:style-name="ro1">
          <table:table-cell office:value-type="string">
            <text:p>Confeitaria Brownie Cake - Penha</text:p>
          </table:table-cell>
          <table:table-cell office:value-type="string">
            <text:p>Av. Amador Bueno da Veiga, 2133 - Penha de França, São Paulo - SP, 03635-001, Brazil</text:p>
          </table:table-cell>
          <table:table-cell office:value-type="string">
            <text:p>(11) 91303-8996</text:p>
          </table:table-cell>
        </table:table-row>
        <table:table-row table:style-name="ro1">
          <table:table-cell office:value-type="string">
            <text:p>Açaitaria &amp; Sorveteria da Gih</text:p>
          </table:table-cell>
          <table:table-cell office:value-type="string">
            <text:p>Rua das Pétalas - Av. Jardim - Vila esperança, São Bernardo do Campo - SP, 09783-550, Brazil</text:p>
          </table:table-cell>
          <table:table-cell office:value-type="string">
            <text:p>(11) 91312-3155</text:p>
          </table:table-cell>
        </table:table-row>
        <table:table-row table:style-name="ro1">
          <table:table-cell office:value-type="string">
            <text:p>Vivi Atacado - Porto Bras</text:p>
          </table:table-cell>
          <table:table-cell office:value-type="string">
            <text:p>R. Tiers, 282 - Loja 566 - Brás, São Paulo - SP, 03031-000, Brazil</text:p>
          </table:table-cell>
          <table:table-cell office:value-type="string">
            <text:p>(11) 91333-3773</text:p>
          </table:table-cell>
        </table:table-row>
        <table:table-row table:style-name="ro1">
          <table:table-cell office:value-type="string">
            <text:p>Viver do Verde - Produtos Naturais</text:p>
          </table:table-cell>
          <table:table-cell office:value-type="string">
            <text:p>Av. Otávio Braga de Mesquita, 1939 - Vila Florida, Guarulhos - SP, 07191-000, Brazil</text:p>
          </table:table-cell>
          <table:table-cell office:value-type="string">
            <text:p>(11) 91350-2078</text:p>
          </table:table-cell>
        </table:table-row>
        <table:table-row table:style-name="ro1">
          <table:table-cell office:value-type="string">
            <text:p>Sorveteria Lolly Pop</text:p>
          </table:table-cell>
          <table:table-cell office:value-type="string">
            <text:p>Av. Dom Pedro de Alcântara, 89 - Montanhão, São Bernardo do Campo - SP, 09784-160, Brazil</text:p>
          </table:table-cell>
          <table:table-cell office:value-type="string">
            <text:p>(11) 91498-3667</text:p>
          </table:table-cell>
        </table:table-row>
        <table:table-row table:style-name="ro1">
          <table:table-cell office:value-type="string">
            <text:p>Açai Pititita Rita Doces</text:p>
          </table:table-cell>
          <table:table-cell office:value-type="string">
            <text:p>Rua Max Planck, 333 - casa 2 - Jardim Coimbra, São Paulo - SP, 03693-030, Brazil</text:p>
          </table:table-cell>
          <table:table-cell office:value-type="string">
            <text:p>(11) 91554-2196</text:p>
          </table:table-cell>
        </table:table-row>
        <table:table-row table:style-name="ro1">
          <table:table-cell office:value-type="string">
            <text:p>Açai Pititita Rita Doces</text:p>
          </table:table-cell>
          <table:table-cell office:value-type="string">
            <text:p>Rua Max Planck, 333 - casa 2 - Jardim Coimbra, São Paulo - SP, 03693-030, Brazil</text:p>
          </table:table-cell>
          <table:table-cell office:value-type="string">
            <text:p>(11) 91554-2196</text:p>
          </table:table-cell>
        </table:table-row>
        <table:table-row table:style-name="ro1">
          <table:table-cell office:value-type="string">
            <text:p>Açai Pititita Rita Doces</text:p>
          </table:table-cell>
          <table:table-cell office:value-type="string">
            <text:p>Rua Max Planck, 333 - casa 2 - Jardim Coimbra, São Paulo - SP, 03693-030, Brazil</text:p>
          </table:table-cell>
          <table:table-cell office:value-type="string">
            <text:p>(11) 91554-2196</text:p>
          </table:table-cell>
        </table:table-row>
        <table:table-row table:style-name="ro1">
          <table:table-cell office:value-type="string">
            <text:p>Meu Doce Pinheiro Gluten Free</text:p>
          </table:table-cell>
          <table:table-cell office:value-type="string">
            <text:p>R. Amador Lourenço, 607 - Vila Constancia, São Paulo - SP, 04658-120, Brazil</text:p>
          </table:table-cell>
          <table:table-cell office:value-type="string">
            <text:p>(11) 91685-2937</text:p>
          </table:table-cell>
        </table:table-row>
        <table:table-row table:style-name="ro1">
          <table:table-cell office:value-type="string">
            <text:p>Meu Doce Pinheiro Gluten Free</text:p>
          </table:table-cell>
          <table:table-cell office:value-type="string">
            <text:p>R. Amador Lourenço, 607 - Vila Constancia, São Paulo - SP, 04658-120, Brazil</text:p>
          </table:table-cell>
          <table:table-cell office:value-type="string">
            <text:p>(11) 91685-2937</text:p>
          </table:table-cell>
        </table:table-row>
        <table:table-row table:style-name="ro1">
          <table:table-cell office:value-type="string">
            <text:p>Evora</text:p>
          </table:table-cell>
          <table:table-cell office:value-type="string">
            <text:p>R. do Lago - Vila Nair, São Paulo - SP, 04280-000, Brazil</text:p>
          </table:table-cell>
          <table:table-cell office:value-type="string">
            <text:p>(11) 91708-0070</text:p>
          </table:table-cell>
        </table:table-row>
        <table:table-row table:style-name="ro1">
          <table:table-cell office:value-type="string">
            <text:p>Ultrafarma Amador Bueno da Veiga</text:p>
          </table:table-cell>
          <table:table-cell office:value-type="string">
            <text:p>Av. Amador Bueno da Veiga, 2404 - Penha de França, São Paulo - SP, 03605-001, Brazil</text:p>
          </table:table-cell>
          <table:table-cell office:value-type="string">
            <text:p>(11) 91723-8522</text:p>
          </table:table-cell>
        </table:table-row>
        <table:table-row table:style-name="ro1">
          <table:table-cell office:value-type="string">
            <text:p>Sorveteria do Bicudo</text:p>
          </table:table-cell>
          <table:table-cell office:value-type="string">
            <text:p>R. Floral, 116 - Vila Sao Pedro, São Bernardo do Campo - SP, 09780-670, Brazil</text:p>
          </table:table-cell>
          <table:table-cell office:value-type="string">
            <text:p>(11) 93148-1011</text:p>
          </table:table-cell>
        </table:table-row>
        <table:table-row table:style-name="ro1">
          <table:table-cell office:value-type="string">
            <text:p>Carpigiani Do Brasil</text:p>
          </table:table-cell>
          <table:table-cell office:value-type="string">
            <text:p>Av. Abrahão Gonçalves Braga, 412 - Vila Liviero, São Paulo - SP, 04186-220, Brazil</text:p>
          </table:table-cell>
          <table:table-cell office:value-type="string">
            <text:p>(11) 93248-5805</text:p>
          </table:table-cell>
        </table:table-row>
        <table:table-row table:style-name="ro1">
          <table:table-cell office:value-type="string">
            <text:p>Carpigiani Do Brasil</text:p>
          </table:table-cell>
          <table:table-cell office:value-type="string">
            <text:p>Av. Abrahão Gonçalves Braga, 412 - Vila Liviero, São Paulo - SP, 04186-220, Brazil</text:p>
          </table:table-cell>
          <table:table-cell office:value-type="string">
            <text:p>(11) 93248-5805</text:p>
          </table:table-cell>
        </table:table-row>
        <table:table-row table:style-name="ro1">
          <table:table-cell office:value-type="string">
            <text:p>Rainha Vera Cruz Paes Doces</text:p>
          </table:table-cell>
          <table:table-cell office:value-type="string">
            <text:p>Av. Srg. Iracitan Coimbra, 49 - Jardim Vera Cruz(Zona Leste), São Paulo - SP, 08310-580, Brazil</text:p>
          </table:table-cell>
          <table:table-cell office:value-type="string">
            <text:p>(11) 93269-3725</text:p>
          </table:table-cell>
        </table:table-row>
        <table:table-row table:style-name="ro1">
          <table:table-cell office:value-type="string">
            <text:p>Açai Purple Point</text:p>
          </table:table-cell>
          <table:table-cell office:value-type="string">
            <text:p>Av. Amador Bueno da Veiga - Penha de França, São Paulo - SP, 03636-000, Brazil</text:p>
          </table:table-cell>
          <table:table-cell office:value-type="string">
            <text:p>(11) 93276-2693</text:p>
          </table:table-cell>
        </table:table-row>
        <table:table-row table:style-name="ro1">
          <table:table-cell office:value-type="string">
            <text:p>Açai Purple Point</text:p>
          </table:table-cell>
          <table:table-cell office:value-type="string">
            <text:p>Av. Amador Bueno da Veiga - Penha de França, São Paulo - SP, 03636-000, Brazil</text:p>
          </table:table-cell>
          <table:table-cell office:value-type="string">
            <text:p>(11) 93276-2693</text:p>
          </table:table-cell>
        </table:table-row>
        <table:table-row table:style-name="ro1">
          <table:table-cell office:value-type="string">
            <text:p>Lisboa Doces</text:p>
          </table:table-cell>
          <table:table-cell office:value-type="string">
            <text:p>Av. Sousa Bandeira, 733 - Vila Nhocuné, São Paulo - SP, 03559-000, Brazil</text:p>
          </table:table-cell>
          <table:table-cell office:value-type="string">
            <text:p>(11) 93342-1985</text:p>
          </table:table-cell>
        </table:table-row>
        <table:table-row table:style-name="ro1">
          <table:table-cell office:value-type="string">
            <text:p>Lisboa Doces</text:p>
          </table:table-cell>
          <table:table-cell office:value-type="string">
            <text:p>Av. Sousa Bandeira, 733 - Vila Nhocuné, São Paulo - SP, 03559-000, Brazil</text:p>
          </table:table-cell>
          <table:table-cell office:value-type="string">
            <text:p>(11) 93342-1985</text:p>
          </table:table-cell>
        </table:table-row>
        <table:table-row table:style-name="ro1">
          <table:table-cell office:value-type="string">
            <text:p>Açaí e sorveteria da vila</text:p>
          </table:table-cell>
          <table:table-cell office:value-type="string">
            <text:p>R. Gerônimo dos Santos, 158 - Montanhão, São Bernardo do Campo - SP, 09784-400, Brazil</text:p>
          </table:table-cell>
          <table:table-cell office:value-type="string">
            <text:p>(11) 93417-6469</text:p>
          </table:table-cell>
        </table:table-row>
        <table:table-row table:style-name="ro1">
          <table:table-cell office:value-type="string">
            <text:p>Maques Sorvetes Artesanais, Smoothies e Arte</text:p>
          </table:table-cell>
          <table:table-cell office:value-type="string">
            <text:p>R. Lisboa, 281 - Cerqueira César, São Paulo - SP, 05413-001, Brazil</text:p>
          </table:table-cell>
          <table:table-cell office:value-type="string">
            <text:p>(11) 93753-5843</text:p>
          </table:table-cell>
        </table:table-row>
        <table:table-row table:style-name="ro1">
          <table:table-cell office:value-type="string">
            <text:p>Maques Sorvetes Artesanais, Smoothies e Arte</text:p>
          </table:table-cell>
          <table:table-cell office:value-type="string">
            <text:p>R. Lisboa, 281 - Cerqueira César, São Paulo - SP, 05413-001, Brazil</text:p>
          </table:table-cell>
          <table:table-cell office:value-type="string">
            <text:p>(11) 93753-5843</text:p>
          </table:table-cell>
        </table:table-row>
        <table:table-row table:style-name="ro1">
          <table:table-cell office:value-type="string">
            <text:p>Plano Natural</text:p>
          </table:table-cell>
          <table:table-cell office:value-type="string">
            <text:p>R. Braga, 202 - Vila Lusitania, São Bernardo do Campo - SP, 09725-160, Brazil</text:p>
          </table:table-cell>
          <table:table-cell office:value-type="string">
            <text:p>(11) 93945-0328</text:p>
          </table:table-cell>
        </table:table-row>
        <table:table-row table:style-name="ro1">
          <table:table-cell office:value-type="string">
            <text:p>Empório das Chaves</text:p>
          </table:table-cell>
          <table:table-cell office:value-type="string">
            <text:p>Estacionamento Carrefour - Av. Amador Bueno da Veiga, 2521 - Penha de França, São Paulo - SP, 03653-000, Brazil</text:p>
          </table:table-cell>
          <table:table-cell office:value-type="string">
            <text:p>(11) 94000-4388</text:p>
          </table:table-cell>
        </table:table-row>
        <table:table-row table:style-name="ro1">
          <table:table-cell office:value-type="string">
            <text:p>Eugenio Centro Automotivo</text:p>
          </table:table-cell>
          <table:table-cell office:value-type="string">
            <text:p>Av. Amador Bueno da Veiga, 4633 - Penha de França, São Paulo - SP, 03653-000, Brazil</text:p>
          </table:table-cell>
          <table:table-cell office:value-type="string">
            <text:p>(11) 94001-4241</text:p>
          </table:table-cell>
        </table:table-row>
        <table:table-row table:style-name="ro1">
          <table:table-cell office:value-type="string">
            <text:p>Braga Sorvetes - Novo Osasco</text:p>
          </table:table-cell>
          <table:table-cell office:value-type="string">
            <text:p>Av. Valter Boveri, 551 - Novo Osasco, Osasco - SP, 06053-120, Brazil</text:p>
          </table:table-cell>
          <table:table-cell office:value-type="string">
            <text:p>(11) 94010-6313</text:p>
          </table:table-cell>
        </table:table-row>
        <table:table-row table:style-name="ro1">
          <table:table-cell office:value-type="string">
            <text:p>Braga Sorvetes - Novo Osasco</text:p>
          </table:table-cell>
          <table:table-cell office:value-type="string">
            <text:p>Av. Valter Boveri, 551 - Novo Osasco, Osasco - SP, 06053-120, Brazil</text:p>
          </table:table-cell>
          <table:table-cell office:value-type="string">
            <text:p>(11) 94010-6313</text:p>
          </table:table-cell>
        </table:table-row>
        <table:table-row table:style-name="ro1">
          <table:table-cell office:value-type="string">
            <text:p>Braga Sorvetes - Novo Osasco</text:p>
          </table:table-cell>
          <table:table-cell office:value-type="string">
            <text:p>Av. Valter Boveri, 551 - Novo Osasco, Osasco - SP, 06053-120, Brazil</text:p>
          </table:table-cell>
          <table:table-cell office:value-type="string">
            <text:p>(11) 94010-6313</text:p>
          </table:table-cell>
        </table:table-row>
        <table:table-row table:style-name="ro1">
          <table:table-cell office:value-type="string">
            <text:p>Lisboa Distr. Segurança Eletrônica</text:p>
          </table:table-cell>
          <table:table-cell office:value-type="string">
            <text:p>Av. José Odorizzi, 2 - Assunção, São Bernardo do Campo - SP, 09810-000, Brazil</text:p>
          </table:table-cell>
          <table:table-cell office:value-type="string">
            <text:p>(11) 94026-1052</text:p>
          </table:table-cell>
        </table:table-row>
        <table:table-row table:style-name="ro1">
          <table:table-cell office:value-type="string">
            <text:p>Empório Grão Bueno</text:p>
          </table:table-cell>
          <table:table-cell office:value-type="string">
            <text:p>Av. Amador Bueno da Veiga, 2157 - Penha de França, São Paulo - SP, 03636-000, Brazil</text:p>
          </table:table-cell>
          <table:table-cell office:value-type="string">
            <text:p>(11) 94062-6123</text:p>
          </table:table-cell>
        </table:table-row>
        <table:table-row table:style-name="ro1">
          <table:table-cell office:value-type="string">
            <text:p>Bomboniere Porto Feliz</text:p>
          </table:table-cell>
          <table:table-cell office:value-type="string">
            <text:p>R. João Cândido de Lima, 220 b - Vila Sao Francisco, São Paulo - SP, 03678-020, Brazil</text:p>
          </table:table-cell>
          <table:table-cell office:value-type="string">
            <text:p>(11) 94062-9352</text:p>
          </table:table-cell>
        </table:table-row>
        <table:table-row table:style-name="ro1">
          <table:table-cell office:value-type="string">
            <text:p>Bomboniere Porto Feliz</text:p>
          </table:table-cell>
          <table:table-cell office:value-type="string">
            <text:p>R. João Cândido de Lima, 220 b - Vila Sao Francisco, São Paulo - SP, 03678-020, Brazil</text:p>
          </table:table-cell>
          <table:table-cell office:value-type="string">
            <text:p>(11) 94062-9352</text:p>
          </table:table-cell>
        </table:table-row>
        <table:table-row table:style-name="ro1">
          <table:table-cell office:value-type="string">
            <text:p>Centro Automotivo Porto - Brooklin</text:p>
          </table:table-cell>
          <table:table-cell office:value-type="string">
            <text:p>Av. Morumbi, 8456 - Brooklin, São Paulo - SP, 04703-002, Brazil</text:p>
          </table:table-cell>
          <table:table-cell office:value-type="string">
            <text:p>(11) 94075-0843</text:p>
          </table:table-cell>
        </table:table-row>
        <table:table-row table:style-name="ro1">
          <table:table-cell office:value-type="string">
            <text:p>Donndoca Açaí e Sorvetes</text:p>
          </table:table-cell>
          <table:table-cell office:value-type="string">
            <text:p>Estamos enfrente ao novo atacadão da Penha - Av. Amador Bueno da Veiga, 2.500 - Penha de França, São Paulo - SP, 03635-000, Brazil</text:p>
          </table:table-cell>
          <table:table-cell office:value-type="string">
            <text:p>(11) 94202-4369</text:p>
          </table:table-cell>
        </table:table-row>
        <table:table-row table:style-name="ro1">
          <table:table-cell office:value-type="string">
            <text:p>Donndoca Açaí e Sorvetes</text:p>
          </table:table-cell>
          <table:table-cell office:value-type="string">
            <text:p>Estamos enfrente ao novo atacadão da Penha - Av. Amador Bueno da Veiga, 2.500 - Penha de França, São Paulo - SP, 03635-000, Brazil</text:p>
          </table:table-cell>
          <table:table-cell office:value-type="string">
            <text:p>(11) 94202-4369</text:p>
          </table:table-cell>
        </table:table-row>
        <table:table-row table:style-name="ro1">
          <table:table-cell office:value-type="string">
            <text:p>Ruy Coimbra Cirurgia Plástica e Transplante capilar</text:p>
          </table:table-cell>
          <table:table-cell office:value-type="string">
            <text:p>Rua Tabapuã, 1123 - Itaim Bibi, São Paulo - SP, 04533-014, Brazil</text:p>
          </table:table-cell>
          <table:table-cell office:value-type="string">
            <text:p>(11) 94288-9020</text:p>
          </table:table-cell>
        </table:table-row>
        <table:table-row table:style-name="ro1">
          <table:table-cell office:value-type="string">
            <text:p>Ruy Coimbra Cirurgia Plástica e Transplante capilar</text:p>
          </table:table-cell>
          <table:table-cell office:value-type="string">
            <text:p>Rua Tabapuã, 1123 - Itaim Bibi, São Paulo - SP, 04533-014, Brazil</text:p>
          </table:table-cell>
          <table:table-cell office:value-type="string">
            <text:p>(11) 94288-9020</text:p>
          </table:table-cell>
        </table:table-row>
        <table:table-row table:style-name="ro1">
          <table:table-cell office:value-type="string">
            <text:p>La Mia Gelateria - Itaim</text:p>
          </table:table-cell>
          <table:table-cell office:value-type="string">
            <text:p>R. João Cachoeira, 380 - Itaim Bibi, São Paulo - SP, 04535-007, Brazil</text:p>
          </table:table-cell>
          <table:table-cell office:value-type="string">
            <text:p>(11) 94537-2408</text:p>
          </table:table-cell>
        </table:table-row>
        <table:table-row table:style-name="ro1">
          <table:table-cell office:value-type="string">
            <text:p>Colina Castanhas</text:p>
          </table:table-cell>
          <table:table-cell office:value-type="string">
            <text:p>R. Júlio César Porto, 17 - Aricanduva, São Paulo - SP, 03471-110, Brazil</text:p>
          </table:table-cell>
          <table:table-cell office:value-type="string">
            <text:p>(11) 94541-1230</text:p>
          </table:table-cell>
        </table:table-row>
        <table:table-row table:style-name="ro1">
          <table:table-cell office:value-type="string">
            <text:p>Colina Castanhas</text:p>
          </table:table-cell>
          <table:table-cell office:value-type="string">
            <text:p>R. Júlio César Porto, 17 - Aricanduva, São Paulo - SP, 03471-110, Brazil</text:p>
          </table:table-cell>
          <table:table-cell office:value-type="string">
            <text:p>(11) 94541-1230</text:p>
          </table:table-cell>
        </table:table-row>
        <table:table-row table:style-name="ro1">
          <table:table-cell office:value-type="string">
            <text:p>Óleo do Carro</text:p>
          </table:table-cell>
          <table:table-cell office:value-type="string">
            <text:p>Av. Otávio Braga de Mesquita, 1189 - Vila Fatima, Guarulhos - SP, 07191-000, Brazil</text:p>
          </table:table-cell>
          <table:table-cell office:value-type="string">
            <text:p>(11) 94545-4530</text:p>
          </table:table-cell>
        </table:table-row>
        <table:table-row table:style-name="ro1">
          <table:table-cell office:value-type="string">
            <text:p>EMPÓRIO FUNCHAL</text:p>
          </table:table-cell>
          <table:table-cell office:value-type="string">
            <text:p>R. Maria Munhoz Vaqueiro - Parque Munhoz, Franco da Rocha - SP, 07858-170, Brazil</text:p>
          </table:table-cell>
          <table:table-cell office:value-type="string">
            <text:p>(11) 94549-9287</text:p>
          </table:table-cell>
        </table:table-row>
        <table:table-row table:style-name="ro1">
          <table:table-cell office:value-type="string">
            <text:p>Centro Automotivo Porto - Pinheiros</text:p>
          </table:table-cell>
          <table:table-cell office:value-type="string">
            <text:p>R. Dep. Lacerda Franco, 410 - Pinheiros, São Paulo - SP, 05418-000, Brazil</text:p>
          </table:table-cell>
          <table:table-cell office:value-type="string">
            <text:p>(11) 94557-1820</text:p>
          </table:table-cell>
        </table:table-row>
        <table:table-row table:style-name="ro1">
          <table:table-cell office:value-type="string">
            <text:p>Padaria e confeitaria Flor do porto</text:p>
          </table:table-cell>
          <table:table-cell office:value-type="string">
            <text:p>Rua Cairu - Rua 27 de março - Cantinho do Céu, São Paulo - SP, 04849-530, Brazil</text:p>
          </table:table-cell>
          <table:table-cell office:value-type="string">
            <text:p>(11) 94747-6393</text:p>
          </table:table-cell>
        </table:table-row>
        <table:table-row table:style-name="ro1">
          <table:table-cell office:value-type="string">
            <text:p>Modas Porto</text:p>
          </table:table-cell>
          <table:table-cell office:value-type="string">
            <text:p>R. Tiers, 315 - Banca 615 - Brás, São Paulo - SP, 03031-000, Brazil</text:p>
          </table:table-cell>
          <table:table-cell office:value-type="string">
            <text:p>(11) 94846-0159</text:p>
          </table:table-cell>
        </table:table-row>
        <table:table-row table:style-name="ro1">
          <table:table-cell office:value-type="string">
            <text:p>Loja Natura Mais Shopping</text:p>
          </table:table-cell>
          <table:table-cell office:value-type="string">
            <text:p>R. Amador Bueno, 229 - Mais Shopping - Lr. 13 de Maio, 15306 - Santo Amaro, São Paulo - SP, 04752-005, Brazil</text:p>
          </table:table-cell>
          <table:table-cell office:value-type="string">
            <text:p>(11) 94846-6699</text:p>
          </table:table-cell>
        </table:table-row>
        <table:table-row table:style-name="ro1">
          <table:table-cell office:value-type="string">
            <text:p>Dani Braga Delícias</text:p>
          </table:table-cell>
          <table:table-cell office:value-type="string">
            <text:p>R. Bonifácio da Trindade - Pte. Rasa, São Paulo - SP, 03625-010, Brazil</text:p>
          </table:table-cell>
          <table:table-cell office:value-type="string">
            <text:p>(11) 94930-4741</text:p>
          </table:table-cell>
        </table:table-row>
        <table:table-row table:style-name="ro1">
          <table:table-cell office:value-type="string">
            <text:p>Dani Braga Delícias</text:p>
          </table:table-cell>
          <table:table-cell office:value-type="string">
            <text:p>R. Bonifácio da Trindade - Pte. Rasa, São Paulo - SP, 03625-010, Brazil</text:p>
          </table:table-cell>
          <table:table-cell office:value-type="string">
            <text:p>(11) 94930-4741</text:p>
          </table:table-cell>
        </table:table-row>
        <table:table-row table:style-name="ro1">
          <table:table-cell office:value-type="string">
            <text:p>Mercado Porto</text:p>
          </table:table-cell>
          <table:table-cell office:value-type="string">
            <text:p>R. Carolus-Duran, 65 - Vila Gilda, São Paulo - SP, 04953-030, Brazil</text:p>
          </table:table-cell>
          <table:table-cell office:value-type="string">
            <text:p>(11) 94958-4328</text:p>
          </table:table-cell>
        </table:table-row>
        <table:table-row table:style-name="ro1">
          <table:table-cell office:value-type="string">
            <text:p>Coimbra's Fashion</text:p>
          </table:table-cell>
          <table:table-cell office:value-type="string">
            <text:p>Av. Pedro Mendes, 1130 - Parque Selecta, São Bernardo do Campo - SP, 09791-530, Brazil</text:p>
          </table:table-cell>
          <table:table-cell office:value-type="string">
            <text:p>(11) 94974-2847</text:p>
          </table:table-cell>
        </table:table-row>
        <table:table-row table:style-name="ro1">
          <table:table-cell office:value-type="string">
            <text:p>Doni Doces</text:p>
          </table:table-cell>
          <table:table-cell office:value-type="string">
            <text:p>R. Coimbra - Vila Pires, Santo André - SP, 09195-570, Brazil</text:p>
          </table:table-cell>
          <table:table-cell office:value-type="string">
            <text:p>(11) 95119-4812</text:p>
          </table:table-cell>
        </table:table-row>
        <table:table-row table:style-name="ro1">
          <table:table-cell office:value-type="string">
            <text:p>D'Braga Confeitaria Artesanal</text:p>
          </table:table-cell>
          <table:table-cell office:value-type="string">
            <text:p>R. Sen. Nelson Carneiro, 423 - Cidade Tiradentes, São Paulo - SP, 08485-300, Brazil</text:p>
          </table:table-cell>
          <table:table-cell office:value-type="string">
            <text:p>(11) 95202-7937</text:p>
          </table:table-cell>
        </table:table-row>
        <table:table-row table:style-name="ro1">
          <table:table-cell office:value-type="string">
            <text:p>D'Braga Confeitaria Artesanal</text:p>
          </table:table-cell>
          <table:table-cell office:value-type="string">
            <text:p>R. Sen. Nelson Carneiro, 423 - Cidade Tiradentes, São Paulo - SP, 08485-300, Brazil</text:p>
          </table:table-cell>
          <table:table-cell office:value-type="string">
            <text:p>(11) 95202-7937</text:p>
          </table:table-cell>
        </table:table-row>
        <table:table-row table:style-name="ro1">
          <table:table-cell office:value-type="string">
            <text:p>D'Braga Confeitaria Artesanal</text:p>
          </table:table-cell>
          <table:table-cell office:value-type="string">
            <text:p>R. Sen. Nelson Carneiro, 423 - Cidade Tiradentes, São Paulo - SP, 08485-300, Brazil</text:p>
          </table:table-cell>
          <table:table-cell office:value-type="string">
            <text:p>(11) 95202-7937</text:p>
          </table:table-cell>
        </table:table-row>
        <table:table-row table:style-name="ro1">
          <table:table-cell office:value-type="string">
            <text:p>Oh Docinho meu!</text:p>
          </table:table-cell>
          <table:table-cell office:value-type="string">
            <text:p>R. Diofanto - Jardim Coimbra, São Paulo - SP, 03693-150, Brazil</text:p>
          </table:table-cell>
          <table:table-cell office:value-type="string">
            <text:p>(11) 95211-3577</text:p>
          </table:table-cell>
        </table:table-row>
        <table:table-row table:style-name="ro1">
          <table:table-cell office:value-type="string">
            <text:p>Esquilos Açai</text:p>
          </table:table-cell>
          <table:table-cell office:value-type="string">
            <text:p>Dentro do Sonda Supermercado - Av. Otávio Braga de Mesquita, 1450 - Vila Barros, Guarulhos - SP, 07192-040, Brazil</text:p>
          </table:table-cell>
          <table:table-cell office:value-type="string">
            <text:p>(11) 95270-2571</text:p>
          </table:table-cell>
        </table:table-row>
        <table:table-row table:style-name="ro1">
          <table:table-cell office:value-type="string">
            <text:p>Esquilos Açai</text:p>
          </table:table-cell>
          <table:table-cell office:value-type="string">
            <text:p>Dentro do Sonda Supermercado - Av. Otávio Braga de Mesquita, 1450 - Vila Barros, Guarulhos - SP, 07192-040, Brazil</text:p>
          </table:table-cell>
          <table:table-cell office:value-type="string">
            <text:p>(11) 95270-2571</text:p>
          </table:table-cell>
        </table:table-row>
        <table:table-row table:style-name="ro1">
          <table:table-cell office:value-type="string">
            <text:p>MS Moon Real Food</text:p>
          </table:table-cell>
          <table:table-cell office:value-type="string">
            <text:p>R. Conrado Augusto Offa, 485 - Vila Virginia, Jundiaí - SP, 13215-380, Brazil</text:p>
          </table:table-cell>
          <table:table-cell office:value-type="string">
            <text:p>(11) 95301-3000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R. Passagem - Jardim Santa Paula, Cotia - SP, 06720-070, Brazil</text:p>
          </table:table-cell>
          <table:table-cell office:value-type="string">
            <text:p>(11) 95304-0121</text:p>
          </table:table-cell>
        </table:table-row>
        <table:table-row table:style-name="ro1">
          <table:table-cell office:value-type="string">
            <text:p>Padaria Porto Dos Pães</text:p>
          </table:table-cell>
          <table:table-cell office:value-type="string">
            <text:p>R. Mathilde Ferrari Marçon, 27 - Bairro dos Casa, São Bernardo do Campo - SP, 09840-360, Brazil</text:p>
          </table:table-cell>
          <table:table-cell office:value-type="string">
            <text:p>(11) 95570-6703</text:p>
          </table:table-cell>
        </table:table-row>
        <table:table-row table:style-name="ro1">
          <table:table-cell office:value-type="string">
            <text:p>Padaria Porto Dos Pães</text:p>
          </table:table-cell>
          <table:table-cell office:value-type="string">
            <text:p>R. Mathilde Ferrari Marçon, 27 - Bairro dos Casa, São Bernardo do Campo - SP, 09840-360, Brazil</text:p>
          </table:table-cell>
          <table:table-cell office:value-type="string">
            <text:p>(11) 95570-6703</text:p>
          </table:table-cell>
        </table:table-row>
        <table:table-row table:style-name="ro1">
          <table:table-cell office:value-type="string">
            <text:p>Agronn Fertilizantes</text:p>
          </table:table-cell>
          <table:table-cell office:value-type="string">
            <text:p>R. Trinta e Quatro, 1409 - Centro, Orlândia - SP, 14620-000, Brazil</text:p>
          </table:table-cell>
          <table:table-cell office:value-type="string">
            <text:p>(11) 95608-8163</text:p>
          </table:table-cell>
        </table:table-row>
        <table:table-row table:style-name="ro1">
          <table:table-cell office:value-type="string">
            <text:p>Adega Da Amador</text:p>
          </table:table-cell>
          <table:table-cell office:value-type="string">
            <text:p>Av. Amador Bueno da Veiga, 4493 - Penha de França, São Paulo - SP, 03653-000, Brazil</text:p>
          </table:table-cell>
          <table:table-cell office:value-type="string">
            <text:p>(11) 95736-6124</text:p>
          </table:table-cell>
        </table:table-row>
        <table:table-row table:style-name="ro1">
          <table:table-cell office:value-type="string">
            <text:p>That's Geek</text:p>
          </table:table-cell>
          <table:table-cell office:value-type="string">
            <text:p>R. José Garcia Terra, 298 - Jardim Lisboa, São Paulo - SP, 03695-010, Brazil</text:p>
          </table:table-cell>
          <table:table-cell office:value-type="string">
            <text:p>(11) 95796-3415</text:p>
          </table:table-cell>
        </table:table-row>
        <table:table-row table:style-name="ro1">
          <table:table-cell office:value-type="string">
            <text:p>Ferles planejados</text:p>
          </table:table-cell>
          <table:table-cell office:value-type="string">
            <text:p>R. José Garcia Terra, 153A - Jardim Lisboa, São Paulo - SP, 03675-000, Brazil</text:p>
          </table:table-cell>
          <table:table-cell office:value-type="string">
            <text:p>(11) 95815-5801</text:p>
          </table:table-cell>
        </table:table-row>
        <table:table-row table:style-name="ro1">
          <table:table-cell office:value-type="string">
            <text:p>Lady Porto Doçaria</text:p>
          </table:table-cell>
          <table:table-cell office:value-type="string">
            <text:p>R. Virgínia Polzato Pereira, 255 - Parque Pinheiros, Taboão da Serra - SP, 06766-140, Brazil</text:p>
          </table:table-cell>
          <table:table-cell office:value-type="string">
            <text:p>(11) 95924-8252</text:p>
          </table:table-cell>
        </table:table-row>
        <table:table-row table:style-name="ro1">
          <table:table-cell office:value-type="string">
            <text:p>Sorveteria Chico Liriu's</text:p>
          </table:table-cell>
          <table:table-cell office:value-type="string">
            <text:p>R. Paulo Ernani Braga do Nascimento, 569 - Jardim São José, Suzano - SP, 08695-080, Brazil</text:p>
          </table:table-cell>
          <table:table-cell office:value-type="string">
            <text:p>(11) 95995-3551</text:p>
          </table:table-cell>
        </table:table-row>
        <table:table-row table:style-name="ro1">
          <table:table-cell office:value-type="string">
            <text:p>Mercado Lisboa</text:p>
          </table:table-cell>
          <table:table-cell office:value-type="string">
            <text:p>R. José Antônio Valadares, 1561 - Vila Liviero, São Paulo - SP, 04185-021, Brazil</text:p>
          </table:table-cell>
          <table:table-cell office:value-type="string">
            <text:p>(11) 96109-7307</text:p>
          </table:table-cell>
        </table:table-row>
        <table:table-row table:style-name="ro1">
          <table:table-cell office:value-type="string">
            <text:p>PORTO Calçados</text:p>
          </table:table-cell>
          <table:table-cell office:value-type="string">
            <text:p>25 de Março, 661, piso superior SL 02 04 - Brás, São Paulo - SP, 03012-010, Brazil</text:p>
          </table:table-cell>
          <table:table-cell office:value-type="string">
            <text:p>(11) 96127-0891</text:p>
          </table:table-cell>
        </table:table-row>
        <table:table-row table:style-name="ro1">
          <table:table-cell office:value-type="string">
            <text:p>Opção do Açai &amp; Sorvetes</text:p>
          </table:table-cell>
          <table:table-cell office:value-type="string">
            <text:p>Av. Manoel dos Santos Braga, 1296 - Vila Robertina, São Paulo - SP, 03807-320, Brazil</text:p>
          </table:table-cell>
          <table:table-cell office:value-type="string">
            <text:p>(11) 96212-1350</text:p>
          </table:table-cell>
        </table:table-row>
        <table:table-row table:style-name="ro1">
          <table:table-cell office:value-type="string">
            <text:p>Opção do Açai &amp; Sorvetes</text:p>
          </table:table-cell>
          <table:table-cell office:value-type="string">
            <text:p>Av. Manoel dos Santos Braga, 1296 - Vila Robertina, São Paulo - SP, 03807-320, Brazil</text:p>
          </table:table-cell>
          <table:table-cell office:value-type="string">
            <text:p>(11) 96212-1350</text:p>
          </table:table-cell>
        </table:table-row>
        <table:table-row table:style-name="ro1">
          <table:table-cell office:value-type="string">
            <text:p>Opção do Açai &amp; Sorvetes</text:p>
          </table:table-cell>
          <table:table-cell office:value-type="string">
            <text:p>Av. Manoel dos Santos Braga, 1296 - Vila Robertina, São Paulo - SP, 03807-320, Brazil</text:p>
          </table:table-cell>
          <table:table-cell office:value-type="string">
            <text:p>(11) 96212-1350</text:p>
          </table:table-cell>
        </table:table-row>
        <table:table-row table:style-name="ro1">
          <table:table-cell office:value-type="string">
            <text:p>BragaLanches</text:p>
          </table:table-cell>
          <table:table-cell office:value-type="string">
            <text:p>Rua Arlindo Béttio, 191 - Jardim Keralux, São Paulo - SP, 03828-000, Brazil</text:p>
          </table:table-cell>
          <table:table-cell office:value-type="string">
            <text:p>(11) 96220-8043</text:p>
          </table:table-cell>
        </table:table-row>
        <table:table-row table:style-name="ro1">
          <table:table-cell office:value-type="string">
            <text:p>Planta Feliz Adubo Orgânico</text:p>
          </table:table-cell>
          <table:table-cell office:value-type="string">
            <text:p>Avenida Professor Herman Von Ihering, 6000 6000 - Jardim Casa Grande, São Paulo - SP, 04870-423, Brazil</text:p>
          </table:table-cell>
          <table:table-cell office:value-type="string">
            <text:p>(11) 96326-8425</text:p>
          </table:table-cell>
        </table:table-row>
        <table:table-row table:style-name="ro1">
          <table:table-cell office:value-type="string">
            <text:p>Planta Feliz Adubo Orgânico</text:p>
          </table:table-cell>
          <table:table-cell office:value-type="string">
            <text:p>Avenida Professor Herman Von Ihering, 6000 6000 - Jardim Casa Grande, São Paulo - SP, 04870-423, Brazil</text:p>
          </table:table-cell>
          <table:table-cell office:value-type="string">
            <text:p>(11) 96326-8425</text:p>
          </table:table-cell>
        </table:table-row>
        <table:table-row table:style-name="ro1">
          <table:table-cell office:value-type="string">
            <text:p>Vivale Auto Center</text:p>
          </table:table-cell>
          <table:table-cell office:value-type="string">
            <text:p>Av. Amador Bueno da Veiga, 2377 - Penha de França, São Paulo - SP, 03635-001, Brazil</text:p>
          </table:table-cell>
          <table:table-cell office:value-type="string">
            <text:p>(11) 96330-6765</text:p>
          </table:table-cell>
        </table:table-row>
        <table:table-row table:style-name="ro1">
          <table:table-cell office:value-type="string">
            <text:p>Surtados por açaí</text:p>
          </table:table-cell>
          <table:table-cell office:value-type="string">
            <text:p>Av. Amador Bueno da Veiga, 1060 - Penha de França, São Paulo - SP, 04752-005, Brazil</text:p>
          </table:table-cell>
          <table:table-cell office:value-type="string">
            <text:p>(11) 96362-0361</text:p>
          </table:table-cell>
        </table:table-row>
        <table:table-row table:style-name="ro1">
          <table:table-cell office:value-type="string">
            <text:p>Surtados por açaí</text:p>
          </table:table-cell>
          <table:table-cell office:value-type="string">
            <text:p>Av. Amador Bueno da Veiga, 1060 - Penha de França, São Paulo - SP, 04752-005, Brazil</text:p>
          </table:table-cell>
          <table:table-cell office:value-type="string">
            <text:p>(11) 96362-0361</text:p>
          </table:table-cell>
        </table:table-row>
        <table:table-row table:style-name="ro1">
          <table:table-cell office:value-type="string">
            <text:p>Centro Automotivo Porto - Demarchi</text:p>
          </table:table-cell>
          <table:table-cell office:value-type="string">
            <text:p>Rua Miro Vetorazzo, 96 - Demarchi, São Bernardo do Campo - SP, 09820-135, Brazil</text:p>
          </table:table-cell>
          <table:table-cell office:value-type="string">
            <text:p>(11) 96453-4270</text:p>
          </table:table-cell>
        </table:table-row>
        <table:table-row table:style-name="ro1">
          <table:table-cell office:value-type="string">
            <text:p>Anco Mini mercado</text:p>
          </table:table-cell>
          <table:table-cell office:value-type="string">
            <text:p>Rua Coronel Oscar Porto, 1251 - Paraíso, São Paulo - SP, 04003-005, Brazil</text:p>
          </table:table-cell>
          <table:table-cell office:value-type="string">
            <text:p>(11) 96454-6820</text:p>
          </table:table-cell>
        </table:table-row>
        <table:table-row table:style-name="ro1">
          <table:table-cell office:value-type="string">
            <text:p>Symbol</text:p>
          </table:table-cell>
          <table:table-cell office:value-type="string">
            <text:p>Shopping Mais - R. Amador Bueno, 229 - Santo Amaro, São Paulo - SP, 04752-005, Brazil</text:p>
          </table:table-cell>
          <table:table-cell office:value-type="string">
            <text:p>(11) 96648-6128</text:p>
          </table:table-cell>
        </table:table-row>
        <table:table-row table:style-name="ro1">
          <table:table-cell office:value-type="string">
            <text:p>BRIGADERIA VIP</text:p>
          </table:table-cell>
          <table:table-cell office:value-type="string">
            <text:p>R. Amador Bueno, 229 - Santo Amaro, São Paulo - SP, 04750-005, Brazil</text:p>
          </table:table-cell>
          <table:table-cell office:value-type="string">
            <text:p>(11) 96711-3792</text:p>
          </table:table-cell>
        </table:table-row>
        <table:table-row table:style-name="ro1">
          <table:table-cell office:value-type="string">
            <text:p>BRIGADERIA VIP</text:p>
          </table:table-cell>
          <table:table-cell office:value-type="string">
            <text:p>R. Amador Bueno, 229 - Santo Amaro, São Paulo - SP, 04750-005, Brazil</text:p>
          </table:table-cell>
          <table:table-cell office:value-type="string">
            <text:p>(11) 96711-3792</text:p>
          </table:table-cell>
        </table:table-row>
        <table:table-row table:style-name="ro1">
          <table:table-cell office:value-type="string">
            <text:p>Melhor que de Mãe - Bolos Artesanais</text:p>
          </table:table-cell>
          <table:table-cell office:value-type="string">
            <text:p>R. Amador Bueno, 617 - Santo Amaro, São Paulo - SP, 04752-005, Brazil</text:p>
          </table:table-cell>
          <table:table-cell office:value-type="string">
            <text:p>(11) 96860-8835</text:p>
          </table:table-cell>
        </table:table-row>
        <table:table-row table:style-name="ro1">
          <table:table-cell office:value-type="string">
            <text:p>Melhor que de Mãe - Bolos Artesanais</text:p>
          </table:table-cell>
          <table:table-cell office:value-type="string">
            <text:p>R. Amador Bueno, 617 - Santo Amaro, São Paulo - SP, 04752-005, Brazil</text:p>
          </table:table-cell>
          <table:table-cell office:value-type="string">
            <text:p>(11) 96860-8835</text:p>
          </table:table-cell>
        </table:table-row>
        <table:table-row table:style-name="ro1">
          <table:table-cell office:value-type="string">
            <text:p>Pira no Sabor</text:p>
          </table:table-cell>
          <table:table-cell office:value-type="string">
            <text:p>R. Rubens Braga, 13 - Piratininga 2, Itaquaquecetuba - SP, 08583-690, Brazil</text:p>
          </table:table-cell>
          <table:table-cell office:value-type="string">
            <text:p>(11) 96864-3758</text:p>
          </table:table-cell>
        </table:table-row>
        <table:table-row table:style-name="ro1">
          <table:table-cell office:value-type="string">
            <text:p>Pira no Sabor</text:p>
          </table:table-cell>
          <table:table-cell office:value-type="string">
            <text:p>R. Rubens Braga, 13 - Piratininga 2, Itaquaquecetuba - SP, 08583-690, Brazil</text:p>
          </table:table-cell>
          <table:table-cell office:value-type="string">
            <text:p>(11) 96864-3758</text:p>
          </table:table-cell>
        </table:table-row>
        <table:table-row table:style-name="ro1">
          <table:table-cell office:value-type="string">
            <text:p>Açaí Da Barra Mairinque</text:p>
          </table:table-cell>
          <table:table-cell office:value-type="string">
            <text:p>Ferraz , 54 Braga - R. Dr Paulo F Braga - Centro, Mairinque - SP, 18120-000, Brazil</text:p>
          </table:table-cell>
          <table:table-cell office:value-type="string">
            <text:p>(11) 96915-9587</text:p>
          </table:table-cell>
        </table:table-row>
        <table:table-row table:style-name="ro1">
          <table:table-cell office:value-type="string">
            <text:p>Espaço Mistika de Évora</text:p>
          </table:table-cell>
          <table:table-cell office:value-type="string">
            <text:p>R. Ricardo Vilela, 172 - Penha de França, São Paulo - SP, 03642-010, Brazil</text:p>
          </table:table-cell>
          <table:table-cell office:value-type="string">
            <text:p>(11) 97030-9869</text:p>
          </table:table-cell>
        </table:table-row>
        <table:table-row table:style-name="ro1">
          <table:table-cell office:value-type="string">
            <text:p>Emporio Bem Estar - Loja de Naturais e Suplementos</text:p>
          </table:table-cell>
          <table:table-cell office:value-type="string">
            <text:p>R. Cincinato Braga, 573 - Bela Vista, São Paulo - SP, 01333-011, Brazil</text:p>
          </table:table-cell>
          <table:table-cell office:value-type="string">
            <text:p>(11) 97064-0480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Av. Penha de França, 401 - Penha de França, São Paulo - SP, 03606-010, Brazil</text:p>
          </table:table-cell>
          <table:table-cell office:value-type="string">
            <text:p>(11) 97166-8949</text:p>
          </table:table-cell>
        </table:table-row>
        <table:table-row table:style-name="ro1">
          <table:table-cell office:value-type="string">
            <text:p>Siete Dulces - Churros e Crepe Suiço no ATACADÃO Penha da Penha</text:p>
          </table:table-cell>
          <table:table-cell office:value-type="string">
            <text:p>Av. Amador Bueno da Veiga, 2521 - Penha de França, São Paulo - SP, 03653-000, Brazil</text:p>
          </table:table-cell>
          <table:table-cell office:value-type="string">
            <text:p>(11) 97188-1018</text:p>
          </table:table-cell>
        </table:table-row>
        <table:table-row table:style-name="ro1">
          <table:table-cell office:value-type="string">
            <text:p>ACIUM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(11) 97204-7405</text:p>
          </table:table-cell>
        </table:table-row>
        <table:table-row table:style-name="ro1">
          <table:table-cell office:value-type="string">
            <text:p>Morangos Braga</text:p>
          </table:table-cell>
          <table:table-cell office:value-type="string">
            <text:p>Rua Iva, 429 - Jardim Santo Eduardo, Embu das Artes - SP, 06823-160, Brazil</text:p>
          </table:table-cell>
          <table:table-cell office:value-type="string">
            <text:p>(11) 97247-0853</text:p>
          </table:table-cell>
        </table:table-row>
        <table:table-row table:style-name="ro1">
          <table:table-cell office:value-type="string">
            <text:p>Bachir - Lebanese Ice Cream</text:p>
          </table:table-cell>
          <table:table-cell office:value-type="string">
            <text:p>R. Diogo Jácome, 686 - Vila Nova Conceição, São Paulo - SP, 04512-001, Brazil</text:p>
          </table:table-cell>
          <table:table-cell office:value-type="string">
            <text:p>(11) 97301-7070</text:p>
          </table:table-cell>
        </table:table-row>
        <table:table-row table:style-name="ro1">
          <table:table-cell office:value-type="string">
            <text:p>Maxtill Eletrônicos - Atacado de Eletrônicos no Brás - Pari, Compra de Eletrônicos no Atacado</text:p>
          </table:table-cell>
          <table:table-cell office:value-type="string">
            <text:p>NOVO'' Shopping Porto Brás Rua Tiers 282 - 3° Andar - Porto Brás ala nova - salas 3022-3024 - Canindé, São Paulo - SP, 03031-040, Brazil</text:p>
          </table:table-cell>
          <table:table-cell office:value-type="string">
            <text:p>(11) 97331-6382</text:p>
          </table:table-cell>
        </table:table-row>
        <table:table-row table:style-name="ro1">
          <table:table-cell office:value-type="string">
            <text:p>Vivian Coimbra Ateliê Bolos Decorados - Bolos de festa, Cesta de café da manhã, Pudim Gourmet - Bairro da Penha - SP</text:p>
          </table:table-cell>
          <table:table-cell office:value-type="string">
            <text:p>R. Marapitanas, 119 - Penha, São Paulo - SP, 03611-040, Brazil</text:p>
          </table:table-cell>
          <table:table-cell office:value-type="string">
            <text:p>(11) 97397-6956</text:p>
          </table:table-cell>
        </table:table-row>
        <table:table-row table:style-name="ro1">
          <table:table-cell office:value-type="string">
            <text:p>Rally Racing "Rede Credenciada BOSCH"</text:p>
          </table:table-cell>
          <table:table-cell office:value-type="string">
            <text:p>Rua Dr - Rua Cincinato Braga, 860 - Planalto, São Bernardo do Campo - SP, 09890-300, Brazil</text:p>
          </table:table-cell>
          <table:table-cell office:value-type="string">
            <text:p>(11) 97464-4551</text:p>
          </table:table-cell>
        </table:table-row>
        <table:table-row table:style-name="ro1">
          <table:table-cell office:value-type="string">
            <text:p>Oakberry Açaí - Av. Rio Bonito</text:p>
          </table:table-cell>
          <table:table-cell office:value-type="string">
            <text:p>R. do Pôrto, 25 - Socorro, São Paulo - SP, 04776-150, Brazil</text:p>
          </table:table-cell>
          <table:table-cell office:value-type="string">
            <text:p>(11) 97517-8013</text:p>
          </table:table-cell>
        </table:table-row>
        <table:table-row table:style-name="ro1">
          <table:table-cell office:value-type="string">
            <text:p>Espaço Donut's</text:p>
          </table:table-cell>
          <table:table-cell office:value-type="string">
            <text:p>R. Castanha, 179 - Jardim Estela Mari, Cotia - SP, 06703-210, Brazil</text:p>
          </table:table-cell>
          <table:table-cell office:value-type="string">
            <text:p>(11) 97596-5132</text:p>
          </table:table-cell>
        </table:table-row>
        <table:table-row table:style-name="ro1">
          <table:table-cell office:value-type="string">
            <text:p>Espaço Donut's</text:p>
          </table:table-cell>
          <table:table-cell office:value-type="string">
            <text:p>R. Castanha, 179 - Jardim Estela Mari, Cotia - SP, 06703-210, Brazil</text:p>
          </table:table-cell>
          <table:table-cell office:value-type="string">
            <text:p>(11) 97596-5132</text:p>
          </table:table-cell>
        </table:table-row>
        <table:table-row table:style-name="ro1">
          <table:table-cell office:value-type="string">
            <text:p>Padaria Porto Villares</text:p>
          </table:table-cell>
          <table:table-cell office:value-type="string">
            <text:p>R. Edvard Carmilo, 435 - Jardim Celeste, São Paulo - SP, 05528-000, Brazil</text:p>
          </table:table-cell>
          <table:table-cell office:value-type="string">
            <text:p>(11) 97640-5208</text:p>
          </table:table-cell>
        </table:table-row>
        <table:table-row table:style-name="ro1">
          <table:table-cell office:value-type="string">
            <text:p>Padaria Porto Villares</text:p>
          </table:table-cell>
          <table:table-cell office:value-type="string">
            <text:p>R. Edvard Carmilo, 435 - Jardim Celeste, São Paulo - SP, 05528-000, Brazil</text:p>
          </table:table-cell>
          <table:table-cell office:value-type="string">
            <text:p>(11) 97640-5208</text:p>
          </table:table-cell>
        </table:table-row>
        <table:table-row table:style-name="ro1">
          <table:table-cell office:value-type="string">
            <text:p>Buffet Empório Amado - Buffet Mexicano - Massas - Feijoada - Pizza - Churrasco</text:p>
          </table:table-cell>
          <table:table-cell office:value-type="string">
            <text:p>Rua Padre Paulo Canelles, 610 - Vila Dalva, São Paulo - SP, 05386-070, Brazil</text:p>
          </table:table-cell>
          <table:table-cell office:value-type="string">
            <text:p>(11) 97690-1741</text:p>
          </table:table-cell>
        </table:table-row>
        <table:table-row table:style-name="ro1">
          <table:table-cell office:value-type="string">
            <text:p>Lisboa.Boutique</text:p>
          </table:table-cell>
          <table:table-cell office:value-type="string">
            <text:p>R. São Pedro da União - Jardim Dona Sinha, São Paulo - SP, 03939-070, Brazil</text:p>
          </table:table-cell>
          <table:table-cell office:value-type="string">
            <text:p>(11) 97713-1416</text:p>
          </table:table-cell>
        </table:table-row>
        <table:table-row table:style-name="ro1">
          <table:table-cell office:value-type="string">
            <text:p>Galaxia açaiteria e cia</text:p>
          </table:table-cell>
          <table:table-cell office:value-type="string">
            <text:p>Av. Amador Bueno da Veiga, 621 - Penha de França, São Paulo - SP, 03635-000, Brazil</text:p>
          </table:table-cell>
          <table:table-cell office:value-type="string">
            <text:p>(11) 97770-7730</text:p>
          </table:table-cell>
        </table:table-row>
        <table:table-row table:style-name="ro1">
          <table:table-cell office:value-type="string">
            <text:p>Galaxia açaiteria e cia</text:p>
          </table:table-cell>
          <table:table-cell office:value-type="string">
            <text:p>Av. Amador Bueno da Veiga, 621 - Penha de França, São Paulo - SP, 03635-000, Brazil</text:p>
          </table:table-cell>
          <table:table-cell office:value-type="string">
            <text:p>(11) 97770-7730</text:p>
          </table:table-cell>
        </table:table-row>
        <table:table-row table:style-name="ro1">
          <table:table-cell office:value-type="string">
            <text:p>DXN BRASIL CENTRO DE SERVIÇO AUTORIZADO</text:p>
          </table:table-cell>
          <table:table-cell office:value-type="string">
            <text:p>Rua Coimbra, 90 Primeiro Andar - Oficina 5 - Brás, São Paulo - SP, 03052-030, Brazil</text:p>
          </table:table-cell>
          <table:table-cell office:value-type="string">
            <text:p>(11) 97801-8547</text:p>
          </table:table-cell>
        </table:table-row>
        <table:table-row table:style-name="ro1">
          <table:table-cell office:value-type="string">
            <text:p>Frutos de Goiás Vila Mascote</text:p>
          </table:table-cell>
          <table:table-cell office:value-type="string">
            <text:p>Av. Damasceno Vieira, 747 - Vila Mascote, São Paulo - SP, 04363-040, Brazil</text:p>
          </table:table-cell>
          <table:table-cell office:value-type="string">
            <text:p>(11) 97863-5116</text:p>
          </table:table-cell>
        </table:table-row>
        <table:table-row table:style-name="ro1">
          <table:table-cell office:value-type="string">
            <text:p>BRAGA - Doceria &amp; Mercearia | Utilidades em Geral em Perus</text:p>
          </table:table-cell>
          <table:table-cell office:value-type="string">
            <text:p>Estacionamento com 3 vagas - R. Crispim do Amaral, 52 - Perus, São Paulo - SP, 05207-180, Brazil</text:p>
          </table:table-cell>
          <table:table-cell office:value-type="string">
            <text:p>(11) 98062-9258</text:p>
          </table:table-cell>
        </table:table-row>
        <table:table-row table:style-name="ro1">
          <table:table-cell office:value-type="string">
            <text:p>Cheirin Bão Santo Amaro - Cafeteria e Empório Mineiro</text:p>
          </table:table-cell>
          <table:table-cell office:value-type="string">
            <text:p>R. Amador Bueno, 595 - Santo Amaro, São Paulo - SP, 04752-005, Brazil</text:p>
          </table:table-cell>
          <table:table-cell office:value-type="string">
            <text:p>(11) 98082-2253</text:p>
          </table:table-cell>
        </table:table-row>
        <table:table-row table:style-name="ro1">
          <table:table-cell office:value-type="string">
            <text:p>Mercado BragaMoura LTDA</text:p>
          </table:table-cell>
          <table:table-cell office:value-type="string">
            <text:p>Av. Alziro Zarur, 1 - Parque Savoy City, São Paulo - SP, 03570-000, Brazil</text:p>
          </table:table-cell>
          <table:table-cell office:value-type="string">
            <text:p>(11) 98167-7549</text:p>
          </table:table-cell>
        </table:table-row>
        <table:table-row table:style-name="ro1">
          <table:table-cell office:value-type="string">
            <text:p>Mercado BragaMoura LTDA</text:p>
          </table:table-cell>
          <table:table-cell office:value-type="string">
            <text:p>Av. Alziro Zarur, 1 - Parque Savoy City, São Paulo - SP, 03570-000, Brazil</text:p>
          </table:table-cell>
          <table:table-cell office:value-type="string">
            <text:p>(11) 98167-7549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José Herculano, 5769 - Porto Novo, Caraguatatuba - SP, 11667-000, Brazil</text:p>
          </table:table-cell>
          <table:table-cell office:value-type="string">
            <text:p>(11) 98181-3031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José Herculano, 5769 - Porto Novo, Caraguatatuba - SP, 11667-000, Brazil</text:p>
          </table:table-cell>
          <table:table-cell office:value-type="string">
            <text:p>(11) 98181-3031</text:p>
          </table:table-cell>
        </table:table-row>
        <table:table-row table:style-name="ro1">
          <table:table-cell office:value-type="string">
            <text:p>Extreme Atacado</text:p>
          </table:table-cell>
          <table:table-cell office:value-type="string">
            <text:p>R. Funchal, 203 - Vila Olímpia, São Paulo - SP, 04551-060, Brazil</text:p>
          </table:table-cell>
          <table:table-cell office:value-type="string">
            <text:p>(11) 98305-1840</text:p>
          </table:table-cell>
        </table:table-row>
        <table:table-row table:style-name="ro1">
          <table:table-cell office:value-type="string">
            <text:p>Studio Total Bellas</text:p>
          </table:table-cell>
          <table:table-cell office:value-type="string">
            <text:p>R. José Garcia Terra, 147 - Jardim Três Marias, São Paulo - SP, 03675-000, Brazil</text:p>
          </table:table-cell>
          <table:table-cell office:value-type="string">
            <text:p>(11) 98323-7434</text:p>
          </table:table-cell>
        </table:table-row>
        <table:table-row table:style-name="ro1">
          <table:table-cell office:value-type="string">
            <text:p>Sorveteria Sabor do Brasil</text:p>
          </table:table-cell>
          <table:table-cell office:value-type="string">
            <text:p>Av Nelson Mandela, 420 - Montanhão, São Bernardo do Campo - SP, 09784-105, Brazil</text:p>
          </table:table-cell>
          <table:table-cell office:value-type="string">
            <text:p>(11) 98353-2740</text:p>
          </table:table-cell>
        </table:table-row>
        <table:table-row table:style-name="ro1">
          <table:table-cell office:value-type="string">
            <text:p>Café Grão de Mostarda</text:p>
          </table:table-cell>
          <table:table-cell office:value-type="string">
            <text:p>R. Amador Bueno, 697 - Santo Amaro, São Paulo - SP, 04752-005, Brazil</text:p>
          </table:table-cell>
          <table:table-cell office:value-type="string">
            <text:p>(11) 98385-2890</text:p>
          </table:table-cell>
        </table:table-row>
        <table:table-row table:style-name="ro1">
          <table:table-cell office:value-type="string">
            <text:p>Danny Doces Caseiros</text:p>
          </table:table-cell>
          <table:table-cell office:value-type="string">
            <text:p>Av. dos Latinos, 1210 - Jardim Santa Teresinha, São Paulo - SP, 03572-000, Brazil</text:p>
          </table:table-cell>
          <table:table-cell office:value-type="string">
            <text:p>(11) 98414-5865</text:p>
          </table:table-cell>
        </table:table-row>
        <table:table-row table:style-name="ro1">
          <table:table-cell office:value-type="string">
            <text:p>Oggi Sorvetes - Vila Industrial</text:p>
          </table:table-cell>
          <table:table-cell office:value-type="string">
            <text:p>em frente a escola Joaquim Braga de Paula - Av. do Oratório, 4367 - Vila Ivg, São Paulo - SP, 03221-200, Brazil</text:p>
          </table:table-cell>
          <table:table-cell office:value-type="string">
            <text:p>(11) 98428-1399</text:p>
          </table:table-cell>
        </table:table-row>
        <table:table-row table:style-name="ro1">
          <table:table-cell office:value-type="string">
            <text:p>Oggi Sorvetes - Vila Industrial</text:p>
          </table:table-cell>
          <table:table-cell office:value-type="string">
            <text:p>em frente a escola Joaquim Braga de Paula - Av. do Oratório, 4367 - Vila Ivg, São Paulo - SP, 03221-200, Brazil</text:p>
          </table:table-cell>
          <table:table-cell office:value-type="string">
            <text:p>(11) 98428-1399</text:p>
          </table:table-cell>
        </table:table-row>
        <table:table-row table:style-name="ro1">
          <table:table-cell office:value-type="string">
            <text:p>Oggi Sorvetes - Vila Industrial</text:p>
          </table:table-cell>
          <table:table-cell office:value-type="string">
            <text:p>em frente a escola Joaquim Braga de Paula - Av. do Oratório, 4367 - Vila Ivg, São Paulo - SP, 03221-200, Brazil</text:p>
          </table:table-cell>
          <table:table-cell office:value-type="string">
            <text:p>(11) 98428-1399</text:p>
          </table:table-cell>
        </table:table-row>
        <table:table-row table:style-name="ro1">
          <table:table-cell office:value-type="string">
            <text:p>Braga Sorvetes</text:p>
          </table:table-cell>
          <table:table-cell office:value-type="string">
            <text:p>R. Paulo Lício Rizzo, 285 - Centro, Osasco - SP, 06018-010, Brazil</text:p>
          </table:table-cell>
          <table:table-cell office:value-type="string">
            <text:p>(11) 98700-1566</text:p>
          </table:table-cell>
        </table:table-row>
        <table:table-row table:style-name="ro1">
          <table:table-cell office:value-type="string">
            <text:p>Braga Sorvetes</text:p>
          </table:table-cell>
          <table:table-cell office:value-type="string">
            <text:p>R. Paulo Lício Rizzo, 285 - Centro, Osasco - SP, 06018-010, Brazil</text:p>
          </table:table-cell>
          <table:table-cell office:value-type="string">
            <text:p>(11) 98700-1566</text:p>
          </table:table-cell>
        </table:table-row>
        <table:table-row table:style-name="ro1">
          <table:table-cell office:value-type="string">
            <text:p>Braga Sorvetes</text:p>
          </table:table-cell>
          <table:table-cell office:value-type="string">
            <text:p>R. Paulo Lício Rizzo, 285 - Centro, Osasco - SP, 06018-010, Brazil</text:p>
          </table:table-cell>
          <table:table-cell office:value-type="string">
            <text:p>(11) 98700-1566</text:p>
          </table:table-cell>
        </table:table-row>
        <table:table-row table:style-name="ro1">
          <table:table-cell office:value-type="string">
            <text:p>Braga Sorvetes</text:p>
          </table:table-cell>
          <table:table-cell office:value-type="string">
            <text:p>R. Paulo Lício Rizzo, 285 - Centro, Osasco - SP, 06018-010, Brazil</text:p>
          </table:table-cell>
          <table:table-cell office:value-type="string">
            <text:p>(11) 98700-1566</text:p>
          </table:table-cell>
        </table:table-row>
        <table:table-row table:style-name="ro1">
          <table:table-cell office:value-type="string">
            <text:p>Fina Estampa Store</text:p>
          </table:table-cell>
          <table:table-cell office:value-type="string">
            <text:p>R. Amador Bueno - Santo Amaro, São Paulo - SP, 04752-005, Brazil</text:p>
          </table:table-cell>
          <table:table-cell office:value-type="string">
            <text:p>(11) 98718-3596</text:p>
          </table:table-cell>
        </table:table-row>
        <table:table-row table:style-name="ro1">
          <table:table-cell office:value-type="string">
            <text:p>Janete bolos</text:p>
          </table:table-cell>
          <table:table-cell office:value-type="string">
            <text:p>Av. Amador Bueno da Veiga, 4349 - Penha de França, São Paulo - SP, 03653-000, Brazil</text:p>
          </table:table-cell>
          <table:table-cell office:value-type="string">
            <text:p>(11) 98880-2940</text:p>
          </table:table-cell>
        </table:table-row>
        <table:table-row table:style-name="ro1">
          <table:table-cell office:value-type="string">
            <text:p>Janete bolos</text:p>
          </table:table-cell>
          <table:table-cell office:value-type="string">
            <text:p>Av. Amador Bueno da Veiga, 4349 - Penha de França, São Paulo - SP, 03653-000, Brazil</text:p>
          </table:table-cell>
          <table:table-cell office:value-type="string">
            <text:p>(11) 98880-2940</text:p>
          </table:table-cell>
        </table:table-row>
        <table:table-row table:style-name="ro1">
          <table:table-cell office:value-type="string">
            <text:p>Hygge Restaurante</text:p>
          </table:table-cell>
          <table:table-cell office:value-type="string">
            <text:p>R. Prof. Atílio Innocenti, 639 - Vila Nova Conceição, São Paulo - SP, 04538-001, Brazil</text:p>
          </table:table-cell>
          <table:table-cell office:value-type="string">
            <text:p>(11) 98909-4131</text:p>
          </table:table-cell>
        </table:table-row>
        <table:table-row table:style-name="ro1">
          <table:table-cell office:value-type="string">
            <text:p>Mercado Vip Brasil</text:p>
          </table:table-cell>
          <table:table-cell office:value-type="string">
            <text:p>R. Prof. Amador de Lima Júnior, 87 - Jardim Santa Cruz (Campo Grande), São Paulo - SP, 04456-010, Brazil</text:p>
          </table:table-cell>
          <table:table-cell office:value-type="string">
            <text:p>(11) 98957-3862</text:p>
          </table:table-cell>
        </table:table-row>
        <table:table-row table:style-name="ro1">
          <table:table-cell office:value-type="string">
            <text:p>Gelateria Damazônia</text:p>
          </table:table-cell>
          <table:table-cell office:value-type="string">
            <text:p>R. Bela Cintra, 1478 - Consolação, São Paulo - SP, 01415-004, Brazil</text:p>
          </table:table-cell>
          <table:table-cell office:value-type="string">
            <text:p>(11) 98977-8686</text:p>
          </table:table-cell>
        </table:table-row>
        <table:table-row table:style-name="ro1">
          <table:table-cell office:value-type="string">
            <text:p>Bragas Bakery</text:p>
          </table:table-cell>
          <table:table-cell office:value-type="string">
            <text:p>Rua Professora Sebastiana Silva Minhoto, 341 - Tatuapé, São Paulo - SP, 03316-030, Brazil</text:p>
          </table:table-cell>
          <table:table-cell office:value-type="string">
            <text:p>(11) 99158-0785</text:p>
          </table:table-cell>
        </table:table-row>
        <table:table-row table:style-name="ro1">
          <table:table-cell office:value-type="string">
            <text:p>Bragas Bakery</text:p>
          </table:table-cell>
          <table:table-cell office:value-type="string">
            <text:p>Rua Professora Sebastiana Silva Minhoto, 341 - Tatuapé, São Paulo - SP, 03316-030, Brazil</text:p>
          </table:table-cell>
          <table:table-cell office:value-type="string">
            <text:p>(11) 99158-0785</text:p>
          </table:table-cell>
        </table:table-row>
        <table:table-row table:style-name="ro1">
          <table:table-cell office:value-type="string">
            <text:p>Bragas Bakery</text:p>
          </table:table-cell>
          <table:table-cell office:value-type="string">
            <text:p>Rua Professora Sebastiana Silva Minhoto, 341 - Tatuapé, São Paulo - SP, 03316-030, Brazil</text:p>
          </table:table-cell>
          <table:table-cell office:value-type="string">
            <text:p>(11) 99158-0785</text:p>
          </table:table-cell>
        </table:table-row>
        <table:table-row table:style-name="ro1">
          <table:table-cell office:value-type="string">
            <text:p>Bragas Bakery</text:p>
          </table:table-cell>
          <table:table-cell office:value-type="string">
            <text:p>Rua Professora Sebastiana Silva Minhoto, 341 - Tatuapé, São Paulo - SP, 03316-030, Brazil</text:p>
          </table:table-cell>
          <table:table-cell office:value-type="string">
            <text:p>(11) 99158-0785</text:p>
          </table:table-cell>
        </table:table-row>
        <table:table-row table:style-name="ro1">
          <table:table-cell office:value-type="string">
            <text:p>Empório Braga's</text:p>
          </table:table-cell>
          <table:table-cell office:value-type="string">
            <text:p>Av. Luiz Pequini, 1674 - Santa Terezinha, São Bernardo do Campo - SP, 09780-250, Brazil</text:p>
          </table:table-cell>
          <table:table-cell office:value-type="string">
            <text:p>(11) 99162-2147</text:p>
          </table:table-cell>
        </table:table-row>
        <table:table-row table:style-name="ro1">
          <table:table-cell office:value-type="string">
            <text:p>Sonho Gelado SP</text:p>
          </table:table-cell>
          <table:table-cell office:value-type="string">
            <text:p>Av. Amador Aguiar, 1232 - Jaraguá, São Paulo - SP, 02998-020, Brazil</text:p>
          </table:table-cell>
          <table:table-cell office:value-type="string">
            <text:p>(11) 99186-5211</text:p>
          </table:table-cell>
        </table:table-row>
        <table:table-row table:style-name="ro1">
          <table:table-cell office:value-type="string">
            <text:p>Sonho Gelado SP</text:p>
          </table:table-cell>
          <table:table-cell office:value-type="string">
            <text:p>Av. Amador Aguiar, 1232 - Jaraguá, São Paulo - SP, 02998-020, Brazil</text:p>
          </table:table-cell>
          <table:table-cell office:value-type="string">
            <text:p>(11) 99186-5211</text:p>
          </table:table-cell>
        </table:table-row>
        <table:table-row table:style-name="ro1">
          <table:table-cell office:value-type="string">
            <text:p>Delícias Porto</text:p>
          </table:table-cell>
          <table:table-cell office:value-type="string">
            <text:p>R. Francisco Alves, 151 - Boa Vista, São Caetano do Sul - SP, 09561-080, Brazil</text:p>
          </table:table-cell>
          <table:table-cell office:value-type="string">
            <text:p>(11) 99209-8669</text:p>
          </table:table-cell>
        </table:table-row>
        <table:table-row table:style-name="ro1">
          <table:table-cell office:value-type="string">
            <text:p>Âme Café &amp; Patisserie</text:p>
          </table:table-cell>
          <table:table-cell office:value-type="string">
            <text:p>R. Artur de Azevedo, 1711 - Pinheiros, São Paulo - SP, 05404-014, Brazil</text:p>
          </table:table-cell>
          <table:table-cell office:value-type="string">
            <text:p>(11) 99288-6752</text:p>
          </table:table-cell>
        </table:table-row>
        <table:table-row table:style-name="ro1">
          <table:table-cell office:value-type="string">
            <text:p>Âme Café &amp; Patisserie</text:p>
          </table:table-cell>
          <table:table-cell office:value-type="string">
            <text:p>R. Artur de Azevedo, 1711 - Pinheiros, São Paulo - SP, 05404-014, Brazil</text:p>
          </table:table-cell>
          <table:table-cell office:value-type="string">
            <text:p>(11) 99288-6752</text:p>
          </table:table-cell>
        </table:table-row>
        <table:table-row table:style-name="ro1">
          <table:table-cell office:value-type="string">
            <text:p>La Mia Gelateria - Brooklin</text:p>
          </table:table-cell>
          <table:table-cell office:value-type="string">
            <text:p>Av. Padre Antônio José dos Santos, 567 - Cidade Monções, São Paulo - SP, 04563-011, Brazil</text:p>
          </table:table-cell>
          <table:table-cell office:value-type="string">
            <text:p>(11) 99318-8348</text:p>
          </table:table-cell>
        </table:table-row>
        <table:table-row table:style-name="ro1">
          <table:table-cell office:value-type="string">
            <text:p>La Mia Gelateria - Moema</text:p>
          </table:table-cell>
          <table:table-cell office:value-type="string">
            <text:p>R. Gaivota, 763 - Moema, São Paulo - SP, 04522-032, Brazil</text:p>
          </table:table-cell>
          <table:table-cell office:value-type="string">
            <text:p>(11) 99318-8348</text:p>
          </table:table-cell>
        </table:table-row>
        <table:table-row table:style-name="ro1">
          <table:table-cell office:value-type="string">
            <text:p>Empório da Vila</text:p>
          </table:table-cell>
          <table:table-cell office:value-type="string">
            <text:p>Av. Otávio Braga de Mesquita, 1540 - Vila Barros, Guarulhos - SP, 07191-000, Brazil</text:p>
          </table:table-cell>
          <table:table-cell office:value-type="string">
            <text:p>(11) 99383-8189</text:p>
          </table:table-cell>
        </table:table-row>
        <table:table-row table:style-name="ro1">
          <table:table-cell office:value-type="string">
            <text:p>Coimbra Bebidas</text:p>
          </table:table-cell>
          <table:table-cell office:value-type="string">
            <text:p>R. Comercindo Antônio de Oliveira, 22 - Jardim Guanhembu, São Paulo - SP, 04814-080, Brazil</text:p>
          </table:table-cell>
          <table:table-cell office:value-type="string">
            <text:p>(11) 99484-2890</text:p>
          </table:table-cell>
        </table:table-row>
        <table:table-row table:style-name="ro1">
          <table:table-cell office:value-type="string">
            <text:p>Icegurt</text:p>
          </table:table-cell>
          <table:table-cell office:value-type="string">
            <text:p>R. Newton Braga, 316 - Vila Maria, São Paulo - SP, 02120-020, Brazil</text:p>
          </table:table-cell>
          <table:table-cell office:value-type="string">
            <text:p>(11) 99495-7984</text:p>
          </table:table-cell>
        </table:table-row>
        <table:table-row table:style-name="ro1">
          <table:table-cell office:value-type="string">
            <text:p>Comercial Braga</text:p>
          </table:table-cell>
          <table:table-cell office:value-type="string">
            <text:p>R. Barão de Duprat, 597 - Centro Histórico de São Paulo, São Paulo - SP, 01023-100, Brazil</text:p>
          </table:table-cell>
          <table:table-cell office:value-type="string">
            <text:p>(11) 99557-6015</text:p>
          </table:table-cell>
        </table:table-row>
        <table:table-row table:style-name="ro1">
          <table:table-cell office:value-type="string">
            <text:p>Noz do Brasil - Produtos Naturais - Vila Prudente SP</text:p>
          </table:table-cell>
          <table:table-cell office:value-type="string">
            <text:p>R. Amparo, 453 - Vila Prudente, São Paulo - SP, 03151-060, Brazil</text:p>
          </table:table-cell>
          <table:table-cell office:value-type="string">
            <text:p>(11) 99623-8523</text:p>
          </table:table-cell>
        </table:table-row>
        <table:table-row table:style-name="ro1">
          <table:table-cell office:value-type="string">
            <text:p>Point S Roncar Autocenter</text:p>
          </table:table-cell>
          <table:table-cell office:value-type="string">
            <text:p>Av. Amador Bueno da Veiga, 1669 - Penha de França, São Paulo - SP, 03635-001, Brazil</text:p>
          </table:table-cell>
          <table:table-cell office:value-type="string">
            <text:p>(11) 99727-3887</text:p>
          </table:table-cell>
        </table:table-row>
        <table:table-row table:style-name="ro1">
          <table:table-cell office:value-type="string">
            <text:p>Padaria Lisboa Ponto Feliz</text:p>
          </table:table-cell>
          <table:table-cell office:value-type="string">
            <text:p>Rua Monsenhor João Pedro Fusenig, n54 - Jardim Sao Francisco(Zona Sul), São Paulo - SP, 04918-210, Brazil</text:p>
          </table:table-cell>
          <table:table-cell office:value-type="string">
            <text:p>(11) 99813-2702</text:p>
          </table:table-cell>
        </table:table-row>
        <table:table-row table:style-name="ro1">
          <table:table-cell office:value-type="string">
            <text:p>Padaria Lisboa Ponto Feliz</text:p>
          </table:table-cell>
          <table:table-cell office:value-type="string">
            <text:p>Rua Monsenhor João Pedro Fusenig, n54 - Jardim Sao Francisco(Zona Sul), São Paulo - SP, 04918-210, Brazil</text:p>
          </table:table-cell>
          <table:table-cell office:value-type="string">
            <text:p>(11) 99813-2702</text:p>
          </table:table-cell>
        </table:table-row>
        <table:table-row table:style-name="ro1">
          <table:table-cell office:value-type="string">
            <text:p>Porto Natural Alimentos</text:p>
          </table:table-cell>
          <table:table-cell office:value-type="string">
            <text:p>R. Joaninha Gomes Carneiro, 201 - Jardim Reg., Indaiatuba - SP, 13336-306, Brazil</text:p>
          </table:table-cell>
          <table:table-cell office:value-type="string">
            <text:p>(11) 99835-2994</text:p>
          </table:table-cell>
        </table:table-row>
        <table:table-row table:style-name="ro1">
          <table:table-cell office:value-type="string">
            <text:p>Porto Natural Alimentos</text:p>
          </table:table-cell>
          <table:table-cell office:value-type="string">
            <text:p>R. Joaninha Gomes Carneiro, 201 - Jardim Reg., Indaiatuba - SP, 13336-306, Brazil</text:p>
          </table:table-cell>
          <table:table-cell office:value-type="string">
            <text:p>(11) 99835-2994</text:p>
          </table:table-cell>
        </table:table-row>
        <table:table-row table:style-name="ro1">
          <table:table-cell office:value-type="string">
            <text:p>Évora Ervaria</text:p>
          </table:table-cell>
          <table:table-cell office:value-type="string">
            <text:p>R. Visc. de Mauá, 102 - Bela Vista, Osasco - SP, 06060-250, Brazil</text:p>
          </table:table-cell>
          <table:table-cell office:value-type="string">
            <text:p>(11) 99848-9030</text:p>
          </table:table-cell>
        </table:table-row>
        <table:table-row table:style-name="ro1">
          <table:table-cell office:value-type="string">
            <text:p>Centro Automotivo Porto - Bandeirantes Planalto Paulista</text:p>
          </table:table-cell>
          <table:table-cell office:value-type="string">
            <text:p>Av. dos Bandeirantes, 5024 - Planalto Paulista, São Paulo - SP, 04071-000, Brazil</text:p>
          </table:table-cell>
          <table:table-cell office:value-type="string">
            <text:p>(11) 99974-9746</text:p>
          </table:table-cell>
        </table:table-row>
        <table:table-row table:style-name="ro1">
          <table:table-cell office:value-type="string">
            <text:p>Mercado coimbra</text:p>
          </table:table-cell>
          <table:table-cell office:value-type="string">
            <text:p>Sertão da Quina, Ubatuba - SP, 11680-600, Brazil</text:p>
          </table:table-cell>
          <table:table-cell office:value-type="string">
            <text:p>(12) 99667-2175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R. Nossa Sra. Aparecida, 397 - Perequê Mirim, Caraguatatuba - SP, 11668-310, Brazil</text:p>
          </table:table-cell>
          <table:table-cell office:value-type="string">
            <text:p>(12) 99771-6380</text:p>
          </table:table-cell>
        </table:table-row>
        <table:table-row table:style-name="ro1">
          <table:table-cell office:value-type="string">
            <text:p>Empório Lisboa</text:p>
          </table:table-cell>
          <table:table-cell office:value-type="string">
            <text:p>Av. Domingos da Costa Grimaldi, 54 - loja 04 - Centro, Peruíbe - SP, 11750-000, Brazil</text:p>
          </table:table-cell>
          <table:table-cell office:value-type="string">
            <text:p>(13) 3034-8272</text:p>
          </table:table-cell>
        </table:table-row>
        <table:table-row table:style-name="ro1">
          <table:table-cell office:value-type="string">
            <text:p>À Mineira</text:p>
          </table:table-cell>
          <table:table-cell office:value-type="string">
            <text:p>R. Amador Bueno, 51 - Centro, Santos - SP, 11013-151, Brazil</text:p>
          </table:table-cell>
          <table:table-cell office:value-type="string">
            <text:p>(13) 3219-2392</text:p>
          </table:table-cell>
        </table:table-row>
        <table:table-row table:style-name="ro1">
          <table:table-cell office:value-type="string">
            <text:p>Empório Coimbra</text:p>
          </table:table-cell>
          <table:table-cell office:value-type="string">
            <text:p>R. Godofredo Fraga, 144 - Marapé, Santos - SP, 11070-401, Brazil</text:p>
          </table:table-cell>
          <table:table-cell office:value-type="string">
            <text:p>(13) 3252-2119</text:p>
          </table:table-cell>
        </table:table-row>
        <table:table-row table:style-name="ro1">
          <table:table-cell office:value-type="string">
            <text:p>Empório Coimbra</text:p>
          </table:table-cell>
          <table:table-cell office:value-type="string">
            <text:p>R. Godofredo Fraga, 144 - Marapé, Santos - SP, 11070-401, Brazil</text:p>
          </table:table-cell>
          <table:table-cell office:value-type="string">
            <text:p>(13) 3252-2119</text:p>
          </table:table-cell>
        </table:table-row>
        <table:table-row table:style-name="ro1">
          <table:table-cell office:value-type="string">
            <text:p>Mercado Portobello Ltda</text:p>
          </table:table-cell>
          <table:table-cell office:value-type="string">
            <text:p>RUA APROVADA 614, NR 184 - Chácara Vista Linda, Bertioga - SP, 11259-141, Brazil</text:p>
          </table:table-cell>
          <table:table-cell office:value-type="string">
            <text:p>(13) 3311-6344</text:p>
          </table:table-cell>
        </table:table-row>
        <table:table-row table:style-name="ro1">
          <table:table-cell office:value-type="string">
            <text:p>Empório Lisboa</text:p>
          </table:table-cell>
          <table:table-cell office:value-type="string">
            <text:p>R. São Paulo, 161 - Jardim Sao Francisco, Cubatão - SP, 11500-020, Brazil</text:p>
          </table:table-cell>
          <table:table-cell office:value-type="string">
            <text:p>(13) 3324-0112</text:p>
          </table:table-cell>
        </table:table-row>
        <table:table-row table:style-name="ro1">
          <table:table-cell office:value-type="string">
            <text:p>Empório Casa Porto</text:p>
          </table:table-cell>
          <table:table-cell office:value-type="string">
            <text:p>Av. Dr. Epitácio Pessoa, 651 - Ponta da Praia, Santos - SP, 11030-603, Brazil</text:p>
          </table:table-cell>
          <table:table-cell office:value-type="string">
            <text:p>(13) 3345-0662</text:p>
          </table:table-cell>
        </table:table-row>
        <table:table-row table:style-name="ro1">
          <table:table-cell office:value-type="string">
            <text:p>Empório Casa Porto</text:p>
          </table:table-cell>
          <table:table-cell office:value-type="string">
            <text:p>Av. Dr. Epitácio Pessoa, 651 - Ponta da Praia, Santos - SP, 11030-603, Brazil</text:p>
          </table:table-cell>
          <table:table-cell office:value-type="string">
            <text:p>(13) 3345-0662</text:p>
          </table:table-cell>
        </table:table-row>
        <table:table-row table:style-name="ro1">
          <table:table-cell office:value-type="string">
            <text:p>Empório Casa Porto</text:p>
          </table:table-cell>
          <table:table-cell office:value-type="string">
            <text:p>Av. Dr. Epitácio Pessoa, 651 - Ponta da Praia, Santos - SP, 11030-603, Brazil</text:p>
          </table:table-cell>
          <table:table-cell office:value-type="string">
            <text:p>(13) 3345-0662</text:p>
          </table:table-cell>
        </table:table-row>
        <table:table-row table:style-name="ro1">
          <table:table-cell office:value-type="string">
            <text:p>Castanho e Braga Advogados Associados</text:p>
          </table:table-cell>
          <table:table-cell office:value-type="string">
            <text:p>R. Montenegro, 80 - sala6 - Vila Maia, Guarujá - SP, 11410-040, Brazil</text:p>
          </table:table-cell>
          <table:table-cell office:value-type="string">
            <text:p>(13) 3355-9761</text:p>
          </table:table-cell>
        </table:table-row>
        <table:table-row table:style-name="ro1">
          <table:table-cell office:value-type="string">
            <text:p>Panificadora e Restaurante e Pizzaria Lisboa</text:p>
          </table:table-cell>
          <table:table-cell office:value-type="string">
            <text:p>Av. 9 de Abril, 1753 - CENTRO, Cubatão - SP, 11510-000, Brazil</text:p>
          </table:table-cell>
          <table:table-cell office:value-type="string">
            <text:p>(13) 3361-1410</text:p>
          </table:table-cell>
        </table:table-row>
        <table:table-row table:style-name="ro1">
          <table:table-cell office:value-type="string">
            <text:p>Panificadora e Restaurante e Pizzaria Lisboa</text:p>
          </table:table-cell>
          <table:table-cell office:value-type="string">
            <text:p>Av. 9 de Abril, 1753 - CENTRO, Cubatão - SP, 11510-000, Brazil</text:p>
          </table:table-cell>
          <table:table-cell office:value-type="string">
            <text:p>(13) 3361-1410</text:p>
          </table:table-cell>
        </table:table-row>
        <table:table-row table:style-name="ro1">
          <table:table-cell office:value-type="string">
            <text:p>Empório Lisboa</text:p>
          </table:table-cell>
          <table:table-cell office:value-type="string">
            <text:p>R. José Bonifácio, 444 - Centro, São Vicente - SP, 11310-080, Brazil</text:p>
          </table:table-cell>
          <table:table-cell office:value-type="string">
            <text:p>(13) 3371-0378</text:p>
          </table:table-cell>
        </table:table-row>
        <table:table-row table:style-name="ro1">
          <table:table-cell office:value-type="string">
            <text:p>Empório Lisboa</text:p>
          </table:table-cell>
          <table:table-cell office:value-type="string">
            <text:p>R. Antonio Olivio de Araujo, 189 - Centro, Itanhaém - SP, 11740-000, Brazil</text:p>
          </table:table-cell>
          <table:table-cell office:value-type="string">
            <text:p>(13) 3427-9359</text:p>
          </table:table-cell>
        </table:table-row>
        <table:table-row table:style-name="ro1">
          <table:table-cell office:value-type="string">
            <text:p>Porto Gelato Gelateria</text:p>
          </table:table-cell>
          <table:table-cell office:value-type="string">
            <text:p>Av. Dr. Epitácio Pessoa, 271 - Embaré, Santos - SP, 11040-090, Brazil</text:p>
          </table:table-cell>
          <table:table-cell office:value-type="string">
            <text:p>(13) 3877-3001</text:p>
          </table:table-cell>
        </table:table-row>
        <table:table-row table:style-name="ro1">
          <table:table-cell office:value-type="string">
            <text:p>Porto Gelato Gelateria</text:p>
          </table:table-cell>
          <table:table-cell office:value-type="string">
            <text:p>Av. Dr. Epitácio Pessoa, 271 - Embaré, Santos - SP, 11040-090, Brazil</text:p>
          </table:table-cell>
          <table:table-cell office:value-type="string">
            <text:p>(13) 3877-3001</text:p>
          </table:table-cell>
        </table:table-row>
        <table:table-row table:style-name="ro1">
          <table:table-cell office:value-type="string">
            <text:p>Porto Gelato Gelateria</text:p>
          </table:table-cell>
          <table:table-cell office:value-type="string">
            <text:p>Av. Dr. Epitácio Pessoa, 271 - Embaré, Santos - SP, 11040-090, Brazil</text:p>
          </table:table-cell>
          <table:table-cell office:value-type="string">
            <text:p>(13) 3877-3001</text:p>
          </table:table-cell>
        </table:table-row>
        <table:table-row table:style-name="ro1">
          <table:table-cell office:value-type="string">
            <text:p>Distribuidora Lisboa</text:p>
          </table:table-cell>
          <table:table-cell office:value-type="string">
            <text:p>Av. Pres. Kennedy, 2756 - Jardim Guilhermina, Praia Grande - SP, 11702-200, Brazil</text:p>
          </table:table-cell>
          <table:table-cell office:value-type="string">
            <text:p>(13) 4106-0147</text:p>
          </table:table-cell>
        </table:table-row>
        <table:table-row table:style-name="ro1">
          <table:table-cell office:value-type="string">
            <text:p>Cantinho da Évora</text:p>
          </table:table-cell>
          <table:table-cell office:value-type="string">
            <text:p>Vila Nossa Sra. de Fatima, São Vicente - State of São Paulo, 11355, Brazil</text:p>
          </table:table-cell>
          <table:table-cell office:value-type="string">
            <text:p>(13) 98211-0180</text:p>
          </table:table-cell>
        </table:table-row>
        <table:table-row table:style-name="ro1">
          <table:table-cell office:value-type="string">
            <text:p>Cantinho da Évora</text:p>
          </table:table-cell>
          <table:table-cell office:value-type="string">
            <text:p>R. Benígno Antônio Pimenta, 300 - Cidade Náutica, São Vicente - SP, 11350-250, Brazil</text:p>
          </table:table-cell>
          <table:table-cell office:value-type="string">
            <text:p>(13) 98211-0180</text:p>
          </table:table-cell>
        </table:table-row>
        <table:table-row table:style-name="ro1">
          <table:table-cell office:value-type="string">
            <text:p>Cresceminto evoluído</text:p>
          </table:table-cell>
          <table:table-cell office:value-type="string">
            <text:p>R. Rubem Braga, 73 - São José do Rio Preto, Praia Grande - SP, 11713-600, Brazil</text:p>
          </table:table-cell>
          <table:table-cell office:value-type="string">
            <text:p>(13) 99121-2147</text:p>
          </table:table-cell>
        </table:table-row>
        <table:table-row table:style-name="ro1">
          <table:table-cell office:value-type="string">
            <text:p>Mercado do Porto</text:p>
          </table:table-cell>
          <table:table-cell office:value-type="string">
            <text:p>Av. Padre Anchieta, 250 - Centro, Peruíbe - SP, 11750-000, Brazil</text:p>
          </table:table-cell>
          <table:table-cell office:value-type="string">
            <text:p>(13) 99640-8727</text:p>
          </table:table-cell>
        </table:table-row>
        <table:table-row table:style-name="ro1">
          <table:table-cell office:value-type="string">
            <text:p>Rei do Óleo Porto de Santos</text:p>
          </table:table-cell>
          <table:table-cell office:value-type="string">
            <text:p>R. Xavier da Silveira, 22 - Parque de Paqueta, Santos - SP, 11013-050, Brazil</text:p>
          </table:table-cell>
          <table:table-cell office:value-type="string">
            <text:p>(13) 99741-8754</text:p>
          </table:table-cell>
        </table:table-row>
        <table:table-row table:style-name="ro1">
          <table:table-cell office:value-type="string">
            <text:p>A Castanharia Marília - Loja de Grãos e Produtos Naturais</text:p>
          </table:table-cell>
          <table:table-cell office:value-type="string">
            <text:p>R. Atílio Gomes de Melo, 50 - Fragata, Marília - SP, 17501-210, Brazil</text:p>
          </table:table-cell>
          <table:table-cell office:value-type="string">
            <text:p>(14) 98157-2000</text:p>
          </table:table-cell>
        </table:table-row>
        <table:table-row table:style-name="ro1">
          <table:table-cell office:value-type="string">
            <text:p>Cristal Águas Bebidas E Gás</text:p>
          </table:table-cell>
          <table:table-cell office:value-type="string">
            <text:p>R. Onório Machado, 8 B - Chácara Eliana, Marília - SP, 17527-080, Brazil</text:p>
          </table:table-cell>
          <table:table-cell office:value-type="string">
            <text:p>(14) 99648-7083</text:p>
          </table:table-cell>
        </table:table-row>
        <table:table-row table:style-name="ro1">
          <table:table-cell office:value-type="string">
            <text:p>Padaria e Confeitaria Rainha do Porto</text:p>
          </table:table-cell>
          <table:table-cell office:value-type="string">
            <text:p>R. Jéferson Soares de Souza, 14 - Bambu, Porto Feliz - SP, 18540-542, Brazil</text:p>
          </table:table-cell>
          <table:table-cell office:value-type="string">
            <text:p>(15) 2107-7160</text:p>
          </table:table-cell>
        </table:table-row>
        <table:table-row table:style-name="ro1">
          <table:table-cell office:value-type="string">
            <text:p>Padaria e Confeitaria Rainha do Porto</text:p>
          </table:table-cell>
          <table:table-cell office:value-type="string">
            <text:p>R. Jéferson Soares de Souza, 14 - Bambu, Porto Feliz - SP, 18540-542, Brazil</text:p>
          </table:table-cell>
          <table:table-cell office:value-type="string">
            <text:p>(15) 2107-7160</text:p>
          </table:table-cell>
        </table:table-row>
        <table:table-row table:style-name="ro1">
          <table:table-cell office:value-type="string">
            <text:p>Sublimar Produtos Liofilizados Ltda</text:p>
          </table:table-cell>
          <table:table-cell office:value-type="string">
            <text:p>R. Alberto Amadei, 450 - Lot. Industrial Astória, Tatuí - SP, 18280-611, Brazil</text:p>
          </table:table-cell>
          <table:table-cell office:value-type="string">
            <text:p>(15) 3259-6132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Dr. Antônio Píres de Almeida, 175 - Centro, Porto Feliz - SP, 18540-000, Brazil</text:p>
          </table:table-cell>
          <table:table-cell office:value-type="string">
            <text:p>(15) 3261-6261</text:p>
          </table:table-cell>
        </table:table-row>
        <table:table-row table:style-name="ro1">
          <table:table-cell office:value-type="string">
            <text:p>OGGI SORVETES</text:p>
          </table:table-cell>
          <table:table-cell office:value-type="string">
            <text:p>Av. Dr. Antônio Píres de Almeida, 175 - Centro, Porto Feliz - SP, 18540-000, Brazil</text:p>
          </table:table-cell>
          <table:table-cell office:value-type="string">
            <text:p>(15) 3261-6261</text:p>
          </table:table-cell>
        </table:table-row>
        <table:table-row table:style-name="ro1">
          <table:table-cell office:value-type="string">
            <text:p>Sorveteria Amsterdã</text:p>
          </table:table-cell>
          <table:table-cell office:value-type="string">
            <text:p>Av. José Maurino, 225, Porto Feliz - SP, 18540-000, Brazil</text:p>
          </table:table-cell>
          <table:table-cell office:value-type="string">
            <text:p>(15) 3262-5600</text:p>
          </table:table-cell>
        </table:table-row>
        <table:table-row table:style-name="ro1">
          <table:table-cell office:value-type="string">
            <text:p>Sorveteria Amsterdã</text:p>
          </table:table-cell>
          <table:table-cell office:value-type="string">
            <text:p>Av. José Maurino, 225, Porto Feliz - SP, 18540-000, Brazil</text:p>
          </table:table-cell>
          <table:table-cell office:value-type="string">
            <text:p>(15) 3262-5600</text:p>
          </table:table-cell>
        </table:table-row>
        <table:table-row table:style-name="ro1">
          <table:table-cell office:value-type="string">
            <text:p>Sorveteria Lisboa</text:p>
          </table:table-cell>
          <table:table-cell office:value-type="string">
            <text:p>R. Ari Leonel, 62 - Rechan, Itapetininga - SP, 18217-000, Brazil</text:p>
          </table:table-cell>
          <table:table-cell office:value-type="string">
            <text:p>(15) 99670-7950</text:p>
          </table:table-cell>
        </table:table-row>
        <table:table-row table:style-name="ro1">
          <table:table-cell office:value-type="string">
            <text:p>Sorveteria Lisboa</text:p>
          </table:table-cell>
          <table:table-cell office:value-type="string">
            <text:p>R. Ari Leonel, 62 - Rechan, Itapetininga - SP, 18217-000, Brazil</text:p>
          </table:table-cell>
          <table:table-cell office:value-type="string">
            <text:p>(15) 99670-7950</text:p>
          </table:table-cell>
        </table:table-row>
        <table:table-row table:style-name="ro1">
          <table:table-cell office:value-type="string">
            <text:p>Padaria e Confeitaria Moura</text:p>
          </table:table-cell>
          <table:table-cell office:value-type="string">
            <text:p>Av. Armando de Salles Oliveira, 289 - Centro, Porto Feliz - SP, 18540-000, Brazil</text:p>
          </table:table-cell>
          <table:table-cell office:value-type="string">
            <text:p>(15) 99696-8261</text:p>
          </table:table-cell>
        </table:table-row>
        <table:table-row table:style-name="ro1">
          <table:table-cell office:value-type="string">
            <text:p>Padaria e Confeitaria Moura</text:p>
          </table:table-cell>
          <table:table-cell office:value-type="string">
            <text:p>Av. Armando de Salles Oliveira, 289 - Centro, Porto Feliz - SP, 18540-000, Brazil</text:p>
          </table:table-cell>
          <table:table-cell office:value-type="string">
            <text:p>(15) 99696-8261</text:p>
          </table:table-cell>
        </table:table-row>
        <table:table-row table:style-name="ro1">
          <table:table-cell office:value-type="string">
            <text:p>Sorveteria Eskimó Porto Feliz SP</text:p>
          </table:table-cell>
          <table:table-cell office:value-type="string">
            <text:p>Av. Dr. Antônio Píres de Almeida, 3455 - 2025, Porto Feliz - SP, 18540-000, Brazil</text:p>
          </table:table-cell>
          <table:table-cell office:value-type="string">
            <text:p>(15) 99787-7245</text:p>
          </table:table-cell>
        </table:table-row>
        <table:table-row table:style-name="ro1">
          <table:table-cell office:value-type="string">
            <text:p>Sorveteria Eskimó Porto Feliz SP</text:p>
          </table:table-cell>
          <table:table-cell office:value-type="string">
            <text:p>Av. Dr. Antônio Píres de Almeida, 3455 - 2025, Porto Feliz - SP, 18540-000, Brazil</text:p>
          </table:table-cell>
          <table:table-cell office:value-type="string">
            <text:p>(15) 99787-7245</text:p>
          </table:table-cell>
        </table:table-row>
        <table:table-row table:style-name="ro1">
          <table:table-cell office:value-type="string">
            <text:p>Padaria e Restaurante São João</text:p>
          </table:table-cell>
          <table:table-cell office:value-type="string">
            <text:p>R. José Bonifácio, 211 - Centro, Porto Feliz - SP, 18540-000, Brazil</text:p>
          </table:table-cell>
          <table:table-cell office:value-type="string">
            <text:p>(15) 99797-1465</text:p>
          </table:table-cell>
        </table:table-row>
        <table:table-row table:style-name="ro1">
          <table:table-cell office:value-type="string">
            <text:p>Padaria e Restaurante São João</text:p>
          </table:table-cell>
          <table:table-cell office:value-type="string">
            <text:p>R. José Bonifácio, 211 - Centro, Porto Feliz - SP, 18540-000, Brazil</text:p>
          </table:table-cell>
          <table:table-cell office:value-type="string">
            <text:p>(15) 99797-1465</text:p>
          </table:table-cell>
        </table:table-row>
        <table:table-row table:style-name="ro1">
          <table:table-cell office:value-type="string">
            <text:p>Gonzaga Sorvetes</text:p>
          </table:table-cell>
          <table:table-cell office:value-type="string">
            <text:p>Avenida Getúlio Vargas Bambu, Porto Feliz - SP, 18540-562, Brazil</text:p>
          </table:table-cell>
          <table:table-cell office:value-type="string">
            <text:p>(15) 99797-2242</text:p>
          </table:table-cell>
        </table:table-row>
        <table:table-row table:style-name="ro1">
          <table:table-cell office:value-type="string">
            <text:p>Gonzaga Sorvetes</text:p>
          </table:table-cell>
          <table:table-cell office:value-type="string">
            <text:p>Avenida Getúlio Vargas Bambu, Porto Feliz - SP, 18540-562, Brazil</text:p>
          </table:table-cell>
          <table:table-cell office:value-type="string">
            <text:p>(15) 99797-2242</text:p>
          </table:table-cell>
        </table:table-row>
        <table:table-row table:style-name="ro1">
          <table:table-cell office:value-type="string">
            <text:p>Aduborg Distribuidora de Produtos Agrícolas</text:p>
          </table:table-cell>
          <table:table-cell office:value-type="string">
            <text:p>R. Cardoso Pímentel, 1378 - Jandira Alcala, Porto Feliz - SP, 18540-000, Brazil</text:p>
          </table:table-cell>
          <table:table-cell office:value-type="string">
            <text:p>(15) 99798-6234</text:p>
          </table:table-cell>
        </table:table-row>
        <table:table-row table:style-name="ro1">
          <table:table-cell office:value-type="string">
            <text:p>Aduborg Distribuidora de Produtos Agrícolas</text:p>
          </table:table-cell>
          <table:table-cell office:value-type="string">
            <text:p>R. Cardoso Pímentel, 1378 - Jandira Alcala, Porto Feliz - SP, 18540-000, Brazil</text:p>
          </table:table-cell>
          <table:table-cell office:value-type="string">
            <text:p>(15) 99798-6234</text:p>
          </table:table-cell>
        </table:table-row>
        <table:table-row table:style-name="ro1">
          <table:table-cell office:value-type="string">
            <text:p>Sorveteria E Açaí Sabor Gelado Porto Feliz</text:p>
          </table:table-cell>
          <table:table-cell office:value-type="string">
            <text:p>Av. Getúlio Vargas, 562, Porto Feliz - SP, 18540-000, Brazil</text:p>
          </table:table-cell>
          <table:table-cell office:value-type="string">
            <text:p>(15) 99851-3030</text:p>
          </table:table-cell>
        </table:table-row>
        <table:table-row table:style-name="ro1">
          <table:table-cell office:value-type="string">
            <text:p>Sorveteria E Açaí Sabor Gelado Porto Feliz</text:p>
          </table:table-cell>
          <table:table-cell office:value-type="string">
            <text:p>Av. Getúlio Vargas, 562, Porto Feliz - SP, 18540-000, Brazil</text:p>
          </table:table-cell>
          <table:table-cell office:value-type="string">
            <text:p>(15) 99851-3030</text:p>
          </table:table-cell>
        </table:table-row>
        <table:table-row table:style-name="ro1">
          <table:table-cell office:value-type="string">
            <text:p>Dona Castanha</text:p>
          </table:table-cell>
          <table:table-cell office:value-type="string">
            <text:p>Av. das Nações Unidas, 12901 - Cidade Monções, São Paulo - SP, 04578-910, Brazil</text:p>
          </table:table-cell>
          <table:table-cell office:value-type="string">
            <text:p>(18) 3528-4716</text:p>
          </table:table-cell>
        </table:table-row>
        <table:table-row table:style-name="ro1">
          <table:table-cell office:value-type="string">
            <text:p>Castanhas do Brasil</text:p>
          </table:table-cell>
          <table:table-cell office:value-type="string">
            <text:p>R. 12 De Outubro, 1556 - Jardim Aviação, Pres. Prudente - SP, 19015-090, Brazil</text:p>
          </table:table-cell>
          <table:table-cell office:value-type="string">
            <text:p>(18) 98165-1963</text:p>
          </table:table-cell>
        </table:table-row>
        <table:table-row table:style-name="ro1">
          <table:table-cell office:value-type="string">
            <text:p>Panificadora Funchal</text:p>
          </table:table-cell>
          <table:table-cell office:value-type="string">
            <text:p>Av. Washington Luiz, 1466 - Vila Marieta, Campinas - SP, 13042-075, Brazil</text:p>
          </table:table-cell>
          <table:table-cell office:value-type="string">
            <text:p>(19) 3232-2172</text:p>
          </table:table-cell>
        </table:table-row>
        <table:table-row table:style-name="ro1">
          <table:table-cell office:value-type="string">
            <text:p>Panificadora &amp; Rotisseria do Porto</text:p>
          </table:table-cell>
          <table:table-cell office:value-type="string">
            <text:p>Rua Francisco Duarte de Rezende - Jardim Carlos Lourenço, Campinas - SP, 13101-109, Brazil</text:p>
          </table:table-cell>
          <table:table-cell office:value-type="string">
            <text:p>(19) 3253-3840</text:p>
          </table:table-cell>
        </table:table-row>
        <table:table-row table:style-name="ro1">
          <table:table-cell office:value-type="string">
            <text:p>Panificadora &amp; Rotisseria do Porto</text:p>
          </table:table-cell>
          <table:table-cell office:value-type="string">
            <text:p>Rua Francisco Duarte de Rezende - Jardim Carlos Lourenço, Campinas - SP, 13101-109, Brazil</text:p>
          </table:table-cell>
          <table:table-cell office:value-type="string">
            <text:p>(19) 3253-3840</text:p>
          </table:table-cell>
        </table:table-row>
        <table:table-row table:style-name="ro1">
          <table:table-cell office:value-type="string">
            <text:p>Evora Lubrificantes</text:p>
          </table:table-cell>
          <table:table-cell office:value-type="string">
            <text:p>R. Francisco Ceará Barbosa, 280 - Chácaras Campos dos Amarais, Campinas - SP, 13082-030, Brazil</text:p>
          </table:table-cell>
          <table:table-cell office:value-type="string">
            <text:p>(19) 3397-4800</text:p>
          </table:table-cell>
        </table:table-row>
        <table:table-row table:style-name="ro1">
          <table:table-cell office:value-type="string">
            <text:p>Oba Hortifruti Farm - Mercado, Frutas, Verduras, Legumes, Açougue e Adega</text:p>
          </table:table-cell>
          <table:table-cell office:value-type="string">
            <text:p>Av. Dr. Hermas Braga, 941 - Nova Campinas, Campinas - SP, 13092-133, Brazil</text:p>
          </table:table-cell>
          <table:table-cell office:value-type="string">
            <text:p>(19) 3500-0423</text:p>
          </table:table-cell>
        </table:table-row>
        <table:table-row table:style-name="ro1">
          <table:table-cell office:value-type="string">
            <text:p>Lemefértil - Porto Ferreira SP</text:p>
          </table:table-cell>
          <table:table-cell office:value-type="string">
            <text:p>R. Argemiro Gomes, 194 - Jardim Vila Real, Porto Ferreira - SP, 13667-170, Brazil</text:p>
          </table:table-cell>
          <table:table-cell office:value-type="string">
            <text:p>(19) 3581-6255</text:p>
          </table:table-cell>
        </table:table-row>
        <table:table-row table:style-name="ro1">
          <table:table-cell office:value-type="string">
            <text:p>Lemefértil - Porto Ferreira SP</text:p>
          </table:table-cell>
          <table:table-cell office:value-type="string">
            <text:p>R. Argemiro Gomes, 194 - Jardim Vila Real, Porto Ferreira - SP, 13667-170, Brazil</text:p>
          </table:table-cell>
          <table:table-cell office:value-type="string">
            <text:p>(19) 3581-6255</text:p>
          </table:table-cell>
        </table:table-row>
        <table:table-row table:style-name="ro1">
          <table:table-cell office:value-type="string">
            <text:p>TOMATEC - Agro Comercial Ltda</text:p>
          </table:table-cell>
          <table:table-cell office:value-type="string">
            <text:p>R. Sylvia da Silva Braga, 972/984 - Jardim Santa Monica, Campinas - SP, 13082-105, Brazil</text:p>
          </table:table-cell>
          <table:table-cell office:value-type="string">
            <text:p>(19) 3716-8350</text:p>
          </table:table-cell>
        </table:table-row>
        <table:table-row table:style-name="ro1">
          <table:table-cell office:value-type="string">
            <text:p>TOMATEC - Agro Comercial Ltda</text:p>
          </table:table-cell>
          <table:table-cell office:value-type="string">
            <text:p>R. Sylvia da Silva Braga, 972/984 - Jardim Santa Monica, Campinas - SP, 13082-105, Brazil</text:p>
          </table:table-cell>
          <table:table-cell office:value-type="string">
            <text:p>(19) 3716-8350</text:p>
          </table:table-cell>
        </table:table-row>
        <table:table-row table:style-name="ro1">
          <table:table-cell office:value-type="string">
            <text:p>Mineração Caju 2</text:p>
          </table:table-cell>
          <table:table-cell office:value-type="string">
            <text:p>Estrada Municipal Mgg 366 s/n Sitio - R. Maercio Luiz Bonati - Martinho Prado Júnior, Mogi Guaçu - SP, 13855-020, Brazil</text:p>
          </table:table-cell>
          <table:table-cell office:value-type="string">
            <text:p>(19) 3911-0061</text:p>
          </table:table-cell>
        </table:table-row>
        <table:table-row table:style-name="ro1">
          <table:table-cell office:value-type="string">
            <text:p>Porto Super Troca de Óleo</text:p>
          </table:table-cell>
          <table:table-cell office:value-type="string">
            <text:p>Av. Paulo Prado, 765 - Santo Antônio, Louveira - SP, 13290-000, Brazil</text:p>
          </table:table-cell>
          <table:table-cell office:value-type="string">
            <text:p>(19) 97113-7681</text:p>
          </table:table-cell>
        </table:table-row>
        <table:table-row table:style-name="ro1">
          <table:table-cell office:value-type="string">
            <text:p>BRAGA AGRÍCOLA</text:p>
          </table:table-cell>
          <table:table-cell office:value-type="string">
            <text:p>Rua Massimo Jacon, 211 - Jardim Solar dos Nobres, Limeira - SP, 13481-230, Brazil</text:p>
          </table:table-cell>
          <table:table-cell office:value-type="string">
            <text:p>(19) 98867-9797</text:p>
          </table:table-cell>
        </table:table-row>
        <table:table-row table:style-name="ro1">
          <table:table-cell office:value-type="string">
            <text:p>Mundo Agro Editora</text:p>
          </table:table-cell>
          <table:table-cell office:value-type="string">
            <text:p>R. Erasmo Braga, 1153 - Botafogo, Campinas - SP, 13070-147, Brazil</text:p>
          </table:table-cell>
          <table:table-cell office:value-type="string">
            <text:p>(19) 98963-6343</text:p>
          </table:table-cell>
        </table:table-row>
        <table:table-row table:style-name="ro1">
          <table:table-cell office:value-type="string">
            <text:p>STAB. - Sorveteria Tradicional Artesanal Brasileira</text:p>
          </table:table-cell>
          <table:table-cell office:value-type="string">
            <text:p>Av. Beira Rio, 1309 - Centro, Piracicaba - SP, 13400-820, Brazil</text:p>
          </table:table-cell>
          <table:table-cell office:value-type="string">
            <text:p>(19) 99356-2972</text:p>
          </table:table-cell>
        </table:table-row>
        <table:table-row table:style-name="ro1">
          <table:table-cell office:value-type="string">
            <text:p>STAB. - Sorveteria Tradicional Artesanal Brasileira</text:p>
          </table:table-cell>
          <table:table-cell office:value-type="string">
            <text:p>Av. Beira Rio, 1309 - Centro, Piracicaba - SP, 13400-820, Brazil</text:p>
          </table:table-cell>
          <table:table-cell office:value-type="string">
            <text:p>(19) 99356-2972</text:p>
          </table:table-cell>
        </table:table-row>
        <table:table-row table:style-name="ro1">
          <table:table-cell office:value-type="string">
            <text:p>Padaria Braga</text:p>
          </table:table-cell>
          <table:table-cell office:value-type="string">
            <text:p>Av. Brasil, 111 - Jardim Amanda I, Hortolândia - SP, 13188-002, Brazil</text:p>
          </table:table-cell>
          <table:table-cell office:value-type="string">
            <text:p>(19) 99455-4379</text:p>
          </table:table-cell>
        </table:table-row>
        <table:table-row table:style-name="ro1">
          <table:table-cell office:value-type="string">
            <text:p>Padaria Braga</text:p>
          </table:table-cell>
          <table:table-cell office:value-type="string">
            <text:p>Av. Brasil, 111 - Jardim Amanda I, Hortolândia - SP, 13188-002, Brazil</text:p>
          </table:table-cell>
          <table:table-cell office:value-type="string">
            <text:p>(19) 99455-4379</text:p>
          </table:table-cell>
        </table:table-row>
        <table:table-row table:style-name="ro1">
          <table:table-cell office:value-type="string">
            <text:p>Porto Super Troca de Óleo</text:p>
          </table:table-cell>
          <table:table-cell office:value-type="string">
            <text:p>Rod. Mun. dos Andradas, 1880 - Jardim Lorena, Valinhos - SP, 13277-650, Brazil</text:p>
          </table:table-cell>
          <table:table-cell office:value-type="string">
            <text:p>(19) 99624-9549</text:p>
          </table:table-cell>
        </table:table-row>
        <table:table-row table:style-name="ro1">
          <table:table-cell office:value-type="string">
            <text:p>Laranja Boschiero</text:p>
          </table:table-cell>
          <table:table-cell office:value-type="string">
            <text:p>SP-306, 4387-4089 - do Porto, Limeira - SP, 13489-899, Brazil</text:p>
          </table:table-cell>
          <table:table-cell office:value-type="string">
            <text:p>(19) 99811-1936</text:p>
          </table:table-cell>
        </table:table-row>
        <table:table-row table:style-name="ro1">
          <table:table-cell office:value-type="string">
            <text:p>Évora Bebidas</text:p>
          </table:table-cell>
          <table:table-cell office:value-type="string">
            <text:p>Rua Hermes Gregolin, 48 - Santa Terezinha, Piracicaba - SP, 13409-193, Brazil</text:p>
          </table:table-cell>
          <table:table-cell office:value-type="string">
            <text:p>(19) 99934-8428</text:p>
          </table:table-cell>
        </table:table-row>
        <table:table-row table:style-name="ro1">
          <table:table-cell office:value-type="string">
            <text:p>Della Porto - Sorvetes Artesanais e Açaí</text:p>
          </table:table-cell>
          <table:table-cell office:value-type="string">
            <text:p>R. Urbano Benvegnu, 23 - Jardim Serra Azul, Louveira - SP, 13294-322, Brazil</text:p>
          </table:table-cell>
          <table:table-cell office:value-type="string">
            <text:p>(19) 99983-9121</text:p>
          </table:table-cell>
        </table:table-row>
        <table:table-row table:style-name="ro1">
          <table:table-cell office:value-type="string">
            <text:p>Della Porto - Sorvetes Artesanais e Açaí</text:p>
          </table:table-cell>
          <table:table-cell office:value-type="string">
            <text:p>R. Urbano Benvegnu, 23 - Jardim Serra Azul, Louveira - SP, 13294-322, Brazil</text:p>
          </table:table-cell>
          <table:table-cell office:value-type="string">
            <text:p>(19) 99983-9121</text:p>
          </table:table-cell>
        </table:table-row>
        <table:table-row table:style-name="ro1">
          <table:table-cell office:value-type="string">
            <text:p>Confeitaria Rio Lisboa</text:p>
          </table:table-cell>
          <table:table-cell office:value-type="string">
            <text:p>Av. Ataulfo de Paiva, 1030 - Leblon, Rio de Janeiro - RJ, 22440-035, Brazil</text:p>
          </table:table-cell>
          <table:table-cell office:value-type="string">
            <text:p>(21) 2294-4860</text:p>
          </table:table-cell>
        </table:table-row>
        <table:table-row table:style-name="ro1">
          <table:table-cell office:value-type="string">
            <text:p>Confeitaria Rio Lisboa</text:p>
          </table:table-cell>
          <table:table-cell office:value-type="string">
            <text:p>Av. Ataulfo de Paiva, 1030 - Leblon, Rio de Janeiro - RJ, 22440-035, Brazil</text:p>
          </table:table-cell>
          <table:table-cell office:value-type="string">
            <text:p>(21) 2294-4860</text:p>
          </table:table-cell>
        </table:table-row>
        <table:table-row table:style-name="ro1">
          <table:table-cell office:value-type="string">
            <text:p>Évora Delicatessen</text:p>
          </table:table-cell>
          <table:table-cell office:value-type="string">
            <text:p>Barra Square Shopping - Av. das Américas, 3555 - Bloco 2 - Loja 120 - Barra da Tijuca, Rio de Janeiro - RJ, 22631-003, Brazil</text:p>
          </table:table-cell>
          <table:table-cell office:value-type="string">
            <text:p>(21) 2430-7122</text:p>
          </table:table-cell>
        </table:table-row>
        <table:table-row table:style-name="ro1">
          <table:table-cell office:value-type="string">
            <text:p>Casas Pedro</text:p>
          </table:table-cell>
          <table:table-cell office:value-type="string">
            <text:p>R. Gen. Pereira da Silva, 173 - Icaraí, Niterói - RJ, 24220-031, Brazil</text:p>
          </table:table-cell>
          <table:table-cell office:value-type="string">
            <text:p>(21) 3861-9040</text:p>
          </table:table-cell>
        </table:table-row>
        <table:table-row table:style-name="ro1">
          <table:table-cell office:value-type="string">
            <text:p>Nauru Agro Business</text:p>
          </table:table-cell>
          <table:table-cell office:value-type="string">
            <text:p>Av. Erasmo Braga, 255 - sala 501 - Centro, Rio de Janeiro - RJ, 20020-000, Brazil</text:p>
          </table:table-cell>
          <table:table-cell office:value-type="string">
            <text:p>(21) 96639-8358</text:p>
          </table:table-cell>
        </table:table-row>
        <table:table-row table:style-name="ro1">
          <table:table-cell office:value-type="string">
            <text:p>Sorveteria Sabor Gelado Porto do Rosa</text:p>
          </table:table-cell>
          <table:table-cell office:value-type="string">
            <text:p>Av - R. Alfredo Bahiense, 1269 - Porto do Rosa, São Gonçalo - RJ, 24466-460, Brazil</text:p>
          </table:table-cell>
          <table:table-cell office:value-type="string">
            <text:p>(21) 99797-2896</text:p>
          </table:table-cell>
        </table:table-row>
        <table:table-row table:style-name="ro1">
          <table:table-cell office:value-type="string">
            <text:p>Sorveteria Sabor Gelado Porto do Rosa</text:p>
          </table:table-cell>
          <table:table-cell office:value-type="string">
            <text:p>Av - R. Alfredo Bahiense, 1269 - Porto do Rosa, São Gonçalo - RJ, 24466-460, Brazil</text:p>
          </table:table-cell>
          <table:table-cell office:value-type="string">
            <text:p>(21) 99797-2896</text:p>
          </table:table-cell>
        </table:table-row>
        <table:table-row table:style-name="ro1">
          <table:table-cell office:value-type="string">
            <text:p>Delícias Da Banana</text:p>
          </table:table-cell>
          <table:table-cell office:value-type="string">
            <text:p>Rod. Tanguá - Funchal, Cachoeiras de Macacu - RJ, 28680-000, Brazil</text:p>
          </table:table-cell>
          <table:table-cell office:value-type="string">
            <text:p>(21) 99828-3875</text:p>
          </table:table-cell>
        </table:table-row>
        <table:table-row table:style-name="ro1">
          <table:table-cell office:value-type="string">
            <text:p>Hortifruti l Frutas, legumes, verduras, saladas, açougue, peixaria e bebidas</text:p>
          </table:table-cell>
          <table:table-cell office:value-type="string">
            <text:p>Av. Teixeira e Souza, 1441 - Braga, Cabo Frio - RJ, 28907-410, Brazil</text:p>
          </table:table-cell>
          <table:table-cell office:value-type="string">
            <text:p>(22) 3058-1150</text:p>
          </table:table-cell>
        </table:table-row>
        <table:table-row table:style-name="ro1">
          <table:table-cell office:value-type="string">
            <text:p>Volare gelato e caffé</text:p>
          </table:table-cell>
          <table:table-cell office:value-type="string">
            <text:p>Av. Verador - Av. Ver. Antônio Ferreira dos Santos, 379 - Braga, Cabo Frio - RJ, 28908-200, Brazil</text:p>
          </table:table-cell>
          <table:table-cell office:value-type="string">
            <text:p>(22) 99800-4324</text:p>
          </table:table-cell>
        </table:table-row>
        <table:table-row table:style-name="ro1">
          <table:table-cell office:value-type="string">
            <text:p>Volare gelato e caffé</text:p>
          </table:table-cell>
          <table:table-cell office:value-type="string">
            <text:p>Av. Verador - Av. Ver. Antônio Ferreira dos Santos, 379 - Braga, Cabo Frio - RJ, 28908-200, Brazil</text:p>
          </table:table-cell>
          <table:table-cell office:value-type="string">
            <text:p>(22) 99800-4324</text:p>
          </table:table-cell>
        </table:table-row>
        <table:table-row table:style-name="ro1">
          <table:table-cell office:value-type="string">
            <text:p>Padaria e Confeitaria Braga</text:p>
          </table:table-cell>
          <table:table-cell office:value-type="string">
            <text:p>Av: Dr Humberto de Queiroz Matoso,126 - Sol y Mar, Macaé - RJ, 24940-700, Brazil</text:p>
          </table:table-cell>
          <table:table-cell office:value-type="string">
            <text:p>(22) 99861-2742</text:p>
          </table:table-cell>
        </table:table-row>
        <table:table-row table:style-name="ro1">
          <table:table-cell office:value-type="string">
            <text:p>Padaria e Confeitaria Braga</text:p>
          </table:table-cell>
          <table:table-cell office:value-type="string">
            <text:p>Av: Dr Humberto de Queiroz Matoso,126 - Sol y Mar, Macaé - RJ, 24940-700, Brazil</text:p>
          </table:table-cell>
          <table:table-cell office:value-type="string">
            <text:p>(22) 99861-2742</text:p>
          </table:table-cell>
        </table:table-row>
        <table:table-row table:style-name="ro1">
          <table:table-cell office:value-type="string">
            <text:p>O Boticário</text:p>
          </table:table-cell>
          <table:table-cell office:value-type="string">
            <text:p>Av. Saturnino Braga, 369 - Centro, Resende - RJ, 27511-300, Brazil</text:p>
          </table:table-cell>
          <table:table-cell office:value-type="string">
            <text:p>(24) 3032-4103</text:p>
          </table:table-cell>
        </table:table-row>
        <table:table-row table:style-name="ro1">
          <table:table-cell office:value-type="string">
            <text:p>Bomboniere Coimbra</text:p>
          </table:table-cell>
          <table:table-cell office:value-type="string">
            <text:p>Av. P H Rolfs, 228 - loja 3 - Bela Vista, Viçosa - MG, 36570-000, Brazil</text:p>
          </table:table-cell>
          <table:table-cell office:value-type="string">
            <text:p>(31) 3891-4068</text:p>
          </table:table-cell>
        </table:table-row>
        <table:table-row table:style-name="ro1">
          <table:table-cell office:value-type="string">
            <text:p>Bomboniere Coimbra</text:p>
          </table:table-cell>
          <table:table-cell office:value-type="string">
            <text:p>Av. P H Rolfs, 228 - loja 3 - Bela Vista, Viçosa - MG, 36570-000, Brazil</text:p>
          </table:table-cell>
          <table:table-cell office:value-type="string">
            <text:p>(31) 3891-4068</text:p>
          </table:table-cell>
        </table:table-row>
        <table:table-row table:style-name="ro1">
          <table:table-cell office:value-type="string">
            <text:p>Bomboniere Coimbra</text:p>
          </table:table-cell>
          <table:table-cell office:value-type="string">
            <text:p>Av. P H Rolfs, 228 - loja 3 - Bela Vista, Viçosa - MG, 36570-000, Brazil</text:p>
          </table:table-cell>
          <table:table-cell office:value-type="string">
            <text:p>(31) 3891-4068</text:p>
          </table:table-cell>
        </table:table-row>
        <table:table-row table:style-name="ro1">
          <table:table-cell office:value-type="string">
            <text:p>Agropecuária Caputira</text:p>
          </table:table-cell>
          <table:table-cell office:value-type="string">
            <text:p>Av. Santa Helena, nº346 - Centro, Caputira - MG, 36925-000, Brazil</text:p>
          </table:table-cell>
          <table:table-cell office:value-type="string">
            <text:p>(31) 99742-4795</text:p>
          </table:table-cell>
        </table:table-row>
        <table:table-row table:style-name="ro1">
          <table:table-cell office:value-type="string">
            <text:p>Viva Orgânico</text:p>
          </table:table-cell>
          <table:table-cell office:value-type="string">
            <text:p>Estrada Belmiro Braga, Km 8,3 - Zona Rural, Belmiro Braga - MG, 36126-000, Brazil</text:p>
          </table:table-cell>
          <table:table-cell office:value-type="string">
            <text:p>(32) 3512-8888</text:p>
          </table:table-cell>
        </table:table-row>
        <table:table-row table:style-name="ro1">
          <table:table-cell office:value-type="string">
            <text:p>Casa do Adubo Coimbra</text:p>
          </table:table-cell>
          <table:table-cell office:value-type="string">
            <text:p>BR-120 KM 536, s/n, Coimbra - MG, 36550-000, Brazil</text:p>
          </table:table-cell>
          <table:table-cell office:value-type="string">
            <text:p>(32) 3555-1018</text:p>
          </table:table-cell>
        </table:table-row>
        <table:table-row table:style-name="ro1">
          <table:table-cell office:value-type="string">
            <text:p>Gelateria Passarelli Vitorino Braga</text:p>
          </table:table-cell>
          <table:table-cell office:value-type="string">
            <text:p>R. Vitorino Braga, 464 - Vitorino Braga, Juiz de Fora - MG, 36060-000, Brazil</text:p>
          </table:table-cell>
          <table:table-cell office:value-type="string">
            <text:p>(32) 98704-5030</text:p>
          </table:table-cell>
        </table:table-row>
        <table:table-row table:style-name="ro1">
          <table:table-cell office:value-type="string">
            <text:p>Uai Suco</text:p>
          </table:table-cell>
          <table:table-cell office:value-type="string">
            <text:p>Campos gerais - R. Elvira Silveira Coimbra, 949 - Nossa Sra. de Fatima, Passos - MG, 37904-308, Brazil</text:p>
          </table:table-cell>
          <table:table-cell office:value-type="string">
            <text:p>(35) 98433-6773</text:p>
          </table:table-cell>
        </table:table-row>
        <table:table-row table:style-name="ro1">
          <table:table-cell office:value-type="string">
            <text:p>Porto sorvetes</text:p>
          </table:table-cell>
          <table:table-cell office:value-type="string">
            <text:p>Praça Getúlio Vargas, 190 - Sta Ines, Alfenas - MG, 37130-073, Brazil</text:p>
          </table:table-cell>
          <table:table-cell office:value-type="string">
            <text:p>(35) 99134-2494</text:p>
          </table:table-cell>
        </table:table-row>
        <table:table-row table:style-name="ro1">
          <table:table-cell office:value-type="string">
            <text:p>Porto sorvetes</text:p>
          </table:table-cell>
          <table:table-cell office:value-type="string">
            <text:p>Praça Getúlio Vargas, 190 - Sta Ines, Alfenas - MG, 37130-073, Brazil</text:p>
          </table:table-cell>
          <table:table-cell office:value-type="string">
            <text:p>(35) 99134-2494</text:p>
          </table:table-cell>
        </table:table-row>
        <table:table-row table:style-name="ro1">
          <table:table-cell office:value-type="string">
            <text:p>Cafe e Confeitaria Braga</text:p>
          </table:table-cell>
          <table:table-cell office:value-type="string">
            <text:p>R. Cap. Cirílo, 51 - Centro, Andradas - MG, 37795-000, Brazil</text:p>
          </table:table-cell>
          <table:table-cell office:value-type="string">
            <text:p>(35) 99153-9873</text:p>
          </table:table-cell>
        </table:table-row>
        <table:table-row table:style-name="ro1">
          <table:table-cell office:value-type="string">
            <text:p>Cafe e Confeitaria Braga</text:p>
          </table:table-cell>
          <table:table-cell office:value-type="string">
            <text:p>R. Cap. Cirílo, 51 - Centro, Andradas - MG, 37795-000, Brazil</text:p>
          </table:table-cell>
          <table:table-cell office:value-type="string">
            <text:p>(35) 99153-9873</text:p>
          </table:table-cell>
        </table:table-row>
        <table:table-row table:style-name="ro1">
          <table:table-cell office:value-type="string">
            <text:p>Porto a Porto</text:p>
          </table:table-cell>
          <table:table-cell office:value-type="string">
            <text:p>Av. N. Sra. Aparecida, 381 - Seminário, Curitiba - PR, 80440-000, Brazil</text:p>
          </table:table-cell>
          <table:table-cell office:value-type="string">
            <text:p>(41) 3018-7393</text:p>
          </table:table-cell>
        </table:table-row>
        <table:table-row table:style-name="ro1">
          <table:table-cell office:value-type="string">
            <text:p>Porto a Porto</text:p>
          </table:table-cell>
          <table:table-cell office:value-type="string">
            <text:p>Av. N. Sra. Aparecida, 381 - Seminário, Curitiba - PR, 80440-000, Brazil</text:p>
          </table:table-cell>
          <table:table-cell office:value-type="string">
            <text:p>(41) 3018-7393</text:p>
          </table:table-cell>
        </table:table-row>
        <table:table-row table:style-name="ro1">
          <table:table-cell office:value-type="string">
            <text:p>Bravya Fertilizantes</text:p>
          </table:table-cell>
          <table:table-cell office:value-type="string">
            <text:p>Av. Silva Jardim, 2600 - 4º Andar - Água Verde, Curitiba - PR, 80240-020, Brazil</text:p>
          </table:table-cell>
          <table:table-cell office:value-type="string">
            <text:p>(41) 3242-0062</text:p>
          </table:table-cell>
        </table:table-row>
        <table:table-row table:style-name="ro1">
          <table:table-cell office:value-type="string">
            <text:p>GrowFert - Cultivo em primeiro lugar</text:p>
          </table:table-cell>
          <table:table-cell office:value-type="string">
            <text:p>R. Antônio Lacerda Braga, 960 - Cidade Industrial, Curitiba - PR, 81170-240, Brazil</text:p>
          </table:table-cell>
          <table:table-cell office:value-type="string">
            <text:p>(41) 3359-3964</text:p>
          </table:table-cell>
        </table:table-row>
        <table:table-row table:style-name="ro1">
          <table:table-cell office:value-type="string">
            <text:p>BR Porto Company</text:p>
          </table:table-cell>
          <table:table-cell office:value-type="string">
            <text:p>Estr. Velha de Alexandra, 2705 - Paranaguá, PR, 81540-115, Brazil</text:p>
          </table:table-cell>
          <table:table-cell office:value-type="string">
            <text:p>(41) 3435-2205</text:p>
          </table:table-cell>
        </table:table-row>
        <table:table-row table:style-name="ro1">
          <table:table-cell office:value-type="string">
            <text:p>BR Porto Company</text:p>
          </table:table-cell>
          <table:table-cell office:value-type="string">
            <text:p>Estr. Velha de Alexandra, 2705 - Paranaguá, PR, 81540-115, Brazil</text:p>
          </table:table-cell>
          <table:table-cell office:value-type="string">
            <text:p>(41) 3435-2205</text:p>
          </table:table-cell>
        </table:table-row>
        <table:table-row table:style-name="ro1">
          <table:table-cell office:value-type="string">
            <text:p>Studio SP Lafort Comercial Atacado</text:p>
          </table:table-cell>
          <table:table-cell office:value-type="string">
            <text:p>R. Funchal, 375 - 2° andar - Vila Olímpia, São Paulo - SP, 04551-060, Brazil</text:p>
          </table:table-cell>
          <table:table-cell office:value-type="string">
            <text:p>(41) 99206-9042</text:p>
          </table:table-cell>
        </table:table-row>
        <table:table-row table:style-name="ro1">
          <table:table-cell office:value-type="string">
            <text:p>Castanha Brasil Granel &amp; Cia.</text:p>
          </table:table-cell>
          <table:table-cell office:value-type="string">
            <text:p>Rua Alberico Flores Bueno, 789 - loja 10 - Bairro Alto, Curitiba - PR, 82840-070, Brazil</text:p>
          </table:table-cell>
          <table:table-cell office:value-type="string">
            <text:p>(41) 99238-0899</text:p>
          </table:table-cell>
        </table:table-row>
        <table:table-row table:style-name="ro1">
          <table:table-cell office:value-type="string">
            <text:p>Castanha Brasil Granel &amp; Cia.</text:p>
          </table:table-cell>
          <table:table-cell office:value-type="string">
            <text:p>Rua Alberico Flores Bueno, 789 - loja 10 - Bairro Alto, Curitiba - PR, 82840-070, Brazil</text:p>
          </table:table-cell>
          <table:table-cell office:value-type="string">
            <text:p>(41) 99238-0899</text:p>
          </table:table-cell>
        </table:table-row>
        <table:table-row table:style-name="ro1">
          <table:table-cell office:value-type="string">
            <text:p>Porto Açaíteria e Sorvetes</text:p>
          </table:table-cell>
          <table:table-cell office:value-type="string">
            <text:p>R. Eunice Bettini Bartoszeck, 1214 - Uberaba, Curitiba - PR, 81590-180, Brazil</text:p>
          </table:table-cell>
          <table:table-cell office:value-type="string">
            <text:p>(41) 99828-0347</text:p>
          </table:table-cell>
        </table:table-row>
        <table:table-row table:style-name="ro1">
          <table:table-cell office:value-type="string">
            <text:p>Porto Açaíteria e Sorvetes</text:p>
          </table:table-cell>
          <table:table-cell office:value-type="string">
            <text:p>R. Eunice Bettini Bartoszeck, 1214 - Uberaba, Curitiba - PR, 81590-180, Brazil</text:p>
          </table:table-cell>
          <table:table-cell office:value-type="string">
            <text:p>(41) 99828-0347</text:p>
          </table:table-cell>
        </table:table-row>
        <table:table-row table:style-name="ro1">
          <table:table-cell office:value-type="string">
            <text:p>Porto sorvetes e açaí Ltda</text:p>
          </table:table-cell>
          <table:table-cell office:value-type="string">
            <text:p>Av. Iraí, 1128 - Weissópolis, Pinhais - PR, 83321-000, Brazil</text:p>
          </table:table-cell>
          <table:table-cell office:value-type="string">
            <text:p>(41) 99851-8116</text:p>
          </table:table-cell>
        </table:table-row>
        <table:table-row table:style-name="ro1">
          <table:table-cell office:value-type="string">
            <text:p>Porto sorvetes e açaí Ltda</text:p>
          </table:table-cell>
          <table:table-cell office:value-type="string">
            <text:p>Av. Iraí, 1128 - Weissópolis, Pinhais - PR, 83321-000, Brazil</text:p>
          </table:table-cell>
          <table:table-cell office:value-type="string">
            <text:p>(41) 99851-8116</text:p>
          </table:table-cell>
        </table:table-row>
        <table:table-row table:style-name="ro1">
          <table:table-cell office:value-type="string">
            <text:p>Maria Castanha</text:p>
          </table:table-cell>
          <table:table-cell office:value-type="string">
            <text:p>R. Cel. Belarmino, 248 - Centro, Porto União - SC, 89400-000, Brazil</text:p>
          </table:table-cell>
          <table:table-cell office:value-type="string">
            <text:p>(42) 99111-4471</text:p>
          </table:table-cell>
        </table:table-row>
        <table:table-row table:style-name="ro1">
          <table:table-cell office:value-type="string">
            <text:p>Sorveteria Gela Boca Ney Braga</text:p>
          </table:table-cell>
          <table:table-cell office:value-type="string">
            <text:p>Av. Alziro Zarur, 1727 - Conj. Res. Ney Braga, Maringá - PR, 87075-000, Brazil</text:p>
          </table:table-cell>
          <table:table-cell office:value-type="string">
            <text:p>(44) 3023-5331</text:p>
          </table:table-cell>
        </table:table-row>
        <table:table-row table:style-name="ro1">
          <table:table-cell office:value-type="string">
            <text:p>Sorveteria Gela Boca Ney Braga</text:p>
          </table:table-cell>
          <table:table-cell office:value-type="string">
            <text:p>Av. Alziro Zarur, 1727 - Conj. Res. Ney Braga, Maringá - PR, 87075-000, Brazil</text:p>
          </table:table-cell>
          <table:table-cell office:value-type="string">
            <text:p>(44) 3023-5331</text:p>
          </table:table-cell>
        </table:table-row>
        <table:table-row table:style-name="ro1">
          <table:table-cell office:value-type="string">
            <text:p>Plantpar</text:p>
          </table:table-cell>
          <table:table-cell office:value-type="string">
            <text:p>Rodovia PR-323 KM 296, S/N - Bacarrão 1 - R. Lorde Lovat - Lovat, Umuarama - PR, 87520-000, Brazil</text:p>
          </table:table-cell>
          <table:table-cell office:value-type="string">
            <text:p>(44) 99149-8005</text:p>
          </table:table-cell>
        </table:table-row>
        <table:table-row table:style-name="ro1">
          <table:table-cell office:value-type="string">
            <text:p>Super troca de óleo Lisboa</text:p>
          </table:table-cell>
          <table:table-cell office:value-type="string">
            <text:p>Av. Lisboa - Forquilhas, São José - SC, 88107-350, Brazil</text:p>
          </table:table-cell>
          <table:table-cell office:value-type="string">
            <text:p>(48) 2132-4940</text:p>
          </table:table-cell>
        </table:table-row>
        <table:table-row table:style-name="ro1">
          <table:table-cell office:value-type="string">
            <text:p>Porto Roupas Atacado</text:p>
          </table:table-cell>
          <table:table-cell office:value-type="string">
            <text:p>Prç. Pereira Parobé, 130 - sala 1002 - Centro Histórico, Porto Alegre - RS, 90030-170, Brazil</text:p>
          </table:table-cell>
          <table:table-cell office:value-type="string">
            <text:p>(51) 98404-6630</text:p>
          </table:table-cell>
        </table:table-row>
        <table:table-row table:style-name="ro1">
          <table:table-cell office:value-type="string">
            <text:p>Mundo Verde</text:p>
          </table:table-cell>
          <table:table-cell office:value-type="string">
            <text:p>Av. João Wallig, 1283 - Passo d'Areia, Porto Alegre - RS, 91349, Brazil</text:p>
          </table:table-cell>
          <table:table-cell office:value-type="string">
            <text:p>(51) 98921-0105</text:p>
          </table:table-cell>
        </table:table-row>
        <table:table-row table:style-name="ro1">
          <table:table-cell office:value-type="string">
            <text:p>DG Atacadista</text:p>
          </table:table-cell>
          <table:table-cell office:value-type="string">
            <text:p>Dr. Flores 105 - salas 310, 311 e 312 Melhor Atacado de Roupa de - Atacado de Moda Masculina Atacado de Moda Feminina, Renda Extra Atacado de roupas Atacado de Moletom, Atacado de bonés - Centro Histórico, Porto Alegre - RS, 90020-122, Brazil</text:p>
          </table:table-cell>
          <table:table-cell office:value-type="string">
            <text:p>(51) 99998-2421</text:p>
          </table:table-cell>
        </table:table-row>
        <table:table-row table:style-name="ro1">
          <table:table-cell office:value-type="string">
            <text:p>Porto a Porto Comercio, Importação e Exportação LTDA</text:p>
          </table:table-cell>
          <table:table-cell office:value-type="string">
            <text:p>Smas Trecho 3 - Brasília, DF, 71215-300, Brazil</text:p>
          </table:table-cell>
          <table:table-cell office:value-type="string">
            <text:p>(61) 3797-6699</text:p>
          </table:table-cell>
        </table:table-row>
        <table:table-row table:style-name="ro1">
          <table:table-cell office:value-type="string">
            <text:p>Porto a Porto Comercio, Importação e Exportação LTDA</text:p>
          </table:table-cell>
          <table:table-cell office:value-type="string">
            <text:p>Smas Trecho 3 - Brasília, DF, 71215-300, Brazil</text:p>
          </table:table-cell>
          <table:table-cell office:value-type="string">
            <text:p>(61) 3797-6699</text:p>
          </table:table-cell>
        </table:table-row>
        <table:table-row table:style-name="ro1">
          <table:table-cell office:value-type="string">
            <text:p>Sorveteria Coimbra</text:p>
          </table:table-cell>
          <table:table-cell office:value-type="string">
            <text:p>Rua da Ponte,loja 151,Centro, São Sebastião, Brasília-DF - São Sebastião, Brasília - DF, 71691-089, Brazil</text:p>
          </table:table-cell>
          <table:table-cell office:value-type="string">
            <text:p>(61) 99152-4620</text:p>
          </table:table-cell>
        </table:table-row>
        <table:table-row table:style-name="ro1">
          <table:table-cell office:value-type="string">
            <text:p>Bolos do Sitio - Coimbra</text:p>
          </table:table-cell>
          <table:table-cell office:value-type="string">
            <text:p>R. 260, 18 - Coimbra, Goiânia - GO, 74533-030, Brazil</text:p>
          </table:table-cell>
          <table:table-cell office:value-type="string">
            <text:p>(62) 3434-5933</text:p>
          </table:table-cell>
        </table:table-row>
        <table:table-row table:style-name="ro1">
          <table:table-cell office:value-type="string">
            <text:p>Bolos do Sitio - Coimbra</text:p>
          </table:table-cell>
          <table:table-cell office:value-type="string">
            <text:p>R. 260, 18 - Coimbra, Goiânia - GO, 74533-030, Brazil</text:p>
          </table:table-cell>
          <table:table-cell office:value-type="string">
            <text:p>(62) 3434-5933</text:p>
          </table:table-cell>
        </table:table-row>
        <table:table-row table:style-name="ro1">
          <table:table-cell office:value-type="string">
            <text:p>Sorveteria em Goiânia Jd. Cerrado - Braga Sorvetes</text:p>
          </table:table-cell>
          <table:table-cell office:value-type="string">
            <text:p>Av. Brasil - Res. Jardins do Cerrado 1, Goiânia - GO, 74491-504, Brazil</text:p>
          </table:table-cell>
          <table:table-cell office:value-type="string">
            <text:p>(62) 99304-0417</text:p>
          </table:table-cell>
        </table:table-row>
        <table:table-row table:style-name="ro1">
          <table:table-cell office:value-type="string">
            <text:p>Porto Distribuidora De Cosmeticos - Distribuidor Ruby Rose Goiás e BSB</text:p>
          </table:table-cell>
          <table:table-cell office:value-type="string">
            <text:p>Av. C-104, n°832 - Qd. 281, Lt. 04 - Jardim América, Goiânia - GO, 74250-030, Brazil</text:p>
          </table:table-cell>
          <table:table-cell office:value-type="string">
            <text:p>(62) 99840-0576</text:p>
          </table:table-cell>
        </table:table-row>
        <table:table-row table:style-name="ro1">
          <table:table-cell office:value-type="string">
            <text:p>Eurochem Fertilizantes Tocantins</text:p>
          </table:table-cell>
          <table:table-cell office:value-type="string">
            <text:p>Av. João Siruge - Porto Nacional, TO, 77500-000, Brazil</text:p>
          </table:table-cell>
          <table:table-cell office:value-type="string">
            <text:p>(63) 3363-0300</text:p>
          </table:table-cell>
        </table:table-row>
        <table:table-row table:style-name="ro1">
          <table:table-cell office:value-type="string">
            <text:p>Eurochem Fertilizantes Tocantins</text:p>
          </table:table-cell>
          <table:table-cell office:value-type="string">
            <text:p>Av. João Siruge - Porto Nacional, TO, 77500-000, Brazil</text:p>
          </table:table-cell>
          <table:table-cell office:value-type="string">
            <text:p>(63) 3363-0300</text:p>
          </table:table-cell>
        </table:table-row>
        <table:table-row table:style-name="ro1">
          <table:table-cell office:value-type="string">
            <text:p>Emporio Évora</text:p>
          </table:table-cell>
          <table:table-cell office:value-type="string">
            <text:p>R. Cap. Francisco Joaquim Viléla, n.925 - Centro, Jataí - GO, 75800-506, Brazil</text:p>
          </table:table-cell>
          <table:table-cell office:value-type="string">
            <text:p>(64) 3052-1777</text:p>
          </table:table-cell>
        </table:table-row>
        <table:table-row table:style-name="ro1">
          <table:table-cell office:value-type="string">
            <text:p>Emporio Évora</text:p>
          </table:table-cell>
          <table:table-cell office:value-type="string">
            <text:p>R. Cap. Francisco Joaquim Viléla, n.925 - Centro, Jataí - GO, 75800-506, Brazil</text:p>
          </table:table-cell>
          <table:table-cell office:value-type="string">
            <text:p>(64) 3052-1777</text:p>
          </table:table-cell>
        </table:table-row>
        <table:table-row table:style-name="ro1">
          <table:table-cell office:value-type="string">
            <text:p>Atacadão - Cuiabá Porto</text:p>
          </table:table-cell>
          <table:table-cell office:value-type="string">
            <text:p>Av. XV de Novembro, 981 - Porto, Cuiabá - MT, 78020-300, Brazil</text:p>
          </table:table-cell>
          <table:table-cell office:value-type="string">
            <text:p>(65) 3618-4424</text:p>
          </table:table-cell>
        </table:table-row>
        <table:table-row table:style-name="ro1">
          <table:table-cell office:value-type="string">
            <text:p>Port Market</text:p>
          </table:table-cell>
          <table:table-cell office:value-type="string">
            <text:p>Av. Oito de Abril - Porto, Cuiabá - MT, 78045-700, Brazil</text:p>
          </table:table-cell>
          <table:table-cell office:value-type="string">
            <text:p>(65) 99342-3369</text:p>
          </table:table-cell>
        </table:table-row>
        <table:table-row table:style-name="ro1">
          <table:table-cell office:value-type="string">
            <text:p>Bendita Castanha</text:p>
          </table:table-cell>
          <table:table-cell office:value-type="string">
            <text:p>Av. Historiador Rubens de Mendonça, 1707 - Loja 02 - Alvorada, Cuiabá - MT, 78050-000, Brazil</text:p>
          </table:table-cell>
          <table:table-cell office:value-type="string">
            <text:p>(65) 99690-9235</text:p>
          </table:table-cell>
        </table:table-row>
        <table:table-row table:style-name="ro1">
          <table:table-cell office:value-type="string">
            <text:p>Castanhas do Brasil - Bataguassu</text:p>
          </table:table-cell>
          <table:table-cell office:value-type="string">
            <text:p>Av. Aquidauana, 339 - Bataguassu, MS, 79780-000, Brazil</text:p>
          </table:table-cell>
          <table:table-cell office:value-type="string">
            <text:p>(67) 99634-8878</text:p>
          </table:table-cell>
        </table:table-row>
        <table:table-row table:style-name="ro1">
          <table:table-cell office:value-type="string">
            <text:p>Distribuidora Coimbra</text:p>
          </table:table-cell>
          <table:table-cell office:value-type="string">
            <text:p>R. Mamoré, 415 - Três Marias, Porto Velho - RO, 76812-415, Brazil</text:p>
          </table:table-cell>
          <table:table-cell office:value-type="string">
            <text:p>(69) 3216-2600</text:p>
          </table:table-cell>
        </table:table-row>
        <table:table-row table:style-name="ro1">
          <table:table-cell office:value-type="string">
            <text:p>Distribuidora Coimbra</text:p>
          </table:table-cell>
          <table:table-cell office:value-type="string">
            <text:p>Av. Dr. Lewerger, 69 - Triângulo, Guajará-Mirim - RO, 76850-000, Brazil</text:p>
          </table:table-cell>
          <table:table-cell office:value-type="string">
            <text:p>(69) 3541-0800</text:p>
          </table:table-cell>
        </table:table-row>
        <table:table-row table:style-name="ro1">
          <table:table-cell office:value-type="string">
            <text:p>Cibra fertilizantes</text:p>
          </table:table-cell>
          <table:table-cell office:value-type="string">
            <text:p>Av. Filomena Cartafina, 100, Uberaba - MG, 38040-450, Brazil</text:p>
          </table:table-cell>
          <table:table-cell office:value-type="string">
            <text:p>(71) 2202-4200</text:p>
          </table:table-cell>
        </table:table-row>
        <table:table-row table:style-name="ro1">
          <table:table-cell office:value-type="string">
            <text:p>Cibra - Unidade de Camaçari</text:p>
          </table:table-cell>
          <table:table-cell office:value-type="string">
            <text:p>Rua Alfa, 1428 - Polo Petroquímico, Camaçari - BA, 42800-000, Brazil</text:p>
          </table:table-cell>
          <table:table-cell office:value-type="string">
            <text:p>(71) 2202-4200</text:p>
          </table:table-cell>
        </table:table-row>
        <table:table-row table:style-name="ro1">
          <table:table-cell office:value-type="string">
            <text:p>Braga Cosmeticos</text:p>
          </table:table-cell>
          <table:table-cell office:value-type="string">
            <text:p>Rua Alvarenga Peixoto, 72A - Centro, Itamaraju - BA, 45836-000, Brazil</text:p>
          </table:table-cell>
          <table:table-cell office:value-type="string">
            <text:p>(73) 3294-9050</text:p>
          </table:table-cell>
        </table:table-row>
        <table:table-row table:style-name="ro1">
          <table:table-cell office:value-type="string">
            <text:p>Porto Foods Atacado</text:p>
          </table:table-cell>
          <table:table-cell office:value-type="string">
            <text:p>Av. Adno Musser, 1875 - Mirante Caravelas, Porto Seguro - BA, 45810-000, Brazil</text:p>
          </table:table-cell>
          <table:table-cell office:value-type="string">
            <text:p>(73) 98804-1496</text:p>
          </table:table-cell>
        </table:table-row>
        <table:table-row table:style-name="ro1">
          <table:table-cell office:value-type="string">
            <text:p>Celeiro Orgânico Porto Seguro</text:p>
          </table:table-cell>
          <table:table-cell office:value-type="string">
            <text:p>Estrada Orla Norte, Km 2 - Roça do Povo, Porto Seguro - BA, 45810-000, Brazil</text:p>
          </table:table-cell>
          <table:table-cell office:value-type="string">
            <text:p>(73) 99827-3001</text:p>
          </table:table-cell>
        </table:table-row>
        <table:table-row table:style-name="ro1">
          <table:table-cell office:value-type="string">
            <text:p>Fábrica de Chocolates DiPorto</text:p>
          </table:table-cell>
          <table:table-cell office:value-type="string">
            <text:p>Br Km 37 - Rod. Joel Mares, 367 - Porto Seguro, BA, 45810-000, Brazil</text:p>
          </table:table-cell>
          <table:table-cell office:value-type="string">
            <text:p>(73) 99928-2631</text:p>
          </table:table-cell>
        </table:table-row>
        <table:table-row table:style-name="ro1">
          <table:table-cell office:value-type="string">
            <text:p>Porto a Porto - PE</text:p>
          </table:table-cell>
          <table:table-cell office:value-type="string">
            <text:p>R. Alfredo Fernandes, 200 - Casa Forte, Recife - PE, 52060-320, Brazil</text:p>
          </table:table-cell>
          <table:table-cell office:value-type="string">
            <text:p>(81) 3038-9002</text:p>
          </table:table-cell>
        </table:table-row>
        <table:table-row table:style-name="ro1">
          <table:table-cell office:value-type="string">
            <text:p>Porto a Porto - PE</text:p>
          </table:table-cell>
          <table:table-cell office:value-type="string">
            <text:p>R. Alfredo Fernandes, 200 - Casa Forte, Recife - PE, 52060-320, Brazil</text:p>
          </table:table-cell>
          <table:table-cell office:value-type="string">
            <text:p>(81) 3038-9002</text:p>
          </table:table-cell>
        </table:table-row>
        <table:table-row table:style-name="ro1">
          <table:table-cell office:value-type="string">
            <text:p>Porta a Porta Orgânicos Recife</text:p>
          </table:table-cell>
          <table:table-cell office:value-type="string">
            <text:p>Estrada de Santa Rosa II, s/n, Assentamento Santa Rosa - Assentamento Santa Rosa II, São Lourenço da Mata - PE, 54749-970, Brazil</text:p>
          </table:table-cell>
          <table:table-cell office:value-type="string">
            <text:p>(81) 99674-5085</text:p>
          </table:table-cell>
        </table:table-row>
        <table:table-row table:style-name="ro1">
          <table:table-cell office:value-type="string">
            <text:p>Cajumel Pasta e Castanha de Caju</text:p>
          </table:table-cell>
          <table:table-cell office:value-type="string">
            <text:p>R. Mal. Rondon, 1990 - Candelária, Natal - RN, 59064-730, Brazil</text:p>
          </table:table-cell>
          <table:table-cell office:value-type="string">
            <text:p>(84) 99231-8558</text:p>
          </table:table-cell>
        </table:table-row>
        <table:table-row table:style-name="ro1">
          <table:table-cell office:value-type="string">
            <text:p>Brasil Castanha</text:p>
          </table:table-cell>
          <table:table-cell office:value-type="string">
            <text:p>Feirinha Beira Mar - Box 10 - Meireles, Fortaleza - CE, 60165-120, Brazil</text:p>
          </table:table-cell>
          <table:table-cell office:value-type="string">
            <text:p>(85) 99240-0374</text:p>
          </table:table-cell>
        </table:table-row>
        <table:table-row table:style-name="ro1">
          <table:table-cell office:value-type="string">
            <text:p>Padaria Lisboa</text:p>
          </table:table-cell>
          <table:table-cell office:value-type="string">
            <text:p>Av. Nilo Coelho, 467 - Gercino Coelho, Petrolina - PE, 56306-000, Brazil</text:p>
          </table:table-cell>
          <table:table-cell office:value-type="string">
            <text:p>(87) 98843-7143</text:p>
          </table:table-cell>
        </table:table-row>
        <table:table-row table:style-name="ro1">
          <table:table-cell office:value-type="string">
            <text:p>Sorveteria Braga</text:p>
          </table:table-cell>
          <table:table-cell office:value-type="string">
            <text:p>R. Gergelim, 718 - Jorge Teixeira, Manaus - AM, 69088-149, Brazil</text:p>
          </table:table-cell>
          <table:table-cell office:value-type="string">
            <text:p>(92) 99280-3659</text:p>
          </table:table-cell>
        </table:table-row>
        <table:table-row table:style-name="ro1">
          <table:table-cell office:value-type="string">
            <text:p>Atacadão - Guarulhos</text:p>
          </table:table-cell>
          <table:table-cell office:value-type="string">
            <text:p>R. José Bernardo Medeiros, 237 - SAO FRANCISCO, Guarulhos - SP, 07013-050, Brazil</text:p>
          </table:table-cell>
          <table:table-cell office:value-type="string">
            <text:p>0800 705 5050</text:p>
          </table:table-cell>
        </table:table-row>
        <table:table-row table:style-name="ro1">
          <table:table-cell office:value-type="string">
            <text:p>Atacadão - Inajar de Souza</text:p>
          </table:table-cell>
          <table:table-cell office:value-type="string">
            <text:p>Av. Inajar de Souza, 5180 - Limão, São Paulo - SP, 02861-190, Brazil</text:p>
          </table:table-cell>
          <table:table-cell office:value-type="string">
            <text:p>0800 722 0422</text:p>
          </table:table-cell>
        </table:table-row>
        <table:table-row table:style-name="ro1">
          <table:table-cell office:value-type="string">
            <text:p>Extra Hiper</text:p>
          </table:table-cell>
          <table:table-cell office:value-type="string">
            <text:p>Av. Dr. Ricardo Jafet, 1501 - Vila Santa Eulália, São Paulo - SP, 04260-02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Pão de Açúcar</text:p>
          </table:table-cell>
          <table:table-cell office:value-type="string">
            <text:p>Av. Brigadeiro Luís Antônio, 2013 - Bela Vista, São Paulo - SP, 01317-002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Hiper</text:p>
          </table:table-cell>
          <table:table-cell office:value-type="string">
            <text:p>Av. Dr. Ricardo Jafet, 1501 - Vila Santa Eulália, São Paulo - SP, 04260-02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arket</text:p>
          </table:table-cell>
          <table:table-cell office:value-type="string">
            <text:p>Av. Teixeira e Souza - Centro, Cabo Frio - RJ, 28909-001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Pão de Açúcar</text:p>
          </table:table-cell>
          <table:table-cell office:value-type="string">
            <text:p>R. Teodoro Sampaio, 1933 - Pinheiros, São Paulo - SP, 05405-20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Pão de Açúcar</text:p>
          </table:table-cell>
          <table:table-cell office:value-type="string">
            <text:p>Av. Brigadeiro Luís Antônio, 2013 - Bela Vista, São Paulo - SP, 01317-002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Extra Mercado</text:p>
          </table:table-cell>
          <table:table-cell office:value-type="string">
            <text:p>R. Catarina Fázio Antoniaze, Antoniazzi 23 - Helena Maria, Osasco - SP, 06260-070, Brazil</text:p>
          </table:table-cell>
          <table:table-cell office:value-type="string">
            <text:p>0800 779 6761</text:p>
          </table:table-cell>
        </table:table-row>
        <table:table-row table:style-name="ro1">
          <table:table-cell office:value-type="string">
            <text:p>McDonald's</text:p>
          </table:table-cell>
          <table:table-cell office:value-type="string">
            <text:p>R. Eng. Albert Leimer, 29 - Jardim Sao Geraldo, Guarulhos - SP, 07140-020, Brazil</text:p>
          </table:table-cell>
          <table:table-cell office:value-type="string">
            <text:p>0800 888 1955</text:p>
          </table:table-cell>
        </table:table-row>
      </table:table>
      <table:table table:name="Sem_TEL" table:style-name="ta2" table:print="false">
        <office:forms form:automatic-focus="false" form:apply-design-mode="false"/>
        <table:table-column table:style-name="co4" table:number-columns-repeated="3" table:default-cell-style-name="ce1"/>
        <table:table-row table:style-name="ro1">
          <table:table-cell office:value-type="string">
            <text:p>Bettina Corallo</text:p>
          </table:table-cell>
          <table:table-cell office:value-type="string">
            <text:p>R. da Escola Politécnica 4 r/c, 1250-10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LAD - Bean to Bar Chocolate &amp; Coffee</text:p>
          </table:table-cell>
          <table:table-cell office:value-type="string">
            <text:p>R. de Rodrigues Sampaio 162, 4000-065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ocolataria Equador Fábrica</text:p>
          </table:table-cell>
          <table:table-cell office:value-type="string">
            <text:p>R. de Barros Lima 731, 4300-062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ummy Braga Parque</text:p>
          </table:table-cell>
          <table:table-cell office:value-type="string">
            <text:p>Bairro da Quinta dos Congregados, 4710-427 Brag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lu brigadeiros gourmet</text:p>
          </table:table-cell>
          <table:table-cell office:value-type="string">
            <text:p>Galerias de Sao Lourenco, São Martinho, 9000-064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e Souffle</text:p>
          </table:table-cell>
          <table:table-cell office:value-type="string">
            <text:p>Alameda Danilo Gouveia 12 Loja D, São Martinho, 9000-765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bora Café</text:p>
          </table:table-cell>
          <table:table-cell office:value-type="string">
            <text:p>Av. Eng. Arantes e Oliveira 444, 7000-455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Café</text:p>
          </table:table-cell>
          <table:table-cell office:value-type="string">
            <text:p>Praça Samuel Sabatini, 200 - Centro, São Bernardo do Campo - SP, 09750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ttina Corallo</text:p>
          </table:table-cell>
          <table:table-cell office:value-type="string">
            <text:p>R. da Escola Politécnica 4 r/c, 1250-10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eer and Chocolate</text:p>
          </table:table-cell>
          <table:table-cell office:value-type="string">
            <text:p>R. São José 112, 1150-326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 Ginés - Cais do Sodré</text:p>
          </table:table-cell>
          <table:table-cell office:value-type="string">
            <text:p>Tv. São Paulo 9, 1200-43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odiva</text:p>
          </table:table-cell>
          <table:table-cell office:value-type="string">
            <text:p>Av. Eng. Duarte Pacheco 30, 1250-096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LAD - Bean to Bar Chocolate &amp; Coffee</text:p>
          </table:table-cell>
          <table:table-cell office:value-type="string">
            <text:p>R. de Rodrigues Sampaio 162, 4000-065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hocolataria Equador Fábrica</text:p>
          </table:table-cell>
          <table:table-cell office:value-type="string">
            <text:p>R. de Barros Lima 731, 4300-062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ummy Braga Parque</text:p>
          </table:table-cell>
          <table:table-cell office:value-type="string">
            <text:p>Bairro da Quinta dos Congregados, 4710-427 Brag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dyLisa</text:p>
          </table:table-cell>
          <table:table-cell office:value-type="string">
            <text:p>R. do Souto, 4700-317 Brag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lu brigadeiros gourmet</text:p>
          </table:table-cell>
          <table:table-cell office:value-type="string">
            <text:p>Galerias de Sao Lourenco, São Martinho, 9000-064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e Souffle</text:p>
          </table:table-cell>
          <table:table-cell office:value-type="string">
            <text:p>Alameda Danilo Gouveia 12 Loja D, São Martinho, 9000-765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Gela-Tó</text:p>
          </table:table-cell>
          <table:table-cell office:value-type="string">
            <text:p>R. do Vale da Ajuda 40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 Cantinho da Pipa</text:p>
          </table:table-cell>
          <table:table-cell office:value-type="string">
            <text:p>Av. do Escurinho 26 R/C DT, 7000-372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ãos na Massa</text:p>
          </table:table-cell>
          <table:table-cell office:value-type="string">
            <text:p>R. Mal. Costa Gomes 9, 7005-206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Padaria</text:p>
          </table:table-cell>
          <table:table-cell office:value-type="string">
            <text:p>R. dos Missionários - Jardim Santo André, Santo André - SP, 09132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 Lisboa</text:p>
          </table:table-cell>
          <table:table-cell office:value-type="string">
            <text:p>Guaiauna, São Paulo - State of São Paulo, 05276-5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doces</text:p>
          </table:table-cell>
          <table:table-cell office:value-type="string">
            <text:p>R. Astorga, 839 - Vila Guilhermina, São Paulo - SP, 03542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triarcal - Panificação Reunida de São Roque</text:p>
          </table:table-cell>
          <table:table-cell office:value-type="string">
            <text:p>R. Dom Pedro V 57, 1250-09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stelaria A Leste - Bolos Chaminé</text:p>
          </table:table-cell>
          <table:table-cell office:value-type="string">
            <text:p>R. Quebra Costas 8 r/c, 3000-340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</text:p>
          </table:table-cell>
          <table:table-cell office:value-type="string">
            <text:p>Caminho de S. Martinho 12, São Martinho, 9000-08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</text:p>
          </table:table-cell>
          <table:table-cell office:value-type="string">
            <text:p>Rua de Santa Maria 155, 9060-291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kery Flor De Évora</text:p>
          </table:table-cell>
          <table:table-cell office:value-type="string">
            <text:p>R. Miguel Garcia, 348 - Cangaiba, São Paulo - SP, 03720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 Cantinho da Pipa</text:p>
          </table:table-cell>
          <table:table-cell office:value-type="string">
            <text:p>Av. do Escurinho 26 R/C DT, 7000-372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 Gelato - Lisboa Garrett</text:p>
          </table:table-cell>
          <table:table-cell office:value-type="string">
            <text:p>R. Garrett 49, 1200-20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</text:p>
          </table:table-cell>
          <table:table-cell office:value-type="string">
            <text:p>R. Augusta 209, 1100-05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euza sacolé e geladinho</text:p>
          </table:table-cell>
          <table:table-cell office:value-type="string">
            <text:p>R. Basílio Martins de Lisboa - Jardim Sao Gabriel, São Paulo - SP, 03939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&amp; Cia</text:p>
          </table:table-cell>
          <table:table-cell office:value-type="string">
            <text:p>R. Prof. Almeida Porto, 160 - Jardim Maria Estela, São Paulo - SP, 04181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TINHO DO GELADO</text:p>
          </table:table-cell>
          <table:table-cell office:value-type="string">
            <text:p>R. do Pôrto, 193 - Socorro, São Paulo - SP, 04776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Val</text:p>
          </table:table-cell>
          <table:table-cell office:value-type="string">
            <text:p>Av. Manoel dos Santos Braga, 1452 - Limoeiro, São Paulo - SP, 08051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ábrica de sorvete</text:p>
          </table:table-cell>
          <table:table-cell office:value-type="string">
            <text:p>R. João Fernandes Braga, 161 - Freguesia do Ó, São Paulo - SP, 02965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</text:p>
          </table:table-cell>
          <table:table-cell office:value-type="string">
            <text:p>R. João de Barros - Ferrazópolis, São Bernardo do Campo - SP, 09781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Lu</text:p>
          </table:table-cell>
          <table:table-cell office:value-type="string">
            <text:p>Av. Dom Pedro de Alcântara, 286 - Vila Sao Pedro, São Bernardo do Campo - SP, 09784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Penha</text:p>
          </table:table-cell>
          <table:table-cell office:value-type="string">
            <text:p>R. Padre Anchieta - Ferrazópolis, São Bernardo do Campo - SP, 09781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</text:p>
          </table:table-cell>
          <table:table-cell office:value-type="string">
            <text:p>R. dos Pioneiros, 15 - Montanhão, São Bernardo do Campo - SP, 09784-1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Italiana Venezia</text:p>
          </table:table-cell>
          <table:table-cell office:value-type="string">
            <text:p>R. do Aljube 3, São Martinho, 9000-06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Gela-Tó</text:p>
          </table:table-cell>
          <table:table-cell office:value-type="string">
            <text:p>R. do Vale da Ajuda 40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il Sabores</text:p>
          </table:table-cell>
          <table:table-cell office:value-type="string">
            <text:p>R. da Boa Viagem, 9060-39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 Mo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buloso Gourmet - Mais Shopping Santo Amar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 SORVETES &amp; CONGELADOS</text:p>
          </table:table-cell>
          <table:table-cell office:value-type="string">
            <text:p>Av. Amador Bueno da Veiga, 860 - Penha de França, São Paulo - SP, 0363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Sorvete em Parelheiros</text:p>
          </table:table-cell>
          <table:table-cell office:value-type="string">
            <text:p>Marcelo Bernardini - Recanto Campo Belo, São Paulo - SP, 04866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Padaria</text:p>
          </table:table-cell>
          <table:table-cell office:value-type="string">
            <text:p>R. dos Missionários - Jardim Santo André, Santo André - SP, 09132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Confeitaria Flor Do Porto</text:p>
          </table:table-cell>
          <table:table-cell office:value-type="string">
            <text:p>Rua 23 de Abril - Vila Sao Jose, São Bernardo do Campo - SP, 09781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Portugalia</text:p>
          </table:table-cell>
          <table:table-cell office:value-type="string">
            <text:p>R. Campo Novo do Sul, 20 - Vila Andrade, São Paulo - SP, 05729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mercado porto velho</text:p>
          </table:table-cell>
          <table:table-cell office:value-type="string">
            <text:p>Rua Três Corações, 487 - Jardim Noronha, São Paulo - SP, 04853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inho E Padaria Braga</text:p>
          </table:table-cell>
          <table:table-cell office:value-type="string">
            <text:p>Tv. Cravo Bem Temperado - Parque Res. Cocaia, São Paulo - SP, 04849-02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 Nossa Padaria Pastelaria</text:p>
          </table:table-cell>
          <table:table-cell office:value-type="string">
            <text:p>Tv. da Qta da Bolacha 11A, 2700-064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pal-padaria, pastelaria igreja Amadora</text:p>
          </table:table-cell>
          <table:table-cell office:value-type="string">
            <text:p>Praça da Igreja 23A, 2700-738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pal - União Panificadora da Amadora</text:p>
          </table:table-cell>
          <table:table-cell office:value-type="string">
            <text:p>R. Elias Garcia 109B, 2700-315 Queluz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 Nossa Padaria</text:p>
          </table:table-cell>
          <table:table-cell office:value-type="string">
            <text:p>Av. Dom Nuno Álvares Pereira 51D, 2700-255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 Nossa Padaria</text:p>
          </table:table-cell>
          <table:table-cell office:value-type="string">
            <text:p>Av. Dr. Fernando Piteira Santos 41, 2650-305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sdrpo</text:p>
          </table:table-cell>
          <table:table-cell office:value-type="string">
            <text:p>R. São Jorge, Costa e Rúben, R. Pedro Del Negro 9, 2720-449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kery Flor De Évora</text:p>
          </table:table-cell>
          <table:table-cell office:value-type="string">
            <text:p>R. Miguel Garcia, 348 - Cangaiba, São Paulo - SP, 03720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os galegos</text:p>
          </table:table-cell>
          <table:table-cell office:value-type="string">
            <text:p>R. de Viana 9, 7005-410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cos by Arte Antiga</text:p>
          </table:table-cell>
          <table:table-cell office:value-type="string">
            <text:p>R. João de Deus 23, 7000-567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esh by Arte Antiga</text:p>
          </table:table-cell>
          <table:table-cell office:value-type="string">
            <text:p>R. Fernanda Seno 29, 7005-177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s</text:p>
          </table:table-cell>
          <table:table-cell office:value-type="string">
            <text:p>7005 E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</text:p>
          </table:table-cell>
          <table:table-cell office:value-type="string">
            <text:p>R. Augusta 209, 1100-05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 Gelato - Lisboa Garrett</text:p>
          </table:table-cell>
          <table:table-cell office:value-type="string">
            <text:p>R. Garrett 49, 1200-20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izzarro Gelato</text:p>
          </table:table-cell>
          <table:table-cell office:value-type="string">
            <text:p>R. de São Julião 54, 1149-030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da praça</text:p>
          </table:table-cell>
          <table:table-cell office:value-type="string">
            <text:p>Praça da Batalha 143, 4000-153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utique do gelado</text:p>
          </table:table-cell>
          <table:table-cell office:value-type="string">
            <text:p>R. de Ferreira Borges 67, 4050-252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 CREMA</text:p>
          </table:table-cell>
          <table:table-cell office:value-type="string">
            <text:p>Cais da Ribeira 37, 4050-508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ly Moly - Ice Cream &amp; Coffee Shop</text:p>
          </table:table-cell>
          <table:table-cell office:value-type="string">
            <text:p>R. Elísio de Melo 51, 4000-196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Val</text:p>
          </table:table-cell>
          <table:table-cell office:value-type="string">
            <text:p>Av. Manoel dos Santos Braga, 1452 - Limoeiro, São Paulo - SP, 08051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ábrica de sorvete</text:p>
          </table:table-cell>
          <table:table-cell office:value-type="string">
            <text:p>R. João Fernandes Braga, 161 - Freguesia do Ó, São Paulo - SP, 02965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e Freddo - Gelado Artesanal</text:p>
          </table:table-cell>
          <table:table-cell office:value-type="string">
            <text:p>R. Ferreira Borges 50, 3000-179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lá</text:p>
          </table:table-cell>
          <table:table-cell office:value-type="string">
            <text:p>Av. José Bonifácio de Andrade e Silva 1, 3040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Gela-Tó</text:p>
          </table:table-cell>
          <table:table-cell office:value-type="string">
            <text:p>R. do Vale da Ajuda 40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Italiana Venezia</text:p>
          </table:table-cell>
          <table:table-cell office:value-type="string">
            <text:p>R. do Aljube 3, São Martinho, 9000-06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il Sabores</text:p>
          </table:table-cell>
          <table:table-cell office:value-type="string">
            <text:p>R. da Boa Viagem, 9060-39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lo do Caco, Gelados</text:p>
          </table:table-cell>
          <table:table-cell office:value-type="string">
            <text:p>R. da Boa Viagem 5A, São Martinho, 9060-02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weet Salt</text:p>
          </table:table-cell>
          <table:table-cell office:value-type="string">
            <text:p>Rua Dos Ferreiros 53, São Martinho, 9000-082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de Portugal</text:p>
          </table:table-cell>
          <table:table-cell office:value-type="string">
            <text:p>Largo de São Miguel 11A, 1100-118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&amp; Emoções</text:p>
          </table:table-cell>
          <table:table-cell office:value-type="string">
            <text:p>Praça Paiva Couceiro 4D, 1170-008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côa</text:p>
          </table:table-cell>
          <table:table-cell office:value-type="string">
            <text:p>Av. António Augusto de Aguiar 31, 1069-41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s Sabores</text:p>
          </table:table-cell>
          <table:table-cell office:value-type="string">
            <text:p>R. Oliveira Cadornega lote 53 loja, 1950-21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ttina Corallo</text:p>
          </table:table-cell>
          <table:table-cell office:value-type="string">
            <text:p>R. da Escola Politécnica 4 r/c, 1250-10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Confeitaria Flor Do Porto</text:p>
          </table:table-cell>
          <table:table-cell office:value-type="string">
            <text:p>Rua 23 de Abril - Vila Sao Jose, São Bernardo do Campo - SP, 09781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ce de Leite Dom Coimbra</text:p>
          </table:table-cell>
          <table:table-cell office:value-type="string">
            <text:p>Av. Ernesto Lopes, 635 - Centro, Coimbra - MG, 3655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tina Dos Sabores</text:p>
          </table:table-cell>
          <table:table-cell office:value-type="string">
            <text:p>Av. Cardoso Lopes, 2700-336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empus</text:p>
          </table:table-cell>
          <table:table-cell office:value-type="string">
            <text:p>Avenida Ruy Luís Gomes 21, 2650-126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 Cantinho da Pipa</text:p>
          </table:table-cell>
          <table:table-cell office:value-type="string">
            <text:p>Av. do Escurinho 26 R/C DT, 7000-372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Lisboa</text:p>
          </table:table-cell>
          <table:table-cell office:value-type="string">
            <text:p>Edson Queiroz, Fortaleza - Ceará, 60812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mportadora Ruas</text:p>
          </table:table-cell>
          <table:table-cell office:value-type="string">
            <text:p>R. Pôrto Martinho, 198 - Cidade Soinco, Guarulhos - SP, 07182-2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ssador de Castanhas</text:p>
          </table:table-cell>
          <table:table-cell office:value-type="string">
            <text:p>5320 Vinhais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spital Municipal Josanias Castanha Braga - Parelheiros</text:p>
          </table:table-cell>
          <table:table-cell office:value-type="string">
            <text:p>Rua Euzébio Coghi, 841 - Jardim Roschel, São Paulo - SP, 04883-2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mércio Tradicional</text:p>
          </table:table-cell>
          <table:table-cell office:value-type="string">
            <text:p>R. Prof. Albuquerque de Matos 47, 3020-121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achado</text:p>
          </table:table-cell>
          <table:table-cell office:value-type="string">
            <text:p>R. Castanha - Jardim Estela Mari, Cotia - SP, 06703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Quinta da Maia</text:p>
          </table:table-cell>
          <table:table-cell office:value-type="string">
            <text:p>Quinta da Maia, R. Cmte. Sacadura Cabral 55, 3030-333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aça 8 de maio</text:p>
          </table:table-cell>
          <table:table-cell office:value-type="string">
            <text:p>R. da Louça 22, 3000-274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ameda das Tílias</text:p>
          </table:table-cell>
          <table:table-cell office:value-type="string">
            <text:p>Alameda Júlio Henriques 2 6, 3000-393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o Histórico de Évora</text:p>
          </table:table-cell>
          <table:table-cell office:value-type="string">
            <text:p>Jardim Diana, 7000-508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m de Noz</text:p>
          </table:table-cell>
          <table:table-cell office:value-type="string">
            <text:p>Portugal, R. de São Bento 78, 1200-816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oz Cafe</text:p>
          </table:table-cell>
          <table:table-cell office:value-type="string">
            <text:p>Barceló Funchal Oldtown, R. da Alfândega 9, São Martinho, 9000-059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nana Café</text:p>
          </table:table-cell>
          <table:table-cell office:value-type="string">
            <text:p>Av. da Liberdade 237A, 1250-098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Lisboa</text:p>
          </table:table-cell>
          <table:table-cell office:value-type="string">
            <text:p>Edson Queiroz, Fortaleza - Ceará, 60812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Quinta da Maia</text:p>
          </table:table-cell>
          <table:table-cell office:value-type="string">
            <text:p>Quinta da Maia, R. Cmte. Sacadura Cabral 55, 3030-333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akberry Açaí Mais Shopping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rto Atacado</text:p>
          </table:table-cell>
          <table:table-cell office:value-type="string">
            <text:p>Av. Getúlio Vargas, 495 - Porto Seguro, BA, 4581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ugusto Neves - Loja de 1€</text:p>
          </table:table-cell>
          <table:table-cell office:value-type="string">
            <text:p>Rua da Sofia 80, 3000-389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as da Ajuda</text:p>
          </table:table-cell>
          <table:table-cell office:value-type="string">
            <text:p>R. do Vale da Ajuda 34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Comércio Atacadista</text:p>
          </table:table-cell>
          <table:table-cell office:value-type="string">
            <text:p>Strc Trecho 2 Conjunto F - STRC Trecho Conj. F - Guará, Brasília - DF, 71225-5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as Mangas</text:p>
          </table:table-cell>
          <table:table-cell office:value-type="string">
            <text:p>R. Werner Siemens 9, 7005-639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Campo de Ourique</text:p>
          </table:table-cell>
          <table:table-cell office:value-type="string">
            <text:p>R. Coelho da Rocha 104, 1350-075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Lisboa</text:p>
          </table:table-cell>
          <table:table-cell office:value-type="string">
            <text:p>Av. José Martins Lisboa, 1203 - Jardim Helena, São Paulo - SP, 08081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xMarket</text:p>
          </table:table-cell>
          <table:table-cell office:value-type="string">
            <text:p>R. Rodrigues de Faria 103, 1300-50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Rosa Agulhas</text:p>
          </table:table-cell>
          <table:table-cell office:value-type="string">
            <text:p>R. Leão de Oliveira 6, 1300-37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mercado porto velho</text:p>
          </table:table-cell>
          <table:table-cell office:value-type="string">
            <text:p>Rua Três Corações, 487 - Jardim Noronha, São Paulo - SP, 04853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earia Braga</text:p>
          </table:table-cell>
          <table:table-cell office:value-type="string">
            <text:p>Santa Etelvina, São Paulo - State of São Paulo, 08485-3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Natal - Christmas Market</text:p>
          </table:table-cell>
          <table:table-cell office:value-type="string">
            <text:p>São Martinho, 9000-054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a Penteada</text:p>
          </table:table-cell>
          <table:table-cell office:value-type="string">
            <text:p>Caminho da Penteada, São Roque, 9020-105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e Agricultura Biológica</text:p>
          </table:table-cell>
          <table:table-cell office:value-type="string">
            <text:p>Av. Arriaga, São Martinho, 9000-064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hrmacher</text:p>
          </table:table-cell>
          <table:table-cell office:value-type="string">
            <text:p>Largo do Phelps 16, 9050-449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arg owocowy</text:p>
          </table:table-cell>
          <table:table-cell office:value-type="string">
            <text:p>Cento Comercial Oudinot, Rua Brigadeiro Oudinot Loja N.º 17, 9060-155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aria Pomar da Queimada</text:p>
          </table:table-cell>
          <table:table-cell office:value-type="string">
            <text:p>R. Queimada Cima 7, São Martinho, 9000-065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laza frutas e legumes</text:p>
          </table:table-cell>
          <table:table-cell office:value-type="string">
            <text:p>Rua Dos Ferreiros 69, São Martinho, 9000-082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 Fruti do Mercado Loja No 7</text:p>
          </table:table-cell>
          <table:table-cell office:value-type="string">
            <text:p>R. Hospital Velho 7, 9060-129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da Buraca</text:p>
          </table:table-cell>
          <table:table-cell office:value-type="string">
            <text:p>Praça Luís de Camões, 2720-103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Casal de São Brás</text:p>
          </table:table-cell>
          <table:table-cell office:value-type="string">
            <text:p>Av. Álvaro Cunhal 1 1E, Casal São Brás, Av. Álvaro Cunhal 1, 2650-024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Brasileiro</text:p>
          </table:table-cell>
          <table:table-cell office:value-type="string">
            <text:p>Av. da Aviação Portuguesa 18A, 2720-059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unicipal 1º de Maio - Évora</text:p>
          </table:table-cell>
          <table:table-cell office:value-type="string">
            <text:p>Praça 1º de Maio 28, 7000-671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eixaria do Mercado Municipal de Évora</text:p>
          </table:table-cell>
          <table:table-cell office:value-type="string">
            <text:p>Praça 1º de Maio 31, 7000-671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Padaria</text:p>
          </table:table-cell>
          <table:table-cell office:value-type="string">
            <text:p>R. dos Missionários - Jardim Santo André, Santo André - SP, 09132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r e Emporio Braga</text:p>
          </table:table-cell>
          <table:table-cell office:value-type="string">
            <text:p>R. Newton Braga, 135 - Vila Maria, São Paulo - SP, 0212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orium Alex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ifruti Amador Eireli</text:p>
          </table:table-cell>
          <table:table-cell office:value-type="string">
            <text:p>Av. Amador Bueno da Veiga, 1140 - Vila Beatriz, São Paulo - SP, 0363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didas Outlet Store</text:p>
          </table:table-cell>
          <table:table-cell office:value-type="string">
            <text:p>Mais Shopping - 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dega Mercado Lavarápido</text:p>
          </table:table-cell>
          <table:table-cell office:value-type="string">
            <text:p>R. Amador de Souza - Jardim Egle, São Paulo - SP, 03936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Café</text:p>
          </table:table-cell>
          <table:table-cell office:value-type="string">
            <text:p>Praça Samuel Sabatini, 200 - Centro, São Bernardo do Campo - SP, 09750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Sorvete em Parelheiros</text:p>
          </table:table-cell>
          <table:table-cell office:value-type="string">
            <text:p>Marcelo Bernardini - Recanto Campo Belo, São Paulo - SP, 04866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loja online</text:p>
          </table:table-cell>
          <table:table-cell office:value-type="string">
            <text:p>Av. Maria Alvim Soares, 190 - Jardim do Alvinopolis, Atibaia - SP, 12952-589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kery Flor De Évora</text:p>
          </table:table-cell>
          <table:table-cell office:value-type="string">
            <text:p>R. Miguel Garcia, 348 - Cangaiba, São Paulo - SP, 03720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Biológico do Principe Real</text:p>
          </table:table-cell>
          <table:table-cell office:value-type="string">
            <text:p>Praça do Príncipe Real, 1250-096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Ecológica do Menino Deus</text:p>
          </table:table-cell>
          <table:table-cell office:value-type="string">
            <text:p>Av. Getúlio Vargas, 1384 - Menino Deus, Porto Alegre - RS, 90150-004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Ecológica do Bom Fim</text:p>
          </table:table-cell>
          <table:table-cell office:value-type="string">
            <text:p>Av. José Bonifácio - Farroupilha, Porto Alegre - RS, 90450-1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Calhabé</text:p>
          </table:table-cell>
          <table:table-cell office:value-type="string">
            <text:p>Tv. dos Combatentes da Grande Guerra 8, 3000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leiro da Saúde</text:p>
          </table:table-cell>
          <table:table-cell office:value-type="string">
            <text:p>São Martinho, 9000-064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chamama Organic Living</text:p>
          </table:table-cell>
          <table:table-cell office:value-type="string">
            <text:p>R. Alfredo da Silva 14, 2610-016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rmacia Évora</text:p>
          </table:table-cell>
          <table:table-cell office:value-type="string">
            <text:p>Horta das Figueiras, 7005-345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do Bacelo</text:p>
          </table:table-cell>
          <table:table-cell office:value-type="string">
            <text:p>Bacelo e Senhora da Saúde, 7000 E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rdem dos Advogados - Conselho Regional de Évora</text:p>
          </table:table-cell>
          <table:table-cell office:value-type="string">
            <text:p>R. Romão Ramalho 38, 7001-901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Lisboa</text:p>
          </table:table-cell>
          <table:table-cell office:value-type="string">
            <text:p>Edson Queiroz, Fortaleza - Ceará, 60812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spital Municipal Josanias Castanha Braga - Parelheiros</text:p>
          </table:table-cell>
          <table:table-cell office:value-type="string">
            <text:p>Rua Euzébio Coghi, 841 - Jardim Roschel, São Paulo - SP, 04883-2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o Machado</text:p>
          </table:table-cell>
          <table:table-cell office:value-type="string">
            <text:p>R. Castanha - Jardim Estela Mari, Cotia - SP, 06703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mércio Tradicional</text:p>
          </table:table-cell>
          <table:table-cell office:value-type="string">
            <text:p>R. Prof. Albuquerque de Matos 47, 3020-121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Quinta da Maia</text:p>
          </table:table-cell>
          <table:table-cell office:value-type="string">
            <text:p>Quinta da Maia, R. Cmte. Sacadura Cabral 55, 3030-333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imbra</text:p>
          </table:table-cell>
          <table:table-cell office:value-type="string">
            <text:p>3000-429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</text:p>
          </table:table-cell>
          <table:table-cell office:value-type="string">
            <text:p>Castanha - Borba, AM, 692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triarcal - Panificação Reunida de São Roque</text:p>
          </table:table-cell>
          <table:table-cell office:value-type="string">
            <text:p>R. Dom Pedro V 57, 1250-092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o Histórico de Évora</text:p>
          </table:table-cell>
          <table:table-cell office:value-type="string">
            <text:p>Jardim Diana, 7000-508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Lisboa</text:p>
          </table:table-cell>
          <table:table-cell office:value-type="string">
            <text:p>Edson Queiroz, Fortaleza - Ceará, 60812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o Brasil</text:p>
          </table:table-cell>
          <table:table-cell office:value-type="string">
            <text:p>Humaitá - State of Amazonas, 69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tanha Do Brasil</text:p>
          </table:table-cell>
          <table:table-cell office:value-type="string">
            <text:p>Humaitá - State of Amazonas, 698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istal Sorvetes</text:p>
          </table:table-cell>
          <table:table-cell office:value-type="string">
            <text:p>R. Dr. Estácio Coimbra - Centro, Surubim - PE, 5575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stura De Cristal</text:p>
          </table:table-cell>
          <table:table-cell office:value-type="string">
            <text:p>R. Augusto Gil 15, 2650-373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rutos Secos do Mercado</text:p>
          </table:table-cell>
          <table:table-cell office:value-type="string">
            <text:p>R. Ribeira Nova 50,1200, 1200-16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asty dry slice</text:p>
          </table:table-cell>
          <table:table-cell office:value-type="string">
            <text:p>Lisboa - Cidade, 1399-05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adição Produtos a Granel</text:p>
          </table:table-cell>
          <table:table-cell office:value-type="string">
            <text:p>R. Formosa 322, 4000-248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nerosa Castanha</text:p>
          </table:table-cell>
          <table:table-cell office:value-type="string">
            <text:p>R. Dom Afonso Henriques 439, 4435-005 Porto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mba Caju Bar</text:p>
          </table:table-cell>
          <table:table-cell office:value-type="string">
            <text:p>Benfica,partido, eu do por do sol, 1500-109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ju</text:p>
          </table:table-cell>
          <table:table-cell office:value-type="string">
            <text:p>Praça Ilha do Faial 1C, 1000-16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ntù</text:p>
          </table:table-cell>
          <table:table-cell office:value-type="string">
            <text:p>Rua do Corpo Santo 22, 1200-129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</text:p>
          </table:table-cell>
          <table:table-cell office:value-type="string">
            <text:p>R. Augusta 209, 1100-05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 Gelato - Lisboa Garrett</text:p>
          </table:table-cell>
          <table:table-cell office:value-type="string">
            <text:p>R. Garrett 49, 1200-20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izzarro Gelato</text:p>
          </table:table-cell>
          <table:table-cell office:value-type="string">
            <text:p>R. de São Julião 54, 1149-030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lá</text:p>
          </table:table-cell>
          <table:table-cell office:value-type="string">
            <text:p>Av. José Bonifácio de Andrade e Silva 1, 3040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e Freddo - Gelado Artesanal</text:p>
          </table:table-cell>
          <table:table-cell office:value-type="string">
            <text:p>R. Ferreira Borges 50, 3000-179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Gela-Tó</text:p>
          </table:table-cell>
          <table:table-cell office:value-type="string">
            <text:p>R. do Vale da Ajuda 40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Italiana Venezia</text:p>
          </table:table-cell>
          <table:table-cell office:value-type="string">
            <text:p>R. do Aljube 3, São Martinho, 9000-06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il Sabores</text:p>
          </table:table-cell>
          <table:table-cell office:value-type="string">
            <text:p>R. da Boa Viagem, 9060-39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lo do Caco, Gelados</text:p>
          </table:table-cell>
          <table:table-cell office:value-type="string">
            <text:p>R. da Boa Viagem 5A, São Martinho, 9060-02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 Gelato - Lisboa Garrett</text:p>
          </table:table-cell>
          <table:table-cell office:value-type="string">
            <text:p>R. Garrett 49, 1200-203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morino</text:p>
          </table:table-cell>
          <table:table-cell office:value-type="string">
            <text:p>R. Augusta 209, 1100-051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euza sacolé e geladinho</text:p>
          </table:table-cell>
          <table:table-cell office:value-type="string">
            <text:p>R. Basílio Martins de Lisboa - Jardim Sao Gabriel, São Paulo - SP, 03939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s &amp; Cia</text:p>
          </table:table-cell>
          <table:table-cell office:value-type="string">
            <text:p>R. Prof. Almeida Porto, 160 - Jardim Maria Estela, São Paulo - SP, 04181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NTINHO DO GELADO</text:p>
          </table:table-cell>
          <table:table-cell office:value-type="string">
            <text:p>R. do Pôrto, 193 - Socorro, São Paulo - SP, 04776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aga Sorveteria</text:p>
          </table:table-cell>
          <table:table-cell office:value-type="string">
            <text:p>R. 20, 1125 - St. Santos Dumont, Goiânia - GO, 74463-6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 da Val</text:p>
          </table:table-cell>
          <table:table-cell office:value-type="string">
            <text:p>Av. Manoel dos Santos Braga, 1452 - Limoeiro, São Paulo - SP, 08051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ábrica de sorvete</text:p>
          </table:table-cell>
          <table:table-cell office:value-type="string">
            <text:p>R. João Fernandes Braga, 161 - Freguesia do Ó, São Paulo - SP, 02965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orveteria</text:p>
          </table:table-cell>
          <table:table-cell office:value-type="string">
            <text:p>R. Francisco Coimbra - Penha de França, São Paulo - SP, 03642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 MANIA - HELADOS BOLIVIANOS</text:p>
          </table:table-cell>
          <table:table-cell office:value-type="string">
            <text:p>R. Coimbra, 61 - Brás, São Paulo - SP, 03052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Italiana Venezia</text:p>
          </table:table-cell>
          <table:table-cell office:value-type="string">
            <text:p>R. do Aljube 3, São Martinho, 9000-06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aria Gela-Tó</text:p>
          </table:table-cell>
          <table:table-cell office:value-type="string">
            <text:p>R. do Vale da Ajuda 40, São Martinho, 9000-116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lateria Mil Sabores</text:p>
          </table:table-cell>
          <table:table-cell office:value-type="string">
            <text:p>R. da Boa Viagem, 9060-39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buloso Gourmet - Mais Shopping Santo Amar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lk Moo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a Mia Gelateria - Campo Belo</text:p>
          </table:table-cell>
          <table:table-cell office:value-type="string">
            <text:p>R. Vieira de Morais, 325 - Campo Belo, São Paulo - SP, 04617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ÉVORA Sorvete em Parelheiros</text:p>
          </table:table-cell>
          <table:table-cell office:value-type="string">
            <text:p>Marcelo Bernardini - Recanto Campo Belo, São Paulo - SP, 04866-1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Padaria</text:p>
          </table:table-cell>
          <table:table-cell office:value-type="string">
            <text:p>R. dos Missionários - Jardim Santo André, Santo André - SP, 09132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Confeitaria Flor Do Porto</text:p>
          </table:table-cell>
          <table:table-cell office:value-type="string">
            <text:p>Rua 23 de Abril - Vila Sao Jose, São Bernardo do Campo - SP, 09781-2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Portugalia</text:p>
          </table:table-cell>
          <table:table-cell office:value-type="string">
            <text:p>R. Campo Novo do Sul, 20 - Vila Andrade, São Paulo - SP, 05729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e mercado porto velho</text:p>
          </table:table-cell>
          <table:table-cell office:value-type="string">
            <text:p>Rua Três Corações, 487 - Jardim Noronha, São Paulo - SP, 04853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rcadinho E Padaria Braga</text:p>
          </table:table-cell>
          <table:table-cell office:value-type="string">
            <text:p>Tv. Cravo Bem Temperado - Parque Res. Cocaia, São Paulo - SP, 04849-02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pal - União Panificadora da Amadora</text:p>
          </table:table-cell>
          <table:table-cell office:value-type="string">
            <text:p>R. Elias Garcia 109B, 2700-315 Queluz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fé Idálio</text:p>
          </table:table-cell>
          <table:table-cell office:value-type="string">
            <text:p>Praceta Francisco Miguel 3, 2700-401 Amad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cos by Arte Antiga</text:p>
          </table:table-cell>
          <table:table-cell office:value-type="string">
            <text:p>R. João de Deus 23, 7000-567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qui há Pão</text:p>
          </table:table-cell>
          <table:table-cell office:value-type="string">
            <text:p>R. Diogo do Couto 244, 7000-757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os galegos</text:p>
          </table:table-cell>
          <table:table-cell office:value-type="string">
            <text:p>R. de Viana 9, 7005-410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ão Para Ti</text:p>
          </table:table-cell>
          <table:table-cell office:value-type="string">
            <text:p>Praça Zeca Afonso 25, 7000-706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 Dos Galegos</text:p>
          </table:table-cell>
          <table:table-cell office:value-type="string">
            <text:p>R. dos Ramos, 7000-591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darias</text:p>
          </table:table-cell>
          <table:table-cell office:value-type="string">
            <text:p>7005 E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Padaria</text:p>
          </table:table-cell>
          <table:table-cell office:value-type="string">
            <text:p>R. dos Missionários - Jardim Santo André, Santo André - SP, 09132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 Lisboa</text:p>
          </table:table-cell>
          <table:table-cell office:value-type="string">
            <text:p>Guaiauna, São Paulo - State of São Paulo, 05276-5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isboa doces</text:p>
          </table:table-cell>
          <table:table-cell office:value-type="string">
            <text:p>R. Astorga, 839 - Vila Guilhermina, São Paulo - SP, 03542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astelaria A Leste - Bolos Chaminé</text:p>
          </table:table-cell>
          <table:table-cell office:value-type="string">
            <text:p>R. Quebra Costas 8 r/c, 3000-340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</text:p>
          </table:table-cell>
          <table:table-cell office:value-type="string">
            <text:p>Caminho de S. Martinho 12, São Martinho, 9000-087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feitaria</text:p>
          </table:table-cell>
          <table:table-cell office:value-type="string">
            <text:p>Rua de Santa Maria 155, 9060-291 Funchal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akery Flor De Évora</text:p>
          </table:table-cell>
          <table:table-cell office:value-type="string">
            <text:p>R. Miguel Garcia, 348 - Cangaiba, São Paulo - SP, 03720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 Cantinho da Pipa</text:p>
          </table:table-cell>
          <table:table-cell office:value-type="string">
            <text:p>Av. do Escurinho 26 R/C DT, 7000-372 Évo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rtilizantes Piratini Ltda (Unidade II)</text:p>
          </table:table-cell>
          <table:table-cell office:value-type="string">
            <text:p>R. João Moreira Maciel, 3350 - Farrapos, Porto Alegre - RS, 90250-6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tural One - Pomar</text:p>
          </table:table-cell>
          <table:table-cell office:value-type="string">
            <text:p>R. Funchal, 263 - 11o andar - Vila Olímpia, São Paulo - SP, 04551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</text:p>
          </table:table-cell>
          <table:table-cell office:value-type="string">
            <text:p>Vinagre, 2705 Colares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RTO DO GRÃOS CONAM</text:p>
          </table:table-cell>
          <table:table-cell office:value-type="string">
            <text:p>Av. Cmte. Pedro Vinagre - Acará, PA, 6869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fé Bar Porto-Pio</text:p>
          </table:table-cell>
          <table:table-cell office:value-type="string">
            <text:p>Ciutat Vella, 08001 Barcelona, Spain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tiago Artisan Bakery</text:p>
          </table:table-cell>
          <table:table-cell office:value-type="string">
            <text:p>R. Tavares Bastos, 750 - Perdizes, São Paulo - SP, 05012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</text:p>
          </table:table-cell>
          <table:table-cell office:value-type="string">
            <text:p>Vinagre, 2705 Colares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RTO DO GRÃOS CONAM</text:p>
          </table:table-cell>
          <table:table-cell office:value-type="string">
            <text:p>Av. Cmte. Pedro Vinagre - Acará, PA, 6869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fé Bar Porto-Pio</text:p>
          </table:table-cell>
          <table:table-cell office:value-type="string">
            <text:p>Ciutat Vella, 08001 Barcelona, Spain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rtilizantes Piratini Ltda (Unidade II)</text:p>
          </table:table-cell>
          <table:table-cell office:value-type="string">
            <text:p>R. João Moreira Maciel, 3350 - Farrapos, Porto Alegre - RS, 90250-6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mei Francisco Braga</text:p>
          </table:table-cell>
          <table:table-cell office:value-type="string">
            <text:p>R. Antenor Silva Soares - Francisco Duarte, Araxá - MG, 3818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tural One - Pomar</text:p>
          </table:table-cell>
          <table:table-cell office:value-type="string">
            <text:p>R. Funchal, 263 - 11o andar - Vila Olímpia, São Paulo - SP, 04551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Estrada do M'Boi Mirim, 3060 - Jardim Coimbra, São Paulo - SP, 05864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leão - Deposito de oleos usados</text:p>
          </table:table-cell>
          <table:table-cell office:value-type="string">
            <text:p>Eiras e São Paulo de Frades, 3020-101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Amador Bueno da Veiga, 1841 - Vila Salete, São Paulo - SP, 03635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leiro</text:p>
          </table:table-cell>
          <table:table-cell office:value-type="string">
            <text:p>R. Eng. Vieira da Silva 3A, 1050-250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Telheiras</text:p>
          </table:table-cell>
          <table:table-cell office:value-type="string">
            <text:p>R. Frederico George 20, 1600-414 Lisbo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hogany - Shopping Boulevard Tatuapé</text:p>
          </table:table-cell>
          <table:table-cell office:value-type="string">
            <text:p>R. Gonçalves Crespo, 78 - Quiosque 21 - Tatuapé, São Paulo - SP, 03066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LDI Santa Clara</text:p>
          </table:table-cell>
          <table:table-cell office:value-type="string">
            <text:p>Av. da Guarda Inglesa 41, 3040-193 Coimbra, Portuga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utty Bavarian</text:p>
          </table:table-cell>
          <table:table-cell office:value-type="string">
            <text:p>R. Amador Bueno, 229 - Santo Amaro, São Paulo - SP, 04752-005, Brazil</text:p>
          </table:table-cell>
          <table:table-cell office:value-type="string">
            <text:p>Telefone não disponível</text:p>
          </table:table-cell>
        </table:table-row>
      </table:table>
      <table:database-ranges>
        <table:database-range table:target-range-address="Empresas.A1:Empresas.C126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29">29/12/2024</text:date>, <text:time>21:23:4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mpresas" style:display-name="PageStyle_Empresa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29T21:23:47.04</dc:date>
    <dc:creator>fernando hocevar</dc:creator>
    <meta:generator>OpenOffice/4.1.15$Win32 OpenOffice.org_project/4115m2$Build-9813</meta:generator>
    <meta:editing-duration>PT3H38M34S</meta:editing-duration>
    <meta:editing-cycles>3</meta:editing-cycles>
    <meta:document-statistic meta:table-count="3" meta:cell-count="6264" meta:object-count="0"/>
  </office:meta>
</office:document-meta>
</file>